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47" table:default-cell-style-name="ce2"/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748886596.863" calcext:value-type="float">
            <text:p>1,748,886,597</text:p>
          </table:table-cell>
          <table:table-cell office:value-type="float" office:value="1831108981.95722" calcext:value-type="float">
            <text:p>1,831,108,982</text:p>
          </table:table-cell>
          <table:table-cell office:value-type="float" office:value="1595555481.80547" calcext:value-type="float">
            <text:p>1,595,555,482</text:p>
          </table:table-cell>
          <table:table-cell office:value-type="float" office:value="1733333275.43785" calcext:value-type="float">
            <text:p>1,733,333,275</text:p>
          </table:table-cell>
          <table:table-cell office:value-type="float" office:value="2155555500.36703" calcext:value-type="float">
            <text:p>2,155,555,500</text:p>
          </table:table-cell>
          <table:table-cell office:value-type="float" office:value="2366666612.83162" calcext:value-type="float">
            <text:p>2,366,666,613</text:p>
          </table:table-cell>
          <table:table-cell office:value-type="float" office:value="2555555570.77015" calcext:value-type="float">
            <text:p>2,555,555,571</text:p>
          </table:table-cell>
          <table:table-cell office:value-type="float" office:value="2953333407.94226" calcext:value-type="float">
            <text:p>2,953,333,408</text:p>
          </table:table-cell>
          <table:table-cell office:value-type="float" office:value="3300000103.03123" calcext:value-type="float">
            <text:p>3,300,000,103</text:p>
          </table:table-cell>
          <table:table-cell office:value-type="float" office:value="3697940355.8272" calcext:value-type="float">
            <text:p>3,697,940,356</text:p>
          </table:table-cell>
          <table:table-cell office:value-type="float" office:value="3641723443.22321" calcext:value-type="float">
            <text:p>3,641,723,443</text:p>
          </table:table-cell>
          <table:table-cell office:value-type="float" office:value="3478787915.8675" calcext:value-type="float">
            <text:p>3,478,787,916</text:p>
          </table:table-cell>
          <table:table-cell office:value-type="float" office:value="3438884593.754" calcext:value-type="float">
            <text:p>3,438,884,594</text:p>
          </table:table-cell>
          <table:table-cell office:value-type="float" office:value="3399439011.39688" calcext:value-type="float">
            <text:p>3,399,439,011</text:p>
          </table:table-cell>
          <table:table-cell office:value-type="float" office:value="3360445863.74926" calcext:value-type="float">
            <text:p>3,360,445,864</text:p>
          </table:table-cell>
          <table:table-cell office:value-type="float" office:value="3321900001.53107" calcext:value-type="float">
            <text:p>3,321,900,002</text:p>
          </table:table-cell>
          <table:table-cell office:value-type="float" office:value="3320599991.39107" calcext:value-type="float">
            <text:p>3,320,599,991</text:p>
          </table:table-cell>
          <table:table-cell office:value-type="float" office:value="2887499992.68354" calcext:value-type="float">
            <text:p>2,887,499,993</text:p>
          </table:table-cell>
          <table:table-cell office:value-type="float" office:value="2664299990.86726" calcext:value-type="float">
            <text:p>2,664,299,991</text:p>
          </table:table-cell>
          <table:table-cell office:value-type="float" office:value="3342200001.76709" calcext:value-type="float">
            <text:p>3,342,200,002</text:p>
          </table:table-cell>
          <table:table-cell office:value-type="float" office:value="3621600007.15744" calcext:value-type="float">
            <text:p>3,621,600,007</text:p>
          </table:table-cell>
          <table:table-cell office:value-type="float" office:value="3340100005.15009" calcext:value-type="float">
            <text:p>3,340,100,005</text:p>
          </table:table-cell>
          <table:table-cell office:value-type="float" office:value="3474600006.81126" calcext:value-type="float">
            <text:p>3,474,600,007</text:p>
          </table:table-cell>
          <table:table-cell office:value-type="float" office:value="2664399991.64726" calcext:value-type="float">
            <text:p>2,664,399,992</text:p>
          </table:table-cell>
          <table:table-cell office:value-type="float" office:value="2114600000.23148" calcext:value-type="float">
            <text:p>2,114,600,000</text:p>
          </table:table-cell>
          <table:table-cell office:value-type="float" office:value="3236300000.40397" calcext:value-type="float">
            <text:p>3,236,300,000</text:p>
          </table:table-cell>
          <table:table-cell office:value-type="float" office:value="3124359411.28794" calcext:value-type="float">
            <text:p>3,124,359,411</text:p>
          </table:table-cell>
          <table:table-cell office:value-type="float" office:value="3016290743.12797" calcext:value-type="float">
            <text:p>3,016,290,743</text:p>
          </table:table-cell>
          <table:table-cell office:value-type="float" office:value="2911960069.00855" calcext:value-type="float">
            <text:p>2,911,960,069</text:p>
          </table:table-cell>
          <table:table-cell office:value-type="float" office:value="2719992174.91156" calcext:value-type="float">
            <text:p>2,719,992,175</text:p>
          </table:table-cell>
          <table:table-cell office:value-type="float" office:value="3531869351.40634" calcext:value-type="float">
            <text:p>3,531,869,351</text:p>
          </table:table-cell>
          <table:table-cell office:value-type="float" office:value="3620525249.70502" calcext:value-type="float">
            <text:p>3,620,525,250</text:p>
          </table:table-cell>
          <table:table-cell office:value-type="float" office:value="4285170217.71788" calcext:value-type="float">
            <text:p>4,285,170,218</text:p>
          </table:table-cell>
          <table:table-cell office:value-type="float" office:value="4935548089.1928" calcext:value-type="float">
            <text:p>4,935,548,089</text:p>
          </table:table-cell>
          <table:table-cell office:value-type="float" office:value="5586964705.07952" calcext:value-type="float">
            <text:p>5,586,964,705</text:p>
          </table:table-cell>
          <table:table-cell office:value-type="float" office:value="6621841654.11185" calcext:value-type="float">
            <text:p>6,621,841,654</text:p>
          </table:table-cell>
          <table:table-cell office:value-type="float" office:value="7514260736.80667" calcext:value-type="float">
            <text:p>7,514,260,737</text:p>
          </table:table-cell>
          <table:table-cell office:value-type="float" office:value="10380161024.1467" calcext:value-type="float">
            <text:p>10,380,161,024</text:p>
          </table:table-cell>
          <table:table-cell office:value-type="float" office:value="10768491848.6669" calcext:value-type="float">
            <text:p>10,768,491,849</text:p>
          </table:table-cell>
          <table:table-cell office:value-type="float" office:value="12572620595.8669" calcext:value-type="float">
            <text:p>12,572,620,596</text:p>
          </table:table-cell>
          <table:table-cell office:value-type="float" office:value="16077921111.2801" calcext:value-type="float">
            <text:p>16,077,921,111</text:p>
          </table:table-cell>
          <table:table-cell office:value-type="float" office:value="19170471325.1065" calcext:value-type="float">
            <text:p>19,170,471,325</text:p>
          </table:table-cell>
          <table:table-cell office:value-type="float" office:value="21330882846.7599" calcext:value-type="float">
            <text:p>21,330,882,847</text:p>
          </table:table-cell>
          <table:table-cell office:value-type="float" office:value="21610357579.8294" calcext:value-type="float">
            <text:p>21,610,357,580</text:p>
          </table:table-cell>
          <table:table-cell office:value-type="float" office:value="21330657480.973" calcext:value-type="float">
            <text:p>21,330,657,481</text:p>
          </table:table-cell>
          <table:table-cell office:value-type="float" office:value="20608089734.9642" calcext:value-type="float">
            <text:p>20,608,089,735</text:p>
          </table:table-cell>
          <table:table-cell office:value-type="float" office:value="20235063329.5934" calcext:value-type="float">
            <text:p>20,235,063,3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265577056" calcext:value-type="float">
            <text:p>2,265,577,056</text:p>
          </table:table-cell>
          <table:table-cell office:value-type="float" office:value="2330584859.8" calcext:value-type="float">
            <text:p>2,330,584,860</text:p>
          </table:table-cell>
          <table:table-cell office:value-type="float" office:value="2397526448.4" calcext:value-type="float">
            <text:p>2,397,526,448</text:p>
          </table:table-cell>
          <table:table-cell office:value-type="float" office:value="2466543460.8" calcext:value-type="float">
            <text:p>2,466,543,461</text:p>
          </table:table-cell>
          <table:table-cell office:value-type="float" office:value="2537015816.8" calcext:value-type="float">
            <text:p>2,537,015,817</text:p>
          </table:table-cell>
          <table:table-cell office:value-type="float" office:value="2610110369" calcext:value-type="float">
            <text:p>2,610,110,369</text:p>
          </table:table-cell>
          <table:table-cell office:value-type="float" office:value="2685745677.8" calcext:value-type="float">
            <text:p>2,685,745,678</text:p>
          </table:table-cell>
          <table:table-cell office:value-type="float" office:value="2760746396.6" calcext:value-type="float">
            <text:p>2,760,746,397</text:p>
          </table:table-cell>
          <table:table-cell office:value-type="float" office:value="2842275925.8" calcext:value-type="float">
            <text:p>2,842,275,926</text:p>
          </table:table-cell>
          <table:table-cell office:value-type="float" office:value="2372305640.82408" calcext:value-type="float">
            <text:p>2,372,305,641</text:p>
          </table:table-cell>
          <table:table-cell office:value-type="float" office:value="2141837051.28571" calcext:value-type="float">
            <text:p>2,141,837,051</text:p>
          </table:table-cell>
          <table:table-cell office:value-type="float" office:value="2215474766.14286" calcext:value-type="float">
            <text:p>2,215,474,766</text:p>
          </table:table-cell>
          <table:table-cell office:value-type="float" office:value="2280424885.28571" calcext:value-type="float">
            <text:p>2,280,424,885</text:p>
          </table:table-cell>
          <table:table-cell office:value-type="float" office:value="2305384485.28571" calcext:value-type="float">
            <text:p>2,305,384,485</text:p>
          </table:table-cell>
          <table:table-cell office:value-type="float" office:value="2275736341.57143" calcext:value-type="float">
            <text:p>2,275,736,342</text:p>
          </table:table-cell>
          <table:table-cell office:value-type="float" office:value="2324414456.42857" calcext:value-type="float">
            <text:p>2,324,414,456</text:p>
          </table:table-cell>
          <table:table-cell office:value-type="float" office:value="2397086882.85714" calcext:value-type="float">
            <text:p>2,397,086,883</text:p>
          </table:table-cell>
          <table:table-cell office:value-type="float" office:value="2378194809.85714" calcext:value-type="float">
            <text:p>2,378,194,810</text:p>
          </table:table-cell>
          <table:table-cell office:value-type="float" office:value="2460399973.76456" calcext:value-type="float">
            <text:p>2,460,399,974</text:p>
          </table:table-cell>
          <table:table-cell office:value-type="float" office:value="2940586486.58616" calcext:value-type="float">
            <text:p>2,940,586,487</text:p>
          </table:table-cell>
          <table:table-cell office:value-type="float" office:value="2146815829.26906" calcext:value-type="float">
            <text:p>2,146,815,829</text:p>
          </table:table-cell>
          <table:table-cell office:value-type="float" office:value="1597072192.00074" calcext:value-type="float">
            <text:p>1,597,072,192</text:p>
          </table:table-cell>
          <table:table-cell office:value-type="float" office:value="1516091306.08636" calcext:value-type="float">
            <text:p>1,516,091,306</text:p>
          </table:table-cell>
          <table:table-cell office:value-type="float" office:value="1700549583.69558" calcext:value-type="float">
            <text:p>1,700,549,584</text:p>
          </table:table-cell>
          <table:table-cell office:value-type="float" office:value="1880950821.03075" calcext:value-type="float">
            <text:p>1,880,950,821</text:p>
          </table:table-cell>
          <table:table-cell office:value-type="float" office:value="2392764887.07894" calcext:value-type="float">
            <text:p>2,392,764,887</text:p>
          </table:table-cell>
          <table:table-cell office:value-type="float" office:value="3199642023.74985" calcext:value-type="float">
            <text:p>3,199,642,024</text:p>
          </table:table-cell>
          <table:table-cell office:value-type="float" office:value="2224654241.17458" calcext:value-type="float">
            <text:p>2,224,654,241</text:p>
          </table:table-cell>
          <table:table-cell office:value-type="float" office:value="2554868837.49945" calcext:value-type="float">
            <text:p>2,554,868,837</text:p>
          </table:table-cell>
          <table:table-cell office:value-type="float" office:value="3221670165.24369" calcext:value-type="float">
            <text:p>3,221,670,165</text:p>
          </table:table-cell>
          <table:table-cell office:value-type="float" office:value="3487586302.02034" calcext:value-type="float">
            <text:p>3,487,586,302</text:p>
          </table:table-cell>
          <table:table-cell office:value-type="float" office:value="3926887596.51717" calcext:value-type="float">
            <text:p>3,926,887,597</text:p>
          </table:table-cell>
          <table:table-cell office:value-type="float" office:value="4355865888.71302" calcext:value-type="float">
            <text:p>4,355,865,889</text:p>
          </table:table-cell>
          <table:table-cell office:value-type="float" office:value="5561459460.63313" calcext:value-type="float">
            <text:p>5,561,459,461</text:p>
          </table:table-cell>
          <table:table-cell office:value-type="float" office:value="7177030364.86201" calcext:value-type="float">
            <text:p>7,177,030,365</text:p>
          </table:table-cell>
          <table:table-cell office:value-type="float" office:value="8052079314.495" calcext:value-type="float">
            <text:p>8,052,079,314</text:p>
          </table:table-cell>
          <table:table-cell office:value-type="float" office:value="8896076004.05087" calcext:value-type="float">
            <text:p>8,896,076,004</text:p>
          </table:table-cell>
          <table:table-cell office:value-type="float" office:value="10677322220.2843" calcext:value-type="float">
            <text:p>10,677,322,220</text:p>
          </table:table-cell>
          <table:table-cell office:value-type="float" office:value="12881352058.1735" calcext:value-type="float">
            <text:p>12,881,352,058</text:p>
          </table:table-cell>
          <table:table-cell office:value-type="float" office:value="12044210390.1228" calcext:value-type="float">
            <text:p>12,044,210,390</text:p>
          </table:table-cell>
          <table:table-cell office:value-type="float" office:value="11926948284.4373" calcext:value-type="float">
            <text:p>11,926,948,284</text:p>
          </table:table-cell>
          <table:table-cell office:value-type="float" office:value="12890873322.9257" calcext:value-type="float">
            <text:p>12,890,873,323</text:p>
          </table:table-cell>
          <table:table-cell office:value-type="float" office:value="12319779604.2613" calcext:value-type="float">
            <text:p>12,319,779,604</text:p>
          </table:table-cell>
          <table:table-cell office:value-type="float" office:value="12776280737.7422" calcext:value-type="float">
            <text:p>12,776,280,738</text:p>
          </table:table-cell>
          <table:table-cell office:value-type="float" office:value="13228240078.8447" calcext:value-type="float">
            <text:p>13,228,240,079</text:p>
          </table:table-cell>
          <table:table-cell office:value-type="float" office:value="11335262226.8875" calcext:value-type="float">
            <text:p>11,335,262,227</text:p>
          </table:table-cell>
          <table:table-cell office:value-type="float" office:value="11863866791.0178" calcext:value-type="float">
            <text:p>11,863,866,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155120658.18604" calcext:value-type="float">
            <text:p>5,155,120,658</text:p>
          </table:table-cell>
          <table:table-cell office:value-type="float" office:value="5363676160.38421" calcext:value-type="float">
            <text:p>5,363,676,160</text:p>
          </table:table-cell>
          <table:table-cell office:value-type="float" office:value="7176428383.96381" calcext:value-type="float">
            <text:p>7,176,428,384</text:p>
          </table:table-cell>
          <table:table-cell office:value-type="float" office:value="9229622199.9422" calcext:value-type="float">
            <text:p>9,229,622,200</text:p>
          </table:table-cell>
          <table:table-cell office:value-type="float" office:value="13259764649.9455" calcext:value-type="float">
            <text:p>13,259,764,650</text:p>
          </table:table-cell>
          <table:table-cell office:value-type="float" office:value="15555547082.5939" calcext:value-type="float">
            <text:p>15,555,547,083</text:p>
          </table:table-cell>
          <table:table-cell office:value-type="float" office:value="17750032487.6166" calcext:value-type="float">
            <text:p>17,750,032,488</text:p>
          </table:table-cell>
          <table:table-cell office:value-type="float" office:value="20990939140.4107" calcext:value-type="float">
            <text:p>20,990,939,140</text:p>
          </table:table-cell>
          <table:table-cell office:value-type="float" office:value="26373761386.9169" calcext:value-type="float">
            <text:p>26,373,761,387</text:p>
          </table:table-cell>
          <table:table-cell office:value-type="float" office:value="33201433009.2739" calcext:value-type="float">
            <text:p>33,201,433,009</text:p>
          </table:table-cell>
          <table:table-cell office:value-type="float" office:value="42252197741.0135" calcext:value-type="float">
            <text:p>42,252,197,741</text:p>
          </table:table-cell>
          <table:table-cell office:value-type="float" office:value="44264573121.9755" calcext:value-type="float">
            <text:p>44,264,573,122</text:p>
          </table:table-cell>
          <table:table-cell office:value-type="float" office:value="45094842770.2302" calcext:value-type="float">
            <text:p>45,094,842,770</text:p>
          </table:table-cell>
          <table:table-cell office:value-type="float" office:value="48702201862.6174" calcext:value-type="float">
            <text:p>48,702,201,863</text:p>
          </table:table-cell>
          <table:table-cell office:value-type="float" office:value="52827902259.2142" calcext:value-type="float">
            <text:p>52,827,902,259</text:p>
          </table:table-cell>
          <table:table-cell office:value-type="float" office:value="57866207279.3269" calcext:value-type="float">
            <text:p>57,866,207,279</text:p>
          </table:table-cell>
          <table:table-cell office:value-type="float" office:value="62922803868.2352" calcext:value-type="float">
            <text:p>62,922,803,868</text:p>
          </table:table-cell>
          <table:table-cell office:value-type="float" office:value="64333578321.8006" calcext:value-type="float">
            <text:p>64,333,578,322</text:p>
          </table:table-cell>
          <table:table-cell office:value-type="float" office:value="58655419182.498" calcext:value-type="float">
            <text:p>58,655,419,182</text:p>
          </table:table-cell>
          <table:table-cell office:value-type="float" office:value="55344476937.2647" calcext:value-type="float">
            <text:p>55,344,476,937</text:p>
          </table:table-cell>
          <table:table-cell office:value-type="float" office:value="61751375956.8184" calcext:value-type="float">
            <text:p>61,751,375,957</text:p>
          </table:table-cell>
          <table:table-cell office:value-type="float" office:value="46565003199.2313" calcext:value-type="float">
            <text:p>46,565,003,199</text:p>
          </table:table-cell>
          <table:table-cell office:value-type="float" office:value="49105553594.9112" calcext:value-type="float">
            <text:p>49,105,553,595</text:p>
          </table:table-cell>
          <table:table-cell office:value-type="float" office:value="50846930343.3423" calcext:value-type="float">
            <text:p>50,846,930,343</text:p>
          </table:table-cell>
          <table:table-cell office:value-type="float" office:value="42330711146.4954" calcext:value-type="float">
            <text:p>42,330,711,146</text:p>
          </table:table-cell>
          <table:table-cell office:value-type="float" office:value="41971488419.882" calcext:value-type="float">
            <text:p>41,971,488,420</text:p>
          </table:table-cell>
          <table:table-cell office:value-type="float" office:value="46836290498.993" calcext:value-type="float">
            <text:p>46,836,290,499</text:p>
          </table:table-cell>
          <table:table-cell office:value-type="float" office:value="48068457028.1602" calcext:value-type="float">
            <text:p>48,068,457,028</text:p>
          </table:table-cell>
          <table:table-cell office:value-type="float" office:value="48079007974.3271" calcext:value-type="float">
            <text:p>48,079,007,974</text:p>
          </table:table-cell>
          <table:table-cell office:value-type="float" office:value="48531031756.9918" calcext:value-type="float">
            <text:p>48,531,031,757</text:p>
          </table:table-cell>
          <table:table-cell office:value-type="float" office:value="54666896856.615" calcext:value-type="float">
            <text:p>54,666,896,857</text:p>
          </table:table-cell>
          <table:table-cell office:value-type="float" office:value="55056733057.304" calcext:value-type="float">
            <text:p>55,056,733,057</text:p>
          </table:table-cell>
          <table:table-cell office:value-type="float" office:value="56819210890.9552" calcext:value-type="float">
            <text:p>56,819,210,891</text:p>
          </table:table-cell>
          <table:table-cell office:value-type="float" office:value="67863851626.0261" calcext:value-type="float">
            <text:p>67,863,851,626</text:p>
          </table:table-cell>
          <table:table-cell office:value-type="float" office:value="85332517816.5892" calcext:value-type="float">
            <text:p>85,332,517,817</text:p>
          </table:table-cell>
          <table:table-cell office:value-type="float" office:value="103198216067.335" calcext:value-type="float">
            <text:p>103,198,216,067</text:p>
          </table:table-cell>
          <table:table-cell office:value-type="float" office:value="117027277939.303" calcext:value-type="float">
            <text:p>117,027,277,939</text:p>
          </table:table-cell>
          <table:table-cell office:value-type="float" office:value="134977088396.419" calcext:value-type="float">
            <text:p>134,977,088,396</text:p>
          </table:table-cell>
          <table:table-cell office:value-type="float" office:value="171000692134.748" calcext:value-type="float">
            <text:p>171,000,692,135</text:p>
          </table:table-cell>
          <table:table-cell office:value-type="float" office:value="137211008420.809" calcext:value-type="float">
            <text:p>137,211,008,421</text:p>
          </table:table-cell>
          <table:table-cell office:value-type="float" office:value="161207304960.455" calcext:value-type="float">
            <text:p>161,207,304,960</text:p>
          </table:table-cell>
          <table:table-cell office:value-type="float" office:value="200013096532.141" calcext:value-type="float">
            <text:p>200,013,096,532</text:p>
          </table:table-cell>
          <table:table-cell office:value-type="float" office:value="209047479470.818" calcext:value-type="float">
            <text:p>209,047,479,471</text:p>
          </table:table-cell>
          <table:table-cell office:value-type="float" office:value="209783498361.338" calcext:value-type="float">
            <text:p>209,783,498,361</text:p>
          </table:table-cell>
          <table:table-cell office:value-type="float" office:value="213809978238.751" calcext:value-type="float">
            <text:p>213,809,978,239</text:p>
          </table:table-cell>
          <table:table-cell office:value-type="float" office:value="165874275964.556" calcext:value-type="float">
            <text:p>165,874,275,965</text:p>
          </table:table-cell>
          <table:table-cell office:value-type="float" office:value="159049145187.208" calcext:value-type="float">
            <text:p>159,049,145,1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99476786.5094089" calcext:value-type="float">
            <text:p>99,476,787</text:p>
          </table:table-cell>
          <table:table-cell office:value-type="float" office:value="113128491.617463" calcext:value-type="float">
            <text:p>113,128,492</text:p>
          </table:table-cell>
          <table:table-cell office:value-type="float" office:value="143506004.433868" calcext:value-type="float">
            <text:p>143,506,004</text:p>
          </table:table-cell>
          <table:table-cell office:value-type="float" office:value="190863792.163935" calcext:value-type="float">
            <text:p>190,863,792</text:p>
          </table:table-cell>
          <table:table-cell office:value-type="float" office:value="236055468.159692" calcext:value-type="float">
            <text:p>236,055,468</text:p>
          </table:table-cell>
          <table:table-cell office:value-type="float" office:value="278514317.213074" calcext:value-type="float">
            <text:p>278,514,317</text:p>
          </table:table-cell>
          <table:table-cell office:value-type="float" office:value="287588366.356471" calcext:value-type="float">
            <text:p>287,588,366</text:p>
          </table:table-cell>
          <table:table-cell office:value-type="float" office:value="321390136.87127" calcext:value-type="float">
            <text:p>321,390,137</text:p>
          </table:table-cell>
          <table:table-cell office:value-type="float" office:value="389745928.506047" calcext:value-type="float">
            <text:p>389,745,929</text:p>
          </table:table-cell>
          <table:table-cell office:value-type="float" office:value="520742333.069065" calcext:value-type="float">
            <text:p>520,742,333</text:p>
          </table:table-cell>
          <table:table-cell office:value-type="float" office:value="564812657.147207" calcext:value-type="float">
            <text:p>564,812,657</text:p>
          </table:table-cell>
          <table:table-cell office:value-type="float" office:value="492189978.486918" calcext:value-type="float">
            <text:p>492,189,978</text:p>
          </table:table-cell>
          <table:table-cell office:value-type="float" office:value="475654367.990318" calcext:value-type="float">
            <text:p>475,654,368</text:p>
          </table:table-cell>
          <table:table-cell office:value-type="float" office:value="414836775.510643" calcext:value-type="float">
            <text:p>414,836,776</text:p>
          </table:table-cell>
          <table:table-cell office:value-type="float" office:value="417649689.171187" calcext:value-type="float">
            <text:p>417,649,689</text:p>
          </table:table-cell>
          <table:table-cell office:value-type="float" office:value="438742504.308095" calcext:value-type="float">
            <text:p>438,742,504</text:p>
          </table:table-cell>
          <table:table-cell office:value-type="float" office:value="609881940.101611" calcext:value-type="float">
            <text:p>609,881,940</text:p>
          </table:table-cell>
          <table:table-cell office:value-type="float" office:value="773493497.188522" calcext:value-type="float">
            <text:p>773,493,497</text:p>
          </table:table-cell>
          <table:table-cell office:value-type="float" office:value="912838474.352741" calcext:value-type="float">
            <text:p>912,838,474</text:p>
          </table:table-cell>
          <table:table-cell office:value-type="float" office:value="1006552717.71247" calcext:value-type="float">
            <text:p>1,006,552,718</text:p>
          </table:table-cell>
          <table:table-cell office:value-type="float" office:value="1302006184.29038" calcext:value-type="float">
            <text:p>1,302,006,184</text:p>
          </table:table-cell>
          <table:table-cell office:value-type="float" office:value="1400576915.30311" calcext:value-type="float">
            <text:p>1,400,576,915</text:p>
          </table:table-cell>
          <table:table-cell office:value-type="float" office:value="1531034034.8964" calcext:value-type="float">
            <text:p>1,531,034,035</text:p>
          </table:table-cell>
          <table:table-cell office:value-type="float" office:value="1274297409.07475" calcext:value-type="float">
            <text:p>1,274,297,409</text:p>
          </table:table-cell>
          <table:table-cell office:value-type="float" office:value="1287524766.27926" calcext:value-type="float">
            <text:p>1,287,524,766</text:p>
          </table:table-cell>
          <table:table-cell office:value-type="float" office:value="1491495988.23771" calcext:value-type="float">
            <text:p>1,491,495,988</text:p>
          </table:table-cell>
          <table:table-cell office:value-type="float" office:value="1548787642.99075" calcext:value-type="float">
            <text:p>1,548,787,643</text:p>
          </table:table-cell>
          <table:table-cell office:value-type="float" office:value="1493901087.55535" calcext:value-type="float">
            <text:p>1,493,901,088</text:p>
          </table:table-cell>
          <table:table-cell office:value-type="float" office:value="1533515781.60837" calcext:value-type="float">
            <text:p>1,533,515,782</text:p>
          </table:table-cell>
          <table:table-cell office:value-type="float" office:value="1568801032.00993" calcext:value-type="float">
            <text:p>1,568,801,032</text:p>
          </table:table-cell>
          <table:table-cell office:value-type="float" office:value="1434428602.02951" calcext:value-type="float">
            <text:p>1,434,428,602</text:p>
          </table:table-cell>
          <table:table-cell office:value-type="float" office:value="1496899356.60531" calcext:value-type="float">
            <text:p>1,496,899,357</text:p>
          </table:table-cell>
          <table:table-cell office:value-type="float" office:value="1733195719.11013" calcext:value-type="float">
            <text:p>1,733,195,719</text:p>
          </table:table-cell>
          <table:table-cell office:value-type="float" office:value="2398553103.2005" calcext:value-type="float">
            <text:p>2,398,553,103</text:p>
          </table:table-cell>
          <table:table-cell office:value-type="float" office:value="2935786879.24109" calcext:value-type="float">
            <text:p>2,935,786,879</text:p>
          </table:table-cell>
          <table:table-cell office:value-type="float" office:value="3255708103.26817" calcext:value-type="float">
            <text:p>3,255,708,103</text:p>
          </table:table-cell>
          <table:table-cell office:value-type="float" office:value="3543075303.50659" calcext:value-type="float">
            <text:p>3,543,075,304</text:p>
          </table:table-cell>
          <table:table-cell office:value-type="float" office:value="4016766180.21933" calcext:value-type="float">
            <text:p>4,016,766,180</text:p>
          </table:table-cell>
          <table:table-cell office:value-type="float" office:value="4007501603.55465" calcext:value-type="float">
            <text:p>4,007,501,604</text:p>
          </table:table-cell>
          <table:table-cell office:value-type="float" office:value="3660310210.80019" calcext:value-type="float">
            <text:p>3,660,310,211</text:p>
          </table:table-cell>
          <table:table-cell office:value-type="float" office:value="3355495581.18774" calcext:value-type="float">
            <text:p>3,355,495,581</text:p>
          </table:table-cell>
          <table:table-cell office:value-type="float" office:value="3442276938.37821" calcext:value-type="float">
            <text:p>3,442,276,938</text:p>
          </table:table-cell>
          <table:table-cell office:value-type="float" office:value="3164641204.20472" calcext:value-type="float">
            <text:p>3,164,641,204</text:p>
          </table:table-cell>
          <table:table-cell office:value-type="float" office:value="3281763084.84708" calcext:value-type="float">
            <text:p>3,281,763,085</text:p>
          </table:table-cell>
          <table:table-cell office:value-type="float" office:value="3350599726.10202" calcext:value-type="float">
            <text:p>3,350,599,726</text:p>
          </table:table-cell>
          <table:table-cell office:value-type="float" office:value="2811617371.81135" calcext:value-type="float">
            <text:p>2,811,617,372</text:p>
          </table:table-cell>
          <table:table-cell office:value-type="float" office:value="2858406626.14373" calcext:value-type="float">
            <text:p>2,858,406,6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807845629.2395" calcext:value-type="float">
            <text:p>3,807,845,629</text:p>
          </table:table-cell>
          <table:table-cell office:value-type="float" office:value="4008354403.79808" calcext:value-type="float">
            <text:p>4,008,354,404</text:p>
          </table:table-cell>
          <table:table-cell office:value-type="float" office:value="4103085020.91187" calcext:value-type="float">
            <text:p>4,103,085,021</text:p>
          </table:table-cell>
          <table:table-cell office:value-type="float" office:value="5017414098.19936" calcext:value-type="float">
            <text:p>5,017,414,098</text:p>
          </table:table-cell>
          <table:table-cell office:value-type="float" office:value="5628237035.76106" calcext:value-type="float">
            <text:p>5,628,237,036</text:p>
          </table:table-cell>
          <table:table-cell office:value-type="float" office:value="4148373897.76614" calcext:value-type="float">
            <text:p>4,148,373,898</text:p>
          </table:table-cell>
          <table:table-cell office:value-type="float" office:value="3981809822.18327" calcext:value-type="float">
            <text:p>3,981,809,822</text:p>
          </table:table-cell>
          <table:table-cell office:value-type="float" office:value="4345210241.32629" calcext:value-type="float">
            <text:p>4,345,210,241</text:p>
          </table:table-cell>
          <table:table-cell office:value-type="float" office:value="4846580653.78702" calcext:value-type="float">
            <text:p>4,846,580,654</text:p>
          </table:table-cell>
          <table:table-cell office:value-type="float" office:value="5381375760.41179" calcext:value-type="float">
            <text:p>5,381,375,760</text:p>
          </table:table-cell>
          <table:table-cell office:value-type="float" office:value="7152884551.10636" calcext:value-type="float">
            <text:p>7,152,884,551</text:p>
          </table:table-cell>
          <table:table-cell table:number-columns-repeated="2" office:value-type="float" office:value="6684938832.80968" calcext:value-type="float">
            <text:p>6,684,938,833</text:p>
          </table:table-cell>
          <table:table-cell office:value-type="float" office:value="6985761080.28612" calcext:value-type="float">
            <text:p>6,985,761,080</text:p>
          </table:table-cell>
          <table:table-cell office:value-type="float" office:value="7386857410.2547" calcext:value-type="float">
            <text:p>7,386,857,410</text:p>
          </table:table-cell>
          <table:table-cell office:value-type="float" office:value="9124941506.78521" calcext:value-type="float">
            <text:p>9,124,941,507</text:p>
          </table:table-cell>
          <table:table-cell office:value-type="float" office:value="8556721705.99639" calcext:value-type="float">
            <text:p>8,556,721,706</text:p>
          </table:table-cell>
          <table:table-cell office:value-type="float" office:value="9860284778.39428" calcext:value-type="float">
            <text:p>9,860,284,778</text:p>
          </table:table-cell>
          <table:table-cell office:value-type="float" office:value="10629052744.1674" calcext:value-type="float">
            <text:p>10,629,052,744</text:p>
          </table:table-cell>
          <table:table-cell office:value-type="float" office:value="12367136840.6979" calcext:value-type="float">
            <text:p>12,367,136,841</text:p>
          </table:table-cell>
          <table:table-cell office:value-type="float" office:value="13670699913.0958" calcext:value-type="float">
            <text:p>13,670,699,913</text:p>
          </table:table-cell>
          <table:table-cell office:value-type="float" office:value="16189237423.9995" calcext:value-type="float">
            <text:p>16,189,237,424</text:p>
          </table:table-cell>
          <table:table-cell office:value-type="float" office:value="18586675505.469" calcext:value-type="float">
            <text:p>18,586,675,505</text:p>
          </table:table-cell>
          <table:table-cell office:value-type="float" office:value="13467953135.7684" calcext:value-type="float">
            <text:p>13,467,953,136</text:p>
          </table:table-cell>
          <table:table-cell office:value-type="float" office:value="13860724187.1797" calcext:value-type="float">
            <text:p>13,860,724,187</text:p>
          </table:table-cell>
          <table:table-cell office:value-type="float" office:value="6642229474.47873" calcext:value-type="float">
            <text:p>6,642,229,474</text:p>
          </table:table-cell>
          <table:table-cell office:value-type="float" office:value="8725774017.63919" calcext:value-type="float">
            <text:p>8,725,774,018</text:p>
          </table:table-cell>
          <table:table-cell office:value-type="float" office:value="10226790856.4767" calcext:value-type="float">
            <text:p>10,226,790,856</text:p>
          </table:table-cell>
          <table:table-cell office:value-type="float" office:value="8617787963.77689" calcext:value-type="float">
            <text:p>8,617,787,964</text:p>
          </table:table-cell>
          <table:table-cell office:value-type="float" office:value="8227190253.21966" calcext:value-type="float">
            <text:p>8,227,190,253</text:p>
          </table:table-cell>
          <table:table-cell office:value-type="float" office:value="12207354814.0859" calcext:value-type="float">
            <text:p>12,207,354,814</text:p>
          </table:table-cell>
          <table:table-cell office:value-type="float" office:value="11948601471.6597" calcext:value-type="float">
            <text:p>11,948,601,472</text:p>
          </table:table-cell>
          <table:table-cell office:value-type="float" office:value="15285592185.5873" calcext:value-type="float">
            <text:p>15,285,592,186</text:p>
          </table:table-cell>
          <table:table-cell office:value-type="float" office:value="17812705095.4555" calcext:value-type="float">
            <text:p>17,812,705,095</text:p>
          </table:table-cell>
          <table:table-cell office:value-type="float" office:value="23552062196.9028" calcext:value-type="float">
            <text:p>23,552,062,197</text:p>
          </table:table-cell>
          <table:table-cell office:value-type="float" office:value="36970901025.2032" calcext:value-type="float">
            <text:p>36,970,901,025</text:p>
          </table:table-cell>
          <table:table-cell office:value-type="float" office:value="52381025105.2177" calcext:value-type="float">
            <text:p>52,381,025,105</text:p>
          </table:table-cell>
          <table:table-cell office:value-type="float" office:value="65266415706.9741" calcext:value-type="float">
            <text:p>65,266,415,707</text:p>
          </table:table-cell>
          <table:table-cell office:value-type="float" office:value="88538665288.0205" calcext:value-type="float">
            <text:p>88,538,665,288</text:p>
          </table:table-cell>
          <table:table-cell office:value-type="float" office:value="69962395964.4977" calcext:value-type="float">
            <text:p>69,962,395,964</text:p>
          </table:table-cell>
          <table:table-cell office:value-type="float" office:value="83799484639.9781" calcext:value-type="float">
            <text:p>83,799,484,640</text:p>
          </table:table-cell>
          <table:table-cell office:value-type="float" office:value="111789747670.59" calcext:value-type="float">
            <text:p>111,789,747,671</text:p>
          </table:table-cell>
          <table:table-cell office:value-type="float" office:value="128052915201.231" calcext:value-type="float">
            <text:p>128,052,915,201</text:p>
          </table:table-cell>
          <table:table-cell office:value-type="float" office:value="136709896521.208" calcext:value-type="float">
            <text:p>136,709,896,521</text:p>
          </table:table-cell>
          <table:table-cell office:value-type="float" office:value="145712175327.652" calcext:value-type="float">
            <text:p>145,712,175,328</text:p>
          </table:table-cell>
          <table:table-cell office:value-type="float" office:value="115143205131.108" calcext:value-type="float">
            <text:p>115,143,205,131</text:p>
          </table:table-cell>
          <table:table-cell office:value-type="float" office:value="106917535789.785" calcext:value-type="float">
            <text:p>106,917,535,79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902379.56952201" calcext:value-type="float">
            <text:p>3,902,380</text:p>
          </table:table-cell>
          <table:table-cell office:value-type="float" office:value="4589878.45747535" calcext:value-type="float">
            <text:p>4,589,878</text:p>
          </table:table-cell>
          <table:table-cell office:value-type="float" office:value="5416747.42287256" calcext:value-type="float">
            <text:p>5,416,747</text:p>
          </table:table-cell>
          <table:table-cell office:value-type="float" office:value="6129013.43709576" calcext:value-type="float">
            <text:p>6,129,013</text:p>
          </table:table-cell>
          <table:table-cell office:value-type="float" office:value="6749689.87385041" calcext:value-type="float">
            <text:p>6,749,690</text:p>
          </table:table-cell>
          <table:table-cell office:value-type="float" office:value="7371447.46721562" calcext:value-type="float">
            <text:p>7,371,447</text:p>
          </table:table-cell>
          <table:table-cell office:value-type="float" office:value="7058818.17500928" calcext:value-type="float">
            <text:p>7,058,818</text:p>
          </table:table-cell>
          <table:table-cell office:value-type="float" office:value="7889455.18518518" calcext:value-type="float">
            <text:p>7,889,455</text:p>
          </table:table-cell>
          <table:table-cell office:value-type="float" office:value="9103205.18518518" calcext:value-type="float">
            <text:p>9,103,205</text:p>
          </table:table-cell>
          <table:table-cell office:value-type="float" office:value="10504178.5185185" calcext:value-type="float">
            <text:p>10,504,179</text:p>
          </table:table-cell>
          <table:table-cell office:value-type="float" office:value="12122528.8888889" calcext:value-type="float">
            <text:p>12,122,529</text:p>
          </table:table-cell>
          <table:table-cell office:value-type="float" office:value="13988465.5555556" calcext:value-type="float">
            <text:p>13,988,466</text:p>
          </table:table-cell>
          <table:table-cell office:value-type="float" office:value="16142467.4074074" calcext:value-type="float">
            <text:p>16,142,467</text:p>
          </table:table-cell>
          <table:table-cell office:value-type="float" office:value="18629155.9259259" calcext:value-type="float">
            <text:p>18,629,156</text:p>
          </table:table-cell>
          <table:table-cell office:value-type="float" office:value="21625990.3703704" calcext:value-type="float">
            <text:p>21,625,990</text:p>
          </table:table-cell>
          <table:table-cell office:value-type="float" office:value="27126450.3703704" calcext:value-type="float">
            <text:p>27,126,450</text:p>
          </table:table-cell>
          <table:table-cell office:value-type="float" office:value="35064532.5925926" calcext:value-type="float">
            <text:p>35,064,533</text:p>
          </table:table-cell>
          <table:table-cell office:value-type="float" office:value="43734775.1851852" calcext:value-type="float">
            <text:p>43,734,775</text:p>
          </table:table-cell>
          <table:table-cell office:value-type="float" office:value="54742893.3333333" calcext:value-type="float">
            <text:p>54,742,893</text:p>
          </table:table-cell>
          <table:table-cell office:value-type="float" office:value="68125906.2962963" calcext:value-type="float">
            <text:p>68,125,906</text:p>
          </table:table-cell>
          <table:table-cell office:value-type="float" office:value="75601760.3703704" calcext:value-type="float">
            <text:p>75,601,760</text:p>
          </table:table-cell>
          <table:table-cell office:value-type="float" office:value="77720090.7407407" calcext:value-type="float">
            <text:p>77,720,091</text:p>
          </table:table-cell>
          <table:table-cell office:value-type="float" office:value="84450415.9259259" calcext:value-type="float">
            <text:p>84,450,416</text:p>
          </table:table-cell>
          <table:table-cell office:value-type="float" office:value="92101083.7037037" calcext:value-type="float">
            <text:p>92,101,084</text:p>
          </table:table-cell>
          <table:table-cell office:value-type="float" office:value="102769857.777778" calcext:value-type="float">
            <text:p>102,769,858</text:p>
          </table:table-cell>
          <table:table-cell office:value-type="float" office:value="103736474.444444" calcext:value-type="float">
            <text:p>103,736,474</text:p>
          </table:table-cell>
          <table:table-cell office:value-type="float" office:value="109541315.925926" calcext:value-type="float">
            <text:p>109,541,316</text:p>
          </table:table-cell>
          <table:table-cell office:value-type="float" office:value="122672905.555556" calcext:value-type="float">
            <text:p>122,672,906</text:p>
          </table:table-cell>
          <table:table-cell office:value-type="float" office:value="138637504.814815" calcext:value-type="float">
            <text:p>138,637,505</text:p>
          </table:table-cell>
          <table:table-cell office:value-type="float" office:value="147301063.333333" calcext:value-type="float">
            <text:p>147,301,063</text:p>
          </table:table-cell>
          <table:table-cell office:value-type="float" office:value="149959259.259259" calcext:value-type="float">
            <text:p>149,959,259</text:p>
          </table:table-cell>
          <table:table-cell office:value-type="float" office:value="154922222.222222" calcext:value-type="float">
            <text:p>154,922,222</text:p>
          </table:table-cell>
          <table:table-cell office:value-type="float" office:value="157444444.444444" calcext:value-type="float">
            <text:p>157,444,444</text:p>
          </table:table-cell>
          <table:table-cell office:value-type="float" office:value="169777777.777778" calcext:value-type="float">
            <text:p>169,777,778</text:p>
          </table:table-cell>
          <table:table-cell office:value-type="float" office:value="201174074.074074" calcext:value-type="float">
            <text:p>201,174,074</text:p>
          </table:table-cell>
          <table:table-cell office:value-type="float" office:value="229114450.37037" calcext:value-type="float">
            <text:p>229,114,450</text:p>
          </table:table-cell>
          <table:table-cell office:value-type="float" office:value="284263748.148148" calcext:value-type="float">
            <text:p>284,263,748</text:p>
          </table:table-cell>
          <table:table-cell office:value-type="float" office:value="355278072.222222" calcext:value-type="float">
            <text:p>355,278,072</text:p>
          </table:table-cell>
          <table:table-cell office:value-type="float" office:value="354325896.666667" calcext:value-type="float">
            <text:p>354,325,897</text:p>
          </table:table-cell>
          <table:table-cell office:value-type="float" office:value="282504032.222222" calcext:value-type="float">
            <text:p>282,504,032</text:p>
          </table:table-cell>
          <table:table-cell office:value-type="float" office:value="267930744.074074" calcext:value-type="float">
            <text:p>267,930,744</text:p>
          </table:table-cell>
          <table:table-cell office:value-type="float" office:value="292415832.222222" calcext:value-type="float">
            <text:p>292,415,832</text:p>
          </table:table-cell>
          <table:table-cell office:value-type="float" office:value="280111741.111111" calcext:value-type="float">
            <text:p>280,111,741</text:p>
          </table:table-cell>
          <table:table-cell office:value-type="float" office:value="281991714.444444" calcext:value-type="float">
            <text:p>281,991,714</text:p>
          </table:table-cell>
          <table:table-cell office:value-type="float" office:value="311343165.925926" calcext:value-type="float">
            <text:p>311,343,166</text:p>
          </table:table-cell>
          <table:table-cell office:value-type="float" office:value="330163198.888889" calcext:value-type="float">
            <text:p>330,163,199</text:p>
          </table:table-cell>
          <table:table-cell office:value-type="float" office:value="337520469.62963" calcext:value-type="float">
            <text:p>337,520,4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3865822.9830671" calcext:value-type="float">
            <text:p>33,865,823</text:p>
          </table:table-cell>
          <table:table-cell office:value-type="float" office:value="41156057.1135282" calcext:value-type="float">
            <text:p>41,156,057</text:p>
          </table:table-cell>
          <table:table-cell office:value-type="float" office:value="56405489.2466018" calcext:value-type="float">
            <text:p>56,405,489</text:p>
          </table:table-cell>
          <table:table-cell office:value-type="float" office:value="78360329.0435645" calcext:value-type="float">
            <text:p>78,360,329</text:p>
          </table:table-cell>
          <table:table-cell office:value-type="float" office:value="83529500.2594577" calcext:value-type="float">
            <text:p>83,529,500</text:p>
          </table:table-cell>
          <table:table-cell office:value-type="float" office:value="85416591.3853261" calcext:value-type="float">
            <text:p>85,416,591</text:p>
          </table:table-cell>
          <table:table-cell office:value-type="float" office:value="71000876.9244696" calcext:value-type="float">
            <text:p>71,000,877</text:p>
          </table:table-cell>
          <table:table-cell office:value-type="float" office:value="80823635.1851852" calcext:value-type="float">
            <text:p>80,823,635</text:p>
          </table:table-cell>
          <table:table-cell office:value-type="float" office:value="91503578.1481481" calcext:value-type="float">
            <text:p>91,503,578</text:p>
          </table:table-cell>
          <table:table-cell office:value-type="float" office:value="112682447.777778" calcext:value-type="float">
            <text:p>112,682,448</text:p>
          </table:table-cell>
          <table:table-cell office:value-type="float" office:value="134449619.62963" calcext:value-type="float">
            <text:p>134,449,620</text:p>
          </table:table-cell>
          <table:table-cell office:value-type="float" office:value="152098677.777778" calcext:value-type="float">
            <text:p>152,098,678</text:p>
          </table:table-cell>
          <table:table-cell office:value-type="float" office:value="168525877.777778" calcext:value-type="float">
            <text:p>168,525,878</text:p>
          </table:table-cell>
          <table:table-cell office:value-type="float" office:value="187261031.851852" calcext:value-type="float">
            <text:p>187,261,032</text:p>
          </table:table-cell>
          <table:table-cell office:value-type="float" office:value="211924459.259259" calcext:value-type="float">
            <text:p>211,924,459</text:p>
          </table:table-cell>
          <table:table-cell office:value-type="float" office:value="244778859.62963" calcext:value-type="float">
            <text:p>244,778,860</text:p>
          </table:table-cell>
          <table:table-cell office:value-type="float" office:value="290440140.740741" calcext:value-type="float">
            <text:p>290,440,141</text:p>
          </table:table-cell>
          <table:table-cell office:value-type="float" office:value="337174861.851852" calcext:value-type="float">
            <text:p>337,174,862</text:p>
          </table:table-cell>
          <table:table-cell office:value-type="float" office:value="398637727.777778" calcext:value-type="float">
            <text:p>398,637,728</text:p>
          </table:table-cell>
          <table:table-cell office:value-type="float" office:value="438794788.518518" calcext:value-type="float">
            <text:p>438,794,789</text:p>
          </table:table-cell>
          <table:table-cell office:value-type="float" office:value="459469058.888889" calcext:value-type="float">
            <text:p>459,469,059</text:p>
          </table:table-cell>
          <table:table-cell office:value-type="float" office:value="481706342.222222" calcext:value-type="float">
            <text:p>481,706,342</text:p>
          </table:table-cell>
          <table:table-cell office:value-type="float" office:value="499281144.074074" calcext:value-type="float">
            <text:p>499,281,144</text:p>
          </table:table-cell>
          <table:table-cell office:value-type="float" office:value="535172767.407407" calcext:value-type="float">
            <text:p>535,172,767</text:p>
          </table:table-cell>
          <table:table-cell office:value-type="float" office:value="589429609.62963" calcext:value-type="float">
            <text:p>589,429,610</text:p>
          </table:table-cell>
          <table:table-cell office:value-type="float" office:value="577280726.666667" calcext:value-type="float">
            <text:p>577,280,727</text:p>
          </table:table-cell>
          <table:table-cell office:value-type="float" office:value="633730647.037037" calcext:value-type="float">
            <text:p>633,730,647</text:p>
          </table:table-cell>
          <table:table-cell office:value-type="float" office:value="680617122.592593" calcext:value-type="float">
            <text:p>680,617,123</text:p>
          </table:table-cell>
          <table:table-cell office:value-type="float" office:value="727860577.777778" calcext:value-type="float">
            <text:p>727,860,578</text:p>
          </table:table-cell>
          <table:table-cell office:value-type="float" office:value="766198910" calcext:value-type="float">
            <text:p>766,198,910</text:p>
          </table:table-cell>
          <table:table-cell office:value-type="float" office:value="783837037.037037" calcext:value-type="float">
            <text:p>783,837,037</text:p>
          </table:table-cell>
          <table:table-cell office:value-type="float" office:value="773766666.666667" calcext:value-type="float">
            <text:p>773,766,667</text:p>
          </table:table-cell>
          <table:table-cell office:value-type="float" office:value="802529629.62963" calcext:value-type="float">
            <text:p>802,529,630</text:p>
          </table:table-cell>
          <table:table-cell office:value-type="float" office:value="839996296.296296" calcext:value-type="float">
            <text:p>839,996,296</text:p>
          </table:table-cell>
          <table:table-cell office:value-type="float" office:value="898355555.555555" calcext:value-type="float">
            <text:p>898,355,556</text:p>
          </table:table-cell>
          <table:table-cell office:value-type="float" office:value="1014981481.48148" calcext:value-type="float">
            <text:p>1,014,981,481</text:p>
          </table:table-cell>
          <table:table-cell office:value-type="float" office:value="1149025925.92593" calcext:value-type="float">
            <text:p>1,149,025,926</text:p>
          </table:table-cell>
          <table:table-cell office:value-type="float" office:value="1302388888.88889" calcext:value-type="float">
            <text:p>1,302,388,889</text:p>
          </table:table-cell>
          <table:table-cell office:value-type="float" office:value="1359733333.33333" calcext:value-type="float">
            <text:p>1,359,733,333</text:p>
          </table:table-cell>
          <table:table-cell office:value-type="float" office:value="1217718518.51852" calcext:value-type="float">
            <text:p>1,217,718,519</text:p>
          </table:table-cell>
          <table:table-cell office:value-type="float" office:value="1147940740.74074" calcext:value-type="float">
            <text:p>1,147,940,741</text:p>
          </table:table-cell>
          <table:table-cell office:value-type="float" office:value="1141866666.66667" calcext:value-type="float">
            <text:p>1,141,866,667</text:p>
          </table:table-cell>
          <table:table-cell office:value-type="float" office:value="1216044444.44444" calcext:value-type="float">
            <text:p>1,216,044,444</text:p>
          </table:table-cell>
          <table:table-cell office:value-type="float" office:value="1195885185.18519" calcext:value-type="float">
            <text:p>1,195,885,185</text:p>
          </table:table-cell>
          <table:table-cell office:value-type="float" office:value="1280119610.37037" calcext:value-type="float">
            <text:p>1,280,119,610</text:p>
          </table:table-cell>
          <table:table-cell office:value-type="float" office:value="1364874371.11111" calcext:value-type="float">
            <text:p>1,364,874,371</text:p>
          </table:table-cell>
          <table:table-cell office:value-type="float" office:value="1460157909.25926" calcext:value-type="float">
            <text:p>1,460,157,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3984527481.4904" calcext:value-type="float">
            <text:p>33,984,527,481</text:p>
          </table:table-cell>
          <table:table-cell office:value-type="float" office:value="40656247705.2686" calcext:value-type="float">
            <text:p>40,656,247,705</text:p>
          </table:table-cell>
          <table:table-cell office:value-type="float" office:value="37908171680.1062" calcext:value-type="float">
            <text:p>37,908,171,680</text:p>
          </table:table-cell>
          <table:table-cell office:value-type="float" office:value="41468075659.0419" calcext:value-type="float">
            <text:p>41,468,075,659</text:p>
          </table:table-cell>
          <table:table-cell office:value-type="float" office:value="47636966540.2783" calcext:value-type="float">
            <text:p>47,636,966,540</text:p>
          </table:table-cell>
          <table:table-cell office:value-type="float" office:value="51740713229.1516" calcext:value-type="float">
            <text:p>51,740,713,229</text:p>
          </table:table-cell>
          <table:table-cell office:value-type="float" office:value="54575220924.503" calcext:value-type="float">
            <text:p>54,575,220,925</text:p>
          </table:table-cell>
          <table:table-cell office:value-type="float" office:value="61661715352.3547" calcext:value-type="float">
            <text:p>61,661,715,352</text:p>
          </table:table-cell>
          <table:table-cell office:value-type="float" office:value="63865153462.2332" calcext:value-type="float">
            <text:p>63,865,153,462</text:p>
          </table:table-cell>
          <table:table-cell office:value-type="float" office:value="73987286904.7334" calcext:value-type="float">
            <text:p>73,987,286,905</text:p>
          </table:table-cell>
          <table:table-cell office:value-type="float" office:value="81833188507.4032" calcext:value-type="float">
            <text:p>81,833,188,507</text:p>
          </table:table-cell>
          <table:table-cell office:value-type="float" office:value="84624923051.3446" calcext:value-type="float">
            <text:p>84,624,923,051</text:p>
          </table:table-cell>
          <table:table-cell office:value-type="float" office:value="87035135633.8029" calcext:value-type="float">
            <text:p>87,035,135,634</text:p>
          </table:table-cell>
          <table:table-cell office:value-type="float" office:value="94190653605.9487" calcext:value-type="float">
            <text:p>94,190,653,606</text:p>
          </table:table-cell>
          <table:table-cell office:value-type="float" office:value="99490062045.0955" calcext:value-type="float">
            <text:p>99,490,062,045</text:p>
          </table:table-cell>
          <table:table-cell office:value-type="float" office:value="95529910652.7154" calcext:value-type="float">
            <text:p>95,529,910,653</text:p>
          </table:table-cell>
          <table:table-cell office:value-type="float" office:value="114734842767.74" calcext:value-type="float">
            <text:p>114,734,842,768</text:p>
          </table:table-cell>
          <table:table-cell office:value-type="float" office:value="117919338027.436" calcext:value-type="float">
            <text:p>117,919,338,027</text:p>
          </table:table-cell>
          <table:table-cell office:value-type="float" office:value="137512093210.354" calcext:value-type="float">
            <text:p>137,512,093,210</text:p>
          </table:table-cell>
          <table:table-cell office:value-type="float" office:value="83044458652.0204" calcext:value-type="float">
            <text:p>83,044,458,652</text:p>
          </table:table-cell>
          <table:table-cell office:value-type="float" office:value="153185723202.375" calcext:value-type="float">
            <text:p>153,185,723,202</text:p>
          </table:table-cell>
          <table:table-cell office:value-type="float" office:value="205589521324.119" calcext:value-type="float">
            <text:p>205,589,521,324</text:p>
          </table:table-cell>
          <table:table-cell office:value-type="float" office:value="247929419773.379" calcext:value-type="float">
            <text:p>247,929,419,773</text:p>
          </table:table-cell>
          <table:table-cell office:value-type="float" office:value="256573074883.106" calcext:value-type="float">
            <text:p>256,573,074,883</text:p>
          </table:table-cell>
          <table:table-cell office:value-type="float" office:value="279266992407.471" calcext:value-type="float">
            <text:p>279,266,992,407</text:p>
          </table:table-cell>
          <table:table-cell office:value-type="float" office:value="279701425371.343" calcext:value-type="float">
            <text:p>279,701,425,371</text:p>
          </table:table-cell>
          <table:table-cell office:value-type="float" office:value="295030768611.406" calcext:value-type="float">
            <text:p>295,030,768,611</text:p>
          </table:table-cell>
          <table:table-cell office:value-type="float" office:value="317532579012.506" calcext:value-type="float">
            <text:p>317,532,579,013</text:p>
          </table:table-cell>
          <table:table-cell office:value-type="float" office:value="324135104738.369" calcext:value-type="float">
            <text:p>324,135,104,738</text:p>
          </table:table-cell>
          <table:table-cell office:value-type="float" office:value="307410162020.01" calcext:value-type="float">
            <text:p>307,410,162,020</text:p>
          </table:table-cell>
          <table:table-cell office:value-type="float" office:value="308148233466.733" calcext:value-type="float">
            <text:p>308,148,233,467</text:p>
          </table:table-cell>
          <table:table-cell office:value-type="float" office:value="291334718272.136" calcext:value-type="float">
            <text:p>291,334,718,272</text:p>
          </table:table-cell>
          <table:table-cell office:value-type="float" office:value="110583590317.494" calcext:value-type="float">
            <text:p>110,583,590,317</text:p>
          </table:table-cell>
          <table:table-cell office:value-type="float" office:value="140444139675.444" calcext:value-type="float">
            <text:p>140,444,139,675</text:p>
          </table:table-cell>
          <table:table-cell office:value-type="float" office:value="165947750429.253" calcext:value-type="float">
            <text:p>165,947,750,429</text:p>
          </table:table-cell>
          <table:table-cell office:value-type="float" office:value="200622205937.167" calcext:value-type="float">
            <text:p>200,622,205,937</text:p>
          </table:table-cell>
          <table:table-cell office:value-type="float" office:value="234391234167.418" calcext:value-type="float">
            <text:p>234,391,234,167</text:p>
          </table:table-cell>
          <table:table-cell office:value-type="float" office:value="289755142706.824" calcext:value-type="float">
            <text:p>289,755,142,707</text:p>
          </table:table-cell>
          <table:table-cell office:value-type="float" office:value="365644376649.996" calcext:value-type="float">
            <text:p>365,644,376,650</text:p>
          </table:table-cell>
          <table:table-cell office:value-type="float" office:value="336359389616.28" calcext:value-type="float">
            <text:p>336,359,389,616</text:p>
          </table:table-cell>
          <table:table-cell office:value-type="float" office:value="426487434874.483" calcext:value-type="float">
            <text:p>426,487,434,874</text:p>
          </table:table-cell>
          <table:table-cell office:value-type="float" office:value="530158176681.574" calcext:value-type="float">
            <text:p>530,158,176,682</text:p>
          </table:table-cell>
          <table:table-cell office:value-type="float" office:value="581430904392.676" calcext:value-type="float">
            <text:p>581,430,904,393</text:p>
          </table:table-cell>
          <table:table-cell office:value-type="float" office:value="613316027356.944" calcext:value-type="float">
            <text:p>613,316,027,357</text:p>
          </table:table-cell>
          <table:table-cell office:value-type="float" office:value="567050145343.292" calcext:value-type="float">
            <text:p>567,050,145,343</text:p>
          </table:table-cell>
          <table:table-cell office:value-type="float" office:value="634018934581.389" calcext:value-type="float">
            <text:p>634,018,934,581</text:p>
          </table:table-cell>
          <table:table-cell office:value-type="float" office:value="545866164478.756" calcext:value-type="float">
            <text:p>545,866,164,4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2305595682.44982" calcext:value-type="float">
            <text:p>2,305,595,682</text:p>
          </table:table-cell>
          <table:table-cell office:value-type="float" office:value="2104061783.838" calcext:value-type="float">
            <text:p>2,104,061,784</text:p>
          </table:table-cell>
          <table:table-cell office:value-type="float" office:value="1253427850.90387" calcext:value-type="float">
            <text:p>1,253,427,851</text:p>
          </table:table-cell>
          <table:table-cell office:value-type="float" office:value="1170191218.50426" calcext:value-type="float">
            <text:p>1,170,191,219</text:p>
          </table:table-cell>
          <table:table-cell office:value-type="float" office:value="1258767366.26501" calcext:value-type="float">
            <text:p>1,258,767,366</text:p>
          </table:table-cell>
          <table:table-cell office:value-type="float" office:value="1372097033.49607" calcext:value-type="float">
            <text:p>1,372,097,033</text:p>
          </table:table-cell>
          <table:table-cell office:value-type="float" office:value="1703037605.01785" calcext:value-type="float">
            <text:p>1,703,037,605</text:p>
          </table:table-cell>
          <table:table-cell office:value-type="float" office:value="1747514992.50293" calcext:value-type="float">
            <text:p>1,747,514,993</text:p>
          </table:table-cell>
          <table:table-cell office:value-type="float" office:value="2017852885.77681" calcext:value-type="float">
            <text:p>2,017,852,886</text:p>
          </table:table-cell>
          <table:table-cell office:value-type="float" office:value="1968057834.6241" calcext:value-type="float">
            <text:p>1,968,057,835</text:p>
          </table:table-cell>
          <table:table-cell office:value-type="float" office:value="2038534802.82285" calcext:value-type="float">
            <text:p>2,038,534,803</text:p>
          </table:table-cell>
          <table:table-cell office:value-type="float" office:value="2259108208.23928" calcext:value-type="float">
            <text:p>2,259,108,208</text:p>
          </table:table-cell>
          <table:table-cell office:value-type="float" office:value="2534163310.57114" calcext:value-type="float">
            <text:p>2,534,163,311</text:p>
          </table:table-cell>
          <table:table-cell office:value-type="float" office:value="2993550393.21013" calcext:value-type="float">
            <text:p>2,993,550,393</text:p>
          </table:table-cell>
          <table:table-cell office:value-type="float" office:value="3814176693.63093" calcext:value-type="float">
            <text:p>3,814,176,694</text:p>
          </table:table-cell>
          <table:table-cell office:value-type="float" office:value="5225971849.50271" calcext:value-type="float">
            <text:p>5,225,971,850</text:p>
          </table:table-cell>
          <table:table-cell office:value-type="float" office:value="6808524717.52552" calcext:value-type="float">
            <text:p>6,808,524,718</text:p>
          </table:table-cell>
          <table:table-cell office:value-type="float" office:value="9817806812.33201" calcext:value-type="float">
            <text:p>9,817,806,812</text:p>
          </table:table-cell>
          <table:table-cell office:value-type="float" office:value="12436664185.2499" calcext:value-type="float">
            <text:p>12,436,664,185</text:p>
          </table:table-cell>
          <table:table-cell office:value-type="float" office:value="9222355865.68397" calcext:value-type="float">
            <text:p>9,222,355,866</text:p>
          </table:table-cell>
          <table:table-cell office:value-type="float" office:value="9875378349.88383" calcext:value-type="float">
            <text:p>9,875,378,350</text:p>
          </table:table-cell>
          <table:table-cell office:value-type="float" office:value="10815777610.6523" calcext:value-type="float">
            <text:p>10,815,777,611</text:p>
          </table:table-cell>
          <table:table-cell office:value-type="float" office:value="10619320692.8087" calcext:value-type="float">
            <text:p>10,619,320,693</text:p>
          </table:table-cell>
          <table:table-cell office:value-type="float" office:value="11121464429.703" calcext:value-type="float">
            <text:p>11,121,464,430</text:p>
          </table:table-cell>
          <table:table-cell office:value-type="float" office:value="11609513241.0754" calcext:value-type="float">
            <text:p>11,609,513,241</text:p>
          </table:table-cell>
          <table:table-cell office:value-type="float" office:value="10553337527.7745" calcext:value-type="float">
            <text:p>10,553,337,528</text:p>
          </table:table-cell>
          <table:table-cell office:value-type="float" office:value="10572299424.6062" calcext:value-type="float">
            <text:p>10,572,299,4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76630023.463687" calcext:value-type="float">
            <text:p>176,630,023</text:p>
          </table:table-cell>
          <table:table-cell office:value-type="float" office:value="186045844.692737" calcext:value-type="float">
            <text:p>186,045,845</text:p>
          </table:table-cell>
          <table:table-cell office:value-type="float" office:value="195963605.027933" calcext:value-type="float">
            <text:p>195,963,605</text:p>
          </table:table-cell>
          <table:table-cell office:value-type="float" office:value="206410063.687151" calcext:value-type="float">
            <text:p>206,410,064</text:p>
          </table:table-cell>
          <table:table-cell office:value-type="float" office:value="217413403.351955" calcext:value-type="float">
            <text:p>217,413,403</text:p>
          </table:table-cell>
          <table:table-cell office:value-type="float" office:value="229003311.173184" calcext:value-type="float">
            <text:p>229,003,311</text:p>
          </table:table-cell>
          <table:table-cell office:value-type="float" office:value="241211055.307263" calcext:value-type="float">
            <text:p>241,211,055</text:p>
          </table:table-cell>
          <table:table-cell office:value-type="float" office:value="254069571.50838" calcext:value-type="float">
            <text:p>254,069,572</text:p>
          </table:table-cell>
          <table:table-cell office:value-type="float" office:value="267613551.396648" calcext:value-type="float">
            <text:p>267,613,551</text:p>
          </table:table-cell>
          <table:table-cell office:value-type="float" office:value="281879536.312849" calcext:value-type="float">
            <text:p>281,879,536</text:p>
          </table:table-cell>
          <table:table-cell office:value-type="float" office:value="296906014.52514" calcext:value-type="float">
            <text:p>296,906,015</text:p>
          </table:table-cell>
          <table:table-cell office:value-type="float" office:value="312733526.815642" calcext:value-type="float">
            <text:p>312,733,527</text:p>
          </table:table-cell>
          <table:table-cell office:value-type="float" office:value="329404774.301676" calcext:value-type="float">
            <text:p>329,404,774</text:p>
          </table:table-cell>
          <table:table-cell office:value-type="float" office:value="346964735.195531" calcext:value-type="float">
            <text:p>346,964,735</text:p>
          </table:table-cell>
          <table:table-cell office:value-type="float" office:value="365460784.916201" calcext:value-type="float">
            <text:p>365,460,785</text:p>
          </table:table-cell>
          <table:table-cell office:value-type="float" office:value="384942825.139665" calcext:value-type="float">
            <text:p>384,942,825</text:p>
          </table:table-cell>
          <table:table-cell office:value-type="float" office:value="405463417.318436" calcext:value-type="float">
            <text:p>405,463,417</text:p>
          </table:table-cell>
          <table:table-cell office:value-type="float" office:value="487602457.541899" calcext:value-type="float">
            <text:p>487,602,458</text:p>
          </table:table-cell>
          <table:table-cell office:value-type="float" office:value="596423607.26257" calcext:value-type="float">
            <text:p>596,423,607</text:p>
          </table:table-cell>
          <table:table-cell office:value-type="float" office:value="695304363.128492" calcext:value-type="float">
            <text:p>695,304,363</text:p>
          </table:table-cell>
          <table:table-cell office:value-type="float" office:value="764887117.318436" calcext:value-type="float">
            <text:p>764,887,117</text:p>
          </table:table-cell>
          <table:table-cell office:value-type="float" office:value="872138730.726257" calcext:value-type="float">
            <text:p>872,138,731</text:p>
          </table:table-cell>
          <table:table-cell office:value-type="float" office:value="958463200" calcext:value-type="float">
            <text:p>958,463,200</text:p>
          </table:table-cell>
          <table:table-cell office:value-type="float" office:value="1082979707.82123" calcext:value-type="float">
            <text:p>1,082,979,708</text:p>
          </table:table-cell>
          <table:table-cell office:value-type="float" office:value="1330167597.76536" calcext:value-type="float">
            <text:p>1,330,167,598</text:p>
          </table:table-cell>
          <table:table-cell office:value-type="float" office:value="1320670391.06145" calcext:value-type="float">
            <text:p>1,320,670,391</text:p>
          </table:table-cell>
          <table:table-cell office:value-type="float" office:value="1379888268.15642" calcext:value-type="float">
            <text:p>1,379,888,268</text:p>
          </table:table-cell>
          <table:table-cell office:value-type="float" office:value="1531843575.41899" calcext:value-type="float">
            <text:p>1,531,843,575</text:p>
          </table:table-cell>
          <table:table-cell office:value-type="float" office:value="1665363128.49162" calcext:value-type="float">
            <text:p>1,665,363,128</text:p>
          </table:table-cell>
          <table:table-cell office:value-type="float" office:value="1722798882.68156" calcext:value-type="float">
            <text:p>1,722,798,883</text:p>
          </table:table-cell>
          <table:table-cell office:value-type="float" office:value="1873452513.96648" calcext:value-type="float">
            <text:p>1,873,452,514</text:p>
          </table:table-cell>
          <table:table-cell office:value-type="float" office:value="1920265651.95531" calcext:value-type="float">
            <text:p>1,920,265,652</text:p>
          </table:table-cell>
          <table:table-cell office:value-type="float" office:value="1941094724.02235" calcext:value-type="float">
            <text:p>1,941,094,724</text:p>
          </table:table-cell>
          <table:table-cell office:value-type="float" office:value="2021305584.9162" calcext:value-type="float">
            <text:p>2,021,305,585</text:p>
          </table:table-cell>
          <table:table-cell office:value-type="float" office:value="2228273743.01676" calcext:value-type="float">
            <text:p>2,228,273,743</text:p>
          </table:table-cell>
          <table:table-cell office:value-type="float" office:value="2331005586.59218" calcext:value-type="float">
            <text:p>2,331,005,587</text:p>
          </table:table-cell>
          <table:table-cell office:value-type="float" office:value="2424581005.58659" calcext:value-type="float">
            <text:p>2,424,581,006</text:p>
          </table:table-cell>
          <table:table-cell office:value-type="float" office:value="2615083798.88268" calcext:value-type="float">
            <text:p>2,615,083,799</text:p>
          </table:table-cell>
          <table:table-cell office:value-type="float" office:value="2745251396.64804" calcext:value-type="float">
            <text:p>2,745,251,397</text:p>
          </table:table-cell>
          <table:table-cell office:value-type="float" office:value="2498882681.56425" calcext:value-type="float">
            <text:p>2,498,882,682</text:p>
          </table:table-cell>
          <table:table-cell office:value-type="float" office:value="2390502793.29609" calcext:value-type="float">
            <text:p>2,390,502,793</text:p>
          </table:table-cell>
          <table:table-cell office:value-type="float" office:value="2549720670.39106" calcext:value-type="float">
            <text:p>2,549,720,670</text:p>
          </table:table-cell>
          <table:table-cell office:value-type="float" office:value="2534636871.50838" calcext:value-type="float">
            <text:p>2,534,636,872</text:p>
          </table:table-cell>
          <table:table-cell office:value-type="float" office:value="2581564245.81006" calcext:value-type="float">
            <text:p>2,581,564,246</text:p>
          </table:table-cell>
          <table:table-cell office:value-type="float" office:value="2649720670.39106" calcext:value-type="float">
            <text:p>2,649,720,670</text:p>
          </table:table-cell>
          <table:table-cell office:value-type="float" office:value="2692737430.1676" calcext:value-type="float">
            <text:p>2,692,737,430</text:p>
          </table:table-cell>
          <table:table-cell office:value-type="float" office:value="2667039106.14525" calcext:value-type="float">
            <text:p>2,667,039,1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5185287235.0682" calcext:value-type="float">
            <text:p>45,185,287,235</text:p>
          </table:table-cell>
          <table:table-cell office:value-type="float" office:value="50432196543.6188" calcext:value-type="float">
            <text:p>50,432,196,544</text:p>
          </table:table-cell>
          <table:table-cell office:value-type="float" office:value="59356301601.0561" calcext:value-type="float">
            <text:p>59,356,301,601</text:p>
          </table:table-cell>
          <table:table-cell office:value-type="float" office:value="85747332668.0948" calcext:value-type="float">
            <text:p>85,747,332,668</text:p>
          </table:table-cell>
          <table:table-cell office:value-type="float" office:value="102199638600.332" calcext:value-type="float">
            <text:p>102,199,638,600</text:p>
          </table:table-cell>
          <table:table-cell office:value-type="float" office:value="109018372021.487" calcext:value-type="float">
            <text:p>109,018,372,021</text:p>
          </table:table-cell>
          <table:table-cell office:value-type="float" office:value="117477538761.216" calcext:value-type="float">
            <text:p>117,477,538,761</text:p>
          </table:table-cell>
          <table:table-cell office:value-type="float" office:value="116401741043.331" calcext:value-type="float">
            <text:p>116,401,741,043</text:p>
          </table:table-cell>
          <table:table-cell office:value-type="float" office:value="135818398461.206" calcext:value-type="float">
            <text:p>135,818,398,461</text:p>
          </table:table-cell>
          <table:table-cell office:value-type="float" office:value="150366474016.847" calcext:value-type="float">
            <text:p>150,366,474,017</text:p>
          </table:table-cell>
          <table:table-cell office:value-type="float" office:value="173393660959.263" calcext:value-type="float">
            <text:p>173,393,660,959</text:p>
          </table:table-cell>
          <table:table-cell office:value-type="float" office:value="201997304536.857" calcext:value-type="float">
            <text:p>201,997,304,537</text:p>
          </table:table-cell>
          <table:table-cell office:value-type="float" office:value="192027728190.072" calcext:value-type="float">
            <text:p>192,027,728,190</text:p>
          </table:table-cell>
          <table:table-cell office:value-type="float" office:value="192490191718.498" calcext:value-type="float">
            <text:p>192,490,191,718</text:p>
          </table:table-cell>
          <table:table-cell office:value-type="float" office:value="206473052000.607" calcext:value-type="float">
            <text:p>206,473,052,001</text:p>
          </table:table-cell>
          <table:table-cell office:value-type="float" office:value="181989601256.373" calcext:value-type="float">
            <text:p>181,989,601,256</text:p>
          </table:table-cell>
          <table:table-cell office:value-type="float" office:value="191303437201.395" calcext:value-type="float">
            <text:p>191,303,437,201</text:p>
          </table:table-cell>
          <table:table-cell office:value-type="float" office:value="227243764791.553" calcext:value-type="float">
            <text:p>227,243,764,792</text:p>
          </table:table-cell>
          <table:table-cell office:value-type="float" office:value="287800298198.439" calcext:value-type="float">
            <text:p>287,800,298,198</text:p>
          </table:table-cell>
          <table:table-cell office:value-type="float" office:value="320021403398.712" calcext:value-type="float">
            <text:p>320,021,403,399</text:p>
          </table:table-cell>
          <table:table-cell office:value-type="float" office:value="324297910318.825" calcext:value-type="float">
            <text:p>324,297,910,319</text:p>
          </table:table-cell>
          <table:table-cell office:value-type="float" office:value="329889834969.916" calcext:value-type="float">
            <text:p>329,889,834,970</text:p>
          </table:table-cell>
          <table:table-cell office:value-type="float" office:value="326493257559.159" calcext:value-type="float">
            <text:p>326,493,257,559</text:p>
          </table:table-cell>
          <table:table-cell office:value-type="float" office:value="317708900010.88" calcext:value-type="float">
            <text:p>317,708,900,011</text:p>
          </table:table-cell>
          <table:table-cell office:value-type="float" office:value="362748819381.698" calcext:value-type="float">
            <text:p>362,748,819,382</text:p>
          </table:table-cell>
          <table:table-cell office:value-type="float" office:value="392576161063.577" calcext:value-type="float">
            <text:p>392,576,161,064</text:p>
          </table:table-cell>
          <table:table-cell office:value-type="float" office:value="436076367060.64" calcext:value-type="float">
            <text:p>436,076,367,061</text:p>
          </table:table-cell>
          <table:table-cell office:value-type="float" office:value="437437100149.921" calcext:value-type="float">
            <text:p>437,437,100,150</text:p>
          </table:table-cell>
          <table:table-cell office:value-type="float" office:value="390117443568.559" calcext:value-type="float">
            <text:p>390,117,443,569</text:p>
          </table:table-cell>
          <table:table-cell office:value-type="float" office:value="426797638633.504" calcext:value-type="float">
            <text:p>426,797,638,634</text:p>
          </table:table-cell>
          <table:table-cell office:value-type="float" office:value="409340841978.324" calcext:value-type="float">
            <text:p>409,340,841,978</text:p>
          </table:table-cell>
          <table:table-cell office:value-type="float" office:value="390095904067.486" calcext:value-type="float">
            <text:p>390,095,904,067</text:p>
          </table:table-cell>
          <table:table-cell office:value-type="float" office:value="435511969846.175" calcext:value-type="float">
            <text:p>435,511,969,846</text:p>
          </table:table-cell>
          <table:table-cell office:value-type="float" office:value="559187416939.01" calcext:value-type="float">
            <text:p>559,187,416,939</text:p>
          </table:table-cell>
          <table:table-cell office:value-type="float" office:value="678686010873.302" calcext:value-type="float">
            <text:p>678,686,010,873</text:p>
          </table:table-cell>
          <table:table-cell office:value-type="float" office:value="762488226818.925" calcext:value-type="float">
            <text:p>762,488,226,819</text:p>
          </table:table-cell>
          <table:table-cell office:value-type="float" office:value="818871798814.413" calcext:value-type="float">
            <text:p>818,871,798,814</text:p>
          </table:table-cell>
          <table:table-cell office:value-type="float" office:value="986391202207.397" calcext:value-type="float">
            <text:p>986,391,202,207</text:p>
          </table:table-cell>
          <table:table-cell office:value-type="float" office:value="1056284923815.93" calcext:value-type="float">
            <text:p>1,056,284,923,816</text:p>
          </table:table-cell>
          <table:table-cell office:value-type="float" office:value="1011947686483.45" calcext:value-type="float">
            <text:p>1,011,947,686,483</text:p>
          </table:table-cell>
          <table:table-cell office:value-type="float" office:value="1293794181138.37" calcext:value-type="float">
            <text:p>1,293,794,181,138</text:p>
          </table:table-cell>
          <table:table-cell office:value-type="float" office:value="1538728852933.18" calcext:value-type="float">
            <text:p>1,538,728,852,933</text:p>
          </table:table-cell>
          <table:table-cell office:value-type="float" office:value="1581618730473.06" calcext:value-type="float">
            <text:p>1,581,618,730,473</text:p>
          </table:table-cell>
          <table:table-cell office:value-type="float" office:value="1534923585763.81" calcext:value-type="float">
            <text:p>1,534,923,585,764</text:p>
          </table:table-cell>
          <table:table-cell office:value-type="float" office:value="1457607269386.06" calcext:value-type="float">
            <text:p>1,457,607,269,386</text:p>
          </table:table-cell>
          <table:table-cell office:value-type="float" office:value="1243239505747.58" calcext:value-type="float">
            <text:p>1,243,239,505,748</text:p>
          </table:table-cell>
          <table:table-cell office:value-type="float" office:value="1304463104964.5" calcext:value-type="float">
            <text:p>1,304,463,104,9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5373057105.6921" calcext:value-type="float">
            <text:p>15,373,057,106</text:p>
          </table:table-cell>
          <table:table-cell office:value-type="float" office:value="17858749588.3408" calcext:value-type="float">
            <text:p>17,858,749,588</text:p>
          </table:table-cell>
          <table:table-cell office:value-type="float" office:value="22060179896.8476" calcext:value-type="float">
            <text:p>22,060,179,897</text:p>
          </table:table-cell>
          <table:table-cell office:value-type="float" office:value="29514760808.9313" calcext:value-type="float">
            <text:p>29,514,760,809</text:p>
          </table:table-cell>
          <table:table-cell office:value-type="float" office:value="35188342755.3681" calcext:value-type="float">
            <text:p>35,188,342,755</text:p>
          </table:table-cell>
          <table:table-cell office:value-type="float" office:value="40058428684.7306" calcext:value-type="float">
            <text:p>40,058,428,685</text:p>
          </table:table-cell>
          <table:table-cell office:value-type="float" office:value="42959105463.8718" calcext:value-type="float">
            <text:p>42,959,105,464</text:p>
          </table:table-cell>
          <table:table-cell office:value-type="float" office:value="51547567133.32" calcext:value-type="float">
            <text:p>51,547,567,133</text:p>
          </table:table-cell>
          <table:table-cell office:value-type="float" office:value="62050455130.3197" calcext:value-type="float">
            <text:p>62,050,455,130</text:p>
          </table:table-cell>
          <table:table-cell office:value-type="float" office:value="73940789285.9729" calcext:value-type="float">
            <text:p>73,940,789,286</text:p>
          </table:table-cell>
          <table:table-cell office:value-type="float" office:value="82055323012.2173" calcext:value-type="float">
            <text:p>82,055,323,012</text:p>
          </table:table-cell>
          <table:table-cell office:value-type="float" office:value="71031275053.5288" calcext:value-type="float">
            <text:p>71,031,275,054</text:p>
          </table:table-cell>
          <table:table-cell office:value-type="float" office:value="71272755025.1918" calcext:value-type="float">
            <text:p>71,272,755,025</text:p>
          </table:table-cell>
          <table:table-cell office:value-type="float" office:value="72118456270.2892" calcext:value-type="float">
            <text:p>72,118,456,270</text:p>
          </table:table-cell>
          <table:table-cell office:value-type="float" office:value="67984559938.8499" calcext:value-type="float">
            <text:p>67,984,559,939</text:p>
          </table:table-cell>
          <table:table-cell office:value-type="float" office:value="69388408004.7268" calcext:value-type="float">
            <text:p>69,388,408,005</text:p>
          </table:table-cell>
          <table:table-cell office:value-type="float" office:value="99035643123.2838" calcext:value-type="float">
            <text:p>99,035,643,123</text:p>
          </table:table-cell>
          <table:table-cell office:value-type="float" office:value="124172996505.247" calcext:value-type="float">
            <text:p>124,172,996,505</text:p>
          </table:table-cell>
          <table:table-cell office:value-type="float" office:value="133333463417.566" calcext:value-type="float">
            <text:p>133,333,463,418</text:p>
          </table:table-cell>
          <table:table-cell office:value-type="float" office:value="133104415413.211" calcext:value-type="float">
            <text:p>133,104,415,413</text:p>
          </table:table-cell>
          <table:table-cell office:value-type="float" office:value="166467816333.243" calcext:value-type="float">
            <text:p>166,467,816,333</text:p>
          </table:table-cell>
          <table:table-cell office:value-type="float" office:value="173789680766.473" calcext:value-type="float">
            <text:p>173,789,680,766</text:p>
          </table:table-cell>
          <table:table-cell office:value-type="float" office:value="195071775656.046" calcext:value-type="float">
            <text:p>195,071,775,656</text:p>
          </table:table-cell>
          <table:table-cell office:value-type="float" office:value="190369886050.999" calcext:value-type="float">
            <text:p>190,369,886,051</text:p>
          </table:table-cell>
          <table:table-cell office:value-type="float" office:value="203545936673.313" calcext:value-type="float">
            <text:p>203,545,936,673</text:p>
          </table:table-cell>
          <table:table-cell office:value-type="float" office:value="241054444975.303" calcext:value-type="float">
            <text:p>241,054,444,975</text:p>
          </table:table-cell>
          <table:table-cell office:value-type="float" office:value="237264783293.719" calcext:value-type="float">
            <text:p>237,264,783,294</text:p>
          </table:table-cell>
          <table:table-cell office:value-type="float" office:value="212786266749.798" calcext:value-type="float">
            <text:p>212,786,266,750</text:p>
          </table:table-cell>
          <table:table-cell office:value-type="float" office:value="218254630505.858" calcext:value-type="float">
            <text:p>218,254,630,506</text:p>
          </table:table-cell>
          <table:table-cell office:value-type="float" office:value="217179476080.127" calcext:value-type="float">
            <text:p>217,179,476,080</text:p>
          </table:table-cell>
          <table:table-cell office:value-type="float" office:value="196799627787.277" calcext:value-type="float">
            <text:p>196,799,627,787</text:p>
          </table:table-cell>
          <table:table-cell office:value-type="float" office:value="197336113323.371" calcext:value-type="float">
            <text:p>197,336,113,323</text:p>
          </table:table-cell>
          <table:table-cell office:value-type="float" office:value="213387477628.539" calcext:value-type="float">
            <text:p>213,387,477,629</text:p>
          </table:table-cell>
          <table:table-cell office:value-type="float" office:value="261685687440.571" calcext:value-type="float">
            <text:p>261,685,687,441</text:p>
          </table:table-cell>
          <table:table-cell office:value-type="float" office:value="300917298367.821" calcext:value-type="float">
            <text:p>300,917,298,368</text:p>
          </table:table-cell>
          <table:table-cell office:value-type="float" office:value="315966559717.455" calcext:value-type="float">
            <text:p>315,966,559,717</text:p>
          </table:table-cell>
          <table:table-cell office:value-type="float" office:value="335981345830.776" calcext:value-type="float">
            <text:p>335,981,345,831</text:p>
          </table:table-cell>
          <table:table-cell office:value-type="float" office:value="388671495782.792" calcext:value-type="float">
            <text:p>388,671,495,783</text:p>
          </table:table-cell>
          <table:table-cell office:value-type="float" office:value="430310227057.437" calcext:value-type="float">
            <text:p>430,310,227,057</text:p>
          </table:table-cell>
          <table:table-cell office:value-type="float" office:value="400148193470.571" calcext:value-type="float">
            <text:p>400,148,193,471</text:p>
          </table:table-cell>
          <table:table-cell office:value-type="float" office:value="391892746544.69" calcext:value-type="float">
            <text:p>391,892,746,545</text:p>
          </table:table-cell>
          <table:table-cell office:value-type="float" office:value="431120310088.82" calcext:value-type="float">
            <text:p>431,120,310,089</text:p>
          </table:table-cell>
          <table:table-cell office:value-type="float" office:value="409425234155.263" calcext:value-type="float">
            <text:p>409,425,234,155</text:p>
          </table:table-cell>
          <table:table-cell office:value-type="float" office:value="430068712971.867" calcext:value-type="float">
            <text:p>430,068,712,972</text:p>
          </table:table-cell>
          <table:table-cell office:value-type="float" office:value="441885415805.825" calcext:value-type="float">
            <text:p>441,885,415,806</text:p>
          </table:table-cell>
          <table:table-cell office:value-type="float" office:value="382065930307.978" calcext:value-type="float">
            <text:p>382,065,930,308</text:p>
          </table:table-cell>
          <table:table-cell office:value-type="float" office:value="390799991147.468" calcext:value-type="float">
            <text:p>390,799,991,1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6529154793.54468" calcext:value-type="float">
            <text:p>6,529,154,794</text:p>
          </table:table-cell>
          <table:table-cell office:value-type="float" office:value="6699098938.43104" calcext:value-type="float">
            <text:p>6,699,098,938</text:p>
          </table:table-cell>
          <table:table-cell office:value-type="float" office:value="5303344957.40045" calcext:value-type="float">
            <text:p>5,303,344,957</text:p>
          </table:table-cell>
          <table:table-cell office:value-type="float" office:value="4175307673.65365" calcext:value-type="float">
            <text:p>4,175,307,674</text:p>
          </table:table-cell>
          <table:table-cell office:value-type="float" office:value="3426074908.03059" calcext:value-type="float">
            <text:p>3,426,074,908</text:p>
          </table:table-cell>
          <table:table-cell office:value-type="float" office:value="3080937508.26488" calcext:value-type="float">
            <text:p>3,080,937,508</text:p>
          </table:table-cell>
          <table:table-cell office:value-type="float" office:value="3176554489.6975" calcext:value-type="float">
            <text:p>3,176,554,490</text:p>
          </table:table-cell>
          <table:table-cell office:value-type="float" office:value="3962337295.73754" calcext:value-type="float">
            <text:p>3,962,337,296</text:p>
          </table:table-cell>
          <table:table-cell office:value-type="float" office:value="4446396217.63266" calcext:value-type="float">
            <text:p>4,446,396,218</text:p>
          </table:table-cell>
          <table:table-cell office:value-type="float" office:value="4581222442.45783" calcext:value-type="float">
            <text:p>4,581,222,442</text:p>
          </table:table-cell>
          <table:table-cell office:value-type="float" office:value="5272617196.04517" calcext:value-type="float">
            <text:p>5,272,617,196</text:p>
          </table:table-cell>
          <table:table-cell office:value-type="float" office:value="5707618246.56848" calcext:value-type="float">
            <text:p>5,707,618,247</text:p>
          </table:table-cell>
          <table:table-cell office:value-type="float" office:value="6236045523.86129" calcext:value-type="float">
            <text:p>6,236,045,524</text:p>
          </table:table-cell>
          <table:table-cell office:value-type="float" office:value="7276413079.11451" calcext:value-type="float">
            <text:p>7,276,413,079</text:p>
          </table:table-cell>
          <table:table-cell office:value-type="float" office:value="8680410157.5717" calcext:value-type="float">
            <text:p>8,680,410,158</text:p>
          </table:table-cell>
          <table:table-cell office:value-type="float" office:value="13245421880.834" calcext:value-type="float">
            <text:p>13,245,421,881</text:p>
          </table:table-cell>
          <table:table-cell office:value-type="float" office:value="20981929497.6188" calcext:value-type="float">
            <text:p>20,981,929,498</text:p>
          </table:table-cell>
          <table:table-cell office:value-type="float" office:value="33049426816.4448" calcext:value-type="float">
            <text:p>33,049,426,816</text:p>
          </table:table-cell>
          <table:table-cell office:value-type="float" office:value="48851318825.7152" calcext:value-type="float">
            <text:p>48,851,318,826</text:p>
          </table:table-cell>
          <table:table-cell office:value-type="float" office:value="44292408816.638" calcext:value-type="float">
            <text:p>44,292,408,817</text:p>
          </table:table-cell>
          <table:table-cell office:value-type="float" office:value="52905998878.7143" calcext:value-type="float">
            <text:p>52,905,998,879</text:p>
          </table:table-cell>
          <table:table-cell office:value-type="float" office:value="65952763948.839" calcext:value-type="float">
            <text:p>65,952,763,949</text:p>
          </table:table-cell>
          <table:table-cell office:value-type="float" office:value="69679913509.9091" calcext:value-type="float">
            <text:p>69,679,913,510</text:p>
          </table:table-cell>
          <table:table-cell office:value-type="float" office:value="74160553008.7311" calcext:value-type="float">
            <text:p>74,160,553,009</text:p>
          </table:table-cell>
          <table:table-cell office:value-type="float" office:value="75239737488.8044" calcext:value-type="float">
            <text:p>75,239,737,489</text:p>
          </table:table-cell>
          <table:table-cell office:value-type="float" office:value="53076244754.5037" calcext:value-type="float">
            <text:p>53,076,244,755</text:p>
          </table:table-cell>
          <table:table-cell office:value-type="float" office:value="37847204069.3491" calcext:value-type="float">
            <text:p>37,847,204,0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725423481.560545" calcext:value-type="float">
            <text:p>725,423,482</text:p>
          </table:table-cell>
          <table:table-cell office:value-type="float" office:value="772317515.772318" calcext:value-type="float">
            <text:p>772,317,516</text:p>
          </table:table-cell>
          <table:table-cell office:value-type="float" office:value="795888419" calcext:value-type="float">
            <text:p>795,888,419</text:p>
          </table:table-cell>
          <table:table-cell office:value-type="float" office:value="903641124.075303" calcext:value-type="float">
            <text:p>903,641,124</text:p>
          </table:table-cell>
          <table:table-cell office:value-type="float" office:value="965570497.96557" calcext:value-type="float">
            <text:p>965,570,498</text:p>
          </table:table-cell>
          <table:table-cell office:value-type="float" office:value="1138631277.13863" calcext:value-type="float">
            <text:p>1,138,631,277</text:p>
          </table:table-cell>
          <table:table-cell office:value-type="float" office:value="1239984361.23998" calcext:value-type="float">
            <text:p>1,239,984,361</text:p>
          </table:table-cell>
          <table:table-cell office:value-type="float" office:value="1482890297.48289" calcext:value-type="float">
            <text:p>1,482,890,297</text:p>
          </table:table-cell>
          <table:table-cell office:value-type="float" office:value="1704687474.70469" calcext:value-type="float">
            <text:p>1,704,687,475</text:p>
          </table:table-cell>
          <table:table-cell office:value-type="float" office:value="2016041665.01604" calcext:value-type="float">
            <text:p>2,016,041,665</text:p>
          </table:table-cell>
          <table:table-cell office:value-type="float" office:value="2017593780.01759" calcext:value-type="float">
            <text:p>2,017,593,780</text:p>
          </table:table-cell>
          <table:table-cell office:value-type="float" office:value="2314047670.31405" calcext:value-type="float">
            <text:p>2,314,047,670</text:p>
          </table:table-cell>
          <table:table-cell office:value-type="float" office:value="2330965719.33097" calcext:value-type="float">
            <text:p>2,330,965,719</text:p>
          </table:table-cell>
          <table:table-cell office:value-type="float" office:value="2287661721.28766" calcext:value-type="float">
            <text:p>2,287,661,721</text:p>
          </table:table-cell>
          <table:table-cell office:value-type="float" office:value="2479347874.03306" calcext:value-type="float">
            <text:p>2,479,347,874</text:p>
          </table:table-cell>
          <table:table-cell office:value-type="float" office:value="2879793442" calcext:value-type="float">
            <text:p>2,879,793,442</text:p>
          </table:table-cell>
          <table:table-cell office:value-type="float" office:value="3231036978" calcext:value-type="float">
            <text:p>3,231,036,978</text:p>
          </table:table-cell>
          <table:table-cell office:value-type="float" office:value="3588023337" calcext:value-type="float">
            <text:p>3,588,023,337</text:p>
          </table:table-cell>
          <table:table-cell office:value-type="float" office:value="4002748360" calcext:value-type="float">
            <text:p>4,002,748,360</text:p>
          </table:table-cell>
          <table:table-cell office:value-type="float" office:value="4569146023" calcext:value-type="float">
            <text:p>4,569,146,023</text:p>
          </table:table-cell>
          <table:table-cell office:value-type="float" office:value="4723155368" calcext:value-type="float">
            <text:p>4,723,155,368</text:p>
          </table:table-cell>
          <table:table-cell office:value-type="float" office:value="4641775999" calcext:value-type="float">
            <text:p>4,641,775,999</text:p>
          </table:table-cell>
          <table:table-cell office:value-type="float" office:value="4638791301" calcext:value-type="float">
            <text:p>4,638,791,301</text:p>
          </table:table-cell>
          <table:table-cell office:value-type="float" office:value="4612974153" calcext:value-type="float">
            <text:p>4,612,974,153</text:p>
          </table:table-cell>
          <table:table-cell office:value-type="float" office:value="4861863159" calcext:value-type="float">
            <text:p>4,861,863,159</text:p>
          </table:table-cell>
          <table:table-cell office:value-type="float" office:value="5116525366" calcext:value-type="float">
            <text:p>5,116,525,366</text:p>
          </table:table-cell>
          <table:table-cell office:value-type="float" office:value="5807933333" calcext:value-type="float">
            <text:p>5,807,933,333</text:p>
          </table:table-cell>
          <table:table-cell office:value-type="float" office:value="6273444685" calcext:value-type="float">
            <text:p>6,273,444,685</text:p>
          </table:table-cell>
          <table:table-cell office:value-type="float" office:value="7033382529" calcext:value-type="float">
            <text:p>7,033,382,529</text:p>
          </table:table-cell>
          <table:table-cell office:value-type="float" office:value="7683928713" calcext:value-type="float">
            <text:p>7,683,928,713</text:p>
          </table:table-cell>
          <table:table-cell office:value-type="float" office:value="8076497173" calcext:value-type="float">
            <text:p>8,076,497,173</text:p>
          </table:table-cell>
          <table:table-cell office:value-type="float" office:value="8317841837" calcext:value-type="float">
            <text:p>8,317,841,837</text:p>
          </table:table-cell>
          <table:table-cell office:value-type="float" office:value="8881186428" calcext:value-type="float">
            <text:p>8,881,186,428</text:p>
          </table:table-cell>
          <table:table-cell office:value-type="float" office:value="8870087124" calcext:value-type="float">
            <text:p>8,870,087,124</text:p>
          </table:table-cell>
          <table:table-cell office:value-type="float" office:value="9055311245" calcext:value-type="float">
            <text:p>9,055,311,245</text:p>
          </table:table-cell>
          <table:table-cell office:value-type="float" office:value="9836201768" calcext:value-type="float">
            <text:p>9,836,201,768</text:p>
          </table:table-cell>
          <table:table-cell office:value-type="float" office:value="10167255576" calcext:value-type="float">
            <text:p>10,167,255,576</text:p>
          </table:table-cell>
          <table:table-cell office:value-type="float" office:value="10618345685" calcext:value-type="float">
            <text:p>10,618,345,685</text:p>
          </table:table-cell>
          <table:table-cell office:value-type="float" office:value="10526000146" calcext:value-type="float">
            <text:p>10,526,000,146</text:p>
          </table:table-cell>
          <table:table-cell office:value-type="float" office:value="9981964305" calcext:value-type="float">
            <text:p>9,981,964,305</text:p>
          </table:table-cell>
          <table:table-cell office:value-type="float" office:value="10095768962" calcext:value-type="float">
            <text:p>10,095,768,962</text:p>
          </table:table-cell>
          <table:table-cell office:value-type="float" office:value="10070451399" calcext:value-type="float">
            <text:p>10,070,451,399</text:p>
          </table:table-cell>
          <table:table-cell office:value-type="float" office:value="10720500000" calcext:value-type="float">
            <text:p>10,720,500,000</text:p>
          </table:table-cell>
          <table:table-cell office:value-type="float" office:value="10677200000" calcext:value-type="float">
            <text:p>10,677,200,000</text:p>
          </table:table-cell>
          <table:table-cell office:value-type="float" office:value="10843800000" calcext:value-type="float">
            <text:p>10,843,800,000</text:p>
          </table:table-cell>
          <table:table-cell office:value-type="float" office:value="11240000000" calcext:value-type="float">
            <text:p>11,240,000,000</text:p>
          </table:table-cell>
          <table:table-cell office:value-type="float" office:value="11261800000" calcext:value-type="float">
            <text:p>11,261,800,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22003551.567756" calcext:value-type="float">
            <text:p>422,003,552</text:p>
          </table:table-cell>
          <table:table-cell office:value-type="float" office:value="454985467.761206" calcext:value-type="float">
            <text:p>454,985,468</text:p>
          </table:table-cell>
          <table:table-cell office:value-type="float" office:value="575580428.224306" calcext:value-type="float">
            <text:p>575,580,428</text:p>
          </table:table-cell>
          <table:table-cell office:value-type="float" office:value="820273127.766476" calcext:value-type="float">
            <text:p>820,273,128</text:p>
          </table:table-cell>
          <table:table-cell office:value-type="float" office:value="1123155692.66645" calcext:value-type="float">
            <text:p>1,123,155,693</text:p>
          </table:table-cell>
          <table:table-cell office:value-type="float" office:value="1184510018.16564" calcext:value-type="float">
            <text:p>1,184,510,018</text:p>
          </table:table-cell>
          <table:table-cell office:value-type="float" office:value="1704610159.79039" calcext:value-type="float">
            <text:p>1,704,610,160</text:p>
          </table:table-cell>
          <table:table-cell office:value-type="float" office:value="2143884345.11281" calcext:value-type="float">
            <text:p>2,143,884,345</text:p>
          </table:table-cell>
          <table:table-cell office:value-type="float" office:value="2448582231.27581" calcext:value-type="float">
            <text:p>2,448,582,231</text:p>
          </table:table-cell>
          <table:table-cell office:value-type="float" office:value="2919845264.40712" calcext:value-type="float">
            <text:p>2,919,845,264</text:p>
          </table:table-cell>
          <table:table-cell office:value-type="float" office:value="3764309881.9057" calcext:value-type="float">
            <text:p>3,764,309,882</text:p>
          </table:table-cell>
          <table:table-cell office:value-type="float" office:value="4249495447.47206" calcext:value-type="float">
            <text:p>4,249,495,447</text:p>
          </table:table-cell>
          <table:table-cell office:value-type="float" office:value="4467526926.77534" calcext:value-type="float">
            <text:p>4,467,526,927</text:p>
          </table:table-cell>
          <table:table-cell office:value-type="float" office:value="4577031528.1304" calcext:value-type="float">
            <text:p>4,577,031,528</text:p>
          </table:table-cell>
          <table:table-cell office:value-type="float" office:value="4785937614.34612" calcext:value-type="float">
            <text:p>4,785,937,614</text:p>
          </table:table-cell>
          <table:table-cell office:value-type="float" office:value="4475022765.95745" calcext:value-type="float">
            <text:p>4,475,022,766</text:p>
          </table:table-cell>
          <table:table-cell office:value-type="float" office:value="3740429414.89362" calcext:value-type="float">
            <text:p>3,740,429,415</text:p>
          </table:table-cell>
          <table:table-cell office:value-type="float" office:value="3800396218.08511" calcext:value-type="float">
            <text:p>3,800,396,218</text:p>
          </table:table-cell>
          <table:table-cell office:value-type="float" office:value="4173233305.85106" calcext:value-type="float">
            <text:p>4,173,233,306</text:p>
          </table:table-cell>
          <table:table-cell office:value-type="float" office:value="4478281832.44681" calcext:value-type="float">
            <text:p>4,478,281,832</text:p>
          </table:table-cell>
          <table:table-cell office:value-type="float" office:value="4909130284.57447" calcext:value-type="float">
            <text:p>4,909,130,285</text:p>
          </table:table-cell>
          <table:table-cell office:value-type="float" office:value="5197557577.12766" calcext:value-type="float">
            <text:p>5,197,557,577</text:p>
          </table:table-cell>
          <table:table-cell office:value-type="float" office:value="5432210287.23404" calcext:value-type="float">
            <text:p>5,432,210,287</text:p>
          </table:table-cell>
          <table:table-cell office:value-type="float" office:value="5946492301.64982" calcext:value-type="float">
            <text:p>5,946,492,302</text:p>
          </table:table-cell>
          <table:table-cell office:value-type="float" office:value="6410106979.66421" calcext:value-type="float">
            <text:p>6,410,106,980</text:p>
          </table:table-cell>
          <table:table-cell office:value-type="float" office:value="6786968611.5778" calcext:value-type="float">
            <text:p>6,786,968,612</text:p>
          </table:table-cell>
          <table:table-cell office:value-type="float" office:value="7059043163.34815" calcext:value-type="float">
            <text:p>7,059,043,163</text:p>
          </table:table-cell>
          <table:table-cell office:value-type="float" office:value="7315426212.87212" calcext:value-type="float">
            <text:p>7,315,426,213</text:p>
          </table:table-cell>
          <table:table-cell office:value-type="float" office:value="6997873038.3517" calcext:value-type="float">
            <text:p>6,997,873,038</text:p>
          </table:table-cell>
          <table:table-cell office:value-type="float" office:value="7582447228.63737" calcext:value-type="float">
            <text:p>7,582,447,229</text:p>
          </table:table-cell>
          <table:table-cell office:value-type="float" office:value="9062906941.48936" calcext:value-type="float">
            <text:p>9,062,906,941</text:p>
          </table:table-cell>
          <table:table-cell office:value-type="float" office:value="8976207763.29787" calcext:value-type="float">
            <text:p>8,976,207,763</text:p>
          </table:table-cell>
          <table:table-cell office:value-type="float" office:value="9593509106.38298" calcext:value-type="float">
            <text:p>9,593,509,106</text:p>
          </table:table-cell>
          <table:table-cell office:value-type="float" office:value="11074822140.9574" calcext:value-type="float">
            <text:p>11,074,822,141</text:p>
          </table:table-cell>
          <table:table-cell office:value-type="float" office:value="13150166877.6596" calcext:value-type="float">
            <text:p>13,150,166,878</text:p>
          </table:table-cell>
          <table:table-cell office:value-type="float" office:value="15968726805.8511" calcext:value-type="float">
            <text:p>15,968,726,806</text:p>
          </table:table-cell>
          <table:table-cell office:value-type="float" office:value="18504758606.383" calcext:value-type="float">
            <text:p>18,504,758,606</text:p>
          </table:table-cell>
          <table:table-cell office:value-type="float" office:value="21730012433.5106" calcext:value-type="float">
            <text:p>21,730,012,434</text:p>
          </table:table-cell>
          <table:table-cell office:value-type="float" office:value="25710874406.9149" calcext:value-type="float">
            <text:p>25,710,874,407</text:p>
          </table:table-cell>
          <table:table-cell office:value-type="float" office:value="22938220337.766" calcext:value-type="float">
            <text:p>22,938,220,338</text:p>
          </table:table-cell>
          <table:table-cell office:value-type="float" office:value="25713271276.5957" calcext:value-type="float">
            <text:p>25,713,271,277</text:p>
          </table:table-cell>
          <table:table-cell office:value-type="float" office:value="28776609460.1064" calcext:value-type="float">
            <text:p>28,776,609,460</text:p>
          </table:table-cell>
          <table:table-cell office:value-type="float" office:value="30749332534.5745" calcext:value-type="float">
            <text:p>30,749,332,535</text:p>
          </table:table-cell>
          <table:table-cell office:value-type="float" office:value="32539557497.3404" calcext:value-type="float">
            <text:p>32,539,557,497</text:p>
          </table:table-cell>
          <table:table-cell office:value-type="float" office:value="33387686170.2128" calcext:value-type="float">
            <text:p>33,387,686,170</text:p>
          </table:table-cell>
          <table:table-cell office:value-type="float" office:value="31125851063.8298" calcext:value-type="float">
            <text:p>31,125,851,064</text:p>
          </table:table-cell>
          <table:table-cell office:value-type="float" office:value="32179073595.7447" calcext:value-type="float">
            <text:p>32,179,073,5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195774654.48551" calcext:value-type="float">
            <text:p>6,195,774,654</text:p>
          </table:table-cell>
          <table:table-cell office:value-type="float" office:value="5577824265.22357" calcext:value-type="float">
            <text:p>5,577,824,265</text:p>
          </table:table-cell>
          <table:table-cell office:value-type="float" office:value="6215380292.68783" calcext:value-type="float">
            <text:p>6,215,380,293</text:p>
          </table:table-cell>
          <table:table-cell office:value-type="float" office:value="6771633528.86452" calcext:value-type="float">
            <text:p>6,771,633,529</text:p>
          </table:table-cell>
          <table:table-cell office:value-type="float" office:value="8087929810.46522" calcext:value-type="float">
            <text:p>8,087,929,810</text:p>
          </table:table-cell>
          <table:table-cell office:value-type="float" office:value="8475804190.70002" calcext:value-type="float">
            <text:p>8,475,804,191</text:p>
          </table:table-cell>
          <table:table-cell office:value-type="float" office:value="9447322262.28935" calcext:value-type="float">
            <text:p>9,447,322,262</text:p>
          </table:table-cell>
          <table:table-cell office:value-type="float" office:value="9949540465.28503" calcext:value-type="float">
            <text:p>9,949,540,465</text:p>
          </table:table-cell>
          <table:table-cell office:value-type="float" office:value="12750957172.1509" calcext:value-type="float">
            <text:p>12,750,957,172</text:p>
          </table:table-cell>
          <table:table-cell office:value-type="float" office:value="14758225422.5659" calcext:value-type="float">
            <text:p>14,758,225,423</text:p>
          </table:table-cell>
          <table:table-cell office:value-type="float" office:value="16729233787.1729" calcext:value-type="float">
            <text:p>16,729,233,787</text:p>
          </table:table-cell>
          <table:table-cell office:value-type="float" office:value="16967808187.3018" calcext:value-type="float">
            <text:p>16,967,808,187</text:p>
          </table:table-cell>
          <table:table-cell office:value-type="float" office:value="15443050924.2118" calcext:value-type="float">
            <text:p>15,443,050,924</text:p>
          </table:table-cell>
          <table:table-cell office:value-type="float" office:value="15760530886.7867" calcext:value-type="float">
            <text:p>15,760,530,887</text:p>
          </table:table-cell>
          <table:table-cell office:value-type="float" office:value="18474003542.8811" calcext:value-type="float">
            <text:p>18,474,003,543</text:p>
          </table:table-cell>
          <table:table-cell office:value-type="float" office:value="19169047073.0805" calcext:value-type="float">
            <text:p>19,169,047,073</text:p>
          </table:table-cell>
          <table:table-cell office:value-type="float" office:value="20219807923.4319" calcext:value-type="float">
            <text:p>20,219,807,923</text:p>
          </table:table-cell>
          <table:table-cell office:value-type="float" office:value="22974397199.9418" calcext:value-type="float">
            <text:p>22,974,397,200</text:p>
          </table:table-cell>
          <table:table-cell office:value-type="float" office:value="24814782417.4787" calcext:value-type="float">
            <text:p>24,814,782,417</text:p>
          </table:table-cell>
          <table:table-cell office:value-type="float" office:value="26954551853.7651" calcext:value-type="float">
            <text:p>26,954,551,854</text:p>
          </table:table-cell>
          <table:table-cell office:value-type="float" office:value="28136571390.2297" calcext:value-type="float">
            <text:p>28,136,571,390</text:p>
          </table:table-cell>
          <table:table-cell office:value-type="float" office:value="30066722399.0207" calcext:value-type="float">
            <text:p>30,066,722,399</text:p>
          </table:table-cell>
          <table:table-cell office:value-type="float" office:value="30690544963.7159" calcext:value-type="float">
            <text:p>30,690,544,964</text:p>
          </table:table-cell>
          <table:table-cell office:value-type="float" office:value="31685289282.4326" calcext:value-type="float">
            <text:p>31,685,289,282</text:p>
          </table:table-cell>
          <table:table-cell office:value-type="float" office:value="33674743447.1198" calcext:value-type="float">
            <text:p>33,674,743,447</text:p>
          </table:table-cell>
          <table:table-cell office:value-type="float" office:value="37866029742.8008" calcext:value-type="float">
            <text:p>37,866,029,743</text:p>
          </table:table-cell>
          <table:table-cell office:value-type="float" office:value="39795982701.0953" calcext:value-type="float">
            <text:p>39,795,982,701</text:p>
          </table:table-cell>
          <table:table-cell office:value-type="float" office:value="41169352757.1457" calcext:value-type="float">
            <text:p>41,169,352,757</text:p>
          </table:table-cell>
          <table:table-cell office:value-type="float" office:value="42676520395.1436" calcext:value-type="float">
            <text:p>42,676,520,395</text:p>
          </table:table-cell>
          <table:table-cell office:value-type="float" office:value="44758115447.7706" calcext:value-type="float">
            <text:p>44,758,115,448</text:p>
          </table:table-cell>
          <table:table-cell office:value-type="float" office:value="45469586063.6088" calcext:value-type="float">
            <text:p>45,469,586,064</text:p>
          </table:table-cell>
          <table:table-cell office:value-type="float" office:value="45432923187.1939" calcext:value-type="float">
            <text:p>45,432,923,187</text:p>
          </table:table-cell>
          <table:table-cell office:value-type="float" office:value="47194755389.7181" calcext:value-type="float">
            <text:p>47,194,755,390</text:p>
          </table:table-cell>
          <table:table-cell office:value-type="float" office:value="51690437358.2546" calcext:value-type="float">
            <text:p>51,690,437,358</text:p>
          </table:table-cell>
          <table:table-cell office:value-type="float" office:value="55949962465.9684" calcext:value-type="float">
            <text:p>55,949,962,466</text:p>
          </table:table-cell>
          <table:table-cell office:value-type="float" office:value="57628097480.8975" calcext:value-type="float">
            <text:p>57,628,097,481</text:p>
          </table:table-cell>
          <table:table-cell office:value-type="float" office:value="69971619881.4602" calcext:value-type="float">
            <text:p>69,971,619,881</text:p>
          </table:table-cell>
          <table:table-cell office:value-type="float" office:value="79825872642.2371" calcext:value-type="float">
            <text:p>79,825,872,642</text:p>
          </table:table-cell>
          <table:table-cell office:value-type="float" office:value="91646940101.6279" calcext:value-type="float">
            <text:p>91,646,940,102</text:p>
          </table:table-cell>
          <table:table-cell office:value-type="float" office:value="102126496495.704" calcext:value-type="float">
            <text:p>102,126,496,496</text:p>
          </table:table-cell>
          <table:table-cell office:value-type="float" office:value="114507797698.349" calcext:value-type="float">
            <text:p>114,507,797,698</text:p>
          </table:table-cell>
          <table:table-cell office:value-type="float" office:value="123506292446.367" calcext:value-type="float">
            <text:p>123,506,292,446</text:p>
          </table:table-cell>
          <table:table-cell office:value-type="float" office:value="128899307875.314" calcext:value-type="float">
            <text:p>128,899,307,875</text:p>
          </table:table-cell>
          <table:table-cell office:value-type="float" office:value="153504934846.809" calcext:value-type="float">
            <text:p>153,504,934,847</text:p>
          </table:table-cell>
          <table:table-cell office:value-type="float" office:value="173061569701.477" calcext:value-type="float">
            <text:p>173,061,569,701</text:p>
          </table:table-cell>
          <table:table-cell office:value-type="float" office:value="194465981064.676" calcext:value-type="float">
            <text:p>194,465,981,065</text:p>
          </table:table-cell>
          <table:table-cell office:value-type="float" office:value="220836732892.807" calcext:value-type="float">
            <text:p>220,836,732,8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15867971.892066" calcext:value-type="float">
            <text:p>215,867,972</text:p>
          </table:table-cell>
          <table:table-cell office:value-type="float" office:value="242643680.405836" calcext:value-type="float">
            <text:p>242,643,680</text:p>
          </table:table-cell>
          <table:table-cell office:value-type="float" office:value="277578844.738848" calcext:value-type="float">
            <text:p>277,578,845</text:p>
          </table:table-cell>
          <table:table-cell office:value-type="float" office:value="338676173.672687" calcext:value-type="float">
            <text:p>338,676,174</text:p>
          </table:table-cell>
          <table:table-cell office:value-type="float" office:value="404960916.782893" calcext:value-type="float">
            <text:p>404,960,917</text:p>
          </table:table-cell>
          <table:table-cell office:value-type="float" office:value="476013920.455385" calcext:value-type="float">
            <text:p>476,013,920</text:p>
          </table:table-cell>
          <table:table-cell office:value-type="float" office:value="516642673.5" calcext:value-type="float">
            <text:p>516,642,674</text:p>
          </table:table-cell>
          <table:table-cell office:value-type="float" office:value="587677344.5" calcext:value-type="float">
            <text:p>587,677,345</text:p>
          </table:table-cell>
          <table:table-cell office:value-type="float" office:value="657765675" calcext:value-type="float">
            <text:p>657,765,675</text:p>
          </table:table-cell>
          <table:table-cell office:value-type="float" office:value="797528312.5" calcext:value-type="float">
            <text:p>797,528,313</text:p>
          </table:table-cell>
          <table:table-cell office:value-type="float" office:value="1023526212" calcext:value-type="float">
            <text:p>1,023,526,212</text:p>
          </table:table-cell>
          <table:table-cell office:value-type="float" office:value="1126499869" calcext:value-type="float">
            <text:p>1,126,499,869</text:p>
          </table:table-cell>
          <table:table-cell office:value-type="float" office:value="1177010784.5" calcext:value-type="float">
            <text:p>1,177,010,785</text:p>
          </table:table-cell>
          <table:table-cell office:value-type="float" office:value="1249583258" calcext:value-type="float">
            <text:p>1,249,583,258</text:p>
          </table:table-cell>
          <table:table-cell office:value-type="float" office:value="1362020318.5" calcext:value-type="float">
            <text:p>1,362,020,319</text:p>
          </table:table-cell>
          <table:table-cell office:value-type="float" office:value="1425365974.5" calcext:value-type="float">
            <text:p>1,425,365,975</text:p>
          </table:table-cell>
          <table:table-cell office:value-type="float" office:value="1565010319" calcext:value-type="float">
            <text:p>1,565,010,319</text:p>
          </table:table-cell>
          <table:table-cell office:value-type="float" office:value="1723344885.5" calcext:value-type="float">
            <text:p>1,723,344,886</text:p>
          </table:table-cell>
          <table:table-cell office:value-type="float" office:value="1833061217.5" calcext:value-type="float">
            <text:p>1,833,061,218</text:p>
          </table:table-cell>
          <table:table-cell office:value-type="float" office:value="2027001838.5" calcext:value-type="float">
            <text:p>2,027,001,839</text:p>
          </table:table-cell>
          <table:table-cell office:value-type="float" office:value="2034750000" calcext:value-type="float">
            <text:p>2,034,750,000</text:p>
          </table:table-cell>
          <table:table-cell office:value-type="float" office:value="2018450000" calcext:value-type="float">
            <text:p>2,018,450,000</text:p>
          </table:table-cell>
          <table:table-cell office:value-type="float" office:value="1950900000" calcext:value-type="float">
            <text:p>1,950,900,000</text:p>
          </table:table-cell>
          <table:table-cell office:value-type="float" office:value="2057750000" calcext:value-type="float">
            <text:p>2,057,750,000</text:p>
          </table:table-cell>
          <table:table-cell office:value-type="float" office:value="2163450000" calcext:value-type="float">
            <text:p>2,163,450,000</text:p>
          </table:table-cell>
          <table:table-cell office:value-type="float" office:value="2274750000" calcext:value-type="float">
            <text:p>2,274,750,000</text:p>
          </table:table-cell>
          <table:table-cell office:value-type="float" office:value="2425500000" calcext:value-type="float">
            <text:p>2,425,500,000</text:p>
          </table:table-cell>
          <table:table-cell office:value-type="float" office:value="2563700000" calcext:value-type="float">
            <text:p>2,563,700,000</text:p>
          </table:table-cell>
          <table:table-cell office:value-type="float" office:value="2890700000" calcext:value-type="float">
            <text:p>2,890,700,000</text:p>
          </table:table-cell>
          <table:table-cell office:value-type="float" office:value="3029100000" calcext:value-type="float">
            <text:p>3,029,100,000</text:p>
          </table:table-cell>
          <table:table-cell office:value-type="float" office:value="3121500000" calcext:value-type="float">
            <text:p>3,121,500,000</text:p>
          </table:table-cell>
          <table:table-cell office:value-type="float" office:value="3116650000" calcext:value-type="float">
            <text:p>3,116,650,000</text:p>
          </table:table-cell>
          <table:table-cell office:value-type="float" office:value="3169600000" calcext:value-type="float">
            <text:p>3,169,600,000</text:p>
          </table:table-cell>
          <table:table-cell office:value-type="float" office:value="3274850000" calcext:value-type="float">
            <text:p>3,274,850,000</text:p>
          </table:table-cell>
          <table:table-cell office:value-type="float" office:value="3514350000" calcext:value-type="float">
            <text:p>3,514,350,000</text:p>
          </table:table-cell>
          <table:table-cell office:value-type="float" office:value="3897300000" calcext:value-type="float">
            <text:p>3,897,300,000</text:p>
          </table:table-cell>
          <table:table-cell office:value-type="float" office:value="3958750000" calcext:value-type="float">
            <text:p>3,958,750,000</text:p>
          </table:table-cell>
          <table:table-cell office:value-type="float" office:value="4526750000" calcext:value-type="float">
            <text:p>4,526,750,000</text:p>
          </table:table-cell>
          <table:table-cell office:value-type="float" office:value="4641700000" calcext:value-type="float">
            <text:p>4,641,700,000</text:p>
          </table:table-cell>
          <table:table-cell office:value-type="float" office:value="4346600000" calcext:value-type="float">
            <text:p>4,346,600,000</text:p>
          </table:table-cell>
          <table:table-cell office:value-type="float" office:value="4364850000" calcext:value-type="float">
            <text:p>4,364,850,000</text:p>
          </table:table-cell>
          <table:table-cell office:value-type="float" office:value="4484550000" calcext:value-type="float">
            <text:p>4,484,550,000</text:p>
          </table:table-cell>
          <table:table-cell office:value-type="float" office:value="4531100000" calcext:value-type="float">
            <text:p>4,531,100,000</text:p>
          </table:table-cell>
          <table:table-cell office:value-type="float" office:value="4451050000" calcext:value-type="float">
            <text:p>4,451,050,000</text:p>
          </table:table-cell>
          <table:table-cell office:value-type="float" office:value="4413400000" calcext:value-type="float">
            <text:p>4,413,400,000</text:p>
          </table:table-cell>
          <table:table-cell office:value-type="float" office:value="4463300000" calcext:value-type="float">
            <text:p>4,463,300,000</text:p>
          </table:table-cell>
          <table:table-cell office:value-type="float" office:value="4552793287.5" calcext:value-type="float">
            <text:p>4,552,793,2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19562859861.0911" calcext:value-type="float">
            <text:p>19,562,859,861</text:p>
          </table:table-cell>
          <table:table-cell office:value-type="float" office:value="19933451360.3007" calcext:value-type="float">
            <text:p>19,933,451,360</text:p>
          </table:table-cell>
          <table:table-cell office:value-type="float" office:value="18421780555.35" calcext:value-type="float">
            <text:p>18,421,780,555</text:p>
          </table:table-cell>
          <table:table-cell office:value-type="float" office:value="17434192007.9722" calcext:value-type="float">
            <text:p>17,434,192,008</text:p>
          </table:table-cell>
          <table:table-cell office:value-type="float" office:value="15725041131.3344" calcext:value-type="float">
            <text:p>15,725,041,131</text:p>
          </table:table-cell>
          <table:table-cell office:value-type="float" office:value="14360363781.7499" calcext:value-type="float">
            <text:p>14,360,363,782</text:p>
          </table:table-cell>
          <table:table-cell office:value-type="float" office:value="15028508958.1334" calcext:value-type="float">
            <text:p>15,028,508,958</text:p>
          </table:table-cell>
          <table:table-cell office:value-type="float" office:value="14611097616.6129" calcext:value-type="float">
            <text:p>14,611,097,617</text:p>
          </table:table-cell>
          <table:table-cell office:value-type="float" office:value="15776478170.7792" calcext:value-type="float">
            <text:p>15,776,478,171</text:p>
          </table:table-cell>
          <table:table-cell office:value-type="float" office:value="12580510555.4274" calcext:value-type="float">
            <text:p>12,580,510,555</text:p>
          </table:table-cell>
          <table:table-cell office:value-type="float" office:value="10797173139.4354" calcext:value-type="float">
            <text:p>10,797,173,139</text:p>
          </table:table-cell>
          <table:table-cell office:value-type="float" office:value="12804740151.0791" calcext:value-type="float">
            <text:p>12,804,740,151</text:p>
          </table:table-cell>
          <table:table-cell office:value-type="float" office:value="15126425134.2422" calcext:value-type="float">
            <text:p>15,126,425,134</text:p>
          </table:table-cell>
          <table:table-cell office:value-type="float" office:value="18474578536.4764" calcext:value-type="float">
            <text:p>18,474,578,536</text:p>
          </table:table-cell>
          <table:table-cell office:value-type="float" office:value="23984330210.6346" calcext:value-type="float">
            <text:p>23,984,330,211</text:p>
          </table:table-cell>
          <table:table-cell office:value-type="float" office:value="31310239356.1208" calcext:value-type="float">
            <text:p>31,310,239,356</text:p>
          </table:table-cell>
          <table:table-cell office:value-type="float" office:value="38307837520.9881" calcext:value-type="float">
            <text:p>38,307,837,521</text:p>
          </table:table-cell>
          <table:table-cell office:value-type="float" office:value="46924525277.5023" calcext:value-type="float">
            <text:p>46,924,525,278</text:p>
          </table:table-cell>
          <table:table-cell office:value-type="float" office:value="62964549452.9927" calcext:value-type="float">
            <text:p>62,964,549,453</text:p>
          </table:table-cell>
          <table:table-cell office:value-type="float" office:value="51000659443.4029" calcext:value-type="float">
            <text:p>51,000,659,443</text:p>
          </table:table-cell>
          <table:table-cell office:value-type="float" office:value="57231905885.8288" calcext:value-type="float">
            <text:p>57,231,905,886</text:p>
          </table:table-cell>
          <table:table-cell office:value-type="float" office:value="61762342551.2099" calcext:value-type="float">
            <text:p>61,762,342,551</text:p>
          </table:table-cell>
          <table:table-cell office:value-type="float" office:value="65685908728.2461" calcext:value-type="float">
            <text:p>65,685,908,728</text:p>
          </table:table-cell>
          <table:table-cell office:value-type="float" office:value="75527534437.4372" calcext:value-type="float">
            <text:p>75,527,534,437</text:p>
          </table:table-cell>
          <table:table-cell office:value-type="float" office:value="78813050534.2645" calcext:value-type="float">
            <text:p>78,813,050,534</text:p>
          </table:table-cell>
          <table:table-cell office:value-type="float" office:value="56454777259.7683" calcext:value-type="float">
            <text:p>56,454,777,260</text:p>
          </table:table-cell>
          <table:table-cell office:value-type="float" office:value="47408111178.8629" calcext:value-type="float">
            <text:p>47,408,111,1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6849874922.5729" calcext:value-type="float">
            <text:p>26,849,874,923</text:p>
          </table:table-cell>
          <table:table-cell office:value-type="float" office:value="29981547552.9387" calcext:value-type="float">
            <text:p>29,981,547,553</text:p>
          </table:table-cell>
          <table:table-cell office:value-type="float" office:value="37408865952.8246" calcext:value-type="float">
            <text:p>37,408,865,953</text:p>
          </table:table-cell>
          <table:table-cell office:value-type="float" office:value="47999299327.0266" calcext:value-type="float">
            <text:p>47,999,299,327</text:p>
          </table:table-cell>
          <table:table-cell office:value-type="float" office:value="56334086842.5057" calcext:value-type="float">
            <text:p>56,334,086,843</text:p>
          </table:table-cell>
          <table:table-cell office:value-type="float" office:value="66027962499.5398" calcext:value-type="float">
            <text:p>66,027,962,500</text:p>
          </table:table-cell>
          <table:table-cell office:value-type="float" office:value="71494824942.0629" calcext:value-type="float">
            <text:p>71,494,824,942</text:p>
          </table:table-cell>
          <table:table-cell office:value-type="float" office:value="83281667132.5682" calcext:value-type="float">
            <text:p>83,281,667,133</text:p>
          </table:table-cell>
          <table:table-cell office:value-type="float" office:value="101792697474.972" calcext:value-type="float">
            <text:p>101,792,697,475</text:p>
          </table:table-cell>
          <table:table-cell office:value-type="float" office:value="116939663742.705" calcext:value-type="float">
            <text:p>116,939,663,743</text:p>
          </table:table-cell>
          <table:table-cell office:value-type="float" office:value="127511492307.702" calcext:value-type="float">
            <text:p>127,511,492,308</text:p>
          </table:table-cell>
          <table:table-cell office:value-type="float" office:value="105289562159.262" calcext:value-type="float">
            <text:p>105,289,562,159</text:p>
          </table:table-cell>
          <table:table-cell office:value-type="float" office:value="92585714733.3269" calcext:value-type="float">
            <text:p>92,585,714,733</text:p>
          </table:table-cell>
          <table:table-cell office:value-type="float" office:value="87649552992.9807" calcext:value-type="float">
            <text:p>87,649,552,993</text:p>
          </table:table-cell>
          <table:table-cell office:value-type="float" office:value="83794246182.1161" calcext:value-type="float">
            <text:p>83,794,246,182</text:p>
          </table:table-cell>
          <table:table-cell office:value-type="float" office:value="86727635895.9862" calcext:value-type="float">
            <text:p>86,727,635,896</text:p>
          </table:table-cell>
          <table:table-cell office:value-type="float" office:value="120662654059.501" calcext:value-type="float">
            <text:p>120,662,654,060</text:p>
          </table:table-cell>
          <table:table-cell office:value-type="float" office:value="150196207456.666" calcext:value-type="float">
            <text:p>150,196,207,457</text:p>
          </table:table-cell>
          <table:table-cell office:value-type="float" office:value="163174600094.392" calcext:value-type="float">
            <text:p>163,174,600,094</text:p>
          </table:table-cell>
          <table:table-cell office:value-type="float" office:value="165100310665.326" calcext:value-type="float">
            <text:p>165,100,310,665</text:p>
          </table:table-cell>
          <table:table-cell office:value-type="float" office:value="206428914712.994" calcext:value-type="float">
            <text:p>206,428,914,713</text:p>
          </table:table-cell>
          <table:table-cell office:value-type="float" office:value="211634764978.841" calcext:value-type="float">
            <text:p>211,634,764,979</text:p>
          </table:table-cell>
          <table:table-cell office:value-type="float" office:value="236048888438.125" calcext:value-type="float">
            <text:p>236,048,888,438</text:p>
          </table:table-cell>
          <table:table-cell office:value-type="float" office:value="225918215683.044" calcext:value-type="float">
            <text:p>225,918,215,683</text:p>
          </table:table-cell>
          <table:table-cell office:value-type="float" office:value="246205588010.533" calcext:value-type="float">
            <text:p>246,205,588,011</text:p>
          </table:table-cell>
          <table:table-cell office:value-type="float" office:value="289571351838.901" calcext:value-type="float">
            <text:p>289,571,351,839</text:p>
          </table:table-cell>
          <table:table-cell office:value-type="float" office:value="281351838071.223" calcext:value-type="float">
            <text:p>281,351,838,071</text:p>
          </table:table-cell>
          <table:table-cell office:value-type="float" office:value="254810607701.813" calcext:value-type="float">
            <text:p>254,810,607,702</text:p>
          </table:table-cell>
          <table:table-cell office:value-type="float" office:value="260596621081.014" calcext:value-type="float">
            <text:p>260,596,621,081</text:p>
          </table:table-cell>
          <table:table-cell office:value-type="float" office:value="260194867854.411" calcext:value-type="float">
            <text:p>260,194,867,854</text:p>
          </table:table-cell>
          <table:table-cell office:value-type="float" office:value="237904737190.024" calcext:value-type="float">
            <text:p>237,904,737,190</text:p>
          </table:table-cell>
          <table:table-cell office:value-type="float" office:value="237839482420.739" calcext:value-type="float">
            <text:p>237,839,482,421</text:p>
          </table:table-cell>
          <table:table-cell office:value-type="float" office:value="258872117591.145" calcext:value-type="float">
            <text:p>258,872,117,591</text:p>
          </table:table-cell>
          <table:table-cell office:value-type="float" office:value="318991084805.797" calcext:value-type="float">
            <text:p>318,991,084,806</text:p>
          </table:table-cell>
          <table:table-cell office:value-type="float" office:value="370901392536.303" calcext:value-type="float">
            <text:p>370,901,392,536</text:p>
          </table:table-cell>
          <table:table-cell office:value-type="float" office:value="387356364721.683" calcext:value-type="float">
            <text:p>387,356,364,722</text:p>
          </table:table-cell>
          <table:table-cell office:value-type="float" office:value="409792079818.602" calcext:value-type="float">
            <text:p>409,792,079,819</text:p>
          </table:table-cell>
          <table:table-cell office:value-type="float" office:value="471797574036.372" calcext:value-type="float">
            <text:p>471,797,574,036</text:p>
          </table:table-cell>
          <table:table-cell office:value-type="float" office:value="518645255449.621" calcext:value-type="float">
            <text:p>518,645,255,450</text:p>
          </table:table-cell>
          <table:table-cell office:value-type="float" office:value="484523466471.754" calcext:value-type="float">
            <text:p>484,523,466,472</text:p>
          </table:table-cell>
          <table:table-cell office:value-type="float" office:value="483548693409.337" calcext:value-type="float">
            <text:p>483,548,693,409</text:p>
          </table:table-cell>
          <table:table-cell office:value-type="float" office:value="527008036846.811" calcext:value-type="float">
            <text:p>527,008,036,847</text:p>
          </table:table-cell>
          <table:table-cell office:value-type="float" office:value="497884088082.651" calcext:value-type="float">
            <text:p>497,884,088,083</text:p>
          </table:table-cell>
          <table:table-cell office:value-type="float" office:value="520925734501.051" calcext:value-type="float">
            <text:p>520,925,734,501</text:p>
          </table:table-cell>
          <table:table-cell office:value-type="float" office:value="531075595700.539" calcext:value-type="float">
            <text:p>531,075,595,701</text:p>
          </table:table-cell>
          <table:table-cell office:value-type="float" office:value="455199823282.287" calcext:value-type="float">
            <text:p>455,199,823,282</text:p>
          </table:table-cell>
          <table:table-cell office:value-type="float" office:value="467955267356.856" calcext:value-type="float">
            <text:p>467,955,267,3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5211378.3671587" calcext:value-type="float">
            <text:p>25,211,378</text:p>
          </table:table-cell>
          <table:table-cell office:value-type="float" office:value="31954968.3120093" calcext:value-type="float">
            <text:p>31,954,968</text:p>
          </table:table-cell>
          <table:table-cell office:value-type="float" office:value="41540799.1650007" calcext:value-type="float">
            <text:p>41,540,799</text:p>
          </table:table-cell>
          <table:table-cell office:value-type="float" office:value="67557478.8396061" calcext:value-type="float">
            <text:p>67,557,479</text:p>
          </table:table-cell>
          <table:table-cell office:value-type="float" office:value="90126591.8769295" calcext:value-type="float">
            <text:p>90,126,592</text:p>
          </table:table-cell>
          <table:table-cell office:value-type="float" office:value="104422254.570013" calcext:value-type="float">
            <text:p>104,422,255</text:p>
          </table:table-cell>
          <table:table-cell office:value-type="float" office:value="82312176.6600364" calcext:value-type="float">
            <text:p>82,312,177</text:p>
          </table:table-cell>
          <table:table-cell office:value-type="float" office:value="105800000" calcext:value-type="float">
            <text:p>105,800,000</text:p>
          </table:table-cell>
          <table:table-cell office:value-type="float" office:value="120850000" calcext:value-type="float">
            <text:p>120,850,000</text:p>
          </table:table-cell>
          <table:table-cell office:value-type="float" office:value="141200000" calcext:value-type="float">
            <text:p>141,200,000</text:p>
          </table:table-cell>
          <table:table-cell office:value-type="float" office:value="194700000" calcext:value-type="float">
            <text:p>194,700,000</text:p>
          </table:table-cell>
          <table:table-cell office:value-type="float" office:value="192900000" calcext:value-type="float">
            <text:p>192,900,000</text:p>
          </table:table-cell>
          <table:table-cell office:value-type="float" office:value="179250000" calcext:value-type="float">
            <text:p>179,250,000</text:p>
          </table:table-cell>
          <table:table-cell office:value-type="float" office:value="189000000" calcext:value-type="float">
            <text:p>189,000,000</text:p>
          </table:table-cell>
          <table:table-cell office:value-type="float" office:value="210900000" calcext:value-type="float">
            <text:p>210,900,000</text:p>
          </table:table-cell>
          <table:table-cell office:value-type="float" office:value="209200000" calcext:value-type="float">
            <text:p>209,200,000</text:p>
          </table:table-cell>
          <table:table-cell office:value-type="float" office:value="227900000" calcext:value-type="float">
            <text:p>227,900,000</text:p>
          </table:table-cell>
          <table:table-cell office:value-type="float" office:value="276500000" calcext:value-type="float">
            <text:p>276,500,000</text:p>
          </table:table-cell>
          <table:table-cell office:value-type="float" office:value="314900000" calcext:value-type="float">
            <text:p>314,900,000</text:p>
          </table:table-cell>
          <table:table-cell office:value-type="float" office:value="363150000" calcext:value-type="float">
            <text:p>363,150,000</text:p>
          </table:table-cell>
          <table:table-cell office:value-type="float" office:value="405450000" calcext:value-type="float">
            <text:p>405,450,000</text:p>
          </table:table-cell>
          <table:table-cell office:value-type="float" office:value="432650000" calcext:value-type="float">
            <text:p>432,650,000</text:p>
          </table:table-cell>
          <table:table-cell office:value-type="float" office:value="468000000" calcext:value-type="float">
            <text:p>468,000,000</text:p>
          </table:table-cell>
          <table:table-cell office:value-type="float" office:value="530480000" calcext:value-type="float">
            <text:p>530,480,000</text:p>
          </table:table-cell>
          <table:table-cell office:value-type="float" office:value="552250000" calcext:value-type="float">
            <text:p>552,250,000</text:p>
          </table:table-cell>
          <table:table-cell office:value-type="float" office:value="586585000" calcext:value-type="float">
            <text:p>586,585,000</text:p>
          </table:table-cell>
          <table:table-cell office:value-type="float" office:value="641300000" calcext:value-type="float">
            <text:p>641,300,000</text:p>
          </table:table-cell>
          <table:table-cell office:value-type="float" office:value="654400000" calcext:value-type="float">
            <text:p>654,400,000</text:p>
          </table:table-cell>
          <table:table-cell office:value-type="float" office:value="688900000" calcext:value-type="float">
            <text:p>688,900,000</text:p>
          </table:table-cell>
          <table:table-cell office:value-type="float" office:value="732350000" calcext:value-type="float">
            <text:p>732,350,000</text:p>
          </table:table-cell>
          <table:table-cell office:value-type="float" office:value="832072464.5" calcext:value-type="float">
            <text:p>832,072,465</text:p>
          </table:table-cell>
          <table:table-cell office:value-type="float" office:value="871860611" calcext:value-type="float">
            <text:p>871,860,611</text:p>
          </table:table-cell>
          <table:table-cell office:value-type="float" office:value="932551870.5" calcext:value-type="float">
            <text:p>932,551,871</text:p>
          </table:table-cell>
          <table:table-cell office:value-type="float" office:value="990374039" calcext:value-type="float">
            <text:p>990,374,039</text:p>
          </table:table-cell>
          <table:table-cell office:value-type="float" office:value="1057845487" calcext:value-type="float">
            <text:p>1,057,845,487</text:p>
          </table:table-cell>
          <table:table-cell office:value-type="float" office:value="1114225000" calcext:value-type="float">
            <text:p>1,114,225,000</text:p>
          </table:table-cell>
          <table:table-cell office:value-type="float" office:value="1217470000" calcext:value-type="float">
            <text:p>1,217,470,000</text:p>
          </table:table-cell>
          <table:table-cell office:value-type="float" office:value="1290575000" calcext:value-type="float">
            <text:p>1,290,575,000</text:p>
          </table:table-cell>
          <table:table-cell office:value-type="float" office:value="1368625000" calcext:value-type="float">
            <text:p>1,368,625,000</text:p>
          </table:table-cell>
          <table:table-cell office:value-type="float" office:value="1336955000" calcext:value-type="float">
            <text:p>1,336,955,000</text:p>
          </table:table-cell>
          <table:table-cell office:value-type="float" office:value="1397115000" calcext:value-type="float">
            <text:p>1,397,115,000</text:p>
          </table:table-cell>
          <table:table-cell office:value-type="float" office:value="1486712500" calcext:value-type="float">
            <text:p>1,486,712,500</text:p>
          </table:table-cell>
          <table:table-cell office:value-type="float" office:value="1573619000" calcext:value-type="float">
            <text:p>1,573,619,000</text:p>
          </table:table-cell>
          <table:table-cell office:value-type="float" office:value="1613706000" calcext:value-type="float">
            <text:p>1,613,706,000</text:p>
          </table:table-cell>
          <table:table-cell office:value-type="float" office:value="1706498000" calcext:value-type="float">
            <text:p>1,706,498,000</text:p>
          </table:table-cell>
          <table:table-cell office:value-type="float" office:value="1742546000" calcext:value-type="float">
            <text:p>1,742,546,000</text:p>
          </table:table-cell>
          <table:table-cell office:value-type="float" office:value="1741100000" calcext:value-type="float">
            <text:p>1,741,100,0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22055483.383875" calcext:value-type="float">
            <text:p>322,055,483</text:p>
          </table:table-cell>
          <table:table-cell office:value-type="float" office:value="341787646.536103" calcext:value-type="float">
            <text:p>341,787,647</text:p>
          </table:table-cell>
          <table:table-cell office:value-type="float" office:value="420920211.11345" calcext:value-type="float">
            <text:p>420,920,211</text:p>
          </table:table-cell>
          <table:table-cell office:value-type="float" office:value="515609659.009588" calcext:value-type="float">
            <text:p>515,609,659</text:p>
          </table:table-cell>
          <table:table-cell office:value-type="float" office:value="553903483.232868" calcext:value-type="float">
            <text:p>553,903,483</text:p>
          </table:table-cell>
          <table:table-cell office:value-type="float" office:value="673957826.010626" calcext:value-type="float">
            <text:p>673,957,826</text:p>
          </table:table-cell>
          <table:table-cell office:value-type="float" office:value="717765317.49842" calcext:value-type="float">
            <text:p>717,765,317</text:p>
          </table:table-cell>
          <table:table-cell office:value-type="float" office:value="785887967.313401" calcext:value-type="float">
            <text:p>785,887,967</text:p>
          </table:table-cell>
          <table:table-cell office:value-type="float" office:value="953850384.354477" calcext:value-type="float">
            <text:p>953,850,384</text:p>
          </table:table-cell>
          <table:table-cell office:value-type="float" office:value="1161734065.19549" calcext:value-type="float">
            <text:p>1,161,734,065</text:p>
          </table:table-cell>
          <table:table-cell office:value-type="float" office:value="1484452236.61319" calcext:value-type="float">
            <text:p>1,484,452,237</text:p>
          </table:table-cell>
          <table:table-cell office:value-type="float" office:value="1404274745.99514" calcext:value-type="float">
            <text:p>1,404,274,746</text:p>
          </table:table-cell>
          <table:table-cell office:value-type="float" office:value="1369643302.67409" calcext:value-type="float">
            <text:p>1,369,643,303</text:p>
          </table:table-cell>
          <table:table-cell office:value-type="float" office:value="1183358029.55647" calcext:value-type="float">
            <text:p>1,183,358,030</text:p>
          </table:table-cell>
          <table:table-cell office:value-type="float" office:value="1135586760.27324" calcext:value-type="float">
            <text:p>1,135,586,760</text:p>
          </table:table-cell>
          <table:table-cell office:value-type="float" office:value="1129578665.39905" calcext:value-type="float">
            <text:p>1,129,578,665</text:p>
          </table:table-cell>
          <table:table-cell office:value-type="float" office:value="1442809952.94201" calcext:value-type="float">
            <text:p>1,442,809,953</text:p>
          </table:table-cell>
          <table:table-cell office:value-type="float" office:value="1687767630.32379" calcext:value-type="float">
            <text:p>1,687,767,630</text:p>
          </table:table-cell>
          <table:table-cell office:value-type="float" office:value="1749715034.61982" calcext:value-type="float">
            <text:p>1,749,715,035</text:p>
          </table:table-cell>
          <table:table-cell office:value-type="float" office:value="1622703790.59411" calcext:value-type="float">
            <text:p>1,622,703,791</text:p>
          </table:table-cell>
          <table:table-cell office:value-type="float" office:value="1992948718.81814" calcext:value-type="float">
            <text:p>1,992,948,719</text:p>
          </table:table-cell>
          <table:table-cell office:value-type="float" office:value="2019866679.45505" calcext:value-type="float">
            <text:p>2,019,866,679</text:p>
          </table:table-cell>
          <table:table-cell office:value-type="float" office:value="2283484176.54821" calcext:value-type="float">
            <text:p>2,283,484,177</text:p>
          </table:table-cell>
          <table:table-cell office:value-type="float" office:value="2312835609.14503" calcext:value-type="float">
            <text:p>2,312,835,609</text:p>
          </table:table-cell>
          <table:table-cell office:value-type="float" office:value="1624969037.2026" calcext:value-type="float">
            <text:p>1,624,969,037</text:p>
          </table:table-cell>
          <table:table-cell office:value-type="float" office:value="2344819022.59552" calcext:value-type="float">
            <text:p>2,344,819,023</text:p>
          </table:table-cell>
          <table:table-cell office:value-type="float" office:value="2551690730.21435" calcext:value-type="float">
            <text:p>2,551,690,730</text:p>
          </table:table-cell>
          <table:table-cell office:value-type="float" office:value="2451384217.49787" calcext:value-type="float">
            <text:p>2,451,384,217</text:p>
          </table:table-cell>
          <table:table-cell office:value-type="float" office:value="2653251820.07458" calcext:value-type="float">
            <text:p>2,653,251,820</text:p>
          </table:table-cell>
          <table:table-cell office:value-type="float" office:value="2689779656.9745" calcext:value-type="float">
            <text:p>2,689,779,657</text:p>
          </table:table-cell>
          <table:table-cell office:value-type="float" office:value="2569196566.92535" calcext:value-type="float">
            <text:p>2,569,196,567</text:p>
          </table:table-cell>
          <table:table-cell office:value-type="float" office:value="2680246646.05018" calcext:value-type="float">
            <text:p>2,680,246,646</text:p>
          </table:table-cell>
          <table:table-cell office:value-type="float" office:value="3054599760.7532" calcext:value-type="float">
            <text:p>3,054,599,761</text:p>
          </table:table-cell>
          <table:table-cell office:value-type="float" office:value="3905302433.35428" calcext:value-type="float">
            <text:p>3,905,302,433</text:p>
          </table:table-cell>
          <table:table-cell office:value-type="float" office:value="4521331974.58834" calcext:value-type="float">
            <text:p>4,521,331,975</text:p>
          </table:table-cell>
          <table:table-cell office:value-type="float" office:value="4803672097.34709" calcext:value-type="float">
            <text:p>4,803,672,097</text:p>
          </table:table-cell>
          <table:table-cell office:value-type="float" office:value="5142319486.5958" calcext:value-type="float">
            <text:p>5,142,319,487</text:p>
          </table:table-cell>
          <table:table-cell office:value-type="float" office:value="5969435195.47524" calcext:value-type="float">
            <text:p>5,969,435,195</text:p>
          </table:table-cell>
          <table:table-cell office:value-type="float" office:value="7132859564.14264" calcext:value-type="float">
            <text:p>7,132,859,564</text:p>
          </table:table-cell>
          <table:table-cell office:value-type="float" office:value="7097232735.50011" calcext:value-type="float">
            <text:p>7,097,232,736</text:p>
          </table:table-cell>
          <table:table-cell office:value-type="float" office:value="6970254725.40599" calcext:value-type="float">
            <text:p>6,970,254,725</text:p>
          </table:table-cell>
          <table:table-cell office:value-type="float" office:value="7814112710.97006" calcext:value-type="float">
            <text:p>7,814,112,711</text:p>
          </table:table-cell>
          <table:table-cell office:value-type="float" office:value="8117076857.5869" calcext:value-type="float">
            <text:p>8,117,076,858</text:p>
          </table:table-cell>
          <table:table-cell office:value-type="float" office:value="9110745402.86213" calcext:value-type="float">
            <text:p>9,110,745,403</text:p>
          </table:table-cell>
          <table:table-cell office:value-type="float" office:value="9575264608.33652" calcext:value-type="float">
            <text:p>9,575,264,608</text:p>
          </table:table-cell>
          <table:table-cell office:value-type="float" office:value="8457188545.36162" calcext:value-type="float">
            <text:p>8,457,188,545</text:p>
          </table:table-cell>
          <table:table-cell office:value-type="float" office:value="8893638002.02077" calcext:value-type="float">
            <text:p>8,893,638,0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65536110" calcext:value-type="float">
            <text:p>265,536,110</text:p>
          </table:table-cell>
          <table:table-cell office:value-type="float" office:value="300883912.300884" calcext:value-type="float">
            <text:p>300,883,912</text:p>
          </table:table-cell>
          <table:table-cell office:value-type="float" office:value="335519057" calcext:value-type="float">
            <text:p>335,519,057</text:p>
          </table:table-cell>
          <table:table-cell office:value-type="float" office:value="384122285" calcext:value-type="float">
            <text:p>384,122,285</text:p>
          </table:table-cell>
          <table:table-cell office:value-type="float" office:value="445553344.222777" calcext:value-type="float">
            <text:p>445,553,344</text:p>
          </table:table-cell>
          <table:table-cell office:value-type="float" office:value="491733538.491734" calcext:value-type="float">
            <text:p>491,733,538</text:p>
          </table:table-cell>
          <table:table-cell office:value-type="float" office:value="550599031.550599" calcext:value-type="float">
            <text:p>550,599,032</text:p>
          </table:table-cell>
          <table:table-cell office:value-type="float" office:value="597643785.597644" calcext:value-type="float">
            <text:p>597,643,786</text:p>
          </table:table-cell>
          <table:table-cell office:value-type="float" office:value="646442539.646443" calcext:value-type="float">
            <text:p>646,442,540</text:p>
          </table:table-cell>
          <table:table-cell office:value-type="float" office:value="751525863.751526" calcext:value-type="float">
            <text:p>751,525,864</text:p>
          </table:table-cell>
          <table:table-cell office:value-type="float" office:value="902432406.902432" calcext:value-type="float">
            <text:p>902,432,407</text:p>
          </table:table-cell>
          <table:table-cell office:value-type="float" office:value="986968886.986969" calcext:value-type="float">
            <text:p>986,968,887</text:p>
          </table:table-cell>
          <table:table-cell office:value-type="float" office:value="1101104098.1011" calcext:value-type="float">
            <text:p>1,101,104,098</text:p>
          </table:table-cell>
          <table:table-cell office:value-type="float" office:value="1226389730.22639" calcext:value-type="float">
            <text:p>1,226,389,730</text:p>
          </table:table-cell>
          <table:table-cell office:value-type="float" office:value="1291037115.53793" calcext:value-type="float">
            <text:p>1,291,037,116</text:p>
          </table:table-cell>
          <table:table-cell office:value-type="float" office:value="1428256203" calcext:value-type="float">
            <text:p>1,428,256,203</text:p>
          </table:table-cell>
          <table:table-cell office:value-type="float" office:value="1585802885" calcext:value-type="float">
            <text:p>1,585,802,885</text:p>
          </table:table-cell>
          <table:table-cell office:value-type="float" office:value="1735769786" calcext:value-type="float">
            <text:p>1,735,769,786</text:p>
          </table:table-cell>
          <table:table-cell office:value-type="float" office:value="1854571887" calcext:value-type="float">
            <text:p>1,854,571,887</text:p>
          </table:table-cell>
          <table:table-cell office:value-type="float" office:value="1966357992" calcext:value-type="float">
            <text:p>1,966,357,992</text:p>
          </table:table-cell>
          <table:table-cell office:value-type="float" office:value="2034951875" calcext:value-type="float">
            <text:p>2,034,951,875</text:p>
          </table:table-cell>
          <table:table-cell office:value-type="float" office:value="2114195038" calcext:value-type="float">
            <text:p>2,114,195,038</text:p>
          </table:table-cell>
          <table:table-cell office:value-type="float" office:value="2150214657" calcext:value-type="float">
            <text:p>2,150,214,657</text:p>
          </table:table-cell>
          <table:table-cell office:value-type="float" office:value="2290221350" calcext:value-type="float">
            <text:p>2,290,221,350</text:p>
          </table:table-cell>
          <table:table-cell office:value-type="float" office:value="2382306290" calcext:value-type="float">
            <text:p>2,382,306,290</text:p>
          </table:table-cell>
          <table:table-cell office:value-type="float" office:value="2556766532" calcext:value-type="float">
            <text:p>2,556,766,532</text:p>
          </table:table-cell>
          <table:table-cell office:value-type="float" office:value="2714000000" calcext:value-type="float">
            <text:p>2,714,000,000</text:p>
          </table:table-cell>
          <table:table-cell office:value-type="float" office:value="2932715906" calcext:value-type="float">
            <text:p>2,932,715,906</text:p>
          </table:table-cell>
          <table:table-cell office:value-type="float" office:value="3130460000" calcext:value-type="float">
            <text:p>3,130,460,000</text:p>
          </table:table-cell>
          <table:table-cell office:value-type="float" office:value="3324900000" calcext:value-type="float">
            <text:p>3,324,900,000</text:p>
          </table:table-cell>
          <table:table-cell office:value-type="float" office:value="3480218951" calcext:value-type="float">
            <text:p>3,480,218,951</text:p>
          </table:table-cell>
          <table:table-cell office:value-type="float" office:value="3680483000" calcext:value-type="float">
            <text:p>3,680,483,000</text:p>
          </table:table-cell>
          <table:table-cell office:value-type="float" office:value="3937228000" calcext:value-type="float">
            <text:p>3,937,228,000</text:p>
          </table:table-cell>
          <table:table-cell office:value-type="float" office:value="4186525000" calcext:value-type="float">
            <text:p>4,186,525,000</text:p>
          </table:table-cell>
          <table:table-cell office:value-type="float" office:value="4484702566" calcext:value-type="float">
            <text:p>4,484,702,566</text:p>
          </table:table-cell>
          <table:table-cell office:value-type="float" office:value="4868135685" calcext:value-type="float">
            <text:p>4,868,135,685</text:p>
          </table:table-cell>
          <table:table-cell office:value-type="float" office:value="5368123000" calcext:value-type="float">
            <text:p>5,368,123,000</text:p>
          </table:table-cell>
          <table:table-cell office:value-type="float" office:value="5897373000" calcext:value-type="float">
            <text:p>5,897,373,000</text:p>
          </table:table-cell>
          <table:table-cell office:value-type="float" office:value="6178690000" calcext:value-type="float">
            <text:p>6,178,690,000</text:p>
          </table:table-cell>
          <table:table-cell office:value-type="float" office:value="5938933000" calcext:value-type="float">
            <text:p>5,938,933,000</text:p>
          </table:table-cell>
          <table:table-cell office:value-type="float" office:value="5855331000" calcext:value-type="float">
            <text:p>5,855,331,000</text:p>
          </table:table-cell>
          <table:table-cell office:value-type="float" office:value="5620380000" calcext:value-type="float">
            <text:p>5,620,380,000</text:p>
          </table:table-cell>
          <table:table-cell office:value-type="float" office:value="5585410000" calcext:value-type="float">
            <text:p>5,585,410,000</text:p>
          </table:table-cell>
          <table:table-cell office:value-type="float" office:value="5670091000" calcext:value-type="float">
            <text:p>5,670,091,000</text:p>
          </table:table-cell>
          <table:table-cell office:value-type="float" office:value="5699994000" calcext:value-type="float">
            <text:p>5,699,994,000</text:p>
          </table:table-cell>
          <table:table-cell office:value-type="float" office:value="5923036000" calcext:value-type="float">
            <text:p>5,923,036,000</text:p>
          </table:table-cell>
          <table:table-cell office:value-type="float" office:value="6127341000" calcext:value-type="float">
            <text:p>6,127,341,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1775644.3464611" calcext:value-type="float">
            <text:p>61,775,644</text:p>
          </table:table-cell>
          <table:table-cell office:value-type="float" office:value="66328730.2519536" calcext:value-type="float">
            <text:p>66,328,730</text:p>
          </table:table-cell>
          <table:table-cell office:value-type="float" office:value="70098481.3928662" calcext:value-type="float">
            <text:p>70,098,481</text:p>
          </table:table-cell>
          <table:table-cell office:value-type="float" office:value="78853743.2485339" calcext:value-type="float">
            <text:p>78,853,743</text:p>
          </table:table-cell>
          <table:table-cell office:value-type="float" office:value="92846970.6431517" calcext:value-type="float">
            <text:p>92,846,971</text:p>
          </table:table-cell>
          <table:table-cell office:value-type="float" office:value="86769539.4968786" calcext:value-type="float">
            <text:p>86,769,539</text:p>
          </table:table-cell>
          <table:table-cell office:value-type="float" office:value="88409074.0054407" calcext:value-type="float">
            <text:p>88,409,074</text:p>
          </table:table-cell>
          <table:table-cell office:value-type="float" office:value="97826680.8277303" calcext:value-type="float">
            <text:p>97,826,681</text:p>
          </table:table-cell>
          <table:table-cell office:value-type="float" office:value="94030713.5546807" calcext:value-type="float">
            <text:p>94,030,714</text:p>
          </table:table-cell>
          <table:table-cell office:value-type="float" office:value="105315823.733279" calcext:value-type="float">
            <text:p>105,315,824</text:p>
          </table:table-cell>
          <table:table-cell office:value-type="float" office:value="128593292.008484" calcext:value-type="float">
            <text:p>128,593,292</text:p>
          </table:table-cell>
          <table:table-cell office:value-type="float" office:value="144715922.388787" calcext:value-type="float">
            <text:p>144,715,922</text:p>
          </table:table-cell>
          <table:table-cell office:value-type="float" office:value="152191511.987649" calcext:value-type="float">
            <text:p>152,191,512</text:p>
          </table:table-cell>
          <table:table-cell office:value-type="float" office:value="170819918.897296" calcext:value-type="float">
            <text:p>170,819,919</text:p>
          </table:table-cell>
          <table:table-cell office:value-type="float" office:value="167818612.473268" calcext:value-type="float">
            <text:p>167,818,612</text:p>
          </table:table-cell>
          <table:table-cell office:value-type="float" office:value="172203230.243295" calcext:value-type="float">
            <text:p>172,203,230</text:p>
          </table:table-cell>
          <table:table-cell office:value-type="float" office:value="203764374.097692" calcext:value-type="float">
            <text:p>203,764,374</text:p>
          </table:table-cell>
          <table:table-cell office:value-type="float" office:value="245288277.051267" calcext:value-type="float">
            <text:p>245,288,277</text:p>
          </table:table-cell>
          <table:table-cell office:value-type="float" office:value="264621980.036526" calcext:value-type="float">
            <text:p>264,621,980</text:p>
          </table:table-cell>
          <table:table-cell office:value-type="float" office:value="254214325.167175" calcext:value-type="float">
            <text:p>254,214,325</text:p>
          </table:table-cell>
          <table:table-cell office:value-type="float" office:value="273600041.815847" calcext:value-type="float">
            <text:p>273,600,042</text:p>
          </table:table-cell>
          <table:table-cell office:value-type="float" office:value="233143032.994124" calcext:value-type="float">
            <text:p>233,143,033</text:p>
          </table:table-cell>
          <table:table-cell office:value-type="float" office:value="234703243.051023" calcext:value-type="float">
            <text:p>234,703,243</text:p>
          </table:table-cell>
          <table:table-cell office:value-type="float" office:value="220857693.640268" calcext:value-type="float">
            <text:p>220,857,694</text:p>
          </table:table-cell>
          <table:table-cell office:value-type="float" office:value="259552943.261391" calcext:value-type="float">
            <text:p>259,552,943</text:p>
          </table:table-cell>
          <table:table-cell office:value-type="float" office:value="289135174.0824" calcext:value-type="float">
            <text:p>289,135,174</text:p>
          </table:table-cell>
          <table:table-cell office:value-type="float" office:value="305640639.581439" calcext:value-type="float">
            <text:p>305,640,640</text:p>
          </table:table-cell>
          <table:table-cell office:value-type="float" office:value="356322548.044457" calcext:value-type="float">
            <text:p>356,322,548</text:p>
          </table:table-cell>
          <table:table-cell office:value-type="float" office:value="360373467.357047" calcext:value-type="float">
            <text:p>360,373,467</text:p>
          </table:table-cell>
          <table:table-cell office:value-type="float" office:value="401809192.398775" calcext:value-type="float">
            <text:p>401,809,192</text:p>
          </table:table-cell>
          <table:table-cell office:value-type="float" office:value="439142549.804352" calcext:value-type="float">
            <text:p>439,142,550</text:p>
          </table:table-cell>
          <table:table-cell office:value-type="float" office:value="476396897.094162" calcext:value-type="float">
            <text:p>476,396,897</text:p>
          </table:table-cell>
          <table:table-cell office:value-type="float" office:value="537046607.089582" calcext:value-type="float">
            <text:p>537,046,607</text:p>
          </table:table-cell>
          <table:table-cell office:value-type="float" office:value="621982253.405241" calcext:value-type="float">
            <text:p>621,982,253</text:p>
          </table:table-cell>
          <table:table-cell office:value-type="float" office:value="702736806.517719" calcext:value-type="float">
            <text:p>702,736,807</text:p>
          </table:table-cell>
          <table:table-cell office:value-type="float" office:value="818869610.016786" calcext:value-type="float">
            <text:p>818,869,610</text:p>
          </table:table-cell>
          <table:table-cell office:value-type="float" office:value="897731359.94229" calcext:value-type="float">
            <text:p>897,731,360</text:p>
          </table:table-cell>
          <table:table-cell office:value-type="float" office:value="1196090841.36801" calcext:value-type="float">
            <text:p>1,196,090,841</text:p>
          </table:table-cell>
          <table:table-cell office:value-type="float" office:value="1258339565.46174" calcext:value-type="float">
            <text:p>1,258,339,565</text:p>
          </table:table-cell>
          <table:table-cell office:value-type="float" office:value="1264750066.59055" calcext:value-type="float">
            <text:p>1,264,750,067</text:p>
          </table:table-cell>
          <table:table-cell office:value-type="float" office:value="1585464266.28405" calcext:value-type="float">
            <text:p>1,585,464,266</text:p>
          </table:table-cell>
          <table:table-cell office:value-type="float" office:value="1820209093.20955" calcext:value-type="float">
            <text:p>1,820,209,093</text:p>
          </table:table-cell>
          <table:table-cell office:value-type="float" office:value="1823690130.81391" calcext:value-type="float">
            <text:p>1,823,690,131</text:p>
          </table:table-cell>
          <table:table-cell office:value-type="float" office:value="1798331398.06925" calcext:value-type="float">
            <text:p>1,798,331,398</text:p>
          </table:table-cell>
          <table:table-cell office:value-type="float" office:value="1958818570.19879" calcext:value-type="float">
            <text:p>1,958,818,570</text:p>
          </table:table-cell>
          <table:table-cell office:value-type="float" office:value="2057946927.40094" calcext:value-type="float">
            <text:p>2,057,946,927</text:p>
          </table:table-cell>
          <table:table-cell office:value-type="float" office:value="2212642587.31583" calcext:value-type="float">
            <text:p>2,212,642,5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10101010.10101" calcext:value-type="float">
            <text:p>1,010,101,010</text:p>
          </table:table-cell>
          <table:table-cell office:value-type="float" office:value="1094276094.27609" calcext:value-type="float">
            <text:p>1,094,276,094</text:p>
          </table:table-cell>
          <table:table-cell office:value-type="float" office:value="1278676194.05792" calcext:value-type="float">
            <text:p>1,278,676,194</text:p>
          </table:table-cell>
          <table:table-cell office:value-type="float" office:value="1249375312.34383" calcext:value-type="float">
            <text:p>1,249,375,312</text:p>
          </table:table-cell>
          <table:table-cell office:value-type="float" office:value="2098950524.73763" calcext:value-type="float">
            <text:p>2,098,950,525</text:p>
          </table:table-cell>
          <table:table-cell office:value-type="float" office:value="2398800599.70015" calcext:value-type="float">
            <text:p>2,398,800,600</text:p>
          </table:table-cell>
          <table:table-cell office:value-type="float" office:value="2748625687.15642" calcext:value-type="float">
            <text:p>2,748,625,687</text:p>
          </table:table-cell>
          <table:table-cell office:value-type="float" office:value="2765496250.48827" calcext:value-type="float">
            <text:p>2,765,496,250</text:p>
          </table:table-cell>
          <table:table-cell office:value-type="float" office:value="3020408403.49686" calcext:value-type="float">
            <text:p>3,020,408,403</text:p>
          </table:table-cell>
          <table:table-cell office:value-type="float" office:value="3274042046.65443" calcext:value-type="float">
            <text:p>3,274,042,047</text:p>
          </table:table-cell>
          <table:table-cell office:value-type="float" office:value="3520401672.64375" calcext:value-type="float">
            <text:p>3,520,401,673</text:p>
          </table:table-cell>
          <table:table-cell office:value-type="float" office:value="3884593671.27464" calcext:value-type="float">
            <text:p>3,884,593,671</text:p>
          </table:table-cell>
          <table:table-cell office:value-type="float" office:value="3945808606.86178" calcext:value-type="float">
            <text:p>3,945,808,607</text:p>
          </table:table-cell>
          <table:table-cell office:value-type="float" office:value="3918503032.81215" calcext:value-type="float">
            <text:p>3,918,503,033</text:p>
          </table:table-cell>
          <table:table-cell office:value-type="float" office:value="4033185626.42262" calcext:value-type="float">
            <text:p>4,033,185,626</text:p>
          </table:table-cell>
          <table:table-cell office:value-type="float" office:value="4121988179.58891" calcext:value-type="float">
            <text:p>4,121,988,180</text:p>
          </table:table-cell>
          <table:table-cell office:value-type="float" office:value="4100382634.84415" calcext:value-type="float">
            <text:p>4,100,382,635</text:p>
          </table:table-cell>
          <table:table-cell office:value-type="float" office:value="4314429471.57243" calcext:value-type="float">
            <text:p>4,314,429,472</text:p>
          </table:table-cell>
          <table:table-cell office:value-type="float" office:value="4597612302.28097" calcext:value-type="float">
            <text:p>4,597,612,302</text:p>
          </table:table-cell>
          <table:table-cell office:value-type="float" office:value="4715973028.03079" calcext:value-type="float">
            <text:p>4,715,973,028</text:p>
          </table:table-cell>
          <table:table-cell office:value-type="float" office:value="4867582620.20708" calcext:value-type="float">
            <text:p>4,867,582,620</text:p>
          </table:table-cell>
          <table:table-cell office:value-type="float" office:value="5343261875.89167" calcext:value-type="float">
            <text:p>5,343,261,876</text:p>
          </table:table-cell>
          <table:table-cell office:value-type="float" office:value="5643867692.74156" calcext:value-type="float">
            <text:p>5,643,867,693</text:p>
          </table:table-cell>
          <table:table-cell office:value-type="float" office:value="5734706238.64325" calcext:value-type="float">
            <text:p>5,734,706,239</text:p>
          </table:table-cell>
          <table:table-cell office:value-type="float" office:value="5981149294.27084" calcext:value-type="float">
            <text:p>5,981,149,294</text:p>
          </table:table-cell>
          <table:table-cell office:value-type="float" office:value="6715147012.10504" calcext:value-type="float">
            <text:p>6,715,147,012</text:p>
          </table:table-cell>
          <table:table-cell office:value-type="float" office:value="7396948373.69356" calcext:value-type="float">
            <text:p>7,396,948,374</text:p>
          </table:table-cell>
          <table:table-cell office:value-type="float" office:value="7925736313.4981" calcext:value-type="float">
            <text:p>7,925,736,313</text:p>
          </table:table-cell>
          <table:table-cell office:value-type="float" office:value="8497494135.16914" calcext:value-type="float">
            <text:p>8,497,494,135</text:p>
          </table:table-cell>
          <table:table-cell office:value-type="float" office:value="8285063966.31345" calcext:value-type="float">
            <text:p>8,285,063,966</text:p>
          </table:table-cell>
          <table:table-cell office:value-type="float" office:value="8397855942.32" calcext:value-type="float">
            <text:p>8,397,855,942</text:p>
          </table:table-cell>
          <table:table-cell office:value-type="float" office:value="8141517335.51959" calcext:value-type="float">
            <text:p>8,141,517,336</text:p>
          </table:table-cell>
          <table:table-cell office:value-type="float" office:value="7905485136.54114" calcext:value-type="float">
            <text:p>7,905,485,137</text:p>
          </table:table-cell>
          <table:table-cell office:value-type="float" office:value="8082399988.16233" calcext:value-type="float">
            <text:p>8,082,399,988</text:p>
          </table:table-cell>
          <table:table-cell office:value-type="float" office:value="8773156956.08347" calcext:value-type="float">
            <text:p>8,773,156,956</text:p>
          </table:table-cell>
          <table:table-cell office:value-type="float" office:value="9549120156.21004" calcext:value-type="float">
            <text:p>9,549,120,156</text:p>
          </table:table-cell>
          <table:table-cell office:value-type="float" office:value="11451845965.3378" calcext:value-type="float">
            <text:p>11,451,845,965</text:p>
          </table:table-cell>
          <table:table-cell office:value-type="float" office:value="13120084506.9013" calcext:value-type="float">
            <text:p>13,120,084,507</text:p>
          </table:table-cell>
          <table:table-cell office:value-type="float" office:value="16674309556.0914" calcext:value-type="float">
            <text:p>16,674,309,556</text:p>
          </table:table-cell>
          <table:table-cell office:value-type="float" office:value="17340028490.0285" calcext:value-type="float">
            <text:p>17,340,028,490</text:p>
          </table:table-cell>
          <table:table-cell office:value-type="float" office:value="19649786223.2779" calcext:value-type="float">
            <text:p>19,649,786,223</text:p>
          </table:table-cell>
          <table:table-cell office:value-type="float" office:value="23963162971.8339" calcext:value-type="float">
            <text:p>23,963,162,972</text:p>
          </table:table-cell>
          <table:table-cell office:value-type="float" office:value="27084497482.9233" calcext:value-type="float">
            <text:p>27,084,497,483</text:p>
          </table:table-cell>
          <table:table-cell office:value-type="float" office:value="30659338880.4631" calcext:value-type="float">
            <text:p>30,659,338,880</text:p>
          </table:table-cell>
          <table:table-cell office:value-type="float" office:value="32996188012.5904" calcext:value-type="float">
            <text:p>32,996,188,013</text:p>
          </table:table-cell>
          <table:table-cell office:value-type="float" office:value="33000198248.191" calcext:value-type="float">
            <text:p>33,000,198,248</text:p>
          </table:table-cell>
          <table:table-cell office:value-type="float" office:value="33806395464.9783" calcext:value-type="float">
            <text:p>33,806,395,4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7754759482.00137" calcext:value-type="float">
            <text:p>7,754,759,482</text:p>
          </table:table-cell>
          <table:table-cell office:value-type="float" office:value="6115682137.83404" calcext:value-type="float">
            <text:p>6,115,682,138</text:p>
          </table:table-cell>
          <table:table-cell office:value-type="float" office:value="4734635595.42007" calcext:value-type="float">
            <text:p>4,734,635,595</text:p>
          </table:table-cell>
          <table:table-cell office:value-type="float" office:value="3630671070.73441" calcext:value-type="float">
            <text:p>3,630,671,071</text:p>
          </table:table-cell>
          <table:table-cell office:value-type="float" office:value="2818240188.87797" calcext:value-type="float">
            <text:p>2,818,240,189</text:p>
          </table:table-cell>
          <table:table-cell office:value-type="float" office:value="2033746134.79769" calcext:value-type="float">
            <text:p>2,033,746,135</text:p>
          </table:table-cell>
          <table:table-cell office:value-type="float" office:value="2825220283.96437" calcext:value-type="float">
            <text:p>2,825,220,284</text:p>
          </table:table-cell>
          <table:table-cell office:value-type="float" office:value="3879200611.47589" calcext:value-type="float">
            <text:p>3,879,200,611</text:p>
          </table:table-cell>
          <table:table-cell office:value-type="float" office:value="4336294650.91679" calcext:value-type="float">
            <text:p>4,336,294,651</text:p>
          </table:table-cell>
          <table:table-cell office:value-type="float" office:value="4804204840.89709" calcext:value-type="float">
            <text:p>4,804,204,841</text:p>
          </table:table-cell>
          <table:table-cell office:value-type="float" office:value="5693132323.87209" calcext:value-type="float">
            <text:p>5,693,132,324</text:p>
          </table:table-cell>
          <table:table-cell office:value-type="float" office:value="5945594325.98353" calcext:value-type="float">
            <text:p>5,945,594,326</text:p>
          </table:table-cell>
          <table:table-cell office:value-type="float" office:value="6896386223.7667" calcext:value-type="float">
            <text:p>6,896,386,224</text:p>
          </table:table-cell>
          <table:table-cell office:value-type="float" office:value="8712800448.55699" calcext:value-type="float">
            <text:p>8,712,800,449</text:p>
          </table:table-cell>
          <table:table-cell office:value-type="float" office:value="10410125222.4616" calcext:value-type="float">
            <text:p>10,410,125,222</text:p>
          </table:table-cell>
          <table:table-cell office:value-type="float" office:value="11222796203.0373" calcext:value-type="float">
            <text:p>11,222,796,203</text:p>
          </table:table-cell>
          <table:table-cell office:value-type="float" office:value="12864842265.9778" calcext:value-type="float">
            <text:p>12,864,842,266</text:p>
          </table:table-cell>
          <table:table-cell office:value-type="float" office:value="15778737138.2924" calcext:value-type="float">
            <text:p>15,778,737,138</text:p>
          </table:table-cell>
          <table:table-cell office:value-type="float" office:value="19112801229.8123" calcext:value-type="float">
            <text:p>19,112,801,230</text:p>
          </table:table-cell>
          <table:table-cell office:value-type="float" office:value="17613946141.6917" calcext:value-type="float">
            <text:p>17,613,946,142</text:p>
          </table:table-cell>
          <table:table-cell office:value-type="float" office:value="17176320802.8742" calcext:value-type="float">
            <text:p>17,176,320,803</text:p>
          </table:table-cell>
          <table:table-cell office:value-type="float" office:value="18644239020.6064" calcext:value-type="float">
            <text:p>18,644,239,021</text:p>
          </table:table-cell>
          <table:table-cell office:value-type="float" office:value="17226736263.8011" calcext:value-type="float">
            <text:p>17,226,736,264</text:p>
          </table:table-cell>
          <table:table-cell office:value-type="float" office:value="18179104674.47" calcext:value-type="float">
            <text:p>18,179,104,674</text:p>
          </table:table-cell>
          <table:table-cell office:value-type="float" office:value="18558731470.6389" calcext:value-type="float">
            <text:p>18,558,731,471</text:p>
          </table:table-cell>
          <table:table-cell office:value-type="float" office:value="16209779402.4093" calcext:value-type="float">
            <text:p>16,209,779,402</text:p>
          </table:table-cell>
          <table:table-cell office:value-type="float" office:value="16909904148.9972" calcext:value-type="float">
            <text:p>16,909,904,1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6797330.9570327" calcext:value-type="float">
            <text:p>66,797,331</text:p>
          </table:table-cell>
          <table:table-cell office:value-type="float" office:value="88112318.4825197" calcext:value-type="float">
            <text:p>88,112,318</text:p>
          </table:table-cell>
          <table:table-cell office:value-type="float" office:value="114693403.909884" calcext:value-type="float">
            <text:p>114,693,404</text:p>
          </table:table-cell>
          <table:table-cell office:value-type="float" office:value="169433503.269928" calcext:value-type="float">
            <text:p>169,433,503</text:p>
          </table:table-cell>
          <table:table-cell office:value-type="float" office:value="235512893.238711" calcext:value-type="float">
            <text:p>235,512,893</text:p>
          </table:table-cell>
          <table:table-cell office:value-type="float" office:value="274091110.694801" calcext:value-type="float">
            <text:p>274,091,111</text:p>
          </table:table-cell>
          <table:table-cell office:value-type="float" office:value="296963130.18229" calcext:value-type="float">
            <text:p>296,963,130</text:p>
          </table:table-cell>
          <table:table-cell office:value-type="float" office:value="382830781.739146" calcext:value-type="float">
            <text:p>382,830,782</text:p>
          </table:table-cell>
          <table:table-cell office:value-type="float" office:value="455912765.883658" calcext:value-type="float">
            <text:p>455,912,766</text:p>
          </table:table-cell>
          <table:table-cell office:value-type="float" office:value="594573127.329723" calcext:value-type="float">
            <text:p>594,573,127</text:p>
          </table:table-cell>
          <table:table-cell office:value-type="float" office:value="852423393.293349" calcext:value-type="float">
            <text:p>852,423,393</text:p>
          </table:table-cell>
          <table:table-cell office:value-type="float" office:value="974347886.903331" calcext:value-type="float">
            <text:p>974,347,887</text:p>
          </table:table-cell>
          <table:table-cell office:value-type="float" office:value="853465103.519901" calcext:value-type="float">
            <text:p>853,465,104</text:p>
          </table:table-cell>
          <table:table-cell office:value-type="float" office:value="926393353.946289" calcext:value-type="float">
            <text:p>926,393,354</text:p>
          </table:table-cell>
          <table:table-cell office:value-type="float" office:value="969842620.050808" calcext:value-type="float">
            <text:p>969,842,620</text:p>
          </table:table-cell>
          <table:table-cell office:value-type="float" office:value="837591557.830334" calcext:value-type="float">
            <text:p>837,591,558</text:p>
          </table:table-cell>
          <table:table-cell office:value-type="float" office:value="1119259574.38242" calcext:value-type="float">
            <text:p>1,119,259,574</text:p>
          </table:table-cell>
          <table:table-cell office:value-type="float" office:value="1541996035.00024" calcext:value-type="float">
            <text:p>1,541,996,035</text:p>
          </table:table-cell>
          <table:table-cell office:value-type="float" office:value="1787998379.62362" calcext:value-type="float">
            <text:p>1,787,998,380</text:p>
          </table:table-cell>
          <table:table-cell office:value-type="float" office:value="3020185206.19241" calcext:value-type="float">
            <text:p>3,020,185,206</text:p>
          </table:table-cell>
          <table:table-cell office:value-type="float" office:value="3721284135.38007" calcext:value-type="float">
            <text:p>3,721,284,135</text:p>
          </table:table-cell>
          <table:table-cell office:value-type="float" office:value="3867409908.37094" calcext:value-type="float">
            <text:p>3,867,409,908</text:p>
          </table:table-cell>
          <table:table-cell office:value-type="float" office:value="4069182433.72951" calcext:value-type="float">
            <text:p>4,069,182,434</text:p>
          </table:table-cell>
          <table:table-cell office:value-type="float" office:value="4082613650.01083" calcext:value-type="float">
            <text:p>4,082,613,650</text:p>
          </table:table-cell>
          <table:table-cell office:value-type="float" office:value="4259258810.89328" calcext:value-type="float">
            <text:p>4,259,258,811</text:p>
          </table:table-cell>
          <table:table-cell office:value-type="float" office:value="4730599690.73975" calcext:value-type="float">
            <text:p>4,730,599,691</text:p>
          </table:table-cell>
          <table:table-cell office:value-type="float" office:value="4847757703.8663" calcext:value-type="float">
            <text:p>4,847,757,704</text:p>
          </table:table-cell>
          <table:table-cell office:value-type="float" office:value="5020265168.28901" calcext:value-type="float">
            <text:p>5,020,265,168</text:p>
          </table:table-cell>
          <table:table-cell office:value-type="float" office:value="4790481509.17679" calcext:value-type="float">
            <text:p>4,790,481,509</text:p>
          </table:table-cell>
          <table:table-cell office:value-type="float" office:value="5484263050.39562" calcext:value-type="float">
            <text:p>5,484,263,050</text:p>
          </table:table-cell>
          <table:table-cell office:value-type="float" office:value="5788311645.24918" calcext:value-type="float">
            <text:p>5,788,311,645</text:p>
          </table:table-cell>
          <table:table-cell office:value-type="float" office:value="5489649946.82113" calcext:value-type="float">
            <text:p>5,489,649,947</text:p>
          </table:table-cell>
          <table:table-cell office:value-type="float" office:value="5438851394.68019" calcext:value-type="float">
            <text:p>5,438,851,395</text:p>
          </table:table-cell>
          <table:table-cell office:value-type="float" office:value="7511527476.86178" calcext:value-type="float">
            <text:p>7,511,527,477</text:p>
          </table:table-cell>
          <table:table-cell office:value-type="float" office:value="8957511538.33124" calcext:value-type="float">
            <text:p>8,957,511,538</text:p>
          </table:table-cell>
          <table:table-cell office:value-type="float" office:value="9931249181.99738" calcext:value-type="float">
            <text:p>9,931,249,182</text:p>
          </table:table-cell>
          <table:table-cell office:value-type="float" office:value="10126990487.9654" calcext:value-type="float">
            <text:p>10,126,990,488</text:p>
          </table:table-cell>
          <table:table-cell office:value-type="float" office:value="10939019144.1535" calcext:value-type="float">
            <text:p>10,939,019,144</text:p>
          </table:table-cell>
          <table:table-cell office:value-type="float" office:value="10945139921.1057" calcext:value-type="float">
            <text:p>10,945,139,921</text:p>
          </table:table-cell>
          <table:table-cell office:value-type="float" office:value="10267088729.1407" calcext:value-type="float">
            <text:p>10,267,088,729</text:p>
          </table:table-cell>
          <table:table-cell office:value-type="float" office:value="12786614681.8621" calcext:value-type="float">
            <text:p>12,786,614,682</text:p>
          </table:table-cell>
          <table:table-cell office:value-type="float" office:value="15351891917.8351" calcext:value-type="float">
            <text:p>15,351,891,918</text:p>
          </table:table-cell>
          <table:table-cell office:value-type="float" office:value="14420314870.3321" calcext:value-type="float">
            <text:p>14,420,314,870</text:p>
          </table:table-cell>
          <table:table-cell office:value-type="float" office:value="14901736206.511" calcext:value-type="float">
            <text:p>14,901,736,207</text:p>
          </table:table-cell>
          <table:table-cell office:value-type="float" office:value="16250780865.5594" calcext:value-type="float">
            <text:p>16,250,780,866</text:p>
          </table:table-cell>
          <table:table-cell office:value-type="float" office:value="14406493037.6611" calcext:value-type="float">
            <text:p>14,406,493,038</text:p>
          </table:table-cell>
          <table:table-cell office:value-type="float" office:value="15566057293.6078" calcext:value-type="float">
            <text:p>15,566,057,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5213857569.8357" calcext:value-type="float">
            <text:p>35,213,857,570</text:p>
          </table:table-cell>
          <table:table-cell office:value-type="float" office:value="39331867587.7699" calcext:value-type="float">
            <text:p>39,331,867,588</text:p>
          </table:table-cell>
          <table:table-cell office:value-type="float" office:value="50623841099.9111" calcext:value-type="float">
            <text:p>50,623,841,100</text:p>
          </table:table-cell>
          <table:table-cell office:value-type="float" office:value="71672675416.4541" calcext:value-type="float">
            <text:p>71,672,675,416</text:p>
          </table:table-cell>
          <table:table-cell office:value-type="float" office:value="91887958745.4616" calcext:value-type="float">
            <text:p>91,887,958,745</text:p>
          </table:table-cell>
          <table:table-cell office:value-type="float" office:value="108051408878.637" calcext:value-type="float">
            <text:p>108,051,408,879</text:p>
          </table:table-cell>
          <table:table-cell office:value-type="float" office:value="127741369547.539" calcext:value-type="float">
            <text:p>127,741,369,548</text:p>
          </table:table-cell>
          <table:table-cell office:value-type="float" office:value="148671741471.835" calcext:value-type="float">
            <text:p>148,671,741,472</text:p>
          </table:table-cell>
          <table:table-cell office:value-type="float" office:value="168803353854.154" calcext:value-type="float">
            <text:p>168,803,353,854</text:p>
          </table:table-cell>
          <table:table-cell office:value-type="float" office:value="186095322489.462" calcext:value-type="float">
            <text:p>186,095,322,489</text:p>
          </table:table-cell>
          <table:table-cell office:value-type="float" office:value="191124804735.572" calcext:value-type="float">
            <text:p>191,124,804,736</text:p>
          </table:table-cell>
          <table:table-cell office:value-type="float" office:value="225557700609.401" calcext:value-type="float">
            <text:p>225,557,700,609</text:p>
          </table:table-cell>
          <table:table-cell office:value-type="float" office:value="238783475400.269" calcext:value-type="float">
            <text:p>238,783,475,400</text:p>
          </table:table-cell>
          <table:table-cell office:value-type="float" office:value="170392084891.284" calcext:value-type="float">
            <text:p>170,392,084,891</text:p>
          </table:table-cell>
          <table:table-cell office:value-type="float" office:value="175506749235.506" calcext:value-type="float">
            <text:p>175,506,749,236</text:p>
          </table:table-cell>
          <table:table-cell office:value-type="float" office:value="187426231445.592" calcext:value-type="float">
            <text:p>187,426,231,446</text:p>
          </table:table-cell>
          <table:table-cell office:value-type="float" office:value="225331911213.734" calcext:value-type="float">
            <text:p>225,331,911,214</text:p>
          </table:table-cell>
          <table:table-cell office:value-type="float" office:value="247124995808.846" calcext:value-type="float">
            <text:p>247,124,995,809</text:p>
          </table:table-cell>
          <table:table-cell office:value-type="float" office:value="276045813775.717" calcext:value-type="float">
            <text:p>276,045,813,776</text:p>
          </table:table-cell>
          <table:table-cell office:value-type="float" office:value="375485011470.773" calcext:value-type="float">
            <text:p>375,485,011,471</text:p>
          </table:table-cell>
          <table:table-cell office:value-type="float" office:value="406897012370.063" calcext:value-type="float">
            <text:p>406,897,012,370</text:p>
          </table:table-cell>
          <table:table-cell office:value-type="float" office:value="378581334817.952" calcext:value-type="float">
            <text:p>378,581,334,818</text:p>
          </table:table-cell>
          <table:table-cell office:value-type="float" office:value="362646104793.298" calcext:value-type="float">
            <text:p>362,646,104,793</text:p>
          </table:table-cell>
          <table:table-cell office:value-type="float" office:value="406935598865.829" calcext:value-type="float">
            <text:p>406,935,598,866</text:p>
          </table:table-cell>
          <table:table-cell office:value-type="float" office:value="580494364385.62" calcext:value-type="float">
            <text:p>580,494,364,386</text:p>
          </table:table-cell>
          <table:table-cell office:value-type="float" office:value="778052821653.106" calcext:value-type="float">
            <text:p>778,052,821,653</text:p>
          </table:table-cell>
          <table:table-cell office:value-type="float" office:value="849622314042.384" calcext:value-type="float">
            <text:p>849,622,314,042</text:p>
          </table:table-cell>
          <table:table-cell office:value-type="float" office:value="881512355619.941" calcext:value-type="float">
            <text:p>881,512,355,620</text:p>
          </table:table-cell>
          <table:table-cell office:value-type="float" office:value="853815355293.476" calcext:value-type="float">
            <text:p>853,815,355,293</text:p>
          </table:table-cell>
          <table:table-cell office:value-type="float" office:value="594071386008.253" calcext:value-type="float">
            <text:p>594,071,386,008</text:p>
          </table:table-cell>
          <table:table-cell office:value-type="float" office:value="652360092544.886" calcext:value-type="float">
            <text:p>652,360,092,545</text:p>
          </table:table-cell>
          <table:table-cell office:value-type="float" office:value="560746773511.13" calcext:value-type="float">
            <text:p>560,746,773,511</text:p>
          </table:table-cell>
          <table:table-cell office:value-type="float" office:value="512030132310.54" calcext:value-type="float">
            <text:p>512,030,132,311</text:p>
          </table:table-cell>
          <table:table-cell office:value-type="float" office:value="558922146818.419" calcext:value-type="float">
            <text:p>558,922,146,818</text:p>
          </table:table-cell>
          <table:table-cell office:value-type="float" office:value="669289321941.033" calcext:value-type="float">
            <text:p>669,289,321,941</text:p>
          </table:table-cell>
          <table:table-cell office:value-type="float" office:value="891633826591.642" calcext:value-type="float">
            <text:p>891,633,826,592</text:p>
          </table:table-cell>
          <table:table-cell office:value-type="float" office:value="1107626711423.57" calcext:value-type="float">
            <text:p>1,107,626,711,424</text:p>
          </table:table-cell>
          <table:table-cell office:value-type="float" office:value="1397114247307.09" calcext:value-type="float">
            <text:p>1,397,114,247,307</text:p>
          </table:table-cell>
          <table:table-cell office:value-type="float" office:value="1695855391841.56" calcext:value-type="float">
            <text:p>1,695,855,391,842</text:p>
          </table:table-cell>
          <table:table-cell office:value-type="float" office:value="1666996294335.76" calcext:value-type="float">
            <text:p>1,666,996,294,336</text:p>
          </table:table-cell>
          <table:table-cell office:value-type="float" office:value="2208838108593.19" calcext:value-type="float">
            <text:p>2,208,838,108,593</text:p>
          </table:table-cell>
          <table:table-cell office:value-type="float" office:value="2616156606734.51" calcext:value-type="float">
            <text:p>2,616,156,606,735</text:p>
          </table:table-cell>
          <table:table-cell office:value-type="float" office:value="2465228293862.62" calcext:value-type="float">
            <text:p>2,465,228,293,863</text:p>
          </table:table-cell>
          <table:table-cell office:value-type="float" office:value="2472819362259" calcext:value-type="float">
            <text:p>2,472,819,362,259</text:p>
          </table:table-cell>
          <table:table-cell office:value-type="float" office:value="2456043766063.41" calcext:value-type="float">
            <text:p>2,456,043,766,063</text:p>
          </table:table-cell>
          <table:table-cell office:value-type="float" office:value="1803649810670.56" calcext:value-type="float">
            <text:p>1,803,649,810,671</text:p>
          </table:table-cell>
          <table:table-cell office:value-type="float" office:value="1795925681015.51" calcext:value-type="float">
            <text:p>1,795,925,681,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9966760" calcext:value-type="float">
            <text:p>9,966,760</text:p>
          </table:table-cell>
          <table:table-cell office:value-type="float" office:value="8605525" calcext:value-type="float">
            <text:p>8,605,525</text:p>
          </table:table-cell>
          <table:table-cell office:value-type="float" office:value="8984271" calcext:value-type="float">
            <text:p>8,984,271</text:p>
          </table:table-cell>
          <table:table-cell office:value-type="float" office:value="10169882" calcext:value-type="float">
            <text:p>10,169,882</text:p>
          </table:table-cell>
          <table:table-cell office:value-type="float" office:value="12159234" calcext:value-type="float">
            <text:p>12,159,234</text:p>
          </table:table-cell>
          <table:table-cell office:value-type="float" office:value="13357971" calcext:value-type="float">
            <text:p>13,357,971</text:p>
          </table:table-cell>
          <table:table-cell office:value-type="float" office:value="14561707" calcext:value-type="float">
            <text:p>14,561,707</text:p>
          </table:table-cell>
          <table:table-cell office:value-type="float" office:value="15054826" calcext:value-type="float">
            <text:p>15,054,826</text:p>
          </table:table-cell>
          <table:table-cell office:value-type="float" office:value="17487726" calcext:value-type="float">
            <text:p>17,487,726</text:p>
          </table:table-cell>
          <table:table-cell office:value-type="float" office:value="21815674" calcext:value-type="float">
            <text:p>21,815,674</text:p>
          </table:table-cell>
          <table:table-cell office:value-type="float" office:value="27229380" calcext:value-type="float">
            <text:p>27,229,380</text:p>
          </table:table-cell>
          <table:table-cell office:value-type="float" office:value="29772866" calcext:value-type="float">
            <text:p>29,772,866</text:p>
          </table:table-cell>
          <table:table-cell office:value-type="float" office:value="35045825" calcext:value-type="float">
            <text:p>35,045,825</text:p>
          </table:table-cell>
          <table:table-cell office:value-type="float" office:value="39494413" calcext:value-type="float">
            <text:p>39,494,413</text:p>
          </table:table-cell>
          <table:table-cell office:value-type="float" office:value="43380016" calcext:value-type="float">
            <text:p>43,380,016</text:p>
          </table:table-cell>
          <table:table-cell office:value-type="float" office:value="45179558" calcext:value-type="float">
            <text:p>45,179,558</text:p>
          </table:table-cell>
          <table:table-cell office:value-type="float" office:value="49170720" calcext:value-type="float">
            <text:p>49,170,720</text:p>
          </table:table-cell>
          <table:table-cell office:value-type="float" office:value="58640934" calcext:value-type="float">
            <text:p>58,640,934</text:p>
          </table:table-cell>
          <table:table-cell office:value-type="float" office:value="65919528" calcext:value-type="float">
            <text:p>65,919,528</text:p>
          </table:table-cell>
          <table:table-cell office:value-type="float" office:value="78516321" calcext:value-type="float">
            <text:p>78,516,321</text:p>
          </table:table-cell>
          <table:table-cell office:value-type="float" office:value="102885716" calcext:value-type="float">
            <text:p>102,885,716</text:p>
          </table:table-cell>
          <table:table-cell office:value-type="float" office:value="134536197" calcext:value-type="float">
            <text:p>134,536,197</text:p>
          </table:table-cell>
          <table:table-cell office:value-type="float" office:value="172657075" calcext:value-type="float">
            <text:p>172,657,075</text:p>
          </table:table-cell>
          <table:table-cell office:value-type="float" office:value="231608604" calcext:value-type="float">
            <text:p>231,608,604</text:p>
          </table:table-cell>
          <table:table-cell office:value-type="float" office:value="300965652" calcext:value-type="float">
            <text:p>300,965,652</text:p>
          </table:table-cell>
          <table:table-cell office:value-type="float" office:value="389074210" calcext:value-type="float">
            <text:p>389,074,210</text:p>
          </table:table-cell>
          <table:table-cell office:value-type="float" office:value="440036072" calcext:value-type="float">
            <text:p>440,036,072</text:p>
          </table:table-cell>
          <table:table-cell office:value-type="float" office:value="511578685" calcext:value-type="float">
            <text:p>511,578,685</text:p>
          </table:table-cell>
          <table:table-cell office:value-type="float" office:value="589001512" calcext:value-type="float">
            <text:p>589,001,512</text:p>
          </table:table-cell>
          <table:table-cell office:value-type="float" office:value="659564089" calcext:value-type="float">
            <text:p>659,564,089</text:p>
          </table:table-cell>
          <table:table-cell office:value-type="float" office:value="736006881" calcext:value-type="float">
            <text:p>736,006,881</text:p>
          </table:table-cell>
          <table:table-cell office:value-type="float" office:value="793828993" calcext:value-type="float">
            <text:p>793,828,993</text:p>
          </table:table-cell>
          <table:table-cell office:value-type="float" office:value="770308134" calcext:value-type="float">
            <text:p>770,308,134</text:p>
          </table:table-cell>
          <table:table-cell office:value-type="float" office:value="697785485" calcext:value-type="float">
            <text:p>697,785,485</text:p>
          </table:table-cell>
          <table:table-cell office:value-type="float" office:value="731106702" calcext:value-type="float">
            <text:p>731,106,702</text:p>
          </table:table-cell>
          <table:table-cell office:value-type="float" office:value="852631141" calcext:value-type="float">
            <text:p>852,631,141</text:p>
          </table:table-cell>
          <table:table-cell office:value-type="float" office:value="923193718" calcext:value-type="float">
            <text:p>923,193,718</text:p>
          </table:table-cell>
          <table:table-cell office:value-type="float" office:value="990816188" calcext:value-type="float">
            <text:p>990,816,188</text:p>
          </table:table-cell>
          <table:table-cell office:value-type="float" office:value="972195508" calcext:value-type="float">
            <text:p>972,195,508</text:p>
          </table:table-cell>
          <table:table-cell office:value-type="float" office:value="858511356" calcext:value-type="float">
            <text:p>858,511,356</text:p>
          </table:table-cell>
          <table:table-cell office:value-type="float" office:value="876152000" calcext:value-type="float">
            <text:p>876,152,000</text:p>
          </table:table-cell>
          <table:table-cell office:value-type="float" office:value="858001000" calcext:value-type="float">
            <text:p>858,001,000</text:p>
          </table:table-cell>
          <table:table-cell office:value-type="float" office:value="870897000" calcext:value-type="float">
            <text:p>870,897,000</text:p>
          </table:table-cell>
          <table:table-cell office:value-type="float" office:value="897400000" calcext:value-type="float">
            <text:p>897,400,000</text:p>
          </table:table-cell>
          <table:table-cell office:value-type="float" office:value="937619000" calcext:value-type="float">
            <text:p>937,619,000</text:p>
          </table:table-cell>
          <table:table-cell office:value-type="float" office:value="954516882" calcext:value-type="float">
            <text:p>954,516,882</text:p>
          </table:table-cell>
          <table:table-cell office:value-type="float" office:value="971237110" calcext:value-type="float">
            <text:p>971,237,1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24919921.644439" calcext:value-type="float">
            <text:p>224,919,922</text:p>
          </table:table-cell>
          <table:table-cell office:value-type="float" office:value="248088784.82473" calcext:value-type="float">
            <text:p>248,088,785</text:p>
          </table:table-cell>
          <table:table-cell office:value-type="float" office:value="340148570.123333" calcext:value-type="float">
            <text:p>340,148,570</text:p>
          </table:table-cell>
          <table:table-cell office:value-type="float" office:value="543960286.301867" calcext:value-type="float">
            <text:p>543,960,286</text:p>
          </table:table-cell>
          <table:table-cell office:value-type="float" office:value="1348411999.33946" calcext:value-type="float">
            <text:p>1,348,411,999</text:p>
          </table:table-cell>
          <table:table-cell office:value-type="float" office:value="1467369243.59849" calcext:value-type="float">
            <text:p>1,467,369,244</text:p>
          </table:table-cell>
          <table:table-cell office:value-type="float" office:value="1787309387.69467" calcext:value-type="float">
            <text:p>1,787,309,388</text:p>
          </table:table-cell>
          <table:table-cell office:value-type="float" office:value="2176266685.91957" calcext:value-type="float">
            <text:p>2,176,266,686</text:p>
          </table:table-cell>
          <table:table-cell office:value-type="float" office:value="2438644065.49277" calcext:value-type="float">
            <text:p>2,438,644,065</text:p>
          </table:table-cell>
          <table:table-cell office:value-type="float" office:value="3521564850.91669" calcext:value-type="float">
            <text:p>3,521,564,851</text:p>
          </table:table-cell>
          <table:table-cell office:value-type="float" office:value="6190491610.41135" calcext:value-type="float">
            <text:p>6,190,491,610</text:p>
          </table:table-cell>
          <table:table-cell office:value-type="float" office:value="5483907877.07116" calcext:value-type="float">
            <text:p>5,483,907,877</text:p>
          </table:table-cell>
          <table:table-cell office:value-type="float" office:value="5355761848.79295" calcext:value-type="float">
            <text:p>5,355,761,849</text:p>
          </table:table-cell>
          <table:table-cell office:value-type="float" office:value="4828789012.957" calcext:value-type="float">
            <text:p>4,828,789,013</text:p>
          </table:table-cell>
          <table:table-cell office:value-type="float" office:value="4750818243.81776" calcext:value-type="float">
            <text:p>4,750,818,244</text:p>
          </table:table-cell>
          <table:table-cell office:value-type="float" office:value="4425493575.19949" calcext:value-type="float">
            <text:p>4,425,493,575</text:p>
          </table:table-cell>
          <table:table-cell office:value-type="float" office:value="2698456868.81997" calcext:value-type="float">
            <text:p>2,698,456,869</text:p>
          </table:table-cell>
          <table:table-cell office:value-type="float" office:value="3099730601.69834" calcext:value-type="float">
            <text:p>3,099,730,602</text:p>
          </table:table-cell>
          <table:table-cell office:value-type="float" office:value="2949412946.56944" calcext:value-type="float">
            <text:p>2,949,412,947</text:p>
          </table:table-cell>
          <table:table-cell office:value-type="float" office:value="3308238383.46202" calcext:value-type="float">
            <text:p>3,308,238,383</text:p>
          </table:table-cell>
          <table:table-cell office:value-type="float" office:value="3900702408.59938" calcext:value-type="float">
            <text:p>3,900,702,409</text:p>
          </table:table-cell>
          <table:table-cell office:value-type="float" office:value="4101104064.13707" calcext:value-type="float">
            <text:p>4,101,104,064</text:p>
          </table:table-cell>
          <table:table-cell office:value-type="float" office:value="4636736503.30475" calcext:value-type="float">
            <text:p>4,636,736,503</text:p>
          </table:table-cell>
          <table:table-cell office:value-type="float" office:value="4549431934.10451" calcext:value-type="float">
            <text:p>4,549,431,934</text:p>
          </table:table-cell>
          <table:table-cell office:value-type="float" office:value="4529039210.05296" calcext:value-type="float">
            <text:p>4,529,039,210</text:p>
          </table:table-cell>
          <table:table-cell office:value-type="float" office:value="5245421237.14613" calcext:value-type="float">
            <text:p>5,245,421,237</text:p>
          </table:table-cell>
          <table:table-cell office:value-type="float" office:value="5668184452.57791" calcext:value-type="float">
            <text:p>5,668,184,453</text:p>
          </table:table-cell>
          <table:table-cell office:value-type="float" office:value="5758127021.77108" calcext:value-type="float">
            <text:p>5,758,127,022</text:p>
          </table:table-cell>
          <table:table-cell office:value-type="float" office:value="4487538132.03261" calcext:value-type="float">
            <text:p>4,487,538,132</text:p>
          </table:table-cell>
          <table:table-cell office:value-type="float" office:value="5096498703.40835" calcext:value-type="float">
            <text:p>5,096,498,703</text:p>
          </table:table-cell>
          <table:table-cell office:value-type="float" office:value="6649709092.03405" calcext:value-type="float">
            <text:p>6,649,709,092</text:p>
          </table:table-cell>
          <table:table-cell office:value-type="float" office:value="6206200902.76257" calcext:value-type="float">
            <text:p>6,206,200,903</text:p>
          </table:table-cell>
          <table:table-cell office:value-type="float" office:value="6474732994.27656" calcext:value-type="float">
            <text:p>6,474,732,994</text:p>
          </table:table-cell>
          <table:table-cell office:value-type="float" office:value="7265920302.87666" calcext:value-type="float">
            <text:p>7,265,920,303</text:p>
          </table:table-cell>
          <table:table-cell office:value-type="float" office:value="8722767581.89475" calcext:value-type="float">
            <text:p>8,722,767,582</text:p>
          </table:table-cell>
          <table:table-cell office:value-type="float" office:value="10561292508.5504" calcext:value-type="float">
            <text:p>10,561,292,509</text:p>
          </table:table-cell>
          <table:table-cell office:value-type="float" office:value="12709854523.37" calcext:value-type="float">
            <text:p>12,709,854,523</text:p>
          </table:table-cell>
          <table:table-cell office:value-type="float" office:value="13570654027.1006" calcext:value-type="float">
            <text:p>13,570,654,027</text:p>
          </table:table-cell>
          <table:table-cell office:value-type="float" office:value="15948702091.7323" calcext:value-type="float">
            <text:p>15,948,702,092</text:p>
          </table:table-cell>
          <table:table-cell office:value-type="float" office:value="11892307477.0295" calcext:value-type="float">
            <text:p>11,892,307,477</text:p>
          </table:table-cell>
          <table:table-cell office:value-type="float" office:value="13707116269.2402" calcext:value-type="float">
            <text:p>13,707,116,269</text:p>
          </table:table-cell>
          <table:table-cell office:value-type="float" office:value="18524790773.9109" calcext:value-type="float">
            <text:p>18,524,790,774</text:p>
          </table:table-cell>
          <table:table-cell office:value-type="float" office:value="19048443088.4528" calcext:value-type="float">
            <text:p>19,048,443,088</text:p>
          </table:table-cell>
          <table:table-cell office:value-type="float" office:value="18094152875.3198" calcext:value-type="float">
            <text:p>18,094,152,875</text:p>
          </table:table-cell>
          <table:table-cell office:value-type="float" office:value="17097795710.9321" calcext:value-type="float">
            <text:p>17,097,795,711</text:p>
          </table:table-cell>
          <table:table-cell office:value-type="float" office:value="12930298314.133" calcext:value-type="float">
            <text:p>12,930,298,314</text:p>
          </table:table-cell>
          <table:table-cell office:value-type="float" office:value="11400266877.5972" calcext:value-type="float">
            <text:p>11,400,266,8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9000000007.69231" calcext:value-type="float">
            <text:p>9,000,000,008</text:p>
          </table:table-cell>
          <table:table-cell office:value-type="float" office:value="8897435905.04054" calcext:value-type="float">
            <text:p>8,897,435,905</text:p>
          </table:table-cell>
          <table:table-cell office:value-type="float" office:value="10407407407.4074" calcext:value-type="float">
            <text:p>10,407,407,407</text:p>
          </table:table-cell>
          <table:table-cell office:value-type="float" office:value="12408510649.9144" calcext:value-type="float">
            <text:p>12,408,510,650</text:p>
          </table:table-cell>
          <table:table-cell office:value-type="float" office:value="13494845374.737" calcext:value-type="float">
            <text:p>13,494,845,375</text:p>
          </table:table-cell>
          <table:table-cell office:value-type="float" office:value="11908333333.3333" calcext:value-type="float">
            <text:p>11,908,333,333</text:p>
          </table:table-cell>
          <table:table-cell office:value-type="float" office:value="12625000000" calcext:value-type="float">
            <text:p>12,625,000,000</text:p>
          </table:table-cell>
          <table:table-cell office:value-type="float" office:value="12908333333.3333" calcext:value-type="float">
            <text:p>12,908,333,333</text:p>
          </table:table-cell>
          <table:table-cell office:value-type="float" office:value="13981716417.9104" calcext:value-type="float">
            <text:p>13,981,716,418</text:p>
          </table:table-cell>
          <table:table-cell office:value-type="float" office:value="9408271368.50122" calcext:value-type="float">
            <text:p>9,408,271,369</text:p>
          </table:table-cell>
          <table:table-cell office:value-type="float" office:value="10842611992.9948" calcext:value-type="float">
            <text:p>10,842,611,993</text:p>
          </table:table-cell>
          <table:table-cell office:value-type="float" office:value="12435566470.681" calcext:value-type="float">
            <text:p>12,435,566,471</text:p>
          </table:table-cell>
          <table:table-cell office:value-type="float" office:value="13515591134.1721" calcext:value-type="float">
            <text:p>13,515,591,134</text:p>
          </table:table-cell>
          <table:table-cell office:value-type="float" office:value="14530943529.8073" calcext:value-type="float">
            <text:p>14,530,943,530</text:p>
          </table:table-cell>
          <table:table-cell office:value-type="float" office:value="15557783725.3834" calcext:value-type="float">
            <text:p>15,557,783,725</text:p>
          </table:table-cell>
          <table:table-cell office:value-type="float" office:value="16486172881.8749" calcext:value-type="float">
            <text:p>16,486,172,882</text:p>
          </table:table-cell>
          <table:table-cell office:value-type="float" office:value="17526353751.4795" calcext:value-type="float">
            <text:p>17,526,353,751</text:p>
          </table:table-cell>
          <table:table-cell office:value-type="float" office:value="19061919575.9486" calcext:value-type="float">
            <text:p>19,061,919,576</text:p>
          </table:table-cell>
          <table:table-cell office:value-type="float" office:value="21888589673.1663" calcext:value-type="float">
            <text:p>21,888,589,673</text:p>
          </table:table-cell>
          <table:table-cell office:value-type="float" office:value="21991591726.9388" calcext:value-type="float">
            <text:p>21,991,591,727</text:p>
          </table:table-cell>
          <table:table-cell office:value-type="float" office:value="20726027397.2603" calcext:value-type="float">
            <text:p>20,726,027,397</text:p>
          </table:table-cell>
          <table:table-cell office:value-type="float" office:value="8402104591.51406" calcext:value-type="float">
            <text:p>8,402,104,592</text:p>
          </table:table-cell>
          <table:table-cell office:value-type="float" office:value="9475815847.5369" calcext:value-type="float">
            <text:p>9,475,815,848</text:p>
          </table:table-cell>
          <table:table-cell office:value-type="float" office:value="11930907233.8678" calcext:value-type="float">
            <text:p>11,930,907,234</text:p>
          </table:table-cell>
          <table:table-cell office:value-type="float" office:value="10691890604.1219" calcext:value-type="float">
            <text:p>10,691,890,604</text:p>
          </table:table-cell>
          <table:table-cell office:value-type="float" office:value="14433347807.208" calcext:value-type="float">
            <text:p>14,433,347,807</text:p>
          </table:table-cell>
          <table:table-cell office:value-type="float" office:value="10110256227.678" calcext:value-type="float">
            <text:p>10,110,256,228</text:p>
          </table:table-cell>
          <table:table-cell office:value-type="float" office:value="11195750784.7125" calcext:value-type="float">
            <text:p>11,195,750,785</text:p>
          </table:table-cell>
          <table:table-cell office:value-type="float" office:value="14631339263.3129" calcext:value-type="float">
            <text:p>14,631,339,263</text:p>
          </table:table-cell>
          <table:table-cell office:value-type="float" office:value="13504751186.6622" calcext:value-type="float">
            <text:p>13,504,751,187</text:p>
          </table:table-cell>
          <table:table-cell office:value-type="float" office:value="13153171397.9583" calcext:value-type="float">
            <text:p>13,153,171,398</text:p>
          </table:table-cell>
          <table:table-cell office:value-type="float" office:value="14075563099.5747" calcext:value-type="float">
            <text:p>14,075,563,100</text:p>
          </table:table-cell>
          <table:table-cell office:value-type="float" office:value="16276652342.9507" calcext:value-type="float">
            <text:p>16,276,652,343</text:p>
          </table:table-cell>
          <table:table-cell office:value-type="float" office:value="20982665798.4015" calcext:value-type="float">
            <text:p>20,982,665,798</text:p>
          </table:table-cell>
          <table:table-cell office:value-type="float" office:value="25957823974.8182" calcext:value-type="float">
            <text:p>25,957,823,975</text:p>
          </table:table-cell>
          <table:table-cell office:value-type="float" office:value="29635990174.4875" calcext:value-type="float">
            <text:p>29,635,990,174</text:p>
          </table:table-cell>
          <table:table-cell office:value-type="float" office:value="34130852109.9662" calcext:value-type="float">
            <text:p>34,130,852,110</text:p>
          </table:table-cell>
          <table:table-cell office:value-type="float" office:value="44409922675.9036" calcext:value-type="float">
            <text:p>44,409,922,676</text:p>
          </table:table-cell>
          <table:table-cell office:value-type="float" office:value="54412529447.6922" calcext:value-type="float">
            <text:p>54,412,529,448</text:p>
          </table:table-cell>
          <table:table-cell office:value-type="float" office:value="51884788777.4505" calcext:value-type="float">
            <text:p>51,884,788,777</text:p>
          </table:table-cell>
          <table:table-cell office:value-type="float" office:value="50610343680.0215" calcext:value-type="float">
            <text:p>50,610,343,680</text:p>
          </table:table-cell>
          <table:table-cell office:value-type="float" office:value="57420115538.4389" calcext:value-type="float">
            <text:p>57,420,115,538</text:p>
          </table:table-cell>
          <table:table-cell office:value-type="float" office:value="53901251601.4586" calcext:value-type="float">
            <text:p>53,901,251,601</text:p>
          </table:table-cell>
          <table:table-cell office:value-type="float" office:value="55760015382.1792" calcext:value-type="float">
            <text:p>55,760,015,382</text:p>
          </table:table-cell>
          <table:table-cell office:value-type="float" office:value="56732631626.5504" calcext:value-type="float">
            <text:p>56,732,631,627</text:p>
          </table:table-cell>
          <table:table-cell office:value-type="float" office:value="50199104511.4487" calcext:value-type="float">
            <text:p>50,199,104,511</text:p>
          </table:table-cell>
          <table:table-cell office:value-type="float" office:value="53239643485.0234" calcext:value-type="float">
            <text:p>53,239,643,48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50092222.187469" calcext:value-type="float">
            <text:p>450,092,222</text:p>
          </table:table-cell>
          <table:table-cell office:value-type="float" office:value="459453631.369085" calcext:value-type="float">
            <text:p>459,453,631</text:p>
          </table:table-cell>
          <table:table-cell office:value-type="float" office:value="586671878.109526" calcext:value-type="float">
            <text:p>586,671,878</text:p>
          </table:table-cell>
          <table:table-cell office:value-type="float" office:value="678906476.20555" calcext:value-type="float">
            <text:p>678,906,476</text:p>
          </table:table-cell>
          <table:table-cell office:value-type="float" office:value="747779804.755713" calcext:value-type="float">
            <text:p>747,779,805</text:p>
          </table:table-cell>
          <table:table-cell office:value-type="float" office:value="889552211.366968" calcext:value-type="float">
            <text:p>889,552,211</text:p>
          </table:table-cell>
          <table:table-cell office:value-type="float" office:value="852962171.36596" calcext:value-type="float">
            <text:p>852,962,171</text:p>
          </table:table-cell>
          <table:table-cell office:value-type="float" office:value="1030604826.50195" calcext:value-type="float">
            <text:p>1,030,604,827</text:p>
          </table:table-cell>
          <table:table-cell office:value-type="float" office:value="1328172094.84063" calcext:value-type="float">
            <text:p>1,328,172,095</text:p>
          </table:table-cell>
          <table:table-cell office:value-type="float" office:value="1782241534.05556" calcext:value-type="float">
            <text:p>1,782,241,534</text:p>
          </table:table-cell>
          <table:table-cell office:value-type="float" office:value="1933165643.00463" calcext:value-type="float">
            <text:p>1,933,165,643</text:p>
          </table:table-cell>
          <table:table-cell office:value-type="float" office:value="1791477576.00067" calcext:value-type="float">
            <text:p>1,791,477,576</text:p>
          </table:table-cell>
          <table:table-cell office:value-type="float" office:value="1643151434.30215" calcext:value-type="float">
            <text:p>1,643,151,434</text:p>
          </table:table-cell>
          <table:table-cell office:value-type="float" office:value="1501303340.01487" calcext:value-type="float">
            <text:p>1,501,303,340</text:p>
          </table:table-cell>
          <table:table-cell office:value-type="float" office:value="1342096835.27637" calcext:value-type="float">
            <text:p>1,342,096,835</text:p>
          </table:table-cell>
          <table:table-cell office:value-type="float" office:value="1568522911.47435" calcext:value-type="float">
            <text:p>1,568,522,911</text:p>
          </table:table-cell>
          <table:table-cell office:value-type="float" office:value="2057309730.45307" calcext:value-type="float">
            <text:p>2,057,309,730</text:p>
          </table:table-cell>
          <table:table-cell office:value-type="float" office:value="2394153141.2035" calcext:value-type="float">
            <text:p>2,394,153,141</text:p>
          </table:table-cell>
          <table:table-cell office:value-type="float" office:value="2643024617.64389" calcext:value-type="float">
            <text:p>2,643,024,618</text:p>
          </table:table-cell>
          <table:table-cell office:value-type="float" office:value="2642527922.74756" calcext:value-type="float">
            <text:p>2,642,527,923</text:p>
          </table:table-cell>
          <table:table-cell office:value-type="float" office:value="3133314718.04904" calcext:value-type="float">
            <text:p>3,133,314,718</text:p>
          </table:table-cell>
          <table:table-cell office:value-type="float" office:value="3167249552.14945" calcext:value-type="float">
            <text:p>3,167,249,552</text:p>
          </table:table-cell>
          <table:table-cell office:value-type="float" office:value="3391284424.55933" calcext:value-type="float">
            <text:p>3,391,284,425</text:p>
          </table:table-cell>
          <table:table-cell office:value-type="float" office:value="3232508007.83492" calcext:value-type="float">
            <text:p>3,232,508,008</text:p>
          </table:table-cell>
          <table:table-cell office:value-type="float" office:value="1914845381.14801" calcext:value-type="float">
            <text:p>1,914,845,381</text:p>
          </table:table-cell>
          <table:table-cell office:value-type="float" office:value="2403943865.69146" calcext:value-type="float">
            <text:p>2,403,943,866</text:p>
          </table:table-cell>
          <table:table-cell office:value-type="float" office:value="2613101565.00652" calcext:value-type="float">
            <text:p>2,613,101,565</text:p>
          </table:table-cell>
          <table:table-cell office:value-type="float" office:value="2472794484.70893" calcext:value-type="float">
            <text:p>2,472,794,485</text:p>
          </table:table-cell>
          <table:table-cell office:value-type="float" office:value="2833694892.51905" calcext:value-type="float">
            <text:p>2,833,694,893</text:p>
          </table:table-cell>
          <table:table-cell office:value-type="float" office:value="3012646767.9979" calcext:value-type="float">
            <text:p>3,012,646,768</text:p>
          </table:table-cell>
          <table:table-cell office:value-type="float" office:value="2632700087.51127" calcext:value-type="float">
            <text:p>2,632,700,088</text:p>
          </table:table-cell>
          <table:table-cell office:value-type="float" office:value="2834162161.96349" calcext:value-type="float">
            <text:p>2,834,162,162</text:p>
          </table:table-cell>
          <table:table-cell office:value-type="float" office:value="3205592273.18693" calcext:value-type="float">
            <text:p>3,205,592,273</text:p>
          </table:table-cell>
          <table:table-cell office:value-type="float" office:value="4205691121.78985" calcext:value-type="float">
            <text:p>4,205,691,122</text:p>
          </table:table-cell>
          <table:table-cell office:value-type="float" office:value="4838551014.48553" calcext:value-type="float">
            <text:p>4,838,551,014</text:p>
          </table:table-cell>
          <table:table-cell office:value-type="float" office:value="5462709054.77989" calcext:value-type="float">
            <text:p>5,462,709,055</text:p>
          </table:table-cell>
          <table:table-cell office:value-type="float" office:value="5816310050.81262" calcext:value-type="float">
            <text:p>5,816,310,051</text:p>
          </table:table-cell>
          <table:table-cell office:value-type="float" office:value="6771272531.09288" calcext:value-type="float">
            <text:p>6,771,272,531</text:p>
          </table:table-cell>
          <table:table-cell office:value-type="float" office:value="8369640493.1794" calcext:value-type="float">
            <text:p>8,369,640,493</text:p>
          </table:table-cell>
          <table:table-cell office:value-type="float" office:value="8369175635.49371" calcext:value-type="float">
            <text:p>8,369,175,635</text:p>
          </table:table-cell>
          <table:table-cell office:value-type="float" office:value="8979964355.86682" calcext:value-type="float">
            <text:p>8,979,964,356</text:p>
          </table:table-cell>
          <table:table-cell office:value-type="float" office:value="10724063137.5717" calcext:value-type="float">
            <text:p>10,724,063,138</text:p>
          </table:table-cell>
          <table:table-cell office:value-type="float" office:value="11166062681.3275" calcext:value-type="float">
            <text:p>11,166,062,681</text:p>
          </table:table-cell>
          <table:table-cell office:value-type="float" office:value="11947175436.4307" calcext:value-type="float">
            <text:p>11,947,175,436</text:p>
          </table:table-cell>
          <table:table-cell office:value-type="float" office:value="12377392642.6366" calcext:value-type="float">
            <text:p>12,377,392,643</text:p>
          </table:table-cell>
          <table:table-cell office:value-type="float" office:value="10419317155.2961" calcext:value-type="float">
            <text:p>10,419,317,155</text:p>
          </table:table-cell>
          <table:table-cell office:value-type="float" office:value="11695117109.4832" calcext:value-type="float">
            <text:p>11,695,117,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45436571.183135" calcext:value-type="float">
            <text:p>245,436,571</text:p>
          </table:table-cell>
          <table:table-cell office:value-type="float" office:value="252516571.428571" calcext:value-type="float">
            <text:p>252,516,571</text:p>
          </table:table-cell>
          <table:table-cell office:value-type="float" office:value="246354285.714286" calcext:value-type="float">
            <text:p>246,354,286</text:p>
          </table:table-cell>
          <table:table-cell office:value-type="float" office:value="305491646.994261" calcext:value-type="float">
            <text:p>305,491,647</text:p>
          </table:table-cell>
          <table:table-cell office:value-type="float" office:value="346375873.015873" calcext:value-type="float">
            <text:p>346,375,873</text:p>
          </table:table-cell>
          <table:table-cell office:value-type="float" office:value="414873650.793651" calcext:value-type="float">
            <text:p>414,873,651</text:p>
          </table:table-cell>
          <table:table-cell office:value-type="float" office:value="457333333.333333" calcext:value-type="float">
            <text:p>457,333,333</text:p>
          </table:table-cell>
          <table:table-cell office:value-type="float" office:value="543241111.111111" calcext:value-type="float">
            <text:p>543,241,111</text:p>
          </table:table-cell>
          <table:table-cell office:value-type="float" office:value="613618888.888889" calcext:value-type="float">
            <text:p>613,618,889</text:p>
          </table:table-cell>
          <table:table-cell office:value-type="float" office:value="792834444.444444" calcext:value-type="float">
            <text:p>792,834,444</text:p>
          </table:table-cell>
          <table:table-cell office:value-type="float" office:value="951188888.888889" calcext:value-type="float">
            <text:p>951,188,889</text:p>
          </table:table-cell>
          <table:table-cell office:value-type="float" office:value="993144444.444445" calcext:value-type="float">
            <text:p>993,144,444</text:p>
          </table:table-cell>
          <table:table-cell office:value-type="float" office:value="1045488888.88889" calcext:value-type="float">
            <text:p>1,045,488,889</text:p>
          </table:table-cell>
          <table:table-cell office:value-type="float" office:value="1106980580.61128" calcext:value-type="float">
            <text:p>1,106,980,581</text:p>
          </table:table-cell>
          <table:table-cell office:value-type="float" office:value="1006196963.47818" calcext:value-type="float">
            <text:p>1,006,196,963</text:p>
          </table:table-cell>
          <table:table-cell office:value-type="float" office:value="1171150233.14283" calcext:value-type="float">
            <text:p>1,171,150,233</text:p>
          </table:table-cell>
          <table:table-cell office:value-type="float" office:value="1233604831.34774" calcext:value-type="float">
            <text:p>1,233,604,831</text:p>
          </table:table-cell>
          <table:table-cell office:value-type="float" office:value="1162071425.97011" calcext:value-type="float">
            <text:p>1,162,071,426</text:p>
          </table:table-cell>
          <table:table-cell office:value-type="float" office:value="1089119982.90537" calcext:value-type="float">
            <text:p>1,089,119,983</text:p>
          </table:table-cell>
          <table:table-cell office:value-type="float" office:value="1131605042.01681" calcext:value-type="float">
            <text:p>1,131,605,042</text:p>
          </table:table-cell>
          <table:table-cell office:value-type="float" office:value="1148319882.82609" calcext:value-type="float">
            <text:p>1,148,319,883</text:p>
          </table:table-cell>
          <table:table-cell office:value-type="float" office:value="1167401158.13826" calcext:value-type="float">
            <text:p>1,167,401,158</text:p>
          </table:table-cell>
          <table:table-cell office:value-type="float" office:value="1086803177.42772" calcext:value-type="float">
            <text:p>1,086,803,177</text:p>
          </table:table-cell>
          <table:table-cell office:value-type="float" office:value="974857896.037565" calcext:value-type="float">
            <text:p>974,857,896</text:p>
          </table:table-cell>
          <table:table-cell office:value-type="float" office:value="1068821055.7562" calcext:value-type="float">
            <text:p>1,068,821,056</text:p>
          </table:table-cell>
          <table:table-cell office:value-type="float" office:value="1000430417.50498" calcext:value-type="float">
            <text:p>1,000,430,418</text:p>
          </table:table-cell>
          <table:table-cell office:value-type="float" office:value="868960847.353123" calcext:value-type="float">
            <text:p>868,960,847</text:p>
          </table:table-cell>
          <table:table-cell office:value-type="float" office:value="972854233.824716" calcext:value-type="float">
            <text:p>972,854,234</text:p>
          </table:table-cell>
          <table:table-cell office:value-type="float" office:value="893694806.995472" calcext:value-type="float">
            <text:p>893,694,807</text:p>
          </table:table-cell>
          <table:table-cell office:value-type="float" office:value="808149939.004103" calcext:value-type="float">
            <text:p>808,149,939</text:p>
          </table:table-cell>
          <table:table-cell office:value-type="float" office:value="709113236.695313" calcext:value-type="float">
            <text:p>709,113,237</text:p>
          </table:table-cell>
          <table:table-cell office:value-type="float" office:value="662345748.396265" calcext:value-type="float">
            <text:p>662,345,748</text:p>
          </table:table-cell>
          <table:table-cell office:value-type="float" office:value="628101556.183684" calcext:value-type="float">
            <text:p>628,101,556</text:p>
          </table:table-cell>
          <table:table-cell office:value-type="float" office:value="595481332.323438" calcext:value-type="float">
            <text:p>595,481,332</text:p>
          </table:table-cell>
          <table:table-cell office:value-type="float" office:value="679885548.187846" calcext:value-type="float">
            <text:p>679,885,548</text:p>
          </table:table-cell>
          <table:table-cell office:value-type="float" office:value="1117109381.77781" calcext:value-type="float">
            <text:p>1,117,109,382</text:p>
          </table:table-cell>
          <table:table-cell office:value-type="float" office:value="1273375078.44845" calcext:value-type="float">
            <text:p>1,273,375,078</text:p>
          </table:table-cell>
          <table:table-cell office:value-type="float" office:value="1356198462.47055" calcext:value-type="float">
            <text:p>1,356,198,462</text:p>
          </table:table-cell>
          <table:table-cell office:value-type="float" office:value="1611836699.98293" calcext:value-type="float">
            <text:p>1,611,836,700</text:p>
          </table:table-cell>
          <table:table-cell office:value-type="float" office:value="1775985205.40707" calcext:value-type="float">
            <text:p>1,775,985,205</text:p>
          </table:table-cell>
          <table:table-cell office:value-type="float" office:value="2032137629.0035" calcext:value-type="float">
            <text:p>2,032,137,629</text:p>
          </table:table-cell>
          <table:table-cell office:value-type="float" office:value="2235809707.07493" calcext:value-type="float">
            <text:p>2,235,809,707</text:p>
          </table:table-cell>
          <table:table-cell office:value-type="float" office:value="2327401669.57754" calcext:value-type="float">
            <text:p>2,327,401,670</text:p>
          </table:table-cell>
          <table:table-cell office:value-type="float" office:value="2451625280.19532" calcext:value-type="float">
            <text:p>2,451,625,280</text:p>
          </table:table-cell>
          <table:table-cell office:value-type="float" office:value="2705826648.79333" calcext:value-type="float">
            <text:p>2,705,826,649</text:p>
          </table:table-cell>
          <table:table-cell office:value-type="float" office:value="2813922444.09361" calcext:value-type="float">
            <text:p>2,813,922,444</text:p>
          </table:table-cell>
          <table:table-cell office:value-type="float" office:value="2873699605.9534" calcext:value-type="float">
            <text:p>2,873,699,6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72940653.7705376" calcext:value-type="float">
            <text:p>72,940,654</text:p>
          </table:table-cell>
          <table:table-cell office:value-type="float" office:value="82283945.2766613" calcext:value-type="float">
            <text:p>82,283,945</text:p>
          </table:table-cell>
          <table:table-cell office:value-type="float" office:value="93068363.971279" calcext:value-type="float">
            <text:p>93,068,364</text:p>
          </table:table-cell>
          <table:table-cell office:value-type="float" office:value="114858297.4897" calcext:value-type="float">
            <text:p>114,858,297</text:p>
          </table:table-cell>
          <table:table-cell office:value-type="float" office:value="115073502.40446" calcext:value-type="float">
            <text:p>115,073,502</text:p>
          </table:table-cell>
          <table:table-cell office:value-type="float" office:value="133965391.679256" calcext:value-type="float">
            <text:p>133,965,392</text:p>
          </table:table-cell>
          <table:table-cell office:value-type="float" office:value="125012070.40681" calcext:value-type="float">
            <text:p>125,012,070</text:p>
          </table:table-cell>
          <table:table-cell office:value-type="float" office:value="117274893.554066" calcext:value-type="float">
            <text:p>117,274,894</text:p>
          </table:table-cell>
          <table:table-cell office:value-type="float" office:value="134990618.596367" calcext:value-type="float">
            <text:p>134,990,619</text:p>
          </table:table-cell>
          <table:table-cell office:value-type="float" office:value="144731713.224821" calcext:value-type="float">
            <text:p>144,731,713</text:p>
          </table:table-cell>
          <table:table-cell office:value-type="float" office:value="161773668.706928" calcext:value-type="float">
            <text:p>161,773,669</text:p>
          </table:table-cell>
          <table:table-cell office:value-type="float" office:value="158625012.304399" calcext:value-type="float">
            <text:p>158,625,012</text:p>
          </table:table-cell>
          <table:table-cell office:value-type="float" office:value="159961096.817474" calcext:value-type="float">
            <text:p>159,961,097</text:p>
          </table:table-cell>
          <table:table-cell office:value-type="float" office:value="157522539.085565" calcext:value-type="float">
            <text:p>157,522,539</text:p>
          </table:table-cell>
          <table:table-cell office:value-type="float" office:value="150187552.872411" calcext:value-type="float">
            <text:p>150,187,553</text:p>
          </table:table-cell>
          <table:table-cell office:value-type="float" office:value="156687309.729739" calcext:value-type="float">
            <text:p>156,687,310</text:p>
          </table:table-cell>
          <table:table-cell office:value-type="float" office:value="216904365.080339" calcext:value-type="float">
            <text:p>216,904,365</text:p>
          </table:table-cell>
          <table:table-cell office:value-type="float" office:value="268566664.133672" calcext:value-type="float">
            <text:p>268,566,664</text:p>
          </table:table-cell>
          <table:table-cell office:value-type="float" office:value="301777902.383182" calcext:value-type="float">
            <text:p>301,777,902</text:p>
          </table:table-cell>
          <table:table-cell office:value-type="float" office:value="305200910.315612" calcext:value-type="float">
            <text:p>305,200,910</text:p>
          </table:table-cell>
          <table:table-cell office:value-type="float" office:value="350332099.336488" calcext:value-type="float">
            <text:p>350,332,099</text:p>
          </table:table-cell>
          <table:table-cell office:value-type="float" office:value="365188372.318824" calcext:value-type="float">
            <text:p>365,188,372</text:p>
          </table:table-cell>
          <table:table-cell office:value-type="float" office:value="407654368.06414" calcext:value-type="float">
            <text:p>407,654,368</text:p>
          </table:table-cell>
          <table:table-cell office:value-type="float" office:value="411174923.289979" calcext:value-type="float">
            <text:p>411,174,923</text:p>
          </table:table-cell>
          <table:table-cell office:value-type="float" office:value="465192180.264376" calcext:value-type="float">
            <text:p>465,192,180</text:p>
          </table:table-cell>
          <table:table-cell office:value-type="float" office:value="557953517.019431" calcext:value-type="float">
            <text:p>557,953,517</text:p>
          </table:table-cell>
          <table:table-cell office:value-type="float" office:value="574164876.807289" calcext:value-type="float">
            <text:p>574,164,877</text:p>
          </table:table-cell>
          <table:table-cell office:value-type="float" office:value="561064843.165313" calcext:value-type="float">
            <text:p>561,064,843</text:p>
          </table:table-cell>
          <table:table-cell office:value-type="float" office:value="597834851.366426" calcext:value-type="float">
            <text:p>597,834,851</text:p>
          </table:table-cell>
          <table:table-cell office:value-type="float" office:value="678758984.126836" calcext:value-type="float">
            <text:p>678,758,984</text:p>
          </table:table-cell>
          <table:table-cell office:value-type="float" office:value="613244426.351825" calcext:value-type="float">
            <text:p>613,244,426</text:p>
          </table:table-cell>
          <table:table-cell office:value-type="float" office:value="640308144.764934" calcext:value-type="float">
            <text:p>640,308,145</text:p>
          </table:table-cell>
          <table:table-cell office:value-type="float" office:value="706213173.478633" calcext:value-type="float">
            <text:p>706,213,173</text:p>
          </table:table-cell>
          <table:table-cell office:value-type="float" office:value="925693192.974281" calcext:value-type="float">
            <text:p>925,693,193</text:p>
          </table:table-cell>
          <table:table-cell office:value-type="float" office:value="1051195104.27298" calcext:value-type="float">
            <text:p>1,051,195,104</text:p>
          </table:table-cell>
          <table:table-cell office:value-type="float" office:value="1105394035.37728" calcext:value-type="float">
            <text:p>1,105,394,035</text:p>
          </table:table-cell>
          <table:table-cell office:value-type="float" office:value="1259964147.17068" calcext:value-type="float">
            <text:p>1,259,964,147</text:p>
          </table:table-cell>
          <table:table-cell office:value-type="float" office:value="1513937453.02157" calcext:value-type="float">
            <text:p>1,513,937,453</text:p>
          </table:table-cell>
          <table:table-cell office:value-type="float" office:value="1789327997.98191" calcext:value-type="float">
            <text:p>1,789,327,998</text:p>
          </table:table-cell>
          <table:table-cell office:value-type="float" office:value="1711815539.94261" calcext:value-type="float">
            <text:p>1,711,815,540</text:p>
          </table:table-cell>
          <table:table-cell office:value-type="float" office:value="1664310632.03675" calcext:value-type="float">
            <text:p>1,664,310,632</text:p>
          </table:table-cell>
          <table:table-cell office:value-type="float" office:value="1864826141.62283" calcext:value-type="float">
            <text:p>1,864,826,142</text:p>
          </table:table-cell>
          <table:table-cell office:value-type="float" office:value="1751887838.80987" calcext:value-type="float">
            <text:p>1,751,887,839</text:p>
          </table:table-cell>
          <table:table-cell office:value-type="float" office:value="1850952140.47041" calcext:value-type="float">
            <text:p>1,850,952,140</text:p>
          </table:table-cell>
          <table:table-cell office:value-type="float" office:value="1858121983.97306" calcext:value-type="float">
            <text:p>1,858,121,984</text:p>
          </table:table-cell>
          <table:table-cell office:value-type="float" office:value="1596154125.46744" calcext:value-type="float">
            <text:p>1,596,154,125</text:p>
          </table:table-cell>
          <table:table-cell office:value-type="float" office:value="1638928099.13248" calcext:value-type="float">
            <text:p>1,638,928,0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769008276.49198" calcext:value-type="float">
            <text:p>769,008,276</text:p>
          </table:table-cell>
          <table:table-cell office:value-type="float" office:value="767723335.20062" calcext:value-type="float">
            <text:p>767,723,335</text:p>
          </table:table-cell>
          <table:table-cell office:value-type="float" office:value="757465020.209735" calcext:value-type="float">
            <text:p>757,465,020</text:p>
          </table:table-cell>
          <table:table-cell office:value-type="float" office:value="647388204.624006" calcext:value-type="float">
            <text:p>647,388,205</text:p>
          </table:table-cell>
          <table:table-cell office:value-type="float" office:value="668632430.678526" calcext:value-type="float">
            <text:p>668,632,431</text:p>
          </table:table-cell>
          <table:table-cell office:value-type="float" office:value="720706076.44417" calcext:value-type="float">
            <text:p>720,706,076</text:p>
          </table:table-cell>
          <table:table-cell office:value-type="float" office:value="760273402.742674" calcext:value-type="float">
            <text:p>760,273,403</text:p>
          </table:table-cell>
          <table:table-cell office:value-type="float" office:value="688939308.071187" calcext:value-type="float">
            <text:p>688,939,308</text:p>
          </table:table-cell>
          <table:table-cell office:value-type="float" office:value="737308234.487217" calcext:value-type="float">
            <text:p>737,308,234</text:p>
          </table:table-cell>
          <table:table-cell office:value-type="float" office:value="695765913.438212" calcext:value-type="float">
            <text:p>695,765,913</text:p>
          </table:table-cell>
          <table:table-cell office:value-type="float" office:value="715528719.772065" calcext:value-type="float">
            <text:p>715,528,720</text:p>
          </table:table-cell>
          <table:table-cell office:value-type="float" office:value="782638111.374292" calcext:value-type="float">
            <text:p>782,638,111</text:p>
          </table:table-cell>
          <table:table-cell office:value-type="float" office:value="831204937.243729" calcext:value-type="float">
            <text:p>831,204,937</text:p>
          </table:table-cell>
          <table:table-cell office:value-type="float" office:value="902315709.126101" calcext:value-type="float">
            <text:p>902,315,709</text:p>
          </table:table-cell>
          <table:table-cell office:value-type="float" office:value="980426656.649465" calcext:value-type="float">
            <text:p>980,426,657</text:p>
          </table:table-cell>
          <table:table-cell office:value-type="float" office:value="1059033762.01355" calcext:value-type="float">
            <text:p>1,059,033,762</text:p>
          </table:table-cell>
          <table:table-cell office:value-type="float" office:value="1121457714.99617" calcext:value-type="float">
            <text:p>1,121,457,715</text:p>
          </table:table-cell>
          <table:table-cell office:value-type="float" office:value="1397712123.6486" calcext:value-type="float">
            <text:p>1,397,712,124</text:p>
          </table:table-cell>
          <table:table-cell office:value-type="float" office:value="1680902565.91481" calcext:value-type="float">
            <text:p>1,680,902,566</text:p>
          </table:table-cell>
          <table:table-cell office:value-type="float" office:value="1741743757.72129" calcext:value-type="float">
            <text:p>1,741,743,758</text:p>
          </table:table-cell>
          <table:table-cell office:value-type="float" office:value="1697719548.01173" calcext:value-type="float">
            <text:p>1,697,719,548</text:p>
          </table:table-cell>
          <table:table-cell office:value-type="float" office:value="2248213477.18051" calcext:value-type="float">
            <text:p>2,248,213,477</text:p>
          </table:table-cell>
          <table:table-cell office:value-type="float" office:value="2393653450.60333" calcext:value-type="float">
            <text:p>2,393,653,451</text:p>
          </table:table-cell>
          <table:table-cell office:value-type="float" office:value="2433856452.21272" calcext:value-type="float">
            <text:p>2,433,856,452</text:p>
          </table:table-cell>
          <table:table-cell office:value-type="float" office:value="2676188979.47156" calcext:value-type="float">
            <text:p>2,676,188,979</text:p>
          </table:table-cell>
          <table:table-cell office:value-type="float" office:value="3309356001.36008" calcext:value-type="float">
            <text:p>3,309,356,001</text:p>
          </table:table-cell>
          <table:table-cell office:value-type="float" office:value="3506718125.71895" calcext:value-type="float">
            <text:p>3,506,718,126</text:p>
          </table:table-cell>
          <table:table-cell office:value-type="float" office:value="3443471825.93025" calcext:value-type="float">
            <text:p>3,443,471,826</text:p>
          </table:table-cell>
          <table:table-cell office:value-type="float" office:value="3130078522.50738" calcext:value-type="float">
            <text:p>3,130,078,523</text:p>
          </table:table-cell>
          <table:table-cell office:value-type="float" office:value="3512777994.72666" calcext:value-type="float">
            <text:p>3,512,777,995</text:p>
          </table:table-cell>
          <table:table-cell office:value-type="float" office:value="3666637566.7591" calcext:value-type="float">
            <text:p>3,666,637,567</text:p>
          </table:table-cell>
          <table:table-cell office:value-type="float" office:value="3991795046.38693" calcext:value-type="float">
            <text:p>3,991,795,046</text:p>
          </table:table-cell>
          <table:table-cell office:value-type="float" office:value="4289402492.2782" calcext:value-type="float">
            <text:p>4,289,402,492</text:p>
          </table:table-cell>
          <table:table-cell office:value-type="float" office:value="4664899328.85906" calcext:value-type="float">
            <text:p>4,664,899,329</text:p>
          </table:table-cell>
          <table:table-cell office:value-type="float" office:value="5337889822.59571" calcext:value-type="float">
            <text:p>5,337,889,823</text:p>
          </table:table-cell>
          <table:table-cell office:value-type="float" office:value="6293048259.01038" calcext:value-type="float">
            <text:p>6,293,048,259</text:p>
          </table:table-cell>
          <table:table-cell office:value-type="float" office:value="7274501919.21038" calcext:value-type="float">
            <text:p>7,274,501,919</text:p>
          </table:table-cell>
          <table:table-cell office:value-type="float" office:value="8639240662.36595" calcext:value-type="float">
            <text:p>8,639,240,662</text:p>
          </table:table-cell>
          <table:table-cell office:value-type="float" office:value="10351917780.0617" calcext:value-type="float">
            <text:p>10,351,917,780</text:p>
          </table:table-cell>
          <table:table-cell office:value-type="float" office:value="10401844097.2782" calcext:value-type="float">
            <text:p>10,401,844,097</text:p>
          </table:table-cell>
          <table:table-cell office:value-type="float" office:value="11242278818.7738" calcext:value-type="float">
            <text:p>11,242,278,819</text:p>
          </table:table-cell>
          <table:table-cell office:value-type="float" office:value="12829542934.5817" calcext:value-type="float">
            <text:p>12,829,542,935</text:p>
          </table:table-cell>
          <table:table-cell office:value-type="float" office:value="14038383337.4659" calcext:value-type="float">
            <text:p>14,038,383,337</text:p>
          </table:table-cell>
          <table:table-cell office:value-type="float" office:value="15449624433.5465" calcext:value-type="float">
            <text:p>15,449,624,434</text:p>
          </table:table-cell>
          <table:table-cell office:value-type="float" office:value="16777808049.5356" calcext:value-type="float">
            <text:p>16,777,808,050</text:p>
          </table:table-cell>
          <table:table-cell office:value-type="float" office:value="18049954289.43" calcext:value-type="float">
            <text:p>18,049,954,289</text:p>
          </table:table-cell>
          <table:table-cell office:value-type="float" office:value="20016747858.3082" calcext:value-type="float">
            <text:p>20,016,747,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315837125.37849" calcext:value-type="float">
            <text:p>1,315,837,125</text:p>
          </table:table-cell>
          <table:table-cell office:value-type="float" office:value="1475313816.08834" calcext:value-type="float">
            <text:p>1,475,313,816</text:p>
          </table:table-cell>
          <table:table-cell office:value-type="float" office:value="1903180994.52445" calcext:value-type="float">
            <text:p>1,903,180,995</text:p>
          </table:table-cell>
          <table:table-cell office:value-type="float" office:value="2584984398.36988" calcext:value-type="float">
            <text:p>2,584,984,398</text:p>
          </table:table-cell>
          <table:table-cell office:value-type="float" office:value="2760919559.74008" calcext:value-type="float">
            <text:p>2,760,919,560</text:p>
          </table:table-cell>
          <table:table-cell office:value-type="float" office:value="3626171758.78671" calcext:value-type="float">
            <text:p>3,626,171,759</text:p>
          </table:table-cell>
          <table:table-cell office:value-type="float" office:value="3951066931.89691" calcext:value-type="float">
            <text:p>3,951,066,932</text:p>
          </table:table-cell>
          <table:table-cell office:value-type="float" office:value="4621515678.09135" calcext:value-type="float">
            <text:p>4,621,515,678</text:p>
          </table:table-cell>
          <table:table-cell office:value-type="float" office:value="6083582159.54021" calcext:value-type="float">
            <text:p>6,083,582,160</text:p>
          </table:table-cell>
          <table:table-cell office:value-type="float" office:value="8095575302.50616" calcext:value-type="float">
            <text:p>8,095,575,303</text:p>
          </table:table-cell>
          <table:table-cell office:value-type="float" office:value="10089593335.0664" calcext:value-type="float">
            <text:p>10,089,593,335</text:p>
          </table:table-cell>
          <table:table-cell office:value-type="float" office:value="9469026881.588" calcext:value-type="float">
            <text:p>9,469,026,882</text:p>
          </table:table-cell>
          <table:table-cell office:value-type="float" office:value="9500798884.22219" calcext:value-type="float">
            <text:p>9,500,798,884</text:p>
          </table:table-cell>
          <table:table-cell office:value-type="float" office:value="9913433581.3645" calcext:value-type="float">
            <text:p>9,913,433,581</text:p>
          </table:table-cell>
          <table:table-cell office:value-type="float" office:value="9765380113.60189" calcext:value-type="float">
            <text:p>9,765,380,114</text:p>
          </table:table-cell>
          <table:table-cell office:value-type="float" office:value="9597106419.18581" calcext:value-type="float">
            <text:p>9,597,106,419</text:p>
          </table:table-cell>
          <table:table-cell office:value-type="float" office:value="11734309947.155" calcext:value-type="float">
            <text:p>11,734,309,947</text:p>
          </table:table-cell>
          <table:table-cell office:value-type="float" office:value="12790637653.8733" calcext:value-type="float">
            <text:p>12,790,637,654</text:p>
          </table:table-cell>
          <table:table-cell office:value-type="float" office:value="12502898932.4166" calcext:value-type="float">
            <text:p>12,502,898,932</text:p>
          </table:table-cell>
          <table:table-cell office:value-type="float" office:value="11523062026.7151" calcext:value-type="float">
            <text:p>11,523,062,027</text:p>
          </table:table-cell>
          <table:table-cell office:value-type="float" office:value="12814211902.6035" calcext:value-type="float">
            <text:p>12,814,211,903</text:p>
          </table:table-cell>
          <table:table-cell office:value-type="float" office:value="12311513099.5736" calcext:value-type="float">
            <text:p>12,311,513,100</text:p>
          </table:table-cell>
          <table:table-cell office:value-type="float" office:value="12548713742.8859" calcext:value-type="float">
            <text:p>12,548,713,743</text:p>
          </table:table-cell>
          <table:table-cell office:value-type="float" office:value="13269956745.4596" calcext:value-type="float">
            <text:p>13,269,956,745</text:p>
          </table:table-cell>
          <table:table-cell office:value-type="float" office:value="7695538967.05802" calcext:value-type="float">
            <text:p>7,695,538,967</text:p>
          </table:table-cell>
          <table:table-cell office:value-type="float" office:value="9641307543.28875" calcext:value-type="float">
            <text:p>9,641,307,543</text:p>
          </table:table-cell>
          <table:table-cell office:value-type="float" office:value="10327636325.9804" calcext:value-type="float">
            <text:p>10,327,636,326</text:p>
          </table:table-cell>
          <table:table-cell office:value-type="float" office:value="9868797592.90404" calcext:value-type="float">
            <text:p>9,868,797,593</text:p>
          </table:table-cell>
          <table:table-cell office:value-type="float" office:value="10631315210.137" calcext:value-type="float">
            <text:p>10,631,315,210</text:p>
          </table:table-cell>
          <table:table-cell office:value-type="float" office:value="10841524257.6678" calcext:value-type="float">
            <text:p>10,841,524,258</text:p>
          </table:table-cell>
          <table:table-cell office:value-type="float" office:value="10046703863.6003" calcext:value-type="float">
            <text:p>10,046,703,864</text:p>
          </table:table-cell>
          <table:table-cell office:value-type="float" office:value="10420713433.7413" calcext:value-type="float">
            <text:p>10,420,713,434</text:p>
          </table:table-cell>
          <table:table-cell office:value-type="float" office:value="11769310318.6771" calcext:value-type="float">
            <text:p>11,769,310,319</text:p>
          </table:table-cell>
          <table:table-cell office:value-type="float" office:value="14735453499.2088" calcext:value-type="float">
            <text:p>14,735,453,499</text:p>
          </table:table-cell>
          <table:table-cell office:value-type="float" office:value="17065151809.8964" calcext:value-type="float">
            <text:p>17,065,151,810</text:p>
          </table:table-cell>
          <table:table-cell office:value-type="float" office:value="17944082744.1043" calcext:value-type="float">
            <text:p>17,944,082,744</text:p>
          </table:table-cell>
          <table:table-cell office:value-type="float" office:value="19356045972.1312" calcext:value-type="float">
            <text:p>19,356,045,972</text:p>
          </table:table-cell>
          <table:table-cell office:value-type="float" office:value="22365265838.2245" calcext:value-type="float">
            <text:p>22,365,265,838</text:p>
          </table:table-cell>
          <table:table-cell office:value-type="float" office:value="26409783836.034" calcext:value-type="float">
            <text:p>26,409,783,836</text:p>
          </table:table-cell>
          <table:table-cell office:value-type="float" office:value="26017926061.257" calcext:value-type="float">
            <text:p>26,017,926,061</text:p>
          </table:table-cell>
          <table:table-cell office:value-type="float" office:value="26143817370.9161" calcext:value-type="float">
            <text:p>26,143,817,371</text:p>
          </table:table-cell>
          <table:table-cell office:value-type="float" office:value="29337005956.969" calcext:value-type="float">
            <text:p>29,337,005,957</text:p>
          </table:table-cell>
          <table:table-cell office:value-type="float" office:value="29104435308.3185" calcext:value-type="float">
            <text:p>29,104,435,308</text:p>
          </table:table-cell>
          <table:table-cell office:value-type="float" office:value="32348147495.4644" calcext:value-type="float">
            <text:p>32,348,147,495</text:p>
          </table:table-cell>
          <table:table-cell office:value-type="float" office:value="34942952068.6837" calcext:value-type="float">
            <text:p>34,942,952,069</text:p>
          </table:table-cell>
          <table:table-cell office:value-type="float" office:value="30916218152.3314" calcext:value-type="float">
            <text:p>30,916,218,152</text:p>
          </table:table-cell>
          <table:table-cell office:value-type="float" office:value="32217073815.8799" calcext:value-type="float">
            <text:p>32,217,073,8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7894833525.4501" calcext:value-type="float">
            <text:p>87,894,833,525</text:p>
          </table:table-cell>
          <table:table-cell office:value-type="float" office:value="99272780795.8288" calcext:value-type="float">
            <text:p>99,272,780,796</text:p>
          </table:table-cell>
          <table:table-cell office:value-type="float" office:value="113079013328.405" calcext:value-type="float">
            <text:p>113,079,013,328</text:p>
          </table:table-cell>
          <table:table-cell office:value-type="float" office:value="131324047860.669" calcext:value-type="float">
            <text:p>131,324,047,861</text:p>
          </table:table-cell>
          <table:table-cell office:value-type="float" office:value="160403230762.827" calcext:value-type="float">
            <text:p>160,403,230,763</text:p>
          </table:table-cell>
          <table:table-cell office:value-type="float" office:value="173841150774.875" calcext:value-type="float">
            <text:p>173,841,150,775</text:p>
          </table:table-cell>
          <table:table-cell office:value-type="float" office:value="206570327009.311" calcext:value-type="float">
            <text:p>206,570,327,009</text:p>
          </table:table-cell>
          <table:table-cell office:value-type="float" office:value="211622106374.015" calcext:value-type="float">
            <text:p>211,622,106,374</text:p>
          </table:table-cell>
          <table:table-cell office:value-type="float" office:value="218637659320.804" calcext:value-type="float">
            <text:p>218,637,659,321</text:p>
          </table:table-cell>
          <table:table-cell office:value-type="float" office:value="243066914758.976" calcext:value-type="float">
            <text:p>243,066,914,759</text:p>
          </table:table-cell>
          <table:table-cell office:value-type="float" office:value="273849922867.931" calcext:value-type="float">
            <text:p>273,849,922,868</text:p>
          </table:table-cell>
          <table:table-cell office:value-type="float" office:value="306212735388.16" calcext:value-type="float">
            <text:p>306,212,735,388</text:p>
          </table:table-cell>
          <table:table-cell office:value-type="float" office:value="313498054854.37" calcext:value-type="float">
            <text:p>313,498,054,854</text:p>
          </table:table-cell>
          <table:table-cell office:value-type="float" office:value="340543106639.159" calcext:value-type="float">
            <text:p>340,543,106,639</text:p>
          </table:table-cell>
          <table:table-cell office:value-type="float" office:value="355381705023.006" calcext:value-type="float">
            <text:p>355,381,705,023</text:p>
          </table:table-cell>
          <table:table-cell office:value-type="float" office:value="364760951666.919" calcext:value-type="float">
            <text:p>364,760,951,667</text:p>
          </table:table-cell>
          <table:table-cell office:value-type="float" office:value="377437927379.892" calcext:value-type="float">
            <text:p>377,437,927,380</text:p>
          </table:table-cell>
          <table:table-cell office:value-type="float" office:value="431319452736.631" calcext:value-type="float">
            <text:p>431,319,452,737</text:p>
          </table:table-cell>
          <table:table-cell office:value-type="float" office:value="507350915800.521" calcext:value-type="float">
            <text:p>507,350,915,801</text:p>
          </table:table-cell>
          <table:table-cell office:value-type="float" office:value="565059720296.455" calcext:value-type="float">
            <text:p>565,059,720,296</text:p>
          </table:table-cell>
          <table:table-cell office:value-type="float" office:value="593942276788.584" calcext:value-type="float">
            <text:p>593,942,276,789</text:p>
          </table:table-cell>
          <table:table-cell office:value-type="float" office:value="610319305238.352" calcext:value-type="float">
            <text:p>610,319,305,238</text:p>
          </table:table-cell>
          <table:table-cell office:value-type="float" office:value="592375436927.341" calcext:value-type="float">
            <text:p>592,375,436,927</text:p>
          </table:table-cell>
          <table:table-cell office:value-type="float" office:value="577182319621.159" calcext:value-type="float">
            <text:p>577,182,319,621</text:p>
          </table:table-cell>
          <table:table-cell office:value-type="float" office:value="578123051125.054" calcext:value-type="float">
            <text:p>578,123,051,125</text:p>
          </table:table-cell>
          <table:table-cell office:value-type="float" office:value="604013652076.076" calcext:value-type="float">
            <text:p>604,013,652,076</text:p>
          </table:table-cell>
          <table:table-cell office:value-type="float" office:value="628560986014.832" calcext:value-type="float">
            <text:p>628,560,986,015</text:p>
          </table:table-cell>
          <table:table-cell office:value-type="float" office:value="652817506650.457" calcext:value-type="float">
            <text:p>652,817,506,650</text:p>
          </table:table-cell>
          <table:table-cell office:value-type="float" office:value="631829002373.219" calcext:value-type="float">
            <text:p>631,829,002,373</text:p>
          </table:table-cell>
          <table:table-cell office:value-type="float" office:value="676068244714.445" calcext:value-type="float">
            <text:p>676,068,244,714</text:p>
          </table:table-cell>
          <table:table-cell office:value-type="float" office:value="742288450013.804" calcext:value-type="float">
            <text:p>742,288,450,014</text:p>
          </table:table-cell>
          <table:table-cell office:value-type="float" office:value="736398400226.418" calcext:value-type="float">
            <text:p>736,398,400,226</text:p>
          </table:table-cell>
          <table:table-cell office:value-type="float" office:value="757941823997.893" calcext:value-type="float">
            <text:p>757,941,823,998</text:p>
          </table:table-cell>
          <table:table-cell office:value-type="float" office:value="892411771633.451" calcext:value-type="float">
            <text:p>892,411,771,633</text:p>
          </table:table-cell>
          <table:table-cell office:value-type="float" office:value="1023180929309.91" calcext:value-type="float">
            <text:p>1,023,180,929,310</text:p>
          </table:table-cell>
          <table:table-cell office:value-type="float" office:value="1169393363390.54" calcext:value-type="float">
            <text:p>1,169,393,363,391</text:p>
          </table:table-cell>
          <table:table-cell office:value-type="float" office:value="1315457716369.53" calcext:value-type="float">
            <text:p>1,315,457,716,370</text:p>
          </table:table-cell>
          <table:table-cell office:value-type="float" office:value="1464978326799.43" calcext:value-type="float">
            <text:p>1,464,978,326,799</text:p>
          </table:table-cell>
          <table:table-cell office:value-type="float" office:value="1549073136902.08" calcext:value-type="float">
            <text:p>1,549,073,136,902</text:p>
          </table:table-cell>
          <table:table-cell office:value-type="float" office:value="1371152337343.05" calcext:value-type="float">
            <text:p>1,371,152,337,343</text:p>
          </table:table-cell>
          <table:table-cell office:value-type="float" office:value="1613463452090.76" calcext:value-type="float">
            <text:p>1,613,463,452,091</text:p>
          </table:table-cell>
          <table:table-cell office:value-type="float" office:value="1788646895467.68" calcext:value-type="float">
            <text:p>1,788,646,895,468</text:p>
          </table:table-cell>
          <table:table-cell office:value-type="float" office:value="1824288757447.57" calcext:value-type="float">
            <text:p>1,824,288,757,448</text:p>
          </table:table-cell>
          <table:table-cell office:value-type="float" office:value="1842627034764.61" calcext:value-type="float">
            <text:p>1,842,627,034,765</text:p>
          </table:table-cell>
          <table:table-cell office:value-type="float" office:value="1792883225804.38" calcext:value-type="float">
            <text:p>1,792,883,225,804</text:p>
          </table:table-cell>
          <table:table-cell office:value-type="float" office:value="1552807652015.37" calcext:value-type="float">
            <text:p>1,552,807,652,015</text:p>
          </table:table-cell>
          <table:table-cell office:value-type="float" office:value="1529760492201.35" calcext:value-type="float">
            <text:p>1,529,760,492,2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3572453.4606653" calcext:value-type="float">
            <text:p>23,572,453</text:p>
          </table:table-cell>
          <table:table-cell office:value-type="float" office:value="29516857.9851399" calcext:value-type="float">
            <text:p>29,516,858</text:p>
          </table:table-cell>
          <table:table-cell office:value-type="float" office:value="39252415.5653116" calcext:value-type="float">
            <text:p>39,252,416</text:p>
          </table:table-cell>
          <table:table-cell office:value-type="float" office:value="51219037.2091113" calcext:value-type="float">
            <text:p>51,219,037</text:p>
          </table:table-cell>
          <table:table-cell office:value-type="float" office:value="59807111.9826519" calcext:value-type="float">
            <text:p>59,807,112</text:p>
          </table:table-cell>
          <table:table-cell office:value-type="float" office:value="71348265.4106544" calcext:value-type="float">
            <text:p>71,348,265</text:p>
          </table:table-cell>
          <table:table-cell office:value-type="float" office:value="85116526.1317269" calcext:value-type="float">
            <text:p>85,116,526</text:p>
          </table:table-cell>
          <table:table-cell office:value-type="float" office:value="101541710.318226" calcext:value-type="float">
            <text:p>101,541,710</text:p>
          </table:table-cell>
          <table:table-cell office:value-type="float" office:value="121136503.775738" calcext:value-type="float">
            <text:p>121,136,504</text:p>
          </table:table-cell>
          <table:table-cell office:value-type="float" office:value="144512541.949529" calcext:value-type="float">
            <text:p>144,512,542</text:p>
          </table:table-cell>
          <table:table-cell office:value-type="float" office:value="172399481.532192" calcext:value-type="float">
            <text:p>172,399,482</text:p>
          </table:table-cell>
          <table:table-cell office:value-type="float" office:value="205667982.872861" calcext:value-type="float">
            <text:p>205,667,983</text:p>
          </table:table-cell>
          <table:table-cell office:value-type="float" office:value="245356244.387854" calcext:value-type="float">
            <text:p>245,356,244</text:p>
          </table:table-cell>
          <table:table-cell office:value-type="float" office:value="342007590.345044" calcext:value-type="float">
            <text:p>342,007,590</text:p>
          </table:table-cell>
          <table:table-cell office:value-type="float" office:value="384561529.809173" calcext:value-type="float">
            <text:p>384,561,530</text:p>
          </table:table-cell>
          <table:table-cell office:value-type="float" office:value="416082965.633186" calcext:value-type="float">
            <text:p>416,082,966</text:p>
          </table:table-cell>
          <table:table-cell office:value-type="float" office:value="457060834.024334" calcext:value-type="float">
            <text:p>457,060,834</text:p>
          </table:table-cell>
          <table:table-cell office:value-type="float" office:value="534288354.115342" calcext:value-type="float">
            <text:p>534,288,354</text:p>
          </table:table-cell>
          <table:table-cell office:value-type="float" office:value="652493742.597497" calcext:value-type="float">
            <text:p>652,493,743</text:p>
          </table:table-cell>
          <table:table-cell office:value-type="float" office:value="747058948.894318" calcext:value-type="float">
            <text:p>747,058,949</text:p>
          </table:table-cell>
          <table:table-cell office:value-type="float" office:value="929885733.142933" calcext:value-type="float">
            <text:p>929,885,733</text:p>
          </table:table-cell>
          <table:table-cell office:value-type="float" office:value="970863749.054996" calcext:value-type="float">
            <text:p>970,863,749</text:p>
          </table:table-cell>
          <table:table-cell office:value-type="float" office:value="1029178617.11447" calcext:value-type="float">
            <text:p>1,029,178,617</text:p>
          </table:table-cell>
          <table:table-cell office:value-type="float" office:value="1105618376.87351" calcext:value-type="float">
            <text:p>1,105,618,377</text:p>
          </table:table-cell>
          <table:table-cell office:value-type="float" office:value="1200340635.76254" calcext:value-type="float">
            <text:p>1,200,340,636</text:p>
          </table:table-cell>
          <table:table-cell office:value-type="float" office:value="1296323755.29502" calcext:value-type="float">
            <text:p>1,296,323,755</text:p>
          </table:table-cell>
          <table:table-cell office:value-type="float" office:value="1406491573.56629" calcext:value-type="float">
            <text:p>1,406,491,574</text:p>
          </table:table-cell>
          <table:table-cell office:value-type="float" office:value="1531787898.20612" calcext:value-type="float">
            <text:p>1,531,787,898</text:p>
          </table:table-cell>
          <table:table-cell office:value-type="float" office:value="2009814047.25619" calcext:value-type="float">
            <text:p>2,009,814,047</text:p>
          </table:table-cell>
          <table:table-cell office:value-type="float" office:value="2179011919.64768" calcext:value-type="float">
            <text:p>2,179,011,920</text:p>
          </table:table-cell>
          <table:table-cell office:value-type="float" office:value="2277361457.04583" calcext:value-type="float">
            <text:p>2,277,361,457</text:p>
          </table:table-cell>
          <table:table-cell office:value-type="float" office:value="2336292604.37042" calcext:value-type="float">
            <text:p>2,336,292,604</text:p>
          </table:table-cell>
          <table:table-cell office:value-type="float" office:value="2436606512.42605" calcext:value-type="float">
            <text:p>2,436,606,512</text:p>
          </table:table-cell>
          <table:table-cell office:value-type="float" office:value="2526836648.14659" calcext:value-type="float">
            <text:p>2,526,836,648</text:p>
          </table:table-cell>
          <table:table-cell office:value-type="float" office:value="2661723496.09398" calcext:value-type="float">
            <text:p>2,661,723,496</text:p>
          </table:table-cell>
          <table:table-cell office:value-type="float" office:value="3041763919.45568" calcext:value-type="float">
            <text:p>3,041,763,919</text:p>
          </table:table-cell>
          <table:table-cell office:value-type="float" office:value="3207033048.13219" calcext:value-type="float">
            <text:p>3,207,033,048</text:p>
          </table:table-cell>
          <table:table-cell office:value-type="float" office:value="3516025123.45679" calcext:value-type="float">
            <text:p>3,516,025,123</text:p>
          </table:table-cell>
          <table:table-cell office:value-type="float" office:value="3547699660.49383" calcext:value-type="float">
            <text:p>3,547,699,660</text:p>
          </table:table-cell>
          <table:table-cell office:value-type="float" office:value="3337106419.75309" calcext:value-type="float">
            <text:p>3,337,106,420</text:p>
          </table:table-cell>
          <table:table-cell office:value-type="float" office:value="3267076727.16049" calcext:value-type="float">
            <text:p>3,267,076,727</text:p>
          </table:table-cell>
          <table:table-cell office:value-type="float" office:value="3348964958.02469" calcext:value-type="float">
            <text:p>3,348,964,958</text:p>
          </table:table-cell>
          <table:table-cell office:value-type="float" office:value="3410097878.81269" calcext:value-type="float">
            <text:p>3,410,097,879</text:p>
          </table:table-cell>
          <table:table-cell office:value-type="float" office:value="3478479859.7561" calcext:value-type="float">
            <text:p>3,478,479,860</text:p>
          </table:table-cell>
          <table:table-cell office:value-type="float" office:value="3629124413.41463" calcext:value-type="float">
            <text:p>3,629,124,413</text:p>
          </table:table-cell>
          <table:table-cell office:value-type="float" office:value="3733564176.82927" calcext:value-type="float">
            <text:p>3,733,564,177</text:p>
          </table:table-cell>
          <table:table-cell office:value-type="float" office:value="3844080625.60976" calcext:value-type="float">
            <text:p>3,844,080,6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75964335.207931" calcext:value-type="float">
            <text:p>275,964,335</text:p>
          </table:table-cell>
          <table:table-cell office:value-type="float" office:value="293978406.526002" calcext:value-type="float">
            <text:p>293,978,407</text:p>
          </table:table-cell>
          <table:table-cell office:value-type="float" office:value="336104320.27161" calcext:value-type="float">
            <text:p>336,104,320</text:p>
          </table:table-cell>
          <table:table-cell office:value-type="float" office:value="395739159.607113" calcext:value-type="float">
            <text:p>395,739,160</text:p>
          </table:table-cell>
          <table:table-cell office:value-type="float" office:value="410646883.323953" calcext:value-type="float">
            <text:p>410,646,883</text:p>
          </table:table-cell>
          <table:table-cell office:value-type="float" office:value="552580917.963636" calcext:value-type="float">
            <text:p>552,580,918</text:p>
          </table:table-cell>
          <table:table-cell office:value-type="float" office:value="658369594.41974" calcext:value-type="float">
            <text:p>658,369,594</text:p>
          </table:table-cell>
          <table:table-cell office:value-type="float" office:value="740303345.851565" calcext:value-type="float">
            <text:p>740,303,346</text:p>
          </table:table-cell>
          <table:table-cell office:value-type="float" office:value="891021197.510844" calcext:value-type="float">
            <text:p>891,021,198</text:p>
          </table:table-cell>
          <table:table-cell office:value-type="float" office:value="1022630357.30245" calcext:value-type="float">
            <text:p>1,022,630,357</text:p>
          </table:table-cell>
          <table:table-cell office:value-type="float" office:value="1163137395.35111" calcext:value-type="float">
            <text:p>1,163,137,395</text:p>
          </table:table-cell>
          <table:table-cell office:value-type="float" office:value="1039128921.71989" calcext:value-type="float">
            <text:p>1,039,128,922</text:p>
          </table:table-cell>
          <table:table-cell office:value-type="float" office:value="977084223.91193" calcext:value-type="float">
            <text:p>977,084,224</text:p>
          </table:table-cell>
          <table:table-cell office:value-type="float" office:value="860005796.501423" calcext:value-type="float">
            <text:p>860,005,797</text:p>
          </table:table-cell>
          <table:table-cell office:value-type="float" office:value="823717698.689649" calcext:value-type="float">
            <text:p>823,717,699</text:p>
          </table:table-cell>
          <table:table-cell office:value-type="float" office:value="904883302.819605" calcext:value-type="float">
            <text:p>904,883,303</text:p>
          </table:table-cell>
          <table:table-cell office:value-type="float" office:value="1174214100.5633" calcext:value-type="float">
            <text:p>1,174,214,101</text:p>
          </table:table-cell>
          <table:table-cell office:value-type="float" office:value="1256585293.5308" calcext:value-type="float">
            <text:p>1,256,585,294</text:p>
          </table:table-cell>
          <table:table-cell office:value-type="float" office:value="1323450843.08879" calcext:value-type="float">
            <text:p>1,323,450,843</text:p>
          </table:table-cell>
          <table:table-cell office:value-type="float" office:value="1291048293.9069" calcext:value-type="float">
            <text:p>1,291,048,294</text:p>
          </table:table-cell>
          <table:table-cell office:value-type="float" office:value="1507401271.60604" calcext:value-type="float">
            <text:p>1,507,401,272</text:p>
          </table:table-cell>
          <table:table-cell office:value-type="float" office:value="1441132986.13866" calcext:value-type="float">
            <text:p>1,441,132,986</text:p>
          </table:table-cell>
          <table:table-cell office:value-type="float" office:value="1477274511.20582" calcext:value-type="float">
            <text:p>1,477,274,511</text:p>
          </table:table-cell>
          <table:table-cell office:value-type="float" office:value="1337975403.60017" calcext:value-type="float">
            <text:p>1,337,975,404</text:p>
          </table:table-cell>
          <table:table-cell office:value-type="float" office:value="890574792.187327" calcext:value-type="float">
            <text:p>890,574,792</text:p>
          </table:table-cell>
          <table:table-cell office:value-type="float" office:value="1167020503.52288" calcext:value-type="float">
            <text:p>1,167,020,504</text:p>
          </table:table-cell>
          <table:table-cell office:value-type="float" office:value="1054441273.2819" calcext:value-type="float">
            <text:p>1,054,441,273</text:p>
          </table:table-cell>
          <table:table-cell office:value-type="float" office:value="981149097.597786" calcext:value-type="float">
            <text:p>981,149,098</text:p>
          </table:table-cell>
          <table:table-cell office:value-type="float" office:value="1012116000.17291" calcext:value-type="float">
            <text:p>1,012,116,000</text:p>
          </table:table-cell>
          <table:table-cell office:value-type="float" office:value="1045742769.92873" calcext:value-type="float">
            <text:p>1,045,742,770</text:p>
          </table:table-cell>
          <table:table-cell office:value-type="float" office:value="956832094.526741" calcext:value-type="float">
            <text:p>956,832,095</text:p>
          </table:table-cell>
          <table:table-cell office:value-type="float" office:value="974967390.41944" calcext:value-type="float">
            <text:p>974,967,390</text:p>
          </table:table-cell>
          <table:table-cell office:value-type="float" office:value="1037278713.00073" calcext:value-type="float">
            <text:p>1,037,278,713</text:p>
          </table:table-cell>
          <table:table-cell office:value-type="float" office:value="1192513449.70881" calcext:value-type="float">
            <text:p>1,192,513,450</text:p>
          </table:table-cell>
          <table:table-cell office:value-type="float" office:value="1328871606.15798" calcext:value-type="float">
            <text:p>1,328,871,606</text:p>
          </table:table-cell>
          <table:table-cell office:value-type="float" office:value="1412805702.32665" calcext:value-type="float">
            <text:p>1,412,805,702</text:p>
          </table:table-cell>
          <table:table-cell office:value-type="float" office:value="1537502785.42913" calcext:value-type="float">
            <text:p>1,537,502,785</text:p>
          </table:table-cell>
          <table:table-cell office:value-type="float" office:value="1754928633.81669" calcext:value-type="float">
            <text:p>1,754,928,634</text:p>
          </table:table-cell>
          <table:table-cell office:value-type="float" office:value="2033153896.01639" calcext:value-type="float">
            <text:p>2,033,153,896</text:p>
          </table:table-cell>
          <table:table-cell office:value-type="float" office:value="2029424163.53936" calcext:value-type="float">
            <text:p>2,029,424,164</text:p>
          </table:table-cell>
          <table:table-cell office:value-type="float" office:value="2033813912.09921" calcext:value-type="float">
            <text:p>2,033,813,912</text:p>
          </table:table-cell>
          <table:table-cell office:value-type="float" office:value="2265951515.00583" calcext:value-type="float">
            <text:p>2,265,951,515</text:p>
          </table:table-cell>
          <table:table-cell office:value-type="float" office:value="2236749993.4093" calcext:value-type="float">
            <text:p>2,236,749,993</text:p>
          </table:table-cell>
          <table:table-cell office:value-type="float" office:value="1565488523.37294" calcext:value-type="float">
            <text:p>1,565,488,523</text:p>
          </table:table-cell>
          <table:table-cell office:value-type="float" office:value="1755518412.52687" calcext:value-type="float">
            <text:p>1,755,518,413</text:p>
          </table:table-cell>
          <table:table-cell office:value-type="float" office:value="1632715188.46236" calcext:value-type="float">
            <text:p>1,632,715,188</text:p>
          </table:table-cell>
          <table:table-cell office:value-type="float" office:value="1810388739.85447" calcext:value-type="float">
            <text:p>1,810,388,7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55301780.411637" calcext:value-type="float">
            <text:p>355,301,780</text:p>
          </table:table-cell>
          <table:table-cell office:value-type="float" office:value="387785535.928158" calcext:value-type="float">
            <text:p>387,785,536</text:p>
          </table:table-cell>
          <table:table-cell office:value-type="float" office:value="403013384.649875" calcext:value-type="float">
            <text:p>403,013,385</text:p>
          </table:table-cell>
          <table:table-cell office:value-type="float" office:value="446936126.82501" calcext:value-type="float">
            <text:p>446,936,127</text:p>
          </table:table-cell>
          <table:table-cell office:value-type="float" office:value="520701998.44893" calcext:value-type="float">
            <text:p>520,701,998</text:p>
          </table:table-cell>
          <table:table-cell office:value-type="float" office:value="752271453.441723" calcext:value-type="float">
            <text:p>752,271,453</text:p>
          </table:table-cell>
          <table:table-cell office:value-type="float" office:value="706314319.573545" calcext:value-type="float">
            <text:p>706,314,320</text:p>
          </table:table-cell>
          <table:table-cell office:value-type="float" office:value="714485897.540546" calcext:value-type="float">
            <text:p>714,485,898</text:p>
          </table:table-cell>
          <table:table-cell office:value-type="float" office:value="850880753.705796" calcext:value-type="float">
            <text:p>850,880,754</text:p>
          </table:table-cell>
          <table:table-cell office:value-type="float" office:value="767158756.692926" calcext:value-type="float">
            <text:p>767,158,757</text:p>
          </table:table-cell>
          <table:table-cell office:value-type="float" office:value="789070817.915948" calcext:value-type="float">
            <text:p>789,070,818</text:p>
          </table:table-cell>
          <table:table-cell office:value-type="float" office:value="927054429.274598" calcext:value-type="float">
            <text:p>927,054,429</text:p>
          </table:table-cell>
          <table:table-cell office:value-type="float" office:value="866823712.480975" calcext:value-type="float">
            <text:p>866,823,712</text:p>
          </table:table-cell>
          <table:table-cell office:value-type="float" office:value="927823080.703914" calcext:value-type="float">
            <text:p>927,823,081</text:p>
          </table:table-cell>
          <table:table-cell office:value-type="float" office:value="999740434.246947" calcext:value-type="float">
            <text:p>999,740,434</text:p>
          </table:table-cell>
          <table:table-cell office:value-type="float" office:value="986892995.721112" calcext:value-type="float">
            <text:p>986,892,996</text:p>
          </table:table-cell>
          <table:table-cell office:value-type="float" office:value="1214841089.50167" calcext:value-type="float">
            <text:p>1,214,841,090</text:p>
          </table:table-cell>
          <table:table-cell office:value-type="float" office:value="1379240458.0587" calcext:value-type="float">
            <text:p>1,379,240,458</text:p>
          </table:table-cell>
          <table:table-cell office:value-type="float" office:value="1611361975.63782" calcext:value-type="float">
            <text:p>1,611,361,976</text:p>
          </table:table-cell>
          <table:table-cell office:value-type="float" office:value="1522878641.29511" calcext:value-type="float">
            <text:p>1,522,878,641</text:p>
          </table:table-cell>
          <table:table-cell office:value-type="float" office:value="1833675591.48937" calcext:value-type="float">
            <text:p>1,833,675,591</text:p>
          </table:table-cell>
          <table:table-cell office:value-type="float" office:value="1820027718.53755" calcext:value-type="float">
            <text:p>1,820,027,719</text:p>
          </table:table-cell>
          <table:table-cell office:value-type="float" office:value="1896094855.41989" calcext:value-type="float">
            <text:p>1,896,094,855</text:p>
          </table:table-cell>
          <table:table-cell office:value-type="float" office:value="1654085613.52285" calcext:value-type="float">
            <text:p>1,654,085,614</text:p>
          </table:table-cell>
          <table:table-cell office:value-type="float" office:value="1341884888.11344" calcext:value-type="float">
            <text:p>1,341,884,888</text:p>
          </table:table-cell>
          <table:table-cell office:value-type="float" office:value="1643276652.81103" calcext:value-type="float">
            <text:p>1,643,276,653</text:p>
          </table:table-cell>
          <table:table-cell office:value-type="float" office:value="1837279011.45209" calcext:value-type="float">
            <text:p>1,837,279,011</text:p>
          </table:table-cell>
          <table:table-cell office:value-type="float" office:value="1754815781.70913" calcext:value-type="float">
            <text:p>1,754,815,782</text:p>
          </table:table-cell>
          <table:table-cell office:value-type="float" office:value="1999334347.74571" calcext:value-type="float">
            <text:p>1,999,334,348</text:p>
          </table:table-cell>
          <table:table-cell office:value-type="float" office:value="1738899326.88836" calcext:value-type="float">
            <text:p>1,738,899,327</text:p>
          </table:table-cell>
          <table:table-cell office:value-type="float" office:value="1575765965.63681" calcext:value-type="float">
            <text:p>1,575,765,966</text:p>
          </table:table-cell>
          <table:table-cell office:value-type="float" office:value="1944724857.14842" calcext:value-type="float">
            <text:p>1,944,724,857</text:p>
          </table:table-cell>
          <table:table-cell office:value-type="float" office:value="2260468323.19965" calcext:value-type="float">
            <text:p>2,260,468,323</text:p>
          </table:table-cell>
          <table:table-cell office:value-type="float" office:value="3096886394.97304" calcext:value-type="float">
            <text:p>3,096,886,395</text:p>
          </table:table-cell>
          <table:table-cell office:value-type="float" office:value="5021656322.80824" calcext:value-type="float">
            <text:p>5,021,656,323</text:p>
          </table:table-cell>
          <table:table-cell office:value-type="float" office:value="6680615782.83581" calcext:value-type="float">
            <text:p>6,680,615,783</text:p>
          </table:table-cell>
          <table:table-cell office:value-type="float" office:value="7453135808.78498" calcext:value-type="float">
            <text:p>7,453,135,809</text:p>
          </table:table-cell>
          <table:table-cell office:value-type="float" office:value="8397412769.29666" calcext:value-type="float">
            <text:p>8,397,412,769</text:p>
          </table:table-cell>
          <table:table-cell office:value-type="float" office:value="10371311953.8627" calcext:value-type="float">
            <text:p>10,371,311,954</text:p>
          </table:table-cell>
          <table:table-cell office:value-type="float" office:value="9424519701.50488" calcext:value-type="float">
            <text:p>9,424,519,702</text:p>
          </table:table-cell>
          <table:table-cell office:value-type="float" office:value="9791128578.11265" calcext:value-type="float">
            <text:p>9,791,128,578</text:p>
          </table:table-cell>
          <table:table-cell office:value-type="float" office:value="11582083639.6146" calcext:value-type="float">
            <text:p>11,582,083,640</text:p>
          </table:table-cell>
          <table:table-cell office:value-type="float" office:value="14003838657.8021" calcext:value-type="float">
            <text:p>14,003,838,658</text:p>
          </table:table-cell>
          <table:table-cell office:value-type="float" office:value="13807433574.1097" calcext:value-type="float">
            <text:p>13,807,433,574</text:p>
          </table:table-cell>
          <table:table-cell office:value-type="float" office:value="14683120021.6494" calcext:value-type="float">
            <text:p>14,683,120,022</text:p>
          </table:table-cell>
          <table:table-cell office:value-type="float" office:value="11694605363.6835" calcext:value-type="float">
            <text:p>11,694,605,364</text:p>
          </table:table-cell>
          <table:table-cell office:value-type="float" office:value="11267295771.2727" calcext:value-type="float">
            <text:p>11,267,295,7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9680014665.43932" calcext:value-type="float">
            <text:p>9,680,014,665</text:p>
          </table:table-cell>
          <table:table-cell office:value-type="float" office:value="11587753310.8446" calcext:value-type="float">
            <text:p>11,587,753,311</text:p>
          </table:table-cell>
          <table:table-cell office:value-type="float" office:value="12510670763.3062" calcext:value-type="float">
            <text:p>12,510,670,763</text:p>
          </table:table-cell>
          <table:table-cell office:value-type="float" office:value="17834428836.2967" calcext:value-type="float">
            <text:p>17,834,428,836</text:p>
          </table:table-cell>
          <table:table-cell office:value-type="float" office:value="17285268040.7835" calcext:value-type="float">
            <text:p>17,285,268,041</text:p>
          </table:table-cell>
          <table:table-cell office:value-type="float" office:value="8041259429.98727" calcext:value-type="float">
            <text:p>8,041,259,430</text:p>
          </table:table-cell>
          <table:table-cell office:value-type="float" office:value="10980227350.399" calcext:value-type="float">
            <text:p>10,980,227,350</text:p>
          </table:table-cell>
          <table:table-cell office:value-type="float" office:value="14884929048.7327" calcext:value-type="float">
            <text:p>14,884,929,049</text:p>
          </table:table-cell>
          <table:table-cell office:value-type="float" office:value="17154937811.862" calcext:value-type="float">
            <text:p>17,154,937,812</text:p>
          </table:table-cell>
          <table:table-cell office:value-type="float" office:value="23094844121.1858" calcext:value-type="float">
            <text:p>23,094,844,121</text:p>
          </table:table-cell>
          <table:table-cell office:value-type="float" office:value="30720746007.8205" calcext:value-type="float">
            <text:p>30,720,746,008</text:p>
          </table:table-cell>
          <table:table-cell office:value-type="float" office:value="36834978701.5897" calcext:value-type="float">
            <text:p>36,834,978,702</text:p>
          </table:table-cell>
          <table:table-cell office:value-type="float" office:value="26319059293.3966" calcext:value-type="float">
            <text:p>26,319,059,293</text:p>
          </table:table-cell>
          <table:table-cell office:value-type="float" office:value="21712039329.6258" calcext:value-type="float">
            <text:p>21,712,039,330</text:p>
          </table:table-cell>
          <table:table-cell office:value-type="float" office:value="21522697088.015" calcext:value-type="float">
            <text:p>21,522,697,088</text:p>
          </table:table-cell>
          <table:table-cell office:value-type="float" office:value="18984520580.9436" calcext:value-type="float">
            <text:p>18,984,520,581</text:p>
          </table:table-cell>
          <table:table-cell office:value-type="float" office:value="20408466819.1199" calcext:value-type="float">
            <text:p>20,408,466,819</text:p>
          </table:table-cell>
          <table:table-cell office:value-type="float" office:value="23831079358.0839" calcext:value-type="float">
            <text:p>23,831,079,358</text:p>
          </table:table-cell>
          <table:table-cell office:value-type="float" office:value="27814023199.5048" calcext:value-type="float">
            <text:p>27,814,023,200</text:p>
          </table:table-cell>
          <table:table-cell office:value-type="float" office:value="31721624024.2539" calcext:value-type="float">
            <text:p>31,721,624,024</text:p>
          </table:table-cell>
          <table:table-cell office:value-type="float" office:value="34918285742.1948" calcext:value-type="float">
            <text:p>34,918,285,742</text:p>
          </table:table-cell>
          <table:table-cell office:value-type="float" office:value="39901846032.1854" calcext:value-type="float">
            <text:p>39,901,846,032</text:p>
          </table:table-cell>
          <table:table-cell office:value-type="float" office:value="48229522832.7407" calcext:value-type="float">
            <text:p>48,229,522,833</text:p>
          </table:table-cell>
          <table:table-cell office:value-type="float" office:value="51214365031.904" calcext:value-type="float">
            <text:p>51,214,365,032</text:p>
          </table:table-cell>
          <table:table-cell office:value-type="float" office:value="58636577125.5964" calcext:value-type="float">
            <text:p>58,636,577,126</text:p>
          </table:table-cell>
          <table:table-cell office:value-type="float" office:value="75099073731.6738" calcext:value-type="float">
            <text:p>75,099,073,732</text:p>
          </table:table-cell>
          <table:table-cell office:value-type="float" office:value="78959965347.8922" calcext:value-type="float">
            <text:p>78,959,965,348</text:p>
          </table:table-cell>
          <table:table-cell office:value-type="float" office:value="86298816404.2929" calcext:value-type="float">
            <text:p>86,298,816,404</text:p>
          </table:table-cell>
          <table:table-cell office:value-type="float" office:value="82716139390.8177" calcext:value-type="float">
            <text:p>82,716,139,391</text:p>
          </table:table-cell>
          <table:table-cell office:value-type="float" office:value="76069313991.7095" calcext:value-type="float">
            <text:p>76,069,313,992</text:p>
          </table:table-cell>
          <table:table-cell office:value-type="float" office:value="78363152291.6413" calcext:value-type="float">
            <text:p>78,363,152,292</text:p>
          </table:table-cell>
          <table:table-cell office:value-type="float" office:value="71455607134.3207" calcext:value-type="float">
            <text:p>71,455,607,134</text:p>
          </table:table-cell>
          <table:table-cell office:value-type="float" office:value="70098009751.5031" calcext:value-type="float">
            <text:p>70,098,009,752</text:p>
          </table:table-cell>
          <table:table-cell office:value-type="float" office:value="76084234602.3944" calcext:value-type="float">
            <text:p>76,084,234,602</text:p>
          </table:table-cell>
          <table:table-cell office:value-type="float" office:value="99259633926.8676" calcext:value-type="float">
            <text:p>99,259,633,927</text:p>
          </table:table-cell>
          <table:table-cell office:value-type="float" office:value="122964812046.141" calcext:value-type="float">
            <text:p>122,964,812,046</text:p>
          </table:table-cell>
          <table:table-cell office:value-type="float" office:value="154788024805.865" calcext:value-type="float">
            <text:p>154,788,024,806</text:p>
          </table:table-cell>
          <table:table-cell office:value-type="float" office:value="173605979255.367" calcext:value-type="float">
            <text:p>173,605,979,255</text:p>
          </table:table-cell>
          <table:table-cell office:value-type="float" office:value="179638483957.873" calcext:value-type="float">
            <text:p>179,638,483,958</text:p>
          </table:table-cell>
          <table:table-cell office:value-type="float" office:value="172389500030.3" calcext:value-type="float">
            <text:p>172,389,500,030</text:p>
          </table:table-cell>
          <table:table-cell office:value-type="float" office:value="218537565496.648" calcext:value-type="float">
            <text:p>218,537,565,497</text:p>
          </table:table-cell>
          <table:table-cell office:value-type="float" office:value="252251992029.518" calcext:value-type="float">
            <text:p>252,251,992,030</text:p>
          </table:table-cell>
          <table:table-cell office:value-type="float" office:value="267122318194.738" calcext:value-type="float">
            <text:p>267,122,318,195</text:p>
          </table:table-cell>
          <table:table-cell office:value-type="float" office:value="278384345259.389" calcext:value-type="float">
            <text:p>278,384,345,259</text:p>
          </table:table-cell>
          <table:table-cell office:value-type="float" office:value="260990291671.229" calcext:value-type="float">
            <text:p>260,990,291,671</text:p>
          </table:table-cell>
          <table:table-cell office:value-type="float" office:value="242517910999.455" calcext:value-type="float">
            <text:p>242,517,910,999</text:p>
          </table:table-cell>
          <table:table-cell office:value-type="float" office:value="247045730477.212" calcext:value-type="float">
            <text:p>247,045,730,4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9649505385.554" calcext:value-type="float">
            <text:p>89,649,505,386</text:p>
          </table:table-cell>
          <table:table-cell office:value-type="float" office:value="97184613337.081" calcext:value-type="float">
            <text:p>97,184,613,337</text:p>
          </table:table-cell>
          <table:table-cell office:value-type="float" office:value="109297408417.469" calcext:value-type="float">
            <text:p>109,297,408,417</text:p>
          </table:table-cell>
          <table:table-cell office:value-type="float" office:value="134190135934.744" calcext:value-type="float">
            <text:p>134,190,135,935</text:p>
          </table:table-cell>
          <table:table-cell office:value-type="float" office:value="139644095522.968" calcext:value-type="float">
            <text:p>139,644,095,523</text:p>
          </table:table-cell>
          <table:table-cell office:value-type="float" office:value="158640714140.575" calcext:value-type="float">
            <text:p>158,640,714,141</text:p>
          </table:table-cell>
          <table:table-cell office:value-type="float" office:value="152894818251.208" calcext:value-type="float">
            <text:p>152,894,818,251</text:p>
          </table:table-cell>
          <table:table-cell office:value-type="float" office:value="170414438472.319" calcext:value-type="float">
            <text:p>170,414,438,472</text:p>
          </table:table-cell>
          <table:table-cell office:value-type="float" office:value="215852934316.853" calcext:value-type="float">
            <text:p>215,852,934,317</text:p>
          </table:table-cell>
          <table:table-cell office:value-type="float" office:value="262263665763.514" calcext:value-type="float">
            <text:p>262,263,665,764</text:p>
          </table:table-cell>
          <table:table-cell office:value-type="float" office:value="305345702286.002" calcext:value-type="float">
            <text:p>305,345,702,286</text:p>
          </table:table-cell>
          <table:table-cell office:value-type="float" office:value="290830334935.677" calcext:value-type="float">
            <text:p>290,830,334,936</text:p>
          </table:table-cell>
          <table:table-cell office:value-type="float" office:value="286720239663.028" calcext:value-type="float">
            <text:p>286,720,239,663</text:p>
          </table:table-cell>
          <table:table-cell office:value-type="float" office:value="307677123138.369" calcext:value-type="float">
            <text:p>307,677,123,138</text:p>
          </table:table-cell>
          <table:table-cell office:value-type="float" office:value="316627934181.611" calcext:value-type="float">
            <text:p>316,627,934,182</text:p>
          </table:table-cell>
          <table:table-cell office:value-type="float" office:value="312617232180.358" calcext:value-type="float">
            <text:p>312,617,232,180</text:p>
          </table:table-cell>
          <table:table-cell office:value-type="float" office:value="303340050932.297" calcext:value-type="float">
            <text:p>303,340,050,932</text:p>
          </table:table-cell>
          <table:table-cell office:value-type="float" office:value="330302786061.632" calcext:value-type="float">
            <text:p>330,302,786,062</text:p>
          </table:table-cell>
          <table:table-cell office:value-type="float" office:value="411923376588.485" calcext:value-type="float">
            <text:p>411,923,376,588</text:p>
          </table:table-cell>
          <table:table-cell office:value-type="float" office:value="461065086661.96" calcext:value-type="float">
            <text:p>461,065,086,662</text:p>
          </table:table-cell>
          <table:table-cell office:value-type="float" office:value="398623657412.65" calcext:value-type="float">
            <text:p>398,623,657,413</text:p>
          </table:table-cell>
          <table:table-cell office:value-type="float" office:value="415603460826.196" calcext:value-type="float">
            <text:p>415,603,460,826</text:p>
          </table:table-cell>
          <table:table-cell office:value-type="float" office:value="495670425885.265" calcext:value-type="float">
            <text:p>495,670,425,885</text:p>
          </table:table-cell>
          <table:table-cell office:value-type="float" office:value="623053793921.338" calcext:value-type="float">
            <text:p>623,053,793,921</text:p>
          </table:table-cell>
          <table:table-cell office:value-type="float" office:value="566471257911.247" calcext:value-type="float">
            <text:p>566,471,257,911</text:p>
          </table:table-cell>
          <table:table-cell office:value-type="float" office:value="736870191684.046" calcext:value-type="float">
            <text:p>736,870,191,684</text:p>
          </table:table-cell>
          <table:table-cell office:value-type="float" office:value="867223747395.262" calcext:value-type="float">
            <text:p>867,223,747,395</text:p>
          </table:table-cell>
          <table:table-cell office:value-type="float" office:value="965338598159.589" calcext:value-type="float">
            <text:p>965,338,598,160</text:p>
          </table:table-cell>
          <table:table-cell office:value-type="float" office:value="1032573139736.78" calcext:value-type="float">
            <text:p>1,032,573,139,737</text:p>
          </table:table-cell>
          <table:table-cell office:value-type="float" office:value="1097137680065.23" calcext:value-type="float">
            <text:p>1,097,137,680,065</text:p>
          </table:table-cell>
          <table:table-cell office:value-type="float" office:value="1214915134124.98" calcext:value-type="float">
            <text:p>1,214,915,134,125</text:p>
          </table:table-cell>
          <table:table-cell office:value-type="float" office:value="1344077341393.62" calcext:value-type="float">
            <text:p>1,344,077,341,394</text:p>
          </table:table-cell>
          <table:table-cell office:value-type="float" office:value="1477501847750.22" calcext:value-type="float">
            <text:p>1,477,501,847,750</text:p>
          </table:table-cell>
          <table:table-cell office:value-type="float" office:value="1671065449752.35" calcext:value-type="float">
            <text:p>1,671,065,449,752</text:p>
          </table:table-cell>
          <table:table-cell office:value-type="float" office:value="1966244002689.85" calcext:value-type="float">
            <text:p>1,966,244,002,690</text:p>
          </table:table-cell>
          <table:table-cell office:value-type="float" office:value="2308800205020.15" calcext:value-type="float">
            <text:p>2,308,800,205,020</text:p>
          </table:table-cell>
          <table:table-cell office:value-type="float" office:value="2774292479007.91" calcext:value-type="float">
            <text:p>2,774,292,479,008</text:p>
          </table:table-cell>
          <table:table-cell office:value-type="float" office:value="3571451058539.68" calcext:value-type="float">
            <text:p>3,571,451,058,540</text:p>
          </table:table-cell>
          <table:table-cell office:value-type="float" office:value="4604285289743.12" calcext:value-type="float">
            <text:p>4,604,285,289,743</text:p>
          </table:table-cell>
          <table:table-cell office:value-type="float" office:value="5121680444415.58" calcext:value-type="float">
            <text:p>5,121,680,444,416</text:p>
          </table:table-cell>
          <table:table-cell office:value-type="float" office:value="6066351252193.77" calcext:value-type="float">
            <text:p>6,066,351,252,194</text:p>
          </table:table-cell>
          <table:table-cell office:value-type="float" office:value="7522103366971.74" calcext:value-type="float">
            <text:p>7,522,103,366,972</text:p>
          </table:table-cell>
          <table:table-cell office:value-type="float" office:value="8570348155604.47" calcext:value-type="float">
            <text:p>8,570,348,155,604</text:p>
          </table:table-cell>
          <table:table-cell office:value-type="float" office:value="9635025555466.84" calcext:value-type="float">
            <text:p>9,635,025,555,467</text:p>
          </table:table-cell>
          <table:table-cell office:value-type="float" office:value="10534526618924.6" calcext:value-type="float">
            <text:p>10,534,526,618,925</text:p>
          </table:table-cell>
          <table:table-cell office:value-type="float" office:value="11226185011508.8" calcext:value-type="float">
            <text:p>11,226,185,011,509</text:p>
          </table:table-cell>
          <table:table-cell office:value-type="float" office:value="11218281029298.3" calcext:value-type="float">
            <text:p>11,218,281,029,29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hina, Hong Kong SA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812493809.31038" calcext:value-type="float">
            <text:p>3,812,493,809</text:p>
          </table:table-cell>
          <table:table-cell office:value-type="float" office:value="4461399452.93445" calcext:value-type="float">
            <text:p>4,461,399,453</text:p>
          </table:table-cell>
          <table:table-cell office:value-type="float" office:value="5710090550.62573" calcext:value-type="float">
            <text:p>5,710,090,551</text:p>
          </table:table-cell>
          <table:table-cell office:value-type="float" office:value="8030117555.62033" calcext:value-type="float">
            <text:p>8,030,117,556</text:p>
          </table:table-cell>
          <table:table-cell office:value-type="float" office:value="9388694744.86162" calcext:value-type="float">
            <text:p>9,388,694,745</text:p>
          </table:table-cell>
          <table:table-cell office:value-type="float" office:value="10048090236.906" calcext:value-type="float">
            <text:p>10,048,090,237</text:p>
          </table:table-cell>
          <table:table-cell office:value-type="float" office:value="12876497273.4892" calcext:value-type="float">
            <text:p>12,876,497,273</text:p>
          </table:table-cell>
          <table:table-cell office:value-type="float" office:value="15719433719.7147" calcext:value-type="float">
            <text:p>15,719,433,720</text:p>
          </table:table-cell>
          <table:table-cell office:value-type="float" office:value="18315137712.9442" calcext:value-type="float">
            <text:p>18,315,137,713</text:p>
          </table:table-cell>
          <table:table-cell office:value-type="float" office:value="22526186035.2409" calcext:value-type="float">
            <text:p>22,526,186,035</text:p>
          </table:table-cell>
          <table:table-cell office:value-type="float" office:value="28861855877.2797" calcext:value-type="float">
            <text:p>28,861,855,877</text:p>
          </table:table-cell>
          <table:table-cell office:value-type="float" office:value="31055224236.6412" calcext:value-type="float">
            <text:p>31,055,224,237</text:p>
          </table:table-cell>
          <table:table-cell office:value-type="float" office:value="32291217616.936" calcext:value-type="float">
            <text:p>32,291,217,617</text:p>
          </table:table-cell>
          <table:table-cell office:value-type="float" office:value="29907228556.6964" calcext:value-type="float">
            <text:p>29,907,228,557</text:p>
          </table:table-cell>
          <table:table-cell office:value-type="float" office:value="33511383985.6741" calcext:value-type="float">
            <text:p>33,511,383,986</text:p>
          </table:table-cell>
          <table:table-cell office:value-type="float" office:value="35699772165.7093" calcext:value-type="float">
            <text:p>35,699,772,166</text:p>
          </table:table-cell>
          <table:table-cell office:value-type="float" office:value="41075395130.2862" calcext:value-type="float">
            <text:p>41,075,395,130</text:p>
          </table:table-cell>
          <table:table-cell office:value-type="float" office:value="50622896162.6006" calcext:value-type="float">
            <text:p>50,622,896,163</text:p>
          </table:table-cell>
          <table:table-cell office:value-type="float" office:value="59707404560.5944" calcext:value-type="float">
            <text:p>59,707,404,561</text:p>
          </table:table-cell>
          <table:table-cell office:value-type="float" office:value="68790222117.7577" calcext:value-type="float">
            <text:p>68,790,222,118</text:p>
          </table:table-cell>
          <table:table-cell office:value-type="float" office:value="76928784620.8158" calcext:value-type="float">
            <text:p>76,928,784,621</text:p>
          </table:table-cell>
          <table:table-cell office:value-type="float" office:value="88960001715.7441" calcext:value-type="float">
            <text:p>88,960,001,716</text:p>
          </table:table-cell>
          <table:table-cell office:value-type="float" office:value="104272503148.987" calcext:value-type="float">
            <text:p>104,272,503,149</text:p>
          </table:table-cell>
          <table:table-cell office:value-type="float" office:value="120354207288.828" calcext:value-type="float">
            <text:p>120,354,207,289</text:p>
          </table:table-cell>
          <table:table-cell office:value-type="float" office:value="135811776884.01" calcext:value-type="float">
            <text:p>135,811,776,884</text:p>
          </table:table-cell>
          <table:table-cell office:value-type="float" office:value="144652289130.669" calcext:value-type="float">
            <text:p>144,652,289,131</text:p>
          </table:table-cell>
          <table:table-cell office:value-type="float" office:value="159718180108.942" calcext:value-type="float">
            <text:p>159,718,180,109</text:p>
          </table:table-cell>
          <table:table-cell office:value-type="float" office:value="177353167213.821" calcext:value-type="float">
            <text:p>177,353,167,214</text:p>
          </table:table-cell>
          <table:table-cell office:value-type="float" office:value="168885436391.806" calcext:value-type="float">
            <text:p>168,885,436,392</text:p>
          </table:table-cell>
          <table:table-cell office:value-type="float" office:value="165768095391.557" calcext:value-type="float">
            <text:p>165,768,095,392</text:p>
          </table:table-cell>
          <table:table-cell office:value-type="float" office:value="171668898538.944" calcext:value-type="float">
            <text:p>171,668,898,539</text:p>
          </table:table-cell>
          <table:table-cell office:value-type="float" office:value="169404327616.605" calcext:value-type="float">
            <text:p>169,404,327,617</text:p>
          </table:table-cell>
          <table:table-cell office:value-type="float" office:value="166348873240.942" calcext:value-type="float">
            <text:p>166,348,873,241</text:p>
          </table:table-cell>
          <table:table-cell office:value-type="float" office:value="161385558801.811" calcext:value-type="float">
            <text:p>161,385,558,802</text:p>
          </table:table-cell>
          <table:table-cell office:value-type="float" office:value="169099768875.193" calcext:value-type="float">
            <text:p>169,099,768,875</text:p>
          </table:table-cell>
          <table:table-cell office:value-type="float" office:value="181569303960.226" calcext:value-type="float">
            <text:p>181,569,303,960</text:p>
          </table:table-cell>
          <table:table-cell office:value-type="float" office:value="193535434591.37" calcext:value-type="float">
            <text:p>193,535,434,591</text:p>
          </table:table-cell>
          <table:table-cell office:value-type="float" office:value="211596953544.762" calcext:value-type="float">
            <text:p>211,596,953,545</text:p>
          </table:table-cell>
          <table:table-cell office:value-type="float" office:value="219278739753.002" calcext:value-type="float">
            <text:p>219,278,739,753</text:p>
          </table:table-cell>
          <table:table-cell office:value-type="float" office:value="214047795659.045" calcext:value-type="float">
            <text:p>214,047,795,659</text:p>
          </table:table-cell>
          <table:table-cell office:value-type="float" office:value="228638678536.952" calcext:value-type="float">
            <text:p>228,638,678,537</text:p>
          </table:table-cell>
          <table:table-cell office:value-type="float" office:value="248513617677.287" calcext:value-type="float">
            <text:p>248,513,617,677</text:p>
          </table:table-cell>
          <table:table-cell office:value-type="float" office:value="262628877166.217" calcext:value-type="float">
            <text:p>262,628,877,166</text:p>
          </table:table-cell>
          <table:table-cell office:value-type="float" office:value="275696879834.967" calcext:value-type="float">
            <text:p>275,696,879,835</text:p>
          </table:table-cell>
          <table:table-cell office:value-type="float" office:value="291459983449.58" calcext:value-type="float">
            <text:p>291,459,983,450</text:p>
          </table:table-cell>
          <table:table-cell office:value-type="float" office:value="309405876092.495" calcext:value-type="float">
            <text:p>309,405,876,092</text:p>
          </table:table-cell>
          <table:table-cell office:value-type="float" office:value="320912235498.728" calcext:value-type="float">
            <text:p>320,912,235,49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hina, Macao SA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66477331.1888" calcext:value-type="float">
            <text:p>166,477,331</text:p>
          </table:table-cell>
          <table:table-cell office:value-type="float" office:value="199388549.880196" calcext:value-type="float">
            <text:p>199,388,550</text:p>
          </table:table-cell>
          <table:table-cell office:value-type="float" office:value="244298502.640483" calcext:value-type="float">
            <text:p>244,298,503</text:p>
          </table:table-cell>
          <table:table-cell office:value-type="float" office:value="333405268.147163" calcext:value-type="float">
            <text:p>333,405,268</text:p>
          </table:table-cell>
          <table:table-cell office:value-type="float" office:value="383757063.094605" calcext:value-type="float">
            <text:p>383,757,063</text:p>
          </table:table-cell>
          <table:table-cell office:value-type="float" office:value="444348863.865184" calcext:value-type="float">
            <text:p>444,348,864</text:p>
          </table:table-cell>
          <table:table-cell office:value-type="float" office:value="442131264.849352" calcext:value-type="float">
            <text:p>442,131,265</text:p>
          </table:table-cell>
          <table:table-cell office:value-type="float" office:value="565701430.290648" calcext:value-type="float">
            <text:p>565,701,430</text:p>
          </table:table-cell>
          <table:table-cell office:value-type="float" office:value="740056176.771179" calcext:value-type="float">
            <text:p>740,056,177</text:p>
          </table:table-cell>
          <table:table-cell office:value-type="float" office:value="843036033.582042" calcext:value-type="float">
            <text:p>843,036,034</text:p>
          </table:table-cell>
          <table:table-cell office:value-type="float" office:value="1007923635.51009" calcext:value-type="float">
            <text:p>1,007,923,636</text:p>
          </table:table-cell>
          <table:table-cell office:value-type="float" office:value="1064312668.59813" calcext:value-type="float">
            <text:p>1,064,312,669</text:p>
          </table:table-cell>
          <table:table-cell office:value-type="float" office:value="1130451077.65098" calcext:value-type="float">
            <text:p>1,130,451,078</text:p>
          </table:table-cell>
          <table:table-cell office:value-type="float" office:value="1121491570.93862" calcext:value-type="float">
            <text:p>1,121,491,571</text:p>
          </table:table-cell>
          <table:table-cell office:value-type="float" office:value="1292289694.91061" calcext:value-type="float">
            <text:p>1,292,289,695</text:p>
          </table:table-cell>
          <table:table-cell office:value-type="float" office:value="1348820297.93897" calcext:value-type="float">
            <text:p>1,348,820,298</text:p>
          </table:table-cell>
          <table:table-cell office:value-type="float" office:value="1517504022.03043" calcext:value-type="float">
            <text:p>1,517,504,022</text:p>
          </table:table-cell>
          <table:table-cell office:value-type="float" office:value="1941244952.80266" calcext:value-type="float">
            <text:p>1,941,244,953</text:p>
          </table:table-cell>
          <table:table-cell office:value-type="float" office:value="2269235991.13249" calcext:value-type="float">
            <text:p>2,269,235,991</text:p>
          </table:table-cell>
          <table:table-cell office:value-type="float" office:value="2683260274.71148" calcext:value-type="float">
            <text:p>2,683,260,275</text:p>
          </table:table-cell>
          <table:table-cell office:value-type="float" office:value="3220923431.12188" calcext:value-type="float">
            <text:p>3,220,923,431</text:p>
          </table:table-cell>
          <table:table-cell office:value-type="float" office:value="3735140706.49967" calcext:value-type="float">
            <text:p>3,735,140,706</text:p>
          </table:table-cell>
          <table:table-cell office:value-type="float" office:value="4878993102.19394" calcext:value-type="float">
            <text:p>4,878,993,102</text:p>
          </table:table-cell>
          <table:table-cell office:value-type="float" office:value="5625568713.09248" calcext:value-type="float">
            <text:p>5,625,568,713</text:p>
          </table:table-cell>
          <table:table-cell office:value-type="float" office:value="6265857371.07347" calcext:value-type="float">
            <text:p>6,265,857,371</text:p>
          </table:table-cell>
          <table:table-cell office:value-type="float" office:value="6996070622.12187" calcext:value-type="float">
            <text:p>6,996,070,622</text:p>
          </table:table-cell>
          <table:table-cell office:value-type="float" office:value="7122539666.59972" calcext:value-type="float">
            <text:p>7,122,539,667</text:p>
          </table:table-cell>
          <table:table-cell office:value-type="float" office:value="7211272315.0146" calcext:value-type="float">
            <text:p>7,211,272,315</text:p>
          </table:table-cell>
          <table:table-cell office:value-type="float" office:value="6742395441.23361" calcext:value-type="float">
            <text:p>6,742,395,441</text:p>
          </table:table-cell>
          <table:table-cell office:value-type="float" office:value="6490612311.29213" calcext:value-type="float">
            <text:p>6,490,612,311</text:p>
          </table:table-cell>
          <table:table-cell office:value-type="float" office:value="6720492405.83611" calcext:value-type="float">
            <text:p>6,720,492,406</text:p>
          </table:table-cell>
          <table:table-cell office:value-type="float" office:value="6811227982.82193" calcext:value-type="float">
            <text:p>6,811,227,983</text:p>
          </table:table-cell>
          <table:table-cell office:value-type="float" office:value="7322647435.92403" calcext:value-type="float">
            <text:p>7,322,647,436</text:p>
          </table:table-cell>
          <table:table-cell office:value-type="float" office:value="8194991103.51729" calcext:value-type="float">
            <text:p>8,194,991,104</text:p>
          </table:table-cell>
          <table:table-cell office:value-type="float" office:value="10585663047.8036" calcext:value-type="float">
            <text:p>10,585,663,048</text:p>
          </table:table-cell>
          <table:table-cell office:value-type="float" office:value="12092275501.2533" calcext:value-type="float">
            <text:p>12,092,275,501</text:p>
          </table:table-cell>
          <table:table-cell office:value-type="float" office:value="14789613443.2868" calcext:value-type="float">
            <text:p>14,789,613,443</text:p>
          </table:table-cell>
          <table:table-cell office:value-type="float" office:value="18340552420.238" calcext:value-type="float">
            <text:p>18,340,552,420</text:p>
          </table:table-cell>
          <table:table-cell office:value-type="float" office:value="20917419055.7384" calcext:value-type="float">
            <text:p>20,917,419,056</text:p>
          </table:table-cell>
          <table:table-cell office:value-type="float" office:value="21475565538.1301" calcext:value-type="float">
            <text:p>21,475,565,538</text:p>
          </table:table-cell>
          <table:table-cell office:value-type="float" office:value="28123582424.0367" calcext:value-type="float">
            <text:p>28,123,582,424</text:p>
          </table:table-cell>
          <table:table-cell office:value-type="float" office:value="36709821915.7439" calcext:value-type="float">
            <text:p>36,709,821,916</text:p>
          </table:table-cell>
          <table:table-cell office:value-type="float" office:value="43031773947.0768" calcext:value-type="float">
            <text:p>43,031,773,947</text:p>
          </table:table-cell>
          <table:table-cell office:value-type="float" office:value="51552364121.0449" calcext:value-type="float">
            <text:p>51,552,364,121</text:p>
          </table:table-cell>
          <table:table-cell office:value-type="float" office:value="55347797688.0053" calcext:value-type="float">
            <text:p>55,347,797,688</text:p>
          </table:table-cell>
          <table:table-cell office:value-type="float" office:value="45361903015.0692" calcext:value-type="float">
            <text:p>45,361,903,015</text:p>
          </table:table-cell>
          <table:table-cell office:value-type="float" office:value="45311080520.71" calcext:value-type="float">
            <text:p>45,311,080,5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192830297.0945" calcext:value-type="float">
            <text:p>10,192,830,297</text:p>
          </table:table-cell>
          <table:table-cell office:value-type="float" office:value="11062473570.1151" calcext:value-type="float">
            <text:p>11,062,473,570</text:p>
          </table:table-cell>
          <table:table-cell office:value-type="float" office:value="12281981757.8773" calcext:value-type="float">
            <text:p>12,281,981,758</text:p>
          </table:table-cell>
          <table:table-cell office:value-type="float" office:value="14530859323.6248" calcext:value-type="float">
            <text:p>14,530,859,324</text:p>
          </table:table-cell>
          <table:table-cell office:value-type="float" office:value="17461831598.508" calcext:value-type="float">
            <text:p>17,461,831,599</text:p>
          </table:table-cell>
          <table:table-cell office:value-type="float" office:value="18508321609.6738" calcext:value-type="float">
            <text:p>18,508,321,610</text:p>
          </table:table-cell>
          <table:table-cell office:value-type="float" office:value="21673810437.8698" calcext:value-type="float">
            <text:p>21,673,810,438</text:p>
          </table:table-cell>
          <table:table-cell office:value-type="float" office:value="27519401796.114" calcext:value-type="float">
            <text:p>27,519,401,796</text:p>
          </table:table-cell>
          <table:table-cell office:value-type="float" office:value="32864249578.0525" calcext:value-type="float">
            <text:p>32,864,249,578</text:p>
          </table:table-cell>
          <table:table-cell office:value-type="float" office:value="39496777220.1732" calcext:value-type="float">
            <text:p>39,496,777,220</text:p>
          </table:table-cell>
          <table:table-cell office:value-type="float" office:value="47204011074.6656" calcext:value-type="float">
            <text:p>47,204,011,075</text:p>
          </table:table-cell>
          <table:table-cell office:value-type="float" office:value="51437351220.9445" calcext:value-type="float">
            <text:p>51,437,351,221</text:p>
          </table:table-cell>
          <table:table-cell office:value-type="float" office:value="55073305988.2008" calcext:value-type="float">
            <text:p>55,073,305,988</text:p>
          </table:table-cell>
          <table:table-cell office:value-type="float" office:value="54742008224.8883" calcext:value-type="float">
            <text:p>54,742,008,225</text:p>
          </table:table-cell>
          <table:table-cell office:value-type="float" office:value="54074423925.4863" calcext:value-type="float">
            <text:p>54,074,423,925</text:p>
          </table:table-cell>
          <table:table-cell office:value-type="float" office:value="49322295861.7166" calcext:value-type="float">
            <text:p>49,322,295,862</text:p>
          </table:table-cell>
          <table:table-cell office:value-type="float" office:value="49389241416.5397" calcext:value-type="float">
            <text:p>49,389,241,417</text:p>
          </table:table-cell>
          <table:table-cell office:value-type="float" office:value="51408904637.1856" calcext:value-type="float">
            <text:p>51,408,904,637</text:p>
          </table:table-cell>
          <table:table-cell office:value-type="float" office:value="55422805034.6928" calcext:value-type="float">
            <text:p>55,422,805,035</text:p>
          </table:table-cell>
          <table:table-cell office:value-type="float" office:value="55888331642.5055" calcext:value-type="float">
            <text:p>55,888,331,643</text:p>
          </table:table-cell>
          <table:table-cell office:value-type="float" office:value="56924873581.7847" calcext:value-type="float">
            <text:p>56,924,873,582</text:p>
          </table:table-cell>
          <table:table-cell office:value-type="float" office:value="58290710046.2331" calcext:value-type="float">
            <text:p>58,290,710,046</text:p>
          </table:table-cell>
          <table:table-cell office:value-type="float" office:value="62389828109.8828" calcext:value-type="float">
            <text:p>62,389,828,110</text:p>
          </table:table-cell>
          <table:table-cell office:value-type="float" office:value="72212650813.9971" calcext:value-type="float">
            <text:p>72,212,650,814</text:p>
          </table:table-cell>
          <table:table-cell office:value-type="float" office:value="95308779557.2499" calcext:value-type="float">
            <text:p>95,308,779,557</text:p>
          </table:table-cell>
          <table:table-cell office:value-type="float" office:value="110292390857.939" calcext:value-type="float">
            <text:p>110,292,390,858</text:p>
          </table:table-cell>
          <table:table-cell office:value-type="float" office:value="115830061208.961" calcext:value-type="float">
            <text:p>115,830,061,209</text:p>
          </table:table-cell>
          <table:table-cell office:value-type="float" office:value="127185005956.716" calcext:value-type="float">
            <text:p>127,185,005,957</text:p>
          </table:table-cell>
          <table:table-cell office:value-type="float" office:value="117458362827.313" calcext:value-type="float">
            <text:p>117,458,362,827</text:p>
          </table:table-cell>
          <table:table-cell office:value-type="float" office:value="102898121201.315" calcext:value-type="float">
            <text:p>102,898,121,201</text:p>
          </table:table-cell>
          <table:table-cell office:value-type="float" office:value="99875768145.309" calcext:value-type="float">
            <text:p>99,875,768,145</text:p>
          </table:table-cell>
          <table:table-cell office:value-type="float" office:value="98211751481.7953" calcext:value-type="float">
            <text:p>98,211,751,482</text:p>
          </table:table-cell>
          <table:table-cell office:value-type="float" office:value="97963002598.621" calcext:value-type="float">
            <text:p>97,963,002,599</text:p>
          </table:table-cell>
          <table:table-cell office:value-type="float" office:value="94641380063.5729" calcext:value-type="float">
            <text:p>94,641,380,064</text:p>
          </table:table-cell>
          <table:table-cell office:value-type="float" office:value="117081522238.324" calcext:value-type="float">
            <text:p>117,081,522,238</text:p>
          </table:table-cell>
          <table:table-cell office:value-type="float" office:value="146566266310.57" calcext:value-type="float">
            <text:p>146,566,266,311</text:p>
          </table:table-cell>
          <table:table-cell office:value-type="float" office:value="162590145579.958" calcext:value-type="float">
            <text:p>162,590,145,580</text:p>
          </table:table-cell>
          <table:table-cell office:value-type="float" office:value="207416490982.993" calcext:value-type="float">
            <text:p>207,416,490,983</text:p>
          </table:table-cell>
          <table:table-cell office:value-type="float" office:value="243982436734.238" calcext:value-type="float">
            <text:p>243,982,436,734</text:p>
          </table:table-cell>
          <table:table-cell office:value-type="float" office:value="233821670220.299" calcext:value-type="float">
            <text:p>233,821,670,220</text:p>
          </table:table-cell>
          <table:table-cell office:value-type="float" office:value="287018179193.92" calcext:value-type="float">
            <text:p>287,018,179,194</text:p>
          </table:table-cell>
          <table:table-cell office:value-type="float" office:value="335415162155.569" calcext:value-type="float">
            <text:p>335,415,162,156</text:p>
          </table:table-cell>
          <table:table-cell office:value-type="float" office:value="369659697842.885" calcext:value-type="float">
            <text:p>369,659,697,843</text:p>
          </table:table-cell>
          <table:table-cell office:value-type="float" office:value="380191876348.93" calcext:value-type="float">
            <text:p>380,191,876,349</text:p>
          </table:table-cell>
          <table:table-cell office:value-type="float" office:value="378195707612.393" calcext:value-type="float">
            <text:p>378,195,707,612</text:p>
          </table:table-cell>
          <table:table-cell office:value-type="float" office:value="291519596338.699" calcext:value-type="float">
            <text:p>291,519,596,339</text:p>
          </table:table-cell>
          <table:table-cell office:value-type="float" office:value="282462551366.877" calcext:value-type="float">
            <text:p>282,462,551,3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7476996.2560814" calcext:value-type="float">
            <text:p>37,476,996</text:p>
          </table:table-cell>
          <table:table-cell office:value-type="float" office:value="41447953.1236245" calcext:value-type="float">
            <text:p>41,447,953</text:p>
          </table:table-cell>
          <table:table-cell office:value-type="float" office:value="48838558.0296882" calcext:value-type="float">
            <text:p>48,838,558</text:p>
          </table:table-cell>
          <table:table-cell office:value-type="float" office:value="65179719.3348948" calcext:value-type="float">
            <text:p>65,179,719</text:p>
          </table:table-cell>
          <table:table-cell office:value-type="float" office:value="73653247.545174" calcext:value-type="float">
            <text:p>73,653,248</text:p>
          </table:table-cell>
          <table:table-cell office:value-type="float" office:value="114349455.096613" calcext:value-type="float">
            <text:p>114,349,455</text:p>
          </table:table-cell>
          <table:table-cell office:value-type="float" office:value="112733559.419776" calcext:value-type="float">
            <text:p>112,733,559</text:p>
          </table:table-cell>
          <table:table-cell office:value-type="float" office:value="124710895.099743" calcext:value-type="float">
            <text:p>124,710,895</text:p>
          </table:table-cell>
          <table:table-cell office:value-type="float" office:value="161725836.490311" calcext:value-type="float">
            <text:p>161,725,836</text:p>
          </table:table-cell>
          <table:table-cell office:value-type="float" office:value="216179659.103018" calcext:value-type="float">
            <text:p>216,179,659</text:p>
          </table:table-cell>
          <table:table-cell office:value-type="float" office:value="258774570.488305" calcext:value-type="float">
            <text:p>258,774,570</text:p>
          </table:table-cell>
          <table:table-cell office:value-type="float" office:value="239427532.146033" calcext:value-type="float">
            <text:p>239,427,532</text:p>
          </table:table-cell>
          <table:table-cell office:value-type="float" office:value="224378828.371365" calcext:value-type="float">
            <text:p>224,378,828</text:p>
          </table:table-cell>
          <table:table-cell office:value-type="float" office:value="233660995.185908" calcext:value-type="float">
            <text:p>233,660,995</text:p>
          </table:table-cell>
          <table:table-cell office:value-type="float" office:value="225217490.042284" calcext:value-type="float">
            <text:p>225,217,490</text:p>
          </table:table-cell>
          <table:table-cell office:value-type="float" office:value="239886039.951852" calcext:value-type="float">
            <text:p>239,886,040</text:p>
          </table:table-cell>
          <table:table-cell office:value-type="float" office:value="340451640.994602" calcext:value-type="float">
            <text:p>340,451,641</text:p>
          </table:table-cell>
          <table:table-cell office:value-type="float" office:value="411576590.201844" calcext:value-type="float">
            <text:p>411,576,590</text:p>
          </table:table-cell>
          <table:table-cell office:value-type="float" office:value="434714142.261232" calcext:value-type="float">
            <text:p>434,714,142</text:p>
          </table:table-cell>
          <table:table-cell office:value-type="float" office:value="416394646.234287" calcext:value-type="float">
            <text:p>416,394,646</text:p>
          </table:table-cell>
          <table:table-cell office:value-type="float" office:value="510762203.441331" calcext:value-type="float">
            <text:p>510,762,203</text:p>
          </table:table-cell>
          <table:table-cell office:value-type="float" office:value="514318237.394421" calcext:value-type="float">
            <text:p>514,318,237</text:p>
          </table:table-cell>
          <table:table-cell office:value-type="float" office:value="554675615.691943" calcext:value-type="float">
            <text:p>554,675,616</text:p>
          </table:table-cell>
          <table:table-cell office:value-type="float" office:value="549210044.610673" calcext:value-type="float">
            <text:p>549,210,045</text:p>
          </table:table-cell>
          <table:table-cell office:value-type="float" office:value="387081141.1679" calcext:value-type="float">
            <text:p>387,081,141</text:p>
          </table:table-cell>
          <table:table-cell office:value-type="float" office:value="483213730.729178" calcext:value-type="float">
            <text:p>483,213,731</text:p>
          </table:table-cell>
          <table:table-cell office:value-type="float" office:value="480295486.653878" calcext:value-type="float">
            <text:p>480,295,487</text:p>
          </table:table-cell>
          <table:table-cell office:value-type="float" office:value="441914506.372824" calcext:value-type="float">
            <text:p>441,914,506</text:p>
          </table:table-cell>
          <table:table-cell office:value-type="float" office:value="448830272.649147" calcext:value-type="float">
            <text:p>448,830,273</text:p>
          </table:table-cell>
          <table:table-cell office:value-type="float" office:value="463799465.481796" calcext:value-type="float">
            <text:p>463,799,465</text:p>
          </table:table-cell>
          <table:table-cell office:value-type="float" office:value="421942431.311025" calcext:value-type="float">
            <text:p>421,942,431</text:p>
          </table:table-cell>
          <table:table-cell office:value-type="float" office:value="455574742.172446" calcext:value-type="float">
            <text:p>455,574,742</text:p>
          </table:table-cell>
          <table:table-cell office:value-type="float" office:value="510725137.585996" calcext:value-type="float">
            <text:p>510,725,138</text:p>
          </table:table-cell>
          <table:table-cell office:value-type="float" office:value="657327979.622537" calcext:value-type="float">
            <text:p>657,327,980</text:p>
          </table:table-cell>
          <table:table-cell office:value-type="float" office:value="762021645.886589" calcext:value-type="float">
            <text:p>762,021,646</text:p>
          </table:table-cell>
          <table:table-cell office:value-type="float" office:value="787338144.680821" calcext:value-type="float">
            <text:p>787,338,145</text:p>
          </table:table-cell>
          <table:table-cell office:value-type="float" office:value="836185468.248555" calcext:value-type="float">
            <text:p>836,185,468</text:p>
          </table:table-cell>
          <table:table-cell office:value-type="float" office:value="950835286.284064" calcext:value-type="float">
            <text:p>950,835,286</text:p>
          </table:table-cell>
          <table:table-cell office:value-type="float" office:value="1071748079.82223" calcext:value-type="float">
            <text:p>1,071,748,080</text:p>
          </table:table-cell>
          <table:table-cell office:value-type="float" office:value="1068749954.7739" calcext:value-type="float">
            <text:p>1,068,749,955</text:p>
          </table:table-cell>
          <table:table-cell office:value-type="float" office:value="1068064352.16474" calcext:value-type="float">
            <text:p>1,068,064,352</text:p>
          </table:table-cell>
          <table:table-cell office:value-type="float" office:value="1149836874.09722" calcext:value-type="float">
            <text:p>1,149,836,874</text:p>
          </table:table-cell>
          <table:table-cell office:value-type="float" office:value="1150332000.53201" calcext:value-type="float">
            <text:p>1,150,332,001</text:p>
          </table:table-cell>
          <table:table-cell office:value-type="float" office:value="1259902645.90861" calcext:value-type="float">
            <text:p>1,259,902,646</text:p>
          </table:table-cell>
          <table:table-cell office:value-type="float" office:value="1312572903.51768" calcext:value-type="float">
            <text:p>1,312,572,904</text:p>
          </table:table-cell>
          <table:table-cell office:value-type="float" office:value="1104456638.19825" calcext:value-type="float">
            <text:p>1,104,456,638</text:p>
          </table:table-cell>
          <table:table-cell office:value-type="float" office:value="1149802573.02487" calcext:value-type="float">
            <text:p>1,149,802,5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62127994.563836" calcext:value-type="float">
            <text:p>262,127,995</text:p>
          </table:table-cell>
          <table:table-cell office:value-type="float" office:value="299815014.304684" calcext:value-type="float">
            <text:p>299,815,014</text:p>
          </table:table-cell>
          <table:table-cell office:value-type="float" office:value="360186702.203724" calcext:value-type="float">
            <text:p>360,186,702</text:p>
          </table:table-cell>
          <table:table-cell office:value-type="float" office:value="480068160.0347" calcext:value-type="float">
            <text:p>480,068,160</text:p>
          </table:table-cell>
          <table:table-cell office:value-type="float" office:value="579972135.023375" calcext:value-type="float">
            <text:p>579,972,135</text:p>
          </table:table-cell>
          <table:table-cell office:value-type="float" office:value="683383966.932538" calcext:value-type="float">
            <text:p>683,383,967</text:p>
          </table:table-cell>
          <table:table-cell office:value-type="float" office:value="708912532.361948" calcext:value-type="float">
            <text:p>708,912,532</text:p>
          </table:table-cell>
          <table:table-cell office:value-type="float" office:value="707038511.924054" calcext:value-type="float">
            <text:p>707,038,512</text:p>
          </table:table-cell>
          <table:table-cell office:value-type="float" office:value="878798360.452057" calcext:value-type="float">
            <text:p>878,798,360</text:p>
          </table:table-cell>
          <table:table-cell office:value-type="float" office:value="1194373054.42517" calcext:value-type="float">
            <text:p>1,194,373,054</text:p>
          </table:table-cell>
          <table:table-cell office:value-type="float" office:value="1705782650.34969" calcext:value-type="float">
            <text:p>1,705,782,650</text:p>
          </table:table-cell>
          <table:table-cell office:value-type="float" office:value="1993534406.54674" calcext:value-type="float">
            <text:p>1,993,534,407</text:p>
          </table:table-cell>
          <table:table-cell office:value-type="float" office:value="2160701429.65415" calcext:value-type="float">
            <text:p>2,160,701,430</text:p>
          </table:table-cell>
          <table:table-cell office:value-type="float" office:value="2097392379.38368" calcext:value-type="float">
            <text:p>2,097,392,379</text:p>
          </table:table-cell>
          <table:table-cell office:value-type="float" office:value="2193601963.41535" calcext:value-type="float">
            <text:p>2,193,601,963</text:p>
          </table:table-cell>
          <table:table-cell office:value-type="float" office:value="2160983834.81305" calcext:value-type="float">
            <text:p>2,160,983,835</text:p>
          </table:table-cell>
          <table:table-cell office:value-type="float" office:value="1849252332.76951" calcext:value-type="float">
            <text:p>1,849,252,333</text:p>
          </table:table-cell>
          <table:table-cell office:value-type="float" office:value="2297633920.08707" calcext:value-type="float">
            <text:p>2,297,633,920</text:p>
          </table:table-cell>
          <table:table-cell office:value-type="float" office:value="2212415446.4043" calcext:value-type="float">
            <text:p>2,212,415,446</text:p>
          </table:table-cell>
          <table:table-cell office:value-type="float" office:value="2424777039.47427" calcext:value-type="float">
            <text:p>2,424,777,039</text:p>
          </table:table-cell>
          <table:table-cell office:value-type="float" office:value="2798746050.58236" calcext:value-type="float">
            <text:p>2,798,746,051</text:p>
          </table:table-cell>
          <table:table-cell office:value-type="float" office:value="2724853507.64996" calcext:value-type="float">
            <text:p>2,724,853,508</text:p>
          </table:table-cell>
          <table:table-cell office:value-type="float" office:value="2933222705.7974" calcext:value-type="float">
            <text:p>2,933,222,706</text:p>
          </table:table-cell>
          <table:table-cell office:value-type="float" office:value="2684323618.40365" calcext:value-type="float">
            <text:p>2,684,323,618</text:p>
          </table:table-cell>
          <table:table-cell office:value-type="float" office:value="1776461920.65285" calcext:value-type="float">
            <text:p>1,776,461,921</text:p>
          </table:table-cell>
          <table:table-cell office:value-type="float" office:value="2116003868.17373" calcext:value-type="float">
            <text:p>2,116,003,868</text:p>
          </table:table-cell>
          <table:table-cell office:value-type="float" office:value="2540697537.70424" calcext:value-type="float">
            <text:p>2,540,697,538</text:p>
          </table:table-cell>
          <table:table-cell office:value-type="float" office:value="2322719101.28456" calcext:value-type="float">
            <text:p>2,322,719,101</text:p>
          </table:table-cell>
          <table:table-cell office:value-type="float" office:value="1924903100.48282" calcext:value-type="float">
            <text:p>1,924,903,100</text:p>
          </table:table-cell>
          <table:table-cell office:value-type="float" office:value="2353909441.70059" calcext:value-type="float">
            <text:p>2,353,909,442</text:p>
          </table:table-cell>
          <table:table-cell office:value-type="float" office:value="3219910666.0298" calcext:value-type="float">
            <text:p>3,219,910,666</text:p>
          </table:table-cell>
          <table:table-cell office:value-type="float" office:value="2794259756.13093" calcext:value-type="float">
            <text:p>2,794,259,756</text:p>
          </table:table-cell>
          <table:table-cell office:value-type="float" office:value="3019993723.12586" calcext:value-type="float">
            <text:p>3,019,993,723</text:p>
          </table:table-cell>
          <table:table-cell office:value-type="float" office:value="3495868724.65945" calcext:value-type="float">
            <text:p>3,495,868,725</text:p>
          </table:table-cell>
          <table:table-cell office:value-type="float" office:value="4648628839.49057" calcext:value-type="float">
            <text:p>4,648,628,839</text:p>
          </table:table-cell>
          <table:table-cell office:value-type="float" office:value="6086924578.37195" calcext:value-type="float">
            <text:p>6,086,924,578</text:p>
          </table:table-cell>
          <table:table-cell office:value-type="float" office:value="7731270258.05815" calcext:value-type="float">
            <text:p>7,731,270,258</text:p>
          </table:table-cell>
          <table:table-cell office:value-type="float" office:value="7435524700.3779" calcext:value-type="float">
            <text:p>7,435,524,700</text:p>
          </table:table-cell>
          <table:table-cell office:value-type="float" office:value="10176075299.2805" calcext:value-type="float">
            <text:p>10,176,075,299</text:p>
          </table:table-cell>
          <table:table-cell office:value-type="float" office:value="9338968265.11434" calcext:value-type="float">
            <text:p>9,338,968,265</text:p>
          </table:table-cell>
          <table:table-cell office:value-type="float" office:value="12281046232.8523" calcext:value-type="float">
            <text:p>12,281,046,233</text:p>
          </table:table-cell>
          <table:table-cell office:value-type="float" office:value="14797544878.6794" calcext:value-type="float">
            <text:p>14,797,544,879</text:p>
          </table:table-cell>
          <table:table-cell office:value-type="float" office:value="13656316206.7427" calcext:value-type="float">
            <text:p>13,656,316,207</text:p>
          </table:table-cell>
          <table:table-cell office:value-type="float" office:value="14021616619.9754" calcext:value-type="float">
            <text:p>14,021,616,620</text:p>
          </table:table-cell>
          <table:table-cell office:value-type="float" office:value="14077122975.6279" calcext:value-type="float">
            <text:p>14,077,122,976</text:p>
          </table:table-cell>
          <table:table-cell office:value-type="float" office:value="8492634421.51353" calcext:value-type="float">
            <text:p>8,492,634,422</text:p>
          </table:table-cell>
          <table:table-cell office:value-type="float" office:value="7778081882.69452" calcext:value-type="float">
            <text:p>7,778,081,8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221504.6766673" calcext:value-type="float">
            <text:p>10,221,505</text:p>
          </table:table-cell>
          <table:table-cell office:value-type="float" office:value="10244827.7226097" calcext:value-type="float">
            <text:p>10,244,828</text:p>
          </table:table-cell>
          <table:table-cell office:value-type="float" office:value="10659027.8592" calcext:value-type="float">
            <text:p>10,659,028</text:p>
          </table:table-cell>
          <table:table-cell office:value-type="float" office:value="13806926.6882859" calcext:value-type="float">
            <text:p>13,806,927</text:p>
          </table:table-cell>
          <table:table-cell office:value-type="float" office:value="16221090.3117491" calcext:value-type="float">
            <text:p>16,221,090</text:p>
          </table:table-cell>
          <table:table-cell office:value-type="float" office:value="15904633.1583812" calcext:value-type="float">
            <text:p>15,904,633</text:p>
          </table:table-cell>
          <table:table-cell office:value-type="float" office:value="15026785.2079947" calcext:value-type="float">
            <text:p>15,026,785</text:p>
          </table:table-cell>
          <table:table-cell office:value-type="float" office:value="17472368.6616711" calcext:value-type="float">
            <text:p>17,472,369</text:p>
          </table:table-cell>
          <table:table-cell office:value-type="float" office:value="20314641.3876814" calcext:value-type="float">
            <text:p>20,314,641</text:p>
          </table:table-cell>
          <table:table-cell office:value-type="float" office:value="23152182.0569208" calcext:value-type="float">
            <text:p>23,152,182</text:p>
          </table:table-cell>
          <table:table-cell office:value-type="float" office:value="25514967.6834676" calcext:value-type="float">
            <text:p>25,514,968</text:p>
          </table:table-cell>
          <table:table-cell office:value-type="float" office:value="26275700.3801255" calcext:value-type="float">
            <text:p>26,275,700</text:p>
          </table:table-cell>
          <table:table-cell office:value-type="float" office:value="26283313.0711949" calcext:value-type="float">
            <text:p>26,283,313</text:p>
          </table:table-cell>
          <table:table-cell office:value-type="float" office:value="25975421.3681711" calcext:value-type="float">
            <text:p>25,975,421</text:p>
          </table:table-cell>
          <table:table-cell office:value-type="float" office:value="26989808.0759932" calcext:value-type="float">
            <text:p>26,989,808</text:p>
          </table:table-cell>
          <table:table-cell office:value-type="float" office:value="28210486.7044519" calcext:value-type="float">
            <text:p>28,210,487</text:p>
          </table:table-cell>
          <table:table-cell office:value-type="float" office:value="36364019.0604768" calcext:value-type="float">
            <text:p>36,364,019</text:p>
          </table:table-cell>
          <table:table-cell office:value-type="float" office:value="46252464.6257905" calcext:value-type="float">
            <text:p>46,252,465</text:p>
          </table:table-cell>
          <table:table-cell office:value-type="float" office:value="58889076.2092308" calcext:value-type="float">
            <text:p>58,889,076</text:p>
          </table:table-cell>
          <table:table-cell office:value-type="float" office:value="59519457.7036128" calcext:value-type="float">
            <text:p>59,519,458</text:p>
          </table:table-cell>
          <table:table-cell office:value-type="float" office:value="66520821.6584702" calcext:value-type="float">
            <text:p>66,520,822</text:p>
          </table:table-cell>
          <table:table-cell office:value-type="float" office:value="72526568.5262643" calcext:value-type="float">
            <text:p>72,526,569</text:p>
          </table:table-cell>
          <table:table-cell office:value-type="float" office:value="74960015.9344717" calcext:value-type="float">
            <text:p>74,960,016</text:p>
          </table:table-cell>
          <table:table-cell office:value-type="float" office:value="83815341.5088426" calcext:value-type="float">
            <text:p>83,815,342</text:p>
          </table:table-cell>
          <table:table-cell office:value-type="float" office:value="99499674.576767" calcext:value-type="float">
            <text:p>99,499,675</text:p>
          </table:table-cell>
          <table:table-cell office:value-type="float" office:value="105918333.50468" calcext:value-type="float">
            <text:p>105,918,334</text:p>
          </table:table-cell>
          <table:table-cell office:value-type="float" office:value="106805863.157479" calcext:value-type="float">
            <text:p>106,805,863</text:p>
          </table:table-cell>
          <table:table-cell office:value-type="float" office:value="98192621.8727702" calcext:value-type="float">
            <text:p>98,192,622</text:p>
          </table:table-cell>
          <table:table-cell office:value-type="float" office:value="85631410.3356128" calcext:value-type="float">
            <text:p>85,631,410</text:p>
          </table:table-cell>
          <table:table-cell office:value-type="float" office:value="91689385.8973601" calcext:value-type="float">
            <text:p>91,689,386</text:p>
          </table:table-cell>
          <table:table-cell office:value-type="float" office:value="91632136.0925486" calcext:value-type="float">
            <text:p>91,632,136</text:p>
          </table:table-cell>
          <table:table-cell office:value-type="float" office:value="96236224.8252847" calcext:value-type="float">
            <text:p>96,236,225</text:p>
          </table:table-cell>
          <table:table-cell office:value-type="float" office:value="111197077.655418" calcext:value-type="float">
            <text:p>111,197,078</text:p>
          </table:table-cell>
          <table:table-cell office:value-type="float" office:value="152772526.802722" calcext:value-type="float">
            <text:p>152,772,527</text:p>
          </table:table-cell>
          <table:table-cell office:value-type="float" office:value="178476573.691405" calcext:value-type="float">
            <text:p>178,476,574</text:p>
          </table:table-cell>
          <table:table-cell office:value-type="float" office:value="182557801.663126" calcext:value-type="float">
            <text:p>182,557,802</text:p>
          </table:table-cell>
          <table:table-cell office:value-type="float" office:value="187853129.656293" calcext:value-type="float">
            <text:p>187,853,130</text:p>
          </table:table-cell>
          <table:table-cell office:value-type="float" office:value="227935361.428144" calcext:value-type="float">
            <text:p>227,935,361</text:p>
          </table:table-cell>
          <table:table-cell office:value-type="float" office:value="233438350.761475" calcext:value-type="float">
            <text:p>233,438,351</text:p>
          </table:table-cell>
          <table:table-cell office:value-type="float" office:value="214694780.809469" calcext:value-type="float">
            <text:p>214,694,781</text:p>
          </table:table-cell>
          <table:table-cell office:value-type="float" office:value="255145820.009059" calcext:value-type="float">
            <text:p>255,145,820</text:p>
          </table:table-cell>
          <table:table-cell office:value-type="float" office:value="286298734.032598" calcext:value-type="float">
            <text:p>286,298,734</text:p>
          </table:table-cell>
          <table:table-cell office:value-type="float" office:value="302118559.607747" calcext:value-type="float">
            <text:p>302,118,560</text:p>
          </table:table-cell>
          <table:table-cell office:value-type="float" office:value="301539769.999563" calcext:value-type="float">
            <text:p>301,539,770</text:p>
          </table:table-cell>
          <table:table-cell office:value-type="float" office:value="317562149.15798" calcext:value-type="float">
            <text:p>317,562,149</text:p>
          </table:table-cell>
          <table:table-cell office:value-type="float" office:value="285294238.741959" calcext:value-type="float">
            <text:p>285,294,239</text:p>
          </table:table-cell>
          <table:table-cell office:value-type="float" office:value="290194195.01923" calcext:value-type="float">
            <text:p>290,194,1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252531742.4837" calcext:value-type="float">
            <text:p>1,252,531,742</text:p>
          </table:table-cell>
          <table:table-cell office:value-type="float" office:value="1369838275.1932" calcext:value-type="float">
            <text:p>1,369,838,275</text:p>
          </table:table-cell>
          <table:table-cell office:value-type="float" office:value="1574757231.1341" calcext:value-type="float">
            <text:p>1,574,757,231</text:p>
          </table:table-cell>
          <table:table-cell office:value-type="float" office:value="1944300597.95228" calcext:value-type="float">
            <text:p>1,944,300,598</text:p>
          </table:table-cell>
          <table:table-cell office:value-type="float" office:value="2119439861.05817" calcext:value-type="float">
            <text:p>2,119,439,861</text:p>
          </table:table-cell>
          <table:table-cell office:value-type="float" office:value="2493743624.67838" calcext:value-type="float">
            <text:p>2,493,743,625</text:p>
          </table:table-cell>
          <table:table-cell office:value-type="float" office:value="3068172757.18415" calcext:value-type="float">
            <text:p>3,068,172,757</text:p>
          </table:table-cell>
          <table:table-cell office:value-type="float" office:value="3907334923.09304" calcext:value-type="float">
            <text:p>3,907,334,923</text:p>
          </table:table-cell>
          <table:table-cell office:value-type="float" office:value="4480576911.84137" calcext:value-type="float">
            <text:p>4,480,576,912</text:p>
          </table:table-cell>
          <table:table-cell office:value-type="float" office:value="5132021988.46348" calcext:value-type="float">
            <text:p>5,132,021,988</text:p>
          </table:table-cell>
          <table:table-cell office:value-type="float" office:value="6144358733.91276" calcext:value-type="float">
            <text:p>6,144,358,734</text:p>
          </table:table-cell>
          <table:table-cell office:value-type="float" office:value="3336780348.78759" calcext:value-type="float">
            <text:p>3,336,780,349</text:p>
          </table:table-cell>
          <table:table-cell office:value-type="float" office:value="3314911855.07143" calcext:value-type="float">
            <text:p>3,314,911,855</text:p>
          </table:table-cell>
          <table:table-cell office:value-type="float" office:value="4001837739.74413" calcext:value-type="float">
            <text:p>4,001,837,740</text:p>
          </table:table-cell>
          <table:table-cell office:value-type="float" office:value="4655133658.16833" calcext:value-type="float">
            <text:p>4,655,133,658</text:p>
          </table:table-cell>
          <table:table-cell office:value-type="float" office:value="4988773450.90068" calcext:value-type="float">
            <text:p>4,988,773,451</text:p>
          </table:table-cell>
          <table:table-cell office:value-type="float" office:value="5601077673.58652" calcext:value-type="float">
            <text:p>5,601,077,674</text:p>
          </table:table-cell>
          <table:table-cell office:value-type="float" office:value="5764102930.84003" calcext:value-type="float">
            <text:p>5,764,102,931</text:p>
          </table:table-cell>
          <table:table-cell office:value-type="float" office:value="5867415103.95129" calcext:value-type="float">
            <text:p>5,867,415,104</text:p>
          </table:table-cell>
          <table:table-cell office:value-type="float" office:value="6645580623.19686" calcext:value-type="float">
            <text:p>6,645,580,623</text:p>
          </table:table-cell>
          <table:table-cell office:value-type="float" office:value="7260596112.97496" calcext:value-type="float">
            <text:p>7,260,596,113</text:p>
          </table:table-cell>
          <table:table-cell office:value-type="float" office:value="7168858162.97018" calcext:value-type="float">
            <text:p>7,168,858,163</text:p>
          </table:table-cell>
          <table:table-cell office:value-type="float" office:value="8528591307.28913" calcext:value-type="float">
            <text:p>8,528,591,307</text:p>
          </table:table-cell>
          <table:table-cell office:value-type="float" office:value="9537299959.53483" calcext:value-type="float">
            <text:p>9,537,299,960</text:p>
          </table:table-cell>
          <table:table-cell office:value-type="float" office:value="10432621539.6711" calcext:value-type="float">
            <text:p>10,432,621,540</text:p>
          </table:table-cell>
          <table:table-cell office:value-type="float" office:value="11507120156.7117" calcext:value-type="float">
            <text:p>11,507,120,157</text:p>
          </table:table-cell>
          <table:table-cell office:value-type="float" office:value="11619452084.2252" calcext:value-type="float">
            <text:p>11,619,452,084</text:p>
          </table:table-cell>
          <table:table-cell office:value-type="float" office:value="12552206399.9441" calcext:value-type="float">
            <text:p>12,552,206,400</text:p>
          </table:table-cell>
          <table:table-cell office:value-type="float" office:value="13615331860.4396" calcext:value-type="float">
            <text:p>13,615,331,860</text:p>
          </table:table-cell>
          <table:table-cell office:value-type="float" office:value="14195390057.3039" calcext:value-type="float">
            <text:p>14,195,390,057</text:p>
          </table:table-cell>
          <table:table-cell office:value-type="float" office:value="14949676186.7094" calcext:value-type="float">
            <text:p>14,949,676,187</text:p>
          </table:table-cell>
          <table:table-cell office:value-type="float" office:value="15913323117.2694" calcext:value-type="float">
            <text:p>15,913,323,117</text:p>
          </table:table-cell>
          <table:table-cell office:value-type="float" office:value="16504909034.6263" calcext:value-type="float">
            <text:p>16,504,909,035</text:p>
          </table:table-cell>
          <table:table-cell office:value-type="float" office:value="17195913957.1963" calcext:value-type="float">
            <text:p>17,195,913,957</text:p>
          </table:table-cell>
          <table:table-cell office:value-type="float" office:value="18528743975.3685" calcext:value-type="float">
            <text:p>18,528,743,975</text:p>
          </table:table-cell>
          <table:table-cell office:value-type="float" office:value="19952154756.9697" calcext:value-type="float">
            <text:p>19,952,154,757</text:p>
          </table:table-cell>
          <table:table-cell office:value-type="float" office:value="22600431089.9793" calcext:value-type="float">
            <text:p>22,600,431,090</text:p>
          </table:table-cell>
          <table:table-cell office:value-type="float" office:value="26743874711.4636" calcext:value-type="float">
            <text:p>26,743,874,711</text:p>
          </table:table-cell>
          <table:table-cell office:value-type="float" office:value="30612932094.4517" calcext:value-type="float">
            <text:p>30,612,932,094</text:p>
          </table:table-cell>
          <table:table-cell office:value-type="float" office:value="30562363429.5899" calcext:value-type="float">
            <text:p>30,562,363,430</text:p>
          </table:table-cell>
          <table:table-cell office:value-type="float" office:value="37268635236.345" calcext:value-type="float">
            <text:p>37,268,635,236</text:p>
          </table:table-cell>
          <table:table-cell office:value-type="float" office:value="42262694504.0177" calcext:value-type="float">
            <text:p>42,262,694,504</text:p>
          </table:table-cell>
          <table:table-cell office:value-type="float" office:value="46473131798.7472" calcext:value-type="float">
            <text:p>46,473,131,799</text:p>
          </table:table-cell>
          <table:table-cell office:value-type="float" office:value="49745084870.1838" calcext:value-type="float">
            <text:p>49,745,084,870</text:p>
          </table:table-cell>
          <table:table-cell office:value-type="float" office:value="50656002869.639" calcext:value-type="float">
            <text:p>50,656,002,870</text:p>
          </table:table-cell>
          <table:table-cell office:value-type="float" office:value="54840106931.0738" calcext:value-type="float">
            <text:p>54,840,106,931</text:p>
          </table:table-cell>
          <table:table-cell office:value-type="float" office:value="57435510667.5889" calcext:value-type="float">
            <text:p>57,435,510,6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500930866.64102" calcext:value-type="float">
            <text:p>1,500,930,867</text:p>
          </table:table-cell>
          <table:table-cell office:value-type="float" office:value="1597118895.60869" calcext:value-type="float">
            <text:p>1,597,118,896</text:p>
          </table:table-cell>
          <table:table-cell office:value-type="float" office:value="1872163797.08184" calcext:value-type="float">
            <text:p>1,872,163,797</text:p>
          </table:table-cell>
          <table:table-cell office:value-type="float" office:value="2540248890.70005" calcext:value-type="float">
            <text:p>2,540,248,891</text:p>
          </table:table-cell>
          <table:table-cell office:value-type="float" office:value="3070235435.20132" calcext:value-type="float">
            <text:p>3,070,235,435</text:p>
          </table:table-cell>
          <table:table-cell office:value-type="float" office:value="3894049302.07783" calcext:value-type="float">
            <text:p>3,894,049,302</text:p>
          </table:table-cell>
          <table:table-cell office:value-type="float" office:value="4661873596.10566" calcext:value-type="float">
            <text:p>4,661,873,596</text:p>
          </table:table-cell>
          <table:table-cell office:value-type="float" office:value="6265332805.94559" calcext:value-type="float">
            <text:p>6,265,332,806</text:p>
          </table:table-cell>
          <table:table-cell office:value-type="float" office:value="7901447798.21539" calcext:value-type="float">
            <text:p>7,901,447,798</text:p>
          </table:table-cell>
          <table:table-cell office:value-type="float" office:value="9141834187.78671" calcext:value-type="float">
            <text:p>9,141,834,188</text:p>
          </table:table-cell>
          <table:table-cell office:value-type="float" office:value="10175551514.1072" calcext:value-type="float">
            <text:p>10,175,551,514</text:p>
          </table:table-cell>
          <table:table-cell office:value-type="float" office:value="8432593939.6935" calcext:value-type="float">
            <text:p>8,432,593,940</text:p>
          </table:table-cell>
          <table:table-cell office:value-type="float" office:value="7566940615.33189" calcext:value-type="float">
            <text:p>7,566,940,615</text:p>
          </table:table-cell>
          <table:table-cell office:value-type="float" office:value="6838481401.24349" calcext:value-type="float">
            <text:p>6,838,481,401</text:p>
          </table:table-cell>
          <table:table-cell office:value-type="float" office:value="6841410679.9559" calcext:value-type="float">
            <text:p>6,841,410,680</text:p>
          </table:table-cell>
          <table:table-cell office:value-type="float" office:value="6977650641.57382" calcext:value-type="float">
            <text:p>6,977,650,642</text:p>
          </table:table-cell>
          <table:table-cell office:value-type="float" office:value="9158665698.2904" calcext:value-type="float">
            <text:p>9,158,665,698</text:p>
          </table:table-cell>
          <table:table-cell office:value-type="float" office:value="10087624533.1842" calcext:value-type="float">
            <text:p>10,087,624,533</text:p>
          </table:table-cell>
          <table:table-cell office:value-type="float" office:value="10253544614.4535" calcext:value-type="float">
            <text:p>10,253,544,614</text:p>
          </table:table-cell>
          <table:table-cell office:value-type="float" office:value="10714454782.1697" calcext:value-type="float">
            <text:p>10,714,454,782</text:p>
          </table:table-cell>
          <table:table-cell office:value-type="float" office:value="11892834267.4353" calcext:value-type="float">
            <text:p>11,892,834,267</text:p>
          </table:table-cell>
          <table:table-cell office:value-type="float" office:value="11531089450.2216" calcext:value-type="float">
            <text:p>11,531,089,450</text:p>
          </table:table-cell>
          <table:table-cell office:value-type="float" office:value="12032862336.3791" calcext:value-type="float">
            <text:p>12,032,862,336</text:p>
          </table:table-cell>
          <table:table-cell office:value-type="float" office:value="11152603587.5789" calcext:value-type="float">
            <text:p>11,152,603,588</text:p>
          </table:table-cell>
          <table:table-cell office:value-type="float" office:value="8314050720.60586" calcext:value-type="float">
            <text:p>8,314,050,721</text:p>
          </table:table-cell>
          <table:table-cell office:value-type="float" office:value="11104913313.0913" calcext:value-type="float">
            <text:p>11,104,913,313</text:p>
          </table:table-cell>
          <table:table-cell office:value-type="float" office:value="12139146708.172" calcext:value-type="float">
            <text:p>12,139,146,708</text:p>
          </table:table-cell>
          <table:table-cell office:value-type="float" office:value="11722143261.3693" calcext:value-type="float">
            <text:p>11,722,143,261</text:p>
          </table:table-cell>
          <table:table-cell office:value-type="float" office:value="12640877308.0974" calcext:value-type="float">
            <text:p>12,640,877,308</text:p>
          </table:table-cell>
          <table:table-cell office:value-type="float" office:value="12561330036.6469" calcext:value-type="float">
            <text:p>12,561,330,037</text:p>
          </table:table-cell>
          <table:table-cell office:value-type="float" office:value="10681535709.992" calcext:value-type="float">
            <text:p>10,681,535,710</text:p>
          </table:table-cell>
          <table:table-cell office:value-type="float" office:value="11192563447.716" calcext:value-type="float">
            <text:p>11,192,563,448</text:p>
          </table:table-cell>
          <table:table-cell office:value-type="float" office:value="12346980846.1704" calcext:value-type="float">
            <text:p>12,346,980,846</text:p>
          </table:table-cell>
          <table:table-cell office:value-type="float" office:value="15306598753.9696" calcext:value-type="float">
            <text:p>15,306,598,754</text:p>
          </table:table-cell>
          <table:table-cell office:value-type="float" office:value="16554517271.669" calcext:value-type="float">
            <text:p>16,554,517,272</text:p>
          </table:table-cell>
          <table:table-cell office:value-type="float" office:value="17084927539.8488" calcext:value-type="float">
            <text:p>17,084,927,540</text:p>
          </table:table-cell>
          <table:table-cell office:value-type="float" office:value="17800887469.3146" calcext:value-type="float">
            <text:p>17,800,887,469</text:p>
          </table:table-cell>
          <table:table-cell office:value-type="float" office:value="20341870862.3314" calcext:value-type="float">
            <text:p>20,341,870,862</text:p>
          </table:table-cell>
          <table:table-cell office:value-type="float" office:value="24224905503.6554" calcext:value-type="float">
            <text:p>24,224,905,504</text:p>
          </table:table-cell>
          <table:table-cell office:value-type="float" office:value="24277494337.4004" calcext:value-type="float">
            <text:p>24,277,494,337</text:p>
          </table:table-cell>
          <table:table-cell office:value-type="float" office:value="24884503950.6814" calcext:value-type="float">
            <text:p>24,884,503,951</text:p>
          </table:table-cell>
          <table:table-cell office:value-type="float" office:value="25669753852.3525" calcext:value-type="float">
            <text:p>25,669,753,852</text:p>
          </table:table-cell>
          <table:table-cell office:value-type="float" office:value="26787285216.1691" calcext:value-type="float">
            <text:p>26,787,285,216</text:p>
          </table:table-cell>
          <table:table-cell office:value-type="float" office:value="31271295500.3322" calcext:value-type="float">
            <text:p>31,271,295,500</text:p>
          </table:table-cell>
          <table:table-cell office:value-type="float" office:value="35316494573.6784" calcext:value-type="float">
            <text:p>35,316,494,574</text:p>
          </table:table-cell>
          <table:table-cell office:value-type="float" office:value="32834755551.7347" calcext:value-type="float">
            <text:p>32,834,755,552</text:p>
          </table:table-cell>
          <table:table-cell office:value-type="float" office:value="36767790204.9412" calcext:value-type="float">
            <text:p>36,767,790,2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16618717385.1934" calcext:value-type="float">
            <text:p>16,618,717,385</text:p>
          </table:table-cell>
          <table:table-cell office:value-type="float" office:value="13550248428.2121" calcext:value-type="float">
            <text:p>13,550,248,428</text:p>
          </table:table-cell>
          <table:table-cell office:value-type="float" office:value="12235888909.2503" calcext:value-type="float">
            <text:p>12,235,888,909</text:p>
          </table:table-cell>
          <table:table-cell office:value-type="float" office:value="12971192129.4511" calcext:value-type="float">
            <text:p>12,971,192,129</text:p>
          </table:table-cell>
          <table:table-cell office:value-type="float" office:value="17352747262.9991" calcext:value-type="float">
            <text:p>17,352,747,263</text:p>
          </table:table-cell>
          <table:table-cell office:value-type="float" office:value="22387757741.7783" calcext:value-type="float">
            <text:p>22,387,757,742</text:p>
          </table:table-cell>
          <table:table-cell office:value-type="float" office:value="23678189890.5158" calcext:value-type="float">
            <text:p>23,678,189,891</text:p>
          </table:table-cell>
          <table:table-cell office:value-type="float" office:value="23822146366.0005" calcext:value-type="float">
            <text:p>23,822,146,366</text:p>
          </table:table-cell>
          <table:table-cell office:value-type="float" office:value="25432207271.1179" calcext:value-type="float">
            <text:p>25,432,207,271</text:p>
          </table:table-cell>
          <table:table-cell office:value-type="float" office:value="23386798974.288" calcext:value-type="float">
            <text:p>23,386,798,974</text:p>
          </table:table-cell>
          <table:table-cell office:value-type="float" office:value="21774361387.298" calcext:value-type="float">
            <text:p>21,774,361,387</text:p>
          </table:table-cell>
          <table:table-cell office:value-type="float" office:value="23289557648.8805" calcext:value-type="float">
            <text:p>23,289,557,649</text:p>
          </table:table-cell>
          <table:table-cell office:value-type="float" office:value="26878561222.4578" calcext:value-type="float">
            <text:p>26,878,561,222</text:p>
          </table:table-cell>
          <table:table-cell office:value-type="float" office:value="34658281906.5055" calcext:value-type="float">
            <text:p>34,658,281,907</text:p>
          </table:table-cell>
          <table:table-cell office:value-type="float" office:value="41574252077.9127" calcext:value-type="float">
            <text:p>41,574,252,078</text:p>
          </table:table-cell>
          <table:table-cell office:value-type="float" office:value="45416093489.7491" calcext:value-type="float">
            <text:p>45,416,093,490</text:p>
          </table:table-cell>
          <table:table-cell office:value-type="float" office:value="50436352811.9123" calcext:value-type="float">
            <text:p>50,436,352,812</text:p>
          </table:table-cell>
          <table:table-cell office:value-type="float" office:value="60081546666.3253" calcext:value-type="float">
            <text:p>60,081,546,666</text:p>
          </table:table-cell>
          <table:table-cell office:value-type="float" office:value="70452320064.8992" calcext:value-type="float">
            <text:p>70,452,320,065</text:p>
          </table:table-cell>
          <table:table-cell office:value-type="float" office:value="62636091316.3436" calcext:value-type="float">
            <text:p>62,636,091,316</text:p>
          </table:table-cell>
          <table:table-cell office:value-type="float" office:value="59829429869.2617" calcext:value-type="float">
            <text:p>59,829,429,869</text:p>
          </table:table-cell>
          <table:table-cell office:value-type="float" office:value="62375384025.5931" calcext:value-type="float">
            <text:p>62,375,384,026</text:p>
          </table:table-cell>
          <table:table-cell office:value-type="float" office:value="56565577929.5455" calcext:value-type="float">
            <text:p>56,565,577,930</text:p>
          </table:table-cell>
          <table:table-cell office:value-type="float" office:value="58086126569.5297" calcext:value-type="float">
            <text:p>58,086,126,570</text:p>
          </table:table-cell>
          <table:table-cell office:value-type="float" office:value="57629932238.4671" calcext:value-type="float">
            <text:p>57,629,932,238</text:p>
          </table:table-cell>
          <table:table-cell office:value-type="float" office:value="49425493025.7354" calcext:value-type="float">
            <text:p>49,425,493,026</text:p>
          </table:table-cell>
          <table:table-cell office:value-type="float" office:value="51231002611.1557" calcext:value-type="float">
            <text:p>51,231,002,6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692936975" calcext:value-type="float">
            <text:p>5,692,936,975</text:p>
          </table:table-cell>
          <table:table-cell office:value-type="float" office:value="6914575471" calcext:value-type="float">
            <text:p>6,914,575,471</text:p>
          </table:table-cell>
          <table:table-cell office:value-type="float" office:value="8135053334.73242" calcext:value-type="float">
            <text:p>8,135,053,335</text:p>
          </table:table-cell>
          <table:table-cell office:value-type="float" office:value="9987589916.76719" calcext:value-type="float">
            <text:p>9,987,589,917</text:p>
          </table:table-cell>
          <table:table-cell office:value-type="float" office:value="11405820586.5854" calcext:value-type="float">
            <text:p>11,405,820,587</text:p>
          </table:table-cell>
          <table:table-cell office:value-type="float" office:value="13027259031.7073" calcext:value-type="float">
            <text:p>13,027,259,032</text:p>
          </table:table-cell>
          <table:table-cell office:value-type="float" office:value="13789414532.2777" calcext:value-type="float">
            <text:p>13,789,414,532</text:p>
          </table:table-cell>
          <table:table-cell office:value-type="float" office:value="14205988302.4096" calcext:value-type="float">
            <text:p>14,205,988,302</text:p>
          </table:table-cell>
          <table:table-cell office:value-type="float" office:value="17844491331.1688" calcext:value-type="float">
            <text:p>17,844,491,331</text:p>
          </table:table-cell>
          <table:table-cell office:value-type="float" office:value="19584208368.4932" calcext:value-type="float">
            <text:p>19,584,208,368</text:p>
          </table:table-cell>
          <table:table-cell office:value-type="float" office:value="19912651019.4444" calcext:value-type="float">
            <text:p>19,912,651,019</text:p>
          </table:table-cell>
          <table:table-cell office:value-type="float" office:value="20150012489.1566" calcext:value-type="float">
            <text:p>20,150,012,489</text:p>
          </table:table-cell>
          <table:table-cell office:value-type="float" office:value="20953258997.6471" calcext:value-type="float">
            <text:p>20,953,258,998</text:p>
          </table:table-cell>
          <table:table-cell office:value-type="float" office:value="22205449736.3121" calcext:value-type="float">
            <text:p>22,205,449,736</text:p>
          </table:table-cell>
          <table:table-cell office:value-type="float" office:value="24039095369.3796" calcext:value-type="float">
            <text:p>24,039,095,369</text:p>
          </table:table-cell>
          <table:table-cell office:value-type="float" office:value="22921216919.6165" calcext:value-type="float">
            <text:p>22,921,216,920</text:p>
          </table:table-cell>
          <table:table-cell office:value-type="float" office:value="24225993412.606" calcext:value-type="float">
            <text:p>24,225,993,413</text:p>
          </table:table-cell>
          <table:table-cell office:value-type="float" office:value="25213311971.1055" calcext:value-type="float">
            <text:p>25,213,311,971</text:p>
          </table:table-cell>
          <table:table-cell office:value-type="float" office:value="27458670255.9367" calcext:value-type="float">
            <text:p>27,458,670,256</text:p>
          </table:table-cell>
          <table:table-cell office:value-type="float" office:value="27024876290.9324" calcext:value-type="float">
            <text:p>27,024,876,291</text:p>
          </table:table-cell>
          <table:table-cell office:value-type="float" office:value="28645093043.883" calcext:value-type="float">
            <text:p>28,645,093,044</text:p>
          </table:table-cell>
          <table:table-cell office:value-type="float" office:value="24317592011.3013" calcext:value-type="float">
            <text:p>24,317,592,011</text:p>
          </table:table-cell>
          <table:table-cell office:value-type="float" office:value="22085593356.7568" calcext:value-type="float">
            <text:p>22,085,593,357</text:p>
          </table:table-cell>
          <table:table-cell office:value-type="float" office:value="22366986629.7297" calcext:value-type="float">
            <text:p>22,366,986,630</text:p>
          </table:table-cell>
          <table:table-cell office:value-type="float" office:value="28447985651.3513" calcext:value-type="float">
            <text:p>28,447,985,651</text:p>
          </table:table-cell>
          <table:table-cell office:value-type="float" office:value="30428143931.4894" calcext:value-type="float">
            <text:p>30,428,143,931</text:p>
          </table:table-cell>
          <table:table-cell office:value-type="float" office:value="25017000000" calcext:value-type="float">
            <text:p>25,017,000,000</text:p>
          </table:table-cell>
          <table:table-cell office:value-type="float" office:value="25364500000" calcext:value-type="float">
            <text:p>25,364,500,000</text:p>
          </table:table-cell>
          <table:table-cell office:value-type="float" office:value="25736700000" calcext:value-type="float">
            <text:p>25,736,700,000</text:p>
          </table:table-cell>
          <table:table-cell office:value-type="float" office:value="28364900000" calcext:value-type="float">
            <text:p>28,364,900,000</text:p>
          </table:table-cell>
          <table:table-cell office:value-type="float" office:value="30565800000" calcext:value-type="float">
            <text:p>30,565,800,000</text:p>
          </table:table-cell>
          <table:table-cell office:value-type="float" office:value="31682300000" calcext:value-type="float">
            <text:p>31,682,300,000</text:p>
          </table:table-cell>
          <table:table-cell office:value-type="float" office:value="33590500000" calcext:value-type="float">
            <text:p>33,590,500,000</text:p>
          </table:table-cell>
          <table:table-cell office:value-type="float" office:value="35901100000" calcext:value-type="float">
            <text:p>35,901,100,000</text:p>
          </table:table-cell>
          <table:table-cell office:value-type="float" office:value="38203400000" calcext:value-type="float">
            <text:p>38,203,400,000</text:p>
          </table:table-cell>
          <table:table-cell office:value-type="float" office:value="42643600000" calcext:value-type="float">
            <text:p>42,643,600,000</text:p>
          </table:table-cell>
          <table:table-cell office:value-type="float" office:value="52742700000" calcext:value-type="float">
            <text:p>52,742,700,000</text:p>
          </table:table-cell>
          <table:table-cell office:value-type="float" office:value="58603800000" calcext:value-type="float">
            <text:p>58,603,800,000</text:p>
          </table:table-cell>
          <table:table-cell office:value-type="float" office:value="60806300000" calcext:value-type="float">
            <text:p>60,806,300,000</text:p>
          </table:table-cell>
          <table:table-cell office:value-type="float" office:value="62080000000" calcext:value-type="float">
            <text:p>62,080,000,000</text:p>
          </table:table-cell>
          <table:table-cell office:value-type="float" office:value="64328000000" calcext:value-type="float">
            <text:p>64,328,000,000</text:p>
          </table:table-cell>
          <table:table-cell office:value-type="float" office:value="69511335012.5945" calcext:value-type="float">
            <text:p>69,511,335,013</text:p>
          </table:table-cell>
          <table:table-cell office:value-type="float" office:value="73141000000" calcext:value-type="float">
            <text:p>73,141,000,000</text:p>
          </table:table-cell>
          <table:table-cell office:value-type="float" office:value="77148000000" calcext:value-type="float">
            <text:p>77,148,000,000</text:p>
          </table:table-cell>
          <table:table-cell office:value-type="float" office:value="80656000000" calcext:value-type="float">
            <text:p>80,656,000,000</text:p>
          </table:table-cell>
          <table:table-cell office:value-type="float" office:value="87205671392.8274" calcext:value-type="float">
            <text:p>87,205,671,393</text:p>
          </table:table-cell>
          <table:table-cell office:value-type="float" office:value="89688700000" calcext:value-type="float">
            <text:p>89,688,700,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Gross Domestic Product (GDP)</text:p>
          </table:table-cell>
          <table:table-cell table:number-columns-repeated="35"/>
          <table:table-cell office:value-type="float" office:value="2344636869.8324" calcext:value-type="float">
            <text:p>2,344,636,870</text:p>
          </table:table-cell>
          <table:table-cell office:value-type="float" office:value="2457581710.61453" calcext:value-type="float">
            <text:p>2,457,581,711</text:p>
          </table:table-cell>
          <table:table-cell office:value-type="float" office:value="2593831499.44134" calcext:value-type="float">
            <text:p>2,593,831,499</text:p>
          </table:table-cell>
          <table:table-cell office:value-type="float" office:value="2833476149.16201" calcext:value-type="float">
            <text:p>2,833,476,149</text:p>
          </table:table-cell>
          <table:table-cell office:value-type="float" office:value="2869155455.30726" calcext:value-type="float">
            <text:p>2,869,155,455</text:p>
          </table:table-cell>
          <table:table-cell office:value-type="float" office:value="2951342769.8324" calcext:value-type="float">
            <text:p>2,951,342,770</text:p>
          </table:table-cell>
          <table:table-cell office:value-type="float" office:value="3038699625.69832" calcext:value-type="float">
            <text:p>3,038,699,626</text:p>
          </table:table-cell>
          <table:table-cell office:value-type="float" office:value="3131096111.17318" calcext:value-type="float">
            <text:p>3,131,096,111</text:p>
          </table:table-cell>
          <table:table-cell office:value-type="float" office:value="3147616183.24022" calcext:value-type="float">
            <text:p>3,147,616,183</text:p>
          </table:table-cell>
          <table:table-cell office:value-type="float" office:value="3158406032.40223" calcext:value-type="float">
            <text:p>3,158,406,032</text:p>
          </table:table-cell>
          <table:table-cell office:value-type="float" office:value="3151910754.7486" calcext:value-type="float">
            <text:p>3,151,910,755</text:p>
          </table:table-cell>
          <table:table-cell office:value-type="float" office:value="3121449965.92179" calcext:value-type="float">
            <text:p>3,121,449,9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16081755.447494" calcext:value-type="float">
            <text:p>616,081,755</text:p>
          </table:table-cell>
          <table:table-cell office:value-type="float" office:value="721243949.327428" calcext:value-type="float">
            <text:p>721,243,949</text:p>
          </table:table-cell>
          <table:table-cell office:value-type="float" office:value="877451022.131" calcext:value-type="float">
            <text:p>877,451,022</text:p>
          </table:table-cell>
          <table:table-cell office:value-type="float" office:value="1067931116.87721" calcext:value-type="float">
            <text:p>1,067,931,117</text:p>
          </table:table-cell>
          <table:table-cell office:value-type="float" office:value="946172591.589839" calcext:value-type="float">
            <text:p>946,172,592</text:p>
          </table:table-cell>
          <table:table-cell office:value-type="float" office:value="789193479.432169" calcext:value-type="float">
            <text:p>789,193,479</text:p>
          </table:table-cell>
          <table:table-cell office:value-type="float" office:value="912350664.427075" calcext:value-type="float">
            <text:p>912,350,664</text:p>
          </table:table-cell>
          <table:table-cell office:value-type="float" office:value="1162806488.40702" calcext:value-type="float">
            <text:p>1,162,806,488</text:p>
          </table:table-cell>
          <table:table-cell office:value-type="float" office:value="1521296708.86585" calcext:value-type="float">
            <text:p>1,521,296,709</text:p>
          </table:table-cell>
          <table:table-cell office:value-type="float" office:value="1993008593.77787" calcext:value-type="float">
            <text:p>1,993,008,594</text:p>
          </table:table-cell>
          <table:table-cell office:value-type="float" office:value="2415782300.38008" calcext:value-type="float">
            <text:p>2,415,782,300</text:p>
          </table:table-cell>
          <table:table-cell office:value-type="float" office:value="2331480854.00858" calcext:value-type="float">
            <text:p>2,331,480,854</text:p>
          </table:table-cell>
          <table:table-cell office:value-type="float" office:value="2418183080.88217" calcext:value-type="float">
            <text:p>2,418,183,081</text:p>
          </table:table-cell>
          <table:table-cell office:value-type="float" office:value="2420947432.2652" calcext:value-type="float">
            <text:p>2,420,947,432</text:p>
          </table:table-cell>
          <table:table-cell office:value-type="float" office:value="2549488568.21448" calcext:value-type="float">
            <text:p>2,549,488,568</text:p>
          </table:table-cell>
          <table:table-cell office:value-type="float" office:value="2711484941.62623" calcext:value-type="float">
            <text:p>2,711,484,942</text:p>
          </table:table-cell>
          <table:table-cell office:value-type="float" office:value="3464871118.36635" calcext:value-type="float">
            <text:p>3,464,871,118</text:p>
          </table:table-cell>
          <table:table-cell office:value-type="float" office:value="4151804084.6297" calcext:value-type="float">
            <text:p>4,151,804,085</text:p>
          </table:table-cell>
          <table:table-cell office:value-type="float" office:value="4789155515.73988" calcext:value-type="float">
            <text:p>4,789,155,516</text:p>
          </table:table-cell>
          <table:table-cell office:value-type="float" office:value="5116295056.39425" calcext:value-type="float">
            <text:p>5,116,295,056</text:p>
          </table:table-cell>
          <table:table-cell office:value-type="float" office:value="6258547825.90282" calcext:value-type="float">
            <text:p>6,258,547,826</text:p>
          </table:table-cell>
          <table:table-cell office:value-type="float" office:value="6460392453.33184" calcext:value-type="float">
            <text:p>6,460,392,453</text:p>
          </table:table-cell>
          <table:table-cell office:value-type="float" office:value="7742106117.27012" calcext:value-type="float">
            <text:p>7,742,106,117</text:p>
          </table:table-cell>
          <table:table-cell office:value-type="float" office:value="7385076352.96864" calcext:value-type="float">
            <text:p>7,385,076,353</text:p>
          </table:table-cell>
          <table:table-cell office:value-type="float" office:value="8315611147.28288" calcext:value-type="float">
            <text:p>8,315,611,147</text:p>
          </table:table-cell>
          <table:table-cell office:value-type="float" office:value="9933173215.31128" calcext:value-type="float">
            <text:p>9,933,173,215</text:p>
          </table:table-cell>
          <table:table-cell office:value-type="float" office:value="10015060446.4293" calcext:value-type="float">
            <text:p>10,015,060,446</text:p>
          </table:table-cell>
          <table:table-cell office:value-type="float" office:value="9536291524.24739" calcext:value-type="float">
            <text:p>9,536,291,524</text:p>
          </table:table-cell>
          <table:table-cell office:value-type="float" office:value="10239754520.5617" calcext:value-type="float">
            <text:p>10,239,754,521</text:p>
          </table:table-cell>
          <table:table-cell office:value-type="float" office:value="10490132671.1456" calcext:value-type="float">
            <text:p>10,490,132,671</text:p>
          </table:table-cell>
          <table:table-cell office:value-type="float" office:value="9962771007.93323" calcext:value-type="float">
            <text:p>9,962,771,008</text:p>
          </table:table-cell>
          <table:table-cell office:value-type="float" office:value="10390206386.8213" calcext:value-type="float">
            <text:p>10,390,206,387</text:p>
          </table:table-cell>
          <table:table-cell office:value-type="float" office:value="11383256502.1894" calcext:value-type="float">
            <text:p>11,383,256,502</text:p>
          </table:table-cell>
          <table:table-cell office:value-type="float" office:value="14529168063.7307" calcext:value-type="float">
            <text:p>14,529,168,064</text:p>
          </table:table-cell>
          <table:table-cell office:value-type="float" office:value="17306279489.5586" calcext:value-type="float">
            <text:p>17,306,279,490</text:p>
          </table:table-cell>
          <table:table-cell office:value-type="float" office:value="18693510310.0139" calcext:value-type="float">
            <text:p>18,693,510,310</text:p>
          </table:table-cell>
          <table:table-cell office:value-type="float" office:value="20405317216.6197" calcext:value-type="float">
            <text:p>20,405,317,217</text:p>
          </table:table-cell>
          <table:table-cell office:value-type="float" office:value="24051825587.3277" calcext:value-type="float">
            <text:p>24,051,825,587</text:p>
          </table:table-cell>
          <table:table-cell office:value-type="float" office:value="27840492238.9484" calcext:value-type="float">
            <text:p>27,840,492,239</text:p>
          </table:table-cell>
          <table:table-cell office:value-type="float" office:value="25941060296.1752" calcext:value-type="float">
            <text:p>25,941,060,296</text:p>
          </table:table-cell>
          <table:table-cell office:value-type="float" office:value="25560729793.82" calcext:value-type="float">
            <text:p>25,560,729,794</text:p>
          </table:table-cell>
          <table:table-cell office:value-type="float" office:value="27428867588.0311" calcext:value-type="float">
            <text:p>27,428,867,588</text:p>
          </table:table-cell>
          <table:table-cell office:value-type="float" office:value="25041578094.205" calcext:value-type="float">
            <text:p>25,041,578,094</text:p>
          </table:table-cell>
          <table:table-cell office:value-type="float" office:value="24085877776.2051" calcext:value-type="float">
            <text:p>24,085,877,776</text:p>
          </table:table-cell>
          <table:table-cell office:value-type="float" office:value="23358341569.9299" calcext:value-type="float">
            <text:p>23,358,341,570</text:p>
          </table:table-cell>
          <table:table-cell office:value-type="float" office:value="19677062786.2495" calcext:value-type="float">
            <text:p>19,677,062,786</text:p>
          </table:table-cell>
          <table:table-cell office:value-type="float" office:value="20046234310.7038" calcext:value-type="float">
            <text:p>20,046,234,3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40315096875.5505" calcext:value-type="float">
            <text:p>40,315,096,876</text:p>
          </table:table-cell>
          <table:table-cell office:value-type="float" office:value="29556556824.1201" calcext:value-type="float">
            <text:p>29,556,556,824</text:p>
          </table:table-cell>
          <table:table-cell office:value-type="float" office:value="34561002405.8149" calcext:value-type="float">
            <text:p>34,561,002,406</text:p>
          </table:table-cell>
          <table:table-cell office:value-type="float" office:value="40452477045.7417" calcext:value-type="float">
            <text:p>40,452,477,046</text:p>
          </table:table-cell>
          <table:table-cell office:value-type="float" office:value="47364732075.0042" calcext:value-type="float">
            <text:p>47,364,732,075</text:p>
          </table:table-cell>
          <table:table-cell office:value-type="float" office:value="59535618296.4507" calcext:value-type="float">
            <text:p>59,535,618,296</text:p>
          </table:table-cell>
          <table:table-cell office:value-type="float" office:value="66775743770.3191" calcext:value-type="float">
            <text:p>66,775,743,770</text:p>
          </table:table-cell>
          <table:table-cell office:value-type="float" office:value="61621721379.3538" calcext:value-type="float">
            <text:p>61,621,721,379</text:p>
          </table:table-cell>
          <table:table-cell office:value-type="float" office:value="66372663111.1019" calcext:value-type="float">
            <text:p>66,372,663,111</text:p>
          </table:table-cell>
          <table:table-cell office:value-type="float" office:value="64719367646.1017" calcext:value-type="float">
            <text:p>64,719,367,646</text:p>
          </table:table-cell>
          <table:table-cell office:value-type="float" office:value="61469619867.827" calcext:value-type="float">
            <text:p>61,469,619,868</text:p>
          </table:table-cell>
          <table:table-cell office:value-type="float" office:value="67376281796.2617" calcext:value-type="float">
            <text:p>67,376,281,796</text:p>
          </table:table-cell>
          <table:table-cell office:value-type="float" office:value="81696855452.2754" calcext:value-type="float">
            <text:p>81,696,855,452</text:p>
          </table:table-cell>
          <table:table-cell office:value-type="float" office:value="99300329682.0164" calcext:value-type="float">
            <text:p>99,300,329,682</text:p>
          </table:table-cell>
          <table:table-cell office:value-type="float" office:value="118976254632.827" calcext:value-type="float">
            <text:p>118,976,254,633</text:p>
          </table:table-cell>
          <table:table-cell office:value-type="float" office:value="135990121361.165" calcext:value-type="float">
            <text:p>135,990,121,361</text:p>
          </table:table-cell>
          <table:table-cell office:value-type="float" office:value="155213120558.221" calcext:value-type="float">
            <text:p>155,213,120,558</text:p>
          </table:table-cell>
          <table:table-cell office:value-type="float" office:value="188818465531.118" calcext:value-type="float">
            <text:p>188,818,465,531</text:p>
          </table:table-cell>
          <table:table-cell office:value-type="float" office:value="235205271893" calcext:value-type="float">
            <text:p>235,205,271,893</text:p>
          </table:table-cell>
          <table:table-cell office:value-type="float" office:value="205729790694.015" calcext:value-type="float">
            <text:p>205,729,790,694</text:p>
          </table:table-cell>
          <table:table-cell office:value-type="float" office:value="207016402026.364" calcext:value-type="float">
            <text:p>207,016,402,026</text:p>
          </table:table-cell>
          <table:table-cell office:value-type="float" office:value="227948349666.354" calcext:value-type="float">
            <text:p>227,948,349,666</text:p>
          </table:table-cell>
          <table:table-cell office:value-type="float" office:value="207376427020.815" calcext:value-type="float">
            <text:p>207,376,427,021</text:p>
          </table:table-cell>
          <table:table-cell office:value-type="float" office:value="209402444996.104" calcext:value-type="float">
            <text:p>209,402,444,996</text:p>
          </table:table-cell>
          <table:table-cell office:value-type="float" office:value="207818330723.835" calcext:value-type="float">
            <text:p>207,818,330,724</text:p>
          </table:table-cell>
          <table:table-cell office:value-type="float" office:value="186829940545.759" calcext:value-type="float">
            <text:p>186,829,940,546</text:p>
          </table:table-cell>
          <table:table-cell office:value-type="float" office:value="195305084919.138" calcext:value-type="float">
            <text:p>195,305,084,9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zechoslovakia (Former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6294289496.3333" calcext:value-type="float">
            <text:p>16,294,289,496</text:p>
          </table:table-cell>
          <table:table-cell office:value-type="float" office:value="17038566806.6296" calcext:value-type="float">
            <text:p>17,038,566,807</text:p>
          </table:table-cell>
          <table:table-cell office:value-type="float" office:value="19527364034.3826" calcext:value-type="float">
            <text:p>19,527,364,034</text:p>
          </table:table-cell>
          <table:table-cell office:value-type="float" office:value="23073680708.5766" calcext:value-type="float">
            <text:p>23,073,680,709</text:p>
          </table:table-cell>
          <table:table-cell office:value-type="float" office:value="24753774313.639" calcext:value-type="float">
            <text:p>24,753,774,314</text:p>
          </table:table-cell>
          <table:table-cell office:value-type="float" office:value="27299650890.227" calcext:value-type="float">
            <text:p>27,299,650,890</text:p>
          </table:table-cell>
          <table:table-cell office:value-type="float" office:value="26914036073.1848" calcext:value-type="float">
            <text:p>26,914,036,073</text:p>
          </table:table-cell>
          <table:table-cell office:value-type="float" office:value="38583148181.6669" calcext:value-type="float">
            <text:p>38,583,148,182</text:p>
          </table:table-cell>
          <table:table-cell office:value-type="float" office:value="42500627408.7863" calcext:value-type="float">
            <text:p>42,500,627,409</text:p>
          </table:table-cell>
          <table:table-cell office:value-type="float" office:value="45672113579.0854" calcext:value-type="float">
            <text:p>45,672,113,579</text:p>
          </table:table-cell>
          <table:table-cell office:value-type="float" office:value="47821773695.6887" calcext:value-type="float">
            <text:p>47,821,773,696</text:p>
          </table:table-cell>
          <table:table-cell office:value-type="float" office:value="50777704075.0486" calcext:value-type="float">
            <text:p>50,777,704,075</text:p>
          </table:table-cell>
          <table:table-cell office:value-type="float" office:value="51175627231.7229" calcext:value-type="float">
            <text:p>51,175,627,232</text:p>
          </table:table-cell>
          <table:table-cell office:value-type="float" office:value="50810168852.2507" calcext:value-type="float">
            <text:p>50,810,168,852</text:p>
          </table:table-cell>
          <table:table-cell office:value-type="float" office:value="45917764537.9365" calcext:value-type="float">
            <text:p>45,917,764,538</text:p>
          </table:table-cell>
          <table:table-cell office:value-type="float" office:value="45928514149.5916" calcext:value-type="float">
            <text:p>45,928,514,150</text:p>
          </table:table-cell>
          <table:table-cell office:value-type="float" office:value="53903069826.6845" calcext:value-type="float">
            <text:p>53,903,069,827</text:p>
          </table:table-cell>
          <table:table-cell office:value-type="float" office:value="60510967841.2472" calcext:value-type="float">
            <text:p>60,510,967,841</text:p>
          </table:table-cell>
          <table:table-cell office:value-type="float" office:value="59797613778.6031" calcext:value-type="float">
            <text:p>59,797,613,779</text:p>
          </table:table-cell>
          <table:table-cell office:value-type="float" office:value="58629877548.0763" calcext:value-type="float">
            <text:p>58,629,877,548</text:p>
          </table:table-cell>
          <table:table-cell office:value-type="float" office:value="57092286561.9766" calcext:value-type="float">
            <text:p>57,092,286,562</text:p>
          </table:table-cell>
          <table:table-cell table:number-columns-repeated="2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.P.R. of Kore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927332597.27627" calcext:value-type="float">
            <text:p>4,927,332,597</text:p>
          </table:table-cell>
          <table:table-cell office:value-type="float" office:value="5439775187.15953" calcext:value-type="float">
            <text:p>5,439,775,187</text:p>
          </table:table-cell>
          <table:table-cell office:value-type="float" office:value="6005511806.61479" calcext:value-type="float">
            <text:p>6,005,511,807</text:p>
          </table:table-cell>
          <table:table-cell office:value-type="float" office:value="6630085034.63035" calcext:value-type="float">
            <text:p>6,630,085,035</text:p>
          </table:table-cell>
          <table:table-cell office:value-type="float" office:value="7319613878.21012" calcext:value-type="float">
            <text:p>7,319,613,878</text:p>
          </table:table-cell>
          <table:table-cell office:value-type="float" office:value="8080853721.40078" calcext:value-type="float">
            <text:p>8,080,853,721</text:p>
          </table:table-cell>
          <table:table-cell office:value-type="float" office:value="8412168724.12451" calcext:value-type="float">
            <text:p>8,412,168,724</text:p>
          </table:table-cell>
          <table:table-cell office:value-type="float" office:value="8757067641.63424" calcext:value-type="float">
            <text:p>8,757,067,642</text:p>
          </table:table-cell>
          <table:table-cell office:value-type="float" office:value="9116107415.1751" calcext:value-type="float">
            <text:p>9,116,107,415</text:p>
          </table:table-cell>
          <table:table-cell office:value-type="float" office:value="9489867819.06615" calcext:value-type="float">
            <text:p>9,489,867,819</text:p>
          </table:table-cell>
          <table:table-cell office:value-type="float" office:value="9878952399.6109" calcext:value-type="float">
            <text:p>9,878,952,400</text:p>
          </table:table-cell>
          <table:table-cell office:value-type="float" office:value="10244473638.5214" calcext:value-type="float">
            <text:p>10,244,473,639</text:p>
          </table:table-cell>
          <table:table-cell office:value-type="float" office:value="12868200912.7928" calcext:value-type="float">
            <text:p>12,868,200,913</text:p>
          </table:table-cell>
          <table:table-cell office:value-type="float" office:value="12855131498.5757" calcext:value-type="float">
            <text:p>12,855,131,499</text:p>
          </table:table-cell>
          <table:table-cell office:value-type="float" office:value="12251319041.579" calcext:value-type="float">
            <text:p>12,251,319,042</text:p>
          </table:table-cell>
          <table:table-cell office:value-type="float" office:value="12074736048.5141" calcext:value-type="float">
            <text:p>12,074,736,049</text:p>
          </table:table-cell>
          <table:table-cell office:value-type="float" office:value="13653901719.0416" calcext:value-type="float">
            <text:p>13,653,901,719</text:p>
          </table:table-cell>
          <table:table-cell office:value-type="float" office:value="14391200030.2274" calcext:value-type="float">
            <text:p>14,391,200,030</text:p>
          </table:table-cell>
          <table:table-cell office:value-type="float" office:value="14192727272.7273" calcext:value-type="float">
            <text:p>14,192,727,273</text:p>
          </table:table-cell>
          <table:table-cell office:value-type="float" office:value="15771363636.3636" calcext:value-type="float">
            <text:p>15,771,363,636</text:p>
          </table:table-cell>
          <table:table-cell office:value-type="float" office:value="14702304147.4654" calcext:value-type="float">
            <text:p>14,702,304,147</text:p>
          </table:table-cell>
          <table:table-cell office:value-type="float" office:value="13687441860.4651" calcext:value-type="float">
            <text:p>13,687,441,860</text:p>
          </table:table-cell>
          <table:table-cell office:value-type="float" office:value="12457619047.619" calcext:value-type="float">
            <text:p>12,457,619,048</text:p>
          </table:table-cell>
          <table:table-cell office:value-type="float" office:value="10744075829.3839" calcext:value-type="float">
            <text:p>10,744,075,829</text:p>
          </table:table-cell>
          <table:table-cell office:value-type="float" office:value="8307075471.69811" calcext:value-type="float">
            <text:p>8,307,075,472</text:p>
          </table:table-cell>
          <table:table-cell office:value-type="float" office:value="4849295774.64789" calcext:value-type="float">
            <text:p>4,849,295,775</text:p>
          </table:table-cell>
          <table:table-cell office:value-type="float" office:value="10587906976.7442" calcext:value-type="float">
            <text:p>10,587,906,977</text:p>
          </table:table-cell>
          <table:table-cell office:value-type="float" office:value="10322790697.6744" calcext:value-type="float">
            <text:p>10,322,790,698</text:p>
          </table:table-cell>
          <table:table-cell office:value-type="float" office:value="10273488372.093" calcext:value-type="float">
            <text:p>10,273,488,372</text:p>
          </table:table-cell>
          <table:table-cell office:value-type="float" office:value="10280000000" calcext:value-type="float">
            <text:p>10,280,000,000</text:p>
          </table:table-cell>
          <table:table-cell office:value-type="float" office:value="10607906976.7442" calcext:value-type="float">
            <text:p>10,607,906,977</text:p>
          </table:table-cell>
          <table:table-cell office:value-type="float" office:value="11021860465.1163" calcext:value-type="float">
            <text:p>11,021,860,465</text:p>
          </table:table-cell>
          <table:table-cell office:value-type="float" office:value="10910000000" calcext:value-type="float">
            <text:p>10,910,000,000</text:p>
          </table:table-cell>
          <table:table-cell office:value-type="float" office:value="11051000000" calcext:value-type="float">
            <text:p>11,051,000,000</text:p>
          </table:table-cell>
          <table:table-cell office:value-type="float" office:value="11168000000" calcext:value-type="float">
            <text:p>11,168,000,000</text:p>
          </table:table-cell>
          <table:table-cell office:value-type="float" office:value="13031196789.6441" calcext:value-type="float">
            <text:p>13,031,196,790</text:p>
          </table:table-cell>
          <table:table-cell office:value-type="float" office:value="13764393534.7372" calcext:value-type="float">
            <text:p>13,764,393,535</text:p>
          </table:table-cell>
          <table:table-cell office:value-type="float" office:value="14374670965.3928" calcext:value-type="float">
            <text:p>14,374,670,965</text:p>
          </table:table-cell>
          <table:table-cell office:value-type="float" office:value="13336798314.5468" calcext:value-type="float">
            <text:p>13,336,798,315</text:p>
          </table:table-cell>
          <table:table-cell office:value-type="float" office:value="12035152491.9496" calcext:value-type="float">
            <text:p>12,035,152,492</text:p>
          </table:table-cell>
          <table:table-cell office:value-type="float" office:value="13945167272.7157" calcext:value-type="float">
            <text:p>13,945,167,273</text:p>
          </table:table-cell>
          <table:table-cell office:value-type="float" office:value="15689234225.1273" calcext:value-type="float">
            <text:p>15,689,234,225</text:p>
          </table:table-cell>
          <table:table-cell office:value-type="float" office:value="15907396534.4267" calcext:value-type="float">
            <text:p>15,907,396,534</text:p>
          </table:table-cell>
          <table:table-cell office:value-type="float" office:value="16565034100.7691" calcext:value-type="float">
            <text:p>16,565,034,101</text:p>
          </table:table-cell>
          <table:table-cell office:value-type="float" office:value="17395832618.2711" calcext:value-type="float">
            <text:p>17,395,832,618</text:p>
          </table:table-cell>
          <table:table-cell office:value-type="float" office:value="16282601357.204" calcext:value-type="float">
            <text:p>16,282,601,357</text:p>
          </table:table-cell>
          <table:table-cell office:value-type="float" office:value="16788601831.0475" calcext:value-type="float">
            <text:p>16,788,601,8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.R. of the Cong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772455089.82036" calcext:value-type="float">
            <text:p>4,772,455,090</text:p>
          </table:table-cell>
          <table:table-cell office:value-type="float" office:value="5335329341.31736" calcext:value-type="float">
            <text:p>5,335,329,341</text:p>
          </table:table-cell>
          <table:table-cell office:value-type="float" office:value="5886227544.91018" calcext:value-type="float">
            <text:p>5,886,227,545</text:p>
          </table:table-cell>
          <table:table-cell office:value-type="float" office:value="7502994011.97605" calcext:value-type="float">
            <text:p>7,502,994,012</text:p>
          </table:table-cell>
          <table:table-cell office:value-type="float" office:value="9149700598.8024" calcext:value-type="float">
            <text:p>9,149,700,599</text:p>
          </table:table-cell>
          <table:table-cell office:value-type="float" office:value="9760479041.91617" calcext:value-type="float">
            <text:p>9,760,479,042</text:p>
          </table:table-cell>
          <table:table-cell office:value-type="float" office:value="9197854212.6854" calcext:value-type="float">
            <text:p>9,197,854,213</text:p>
          </table:table-cell>
          <table:table-cell office:value-type="float" office:value="11768826619.965" calcext:value-type="float">
            <text:p>11,768,826,620</text:p>
          </table:table-cell>
          <table:table-cell office:value-type="float" office:value="16704545454.5454" calcext:value-type="float">
            <text:p>16,704,545,455</text:p>
          </table:table-cell>
          <table:table-cell office:value-type="float" office:value="16370895414.4366" calcext:value-type="float">
            <text:p>16,370,895,414</text:p>
          </table:table-cell>
          <table:table-cell office:value-type="float" office:value="15638474591.4084" calcext:value-type="float">
            <text:p>15,638,474,591</text:p>
          </table:table-cell>
          <table:table-cell office:value-type="float" office:value="13824301197.9464" calcext:value-type="float">
            <text:p>13,824,301,198</text:p>
          </table:table-cell>
          <table:table-cell office:value-type="float" office:value="13786823222.4397" calcext:value-type="float">
            <text:p>13,786,823,222</text:p>
          </table:table-cell>
          <table:table-cell office:value-type="float" office:value="11690839250.3783" calcext:value-type="float">
            <text:p>11,690,839,250</text:p>
          </table:table-cell>
          <table:table-cell office:value-type="float" office:value="7033560577.22253" calcext:value-type="float">
            <text:p>7,033,560,577</text:p>
          </table:table-cell>
          <table:table-cell office:value-type="float" office:value="7524209196.33591" calcext:value-type="float">
            <text:p>7,524,209,196</text:p>
          </table:table-cell>
          <table:table-cell office:value-type="float" office:value="8693504216.87001" calcext:value-type="float">
            <text:p>8,693,504,217</text:p>
          </table:table-cell>
          <table:table-cell office:value-type="float" office:value="7411951574.36698" calcext:value-type="float">
            <text:p>7,411,951,574</text:p>
          </table:table-cell>
          <table:table-cell office:value-type="float" office:value="8483903565.75718" calcext:value-type="float">
            <text:p>8,483,903,566</text:p>
          </table:table-cell>
          <table:table-cell office:value-type="float" office:value="14341551673.2768" calcext:value-type="float">
            <text:p>14,341,551,673</text:p>
          </table:table-cell>
          <table:table-cell office:value-type="float" office:value="15032894897.0978" calcext:value-type="float">
            <text:p>15,032,894,897</text:p>
          </table:table-cell>
          <table:table-cell office:value-type="float" office:value="14187893950.0808" calcext:value-type="float">
            <text:p>14,187,893,950</text:p>
          </table:table-cell>
          <table:table-cell office:value-type="float" office:value="13009429450.6544" calcext:value-type="float">
            <text:p>13,009,429,451</text:p>
          </table:table-cell>
          <table:table-cell office:value-type="float" office:value="16975069432.5416" calcext:value-type="float">
            <text:p>16,975,069,433</text:p>
          </table:table-cell>
          <table:table-cell office:value-type="float" office:value="9205583250.69453" calcext:value-type="float">
            <text:p>9,205,583,251</text:p>
          </table:table-cell>
          <table:table-cell office:value-type="float" office:value="8946579640.74641" calcext:value-type="float">
            <text:p>8,946,579,641</text:p>
          </table:table-cell>
          <table:table-cell office:value-type="float" office:value="9155409421.56575" calcext:value-type="float">
            <text:p>9,155,409,422</text:p>
          </table:table-cell>
          <table:table-cell office:value-type="float" office:value="9419104878.64152" calcext:value-type="float">
            <text:p>9,419,104,879</text:p>
          </table:table-cell>
          <table:table-cell office:value-type="float" office:value="9853196859.98874" calcext:value-type="float">
            <text:p>9,853,196,860</text:p>
          </table:table-cell>
          <table:table-cell office:value-type="float" office:value="8758836613.48163" calcext:value-type="float">
            <text:p>8,758,836,613</text:p>
          </table:table-cell>
          <table:table-cell office:value-type="float" office:value="8339111656.01809" calcext:value-type="float">
            <text:p>8,339,111,656</text:p>
          </table:table-cell>
          <table:table-cell office:value-type="float" office:value="8349998925.07331" calcext:value-type="float">
            <text:p>8,349,998,925</text:p>
          </table:table-cell>
          <table:table-cell office:value-type="float" office:value="8728022247.81945" calcext:value-type="float">
            <text:p>8,728,022,248</text:p>
          </table:table-cell>
          <table:table-cell office:value-type="float" office:value="8937648681.29932" calcext:value-type="float">
            <text:p>8,937,648,681</text:p>
          </table:table-cell>
          <table:table-cell office:value-type="float" office:value="10297495081.8359" calcext:value-type="float">
            <text:p>10,297,495,082</text:p>
          </table:table-cell>
          <table:table-cell office:value-type="float" office:value="11964558311.519" calcext:value-type="float">
            <text:p>11,964,558,312</text:p>
          </table:table-cell>
          <table:table-cell office:value-type="float" office:value="14451859957.5798" calcext:value-type="float">
            <text:p>14,451,859,958</text:p>
          </table:table-cell>
          <table:table-cell office:value-type="float" office:value="16737110427.0672" calcext:value-type="float">
            <text:p>16,737,110,427</text:p>
          </table:table-cell>
          <table:table-cell office:value-type="float" office:value="19788571874.4579" calcext:value-type="float">
            <text:p>19,788,571,874</text:p>
          </table:table-cell>
          <table:table-cell office:value-type="float" office:value="18648387485.1684" calcext:value-type="float">
            <text:p>18,648,387,485</text:p>
          </table:table-cell>
          <table:table-cell office:value-type="float" office:value="21565746507.3352" calcext:value-type="float">
            <text:p>21,565,746,507</text:p>
          </table:table-cell>
          <table:table-cell office:value-type="float" office:value="25839722463.932" calcext:value-type="float">
            <text:p>25,839,722,464</text:p>
          </table:table-cell>
          <table:table-cell office:value-type="float" office:value="29306269640.5817" calcext:value-type="float">
            <text:p>29,306,269,641</text:p>
          </table:table-cell>
          <table:table-cell office:value-type="float" office:value="32671706985.2693" calcext:value-type="float">
            <text:p>32,671,706,985</text:p>
          </table:table-cell>
          <table:table-cell office:value-type="float" office:value="35909053414.564" calcext:value-type="float">
            <text:p>35,909,053,415</text:p>
          </table:table-cell>
          <table:table-cell office:value-type="float" office:value="37917678437.7259" calcext:value-type="float">
            <text:p>37,917,678,438</text:p>
          </table:table-cell>
          <table:table-cell office:value-type="float" office:value="40337492608.8583" calcext:value-type="float">
            <text:p>40,337,492,6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7075466651.8679" calcext:value-type="float">
            <text:p>17,075,466,652</text:p>
          </table:table-cell>
          <table:table-cell office:value-type="float" office:value="19085584388.5844" calcext:value-type="float">
            <text:p>19,085,584,389</text:p>
          </table:table-cell>
          <table:table-cell office:value-type="float" office:value="23232439760.3927" calcext:value-type="float">
            <text:p>23,232,439,760</text:p>
          </table:table-cell>
          <table:table-cell office:value-type="float" office:value="30730638900.8564" calcext:value-type="float">
            <text:p>30,730,638,901</text:p>
          </table:table-cell>
          <table:table-cell office:value-type="float" office:value="34160363588.2722" calcext:value-type="float">
            <text:p>34,160,363,588</text:p>
          </table:table-cell>
          <table:table-cell office:value-type="float" office:value="40474752667.5208" calcext:value-type="float">
            <text:p>40,474,752,668</text:p>
          </table:table-cell>
          <table:table-cell office:value-type="float" office:value="44575663466.1686" calcext:value-type="float">
            <text:p>44,575,663,466</text:p>
          </table:table-cell>
          <table:table-cell office:value-type="float" office:value="49784350832.785" calcext:value-type="float">
            <text:p>49,784,350,833</text:p>
          </table:table-cell>
          <table:table-cell office:value-type="float" office:value="60362581328.8052" calcext:value-type="float">
            <text:p>60,362,581,329</text:p>
          </table:table-cell>
          <table:table-cell office:value-type="float" office:value="70366837487.5364" calcext:value-type="float">
            <text:p>70,366,837,488</text:p>
          </table:table-cell>
          <table:table-cell office:value-type="float" office:value="71127066918.0324" calcext:value-type="float">
            <text:p>71,127,066,918</text:p>
          </table:table-cell>
          <table:table-cell office:value-type="float" office:value="61878044566.2694" calcext:value-type="float">
            <text:p>61,878,044,566</text:p>
          </table:table-cell>
          <table:table-cell office:value-type="float" office:value="60412544145.8484" calcext:value-type="float">
            <text:p>60,412,544,146</text:p>
          </table:table-cell>
          <table:table-cell office:value-type="float" office:value="60644888510.6246" calcext:value-type="float">
            <text:p>60,644,888,511</text:p>
          </table:table-cell>
          <table:table-cell office:value-type="float" office:value="59105255833.8089" calcext:value-type="float">
            <text:p>59,105,255,834</text:p>
          </table:table-cell>
          <table:table-cell office:value-type="float" office:value="62658593689.424" calcext:value-type="float">
            <text:p>62,658,593,689</text:p>
          </table:table-cell>
          <table:table-cell office:value-type="float" office:value="88078820170.2519" calcext:value-type="float">
            <text:p>88,078,820,170</text:p>
          </table:table-cell>
          <table:table-cell office:value-type="float" office:value="109414086579.812" calcext:value-type="float">
            <text:p>109,414,086,580</text:p>
          </table:table-cell>
          <table:table-cell office:value-type="float" office:value="115552419399.765" calcext:value-type="float">
            <text:p>115,552,419,400</text:p>
          </table:table-cell>
          <table:table-cell office:value-type="float" office:value="112409620836.71" calcext:value-type="float">
            <text:p>112,409,620,837</text:p>
          </table:table-cell>
          <table:table-cell office:value-type="float" office:value="138248191891.757" calcext:value-type="float">
            <text:p>138,248,191,892</text:p>
          </table:table-cell>
          <table:table-cell office:value-type="float" office:value="139225639188.353" calcext:value-type="float">
            <text:p>139,225,639,188</text:p>
          </table:table-cell>
          <table:table-cell office:value-type="float" office:value="152914779881.16" calcext:value-type="float">
            <text:p>152,914,779,881</text:p>
          </table:table-cell>
          <table:table-cell office:value-type="float" office:value="143194742599.246" calcext:value-type="float">
            <text:p>143,194,742,599</text:p>
          </table:table-cell>
          <table:table-cell office:value-type="float" office:value="156163498396.759" calcext:value-type="float">
            <text:p>156,163,498,397</text:p>
          </table:table-cell>
          <table:table-cell office:value-type="float" office:value="185008062069.007" calcext:value-type="float">
            <text:p>185,008,062,069</text:p>
          </table:table-cell>
          <table:table-cell office:value-type="float" office:value="187633317170.628" calcext:value-type="float">
            <text:p>187,633,317,171</text:p>
          </table:table-cell>
          <table:table-cell office:value-type="float" office:value="173538660937.541" calcext:value-type="float">
            <text:p>173,538,660,938</text:p>
          </table:table-cell>
          <table:table-cell office:value-type="float" office:value="176991296596.241" calcext:value-type="float">
            <text:p>176,991,296,596</text:p>
          </table:table-cell>
          <table:table-cell office:value-type="float" office:value="177964204213.158" calcext:value-type="float">
            <text:p>177,964,204,213</text:p>
          </table:table-cell>
          <table:table-cell office:value-type="float" office:value="164157903489.082" calcext:value-type="float">
            <text:p>164,157,903,489</text:p>
          </table:table-cell>
          <table:table-cell office:value-type="float" office:value="164791069851.045" calcext:value-type="float">
            <text:p>164,791,069,851</text:p>
          </table:table-cell>
          <table:table-cell office:value-type="float" office:value="178634839745.623" calcext:value-type="float">
            <text:p>178,634,839,746</text:p>
          </table:table-cell>
          <table:table-cell office:value-type="float" office:value="218096879930.294" calcext:value-type="float">
            <text:p>218,096,879,930</text:p>
          </table:table-cell>
          <table:table-cell office:value-type="float" office:value="251374854853.095" calcext:value-type="float">
            <text:p>251,374,854,853</text:p>
          </table:table-cell>
          <table:table-cell office:value-type="float" office:value="264466867103.225" calcext:value-type="float">
            <text:p>264,466,867,103</text:p>
          </table:table-cell>
          <table:table-cell office:value-type="float" office:value="282885943565.522" calcext:value-type="float">
            <text:p>282,885,943,566</text:p>
          </table:table-cell>
          <table:table-cell office:value-type="float" office:value="319423321236.273" calcext:value-type="float">
            <text:p>319,423,321,236</text:p>
          </table:table-cell>
          <table:table-cell office:value-type="float" office:value="353358918963.274" calcext:value-type="float">
            <text:p>353,358,918,963</text:p>
          </table:table-cell>
          <table:table-cell office:value-type="float" office:value="321243393481.153" calcext:value-type="float">
            <text:p>321,243,393,481</text:p>
          </table:table-cell>
          <table:table-cell office:value-type="float" office:value="321995350346.501" calcext:value-type="float">
            <text:p>321,995,350,347</text:p>
          </table:table-cell>
          <table:table-cell office:value-type="float" office:value="344003209695.606" calcext:value-type="float">
            <text:p>344,003,209,696</text:p>
          </table:table-cell>
          <table:table-cell office:value-type="float" office:value="327148899962.146" calcext:value-type="float">
            <text:p>327,148,899,962</text:p>
          </table:table-cell>
          <table:table-cell office:value-type="float" office:value="343584385594.132" calcext:value-type="float">
            <text:p>343,584,385,594</text:p>
          </table:table-cell>
          <table:table-cell office:value-type="float" office:value="352993633221.281" calcext:value-type="float">
            <text:p>352,993,633,221</text:p>
          </table:table-cell>
          <table:table-cell office:value-type="float" office:value="301298464861.385" calcext:value-type="float">
            <text:p>301,298,464,861</text:p>
          </table:table-cell>
          <table:table-cell office:value-type="float" office:value="306899653409.601" calcext:value-type="float">
            <text:p>306,899,653,4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6023092.8481996" calcext:value-type="float">
            <text:p>66,023,093</text:p>
          </table:table-cell>
          <table:table-cell office:value-type="float" office:value="74616713.6182174" calcext:value-type="float">
            <text:p>74,616,714</text:p>
          </table:table-cell>
          <table:table-cell office:value-type="float" office:value="89720040.235229" calcext:value-type="float">
            <text:p>89,720,040</text:p>
          </table:table-cell>
          <table:table-cell office:value-type="float" office:value="112082073.353753" calcext:value-type="float">
            <text:p>112,082,073</text:p>
          </table:table-cell>
          <table:table-cell office:value-type="float" office:value="141072886.609579" calcext:value-type="float">
            <text:p>141,072,887</text:p>
          </table:table-cell>
          <table:table-cell office:value-type="float" office:value="156689811.323123" calcext:value-type="float">
            <text:p>156,689,811</text:p>
          </table:table-cell>
          <table:table-cell office:value-type="float" office:value="187023084.763123" calcext:value-type="float">
            <text:p>187,023,085</text:p>
          </table:table-cell>
          <table:table-cell office:value-type="float" office:value="201458328.848034" calcext:value-type="float">
            <text:p>201,458,329</text:p>
          </table:table-cell>
          <table:table-cell office:value-type="float" office:value="220890988.832051" calcext:value-type="float">
            <text:p>220,890,989</text:p>
          </table:table-cell>
          <table:table-cell office:value-type="float" office:value="264009317.977414" calcext:value-type="float">
            <text:p>264,009,318</text:p>
          </table:table-cell>
          <table:table-cell office:value-type="float" office:value="301185566.141881" calcext:value-type="float">
            <text:p>301,185,566</text:p>
          </table:table-cell>
          <table:table-cell office:value-type="float" office:value="319703355.260885" calcext:value-type="float">
            <text:p>319,703,355</text:p>
          </table:table-cell>
          <table:table-cell office:value-type="float" office:value="334136089.715532" calcext:value-type="float">
            <text:p>334,136,090</text:p>
          </table:table-cell>
          <table:table-cell office:value-type="float" office:value="337590943.109354" calcext:value-type="float">
            <text:p>337,590,943</text:p>
          </table:table-cell>
          <table:table-cell office:value-type="float" office:value="357413926.133419" calcext:value-type="float">
            <text:p>357,413,926</text:p>
          </table:table-cell>
          <table:table-cell office:value-type="float" office:value="369379373.086857" calcext:value-type="float">
            <text:p>369,379,373</text:p>
          </table:table-cell>
          <table:table-cell office:value-type="float" office:value="396329274.026132" calcext:value-type="float">
            <text:p>396,329,274</text:p>
          </table:table-cell>
          <table:table-cell office:value-type="float" office:value="408005754.244012" calcext:value-type="float">
            <text:p>408,005,754</text:p>
          </table:table-cell>
          <table:table-cell office:value-type="float" office:value="432508480.905464" calcext:value-type="float">
            <text:p>432,508,481</text:p>
          </table:table-cell>
          <table:table-cell office:value-type="float" office:value="441270434.608178" calcext:value-type="float">
            <text:p>441,270,435</text:p>
          </table:table-cell>
          <table:table-cell office:value-type="float" office:value="456913926.885399" calcext:value-type="float">
            <text:p>456,913,927</text:p>
          </table:table-cell>
          <table:table-cell office:value-type="float" office:value="466273541.112193" calcext:value-type="float">
            <text:p>466,273,541</text:p>
          </table:table-cell>
          <table:table-cell office:value-type="float" office:value="481591370.744031" calcext:value-type="float">
            <text:p>481,591,371</text:p>
          </table:table-cell>
          <table:table-cell office:value-type="float" office:value="482163616.004862" calcext:value-type="float">
            <text:p>482,163,616</text:p>
          </table:table-cell>
          <table:table-cell office:value-type="float" office:value="510877161.39342" calcext:value-type="float">
            <text:p>510,877,161</text:p>
          </table:table-cell>
          <table:table-cell office:value-type="float" office:value="509631388.52471" calcext:value-type="float">
            <text:p>509,631,389</text:p>
          </table:table-cell>
          <table:table-cell office:value-type="float" office:value="496470872.885028" calcext:value-type="float">
            <text:p>496,470,873</text:p>
          </table:table-cell>
          <table:table-cell office:value-type="float" office:value="491155237.704042" calcext:value-type="float">
            <text:p>491,155,238</text:p>
          </table:table-cell>
          <table:table-cell office:value-type="float" office:value="497751531.895499" calcext:value-type="float">
            <text:p>497,751,532</text:p>
          </table:table-cell>
          <table:table-cell office:value-type="float" office:value="536081836.136416" calcext:value-type="float">
            <text:p>536,081,836</text:p>
          </table:table-cell>
          <table:table-cell office:value-type="float" office:value="555899415.375786" calcext:value-type="float">
            <text:p>555,899,415</text:p>
          </table:table-cell>
          <table:table-cell office:value-type="float" office:value="577495062.485581" calcext:value-type="float">
            <text:p>577,495,062</text:p>
          </table:table-cell>
          <table:table-cell office:value-type="float" office:value="596176028.719172" calcext:value-type="float">
            <text:p>596,176,029</text:p>
          </table:table-cell>
          <table:table-cell office:value-type="float" office:value="627556675.91337" calcext:value-type="float">
            <text:p>627,556,676</text:p>
          </table:table-cell>
          <table:table-cell office:value-type="float" office:value="666212771.703963" calcext:value-type="float">
            <text:p>666,212,772</text:p>
          </table:table-cell>
          <table:table-cell office:value-type="float" office:value="708633194.726566" calcext:value-type="float">
            <text:p>708,633,195</text:p>
          </table:table-cell>
          <table:table-cell office:value-type="float" office:value="768642985.353447" calcext:value-type="float">
            <text:p>768,642,985</text:p>
          </table:table-cell>
          <table:table-cell office:value-type="float" office:value="847918929.107984" calcext:value-type="float">
            <text:p>847,918,929</text:p>
          </table:table-cell>
          <table:table-cell office:value-type="float" office:value="976204275.240405" calcext:value-type="float">
            <text:p>976,204,275</text:p>
          </table:table-cell>
          <table:table-cell office:value-type="float" office:value="1013228599.88409" calcext:value-type="float">
            <text:p>1,013,228,600</text:p>
          </table:table-cell>
          <table:table-cell office:value-type="float" office:value="1066964511.79095" calcext:value-type="float">
            <text:p>1,066,964,512</text:p>
          </table:table-cell>
          <table:table-cell office:value-type="float" office:value="1155260211.22996" calcext:value-type="float">
            <text:p>1,155,260,211</text:p>
          </table:table-cell>
          <table:table-cell office:value-type="float" office:value="1255090844.63851" calcext:value-type="float">
            <text:p>1,255,090,845</text:p>
          </table:table-cell>
          <table:table-cell office:value-type="float" office:value="1392699793.49655" calcext:value-type="float">
            <text:p>1,392,699,793</text:p>
          </table:table-cell>
          <table:table-cell office:value-type="float" office:value="1589025859.84573" calcext:value-type="float">
            <text:p>1,589,025,860</text:p>
          </table:table-cell>
          <table:table-cell office:value-type="float" office:value="1736934503.71371" calcext:value-type="float">
            <text:p>1,736,934,504</text:p>
          </table:table-cell>
          <table:table-cell office:value-type="float" office:value="1891520369.11996" calcext:value-type="float">
            <text:p>1,891,520,3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3044577.9884777" calcext:value-type="float">
            <text:p>23,044,578</text:p>
          </table:table-cell>
          <table:table-cell office:value-type="float" office:value="25752039.179405" calcext:value-type="float">
            <text:p>25,752,039</text:p>
          </table:table-cell>
          <table:table-cell office:value-type="float" office:value="27682790.7580719" calcext:value-type="float">
            <text:p>27,682,791</text:p>
          </table:table-cell>
          <table:table-cell office:value-type="float" office:value="31800422.7682995" calcext:value-type="float">
            <text:p>31,800,423</text:p>
          </table:table-cell>
          <table:table-cell office:value-type="float" office:value="37678896.2998369" calcext:value-type="float">
            <text:p>37,678,896</text:p>
          </table:table-cell>
          <table:table-cell office:value-type="float" office:value="39702712.9079515" calcext:value-type="float">
            <text:p>39,702,713</text:p>
          </table:table-cell>
          <table:table-cell office:value-type="float" office:value="38717424.2848384" calcext:value-type="float">
            <text:p>38,717,424</text:p>
          </table:table-cell>
          <table:table-cell office:value-type="float" office:value="43120482.2222222" calcext:value-type="float">
            <text:p>43,120,482</text:p>
          </table:table-cell>
          <table:table-cell office:value-type="float" office:value="53531901.4814815" calcext:value-type="float">
            <text:p>53,531,901</text:p>
          </table:table-cell>
          <table:table-cell office:value-type="float" office:value="52496027.037037" calcext:value-type="float">
            <text:p>52,496,027</text:p>
          </table:table-cell>
          <table:table-cell office:value-type="float" office:value="70040058.5185185" calcext:value-type="float">
            <text:p>70,040,059</text:p>
          </table:table-cell>
          <table:table-cell office:value-type="float" office:value="78476292.9629629" calcext:value-type="float">
            <text:p>78,476,293</text:p>
          </table:table-cell>
          <table:table-cell office:value-type="float" office:value="85389440.3703703" calcext:value-type="float">
            <text:p>85,389,440</text:p>
          </table:table-cell>
          <table:table-cell office:value-type="float" office:value="94721091.8518518" calcext:value-type="float">
            <text:p>94,721,092</text:p>
          </table:table-cell>
          <table:table-cell office:value-type="float" office:value="106480026.296296" calcext:value-type="float">
            <text:p>106,480,026</text:p>
          </table:table-cell>
          <table:table-cell office:value-type="float" office:value="116834384.814815" calcext:value-type="float">
            <text:p>116,834,385</text:p>
          </table:table-cell>
          <table:table-cell office:value-type="float" office:value="132820215.185185" calcext:value-type="float">
            <text:p>132,820,215</text:p>
          </table:table-cell>
          <table:table-cell office:value-type="float" office:value="148915777.777778" calcext:value-type="float">
            <text:p>148,915,778</text:p>
          </table:table-cell>
          <table:table-cell office:value-type="float" office:value="172604829.62963" calcext:value-type="float">
            <text:p>172,604,830</text:p>
          </table:table-cell>
          <table:table-cell office:value-type="float" office:value="185544485.555556" calcext:value-type="float">
            <text:p>185,544,486</text:p>
          </table:table-cell>
          <table:table-cell office:value-type="float" office:value="198194447.777778" calcext:value-type="float">
            <text:p>198,194,448</text:p>
          </table:table-cell>
          <table:table-cell office:value-type="float" office:value="210172847.407407" calcext:value-type="float">
            <text:p>210,172,847</text:p>
          </table:table-cell>
          <table:table-cell office:value-type="float" office:value="227256002.592593" calcext:value-type="float">
            <text:p>227,256,003</text:p>
          </table:table-cell>
          <table:table-cell office:value-type="float" office:value="237518185.925926" calcext:value-type="float">
            <text:p>237,518,186</text:p>
          </table:table-cell>
          <table:table-cell office:value-type="float" office:value="255343132.592593" calcext:value-type="float">
            <text:p>255,343,133</text:p>
          </table:table-cell>
          <table:table-cell office:value-type="float" office:value="259714875.555555" calcext:value-type="float">
            <text:p>259,714,876</text:p>
          </table:table-cell>
          <table:table-cell office:value-type="float" office:value="279984662.222222" calcext:value-type="float">
            <text:p>279,984,662</text:p>
          </table:table-cell>
          <table:table-cell office:value-type="float" office:value="290413638.888889" calcext:value-type="float">
            <text:p>290,413,639</text:p>
          </table:table-cell>
          <table:table-cell office:value-type="float" office:value="307474847.777778" calcext:value-type="float">
            <text:p>307,474,848</text:p>
          </table:table-cell>
          <table:table-cell office:value-type="float" office:value="317276154.444444" calcext:value-type="float">
            <text:p>317,276,154</text:p>
          </table:table-cell>
          <table:table-cell office:value-type="float" office:value="321362592.592593" calcext:value-type="float">
            <text:p>321,362,593</text:p>
          </table:table-cell>
          <table:table-cell office:value-type="float" office:value="328080370.37037" calcext:value-type="float">
            <text:p>328,080,370</text:p>
          </table:table-cell>
          <table:table-cell office:value-type="float" office:value="323600370.37037" calcext:value-type="float">
            <text:p>323,600,370</text:p>
          </table:table-cell>
          <table:table-cell office:value-type="float" office:value="337254444.444444" calcext:value-type="float">
            <text:p>337,254,444</text:p>
          </table:table-cell>
          <table:table-cell office:value-type="float" office:value="374762962.962963" calcext:value-type="float">
            <text:p>374,762,963</text:p>
          </table:table-cell>
          <table:table-cell office:value-type="float" office:value="370414814.814815" calcext:value-type="float">
            <text:p>370,414,815</text:p>
          </table:table-cell>
          <table:table-cell office:value-type="float" office:value="397788888.888889" calcext:value-type="float">
            <text:p>397,788,889</text:p>
          </table:table-cell>
          <table:table-cell office:value-type="float" office:value="428703703.703704" calcext:value-type="float">
            <text:p>428,703,704</text:p>
          </table:table-cell>
          <table:table-cell office:value-type="float" office:value="469055555.555555" calcext:value-type="float">
            <text:p>469,055,556</text:p>
          </table:table-cell>
          <table:table-cell office:value-type="float" office:value="498929629.62963" calcext:value-type="float">
            <text:p>498,929,630</text:p>
          </table:table-cell>
          <table:table-cell office:value-type="float" office:value="493825925.925926" calcext:value-type="float">
            <text:p>493,825,926</text:p>
          </table:table-cell>
          <table:table-cell office:value-type="float" office:value="501400000" calcext:value-type="float">
            <text:p>501,400,000</text:p>
          </table:table-cell>
          <table:table-cell office:value-type="float" office:value="485997988.148148" calcext:value-type="float">
            <text:p>485,997,988</text:p>
          </table:table-cell>
          <table:table-cell office:value-type="float" office:value="501979277.037037" calcext:value-type="float">
            <text:p>501,979,277</text:p>
          </table:table-cell>
          <table:table-cell office:value-type="float" office:value="523666347.407407" calcext:value-type="float">
            <text:p>523,666,347</text:p>
          </table:table-cell>
          <table:table-cell office:value-type="float" office:value="535095846.296296" calcext:value-type="float">
            <text:p>535,095,846</text:p>
          </table:table-cell>
          <table:table-cell office:value-type="float" office:value="581484031.851852" calcext:value-type="float">
            <text:p>581,484,0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859112944" calcext:value-type="float">
            <text:p>1,859,112,944</text:p>
          </table:table-cell>
          <table:table-cell office:value-type="float" office:value="2085635628.08564" calcext:value-type="float">
            <text:p>2,085,635,628</text:p>
          </table:table-cell>
          <table:table-cell office:value-type="float" office:value="2487244070" calcext:value-type="float">
            <text:p>2,487,244,070</text:p>
          </table:table-cell>
          <table:table-cell office:value-type="float" office:value="2934532502" calcext:value-type="float">
            <text:p>2,934,532,502</text:p>
          </table:table-cell>
          <table:table-cell office:value-type="float" office:value="3661532644.83077" calcext:value-type="float">
            <text:p>3,661,532,645</text:p>
          </table:table-cell>
          <table:table-cell office:value-type="float" office:value="4504297142.5043" calcext:value-type="float">
            <text:p>4,504,297,143</text:p>
          </table:table-cell>
          <table:table-cell office:value-type="float" office:value="4945328042.94533" calcext:value-type="float">
            <text:p>4,945,328,043</text:p>
          </table:table-cell>
          <table:table-cell office:value-type="float" office:value="5740785591.74079" calcext:value-type="float">
            <text:p>5,740,785,592</text:p>
          </table:table-cell>
          <table:table-cell office:value-type="float" office:value="5925132502.92513" calcext:value-type="float">
            <text:p>5,925,132,503</text:p>
          </table:table-cell>
          <table:table-cell office:value-type="float" office:value="6881784091.88178" calcext:value-type="float">
            <text:p>6,881,784,092</text:p>
          </table:table-cell>
          <table:table-cell office:value-type="float" office:value="8298364330.29836" calcext:value-type="float">
            <text:p>8,298,364,330</text:p>
          </table:table-cell>
          <table:table-cell office:value-type="float" office:value="9094572783.09457" calcext:value-type="float">
            <text:p>9,094,572,783</text:p>
          </table:table-cell>
          <table:table-cell office:value-type="float" office:value="9967498585.9675" calcext:value-type="float">
            <text:p>9,967,498,586</text:p>
          </table:table-cell>
          <table:table-cell office:value-type="float" office:value="10791991085.792" calcext:value-type="float">
            <text:p>10,791,991,086</text:p>
          </table:table-cell>
          <table:table-cell office:value-type="float" office:value="12959725534.3999" calcext:value-type="float">
            <text:p>12,959,725,534</text:p>
          </table:table-cell>
          <table:table-cell office:value-type="float" office:value="5617973067.06862" calcext:value-type="float">
            <text:p>5,617,973,067</text:p>
          </table:table-cell>
          <table:table-cell office:value-type="float" office:value="6799933519.30449" calcext:value-type="float">
            <text:p>6,799,933,519</text:p>
          </table:table-cell>
          <table:table-cell office:value-type="float" office:value="6359192054.29037" calcext:value-type="float">
            <text:p>6,359,192,054</text:p>
          </table:table-cell>
          <table:table-cell office:value-type="float" office:value="5805070319.80826" calcext:value-type="float">
            <text:p>5,805,070,320</text:p>
          </table:table-cell>
          <table:table-cell office:value-type="float" office:value="8368314851.57729" calcext:value-type="float">
            <text:p>8,368,314,852</text:p>
          </table:table-cell>
          <table:table-cell office:value-type="float" office:value="9522418428.09051" calcext:value-type="float">
            <text:p>9,522,418,428</text:p>
          </table:table-cell>
          <table:table-cell office:value-type="float" office:value="9867165499.26432" calcext:value-type="float">
            <text:p>9,867,165,499</text:p>
          </table:table-cell>
          <table:table-cell office:value-type="float" office:value="11443289344.2634" calcext:value-type="float">
            <text:p>11,443,289,344</text:p>
          </table:table-cell>
          <table:table-cell office:value-type="float" office:value="12984337451.8077" calcext:value-type="float">
            <text:p>12,984,337,452</text:p>
          </table:table-cell>
          <table:table-cell office:value-type="float" office:value="14097479998.4043" calcext:value-type="float">
            <text:p>14,097,479,998</text:p>
          </table:table-cell>
          <table:table-cell office:value-type="float" office:value="15747403917.1603" calcext:value-type="float">
            <text:p>15,747,403,917</text:p>
          </table:table-cell>
          <table:table-cell office:value-type="float" office:value="17078580525.1701" calcext:value-type="float">
            <text:p>17,078,580,525</text:p>
          </table:table-cell>
          <table:table-cell office:value-type="float" office:value="19653241405.7015" calcext:value-type="float">
            <text:p>19,653,241,406</text:p>
          </table:table-cell>
          <table:table-cell office:value-type="float" office:value="20872307173.2339" calcext:value-type="float">
            <text:p>20,872,307,173</text:p>
          </table:table-cell>
          <table:table-cell office:value-type="float" office:value="21862302439.6846" calcext:value-type="float">
            <text:p>21,862,302,440</text:p>
          </table:table-cell>
          <table:table-cell office:value-type="float" office:value="23959949379.6838" calcext:value-type="float">
            <text:p>23,959,949,380</text:p>
          </table:table-cell>
          <table:table-cell office:value-type="float" office:value="25208160067.8991" calcext:value-type="float">
            <text:p>25,208,160,068</text:p>
          </table:table-cell>
          <table:table-cell office:value-type="float" office:value="25654738277.9258" calcext:value-type="float">
            <text:p>25,654,738,278</text:p>
          </table:table-cell>
          <table:table-cell office:value-type="float" office:value="20389120902.7579" calcext:value-type="float">
            <text:p>20,389,120,903</text:p>
          </table:table-cell>
          <table:table-cell office:value-type="float" office:value="22233034287.2492" calcext:value-type="float">
            <text:p>22,233,034,287</text:p>
          </table:table-cell>
          <table:table-cell office:value-type="float" office:value="35510401477.6903" calcext:value-type="float">
            <text:p>35,510,401,478</text:p>
          </table:table-cell>
          <table:table-cell office:value-type="float" office:value="37932619634.1263" calcext:value-type="float">
            <text:p>37,932,619,634</text:p>
          </table:table-cell>
          <table:table-cell office:value-type="float" office:value="43780696524.3577" calcext:value-type="float">
            <text:p>43,780,696,524</text:p>
          </table:table-cell>
          <table:table-cell office:value-type="float" office:value="47657828171.4937" calcext:value-type="float">
            <text:p>47,657,828,171</text:p>
          </table:table-cell>
          <table:table-cell office:value-type="float" office:value="48071068100.3748" calcext:value-type="float">
            <text:p>48,071,068,100</text:p>
          </table:table-cell>
          <table:table-cell office:value-type="float" office:value="53131694069.7418" calcext:value-type="float">
            <text:p>53,131,694,070</text:p>
          </table:table-cell>
          <table:table-cell office:value-type="float" office:value="57746747154.7484" calcext:value-type="float">
            <text:p>57,746,747,155</text:p>
          </table:table-cell>
          <table:table-cell office:value-type="float" office:value="60613712361.4246" calcext:value-type="float">
            <text:p>60,613,712,361</text:p>
          </table:table-cell>
          <table:table-cell office:value-type="float" office:value="61965876966.5299" calcext:value-type="float">
            <text:p>61,965,876,967</text:p>
          </table:table-cell>
          <table:table-cell office:value-type="float" office:value="65231088167.2581" calcext:value-type="float">
            <text:p>65,231,088,167</text:p>
          </table:table-cell>
          <table:table-cell office:value-type="float" office:value="68102621586.6254" calcext:value-type="float">
            <text:p>68,102,621,587</text:p>
          </table:table-cell>
          <table:table-cell office:value-type="float" office:value="71583585169.5744" calcext:value-type="float">
            <text:p>71,583,585,17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861132000" calcext:value-type="float">
            <text:p>2,861,132,000</text:p>
          </table:table-cell>
          <table:table-cell office:value-type="float" office:value="2752900000" calcext:value-type="float">
            <text:p>2,752,900,000</text:p>
          </table:table-cell>
          <table:table-cell office:value-type="float" office:value="3184460000" calcext:value-type="float">
            <text:p>3,184,460,000</text:p>
          </table:table-cell>
          <table:table-cell office:value-type="float" office:value="3889890000" calcext:value-type="float">
            <text:p>3,889,890,000</text:p>
          </table:table-cell>
          <table:table-cell office:value-type="float" office:value="6596096000" calcext:value-type="float">
            <text:p>6,596,096,000</text:p>
          </table:table-cell>
          <table:table-cell office:value-type="float" office:value="7727971000" calcext:value-type="float">
            <text:p>7,727,971,000</text:p>
          </table:table-cell>
          <table:table-cell office:value-type="float" office:value="9087566000" calcext:value-type="float">
            <text:p>9,087,566,000</text:p>
          </table:table-cell>
          <table:table-cell office:value-type="float" office:value="11021061000" calcext:value-type="float">
            <text:p>11,021,061,000</text:p>
          </table:table-cell>
          <table:table-cell office:value-type="float" office:value="11916787000" calcext:value-type="float">
            <text:p>11,916,787,000</text:p>
          </table:table-cell>
          <table:table-cell office:value-type="float" office:value="14168371000" calcext:value-type="float">
            <text:p>14,168,371,000</text:p>
          </table:table-cell>
          <table:table-cell office:value-type="float" office:value="17872943000" calcext:value-type="float">
            <text:p>17,872,943,000</text:p>
          </table:table-cell>
          <table:table-cell office:value-type="float" office:value="21800312000" calcext:value-type="float">
            <text:p>21,800,312,000</text:p>
          </table:table-cell>
          <table:table-cell office:value-type="float" office:value="19920300000" calcext:value-type="float">
            <text:p>19,920,300,000</text:p>
          </table:table-cell>
          <table:table-cell office:value-type="float" office:value="17144261000" calcext:value-type="float">
            <text:p>17,144,261,000</text:p>
          </table:table-cell>
          <table:table-cell office:value-type="float" office:value="16904408000" calcext:value-type="float">
            <text:p>16,904,408,000</text:p>
          </table:table-cell>
          <table:table-cell office:value-type="float" office:value="17140874000" calcext:value-type="float">
            <text:p>17,140,874,000</text:p>
          </table:table-cell>
          <table:table-cell office:value-type="float" office:value="15306803000" calcext:value-type="float">
            <text:p>15,306,803,000</text:p>
          </table:table-cell>
          <table:table-cell office:value-type="float" office:value="13938747000" calcext:value-type="float">
            <text:p>13,938,747,000</text:p>
          </table:table-cell>
          <table:table-cell office:value-type="float" office:value="13045630000" calcext:value-type="float">
            <text:p>13,045,630,000</text:p>
          </table:table-cell>
          <table:table-cell office:value-type="float" office:value="13884170000" calcext:value-type="float">
            <text:p>13,884,170,000</text:p>
          </table:table-cell>
          <table:table-cell office:value-type="float" office:value="15231973000" calcext:value-type="float">
            <text:p>15,231,973,000</text:p>
          </table:table-cell>
          <table:table-cell office:value-type="float" office:value="16980041000" calcext:value-type="float">
            <text:p>16,980,041,000</text:p>
          </table:table-cell>
          <table:table-cell office:value-type="float" office:value="18085191000" calcext:value-type="float">
            <text:p>18,085,191,000</text:p>
          </table:table-cell>
          <table:table-cell office:value-type="float" office:value="18929248000" calcext:value-type="float">
            <text:p>18,929,248,000</text:p>
          </table:table-cell>
          <table:table-cell office:value-type="float" office:value="22697319000" calcext:value-type="float">
            <text:p>22,697,319,000</text:p>
          </table:table-cell>
          <table:table-cell office:value-type="float" office:value="24420668000" calcext:value-type="float">
            <text:p>24,420,668,000</text:p>
          </table:table-cell>
          <table:table-cell office:value-type="float" office:value="25213780000" calcext:value-type="float">
            <text:p>25,213,780,000</text:p>
          </table:table-cell>
          <table:table-cell office:value-type="float" office:value="28147972000" calcext:value-type="float">
            <text:p>28,147,972,000</text:p>
          </table:table-cell>
          <table:table-cell office:value-type="float" office:value="27967906000" calcext:value-type="float">
            <text:p>27,967,906,000</text:p>
          </table:table-cell>
          <table:table-cell office:value-type="float" office:value="19635450000" calcext:value-type="float">
            <text:p>19,635,450,000</text:p>
          </table:table-cell>
          <table:table-cell office:value-type="float" office:value="18318601000" calcext:value-type="float">
            <text:p>18,318,601,000</text:p>
          </table:table-cell>
          <table:table-cell office:value-type="float" office:value="24468324000" calcext:value-type="float">
            <text:p>24,468,324,000</text:p>
          </table:table-cell>
          <table:table-cell office:value-type="float" office:value="28548945000" calcext:value-type="float">
            <text:p>28,548,945,000</text:p>
          </table:table-cell>
          <table:table-cell office:value-type="float" office:value="32432859000" calcext:value-type="float">
            <text:p>32,432,859,000</text:p>
          </table:table-cell>
          <table:table-cell office:value-type="float" office:value="36591661000" calcext:value-type="float">
            <text:p>36,591,661,000</text:p>
          </table:table-cell>
          <table:table-cell office:value-type="float" office:value="41507085000" calcext:value-type="float">
            <text:p>41,507,085,000</text:p>
          </table:table-cell>
          <table:table-cell office:value-type="float" office:value="46802044000" calcext:value-type="float">
            <text:p>46,802,044,000</text:p>
          </table:table-cell>
          <table:table-cell office:value-type="float" office:value="51007777000" calcext:value-type="float">
            <text:p>51,007,777,000</text:p>
          </table:table-cell>
          <table:table-cell office:value-type="float" office:value="61762635000" calcext:value-type="float">
            <text:p>61,762,635,000</text:p>
          </table:table-cell>
          <table:table-cell office:value-type="float" office:value="62519686000" calcext:value-type="float">
            <text:p>62,519,686,000</text:p>
          </table:table-cell>
          <table:table-cell office:value-type="float" office:value="69555367000" calcext:value-type="float">
            <text:p>69,555,367,000</text:p>
          </table:table-cell>
          <table:table-cell office:value-type="float" office:value="79276664000" calcext:value-type="float">
            <text:p>79,276,664,000</text:p>
          </table:table-cell>
          <table:table-cell office:value-type="float" office:value="87924544000" calcext:value-type="float">
            <text:p>87,924,544,000</text:p>
          </table:table-cell>
          <table:table-cell office:value-type="float" office:value="95129659000" calcext:value-type="float">
            <text:p>95,129,659,000</text:p>
          </table:table-cell>
          <table:table-cell office:value-type="float" office:value="102292260000" calcext:value-type="float">
            <text:p>102,292,260,000</text:p>
          </table:table-cell>
          <table:table-cell office:value-type="float" office:value="100176808000" calcext:value-type="float">
            <text:p>100,176,808,000</text:p>
          </table:table-cell>
          <table:table-cell office:value-type="float" office:value="98010212618" calcext:value-type="float">
            <text:p>98,010,212,6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142813796.25965" calcext:value-type="float">
            <text:p>8,142,813,796</text:p>
          </table:table-cell>
          <table:table-cell office:value-type="float" office:value="8629234276.93639" calcext:value-type="float">
            <text:p>8,629,234,277</text:p>
          </table:table-cell>
          <table:table-cell office:value-type="float" office:value="9226975131.98827" calcext:value-type="float">
            <text:p>9,226,975,132</text:p>
          </table:table-cell>
          <table:table-cell office:value-type="float" office:value="9589429095.29297" calcext:value-type="float">
            <text:p>9,589,429,095</text:p>
          </table:table-cell>
          <table:table-cell office:value-type="float" office:value="11333916303.134" calcext:value-type="float">
            <text:p>11,333,916,303</text:p>
          </table:table-cell>
          <table:table-cell office:value-type="float" office:value="12677626556.1582" calcext:value-type="float">
            <text:p>12,677,626,556</text:p>
          </table:table-cell>
          <table:table-cell office:value-type="float" office:value="14974320785.6145" calcext:value-type="float">
            <text:p>14,974,320,786</text:p>
          </table:table-cell>
          <table:table-cell office:value-type="float" office:value="19135598507.8672" calcext:value-type="float">
            <text:p>19,135,598,508</text:p>
          </table:table-cell>
          <table:table-cell office:value-type="float" office:value="23431875159.0696" calcext:value-type="float">
            <text:p>23,431,875,159</text:p>
          </table:table-cell>
          <table:table-cell office:value-type="float" office:value="15615518037.8212" calcext:value-type="float">
            <text:p>15,615,518,038</text:p>
          </table:table-cell>
          <table:table-cell office:value-type="float" office:value="20119009508.3156" calcext:value-type="float">
            <text:p>20,119,009,508</text:p>
          </table:table-cell>
          <table:table-cell office:value-type="float" office:value="13490932675.5225" calcext:value-type="float">
            <text:p>13,490,932,676</text:p>
          </table:table-cell>
          <table:table-cell office:value-type="float" office:value="15747627222.1314" calcext:value-type="float">
            <text:p>15,747,627,222</text:p>
          </table:table-cell>
          <table:table-cell office:value-type="float" office:value="18933215247.0937" calcext:value-type="float">
            <text:p>18,933,215,247</text:p>
          </table:table-cell>
          <table:table-cell office:value-type="float" office:value="21604935108.0879" calcext:value-type="float">
            <text:p>21,604,935,108</text:p>
          </table:table-cell>
          <table:table-cell office:value-type="float" office:value="23801213476.4682" calcext:value-type="float">
            <text:p>23,801,213,476</text:p>
          </table:table-cell>
          <table:table-cell office:value-type="float" office:value="24765311762.0699" calcext:value-type="float">
            <text:p>24,765,311,762</text:p>
          </table:table-cell>
          <table:table-cell office:value-type="float" office:value="27393866847.0071" calcext:value-type="float">
            <text:p>27,393,866,847</text:p>
          </table:table-cell>
          <table:table-cell office:value-type="float" office:value="29855840009.1012" calcext:value-type="float">
            <text:p>29,855,840,009</text:p>
          </table:table-cell>
          <table:table-cell office:value-type="float" office:value="32820650428.2211" calcext:value-type="float">
            <text:p>32,820,650,428</text:p>
          </table:table-cell>
          <table:table-cell office:value-type="float" office:value="36014401670.1183" calcext:value-type="float">
            <text:p>36,014,401,670</text:p>
          </table:table-cell>
          <table:table-cell office:value-type="float" office:value="39199914162.5394" calcext:value-type="float">
            <text:p>39,199,914,163</text:p>
          </table:table-cell>
          <table:table-cell office:value-type="float" office:value="45789045446.8505" calcext:value-type="float">
            <text:p>45,789,045,447</text:p>
          </table:table-cell>
          <table:table-cell office:value-type="float" office:value="50619966005.2483" calcext:value-type="float">
            <text:p>50,619,966,005</text:p>
          </table:table-cell>
          <table:table-cell office:value-type="float" office:value="56527978530.6339" calcext:value-type="float">
            <text:p>56,527,978,531</text:p>
          </table:table-cell>
          <table:table-cell office:value-type="float" office:value="65758036433.69" calcext:value-type="float">
            <text:p>65,758,036,434</text:p>
          </table:table-cell>
          <table:table-cell office:value-type="float" office:value="73961364054.9612" calcext:value-type="float">
            <text:p>73,961,364,055</text:p>
          </table:table-cell>
          <table:table-cell office:value-type="float" office:value="81571756041.6083" calcext:value-type="float">
            <text:p>81,571,756,042</text:p>
          </table:table-cell>
          <table:table-cell office:value-type="float" office:value="87146298124.2621" calcext:value-type="float">
            <text:p>87,146,298,124</text:p>
          </table:table-cell>
          <table:table-cell office:value-type="float" office:value="91906116309.2556" calcext:value-type="float">
            <text:p>91,906,116,309</text:p>
          </table:table-cell>
          <table:table-cell office:value-type="float" office:value="95683644417.8511" calcext:value-type="float">
            <text:p>95,683,644,418</text:p>
          </table:table-cell>
          <table:table-cell office:value-type="float" office:value="90724340843.9466" calcext:value-type="float">
            <text:p>90,724,340,844</text:p>
          </table:table-cell>
          <table:table-cell office:value-type="float" office:value="86521730138.6029" calcext:value-type="float">
            <text:p>86,521,730,139</text:p>
          </table:table-cell>
          <table:table-cell office:value-type="float" office:value="74076435595.1888" calcext:value-type="float">
            <text:p>74,076,435,595</text:p>
          </table:table-cell>
          <table:table-cell office:value-type="float" office:value="79187405117.9411" calcext:value-type="float">
            <text:p>79,187,405,118</text:p>
          </table:table-cell>
          <table:table-cell office:value-type="float" office:value="94456321806.593" calcext:value-type="float">
            <text:p>94,456,321,807</text:p>
          </table:table-cell>
          <table:table-cell office:value-type="float" office:value="107741504113.492" calcext:value-type="float">
            <text:p>107,741,504,113</text:p>
          </table:table-cell>
          <table:table-cell office:value-type="float" office:value="132165346645.925" calcext:value-type="float">
            <text:p>132,165,346,646</text:p>
          </table:table-cell>
          <table:table-cell office:value-type="float" office:value="164843994477.681" calcext:value-type="float">
            <text:p>164,843,994,478</text:p>
          </table:table-cell>
          <table:table-cell office:value-type="float" office:value="187977631737.762" calcext:value-type="float">
            <text:p>187,977,631,738</text:p>
          </table:table-cell>
          <table:table-cell office:value-type="float" office:value="214630372040.998" calcext:value-type="float">
            <text:p>214,630,372,041</text:p>
          </table:table-cell>
          <table:table-cell office:value-type="float" office:value="231100308408.563" calcext:value-type="float">
            <text:p>231,100,308,409</text:p>
          </table:table-cell>
          <table:table-cell office:value-type="float" office:value="273539224495.581" calcext:value-type="float">
            <text:p>273,539,224,496</text:p>
          </table:table-cell>
          <table:table-cell office:value-type="float" office:value="268367216980.274" calcext:value-type="float">
            <text:p>268,367,216,980</text:p>
          </table:table-cell>
          <table:table-cell office:value-type="float" office:value="296978842783.022" calcext:value-type="float">
            <text:p>296,978,842,783</text:p>
          </table:table-cell>
          <table:table-cell office:value-type="float" office:value="317750346443.094" calcext:value-type="float">
            <text:p>317,750,346,443</text:p>
          </table:table-cell>
          <table:table-cell office:value-type="float" office:value="270143813411.838" calcext:value-type="float">
            <text:p>270,143,813,4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28399999" calcext:value-type="float">
            <text:p>1,028,399,999</text:p>
          </table:table-cell>
          <table:table-cell office:value-type="float" office:value="1081600000" calcext:value-type="float">
            <text:p>1,081,600,000</text:p>
          </table:table-cell>
          <table:table-cell office:value-type="float" office:value="1152793629" calcext:value-type="float">
            <text:p>1,152,793,629</text:p>
          </table:table-cell>
          <table:table-cell office:value-type="float" office:value="1332797763" calcext:value-type="float">
            <text:p>1,332,797,763</text:p>
          </table:table-cell>
          <table:table-cell office:value-type="float" office:value="1577601307" calcext:value-type="float">
            <text:p>1,577,601,307</text:p>
          </table:table-cell>
          <table:table-cell office:value-type="float" office:value="1791200000" calcext:value-type="float">
            <text:p>1,791,200,000</text:p>
          </table:table-cell>
          <table:table-cell office:value-type="float" office:value="2282400000" calcext:value-type="float">
            <text:p>2,282,400,000</text:p>
          </table:table-cell>
          <table:table-cell office:value-type="float" office:value="2866800000" calcext:value-type="float">
            <text:p>2,866,800,000</text:p>
          </table:table-cell>
          <table:table-cell office:value-type="float" office:value="3076800000" calcext:value-type="float">
            <text:p>3,076,800,000</text:p>
          </table:table-cell>
          <table:table-cell office:value-type="float" office:value="3442800000" calcext:value-type="float">
            <text:p>3,442,800,000</text:p>
          </table:table-cell>
          <table:table-cell office:value-type="float" office:value="3566800000" calcext:value-type="float">
            <text:p>3,566,800,000</text:p>
          </table:table-cell>
          <table:table-cell office:value-type="float" office:value="3458800000" calcext:value-type="float">
            <text:p>3,458,800,000</text:p>
          </table:table-cell>
          <table:table-cell office:value-type="float" office:value="3586400000" calcext:value-type="float">
            <text:p>3,586,400,000</text:p>
          </table:table-cell>
          <table:table-cell office:value-type="float" office:value="4060800000" calcext:value-type="float">
            <text:p>4,060,800,000</text:p>
          </table:table-cell>
          <table:table-cell office:value-type="float" office:value="4662800000" calcext:value-type="float">
            <text:p>4,662,800,000</text:p>
          </table:table-cell>
          <table:table-cell office:value-type="float" office:value="5732400000" calcext:value-type="float">
            <text:p>5,732,400,000</text:p>
          </table:table-cell>
          <table:table-cell office:value-type="float" office:value="4073039786" calcext:value-type="float">
            <text:p>4,073,039,786</text:p>
          </table:table-cell>
          <table:table-cell office:value-type="float" office:value="4628200000" calcext:value-type="float">
            <text:p>4,628,200,000</text:p>
          </table:table-cell>
          <table:table-cell office:value-type="float" office:value="5473200000" calcext:value-type="float">
            <text:p>5,473,200,000</text:p>
          </table:table-cell>
          <table:table-cell office:value-type="float" office:value="6446000000" calcext:value-type="float">
            <text:p>6,446,000,000</text:p>
          </table:table-cell>
          <table:table-cell office:value-type="float" office:value="4800900000" calcext:value-type="float">
            <text:p>4,800,900,000</text:p>
          </table:table-cell>
          <table:table-cell office:value-type="float" office:value="5311000000" calcext:value-type="float">
            <text:p>5,311,000,000</text:p>
          </table:table-cell>
          <table:table-cell office:value-type="float" office:value="5954700000" calcext:value-type="float">
            <text:p>5,954,700,000</text:p>
          </table:table-cell>
          <table:table-cell office:value-type="float" office:value="6938000000" calcext:value-type="float">
            <text:p>6,938,000,000</text:p>
          </table:table-cell>
          <table:table-cell office:value-type="float" office:value="8085600000" calcext:value-type="float">
            <text:p>8,085,600,000</text:p>
          </table:table-cell>
          <table:table-cell office:value-type="float" office:value="9500500000" calcext:value-type="float">
            <text:p>9,500,500,000</text:p>
          </table:table-cell>
          <table:table-cell office:value-type="float" office:value="10315500000" calcext:value-type="float">
            <text:p>10,315,500,000</text:p>
          </table:table-cell>
          <table:table-cell office:value-type="float" office:value="11134600000" calcext:value-type="float">
            <text:p>11,134,600,000</text:p>
          </table:table-cell>
          <table:table-cell office:value-type="float" office:value="12008400000" calcext:value-type="float">
            <text:p>12,008,400,000</text:p>
          </table:table-cell>
          <table:table-cell office:value-type="float" office:value="12464700000" calcext:value-type="float">
            <text:p>12,464,700,000</text:p>
          </table:table-cell>
          <table:table-cell office:value-type="float" office:value="13134200000" calcext:value-type="float">
            <text:p>13,134,200,000</text:p>
          </table:table-cell>
          <table:table-cell office:value-type="float" office:value="13812700000" calcext:value-type="float">
            <text:p>13,812,700,000</text:p>
          </table:table-cell>
          <table:table-cell office:value-type="float" office:value="14306719309" calcext:value-type="float">
            <text:p>14,306,719,309</text:p>
          </table:table-cell>
          <table:table-cell office:value-type="float" office:value="15046660000" calcext:value-type="float">
            <text:p>15,046,660,000</text:p>
          </table:table-cell>
          <table:table-cell office:value-type="float" office:value="15798286860" calcext:value-type="float">
            <text:p>15,798,286,860</text:p>
          </table:table-cell>
          <table:table-cell office:value-type="float" office:value="17093794094" calcext:value-type="float">
            <text:p>17,093,794,094</text:p>
          </table:table-cell>
          <table:table-cell office:value-type="float" office:value="18550740982" calcext:value-type="float">
            <text:p>18,550,740,982</text:p>
          </table:table-cell>
          <table:table-cell office:value-type="float" office:value="20104890728" calcext:value-type="float">
            <text:p>20,104,890,728</text:p>
          </table:table-cell>
          <table:table-cell office:value-type="float" office:value="21430950600" calcext:value-type="float">
            <text:p>21,430,950,600</text:p>
          </table:table-cell>
          <table:table-cell office:value-type="float" office:value="20661032789" calcext:value-type="float">
            <text:p>20,661,032,789</text:p>
          </table:table-cell>
          <table:table-cell office:value-type="float" office:value="21418328456" calcext:value-type="float">
            <text:p>21,418,328,456</text:p>
          </table:table-cell>
          <table:table-cell office:value-type="float" office:value="23139042264" calcext:value-type="float">
            <text:p>23,139,042,264</text:p>
          </table:table-cell>
          <table:table-cell office:value-type="float" office:value="23813601282" calcext:value-type="float">
            <text:p>23,813,601,282</text:p>
          </table:table-cell>
          <table:table-cell office:value-type="float" office:value="24350927311" calcext:value-type="float">
            <text:p>24,350,927,311</text:p>
          </table:table-cell>
          <table:table-cell office:value-type="float" office:value="25054229360" calcext:value-type="float">
            <text:p>25,054,229,360</text:p>
          </table:table-cell>
          <table:table-cell office:value-type="float" office:value="26052338829" calcext:value-type="float">
            <text:p>26,052,338,829</text:p>
          </table:table-cell>
          <table:table-cell office:value-type="float" office:value="26797469656" calcext:value-type="float">
            <text:p>26,797,469,6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0972338.0868756" calcext:value-type="float">
            <text:p>20,972,338</text:p>
          </table:table-cell>
          <table:table-cell office:value-type="float" office:value="21777145.8707922" calcext:value-type="float">
            <text:p>21,777,146</text:p>
          </table:table-cell>
          <table:table-cell office:value-type="float" office:value="20831038.9930488" calcext:value-type="float">
            <text:p>20,831,039</text:p>
          </table:table-cell>
          <table:table-cell office:value-type="float" office:value="26498860.7481663" calcext:value-type="float">
            <text:p>26,498,861</text:p>
          </table:table-cell>
          <table:table-cell office:value-type="float" office:value="28172908.5752653" calcext:value-type="float">
            <text:p>28,172,909</text:p>
          </table:table-cell>
          <table:table-cell office:value-type="float" office:value="34878285.8712605" calcext:value-type="float">
            <text:p>34,878,286</text:p>
          </table:table-cell>
          <table:table-cell office:value-type="float" office:value="36231988.6742897" calcext:value-type="float">
            <text:p>36,231,989</text:p>
          </table:table-cell>
          <table:table-cell office:value-type="float" office:value="40140316.2378572" calcext:value-type="float">
            <text:p>40,140,316</text:p>
          </table:table-cell>
          <table:table-cell office:value-type="float" office:value="45455623.6579247" calcext:value-type="float">
            <text:p>45,455,624</text:p>
          </table:table-cell>
          <table:table-cell office:value-type="float" office:value="51399794.0638042" calcext:value-type="float">
            <text:p>51,399,794</text:p>
          </table:table-cell>
          <table:table-cell office:value-type="float" office:value="55654911.1574929" calcext:value-type="float">
            <text:p>55,654,911</text:p>
          </table:table-cell>
          <table:table-cell office:value-type="float" office:value="52380514.9842337" calcext:value-type="float">
            <text:p>52,380,515</text:p>
          </table:table-cell>
          <table:table-cell office:value-type="float" office:value="62160524.6407497" calcext:value-type="float">
            <text:p>62,160,525</text:p>
          </table:table-cell>
          <table:table-cell office:value-type="float" office:value="70216223.1122343" calcext:value-type="float">
            <text:p>70,216,223</text:p>
          </table:table-cell>
          <table:table-cell office:value-type="float" office:value="70505299.3651928" calcext:value-type="float">
            <text:p>70,505,299</text:p>
          </table:table-cell>
          <table:table-cell office:value-type="float" office:value="88290308.2052244" calcext:value-type="float">
            <text:p>88,290,308</text:p>
          </table:table-cell>
          <table:table-cell office:value-type="float" office:value="111945440.935574" calcext:value-type="float">
            <text:p>111,945,441</text:p>
          </table:table-cell>
          <table:table-cell office:value-type="float" office:value="136333719.004429" calcext:value-type="float">
            <text:p>136,333,719</text:p>
          </table:table-cell>
          <table:table-cell office:value-type="float" office:value="149553282.704076" calcext:value-type="float">
            <text:p>149,553,283</text:p>
          </table:table-cell>
          <table:table-cell office:value-type="float" office:value="138026246.200123" calcext:value-type="float">
            <text:p>138,026,246</text:p>
          </table:table-cell>
          <table:table-cell office:value-type="float" office:value="169733334.839983" calcext:value-type="float">
            <text:p>169,733,335</text:p>
          </table:table-cell>
          <table:table-cell office:value-type="float" office:value="171490712.681502" calcext:value-type="float">
            <text:p>171,490,713</text:p>
          </table:table-cell>
          <table:table-cell office:value-type="float" office:value="202462541.457785" calcext:value-type="float">
            <text:p>202,462,541</text:p>
          </table:table-cell>
          <table:table-cell office:value-type="float" office:value="199765224.200454" calcext:value-type="float">
            <text:p>199,765,224</text:p>
          </table:table-cell>
          <table:table-cell office:value-type="float" office:value="165118430.817182" calcext:value-type="float">
            <text:p>165,118,431</text:p>
          </table:table-cell>
          <table:table-cell office:value-type="float" office:value="215327909.69324" calcext:value-type="float">
            <text:p>215,327,910</text:p>
          </table:table-cell>
          <table:table-cell office:value-type="float" office:value="340197768.246924" calcext:value-type="float">
            <text:p>340,197,768</text:p>
          </table:table-cell>
          <table:table-cell office:value-type="float" office:value="653628166.851987" calcext:value-type="float">
            <text:p>653,628,167</text:p>
          </table:table-cell>
          <table:table-cell office:value-type="float" office:value="548042388.995474" calcext:value-type="float">
            <text:p>548,042,389</text:p>
          </table:table-cell>
          <table:table-cell office:value-type="float" office:value="917093973.101496" calcext:value-type="float">
            <text:p>917,093,973</text:p>
          </table:table-cell>
          <table:table-cell office:value-type="float" office:value="1510819217.17955" calcext:value-type="float">
            <text:p>1,510,819,217</text:p>
          </table:table-cell>
          <table:table-cell office:value-type="float" office:value="2207701641.58574" calcext:value-type="float">
            <text:p>2,207,701,642</text:p>
          </table:table-cell>
          <table:table-cell office:value-type="float" office:value="2716640963.84042" calcext:value-type="float">
            <text:p>2,716,640,964</text:p>
          </table:table-cell>
          <table:table-cell office:value-type="float" office:value="3697915667.26906" calcext:value-type="float">
            <text:p>3,697,915,667</text:p>
          </table:table-cell>
          <table:table-cell office:value-type="float" office:value="5620779669.04338" calcext:value-type="float">
            <text:p>5,620,779,669</text:p>
          </table:table-cell>
          <table:table-cell office:value-type="float" office:value="8519677076.22515" calcext:value-type="float">
            <text:p>8,519,677,076</text:p>
          </table:table-cell>
          <table:table-cell office:value-type="float" office:value="10086528513.4679" calcext:value-type="float">
            <text:p>10,086,528,513</text:p>
          </table:table-cell>
          <table:table-cell office:value-type="float" office:value="13071719609.2267" calcext:value-type="float">
            <text:p>13,071,719,609</text:p>
          </table:table-cell>
          <table:table-cell office:value-type="float" office:value="19749895496.2571" calcext:value-type="float">
            <text:p>19,749,895,496</text:p>
          </table:table-cell>
          <table:table-cell office:value-type="float" office:value="15027795467.4534" calcext:value-type="float">
            <text:p>15,027,795,467</text:p>
          </table:table-cell>
          <table:table-cell office:value-type="float" office:value="16298541318.0935" calcext:value-type="float">
            <text:p>16,298,541,318</text:p>
          </table:table-cell>
          <table:table-cell office:value-type="float" office:value="21329395562.4966" calcext:value-type="float">
            <text:p>21,329,395,562</text:p>
          </table:table-cell>
          <table:table-cell office:value-type="float" office:value="22389624754.8237" calcext:value-type="float">
            <text:p>22,389,624,755</text:p>
          </table:table-cell>
          <table:table-cell office:value-type="float" office:value="21942596102.1695" calcext:value-type="float">
            <text:p>21,942,596,102</text:p>
          </table:table-cell>
          <table:table-cell office:value-type="float" office:value="21736502785.2137" calcext:value-type="float">
            <text:p>21,736,502,785</text:p>
          </table:table-cell>
          <table:table-cell office:value-type="float" office:value="12597210591.1057" calcext:value-type="float">
            <text:p>12,597,210,591</text:p>
          </table:table-cell>
          <table:table-cell office:value-type="float" office:value="10677940567.7709" calcext:value-type="float">
            <text:p>10,677,940,5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332498288.174943" calcext:value-type="float">
            <text:p>332,498,288</text:p>
          </table:table-cell>
          <table:table-cell office:value-type="float" office:value="383904759.039526" calcext:value-type="float">
            <text:p>383,904,759</text:p>
          </table:table-cell>
          <table:table-cell office:value-type="float" office:value="437032336.109411" calcext:value-type="float">
            <text:p>437,032,336</text:p>
          </table:table-cell>
          <table:table-cell office:value-type="float" office:value="505071487.691668" calcext:value-type="float">
            <text:p>505,071,488</text:p>
          </table:table-cell>
          <table:table-cell office:value-type="float" office:value="630766972.534073" calcext:value-type="float">
            <text:p>630,766,973</text:p>
          </table:table-cell>
          <table:table-cell office:value-type="float" office:value="639723719.688958" calcext:value-type="float">
            <text:p>639,723,720</text:p>
          </table:table-cell>
          <table:table-cell office:value-type="float" office:value="748455449.32464" calcext:value-type="float">
            <text:p>748,455,449</text:p>
          </table:table-cell>
          <table:table-cell office:value-type="float" office:value="782065820.081831" calcext:value-type="float">
            <text:p>782,065,820</text:p>
          </table:table-cell>
          <table:table-cell office:value-type="float" office:value="809308956.861575" calcext:value-type="float">
            <text:p>809,308,957</text:p>
          </table:table-cell>
          <table:table-cell office:value-type="float" office:value="793700799.291845" calcext:value-type="float">
            <text:p>793,700,799</text:p>
          </table:table-cell>
          <table:table-cell office:value-type="float" office:value="706370812.25974" calcext:value-type="float">
            <text:p>706,370,812</text:p>
          </table:table-cell>
          <table:table-cell office:value-type="float" office:value="752371682.1383" calcext:value-type="float">
            <text:p>752,371,682</text:p>
          </table:table-cell>
          <table:table-cell office:value-type="float" office:value="729321668.866786" calcext:value-type="float">
            <text:p>729,321,669</text:p>
          </table:table-cell>
          <table:table-cell office:value-type="float" office:value="870248292.237162" calcext:value-type="float">
            <text:p>870,248,292</text:p>
          </table:table-cell>
          <table:table-cell office:value-type="float" office:value="1109054002.39347" calcext:value-type="float">
            <text:p>1,109,054,002</text:p>
          </table:table-cell>
          <table:table-cell office:value-type="float" office:value="1098424708.64084" calcext:value-type="float">
            <text:p>1,098,424,709</text:p>
          </table:table-cell>
          <table:table-cell office:value-type="float" office:value="1211161879.47967" calcext:value-type="float">
            <text:p>1,211,161,879</text:p>
          </table:table-cell>
          <table:table-cell office:value-type="float" office:value="1317974493.39837" calcext:value-type="float">
            <text:p>1,317,974,493</text:p>
          </table:table-cell>
          <table:table-cell office:value-type="float" office:value="1380188800" calcext:value-type="float">
            <text:p>1,380,188,800</text:p>
          </table:table-cell>
          <table:table-cell office:value-type="float" office:value="1856695550.43902" calcext:value-type="float">
            <text:p>1,856,695,550</text:p>
          </table:table-cell>
          <table:table-cell office:value-type="float" office:value="2117039510.69919" calcext:value-type="float">
            <text:p>2,117,039,511</text:p>
          </table:table-cell>
          <table:table-cell office:value-type="float" office:value="2607796750.63415" calcext:value-type="float">
            <text:p>2,607,796,751</text:p>
          </table:table-cell>
          <table:table-cell office:value-type="float" office:value="3091990948.29268" calcext:value-type="float">
            <text:p>3,091,990,948</text:p>
          </table:table-cell>
          <table:table-cell office:value-type="float" office:value="3502366233.17073" calcext:value-type="float">
            <text:p>3,502,366,233</text:p>
          </table:table-cell>
          <table:table-cell office:value-type="float" office:value="4051783126.43902" calcext:value-type="float">
            <text:p>4,051,783,126</text:p>
          </table:table-cell>
          <table:table-cell office:value-type="float" office:value="4782773049.53333" calcext:value-type="float">
            <text:p>4,782,773,050</text:p>
          </table:table-cell>
          <table:table-cell office:value-type="float" office:value="5413804303.43239" calcext:value-type="float">
            <text:p>5,413,804,3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5618381935.69148" calcext:value-type="float">
            <text:p>5,618,381,936</text:p>
          </table:table-cell>
          <table:table-cell office:value-type="float" office:value="5340845353.11956" calcext:value-type="float">
            <text:p>5,340,845,353</text:p>
          </table:table-cell>
          <table:table-cell office:value-type="float" office:value="4306272012.3666" calcext:value-type="float">
            <text:p>4,306,272,012</text:p>
          </table:table-cell>
          <table:table-cell office:value-type="float" office:value="4155668196.66827" calcext:value-type="float">
            <text:p>4,155,668,197</text:p>
          </table:table-cell>
          <table:table-cell office:value-type="float" office:value="4159599007.27872" calcext:value-type="float">
            <text:p>4,159,599,007</text:p>
          </table:table-cell>
          <table:table-cell office:value-type="float" office:value="4422723601.60181" calcext:value-type="float">
            <text:p>4,422,723,602</text:p>
          </table:table-cell>
          <table:table-cell office:value-type="float" office:value="4743220128.35022" calcext:value-type="float">
            <text:p>4,743,220,128</text:p>
          </table:table-cell>
          <table:table-cell office:value-type="float" office:value="5066208857.82412" calcext:value-type="float">
            <text:p>5,066,208,858</text:p>
          </table:table-cell>
          <table:table-cell office:value-type="float" office:value="5613143081.80419" calcext:value-type="float">
            <text:p>5,613,143,082</text:p>
          </table:table-cell>
          <table:table-cell office:value-type="float" office:value="5733805503.93696" calcext:value-type="float">
            <text:p>5,733,805,504</text:p>
          </table:table-cell>
          <table:table-cell office:value-type="float" office:value="5690002896.7505" calcext:value-type="float">
            <text:p>5,690,002,897</text:p>
          </table:table-cell>
          <table:table-cell office:value-type="float" office:value="6245336045.95119" calcext:value-type="float">
            <text:p>6,245,336,046</text:p>
          </table:table-cell>
          <table:table-cell office:value-type="float" office:value="7322159232.4681" calcext:value-type="float">
            <text:p>7,322,159,232</text:p>
          </table:table-cell>
          <table:table-cell office:value-type="float" office:value="9834025107.87052" calcext:value-type="float">
            <text:p>9,834,025,108</text:p>
          </table:table-cell>
          <table:table-cell office:value-type="float" office:value="12059152808.4618" calcext:value-type="float">
            <text:p>12,059,152,808</text:p>
          </table:table-cell>
          <table:table-cell office:value-type="float" office:value="14003466534.6165" calcext:value-type="float">
            <text:p>14,003,466,535</text:p>
          </table:table-cell>
          <table:table-cell office:value-type="float" office:value="16972363157.939" calcext:value-type="float">
            <text:p>16,972,363,158</text:p>
          </table:table-cell>
          <table:table-cell office:value-type="float" office:value="22232302626.2011" calcext:value-type="float">
            <text:p>22,232,302,626</text:p>
          </table:table-cell>
          <table:table-cell office:value-type="float" office:value="24165739524.9304" calcext:value-type="float">
            <text:p>24,165,739,525</text:p>
          </table:table-cell>
          <table:table-cell office:value-type="float" office:value="19661206988.6327" calcext:value-type="float">
            <text:p>19,661,206,989</text:p>
          </table:table-cell>
          <table:table-cell office:value-type="float" office:value="19502554976.6892" calcext:value-type="float">
            <text:p>19,502,554,977</text:p>
          </table:table-cell>
          <table:table-cell office:value-type="float" office:value="23170239900.7654" calcext:value-type="float">
            <text:p>23,170,239,901</text:p>
          </table:table-cell>
          <table:table-cell office:value-type="float" office:value="23043864510.0543" calcext:value-type="float">
            <text:p>23,043,864,510</text:p>
          </table:table-cell>
          <table:table-cell office:value-type="float" office:value="25137182758.0523" calcext:value-type="float">
            <text:p>25,137,182,758</text:p>
          </table:table-cell>
          <table:table-cell office:value-type="float" office:value="26224617143.8953" calcext:value-type="float">
            <text:p>26,224,617,144</text:p>
          </table:table-cell>
          <table:table-cell office:value-type="float" office:value="22566958091.2958" calcext:value-type="float">
            <text:p>22,566,958,091</text:p>
          </table:table-cell>
          <table:table-cell office:value-type="float" office:value="23337920560.4923" calcext:value-type="float">
            <text:p>23,337,920,5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11207790790.8213" calcext:value-type="float">
            <text:p>11,207,790,791</text:p>
          </table:table-cell>
          <table:table-cell office:value-type="float" office:value="12786205579.2271" calcext:value-type="float">
            <text:p>12,786,205,579</text:p>
          </table:table-cell>
          <table:table-cell office:value-type="float" office:value="10229798768.2426" calcext:value-type="float">
            <text:p>10,229,798,768</text:p>
          </table:table-cell>
          <table:table-cell office:value-type="float" office:value="7382766730.2" calcext:value-type="float">
            <text:p>7,382,766,730</text:p>
          </table:table-cell>
          <table:table-cell office:value-type="float" office:value="7147530061.11619" calcext:value-type="float">
            <text:p>7,147,530,061</text:p>
          </table:table-cell>
          <table:table-cell office:value-type="float" office:value="7586836818.5115" calcext:value-type="float">
            <text:p>7,586,836,819</text:p>
          </table:table-cell>
          <table:table-cell office:value-type="float" office:value="8235652823.54655" calcext:value-type="float">
            <text:p>8,235,652,824</text:p>
          </table:table-cell>
          <table:table-cell office:value-type="float" office:value="8521562902.96738" calcext:value-type="float">
            <text:p>8,521,562,903</text:p>
          </table:table-cell>
          <table:table-cell office:value-type="float" office:value="7726621812.20716" calcext:value-type="float">
            <text:p>7,726,621,812</text:p>
          </table:table-cell>
          <table:table-cell office:value-type="float" office:value="7328478793.41496" calcext:value-type="float">
            <text:p>7,328,478,793</text:p>
          </table:table-cell>
          <table:table-cell office:value-type="float" office:value="8030202592.30826" calcext:value-type="float">
            <text:p>8,030,202,592</text:p>
          </table:table-cell>
          <table:table-cell office:value-type="float" office:value="7963475848.57212" calcext:value-type="float">
            <text:p>7,963,475,849</text:p>
          </table:table-cell>
          <table:table-cell office:value-type="float" office:value="7691050742.61037" calcext:value-type="float">
            <text:p>7,691,050,743</text:p>
          </table:table-cell>
          <table:table-cell office:value-type="float" office:value="8454148505.46822" calcext:value-type="float">
            <text:p>8,454,148,505</text:p>
          </table:table-cell>
          <table:table-cell office:value-type="float" office:value="9935634535.40101" calcext:value-type="float">
            <text:p>9,935,634,535</text:p>
          </table:table-cell>
          <table:table-cell office:value-type="float" office:value="12163585016.1495" calcext:value-type="float">
            <text:p>12,163,585,016</text:p>
          </table:table-cell>
          <table:table-cell office:value-type="float" office:value="14983303378.0566" calcext:value-type="float">
            <text:p>14,983,303,378</text:p>
          </table:table-cell>
          <table:table-cell office:value-type="float" office:value="18991964041.7357" calcext:value-type="float">
            <text:p>18,991,964,042</text:p>
          </table:table-cell>
          <table:table-cell office:value-type="float" office:value="25608605787.1349" calcext:value-type="float">
            <text:p>25,608,605,787</text:p>
          </table:table-cell>
          <table:table-cell office:value-type="float" office:value="28194199941.7199" calcext:value-type="float">
            <text:p>28,194,199,942</text:p>
          </table:table-cell>
          <table:table-cell office:value-type="float" office:value="26311297202.1824" calcext:value-type="float">
            <text:p>26,311,297,202</text:p>
          </table:table-cell>
          <table:table-cell office:value-type="float" office:value="30479431858.5635" calcext:value-type="float">
            <text:p>30,479,431,859</text:p>
          </table:table-cell>
          <table:table-cell office:value-type="float" office:value="42210509593.049" calcext:value-type="float">
            <text:p>42,210,509,593</text:p>
          </table:table-cell>
          <table:table-cell office:value-type="float" office:value="46542005271.6898" calcext:value-type="float">
            <text:p>46,542,005,272</text:p>
          </table:table-cell>
          <table:table-cell office:value-type="float" office:value="54163013337.7064" calcext:value-type="float">
            <text:p>54,163,013,338</text:p>
          </table:table-cell>
          <table:table-cell office:value-type="float" office:value="63078725793.7151" calcext:value-type="float">
            <text:p>63,078,725,794</text:p>
          </table:table-cell>
          <table:table-cell office:value-type="float" office:value="70314560872.0145" calcext:value-type="float">
            <text:p>70,314,560,8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thiopia (Former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559075270.46455" calcext:value-type="float">
            <text:p>2,559,075,270</text:p>
          </table:table-cell>
          <table:table-cell office:value-type="float" office:value="2709458844.98552" calcext:value-type="float">
            <text:p>2,709,458,845</text:p>
          </table:table-cell>
          <table:table-cell office:value-type="float" office:value="2958143029.11224" calcext:value-type="float">
            <text:p>2,958,143,029</text:p>
          </table:table-cell>
          <table:table-cell office:value-type="float" office:value="3420507254.51841" calcext:value-type="float">
            <text:p>3,420,507,255</text:p>
          </table:table-cell>
          <table:table-cell office:value-type="float" office:value="3846328014.90161" calcext:value-type="float">
            <text:p>3,846,328,015</text:p>
          </table:table-cell>
          <table:table-cell office:value-type="float" office:value="3827828058.85402" calcext:value-type="float">
            <text:p>3,827,828,059</text:p>
          </table:table-cell>
          <table:table-cell office:value-type="float" office:value="4160065103.45897" calcext:value-type="float">
            <text:p>4,160,065,103</text:p>
          </table:table-cell>
          <table:table-cell office:value-type="float" office:value="4729822187.79218" calcext:value-type="float">
            <text:p>4,729,822,188</text:p>
          </table:table-cell>
          <table:table-cell office:value-type="float" office:value="5033997500.98261" calcext:value-type="float">
            <text:p>5,033,997,501</text:p>
          </table:table-cell>
          <table:table-cell office:value-type="float" office:value="5533011306.53769" calcext:value-type="float">
            <text:p>5,533,011,307</text:p>
          </table:table-cell>
          <table:table-cell office:value-type="float" office:value="5888737059.84963" calcext:value-type="float">
            <text:p>5,888,737,060</text:p>
          </table:table-cell>
          <table:table-cell office:value-type="float" office:value="6168592205.87855" calcext:value-type="float">
            <text:p>6,168,592,206</text:p>
          </table:table-cell>
          <table:table-cell office:value-type="float" office:value="6351790276.01536" calcext:value-type="float">
            <text:p>6,351,790,276</text:p>
          </table:table-cell>
          <table:table-cell office:value-type="float" office:value="6950163397.56046" calcext:value-type="float">
            <text:p>6,950,163,398</text:p>
          </table:table-cell>
          <table:table-cell office:value-type="float" office:value="8210169789.57533" calcext:value-type="float">
            <text:p>8,210,169,790</text:p>
          </table:table-cell>
          <table:table-cell office:value-type="float" office:value="9614572844.92754" calcext:value-type="float">
            <text:p>9,614,572,845</text:p>
          </table:table-cell>
          <table:table-cell office:value-type="float" office:value="10042150488.8889" calcext:value-type="float">
            <text:p>10,042,150,489</text:p>
          </table:table-cell>
          <table:table-cell office:value-type="float" office:value="10740506520.7729" calcext:value-type="float">
            <text:p>10,740,506,521</text:p>
          </table:table-cell>
          <table:table-cell office:value-type="float" office:value="10435499748.7923" calcext:value-type="float">
            <text:p>10,435,499,749</text:p>
          </table:table-cell>
          <table:table-cell office:value-type="float" office:value="10722353005.314" calcext:value-type="float">
            <text:p>10,722,353,005</text:p>
          </table:table-cell>
          <table:table-cell office:value-type="float" office:value="11540289078.9962" calcext:value-type="float">
            <text:p>11,540,289,079</text:p>
          </table:table-cell>
          <table:table-cell office:value-type="float" office:value="13170110338.2666" calcext:value-type="float">
            <text:p>13,170,110,338</text:p>
          </table:table-cell>
          <table:table-cell office:value-type="float" office:value="10666831104.3521" calcext:value-type="float">
            <text:p>10,666,831,104</text:p>
          </table:table-cell>
          <table:table-cell office:value-type="float" office:value="7887838217.89167" calcext:value-type="float">
            <text:p>7,887,838,218</text:p>
          </table:table-cell>
          <table:table-cell table:number-columns-repeated="2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20806169.750516" calcext:value-type="float">
            <text:p>220,806,170</text:p>
          </table:table-cell>
          <table:table-cell office:value-type="float" office:value="247216485.677168" calcext:value-type="float">
            <text:p>247,216,486</text:p>
          </table:table-cell>
          <table:table-cell office:value-type="float" office:value="316763557.417453" calcext:value-type="float">
            <text:p>316,763,557</text:p>
          </table:table-cell>
          <table:table-cell office:value-type="float" office:value="426205589.978121" calcext:value-type="float">
            <text:p>426,205,590</text:p>
          </table:table-cell>
          <table:table-cell office:value-type="float" office:value="559417881.687585" calcext:value-type="float">
            <text:p>559,417,882</text:p>
          </table:table-cell>
          <table:table-cell office:value-type="float" office:value="684812431.966464" calcext:value-type="float">
            <text:p>684,812,432</text:p>
          </table:table-cell>
          <table:table-cell office:value-type="float" office:value="696131465.38063" calcext:value-type="float">
            <text:p>696,131,465</text:p>
          </table:table-cell>
          <table:table-cell office:value-type="float" office:value="720462629.235975" calcext:value-type="float">
            <text:p>720,462,629</text:p>
          </table:table-cell>
          <table:table-cell office:value-type="float" office:value="830264781.619186" calcext:value-type="float">
            <text:p>830,264,782</text:p>
          </table:table-cell>
          <table:table-cell office:value-type="float" office:value="1020967857.07927" calcext:value-type="float">
            <text:p>1,020,967,857</text:p>
          </table:table-cell>
          <table:table-cell office:value-type="float" office:value="1204774888.65221" calcext:value-type="float">
            <text:p>1,204,774,889</text:p>
          </table:table-cell>
          <table:table-cell office:value-type="float" office:value="1237464852.90989" calcext:value-type="float">
            <text:p>1,237,464,853</text:p>
          </table:table-cell>
          <table:table-cell office:value-type="float" office:value="1195406420.79536" calcext:value-type="float">
            <text:p>1,195,406,421</text:p>
          </table:table-cell>
          <table:table-cell office:value-type="float" office:value="1124557897.85051" calcext:value-type="float">
            <text:p>1,124,557,898</text:p>
          </table:table-cell>
          <table:table-cell office:value-type="float" office:value="1179475301.3785" calcext:value-type="float">
            <text:p>1,179,475,301</text:p>
          </table:table-cell>
          <table:table-cell office:value-type="float" office:value="1142518521.07166" calcext:value-type="float">
            <text:p>1,142,518,521</text:p>
          </table:table-cell>
          <table:table-cell office:value-type="float" office:value="1292451472.20967" calcext:value-type="float">
            <text:p>1,292,451,472</text:p>
          </table:table-cell>
          <table:table-cell office:value-type="float" office:value="1179538324.97002" calcext:value-type="float">
            <text:p>1,179,538,325</text:p>
          </table:table-cell>
          <table:table-cell office:value-type="float" office:value="1111940024.35457" calcext:value-type="float">
            <text:p>1,111,940,024</text:p>
          </table:table-cell>
          <table:table-cell office:value-type="float" office:value="1256472444.26966" calcext:value-type="float">
            <text:p>1,256,472,444</text:p>
          </table:table-cell>
          <table:table-cell office:value-type="float" office:value="1339005512.60769" calcext:value-type="float">
            <text:p>1,339,005,513</text:p>
          </table:table-cell>
          <table:table-cell office:value-type="float" office:value="1385941666.79374" calcext:value-type="float">
            <text:p>1,385,941,667</text:p>
          </table:table-cell>
          <table:table-cell office:value-type="float" office:value="1535223093.73144" calcext:value-type="float">
            <text:p>1,535,223,094</text:p>
          </table:table-cell>
          <table:table-cell office:value-type="float" office:value="1639508615.07029" calcext:value-type="float">
            <text:p>1,639,508,615</text:p>
          </table:table-cell>
          <table:table-cell office:value-type="float" office:value="1828378704.0041" calcext:value-type="float">
            <text:p>1,828,378,704</text:p>
          </table:table-cell>
          <table:table-cell office:value-type="float" office:value="1993241769.61365" calcext:value-type="float">
            <text:p>1,993,241,770</text:p>
          </table:table-cell>
          <table:table-cell office:value-type="float" office:value="2114119747.02487" calcext:value-type="float">
            <text:p>2,114,119,747</text:p>
          </table:table-cell>
          <table:table-cell office:value-type="float" office:value="2123366969.02004" calcext:value-type="float">
            <text:p>2,123,366,969</text:p>
          </table:table-cell>
          <table:table-cell office:value-type="float" office:value="1680189931.96822" calcext:value-type="float">
            <text:p>1,680,189,932</text:p>
          </table:table-cell>
          <table:table-cell office:value-type="float" office:value="1969265340.86438" calcext:value-type="float">
            <text:p>1,969,265,341</text:p>
          </table:table-cell>
          <table:table-cell office:value-type="float" office:value="1707836721.35768" calcext:value-type="float">
            <text:p>1,707,836,721</text:p>
          </table:table-cell>
          <table:table-cell office:value-type="float" office:value="1682326323.66506" calcext:value-type="float">
            <text:p>1,682,326,324</text:p>
          </table:table-cell>
          <table:table-cell office:value-type="float" office:value="1866992470.97022" calcext:value-type="float">
            <text:p>1,866,992,471</text:p>
          </table:table-cell>
          <table:table-cell office:value-type="float" office:value="2344666706.05613" calcext:value-type="float">
            <text:p>2,344,666,706</text:p>
          </table:table-cell>
          <table:table-cell office:value-type="float" office:value="2761342586.91826" calcext:value-type="float">
            <text:p>2,761,342,587</text:p>
          </table:table-cell>
          <table:table-cell office:value-type="float" office:value="2980421502.88789" calcext:value-type="float">
            <text:p>2,980,421,503</text:p>
          </table:table-cell>
          <table:table-cell office:value-type="float" office:value="3076090177.43163" calcext:value-type="float">
            <text:p>3,076,090,177</text:p>
          </table:table-cell>
          <table:table-cell office:value-type="float" office:value="3378081965.69962" calcext:value-type="float">
            <text:p>3,378,081,966</text:p>
          </table:table-cell>
          <table:table-cell office:value-type="float" office:value="3522952306.6224" calcext:value-type="float">
            <text:p>3,522,952,307</text:p>
          </table:table-cell>
          <table:table-cell office:value-type="float" office:value="2870396576.17658" calcext:value-type="float">
            <text:p>2,870,396,576</text:p>
          </table:table-cell>
          <table:table-cell office:value-type="float" office:value="3140336424.71449" calcext:value-type="float">
            <text:p>3,140,336,425</text:p>
          </table:table-cell>
          <table:table-cell office:value-type="float" office:value="3774542675.9903" calcext:value-type="float">
            <text:p>3,774,542,676</text:p>
          </table:table-cell>
          <table:table-cell office:value-type="float" office:value="3972026033.59927" calcext:value-type="float">
            <text:p>3,972,026,034</text:p>
          </table:table-cell>
          <table:table-cell office:value-type="float" office:value="4190170568.45485" calcext:value-type="float">
            <text:p>4,190,170,568</text:p>
          </table:table-cell>
          <table:table-cell office:value-type="float" office:value="4483742837.42265" calcext:value-type="float">
            <text:p>4,483,742,837</text:p>
          </table:table-cell>
          <table:table-cell office:value-type="float" office:value="4362215327.62923" calcext:value-type="float">
            <text:p>4,362,215,328</text:p>
          </table:table-cell>
          <table:table-cell office:value-type="float" office:value="4671118363.57784" calcext:value-type="float">
            <text:p>4,671,118,36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1272211746.8673" calcext:value-type="float">
            <text:p>11,272,211,747</text:p>
          </table:table-cell>
          <table:table-cell office:value-type="float" office:value="12430603209.4102" calcext:value-type="float">
            <text:p>12,430,603,209</text:p>
          </table:table-cell>
          <table:table-cell office:value-type="float" office:value="14633537532.1079" calcext:value-type="float">
            <text:p>14,633,537,532</text:p>
          </table:table-cell>
          <table:table-cell office:value-type="float" office:value="19329200326.8989" calcext:value-type="float">
            <text:p>19,329,200,327</text:p>
          </table:table-cell>
          <table:table-cell office:value-type="float" office:value="24698204808.476" calcext:value-type="float">
            <text:p>24,698,204,808</text:p>
          </table:table-cell>
          <table:table-cell office:value-type="float" office:value="29341821976.2126" calcext:value-type="float">
            <text:p>29,341,821,976</text:p>
          </table:table-cell>
          <table:table-cell office:value-type="float" office:value="31717911019.2652" calcext:value-type="float">
            <text:p>31,717,911,019</text:p>
          </table:table-cell>
          <table:table-cell office:value-type="float" office:value="33387967506.219" calcext:value-type="float">
            <text:p>33,387,967,506</text:p>
          </table:table-cell>
          <table:table-cell office:value-type="float" office:value="36195690368.603" calcext:value-type="float">
            <text:p>36,195,690,369</text:p>
          </table:table-cell>
          <table:table-cell office:value-type="float" office:value="44371650984.3763" calcext:value-type="float">
            <text:p>44,371,650,984</text:p>
          </table:table-cell>
          <table:table-cell office:value-type="float" office:value="53688901830.3133" calcext:value-type="float">
            <text:p>53,688,901,830</text:p>
          </table:table-cell>
          <table:table-cell office:value-type="float" office:value="52487489406.0639" calcext:value-type="float">
            <text:p>52,487,489,406</text:p>
          </table:table-cell>
          <table:table-cell office:value-type="float" office:value="52829782003.9582" calcext:value-type="float">
            <text:p>52,829,782,004</text:p>
          </table:table-cell>
          <table:table-cell office:value-type="float" office:value="51012959722.5789" calcext:value-type="float">
            <text:p>51,012,959,723</text:p>
          </table:table-cell>
          <table:table-cell office:value-type="float" office:value="52925900757.3761" calcext:value-type="float">
            <text:p>52,925,900,757</text:p>
          </table:table-cell>
          <table:table-cell office:value-type="float" office:value="55913633010.0179" calcext:value-type="float">
            <text:p>55,913,633,010</text:p>
          </table:table-cell>
          <table:table-cell office:value-type="float" office:value="73583909364.2002" calcext:value-type="float">
            <text:p>73,583,909,364</text:p>
          </table:table-cell>
          <table:table-cell office:value-type="float" office:value="91644453723.2415" calcext:value-type="float">
            <text:p>91,644,453,723</text:p>
          </table:table-cell>
          <table:table-cell office:value-type="float" office:value="109102735885.564" calcext:value-type="float">
            <text:p>109,102,735,886</text:p>
          </table:table-cell>
          <table:table-cell office:value-type="float" office:value="119059644868.325" calcext:value-type="float">
            <text:p>119,059,644,868</text:p>
          </table:table-cell>
          <table:table-cell office:value-type="float" office:value="141524827952.363" calcext:value-type="float">
            <text:p>141,524,827,952</text:p>
          </table:table-cell>
          <table:table-cell office:value-type="float" office:value="127857377832.683" calcext:value-type="float">
            <text:p>127,857,377,833</text:p>
          </table:table-cell>
          <table:table-cell office:value-type="float" office:value="112627266345.793" calcext:value-type="float">
            <text:p>112,627,266,346</text:p>
          </table:table-cell>
          <table:table-cell office:value-type="float" office:value="89252175097.2683" calcext:value-type="float">
            <text:p>89,252,175,097</text:p>
          </table:table-cell>
          <table:table-cell office:value-type="float" office:value="103317838454.488" calcext:value-type="float">
            <text:p>103,317,838,454</text:p>
          </table:table-cell>
          <table:table-cell office:value-type="float" office:value="134195579972.519" calcext:value-type="float">
            <text:p>134,195,579,973</text:p>
          </table:table-cell>
          <table:table-cell office:value-type="float" office:value="132102884218.088" calcext:value-type="float">
            <text:p>132,102,884,218</text:p>
          </table:table-cell>
          <table:table-cell office:value-type="float" office:value="126827793999.154" calcext:value-type="float">
            <text:p>126,827,793,999</text:p>
          </table:table-cell>
          <table:table-cell office:value-type="float" office:value="133935264119.594" calcext:value-type="float">
            <text:p>133,935,264,120</text:p>
          </table:table-cell>
          <table:table-cell office:value-type="float" office:value="135221938748.067" calcext:value-type="float">
            <text:p>135,221,938,748</text:p>
          </table:table-cell>
          <table:table-cell office:value-type="float" office:value="125539796741.757" calcext:value-type="float">
            <text:p>125,539,796,742</text:p>
          </table:table-cell>
          <table:table-cell office:value-type="float" office:value="129248955266.62" calcext:value-type="float">
            <text:p>129,248,955,267</text:p>
          </table:table-cell>
          <table:table-cell office:value-type="float" office:value="139559331232.52" calcext:value-type="float">
            <text:p>139,559,331,233</text:p>
          </table:table-cell>
          <table:table-cell office:value-type="float" office:value="171064509363.352" calcext:value-type="float">
            <text:p>171,064,509,363</text:p>
          </table:table-cell>
          <table:table-cell office:value-type="float" office:value="196776616813.495" calcext:value-type="float">
            <text:p>196,776,616,813</text:p>
          </table:table-cell>
          <table:table-cell office:value-type="float" office:value="204430930706.86" calcext:value-type="float">
            <text:p>204,430,930,707</text:p>
          </table:table-cell>
          <table:table-cell office:value-type="float" office:value="216541409976.698" calcext:value-type="float">
            <text:p>216,541,409,977</text:p>
          </table:table-cell>
          <table:table-cell office:value-type="float" office:value="255371507758.635" calcext:value-type="float">
            <text:p>255,371,507,759</text:p>
          </table:table-cell>
          <table:table-cell office:value-type="float" office:value="283753003898.712" calcext:value-type="float">
            <text:p>283,753,003,899</text:p>
          </table:table-cell>
          <table:table-cell office:value-type="float" office:value="251483878456.439" calcext:value-type="float">
            <text:p>251,483,878,456</text:p>
          </table:table-cell>
          <table:table-cell office:value-type="float" office:value="247799815768.477" calcext:value-type="float">
            <text:p>247,799,815,768</text:p>
          </table:table-cell>
          <table:table-cell office:value-type="float" office:value="273674236772.815" calcext:value-type="float">
            <text:p>273,674,236,773</text:p>
          </table:table-cell>
          <table:table-cell office:value-type="float" office:value="256706466091.089" calcext:value-type="float">
            <text:p>256,706,466,091</text:p>
          </table:table-cell>
          <table:table-cell office:value-type="float" office:value="269980111642.898" calcext:value-type="float">
            <text:p>269,980,111,643</text:p>
          </table:table-cell>
          <table:table-cell office:value-type="float" office:value="272609288689.575" calcext:value-type="float">
            <text:p>272,609,288,690</text:p>
          </table:table-cell>
          <table:table-cell office:value-type="float" office:value="232439324529.645" calcext:value-type="float">
            <text:p>232,439,324,530</text:p>
          </table:table-cell>
          <table:table-cell office:value-type="float" office:value="238502900311.9" calcext:value-type="float">
            <text:p>238,502,900,3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ormer Netherlands Antille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24218559.695297" calcext:value-type="float">
            <text:p>224,218,560</text:p>
          </table:table-cell>
          <table:table-cell office:value-type="float" office:value="244050294.383236" calcext:value-type="float">
            <text:p>244,050,294</text:p>
          </table:table-cell>
          <table:table-cell office:value-type="float" office:value="278185901.821214" calcext:value-type="float">
            <text:p>278,185,902</text:p>
          </table:table-cell>
          <table:table-cell office:value-type="float" office:value="312899698.507166" calcext:value-type="float">
            <text:p>312,899,699</text:p>
          </table:table-cell>
          <table:table-cell office:value-type="float" office:value="394215577.441231" calcext:value-type="float">
            <text:p>394,215,577</text:p>
          </table:table-cell>
          <table:table-cell office:value-type="float" office:value="467922953.037735" calcext:value-type="float">
            <text:p>467,922,953</text:p>
          </table:table-cell>
          <table:table-cell office:value-type="float" office:value="523560133.6242" calcext:value-type="float">
            <text:p>523,560,134</text:p>
          </table:table-cell>
          <table:table-cell office:value-type="float" office:value="591085600.328381" calcext:value-type="float">
            <text:p>591,085,600</text:p>
          </table:table-cell>
          <table:table-cell office:value-type="float" office:value="719479093.733044" calcext:value-type="float">
            <text:p>719,479,094</text:p>
          </table:table-cell>
          <table:table-cell office:value-type="float" office:value="851676838.250932" calcext:value-type="float">
            <text:p>851,676,838</text:p>
          </table:table-cell>
          <table:table-cell office:value-type="float" office:value="943448967.746361" calcext:value-type="float">
            <text:p>943,448,968</text:p>
          </table:table-cell>
          <table:table-cell office:value-type="float" office:value="1086494839.4925" calcext:value-type="float">
            <text:p>1,086,494,839</text:p>
          </table:table-cell>
          <table:table-cell office:value-type="float" office:value="1161801256.75656" calcext:value-type="float">
            <text:p>1,161,801,257</text:p>
          </table:table-cell>
          <table:table-cell office:value-type="float" office:value="1155989829.53111" calcext:value-type="float">
            <text:p>1,155,989,830</text:p>
          </table:table-cell>
          <table:table-cell office:value-type="float" office:value="1167612684.15917" calcext:value-type="float">
            <text:p>1,167,612,684</text:p>
          </table:table-cell>
          <table:table-cell office:value-type="float" office:value="1189889823.33333" calcext:value-type="float">
            <text:p>1,189,889,823</text:p>
          </table:table-cell>
          <table:table-cell office:value-type="float" office:value="1543781556.66667" calcext:value-type="float">
            <text:p>1,543,781,557</text:p>
          </table:table-cell>
          <table:table-cell office:value-type="float" office:value="1613760832.22222" calcext:value-type="float">
            <text:p>1,613,760,832</text:p>
          </table:table-cell>
          <table:table-cell office:value-type="float" office:value="1673085823.33333" calcext:value-type="float">
            <text:p>1,673,085,823</text:p>
          </table:table-cell>
          <table:table-cell office:value-type="float" office:value="1878236152.97398" calcext:value-type="float">
            <text:p>1,878,236,153</text:p>
          </table:table-cell>
          <table:table-cell office:value-type="float" office:value="1980288632.96089" calcext:value-type="float">
            <text:p>1,980,288,633</text:p>
          </table:table-cell>
          <table:table-cell office:value-type="float" office:value="2076591132.96089" calcext:value-type="float">
            <text:p>2,076,591,133</text:p>
          </table:table-cell>
          <table:table-cell office:value-type="float" office:value="2176850435.75419" calcext:value-type="float">
            <text:p>2,176,850,436</text:p>
          </table:table-cell>
          <table:table-cell office:value-type="float" office:value="2319904085.47486" calcext:value-type="float">
            <text:p>2,319,904,085</text:p>
          </table:table-cell>
          <table:table-cell office:value-type="float" office:value="2492785943.57542" calcext:value-type="float">
            <text:p>2,492,785,944</text:p>
          </table:table-cell>
          <table:table-cell office:value-type="float" office:value="2571313265.92179" calcext:value-type="float">
            <text:p>2,571,313,266</text:p>
          </table:table-cell>
          <table:table-cell office:value-type="float" office:value="2691843575.41899" calcext:value-type="float">
            <text:p>2,691,843,575</text:p>
          </table:table-cell>
          <table:table-cell office:value-type="float" office:value="2777219432.96089" calcext:value-type="float">
            <text:p>2,777,219,433</text:p>
          </table:table-cell>
          <table:table-cell office:value-type="float" office:value="2807531166.48045" calcext:value-type="float">
            <text:p>2,807,531,166</text:p>
          </table:table-cell>
          <table:table-cell office:value-type="float" office:value="2788480479.88827" calcext:value-type="float">
            <text:p>2,788,480,480</text:p>
          </table:table-cell>
          <table:table-cell office:value-type="float" office:value="2856513683.79888" calcext:value-type="float">
            <text:p>2,856,513,684</text:p>
          </table:table-cell>
          <table:table-cell office:value-type="float" office:value="2899046085.47486" calcext:value-type="float">
            <text:p>2,899,046,085</text:p>
          </table:table-cell>
          <table:table-cell office:value-type="float" office:value="2934006155.30726" calcext:value-type="float">
            <text:p>2,934,006,155</text:p>
          </table:table-cell>
          <table:table-cell office:value-type="float" office:value="3019647712.2905" calcext:value-type="float">
            <text:p>3,019,647,712</text:p>
          </table:table-cell>
          <table:table-cell office:value-type="float" office:value="3103576388.82682" calcext:value-type="float">
            <text:p>3,103,576,389</text:p>
          </table:table-cell>
          <table:table-cell office:value-type="float" office:value="3052591686.59218" calcext:value-type="float">
            <text:p>3,052,591,687</text:p>
          </table:table-cell>
          <table:table-cell office:value-type="float" office:value="3215828092.73743" calcext:value-type="float">
            <text:p>3,215,828,093</text:p>
          </table:table-cell>
          <table:table-cell office:value-type="float" office:value="3401302996.64804" calcext:value-type="float">
            <text:p>3,401,302,997</text:p>
          </table:table-cell>
          <table:table-cell office:value-type="float" office:value="3688208246.92737" calcext:value-type="float">
            <text:p>3,688,208,247</text:p>
          </table:table-cell>
          <table:table-cell office:value-type="float" office:value="3728153355.30726" calcext:value-type="float">
            <text:p>3,728,153,355</text:p>
          </table:table-cell>
          <table:table-cell office:value-type="float" office:value="3847834828.49162" calcext:value-type="float">
            <text:p>3,847,834,828</text:p>
          </table:table-cell>
          <table:table-cell office:value-type="float" office:value="3869893298.88268" calcext:value-type="float">
            <text:p>3,869,893,299</text:p>
          </table:table-cell>
          <table:table-cell office:value-type="float" office:value="4008770464.80447" calcext:value-type="float">
            <text:p>4,008,770,46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48943302451.692" calcext:value-type="float">
            <text:p>148,943,302,452</text:p>
          </table:table-cell>
          <table:table-cell office:value-type="float" office:value="166572277581.761" calcext:value-type="float">
            <text:p>166,572,277,582</text:p>
          </table:table-cell>
          <table:table-cell office:value-type="float" office:value="204274079345.869" calcext:value-type="float">
            <text:p>204,274,079,346</text:p>
          </table:table-cell>
          <table:table-cell office:value-type="float" office:value="265373647511.561" calcext:value-type="float">
            <text:p>265,373,647,512</text:p>
          </table:table-cell>
          <table:table-cell office:value-type="float" office:value="286517111989.887" calcext:value-type="float">
            <text:p>286,517,111,990</text:p>
          </table:table-cell>
          <table:table-cell office:value-type="float" office:value="362016887444.401" calcext:value-type="float">
            <text:p>362,016,887,444</text:p>
          </table:table-cell>
          <table:table-cell office:value-type="float" office:value="373413756626.695" calcext:value-type="float">
            <text:p>373,413,756,627</text:p>
          </table:table-cell>
          <table:table-cell office:value-type="float" office:value="411470980651.559" calcext:value-type="float">
            <text:p>411,470,980,652</text:p>
          </table:table-cell>
          <table:table-cell office:value-type="float" office:value="508169645279.261" calcext:value-type="float">
            <text:p>508,169,645,279</text:p>
          </table:table-cell>
          <table:table-cell office:value-type="float" office:value="615851702775.037" calcext:value-type="float">
            <text:p>615,851,702,775</text:p>
          </table:table-cell>
          <table:table-cell office:value-type="float" office:value="703541414120.627" calcext:value-type="float">
            <text:p>703,541,414,121</text:p>
          </table:table-cell>
          <table:table-cell office:value-type="float" office:value="617588942469.805" calcext:value-type="float">
            <text:p>617,588,942,470</text:p>
          </table:table-cell>
          <table:table-cell office:value-type="float" office:value="586830700586.235" calcext:value-type="float">
            <text:p>586,830,700,586</text:p>
          </table:table-cell>
          <table:table-cell office:value-type="float" office:value="561871824411.714" calcext:value-type="float">
            <text:p>561,871,824,412</text:p>
          </table:table-cell>
          <table:table-cell office:value-type="float" office:value="532661673272.838" calcext:value-type="float">
            <text:p>532,661,673,273</text:p>
          </table:table-cell>
          <table:table-cell office:value-type="float" office:value="555201444539.992" calcext:value-type="float">
            <text:p>555,201,444,540</text:p>
          </table:table-cell>
          <table:table-cell office:value-type="float" office:value="774573752600.714" calcext:value-type="float">
            <text:p>774,573,752,601</text:p>
          </table:table-cell>
          <table:table-cell office:value-type="float" office:value="938340861447.969" calcext:value-type="float">
            <text:p>938,340,861,448</text:p>
          </table:table-cell>
          <table:table-cell office:value-type="float" office:value="1023469741496.02" calcext:value-type="float">
            <text:p>1,023,469,741,496</text:p>
          </table:table-cell>
          <table:table-cell office:value-type="float" office:value="1030073588948.69" calcext:value-type="float">
            <text:p>1,030,073,588,949</text:p>
          </table:table-cell>
          <table:table-cell office:value-type="float" office:value="1275259021897.59" calcext:value-type="float">
            <text:p>1,275,259,021,898</text:p>
          </table:table-cell>
          <table:table-cell office:value-type="float" office:value="1275510771558.54" calcext:value-type="float">
            <text:p>1,275,510,771,559</text:p>
          </table:table-cell>
          <table:table-cell office:value-type="float" office:value="1408660563435.93" calcext:value-type="float">
            <text:p>1,408,660,563,436</text:p>
          </table:table-cell>
          <table:table-cell office:value-type="float" office:value="1330166440078.33" calcext:value-type="float">
            <text:p>1,330,166,440,078</text:p>
          </table:table-cell>
          <table:table-cell office:value-type="float" office:value="1401629525682.19" calcext:value-type="float">
            <text:p>1,401,629,525,682</text:p>
          </table:table-cell>
          <table:table-cell office:value-type="float" office:value="1609793640304.26" calcext:value-type="float">
            <text:p>1,609,793,640,304</text:p>
          </table:table-cell>
          <table:table-cell office:value-type="float" office:value="1614335710868.24" calcext:value-type="float">
            <text:p>1,614,335,710,868</text:p>
          </table:table-cell>
          <table:table-cell office:value-type="float" office:value="1460712581567.47" calcext:value-type="float">
            <text:p>1,460,712,581,567</text:p>
          </table:table-cell>
          <table:table-cell office:value-type="float" office:value="1510799663891.05" calcext:value-type="float">
            <text:p>1,510,799,663,891</text:p>
          </table:table-cell>
          <table:table-cell office:value-type="float" office:value="1500232345954.16" calcext:value-type="float">
            <text:p>1,500,232,345,954</text:p>
          </table:table-cell>
          <table:table-cell office:value-type="float" office:value="1368437313097.08" calcext:value-type="float">
            <text:p>1,368,437,313,097</text:p>
          </table:table-cell>
          <table:table-cell office:value-type="float" office:value="1382205975785.45" calcext:value-type="float">
            <text:p>1,382,205,975,785</text:p>
          </table:table-cell>
          <table:table-cell office:value-type="float" office:value="1500406097899.55" calcext:value-type="float">
            <text:p>1,500,406,097,900</text:p>
          </table:table-cell>
          <table:table-cell office:value-type="float" office:value="1848052887351.03" calcext:value-type="float">
            <text:p>1,848,052,887,351</text:p>
          </table:table-cell>
          <table:table-cell office:value-type="float" office:value="2124204553215" calcext:value-type="float">
            <text:p>2,124,204,553,215</text:p>
          </table:table-cell>
          <table:table-cell office:value-type="float" office:value="2203623837238.22" calcext:value-type="float">
            <text:p>2,203,623,837,238</text:p>
          </table:table-cell>
          <table:table-cell office:value-type="float" office:value="2324892820068.39" calcext:value-type="float">
            <text:p>2,324,892,820,068</text:p>
          </table:table-cell>
          <table:table-cell office:value-type="float" office:value="2662975825905.46" calcext:value-type="float">
            <text:p>2,662,975,825,905</text:p>
          </table:table-cell>
          <table:table-cell office:value-type="float" office:value="2923573946917.03" calcext:value-type="float">
            <text:p>2,923,573,946,917</text:p>
          </table:table-cell>
          <table:table-cell office:value-type="float" office:value="2693665189295.46" calcext:value-type="float">
            <text:p>2,693,665,189,295</text:p>
          </table:table-cell>
          <table:table-cell office:value-type="float" office:value="2646837111794.78" calcext:value-type="float">
            <text:p>2,646,837,111,795</text:p>
          </table:table-cell>
          <table:table-cell office:value-type="float" office:value="2862680142625.14" calcext:value-type="float">
            <text:p>2,862,680,142,625</text:p>
          </table:table-cell>
          <table:table-cell office:value-type="float" office:value="2681416108537.39" calcext:value-type="float">
            <text:p>2,681,416,108,537</text:p>
          </table:table-cell>
          <table:table-cell office:value-type="float" office:value="2808511203185.39" calcext:value-type="float">
            <text:p>2,808,511,203,185</text:p>
          </table:table-cell>
          <table:table-cell office:value-type="float" office:value="2849305322684.76" calcext:value-type="float">
            <text:p>2,849,305,322,685</text:p>
          </table:table-cell>
          <table:table-cell office:value-type="float" office:value="2433562015516.21" calcext:value-type="float">
            <text:p>2,433,562,015,516</text:p>
          </table:table-cell>
          <table:table-cell office:value-type="float" office:value="2465453975282.24" calcext:value-type="float">
            <text:p>2,465,453,975,2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62818818.574264" calcext:value-type="float">
            <text:p>262,818,819</text:p>
          </table:table-cell>
          <table:table-cell office:value-type="float" office:value="307129062.421195" calcext:value-type="float">
            <text:p>307,129,062</text:p>
          </table:table-cell>
          <table:table-cell office:value-type="float" office:value="337719370.278407" calcext:value-type="float">
            <text:p>337,719,370</text:p>
          </table:table-cell>
          <table:table-cell office:value-type="float" office:value="446162848.423933" calcext:value-type="float">
            <text:p>446,162,848</text:p>
          </table:table-cell>
          <table:table-cell office:value-type="float" office:value="574540872.527947" calcext:value-type="float">
            <text:p>574,540,873</text:p>
          </table:table-cell>
          <table:table-cell office:value-type="float" office:value="714189898.24075" calcext:value-type="float">
            <text:p>714,189,898</text:p>
          </table:table-cell>
          <table:table-cell office:value-type="float" office:value="808970218.639404" calcext:value-type="float">
            <text:p>808,970,219</text:p>
          </table:table-cell>
          <table:table-cell office:value-type="float" office:value="870355129.309755" calcext:value-type="float">
            <text:p>870,355,129</text:p>
          </table:table-cell>
          <table:table-cell office:value-type="float" office:value="1100571441.95916" calcext:value-type="float">
            <text:p>1,100,571,442</text:p>
          </table:table-cell>
          <table:table-cell office:value-type="float" office:value="1367015604.76515" calcext:value-type="float">
            <text:p>1,367,015,605</text:p>
          </table:table-cell>
          <table:table-cell office:value-type="float" office:value="1558181177.36566" calcext:value-type="float">
            <text:p>1,558,181,177</text:p>
          </table:table-cell>
          <table:table-cell office:value-type="float" office:value="1457363800.14834" calcext:value-type="float">
            <text:p>1,457,363,800</text:p>
          </table:table-cell>
          <table:table-cell office:value-type="float" office:value="1464752358.32712" calcext:value-type="float">
            <text:p>1,464,752,358</text:p>
          </table:table-cell>
          <table:table-cell office:value-type="float" office:value="1521082070.60651" calcext:value-type="float">
            <text:p>1,521,082,071</text:p>
          </table:table-cell>
          <table:table-cell office:value-type="float" office:value="1570197868.85955" calcext:value-type="float">
            <text:p>1,570,197,869</text:p>
          </table:table-cell>
          <table:table-cell office:value-type="float" office:value="1716110860.01032" calcext:value-type="float">
            <text:p>1,716,110,860</text:p>
          </table:table-cell>
          <table:table-cell office:value-type="float" office:value="2620608542.48199" calcext:value-type="float">
            <text:p>2,620,608,542</text:p>
          </table:table-cell>
          <table:table-cell office:value-type="float" office:value="2895619504.53054" calcext:value-type="float">
            <text:p>2,895,619,505</text:p>
          </table:table-cell>
          <table:table-cell office:value-type="float" office:value="2936769079.64021" calcext:value-type="float">
            <text:p>2,936,769,080</text:p>
          </table:table-cell>
          <table:table-cell office:value-type="float" office:value="2962974476.16136" calcext:value-type="float">
            <text:p>2,962,974,476</text:p>
          </table:table-cell>
          <table:table-cell office:value-type="float" office:value="3568060961.57644" calcext:value-type="float">
            <text:p>3,568,060,962</text:p>
          </table:table-cell>
          <table:table-cell office:value-type="float" office:value="3684041170.22809" calcext:value-type="float">
            <text:p>3,684,041,170</text:p>
          </table:table-cell>
          <table:table-cell office:value-type="float" office:value="3991655693.99202" calcext:value-type="float">
            <text:p>3,991,655,694</text:p>
          </table:table-cell>
          <table:table-cell office:value-type="float" office:value="3795920457.86073" calcext:value-type="float">
            <text:p>3,795,920,458</text:p>
          </table:table-cell>
          <table:table-cell office:value-type="float" office:value="3924326846.14754" calcext:value-type="float">
            <text:p>3,924,326,846</text:p>
          </table:table-cell>
          <table:table-cell office:value-type="float" office:value="4420602334.59682" calcext:value-type="float">
            <text:p>4,420,602,335</text:p>
          </table:table-cell>
          <table:table-cell office:value-type="float" office:value="4260362478.22194" calcext:value-type="float">
            <text:p>4,260,362,478</text:p>
          </table:table-cell>
          <table:table-cell office:value-type="float" office:value="4073680198.53689" calcext:value-type="float">
            <text:p>4,073,680,199</text:p>
          </table:table-cell>
          <table:table-cell office:value-type="float" office:value="4243838924.941" calcext:value-type="float">
            <text:p>4,243,838,925</text:p>
          </table:table-cell>
          <table:table-cell office:value-type="float" office:value="4200532042.62703" calcext:value-type="float">
            <text:p>4,200,532,043</text:p>
          </table:table-cell>
          <table:table-cell office:value-type="float" office:value="3757034434.53664" calcext:value-type="float">
            <text:p>3,757,034,435</text:p>
          </table:table-cell>
          <table:table-cell office:value-type="float" office:value="3693013029.81368" calcext:value-type="float">
            <text:p>3,693,013,030</text:p>
          </table:table-cell>
          <table:table-cell office:value-type="float" office:value="3931324088.47872" calcext:value-type="float">
            <text:p>3,931,324,088</text:p>
          </table:table-cell>
          <table:table-cell office:value-type="float" office:value="4922602247.19631" calcext:value-type="float">
            <text:p>4,922,602,247</text:p>
          </table:table-cell>
          <table:table-cell office:value-type="float" office:value="5553092212.7468" calcext:value-type="float">
            <text:p>5,553,092,213</text:p>
          </table:table-cell>
          <table:table-cell office:value-type="float" office:value="5702783145.98018" calcext:value-type="float">
            <text:p>5,702,783,146</text:p>
          </table:table-cell>
          <table:table-cell office:value-type="float" office:value="5872776555.24219" calcext:value-type="float">
            <text:p>5,872,776,555</text:p>
          </table:table-cell>
          <table:table-cell office:value-type="float" office:value="6622397307.63124" calcext:value-type="float">
            <text:p>6,622,397,308</text:p>
          </table:table-cell>
          <table:table-cell office:value-type="float" office:value="7107971421.62783" calcext:value-type="float">
            <text:p>7,107,971,422</text:p>
          </table:table-cell>
          <table:table-cell office:value-type="float" office:value="6558162226.5526" calcext:value-type="float">
            <text:p>6,558,162,227</text:p>
          </table:table-cell>
          <table:table-cell office:value-type="float" office:value="6080711980.37818" calcext:value-type="float">
            <text:p>6,080,711,980</text:p>
          </table:table-cell>
          <table:table-cell office:value-type="float" office:value="6195821515.74647" calcext:value-type="float">
            <text:p>6,195,821,516</text:p>
          </table:table-cell>
          <table:table-cell office:value-type="float" office:value="5693183729.78939" calcext:value-type="float">
            <text:p>5,693,183,730</text:p>
          </table:table-cell>
          <table:table-cell office:value-type="float" office:value="6030112753.3219" calcext:value-type="float">
            <text:p>6,030,112,753</text:p>
          </table:table-cell>
          <table:table-cell office:value-type="float" office:value="6170463668.05004" calcext:value-type="float">
            <text:p>6,170,463,668</text:p>
          </table:table-cell>
          <table:table-cell office:value-type="float" office:value="5283211046.51644" calcext:value-type="float">
            <text:p>5,283,211,047</text:p>
          </table:table-cell>
          <table:table-cell office:value-type="float" office:value="5417934151.51666" calcext:value-type="float">
            <text:p>5,417,934,15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09868980.62954" calcext:value-type="float">
            <text:p>409,868,981</text:p>
          </table:table-cell>
          <table:table-cell office:value-type="float" office:value="483139269.772158" calcext:value-type="float">
            <text:p>483,139,270</text:p>
          </table:table-cell>
          <table:table-cell office:value-type="float" office:value="544937222.826312" calcext:value-type="float">
            <text:p>544,937,223</text:p>
          </table:table-cell>
          <table:table-cell office:value-type="float" office:value="915055999.179172" calcext:value-type="float">
            <text:p>915,055,999</text:p>
          </table:table-cell>
          <table:table-cell office:value-type="float" office:value="1955448641.90261" calcext:value-type="float">
            <text:p>1,955,448,642</text:p>
          </table:table-cell>
          <table:table-cell office:value-type="float" office:value="2732530874.72853" calcext:value-type="float">
            <text:p>2,732,530,875</text:p>
          </table:table-cell>
          <table:table-cell office:value-type="float" office:value="3810952921.86862" calcext:value-type="float">
            <text:p>3,810,952,922</text:p>
          </table:table-cell>
          <table:table-cell office:value-type="float" office:value="3557496793.70482" calcext:value-type="float">
            <text:p>3,557,496,794</text:p>
          </table:table-cell>
          <table:table-cell office:value-type="float" office:value="3025973772.11942" calcext:value-type="float">
            <text:p>3,025,973,772</text:p>
          </table:table-cell>
          <table:table-cell office:value-type="float" office:value="3837387704.65763" calcext:value-type="float">
            <text:p>3,837,387,705</text:p>
          </table:table-cell>
          <table:table-cell office:value-type="float" office:value="5421358870.69024" calcext:value-type="float">
            <text:p>5,421,358,871</text:p>
          </table:table-cell>
          <table:table-cell office:value-type="float" office:value="4891487764.26544" calcext:value-type="float">
            <text:p>4,891,487,764</text:p>
          </table:table-cell>
          <table:table-cell office:value-type="float" office:value="4581699101.66359" calcext:value-type="float">
            <text:p>4,581,699,102</text:p>
          </table:table-cell>
          <table:table-cell office:value-type="float" office:value="4295571665.89155" calcext:value-type="float">
            <text:p>4,295,571,666</text:p>
          </table:table-cell>
          <table:table-cell office:value-type="float" office:value="4509498881.52748" calcext:value-type="float">
            <text:p>4,509,498,882</text:p>
          </table:table-cell>
          <table:table-cell office:value-type="float" office:value="4639097508.72316" calcext:value-type="float">
            <text:p>4,639,097,509</text:p>
          </table:table-cell>
          <table:table-cell office:value-type="float" office:value="4392141585.6766" calcext:value-type="float">
            <text:p>4,392,141,586</text:p>
          </table:table-cell>
          <table:table-cell office:value-type="float" office:value="4300463928.60333" calcext:value-type="float">
            <text:p>4,300,463,929</text:p>
          </table:table-cell>
          <table:table-cell office:value-type="float" office:value="4309517557.16691" calcext:value-type="float">
            <text:p>4,309,517,557</text:p>
          </table:table-cell>
          <table:table-cell office:value-type="float" office:value="4636843738.81029" calcext:value-type="float">
            <text:p>4,636,843,739</text:p>
          </table:table-cell>
          <table:table-cell office:value-type="float" office:value="6039491584.80399" calcext:value-type="float">
            <text:p>6,039,491,585</text:p>
          </table:table-cell>
          <table:table-cell office:value-type="float" office:value="6013426380.89253" calcext:value-type="float">
            <text:p>6,013,426,381</text:p>
          </table:table-cell>
          <table:table-cell office:value-type="float" office:value="6224479113.46342" calcext:value-type="float">
            <text:p>6,224,479,113</text:p>
          </table:table-cell>
          <table:table-cell office:value-type="float" office:value="6016949368.71732" calcext:value-type="float">
            <text:p>6,016,949,369</text:p>
          </table:table-cell>
          <table:table-cell office:value-type="float" office:value="4664441901.06955" calcext:value-type="float">
            <text:p>4,664,441,901</text:p>
          </table:table-cell>
          <table:table-cell office:value-type="float" office:value="5519177403.62" calcext:value-type="float">
            <text:p>5,519,177,404</text:p>
          </table:table-cell>
          <table:table-cell office:value-type="float" office:value="6337446076.53207" calcext:value-type="float">
            <text:p>6,337,446,077</text:p>
          </table:table-cell>
          <table:table-cell office:value-type="float" office:value="5951611064.16207" calcext:value-type="float">
            <text:p>5,951,611,064</text:p>
          </table:table-cell>
          <table:table-cell office:value-type="float" office:value="5014553027.06672" calcext:value-type="float">
            <text:p>5,014,553,027</text:p>
          </table:table-cell>
          <table:table-cell office:value-type="float" office:value="5162416157.10646" calcext:value-type="float">
            <text:p>5,162,416,157</text:p>
          </table:table-cell>
          <table:table-cell office:value-type="float" office:value="5676783493.11856" calcext:value-type="float">
            <text:p>5,676,783,493</text:p>
          </table:table-cell>
          <table:table-cell office:value-type="float" office:value="5181614350.05799" calcext:value-type="float">
            <text:p>5,181,614,350</text:p>
          </table:table-cell>
          <table:table-cell office:value-type="float" office:value="5403313830.11223" calcext:value-type="float">
            <text:p>5,403,313,830</text:p>
          </table:table-cell>
          <table:table-cell office:value-type="float" office:value="6557291710.08448" calcext:value-type="float">
            <text:p>6,557,291,710</text:p>
          </table:table-cell>
          <table:table-cell office:value-type="float" office:value="7844136206.47483" calcext:value-type="float">
            <text:p>7,844,136,206</text:p>
          </table:table-cell>
          <table:table-cell office:value-type="float" office:value="9578972813.02282" calcext:value-type="float">
            <text:p>9,578,972,813</text:p>
          </table:table-cell>
          <table:table-cell office:value-type="float" office:value="10318424274.6829" calcext:value-type="float">
            <text:p>10,318,424,275</text:p>
          </table:table-cell>
          <table:table-cell office:value-type="float" office:value="12438957208.3719" calcext:value-type="float">
            <text:p>12,438,957,208</text:p>
          </table:table-cell>
          <table:table-cell office:value-type="float" office:value="15508576359.3891" calcext:value-type="float">
            <text:p>15,508,576,359</text:p>
          </table:table-cell>
          <table:table-cell office:value-type="float" office:value="11690301281.6723" calcext:value-type="float">
            <text:p>11,690,301,282</text:p>
          </table:table-cell>
          <table:table-cell office:value-type="float" office:value="12882003772.5905" calcext:value-type="float">
            <text:p>12,882,003,773</text:p>
          </table:table-cell>
          <table:table-cell office:value-type="float" office:value="16979816206.0498" calcext:value-type="float">
            <text:p>16,979,816,206</text:p>
          </table:table-cell>
          <table:table-cell office:value-type="float" office:value="15968428491.1358" calcext:value-type="float">
            <text:p>15,968,428,491</text:p>
          </table:table-cell>
          <table:table-cell office:value-type="float" office:value="17026960089.0446" calcext:value-type="float">
            <text:p>17,026,960,089</text:p>
          </table:table-cell>
          <table:table-cell office:value-type="float" office:value="17412499258.1925" calcext:value-type="float">
            <text:p>17,412,499,258</text:p>
          </table:table-cell>
          <table:table-cell office:value-type="float" office:value="13660146216.3579" calcext:value-type="float">
            <text:p>13,660,146,216</text:p>
          </table:table-cell>
          <table:table-cell office:value-type="float" office:value="13863183525.9522" calcext:value-type="float">
            <text:p>13,863,183,5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96348058.1067921" calcext:value-type="float">
            <text:p>96,348,058</text:p>
          </table:table-cell>
          <table:table-cell office:value-type="float" office:value="101039695.518955" calcext:value-type="float">
            <text:p>101,039,696</text:p>
          </table:table-cell>
          <table:table-cell office:value-type="float" office:value="131543851.437697" calcext:value-type="float">
            <text:p>131,543,851</text:p>
          </table:table-cell>
          <table:table-cell office:value-type="float" office:value="224156463.777988" calcext:value-type="float">
            <text:p>224,156,464</text:p>
          </table:table-cell>
          <table:table-cell office:value-type="float" office:value="293447276.077149" calcext:value-type="float">
            <text:p>293,447,276</text:p>
          </table:table-cell>
          <table:table-cell office:value-type="float" office:value="351848468.319555" calcext:value-type="float">
            <text:p>351,848,468</text:p>
          </table:table-cell>
          <table:table-cell office:value-type="float" office:value="323491639.699154" calcext:value-type="float">
            <text:p>323,491,640</text:p>
          </table:table-cell>
          <table:table-cell office:value-type="float" office:value="341738330.44668" calcext:value-type="float">
            <text:p>341,738,330</text:p>
          </table:table-cell>
          <table:table-cell office:value-type="float" office:value="406252265.006695" calcext:value-type="float">
            <text:p>406,252,265</text:p>
          </table:table-cell>
          <table:table-cell office:value-type="float" office:value="445403412.304473" calcext:value-type="float">
            <text:p>445,403,412</text:p>
          </table:table-cell>
          <table:table-cell office:value-type="float" office:value="503980140.233008" calcext:value-type="float">
            <text:p>503,980,140</text:p>
          </table:table-cell>
          <table:table-cell office:value-type="float" office:value="533843869.750077" calcext:value-type="float">
            <text:p>533,843,870</text:p>
          </table:table-cell>
          <table:table-cell office:value-type="float" office:value="535882445.456482" calcext:value-type="float">
            <text:p>535,882,445</text:p>
          </table:table-cell>
          <table:table-cell office:value-type="float" office:value="529800427.80387" calcext:value-type="float">
            <text:p>529,800,428</text:p>
          </table:table-cell>
          <table:table-cell office:value-type="float" office:value="518581265.28096" calcext:value-type="float">
            <text:p>518,581,265</text:p>
          </table:table-cell>
          <table:table-cell office:value-type="float" office:value="654329438.487122" calcext:value-type="float">
            <text:p>654,329,438</text:p>
          </table:table-cell>
          <table:table-cell office:value-type="float" office:value="444541780.429733" calcext:value-type="float">
            <text:p>444,541,780</text:p>
          </table:table-cell>
          <table:table-cell office:value-type="float" office:value="497161052.188679" calcext:value-type="float">
            <text:p>497,161,052</text:p>
          </table:table-cell>
          <table:table-cell office:value-type="float" office:value="623569433.785501" calcext:value-type="float">
            <text:p>623,569,434</text:p>
          </table:table-cell>
          <table:table-cell office:value-type="float" office:value="648225580.687472" calcext:value-type="float">
            <text:p>648,225,581</text:p>
          </table:table-cell>
          <table:table-cell office:value-type="float" office:value="707640377.985844" calcext:value-type="float">
            <text:p>707,640,378</text:p>
          </table:table-cell>
          <table:table-cell office:value-type="float" office:value="690311096.950762" calcext:value-type="float">
            <text:p>690,311,097</text:p>
          </table:table-cell>
          <table:table-cell office:value-type="float" office:value="714254262.54118" calcext:value-type="float">
            <text:p>714,254,263</text:p>
          </table:table-cell>
          <table:table-cell office:value-type="float" office:value="755040938.533418" calcext:value-type="float">
            <text:p>755,040,939</text:p>
          </table:table-cell>
          <table:table-cell office:value-type="float" office:value="746493959.183027" calcext:value-type="float">
            <text:p>746,493,959</text:p>
          </table:table-cell>
          <table:table-cell office:value-type="float" office:value="785999882.130516" calcext:value-type="float">
            <text:p>785,999,882</text:p>
          </table:table-cell>
          <table:table-cell office:value-type="float" office:value="848239400.870405" calcext:value-type="float">
            <text:p>848,239,401</text:p>
          </table:table-cell>
          <table:table-cell office:value-type="float" office:value="803633366.3829" calcext:value-type="float">
            <text:p>803,633,366</text:p>
          </table:table-cell>
          <table:table-cell office:value-type="float" office:value="840285268.859637" calcext:value-type="float">
            <text:p>840,285,269</text:p>
          </table:table-cell>
          <table:table-cell office:value-type="float" office:value="814724059.759648" calcext:value-type="float">
            <text:p>814,724,060</text:p>
          </table:table-cell>
          <table:table-cell office:value-type="float" office:value="782913866.065769" calcext:value-type="float">
            <text:p>782,913,866</text:p>
          </table:table-cell>
          <table:table-cell office:value-type="float" office:value="687409393.776969" calcext:value-type="float">
            <text:p>687,409,394</text:p>
          </table:table-cell>
          <table:table-cell office:value-type="float" office:value="578235826.451934" calcext:value-type="float">
            <text:p>578,235,826</text:p>
          </table:table-cell>
          <table:table-cell office:value-type="float" office:value="487040042.807977" calcext:value-type="float">
            <text:p>487,040,043</text:p>
          </table:table-cell>
          <table:table-cell office:value-type="float" office:value="578786272.654367" calcext:value-type="float">
            <text:p>578,786,273</text:p>
          </table:table-cell>
          <table:table-cell office:value-type="float" office:value="624172511.819593" calcext:value-type="float">
            <text:p>624,172,512</text:p>
          </table:table-cell>
          <table:table-cell office:value-type="float" office:value="655069484.219631" calcext:value-type="float">
            <text:p>655,069,484</text:p>
          </table:table-cell>
          <table:table-cell office:value-type="float" office:value="798868404.442224" calcext:value-type="float">
            <text:p>798,868,404</text:p>
          </table:table-cell>
          <table:table-cell office:value-type="float" office:value="965769735.967574" calcext:value-type="float">
            <text:p>965,769,736</text:p>
          </table:table-cell>
          <table:table-cell office:value-type="float" office:value="900640845.395427" calcext:value-type="float">
            <text:p>900,640,845</text:p>
          </table:table-cell>
          <table:table-cell office:value-type="float" office:value="952430609.562974" calcext:value-type="float">
            <text:p>952,430,610</text:p>
          </table:table-cell>
          <table:table-cell office:value-type="float" office:value="904257483.85019" calcext:value-type="float">
            <text:p>904,257,484</text:p>
          </table:table-cell>
          <table:table-cell office:value-type="float" office:value="912569062.486704" calcext:value-type="float">
            <text:p>912,569,062</text:p>
          </table:table-cell>
          <table:table-cell office:value-type="float" office:value="903792280.941441" calcext:value-type="float">
            <text:p>903,792,281</text:p>
          </table:table-cell>
          <table:table-cell office:value-type="float" office:value="849123404.750373" calcext:value-type="float">
            <text:p>849,123,405</text:p>
          </table:table-cell>
          <table:table-cell office:value-type="float" office:value="939328348.231672" calcext:value-type="float">
            <text:p>939,328,348</text:p>
          </table:table-cell>
          <table:table-cell office:value-type="float" office:value="985831535.898577" calcext:value-type="float">
            <text:p>985,831,5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8453836160.01765" calcext:value-type="float">
            <text:p>8,453,836,160</text:p>
          </table:table-cell>
          <table:table-cell office:value-type="float" office:value="6871550668.67713" calcext:value-type="float">
            <text:p>6,871,550,669</text:p>
          </table:table-cell>
          <table:table-cell office:value-type="float" office:value="3900495468.41354" calcext:value-type="float">
            <text:p>3,900,495,468</text:p>
          </table:table-cell>
          <table:table-cell office:value-type="float" office:value="2823649143.8341" calcext:value-type="float">
            <text:p>2,823,649,144</text:p>
          </table:table-cell>
          <table:table-cell office:value-type="float" office:value="2584391749.29982" calcext:value-type="float">
            <text:p>2,584,391,749</text:p>
          </table:table-cell>
          <table:table-cell office:value-type="float" office:value="2703386536.8417" calcext:value-type="float">
            <text:p>2,703,386,537</text:p>
          </table:table-cell>
          <table:table-cell office:value-type="float" office:value="3063414634.14634" calcext:value-type="float">
            <text:p>3,063,414,634</text:p>
          </table:table-cell>
          <table:table-cell office:value-type="float" office:value="3510543352.60116" calcext:value-type="float">
            <text:p>3,510,543,353</text:p>
          </table:table-cell>
          <table:table-cell office:value-type="float" office:value="3613498183.21361" calcext:value-type="float">
            <text:p>3,613,498,183</text:p>
          </table:table-cell>
          <table:table-cell office:value-type="float" office:value="2800026343.73636" calcext:value-type="float">
            <text:p>2,800,026,344</text:p>
          </table:table-cell>
          <table:table-cell office:value-type="float" office:value="3057970818.92553" calcext:value-type="float">
            <text:p>3,057,970,819</text:p>
          </table:table-cell>
          <table:table-cell office:value-type="float" office:value="3219462779.685" calcext:value-type="float">
            <text:p>3,219,462,780</text:p>
          </table:table-cell>
          <table:table-cell office:value-type="float" office:value="3395780340.89745" calcext:value-type="float">
            <text:p>3,395,780,341</text:p>
          </table:table-cell>
          <table:table-cell office:value-type="float" office:value="3991373243.53925" calcext:value-type="float">
            <text:p>3,991,373,244</text:p>
          </table:table-cell>
          <table:table-cell office:value-type="float" office:value="5125766311.0114" calcext:value-type="float">
            <text:p>5,125,766,311</text:p>
          </table:table-cell>
          <table:table-cell office:value-type="float" office:value="6410912049.87105" calcext:value-type="float">
            <text:p>6,410,912,050</text:p>
          </table:table-cell>
          <table:table-cell office:value-type="float" office:value="7745249283.8822" calcext:value-type="float">
            <text:p>7,745,249,284</text:p>
          </table:table-cell>
          <table:table-cell office:value-type="float" office:value="10172933118.4931" calcext:value-type="float">
            <text:p>10,172,933,118</text:p>
          </table:table-cell>
          <table:table-cell office:value-type="float" office:value="12795147991.8388" calcext:value-type="float">
            <text:p>12,795,147,992</text:p>
          </table:table-cell>
          <table:table-cell office:value-type="float" office:value="10766919442.0789" calcext:value-type="float">
            <text:p>10,766,919,442</text:p>
          </table:table-cell>
          <table:table-cell office:value-type="float" office:value="11638284840.6357" calcext:value-type="float">
            <text:p>11,638,284,841</text:p>
          </table:table-cell>
          <table:table-cell office:value-type="float" office:value="14434667041.1362" calcext:value-type="float">
            <text:p>14,434,667,041</text:p>
          </table:table-cell>
          <table:table-cell office:value-type="float" office:value="15846884446.7099" calcext:value-type="float">
            <text:p>15,846,884,447</text:p>
          </table:table-cell>
          <table:table-cell office:value-type="float" office:value="16140532208.4949" calcext:value-type="float">
            <text:p>16,140,532,208</text:p>
          </table:table-cell>
          <table:table-cell office:value-type="float" office:value="16509617501.6047" calcext:value-type="float">
            <text:p>16,509,617,502</text:p>
          </table:table-cell>
          <table:table-cell office:value-type="float" office:value="13993289816.7971" calcext:value-type="float">
            <text:p>13,993,289,817</text:p>
          </table:table-cell>
          <table:table-cell office:value-type="float" office:value="14332728706.9685" calcext:value-type="float">
            <text:p>14,332,728,7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15018556281.406" calcext:value-type="float">
            <text:p>215,018,556,281</text:p>
          </table:table-cell>
          <table:table-cell office:value-type="float" office:value="249038963802.965" calcext:value-type="float">
            <text:p>249,038,963,803</text:p>
          </table:table-cell>
          <table:table-cell office:value-type="float" office:value="298662347154.516" calcext:value-type="float">
            <text:p>298,662,347,155</text:p>
          </table:table-cell>
          <table:table-cell office:value-type="float" office:value="396872934173.603" calcext:value-type="float">
            <text:p>396,872,934,174</text:p>
          </table:table-cell>
          <table:table-cell office:value-type="float" office:value="443620129945.75" calcext:value-type="float">
            <text:p>443,620,129,946</text:p>
          </table:table-cell>
          <table:table-cell office:value-type="float" office:value="488769604285.979" calcext:value-type="float">
            <text:p>488,769,604,286</text:p>
          </table:table-cell>
          <table:table-cell office:value-type="float" office:value="517774666397.066" calcext:value-type="float">
            <text:p>517,774,666,397</text:p>
          </table:table-cell>
          <table:table-cell office:value-type="float" office:value="598219411271.019" calcext:value-type="float">
            <text:p>598,219,411,271</text:p>
          </table:table-cell>
          <table:table-cell office:value-type="float" office:value="737672914164.07" calcext:value-type="float">
            <text:p>737,672,914,164</text:p>
          </table:table-cell>
          <table:table-cell office:value-type="float" office:value="877974590622.552" calcext:value-type="float">
            <text:p>877,974,590,623</text:p>
          </table:table-cell>
          <table:table-cell office:value-type="float" office:value="946737926469.825" calcext:value-type="float">
            <text:p>946,737,926,470</text:p>
          </table:table-cell>
          <table:table-cell office:value-type="float" office:value="797429844204.591" calcext:value-type="float">
            <text:p>797,429,844,205</text:p>
          </table:table-cell>
          <table:table-cell office:value-type="float" office:value="773640309826.623" calcext:value-type="float">
            <text:p>773,640,309,827</text:p>
          </table:table-cell>
          <table:table-cell office:value-type="float" office:value="767791752313.417" calcext:value-type="float">
            <text:p>767,791,752,313</text:p>
          </table:table-cell>
          <table:table-cell office:value-type="float" office:value="722364198686.226" calcext:value-type="float">
            <text:p>722,364,198,686</text:p>
          </table:table-cell>
          <table:table-cell office:value-type="float" office:value="729750553966.778" calcext:value-type="float">
            <text:p>729,750,553,967</text:p>
          </table:table-cell>
          <table:table-cell office:value-type="float" office:value="1042336633045.55" calcext:value-type="float">
            <text:p>1,042,336,633,046</text:p>
          </table:table-cell>
          <table:table-cell office:value-type="float" office:value="1293275940034.93" calcext:value-type="float">
            <text:p>1,293,275,940,035</text:p>
          </table:table-cell>
          <table:table-cell office:value-type="float" office:value="1395863793292.46" calcext:value-type="float">
            <text:p>1,395,863,793,292</text:p>
          </table:table-cell>
          <table:table-cell office:value-type="float" office:value="1393746766278.21" calcext:value-type="float">
            <text:p>1,393,746,766,278</text:p>
          </table:table-cell>
          <table:table-cell office:value-type="float" office:value="1764943730856.01" calcext:value-type="float">
            <text:p>1,764,943,730,856</text:p>
          </table:table-cell>
          <table:table-cell office:value-type="float" office:value="1861851555801.05" calcext:value-type="float">
            <text:p>1,861,851,555,801</text:p>
          </table:table-cell>
          <table:table-cell office:value-type="float" office:value="2123239980533.41" calcext:value-type="float">
            <text:p>2,123,239,980,533</text:p>
          </table:table-cell>
          <table:table-cell office:value-type="float" office:value="2068483307988.72" calcext:value-type="float">
            <text:p>2,068,483,307,989</text:p>
          </table:table-cell>
          <table:table-cell office:value-type="float" office:value="2205908897277.48" calcext:value-type="float">
            <text:p>2,205,908,897,277</text:p>
          </table:table-cell>
          <table:table-cell office:value-type="float" office:value="2591446687867.31" calcext:value-type="float">
            <text:p>2,591,446,687,867</text:p>
          </table:table-cell>
          <table:table-cell office:value-type="float" office:value="2503734134369" calcext:value-type="float">
            <text:p>2,503,734,134,369</text:p>
          </table:table-cell>
          <table:table-cell office:value-type="float" office:value="2218667681134.83" calcext:value-type="float">
            <text:p>2,218,667,681,135</text:p>
          </table:table-cell>
          <table:table-cell office:value-type="float" office:value="2243216151107.17" calcext:value-type="float">
            <text:p>2,243,216,151,107</text:p>
          </table:table-cell>
          <table:table-cell office:value-type="float" office:value="2199893454158.1" calcext:value-type="float">
            <text:p>2,199,893,454,158</text:p>
          </table:table-cell>
          <table:table-cell office:value-type="float" office:value="1949952436926.14" calcext:value-type="float">
            <text:p>1,949,952,436,926</text:p>
          </table:table-cell>
          <table:table-cell office:value-type="float" office:value="1950631314261.17" calcext:value-type="float">
            <text:p>1,950,631,314,261</text:p>
          </table:table-cell>
          <table:table-cell office:value-type="float" office:value="2079230657019.03" calcext:value-type="float">
            <text:p>2,079,230,657,019</text:p>
          </table:table-cell>
          <table:table-cell office:value-type="float" office:value="2505637009859.48" calcext:value-type="float">
            <text:p>2,505,637,009,859</text:p>
          </table:table-cell>
          <table:table-cell office:value-type="float" office:value="2819367615925.7" calcext:value-type="float">
            <text:p>2,819,367,615,926</text:p>
          </table:table-cell>
          <table:table-cell office:value-type="float" office:value="2861339103616.38" calcext:value-type="float">
            <text:p>2,861,339,103,616</text:p>
          </table:table-cell>
          <table:table-cell office:value-type="float" office:value="3002292568544.45" calcext:value-type="float">
            <text:p>3,002,292,568,544</text:p>
          </table:table-cell>
          <table:table-cell office:value-type="float" office:value="3439776907153" calcext:value-type="float">
            <text:p>3,439,776,907,153</text:p>
          </table:table-cell>
          <table:table-cell office:value-type="float" office:value="3752504608450.15" calcext:value-type="float">
            <text:p>3,752,504,608,450</text:p>
          </table:table-cell>
          <table:table-cell office:value-type="float" office:value="3417799117759.07" calcext:value-type="float">
            <text:p>3,417,799,117,759</text:p>
          </table:table-cell>
          <table:table-cell office:value-type="float" office:value="3417094562648.95" calcext:value-type="float">
            <text:p>3,417,094,562,649</text:p>
          </table:table-cell>
          <table:table-cell office:value-type="float" office:value="3757698281117.55" calcext:value-type="float">
            <text:p>3,757,698,281,118</text:p>
          </table:table-cell>
          <table:table-cell office:value-type="float" office:value="3543983909148.01" calcext:value-type="float">
            <text:p>3,543,983,909,148</text:p>
          </table:table-cell>
          <table:table-cell office:value-type="float" office:value="3752513503278.41" calcext:value-type="float">
            <text:p>3,752,513,503,278</text:p>
          </table:table-cell>
          <table:table-cell office:value-type="float" office:value="3890606893346.69" calcext:value-type="float">
            <text:p>3,890,606,893,347</text:p>
          </table:table-cell>
          <table:table-cell office:value-type="float" office:value="3375611100742.22" calcext:value-type="float">
            <text:p>3,375,611,100,742</text:p>
          </table:table-cell>
          <table:table-cell office:value-type="float" office:value="3477796274496.8" calcext:value-type="float">
            <text:p>3,477,796,274,4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549056275.43339" calcext:value-type="float">
            <text:p>3,549,056,275</text:p>
          </table:table-cell>
          <table:table-cell office:value-type="float" office:value="3874305991.44416" calcext:value-type="float">
            <text:p>3,874,305,991</text:p>
          </table:table-cell>
          <table:table-cell office:value-type="float" office:value="3385529642.47582" calcext:value-type="float">
            <text:p>3,385,529,642</text:p>
          </table:table-cell>
          <table:table-cell office:value-type="float" office:value="3166179957.49769" calcext:value-type="float">
            <text:p>3,166,179,957</text:p>
          </table:table-cell>
          <table:table-cell office:value-type="float" office:value="3687102576.61938" calcext:value-type="float">
            <text:p>3,687,102,577</text:p>
          </table:table-cell>
          <table:table-cell office:value-type="float" office:value="3527801749.92697" calcext:value-type="float">
            <text:p>3,527,801,750</text:p>
          </table:table-cell>
          <table:table-cell office:value-type="float" office:value="3590104612.55814" calcext:value-type="float">
            <text:p>3,590,104,613</text:p>
          </table:table-cell>
          <table:table-cell office:value-type="float" office:value="3899555431.27648" calcext:value-type="float">
            <text:p>3,899,555,431</text:p>
          </table:table-cell>
          <table:table-cell office:value-type="float" office:value="4527063599.94766" calcext:value-type="float">
            <text:p>4,527,063,600</text:p>
          </table:table-cell>
          <table:table-cell office:value-type="float" office:value="4777517783.32883" calcext:value-type="float">
            <text:p>4,777,517,783</text:p>
          </table:table-cell>
          <table:table-cell office:value-type="float" office:value="5232457596.05325" calcext:value-type="float">
            <text:p>5,232,457,596</text:p>
          </table:table-cell>
          <table:table-cell office:value-type="float" office:value="5520950738.25037" calcext:value-type="float">
            <text:p>5,520,950,738</text:p>
          </table:table-cell>
          <table:table-cell office:value-type="float" office:value="5457692740.20797" calcext:value-type="float">
            <text:p>5,457,692,740</text:p>
          </table:table-cell>
          <table:table-cell office:value-type="float" office:value="5414081032.10781" calcext:value-type="float">
            <text:p>5,414,081,032</text:p>
          </table:table-cell>
          <table:table-cell office:value-type="float" office:value="6091062561.60869" calcext:value-type="float">
            <text:p>6,091,062,562</text:p>
          </table:table-cell>
          <table:table-cell office:value-type="float" office:value="6605181538.45485" calcext:value-type="float">
            <text:p>6,605,181,538</text:p>
          </table:table-cell>
          <table:table-cell office:value-type="float" office:value="7089654481.54933" calcext:value-type="float">
            <text:p>7,089,654,482</text:p>
          </table:table-cell>
          <table:table-cell office:value-type="float" office:value="7619230149.00348" calcext:value-type="float">
            <text:p>7,619,230,149</text:p>
          </table:table-cell>
          <table:table-cell office:value-type="float" office:value="8329817061.5086" calcext:value-type="float">
            <text:p>8,329,817,062</text:p>
          </table:table-cell>
          <table:table-cell office:value-type="float" office:value="8416116831.03223" calcext:value-type="float">
            <text:p>8,416,116,831</text:p>
          </table:table-cell>
          <table:table-cell office:value-type="float" office:value="9982624567.61182" calcext:value-type="float">
            <text:p>9,982,624,568</text:p>
          </table:table-cell>
          <table:table-cell office:value-type="float" office:value="11223795524.9577" calcext:value-type="float">
            <text:p>11,223,795,525</text:p>
          </table:table-cell>
          <table:table-cell office:value-type="float" office:value="11037485326.93" calcext:value-type="float">
            <text:p>11,037,485,327</text:p>
          </table:table-cell>
          <table:table-cell office:value-type="float" office:value="9566441066.65679" calcext:value-type="float">
            <text:p>9,566,441,067</text:p>
          </table:table-cell>
          <table:table-cell office:value-type="float" office:value="8728400407.89957" calcext:value-type="float">
            <text:p>8,728,400,408</text:p>
          </table:table-cell>
          <table:table-cell office:value-type="float" office:value="10360686668.9472" calcext:value-type="float">
            <text:p>10,360,686,669</text:p>
          </table:table-cell>
          <table:table-cell office:value-type="float" office:value="11110943631.3805" calcext:value-type="float">
            <text:p>11,110,943,631</text:p>
          </table:table-cell>
          <table:table-cell office:value-type="float" office:value="11043844225.1577" calcext:value-type="float">
            <text:p>11,043,844,225</text:p>
          </table:table-cell>
          <table:table-cell office:value-type="float" office:value="11990372191.649" calcext:value-type="float">
            <text:p>11,990,372,192</text:p>
          </table:table-cell>
          <table:table-cell office:value-type="float" office:value="12368759222.214" calcext:value-type="float">
            <text:p>12,368,759,222</text:p>
          </table:table-cell>
          <table:table-cell office:value-type="float" office:value="7985329822.65235" calcext:value-type="float">
            <text:p>7,985,329,823</text:p>
          </table:table-cell>
          <table:table-cell office:value-type="float" office:value="8517417023.3001" calcext:value-type="float">
            <text:p>8,517,417,023</text:p>
          </table:table-cell>
          <table:table-cell office:value-type="float" office:value="9881719834.17936" calcext:value-type="float">
            <text:p>9,881,719,834</text:p>
          </table:table-cell>
          <table:table-cell office:value-type="float" office:value="12231916202.0681" calcext:value-type="float">
            <text:p>12,231,916,202</text:p>
          </table:table-cell>
          <table:table-cell office:value-type="float" office:value="14233034559.3055" calcext:value-type="float">
            <text:p>14,233,034,559</text:p>
          </table:table-cell>
          <table:table-cell office:value-type="float" office:value="17198519477.223" calcext:value-type="float">
            <text:p>17,198,519,477</text:p>
          </table:table-cell>
          <table:table-cell office:value-type="float" office:value="20410348429.6027" calcext:value-type="float">
            <text:p>20,410,348,430</text:p>
          </table:table-cell>
          <table:table-cell office:value-type="float" office:value="24757501564.4857" calcext:value-type="float">
            <text:p>24,757,501,564</text:p>
          </table:table-cell>
          <table:table-cell office:value-type="float" office:value="28528016511.3477" calcext:value-type="float">
            <text:p>28,528,016,511</text:p>
          </table:table-cell>
          <table:table-cell office:value-type="float" office:value="25977853492.3339" calcext:value-type="float">
            <text:p>25,977,853,492</text:p>
          </table:table-cell>
          <table:table-cell office:value-type="float" office:value="32174210792.9631" calcext:value-type="float">
            <text:p>32,174,210,793</text:p>
          </table:table-cell>
          <table:table-cell office:value-type="float" office:value="39564771637.3979" calcext:value-type="float">
            <text:p>39,564,771,637</text:p>
          </table:table-cell>
          <table:table-cell office:value-type="float" office:value="41939136326.0911" calcext:value-type="float">
            <text:p>41,939,136,326</text:p>
          </table:table-cell>
          <table:table-cell office:value-type="float" office:value="47806292728.4358" calcext:value-type="float">
            <text:p>47,806,292,728</text:p>
          </table:table-cell>
          <table:table-cell office:value-type="float" office:value="39086961986.0162" calcext:value-type="float">
            <text:p>39,086,961,986</text:p>
          </table:table-cell>
          <table:table-cell office:value-type="float" office:value="37338176147.6544" calcext:value-type="float">
            <text:p>37,338,176,148</text:p>
          </table:table-cell>
          <table:table-cell office:value-type="float" office:value="42793869465.4458" calcext:value-type="float">
            <text:p>42,793,869,4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3133730869.5041" calcext:value-type="float">
            <text:p>13,133,730,870</text:p>
          </table:table-cell>
          <table:table-cell office:value-type="float" office:value="14584945920.5342" calcext:value-type="float">
            <text:p>14,584,945,921</text:p>
          </table:table-cell>
          <table:table-cell office:value-type="float" office:value="16877458490.8357" calcext:value-type="float">
            <text:p>16,877,458,491</text:p>
          </table:table-cell>
          <table:table-cell office:value-type="float" office:value="22337302836.4436" calcext:value-type="float">
            <text:p>22,337,302,836</text:p>
          </table:table-cell>
          <table:table-cell office:value-type="float" office:value="25339221711.8239" calcext:value-type="float">
            <text:p>25,339,221,712</text:p>
          </table:table-cell>
          <table:table-cell office:value-type="float" office:value="28537664843.3411" calcext:value-type="float">
            <text:p>28,537,664,843</text:p>
          </table:table-cell>
          <table:table-cell office:value-type="float" office:value="31162067821.8779" calcext:value-type="float">
            <text:p>31,162,067,822</text:p>
          </table:table-cell>
          <table:table-cell office:value-type="float" office:value="36172951556.437" calcext:value-type="float">
            <text:p>36,172,951,556</text:p>
          </table:table-cell>
          <table:table-cell office:value-type="float" office:value="44255062926.8867" calcext:value-type="float">
            <text:p>44,255,062,927</text:p>
          </table:table-cell>
          <table:table-cell office:value-type="float" office:value="54483506529.8391" calcext:value-type="float">
            <text:p>54,483,506,530</text:p>
          </table:table-cell>
          <table:table-cell office:value-type="float" office:value="56844654095.7924" calcext:value-type="float">
            <text:p>56,844,654,096</text:p>
          </table:table-cell>
          <table:table-cell office:value-type="float" office:value="52344177073.3389" calcext:value-type="float">
            <text:p>52,344,177,073</text:p>
          </table:table-cell>
          <table:table-cell office:value-type="float" office:value="54604773308.4929" calcext:value-type="float">
            <text:p>54,604,773,308</text:p>
          </table:table-cell>
          <table:table-cell office:value-type="float" office:value="49420761984.0822" calcext:value-type="float">
            <text:p>49,420,761,984</text:p>
          </table:table-cell>
          <table:table-cell office:value-type="float" office:value="48021523032.0909" calcext:value-type="float">
            <text:p>48,021,523,032</text:p>
          </table:table-cell>
          <table:table-cell office:value-type="float" office:value="47816312366.8828" calcext:value-type="float">
            <text:p>47,816,312,367</text:p>
          </table:table-cell>
          <table:table-cell office:value-type="float" office:value="56379164146.8188" calcext:value-type="float">
            <text:p>56,379,164,147</text:p>
          </table:table-cell>
          <table:table-cell office:value-type="float" office:value="65645261446.2746" calcext:value-type="float">
            <text:p>65,645,261,446</text:p>
          </table:table-cell>
          <table:table-cell office:value-type="float" office:value="76257905168.9036" calcext:value-type="float">
            <text:p>76,257,905,169</text:p>
          </table:table-cell>
          <table:table-cell office:value-type="float" office:value="79161667056.1791" calcext:value-type="float">
            <text:p>79,161,667,056</text:p>
          </table:table-cell>
          <table:table-cell office:value-type="float" office:value="97892933400.4817" calcext:value-type="float">
            <text:p>97,892,933,400</text:p>
          </table:table-cell>
          <table:table-cell office:value-type="float" office:value="105143669912.975" calcext:value-type="float">
            <text:p>105,143,669,913</text:p>
          </table:table-cell>
          <table:table-cell office:value-type="float" office:value="116219368669.95" calcext:value-type="float">
            <text:p>116,219,368,670</text:p>
          </table:table-cell>
          <table:table-cell office:value-type="float" office:value="108812265833.288" calcext:value-type="float">
            <text:p>108,812,265,833</text:p>
          </table:table-cell>
          <table:table-cell office:value-type="float" office:value="116607176708.455" calcext:value-type="float">
            <text:p>116,607,176,708</text:p>
          </table:table-cell>
          <table:table-cell office:value-type="float" office:value="136886159092.084" calcext:value-type="float">
            <text:p>136,886,159,092</text:p>
          </table:table-cell>
          <table:table-cell office:value-type="float" office:value="145858133158.639" calcext:value-type="float">
            <text:p>145,858,133,159</text:p>
          </table:table-cell>
          <table:table-cell office:value-type="float" office:value="143149799657.464" calcext:value-type="float">
            <text:p>143,149,799,657</text:p>
          </table:table-cell>
          <table:table-cell office:value-type="float" office:value="144429819734.232" calcext:value-type="float">
            <text:p>144,429,819,734</text:p>
          </table:table-cell>
          <table:table-cell office:value-type="float" office:value="149154312554.311" calcext:value-type="float">
            <text:p>149,154,312,554</text:p>
          </table:table-cell>
          <table:table-cell office:value-type="float" office:value="131719208889.761" calcext:value-type="float">
            <text:p>131,719,208,890</text:p>
          </table:table-cell>
          <table:table-cell office:value-type="float" office:value="136190134795.214" calcext:value-type="float">
            <text:p>136,190,134,795</text:p>
          </table:table-cell>
          <table:table-cell office:value-type="float" office:value="153837944440.663" calcext:value-type="float">
            <text:p>153,837,944,441</text:p>
          </table:table-cell>
          <table:table-cell office:value-type="float" office:value="201916317791.733" calcext:value-type="float">
            <text:p>201,916,317,792</text:p>
          </table:table-cell>
          <table:table-cell office:value-type="float" office:value="240531713635.432" calcext:value-type="float">
            <text:p>240,531,713,635</text:p>
          </table:table-cell>
          <table:table-cell office:value-type="float" office:value="247776839075.014" calcext:value-type="float">
            <text:p>247,776,839,075</text:p>
          </table:table-cell>
          <table:table-cell office:value-type="float" office:value="273303736401.242" calcext:value-type="float">
            <text:p>273,303,736,401</text:p>
          </table:table-cell>
          <table:table-cell office:value-type="float" office:value="318481589929.342" calcext:value-type="float">
            <text:p>318,481,589,929</text:p>
          </table:table-cell>
          <table:table-cell office:value-type="float" office:value="354473933079.339" calcext:value-type="float">
            <text:p>354,473,933,079</text:p>
          </table:table-cell>
          <table:table-cell office:value-type="float" office:value="329980374517.51" calcext:value-type="float">
            <text:p>329,980,374,518</text:p>
          </table:table-cell>
          <table:table-cell office:value-type="float" office:value="299361576564.839" calcext:value-type="float">
            <text:p>299,361,576,565</text:p>
          </table:table-cell>
          <table:table-cell office:value-type="float" office:value="287797830489.585" calcext:value-type="float">
            <text:p>287,797,830,490</text:p>
          </table:table-cell>
          <table:table-cell office:value-type="float" office:value="245670666684.017" calcext:value-type="float">
            <text:p>245,670,666,684</text:p>
          </table:table-cell>
          <table:table-cell office:value-type="float" office:value="239862011390.355" calcext:value-type="float">
            <text:p>239,862,011,390</text:p>
          </table:table-cell>
          <table:table-cell office:value-type="float" office:value="237029579260.722" calcext:value-type="float">
            <text:p>237,029,579,261</text:p>
          </table:table-cell>
          <table:table-cell office:value-type="float" office:value="195541761243.144" calcext:value-type="float">
            <text:p>195,541,761,243</text:p>
          </table:table-cell>
          <table:table-cell office:value-type="float" office:value="192690813126.86" calcext:value-type="float">
            <text:p>192,690,813,1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8614389.0072009" calcext:value-type="float">
            <text:p>68,614,389</text:p>
          </table:table-cell>
          <table:table-cell office:value-type="float" office:value="87417228.5883734" calcext:value-type="float">
            <text:p>87,417,229</text:p>
          </table:table-cell>
          <table:table-cell office:value-type="float" office:value="104719233.701956" calcext:value-type="float">
            <text:p>104,719,234</text:p>
          </table:table-cell>
          <table:table-cell office:value-type="float" office:value="138328121.52051" calcext:value-type="float">
            <text:p>138,328,122</text:p>
          </table:table-cell>
          <table:table-cell office:value-type="float" office:value="167705654.427096" calcext:value-type="float">
            <text:p>167,705,654</text:p>
          </table:table-cell>
          <table:table-cell office:value-type="float" office:value="208441388.618195" calcext:value-type="float">
            <text:p>208,441,389</text:p>
          </table:table-cell>
          <table:table-cell office:value-type="float" office:value="237643283.565848" calcext:value-type="float">
            <text:p>237,643,284</text:p>
          </table:table-cell>
          <table:table-cell office:value-type="float" office:value="278593136.80838" calcext:value-type="float">
            <text:p>278,593,137</text:p>
          </table:table-cell>
          <table:table-cell office:value-type="float" office:value="351350592.533735" calcext:value-type="float">
            <text:p>351,350,593</text:p>
          </table:table-cell>
          <table:table-cell office:value-type="float" office:value="415166701.01268" calcext:value-type="float">
            <text:p>415,166,701</text:p>
          </table:table-cell>
          <table:table-cell office:value-type="float" office:value="469850988.368377" calcext:value-type="float">
            <text:p>469,850,988</text:p>
          </table:table-cell>
          <table:table-cell office:value-type="float" office:value="430073194.008929" calcext:value-type="float">
            <text:p>430,073,194</text:p>
          </table:table-cell>
          <table:table-cell office:value-type="float" office:value="397161582.833193" calcext:value-type="float">
            <text:p>397,161,583</text:p>
          </table:table-cell>
          <table:table-cell office:value-type="float" office:value="410763108.081185" calcext:value-type="float">
            <text:p>410,763,108</text:p>
          </table:table-cell>
          <table:table-cell office:value-type="float" office:value="374430430.006913" calcext:value-type="float">
            <text:p>374,430,430</text:p>
          </table:table-cell>
          <table:table-cell office:value-type="float" office:value="407498501.74802" calcext:value-type="float">
            <text:p>407,498,502</text:p>
          </table:table-cell>
          <table:table-cell office:value-type="float" office:value="595161768.474972" calcext:value-type="float">
            <text:p>595,161,768</text:p>
          </table:table-cell>
          <table:table-cell office:value-type="float" office:value="777134345.242301" calcext:value-type="float">
            <text:p>777,134,345</text:p>
          </table:table-cell>
          <table:table-cell office:value-type="float" office:value="886902916.055426" calcext:value-type="float">
            <text:p>886,902,916</text:p>
          </table:table-cell>
          <table:table-cell office:value-type="float" office:value="917688855.191565" calcext:value-type="float">
            <text:p>917,688,855</text:p>
          </table:table-cell>
          <table:table-cell office:value-type="float" office:value="1005704605.13825" calcext:value-type="float">
            <text:p>1,005,704,605</text:p>
          </table:table-cell>
          <table:table-cell office:value-type="float" office:value="1003259662.70397" calcext:value-type="float">
            <text:p>1,003,259,663</text:p>
          </table:table-cell>
          <table:table-cell office:value-type="float" office:value="1024396797.83968" calcext:value-type="float">
            <text:p>1,024,396,798</text:p>
          </table:table-cell>
          <table:table-cell office:value-type="float" office:value="915136761.847575" calcext:value-type="float">
            <text:p>915,136,762</text:p>
          </table:table-cell>
          <table:table-cell office:value-type="float" office:value="992785470.023433" calcext:value-type="float">
            <text:p>992,785,470</text:p>
          </table:table-cell>
          <table:table-cell office:value-type="float" office:value="1193206217.25342" calcext:value-type="float">
            <text:p>1,193,206,217</text:p>
          </table:table-cell>
          <table:table-cell office:value-type="float" office:value="1181917477.47976" calcext:value-type="float">
            <text:p>1,181,917,477</text:p>
          </table:table-cell>
          <table:table-cell office:value-type="float" office:value="1058189130.65175" calcext:value-type="float">
            <text:p>1,058,189,131</text:p>
          </table:table-cell>
          <table:table-cell office:value-type="float" office:value="1134880726.25865" calcext:value-type="float">
            <text:p>1,134,880,726</text:p>
          </table:table-cell>
          <table:table-cell office:value-type="float" office:value="1116816111.1143" calcext:value-type="float">
            <text:p>1,116,816,111</text:p>
          </table:table-cell>
          <table:table-cell office:value-type="float" office:value="1054113505.2542" calcext:value-type="float">
            <text:p>1,054,113,505</text:p>
          </table:table-cell>
          <table:table-cell office:value-type="float" office:value="1072022795.16522" calcext:value-type="float">
            <text:p>1,072,022,795</text:p>
          </table:table-cell>
          <table:table-cell office:value-type="float" office:value="1153908178.90071" calcext:value-type="float">
            <text:p>1,153,908,179</text:p>
          </table:table-cell>
          <table:table-cell office:value-type="float" office:value="1407871873.83305" calcext:value-type="float">
            <text:p>1,407,871,874</text:p>
          </table:table-cell>
          <table:table-cell office:value-type="float" office:value="1621834100.49535" calcext:value-type="float">
            <text:p>1,621,834,100</text:p>
          </table:table-cell>
          <table:table-cell office:value-type="float" office:value="1656169594.00758" calcext:value-type="float">
            <text:p>1,656,169,594</text:p>
          </table:table-cell>
          <table:table-cell office:value-type="float" office:value="1818766295.58806" calcext:value-type="float">
            <text:p>1,818,766,296</text:p>
          </table:table-cell>
          <table:table-cell office:value-type="float" office:value="2049139058.4316" calcext:value-type="float">
            <text:p>2,049,139,058</text:p>
          </table:table-cell>
          <table:table-cell office:value-type="float" office:value="2310729242.76005" calcext:value-type="float">
            <text:p>2,310,729,243</text:p>
          </table:table-cell>
          <table:table-cell office:value-type="float" office:value="2324885279.74332" calcext:value-type="float">
            <text:p>2,324,885,280</text:p>
          </table:table-cell>
          <table:table-cell office:value-type="float" office:value="2306512626.52081" calcext:value-type="float">
            <text:p>2,306,512,627</text:p>
          </table:table-cell>
          <table:table-cell office:value-type="float" office:value="2515240372.24685" calcext:value-type="float">
            <text:p>2,515,240,372</text:p>
          </table:table-cell>
          <table:table-cell office:value-type="float" office:value="2408676551.29221" calcext:value-type="float">
            <text:p>2,408,676,551</text:p>
          </table:table-cell>
          <table:table-cell office:value-type="float" office:value="2483391374.86437" calcext:value-type="float">
            <text:p>2,483,391,375</text:p>
          </table:table-cell>
          <table:table-cell office:value-type="float" office:value="2551142100.32428" calcext:value-type="float">
            <text:p>2,551,142,100</text:p>
          </table:table-cell>
          <table:table-cell office:value-type="float" office:value="2220378547.82863" calcext:value-type="float">
            <text:p>2,220,378,548</text:p>
          </table:table-cell>
          <table:table-cell office:value-type="float" office:value="2282927881.66781" calcext:value-type="float">
            <text:p>2,282,927,8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9107860.9904461" calcext:value-type="float">
            <text:p>19,107,861</text:p>
          </table:table-cell>
          <table:table-cell office:value-type="float" office:value="24188724.2639272" calcext:value-type="float">
            <text:p>24,188,724</text:p>
          </table:table-cell>
          <table:table-cell office:value-type="float" office:value="32322518.2240982" calcext:value-type="float">
            <text:p>32,322,518</text:p>
          </table:table-cell>
          <table:table-cell office:value-type="float" office:value="39823907.1805093" calcext:value-type="float">
            <text:p>39,823,907</text:p>
          </table:table-cell>
          <table:table-cell office:value-type="float" office:value="41171796.0661998" calcext:value-type="float">
            <text:p>41,171,796</text:p>
          </table:table-cell>
          <table:table-cell office:value-type="float" office:value="50648011.8370498" calcext:value-type="float">
            <text:p>50,648,012</text:p>
          </table:table-cell>
          <table:table-cell office:value-type="float" office:value="50724923.5102682" calcext:value-type="float">
            <text:p>50,724,924</text:p>
          </table:table-cell>
          <table:table-cell office:value-type="float" office:value="56822252.962963" calcext:value-type="float">
            <text:p>56,822,253</text:p>
          </table:table-cell>
          <table:table-cell office:value-type="float" office:value="70196691.1111111" calcext:value-type="float">
            <text:p>70,196,691</text:p>
          </table:table-cell>
          <table:table-cell office:value-type="float" office:value="81261571.4814815" calcext:value-type="float">
            <text:p>81,261,571</text:p>
          </table:table-cell>
          <table:table-cell office:value-type="float" office:value="88141245.1851852" calcext:value-type="float">
            <text:p>88,141,245</text:p>
          </table:table-cell>
          <table:table-cell office:value-type="float" office:value="94555484.4444444" calcext:value-type="float">
            <text:p>94,555,484</text:p>
          </table:table-cell>
          <table:table-cell office:value-type="float" office:value="104460465.925926" calcext:value-type="float">
            <text:p>104,460,466</text:p>
          </table:table-cell>
          <table:table-cell office:value-type="float" office:value="110351093.703704" calcext:value-type="float">
            <text:p>110,351,094</text:p>
          </table:table-cell>
          <table:table-cell office:value-type="float" office:value="119950635.555556" calcext:value-type="float">
            <text:p>119,950,636</text:p>
          </table:table-cell>
          <table:table-cell office:value-type="float" office:value="135789878.888889" calcext:value-type="float">
            <text:p>135,789,879</text:p>
          </table:table-cell>
          <table:table-cell office:value-type="float" office:value="152894516.666667" calcext:value-type="float">
            <text:p>152,894,517</text:p>
          </table:table-cell>
          <table:table-cell office:value-type="float" office:value="177198810.740741" calcext:value-type="float">
            <text:p>177,198,811</text:p>
          </table:table-cell>
          <table:table-cell office:value-type="float" office:value="195787013.703704" calcext:value-type="float">
            <text:p>195,787,014</text:p>
          </table:table-cell>
          <table:table-cell office:value-type="float" office:value="214418851.481481" calcext:value-type="float">
            <text:p>214,418,851</text:p>
          </table:table-cell>
          <table:table-cell office:value-type="float" office:value="236105088.518518" calcext:value-type="float">
            <text:p>236,105,089</text:p>
          </table:table-cell>
          <table:table-cell office:value-type="float" office:value="247493635.555555" calcext:value-type="float">
            <text:p>247,493,636</text:p>
          </table:table-cell>
          <table:table-cell office:value-type="float" office:value="252206137.777778" calcext:value-type="float">
            <text:p>252,206,138</text:p>
          </table:table-cell>
          <table:table-cell office:value-type="float" office:value="251922948.518518" calcext:value-type="float">
            <text:p>251,922,949</text:p>
          </table:table-cell>
          <table:table-cell office:value-type="float" office:value="264363789.259259" calcext:value-type="float">
            <text:p>264,363,789</text:p>
          </table:table-cell>
          <table:table-cell office:value-type="float" office:value="278236664.074074" calcext:value-type="float">
            <text:p>278,236,664</text:p>
          </table:table-cell>
          <table:table-cell office:value-type="float" office:value="298353047.407407" calcext:value-type="float">
            <text:p>298,353,047</text:p>
          </table:table-cell>
          <table:table-cell office:value-type="float" office:value="321228881.111111" calcext:value-type="float">
            <text:p>321,228,881</text:p>
          </table:table-cell>
          <table:table-cell office:value-type="float" office:value="352954138.148148" calcext:value-type="float">
            <text:p>352,954,138</text:p>
          </table:table-cell>
          <table:table-cell office:value-type="float" office:value="379913750.740741" calcext:value-type="float">
            <text:p>379,913,751</text:p>
          </table:table-cell>
          <table:table-cell office:value-type="float" office:value="520044444.444444" calcext:value-type="float">
            <text:p>520,044,444</text:p>
          </table:table-cell>
          <table:table-cell office:value-type="float" office:value="520444444.444444" calcext:value-type="float">
            <text:p>520,444,444</text:p>
          </table:table-cell>
          <table:table-cell office:value-type="float" office:value="540337037.037037" calcext:value-type="float">
            <text:p>540,337,037</text:p>
          </table:table-cell>
          <table:table-cell office:value-type="float" office:value="591018518.518518" calcext:value-type="float">
            <text:p>591,018,519</text:p>
          </table:table-cell>
          <table:table-cell office:value-type="float" office:value="599118518.518518" calcext:value-type="float">
            <text:p>599,118,519</text:p>
          </table:table-cell>
          <table:table-cell office:value-type="float" office:value="695370370.37037" calcext:value-type="float">
            <text:p>695,370,370</text:p>
          </table:table-cell>
          <table:table-cell office:value-type="float" office:value="698700000" calcext:value-type="float">
            <text:p>698,700,000</text:p>
          </table:table-cell>
          <table:table-cell office:value-type="float" office:value="758685185.185185" calcext:value-type="float">
            <text:p>758,685,185</text:p>
          </table:table-cell>
          <table:table-cell office:value-type="float" office:value="825977777.777778" calcext:value-type="float">
            <text:p>825,977,778</text:p>
          </table:table-cell>
          <table:table-cell office:value-type="float" office:value="771277777.777778" calcext:value-type="float">
            <text:p>771,277,778</text:p>
          </table:table-cell>
          <table:table-cell office:value-type="float" office:value="771014814.814815" calcext:value-type="float">
            <text:p>771,014,815</text:p>
          </table:table-cell>
          <table:table-cell office:value-type="float" office:value="778655555.555555" calcext:value-type="float">
            <text:p>778,655,556</text:p>
          </table:table-cell>
          <table:table-cell office:value-type="float" office:value="799881481.481481" calcext:value-type="float">
            <text:p>799,881,481</text:p>
          </table:table-cell>
          <table:table-cell office:value-type="float" office:value="842570370.37037" calcext:value-type="float">
            <text:p>842,570,370</text:p>
          </table:table-cell>
          <table:table-cell office:value-type="float" office:value="911559259.259259" calcext:value-type="float">
            <text:p>911,559,259</text:p>
          </table:table-cell>
          <table:table-cell office:value-type="float" office:value="984062962.962963" calcext:value-type="float">
            <text:p>984,062,963</text:p>
          </table:table-cell>
          <table:table-cell office:value-type="float" office:value="1016208148.14815" calcext:value-type="float">
            <text:p>1,016,208,1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697371547" calcext:value-type="float">
            <text:p>1,697,371,547</text:p>
          </table:table-cell>
          <table:table-cell office:value-type="float" office:value="1769402862.7694" calcext:value-type="float">
            <text:p>1,769,402,863</text:p>
          </table:table-cell>
          <table:table-cell office:value-type="float" office:value="1873527334" calcext:value-type="float">
            <text:p>1,873,527,334</text:p>
          </table:table-cell>
          <table:table-cell office:value-type="float" office:value="2290470964" calcext:value-type="float">
            <text:p>2,290,470,964</text:p>
          </table:table-cell>
          <table:table-cell office:value-type="float" office:value="2818403439.4092" calcext:value-type="float">
            <text:p>2,818,403,439</text:p>
          </table:table-cell>
          <table:table-cell office:value-type="float" office:value="3250323879.25032" calcext:value-type="float">
            <text:p>3,250,323,879</text:p>
          </table:table-cell>
          <table:table-cell office:value-type="float" office:value="3891563036.89156" calcext:value-type="float">
            <text:p>3,891,563,037</text:p>
          </table:table-cell>
          <table:table-cell office:value-type="float" office:value="4885737800.88574" calcext:value-type="float">
            <text:p>4,885,737,801</text:p>
          </table:table-cell>
          <table:table-cell office:value-type="float" office:value="5411709026.41171" calcext:value-type="float">
            <text:p>5,411,709,026</text:p>
          </table:table-cell>
          <table:table-cell office:value-type="float" office:value="6153863341.15386" calcext:value-type="float">
            <text:p>6,153,863,341</text:p>
          </table:table-cell>
          <table:table-cell office:value-type="float" office:value="7024301145.0243" calcext:value-type="float">
            <text:p>7,024,301,145</text:p>
          </table:table-cell>
          <table:table-cell office:value-type="float" office:value="7673563592.67356" calcext:value-type="float">
            <text:p>7,673,563,593</text:p>
          </table:table-cell>
          <table:table-cell office:value-type="float" office:value="7771269433.77127" calcext:value-type="float">
            <text:p>7,771,269,434</text:p>
          </table:table-cell>
          <table:table-cell office:value-type="float" office:value="8067774569.06777" calcext:value-type="float">
            <text:p>8,067,774,569</text:p>
          </table:table-cell>
          <table:table-cell office:value-type="float" office:value="8442551348.51773" calcext:value-type="float">
            <text:p>8,442,551,349</text:p>
          </table:table-cell>
          <table:table-cell office:value-type="float" office:value="9966708979" calcext:value-type="float">
            <text:p>9,966,708,979</text:p>
          </table:table-cell>
          <table:table-cell office:value-type="float" office:value="7530291400" calcext:value-type="float">
            <text:p>7,530,291,400</text:p>
          </table:table-cell>
          <table:table-cell office:value-type="float" office:value="6315577199.6" calcext:value-type="float">
            <text:p>6,315,577,200</text:p>
          </table:table-cell>
          <table:table-cell office:value-type="float" office:value="6991683926.19691" calcext:value-type="float">
            <text:p>6,991,683,926</text:p>
          </table:table-cell>
          <table:table-cell office:value-type="float" office:value="7497685493.6171" calcext:value-type="float">
            <text:p>7,497,685,494</text:p>
          </table:table-cell>
          <table:table-cell office:value-type="float" office:value="6819965070.49161" calcext:value-type="float">
            <text:p>6,819,965,070</text:p>
          </table:table-cell>
          <table:table-cell office:value-type="float" office:value="8385345459.82406" calcext:value-type="float">
            <text:p>8,385,345,460</text:p>
          </table:table-cell>
          <table:table-cell office:value-type="float" office:value="9307709833.03775" calcext:value-type="float">
            <text:p>9,307,709,833</text:p>
          </table:table-cell>
          <table:table-cell office:value-type="float" office:value="10162876159.0758" calcext:value-type="float">
            <text:p>10,162,876,159</text:p>
          </table:table-cell>
          <table:table-cell office:value-type="float" office:value="11574236627.7999" calcext:value-type="float">
            <text:p>11,574,236,628</text:p>
          </table:table-cell>
          <table:table-cell office:value-type="float" office:value="13065576999.2905" calcext:value-type="float">
            <text:p>13,065,576,999</text:p>
          </table:table-cell>
          <table:table-cell office:value-type="float" office:value="14070108845.4648" calcext:value-type="float">
            <text:p>14,070,108,845</text:p>
          </table:table-cell>
          <table:table-cell office:value-type="float" office:value="15855175052.9895" calcext:value-type="float">
            <text:p>15,855,175,053</text:p>
          </table:table-cell>
          <table:table-cell office:value-type="float" office:value="17289952490.2575" calcext:value-type="float">
            <text:p>17,289,952,490</text:p>
          </table:table-cell>
          <table:table-cell office:value-type="float" office:value="16329755014.5486" calcext:value-type="float">
            <text:p>16,329,755,015</text:p>
          </table:table-cell>
          <table:table-cell office:value-type="float" office:value="17195626878.3188" calcext:value-type="float">
            <text:p>17,195,626,878</text:p>
          </table:table-cell>
          <table:table-cell office:value-type="float" office:value="18702820498.9634" calcext:value-type="float">
            <text:p>18,702,820,499</text:p>
          </table:table-cell>
          <table:table-cell office:value-type="float" office:value="20776549868.3461" calcext:value-type="float">
            <text:p>20,776,549,868</text:p>
          </table:table-cell>
          <table:table-cell office:value-type="float" office:value="21917577895.7659" calcext:value-type="float">
            <text:p>21,917,577,896</text:p>
          </table:table-cell>
          <table:table-cell office:value-type="float" office:value="23965287844.38" calcext:value-type="float">
            <text:p>23,965,287,844</text:p>
          </table:table-cell>
          <table:table-cell office:value-type="float" office:value="27211219451.5439" calcext:value-type="float">
            <text:p>27,211,219,452</text:p>
          </table:table-cell>
          <table:table-cell office:value-type="float" office:value="30231127229.3133" calcext:value-type="float">
            <text:p>30,231,127,229</text:p>
          </table:table-cell>
          <table:table-cell office:value-type="float" office:value="34113089265.6521" calcext:value-type="float">
            <text:p>34,113,089,266</text:p>
          </table:table-cell>
          <table:table-cell office:value-type="float" office:value="39136289833.1289" calcext:value-type="float">
            <text:p>39,136,289,833</text:p>
          </table:table-cell>
          <table:table-cell office:value-type="float" office:value="37733815955.1184" calcext:value-type="float">
            <text:p>37,733,815,955</text:p>
          </table:table-cell>
          <table:table-cell office:value-type="float" office:value="41338158764.9603" calcext:value-type="float">
            <text:p>41,338,158,765</text:p>
          </table:table-cell>
          <table:table-cell office:value-type="float" office:value="47654671093.4609" calcext:value-type="float">
            <text:p>47,654,671,093</text:p>
          </table:table-cell>
          <table:table-cell office:value-type="float" office:value="50388426401.9978" calcext:value-type="float">
            <text:p>50,388,426,402</text:p>
          </table:table-cell>
          <table:table-cell office:value-type="float" office:value="53851058897.7625" calcext:value-type="float">
            <text:p>53,851,058,898</text:p>
          </table:table-cell>
          <table:table-cell office:value-type="float" office:value="58722070380.7007" calcext:value-type="float">
            <text:p>58,722,070,381</text:p>
          </table:table-cell>
          <table:table-cell office:value-type="float" office:value="63767471846.1517" calcext:value-type="float">
            <text:p>63,767,471,846</text:p>
          </table:table-cell>
          <table:table-cell office:value-type="float" office:value="68762920570.2306" calcext:value-type="float">
            <text:p>68,762,920,5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766522962.880767" calcext:value-type="float">
            <text:p>766,522,963</text:p>
          </table:table-cell>
          <table:table-cell office:value-type="float" office:value="848702315.307005" calcext:value-type="float">
            <text:p>848,702,315</text:p>
          </table:table-cell>
          <table:table-cell office:value-type="float" office:value="906006145.511169" calcext:value-type="float">
            <text:p>906,006,146</text:p>
          </table:table-cell>
          <table:table-cell office:value-type="float" office:value="970292025.388037" calcext:value-type="float">
            <text:p>970,292,025</text:p>
          </table:table-cell>
          <table:table-cell office:value-type="float" office:value="1112988627.3338" calcext:value-type="float">
            <text:p>1,112,988,627</text:p>
          </table:table-cell>
          <table:table-cell office:value-type="float" office:value="1251066071.3096" calcext:value-type="float">
            <text:p>1,251,066,071</text:p>
          </table:table-cell>
          <table:table-cell office:value-type="float" office:value="1424319274.34076" calcext:value-type="float">
            <text:p>1,424,319,274</text:p>
          </table:table-cell>
          <table:table-cell office:value-type="float" office:value="1461966591.84022" calcext:value-type="float">
            <text:p>1,461,966,592</text:p>
          </table:table-cell>
          <table:table-cell office:value-type="float" office:value="1670942981.05308" calcext:value-type="float">
            <text:p>1,670,942,981</text:p>
          </table:table-cell>
          <table:table-cell office:value-type="float" office:value="1786997243.9074" calcext:value-type="float">
            <text:p>1,786,997,244</text:p>
          </table:table-cell>
          <table:table-cell office:value-type="float" office:value="1998866861.3778" calcext:value-type="float">
            <text:p>1,998,866,861</text:p>
          </table:table-cell>
          <table:table-cell office:value-type="float" office:value="2198767862.76812" calcext:value-type="float">
            <text:p>2,198,767,863</text:p>
          </table:table-cell>
          <table:table-cell office:value-type="float" office:value="2377246960.05183" calcext:value-type="float">
            <text:p>2,377,246,960</text:p>
          </table:table-cell>
          <table:table-cell office:value-type="float" office:value="2503195430.58717" calcext:value-type="float">
            <text:p>2,503,195,431</text:p>
          </table:table-cell>
          <table:table-cell office:value-type="float" office:value="2628337107.31589" calcext:value-type="float">
            <text:p>2,628,337,107</text:p>
          </table:table-cell>
          <table:table-cell office:value-type="float" office:value="2848011808.55505" calcext:value-type="float">
            <text:p>2,848,011,809</text:p>
          </table:table-cell>
          <table:table-cell office:value-type="float" office:value="2995931711.56643" calcext:value-type="float">
            <text:p>2,995,931,712</text:p>
          </table:table-cell>
          <table:table-cell office:value-type="float" office:value="3173787676.79749" calcext:value-type="float">
            <text:p>3,173,787,677</text:p>
          </table:table-cell>
          <table:table-cell office:value-type="float" office:value="3492118027.02947" calcext:value-type="float">
            <text:p>3,492,118,027</text:p>
          </table:table-cell>
          <table:table-cell office:value-type="float" office:value="3562030053.79513" calcext:value-type="float">
            <text:p>3,562,030,054</text:p>
          </table:table-cell>
          <table:table-cell office:value-type="float" office:value="3905810913.16587" calcext:value-type="float">
            <text:p>3,905,810,913</text:p>
          </table:table-cell>
          <table:table-cell office:value-type="float" office:value="4126450794.50255" calcext:value-type="float">
            <text:p>4,126,450,795</text:p>
          </table:table-cell>
          <table:table-cell office:value-type="float" office:value="4445767832.2933" calcext:value-type="float">
            <text:p>4,445,767,832</text:p>
          </table:table-cell>
          <table:table-cell office:value-type="float" office:value="4422624188.90301" calcext:value-type="float">
            <text:p>4,422,624,189</text:p>
          </table:table-cell>
          <table:table-cell office:value-type="float" office:value="4633819379.73506" calcext:value-type="float">
            <text:p>4,633,819,380</text:p>
          </table:table-cell>
          <table:table-cell office:value-type="float" office:value="5260154346.51807" calcext:value-type="float">
            <text:p>5,260,154,347</text:p>
          </table:table-cell>
          <table:table-cell office:value-type="float" office:value="5504299589.47026" calcext:value-type="float">
            <text:p>5,504,299,589</text:p>
          </table:table-cell>
          <table:table-cell office:value-type="float" office:value="5374564714.5538" calcext:value-type="float">
            <text:p>5,374,564,715</text:p>
          </table:table-cell>
          <table:table-cell office:value-type="float" office:value="4906120929.52497" calcext:value-type="float">
            <text:p>4,906,120,930</text:p>
          </table:table-cell>
          <table:table-cell office:value-type="float" office:value="4751416770.18498" calcext:value-type="float">
            <text:p>4,751,416,770</text:p>
          </table:table-cell>
          <table:table-cell office:value-type="float" office:value="4269438239.46803" calcext:value-type="float">
            <text:p>4,269,438,239</text:p>
          </table:table-cell>
          <table:table-cell office:value-type="float" office:value="4075156911.16612" calcext:value-type="float">
            <text:p>4,075,156,911</text:p>
          </table:table-cell>
          <table:table-cell office:value-type="float" office:value="4079549317.20689" calcext:value-type="float">
            <text:p>4,079,549,317</text:p>
          </table:table-cell>
          <table:table-cell office:value-type="float" office:value="4765756664.95351" calcext:value-type="float">
            <text:p>4,765,756,665</text:p>
          </table:table-cell>
          <table:table-cell office:value-type="float" office:value="5028105060.97814" calcext:value-type="float">
            <text:p>5,028,105,061</text:p>
          </table:table-cell>
          <table:table-cell office:value-type="float" office:value="4063116991.79539" calcext:value-type="float">
            <text:p>4,063,116,992</text:p>
          </table:table-cell>
          <table:table-cell office:value-type="float" office:value="4220053411.02209" calcext:value-type="float">
            <text:p>4,220,053,411</text:p>
          </table:table-cell>
          <table:table-cell office:value-type="float" office:value="6281933752.5955" calcext:value-type="float">
            <text:p>6,281,933,753</text:p>
          </table:table-cell>
          <table:table-cell office:value-type="float" office:value="6964179031.35664" calcext:value-type="float">
            <text:p>6,964,179,031</text:p>
          </table:table-cell>
          <table:table-cell office:value-type="float" office:value="6716817519.03807" calcext:value-type="float">
            <text:p>6,716,817,519</text:p>
          </table:table-cell>
          <table:table-cell office:value-type="float" office:value="6853390371.377" calcext:value-type="float">
            <text:p>6,853,390,371</text:p>
          </table:table-cell>
          <table:table-cell office:value-type="float" office:value="6785188931.55642" calcext:value-type="float">
            <text:p>6,785,188,932</text:p>
          </table:table-cell>
          <table:table-cell office:value-type="float" office:value="7638034054.20676" calcext:value-type="float">
            <text:p>7,638,034,054</text:p>
          </table:table-cell>
          <table:table-cell office:value-type="float" office:value="8376667830.23985" calcext:value-type="float">
            <text:p>8,376,667,830</text:p>
          </table:table-cell>
          <table:table-cell office:value-type="float" office:value="8778437028.99778" calcext:value-type="float">
            <text:p>8,778,437,029</text:p>
          </table:table-cell>
          <table:table-cell office:value-type="float" office:value="8767197010.55508" calcext:value-type="float">
            <text:p>8,767,197,011</text:p>
          </table:table-cell>
          <table:table-cell office:value-type="float" office:value="8476136810.87469" calcext:value-type="float">
            <text:p>8,476,136,8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80874741.806082" calcext:value-type="float">
            <text:p>280,874,742</text:p>
          </table:table-cell>
          <table:table-cell office:value-type="float" office:value="278544333.29825" calcext:value-type="float">
            <text:p>278,544,333</text:p>
          </table:table-cell>
          <table:table-cell office:value-type="float" office:value="326064432.590621" calcext:value-type="float">
            <text:p>326,064,433</text:p>
          </table:table-cell>
          <table:table-cell office:value-type="float" office:value="401778572.180504" calcext:value-type="float">
            <text:p>401,778,572</text:p>
          </table:table-cell>
          <table:table-cell office:value-type="float" office:value="441505377.67018" calcext:value-type="float">
            <text:p>441,505,378</text:p>
          </table:table-cell>
          <table:table-cell office:value-type="float" office:value="507741498.641294" calcext:value-type="float">
            <text:p>507,741,499</text:p>
          </table:table-cell>
          <table:table-cell office:value-type="float" office:value="457060628.427291" calcext:value-type="float">
            <text:p>457,060,628</text:p>
          </table:table-cell>
          <table:table-cell office:value-type="float" office:value="392911485.050728" calcext:value-type="float">
            <text:p>392,911,485</text:p>
          </table:table-cell>
          <table:table-cell office:value-type="float" office:value="453831184.746266" calcext:value-type="float">
            <text:p>453,831,185</text:p>
          </table:table-cell>
          <table:table-cell office:value-type="float" office:value="496607442.292765" calcext:value-type="float">
            <text:p>496,607,442</text:p>
          </table:table-cell>
          <table:table-cell office:value-type="float" office:value="468928231.115689" calcext:value-type="float">
            <text:p>468,928,231</text:p>
          </table:table-cell>
          <table:table-cell office:value-type="float" office:value="510883636.153713" calcext:value-type="float">
            <text:p>510,883,636</text:p>
          </table:table-cell>
          <table:table-cell office:value-type="float" office:value="418410440.188785" calcext:value-type="float">
            <text:p>418,410,440</text:p>
          </table:table-cell>
          <table:table-cell office:value-type="float" office:value="420136679.058903" calcext:value-type="float">
            <text:p>420,136,679</text:p>
          </table:table-cell>
          <table:table-cell office:value-type="float" office:value="458977483.203559" calcext:value-type="float">
            <text:p>458,977,483</text:p>
          </table:table-cell>
          <table:table-cell office:value-type="float" office:value="415305556.896191" calcext:value-type="float">
            <text:p>415,305,557</text:p>
          </table:table-cell>
          <table:table-cell office:value-type="float" office:value="461109329.838828" calcext:value-type="float">
            <text:p>461,109,330</text:p>
          </table:table-cell>
          <table:table-cell office:value-type="float" office:value="499556403.407821" calcext:value-type="float">
            <text:p>499,556,403</text:p>
          </table:table-cell>
          <table:table-cell office:value-type="float" office:value="472605996.506586" calcext:value-type="float">
            <text:p>472,605,997</text:p>
          </table:table-cell>
          <table:table-cell office:value-type="float" office:value="569660725.051923" calcext:value-type="float">
            <text:p>569,660,725</text:p>
          </table:table-cell>
          <table:table-cell office:value-type="float" office:value="610228811.834216" calcext:value-type="float">
            <text:p>610,228,812</text:p>
          </table:table-cell>
          <table:table-cell office:value-type="float" office:value="649442823.06973" calcext:value-type="float">
            <text:p>649,442,823</text:p>
          </table:table-cell>
          <table:table-cell office:value-type="float" office:value="684813822.536366" calcext:value-type="float">
            <text:p>684,813,823</text:p>
          </table:table-cell>
          <table:table-cell office:value-type="float" office:value="717068336.541524" calcext:value-type="float">
            <text:p>717,068,337</text:p>
          </table:table-cell>
          <table:table-cell office:value-type="float" office:value="754030495.990904" calcext:value-type="float">
            <text:p>754,030,496</text:p>
          </table:table-cell>
          <table:table-cell office:value-type="float" office:value="799807290.781087" calcext:value-type="float">
            <text:p>799,807,291</text:p>
          </table:table-cell>
          <table:table-cell office:value-type="float" office:value="535828483.885199" calcext:value-type="float">
            <text:p>535,828,484</text:p>
          </table:table-cell>
          <table:table-cell office:value-type="float" office:value="412435552.390518" calcext:value-type="float">
            <text:p>412,435,552</text:p>
          </table:table-cell>
          <table:table-cell office:value-type="float" office:value="375691725.247457" calcext:value-type="float">
            <text:p>375,691,725</text:p>
          </table:table-cell>
          <table:table-cell office:value-type="float" office:value="405824837.20414" calcext:value-type="float">
            <text:p>405,824,837</text:p>
          </table:table-cell>
          <table:table-cell office:value-type="float" office:value="362698883.760468" calcext:value-type="float">
            <text:p>362,698,884</text:p>
          </table:table-cell>
          <table:table-cell office:value-type="float" office:value="380101450.759657" calcext:value-type="float">
            <text:p>380,101,451</text:p>
          </table:table-cell>
          <table:table-cell office:value-type="float" office:value="408246507.653285" calcext:value-type="float">
            <text:p>408,246,508</text:p>
          </table:table-cell>
          <table:table-cell office:value-type="float" office:value="476389969.852476" calcext:value-type="float">
            <text:p>476,389,970</text:p>
          </table:table-cell>
          <table:table-cell office:value-type="float" office:value="531109346.810712" calcext:value-type="float">
            <text:p>531,109,347</text:p>
          </table:table-cell>
          <table:table-cell office:value-type="float" office:value="586795627.757727" calcext:value-type="float">
            <text:p>586,795,628</text:p>
          </table:table-cell>
          <table:table-cell office:value-type="float" office:value="591839459.786922" calcext:value-type="float">
            <text:p>591,839,460</text:p>
          </table:table-cell>
          <table:table-cell office:value-type="float" office:value="695990233.663024" calcext:value-type="float">
            <text:p>695,990,234</text:p>
          </table:table-cell>
          <table:table-cell office:value-type="float" office:value="864654881.093623" calcext:value-type="float">
            <text:p>864,654,881</text:p>
          </table:table-cell>
          <table:table-cell office:value-type="float" office:value="826798675.954474" calcext:value-type="float">
            <text:p>826,798,676</text:p>
          </table:table-cell>
          <table:table-cell office:value-type="float" office:value="849050090.522991" calcext:value-type="float">
            <text:p>849,050,091</text:p>
          </table:table-cell>
          <table:table-cell office:value-type="float" office:value="1098379359.14864" calcext:value-type="float">
            <text:p>1,098,379,359</text:p>
          </table:table-cell>
          <table:table-cell office:value-type="float" office:value="989326451.977244" calcext:value-type="float">
            <text:p>989,326,452</text:p>
          </table:table-cell>
          <table:table-cell office:value-type="float" office:value="1045789735.32168" calcext:value-type="float">
            <text:p>1,045,789,735</text:p>
          </table:table-cell>
          <table:table-cell office:value-type="float" office:value="1027013841.42545" calcext:value-type="float">
            <text:p>1,027,013,841</text:p>
          </table:table-cell>
          <table:table-cell office:value-type="float" office:value="1014460786.22638" calcext:value-type="float">
            <text:p>1,014,460,786</text:p>
          </table:table-cell>
          <table:table-cell office:value-type="float" office:value="1122643235.99614" calcext:value-type="float">
            <text:p>1,122,643,2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27060635.78647" calcext:value-type="float">
            <text:p>427,060,636</text:p>
          </table:table-cell>
          <table:table-cell office:value-type="float" office:value="452349877.910164" calcext:value-type="float">
            <text:p>452,349,878</text:p>
          </table:table-cell>
          <table:table-cell office:value-type="float" office:value="457871908.883882" calcext:value-type="float">
            <text:p>457,871,909</text:p>
          </table:table-cell>
          <table:table-cell office:value-type="float" office:value="488212950.439945" calcext:value-type="float">
            <text:p>488,212,950</text:p>
          </table:table-cell>
          <table:table-cell office:value-type="float" office:value="683753218.553191" calcext:value-type="float">
            <text:p>683,753,219</text:p>
          </table:table-cell>
          <table:table-cell office:value-type="float" office:value="804261173.05687" calcext:value-type="float">
            <text:p>804,261,173</text:p>
          </table:table-cell>
          <table:table-cell office:value-type="float" office:value="710548250.082568" calcext:value-type="float">
            <text:p>710,548,250</text:p>
          </table:table-cell>
          <table:table-cell office:value-type="float" office:value="703356466.158179" calcext:value-type="float">
            <text:p>703,356,466</text:p>
          </table:table-cell>
          <table:table-cell office:value-type="float" office:value="792722198.742244" calcext:value-type="float">
            <text:p>792,722,199</text:p>
          </table:table-cell>
          <table:table-cell office:value-type="float" office:value="829243953.26637" calcext:value-type="float">
            <text:p>829,243,953</text:p>
          </table:table-cell>
          <table:table-cell office:value-type="float" office:value="943061750.958063" calcext:value-type="float">
            <text:p>943,061,751</text:p>
          </table:table-cell>
          <table:table-cell office:value-type="float" office:value="905506046.899735" calcext:value-type="float">
            <text:p>905,506,047</text:p>
          </table:table-cell>
          <table:table-cell office:value-type="float" office:value="768645356.589548" calcext:value-type="float">
            <text:p>768,645,357</text:p>
          </table:table-cell>
          <table:table-cell office:value-type="float" office:value="773429456.591143" calcext:value-type="float">
            <text:p>773,429,457</text:p>
          </table:table-cell>
          <table:table-cell office:value-type="float" office:value="707539903.241135" calcext:value-type="float">
            <text:p>707,539,903</text:p>
          </table:table-cell>
          <table:table-cell office:value-type="float" office:value="736617458.276772" calcext:value-type="float">
            <text:p>736,617,458</text:p>
          </table:table-cell>
          <table:table-cell office:value-type="float" office:value="828625594.413778" calcext:value-type="float">
            <text:p>828,625,594</text:p>
          </table:table-cell>
          <table:table-cell office:value-type="float" office:value="548739140.377552" calcext:value-type="float">
            <text:p>548,739,140</text:p>
          </table:table-cell>
          <table:table-cell office:value-type="float" office:value="659727352.6" calcext:value-type="float">
            <text:p>659,727,353</text:p>
          </table:table-cell>
          <table:table-cell office:value-type="float" office:value="606554059.630874" calcext:value-type="float">
            <text:p>606,554,060</text:p>
          </table:table-cell>
          <table:table-cell office:value-type="float" office:value="631896477.698145" calcext:value-type="float">
            <text:p>631,896,478</text:p>
          </table:table-cell>
          <table:table-cell office:value-type="float" office:value="555752671.31043" calcext:value-type="float">
            <text:p>555,752,671</text:p>
          </table:table-cell>
          <table:table-cell office:value-type="float" office:value="596201720.605588" calcext:value-type="float">
            <text:p>596,201,721</text:p>
          </table:table-cell>
          <table:table-cell office:value-type="float" office:value="743980974.271309" calcext:value-type="float">
            <text:p>743,980,974</text:p>
          </table:table-cell>
          <table:table-cell office:value-type="float" office:value="869616748.552316" calcext:value-type="float">
            <text:p>869,616,749</text:p>
          </table:table-cell>
          <table:table-cell office:value-type="float" office:value="991383772.668103" calcext:value-type="float">
            <text:p>991,383,773</text:p>
          </table:table-cell>
          <table:table-cell office:value-type="float" office:value="1125099837.26447" calcext:value-type="float">
            <text:p>1,125,099,837</text:p>
          </table:table-cell>
          <table:table-cell office:value-type="float" office:value="1194651695.38568" calcext:value-type="float">
            <text:p>1,194,651,695</text:p>
          </table:table-cell>
          <table:table-cell office:value-type="float" office:value="1144244839.11351" calcext:value-type="float">
            <text:p>1,144,244,839</text:p>
          </table:table-cell>
          <table:table-cell office:value-type="float" office:value="1107944404.79789" calcext:value-type="float">
            <text:p>1,107,944,405</text:p>
          </table:table-cell>
          <table:table-cell office:value-type="float" office:value="1136500133.52519" calcext:value-type="float">
            <text:p>1,136,500,134</text:p>
          </table:table-cell>
          <table:table-cell office:value-type="float" office:value="1135686555.88051" calcext:value-type="float">
            <text:p>1,135,686,556</text:p>
          </table:table-cell>
          <table:table-cell office:value-type="float" office:value="1157959507.10933" calcext:value-type="float">
            <text:p>1,157,959,507</text:p>
          </table:table-cell>
          <table:table-cell office:value-type="float" office:value="1184963993.63003" calcext:value-type="float">
            <text:p>1,184,963,994</text:p>
          </table:table-cell>
          <table:table-cell office:value-type="float" office:value="1256329196.40457" calcext:value-type="float">
            <text:p>1,256,329,196</text:p>
          </table:table-cell>
          <table:table-cell office:value-type="float" office:value="1315438530.21138" calcext:value-type="float">
            <text:p>1,315,438,530</text:p>
          </table:table-cell>
          <table:table-cell office:value-type="float" office:value="1458448034.22111" calcext:value-type="float">
            <text:p>1,458,448,034</text:p>
          </table:table-cell>
          <table:table-cell office:value-type="float" office:value="1740337026.49578" calcext:value-type="float">
            <text:p>1,740,337,026</text:p>
          </table:table-cell>
          <table:table-cell office:value-type="float" office:value="1922599414.39515" calcext:value-type="float">
            <text:p>1,922,599,414</text:p>
          </table:table-cell>
          <table:table-cell office:value-type="float" office:value="2025556777.70042" calcext:value-type="float">
            <text:p>2,025,556,778</text:p>
          </table:table-cell>
          <table:table-cell office:value-type="float" office:value="2259290303.74484" calcext:value-type="float">
            <text:p>2,259,290,304</text:p>
          </table:table-cell>
          <table:table-cell office:value-type="float" office:value="2576598456.19126" calcext:value-type="float">
            <text:p>2,576,598,456</text:p>
          </table:table-cell>
          <table:table-cell office:value-type="float" office:value="2851152180.58476" calcext:value-type="float">
            <text:p>2,851,152,181</text:p>
          </table:table-cell>
          <table:table-cell office:value-type="float" office:value="2990006423.96854" calcext:value-type="float">
            <text:p>2,990,006,424</text:p>
          </table:table-cell>
          <table:table-cell office:value-type="float" office:value="3077087000.25268" calcext:value-type="float">
            <text:p>3,077,087,000</text:p>
          </table:table-cell>
          <table:table-cell office:value-type="float" office:value="3179104888.83293" calcext:value-type="float">
            <text:p>3,179,104,889</text:p>
          </table:table-cell>
          <table:table-cell office:value-type="float" office:value="3436626633.1477" calcext:value-type="float">
            <text:p>3,436,626,63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39235188.048612" calcext:value-type="float">
            <text:p>439,235,188</text:p>
          </table:table-cell>
          <table:table-cell office:value-type="float" office:value="481142893.496229" calcext:value-type="float">
            <text:p>481,142,893</text:p>
          </table:table-cell>
          <table:table-cell office:value-type="float" office:value="493342053.053322" calcext:value-type="float">
            <text:p>493,342,053</text:p>
          </table:table-cell>
          <table:table-cell office:value-type="float" office:value="619066985.984564" calcext:value-type="float">
            <text:p>619,066,986</text:p>
          </table:table-cell>
          <table:table-cell office:value-type="float" office:value="749829014.257976" calcext:value-type="float">
            <text:p>749,829,014</text:p>
          </table:table-cell>
          <table:table-cell office:value-type="float" office:value="903668047.580734" calcext:value-type="float">
            <text:p>903,668,048</text:p>
          </table:table-cell>
          <table:table-cell office:value-type="float" office:value="1165723824.23314" calcext:value-type="float">
            <text:p>1,165,723,824</text:p>
          </table:table-cell>
          <table:table-cell office:value-type="float" office:value="1255904962.05118" calcext:value-type="float">
            <text:p>1,255,904,962</text:p>
          </table:table-cell>
          <table:table-cell office:value-type="float" office:value="1291977417.0584" calcext:value-type="float">
            <text:p>1,291,977,417</text:p>
          </table:table-cell>
          <table:table-cell office:value-type="float" office:value="1433084373.68662" calcext:value-type="float">
            <text:p>1,433,084,374</text:p>
          </table:table-cell>
          <table:table-cell office:value-type="float" office:value="1835186152.56704" calcext:value-type="float">
            <text:p>1,835,186,153</text:p>
          </table:table-cell>
          <table:table-cell office:value-type="float" office:value="1878154812.17563" calcext:value-type="float">
            <text:p>1,878,154,812</text:p>
          </table:table-cell>
          <table:table-cell office:value-type="float" office:value="1955074017.99101" calcext:value-type="float">
            <text:p>1,955,074,018</text:p>
          </table:table-cell>
          <table:table-cell office:value-type="float" office:value="2153207282.23064" calcext:value-type="float">
            <text:p>2,153,207,282</text:p>
          </table:table-cell>
          <table:table-cell office:value-type="float" office:value="2408632092.60072" calcext:value-type="float">
            <text:p>2,408,632,093</text:p>
          </table:table-cell>
          <table:table-cell office:value-type="float" office:value="2664852619" calcext:value-type="float">
            <text:p>2,664,852,619</text:p>
          </table:table-cell>
          <table:table-cell office:value-type="float" office:value="2967489907.4" calcext:value-type="float">
            <text:p>2,967,489,907</text:p>
          </table:table-cell>
          <table:table-cell office:value-type="float" office:value="2597747243" calcext:value-type="float">
            <text:p>2,597,747,243</text:p>
          </table:table-cell>
          <table:table-cell office:value-type="float" office:value="2613926800" calcext:value-type="float">
            <text:p>2,613,926,800</text:p>
          </table:table-cell>
          <table:table-cell office:value-type="float" office:value="2736243800" calcext:value-type="float">
            <text:p>2,736,243,800</text:p>
          </table:table-cell>
          <table:table-cell office:value-type="float" office:value="3096289800" calcext:value-type="float">
            <text:p>3,096,289,800</text:p>
          </table:table-cell>
          <table:table-cell office:value-type="float" office:value="2995762960.917" calcext:value-type="float">
            <text:p>2,995,762,961</text:p>
          </table:table-cell>
          <table:table-cell office:value-type="float" office:value="2111495493.96361" calcext:value-type="float">
            <text:p>2,111,495,494</text:p>
          </table:table-cell>
          <table:table-cell office:value-type="float" office:value="1806358432.44297" calcext:value-type="float">
            <text:p>1,806,358,432</text:p>
          </table:table-cell>
          <table:table-cell office:value-type="float" office:value="2124936835.10638" calcext:value-type="float">
            <text:p>2,124,936,835</text:p>
          </table:table-cell>
          <table:table-cell office:value-type="float" office:value="2695540556.63899" calcext:value-type="float">
            <text:p>2,695,540,557</text:p>
          </table:table-cell>
          <table:table-cell office:value-type="float" office:value="2970915378.80983" calcext:value-type="float">
            <text:p>2,970,915,379</text:p>
          </table:table-cell>
          <table:table-cell office:value-type="float" office:value="3242691825.03227" calcext:value-type="float">
            <text:p>3,242,691,825</text:p>
          </table:table-cell>
          <table:table-cell office:value-type="float" office:value="3757489591.82456" calcext:value-type="float">
            <text:p>3,757,489,592</text:p>
          </table:table-cell>
          <table:table-cell office:value-type="float" office:value="4088691459.53329" calcext:value-type="float">
            <text:p>4,088,691,460</text:p>
          </table:table-cell>
          <table:table-cell office:value-type="float" office:value="3664504345.63547" calcext:value-type="float">
            <text:p>3,664,504,346</text:p>
          </table:table-cell>
          <table:table-cell office:value-type="float" office:value="3508113621.40072" calcext:value-type="float">
            <text:p>3,508,113,621</text:p>
          </table:table-cell>
          <table:table-cell office:value-type="float" office:value="3214579360.2271" calcext:value-type="float">
            <text:p>3,214,579,360</text:p>
          </table:table-cell>
          <table:table-cell office:value-type="float" office:value="2826697267.17743" calcext:value-type="float">
            <text:p>2,826,697,267</text:p>
          </table:table-cell>
          <table:table-cell office:value-type="float" office:value="3660483885.68707" calcext:value-type="float">
            <text:p>3,660,483,886</text:p>
          </table:table-cell>
          <table:table-cell office:value-type="float" office:value="4154289832.39201" calcext:value-type="float">
            <text:p>4,154,289,832</text:p>
          </table:table-cell>
          <table:table-cell office:value-type="float" office:value="4878625009.33178" calcext:value-type="float">
            <text:p>4,878,625,009</text:p>
          </table:table-cell>
          <table:table-cell office:value-type="float" office:value="5971284337.50738" calcext:value-type="float">
            <text:p>5,971,284,338</text:p>
          </table:table-cell>
          <table:table-cell office:value-type="float" office:value="6407707284.45521" calcext:value-type="float">
            <text:p>6,407,707,284</text:p>
          </table:table-cell>
          <table:table-cell office:value-type="float" office:value="6502319208.25502" calcext:value-type="float">
            <text:p>6,502,319,208</text:p>
          </table:table-cell>
          <table:table-cell office:value-type="float" office:value="6707774879.76601" calcext:value-type="float">
            <text:p>6,707,774,880</text:p>
          </table:table-cell>
          <table:table-cell office:value-type="float" office:value="7473665097.98097" calcext:value-type="float">
            <text:p>7,473,665,098</text:p>
          </table:table-cell>
          <table:table-cell office:value-type="float" office:value="7820337702.18002" calcext:value-type="float">
            <text:p>7,820,337,702</text:p>
          </table:table-cell>
          <table:table-cell office:value-type="float" office:value="8386876588.28416" calcext:value-type="float">
            <text:p>8,386,876,588</text:p>
          </table:table-cell>
          <table:table-cell office:value-type="float" office:value="8661428819.42891" calcext:value-type="float">
            <text:p>8,661,428,819</text:p>
          </table:table-cell>
          <table:table-cell office:value-type="float" office:value="8354838386.15066" calcext:value-type="float">
            <text:p>8,354,838,386</text:p>
          </table:table-cell>
          <table:table-cell office:value-type="float" office:value="7647347306.24785" calcext:value-type="float">
            <text:p>7,647,347,3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24353573.587823" calcext:value-type="float">
            <text:p>824,353,574</text:p>
          </table:table-cell>
          <table:table-cell office:value-type="float" office:value="872073028.5" calcext:value-type="float">
            <text:p>872,073,029</text:p>
          </table:table-cell>
          <table:table-cell office:value-type="float" office:value="957963634.36678" calcext:value-type="float">
            <text:p>957,963,634</text:p>
          </table:table-cell>
          <table:table-cell office:value-type="float" office:value="1088600052.04343" calcext:value-type="float">
            <text:p>1,088,600,052</text:p>
          </table:table-cell>
          <table:table-cell office:value-type="float" office:value="1234144388.24424" calcext:value-type="float">
            <text:p>1,234,144,388</text:p>
          </table:table-cell>
          <table:table-cell office:value-type="float" office:value="1340916667.5" calcext:value-type="float">
            <text:p>1,340,916,668</text:p>
          </table:table-cell>
          <table:table-cell office:value-type="float" office:value="1608145612" calcext:value-type="float">
            <text:p>1,608,145,612</text:p>
          </table:table-cell>
          <table:table-cell office:value-type="float" office:value="1991690726.5" calcext:value-type="float">
            <text:p>1,991,690,727</text:p>
          </table:table-cell>
          <table:table-cell office:value-type="float" office:value="2301867180" calcext:value-type="float">
            <text:p>2,301,867,180</text:p>
          </table:table-cell>
          <table:table-cell office:value-type="float" office:value="2686008787.5" calcext:value-type="float">
            <text:p>2,686,008,788</text:p>
          </table:table-cell>
          <table:table-cell office:value-type="float" office:value="3061202997.5" calcext:value-type="float">
            <text:p>3,061,202,998</text:p>
          </table:table-cell>
          <table:table-cell office:value-type="float" office:value="3363625039.5" calcext:value-type="float">
            <text:p>3,363,625,040</text:p>
          </table:table-cell>
          <table:table-cell office:value-type="float" office:value="3463835893.5" calcext:value-type="float">
            <text:p>3,463,835,894</text:p>
          </table:table-cell>
          <table:table-cell office:value-type="float" office:value="3670819027" calcext:value-type="float">
            <text:p>3,670,819,027</text:p>
          </table:table-cell>
          <table:table-cell office:value-type="float" office:value="3959521726" calcext:value-type="float">
            <text:p>3,959,521,726</text:p>
          </table:table-cell>
          <table:table-cell office:value-type="float" office:value="4341873854" calcext:value-type="float">
            <text:p>4,341,873,854</text:p>
          </table:table-cell>
          <table:table-cell office:value-type="float" office:value="4543488548.5" calcext:value-type="float">
            <text:p>4,543,488,549</text:p>
          </table:table-cell>
          <table:table-cell office:value-type="float" office:value="4953875856" calcext:value-type="float">
            <text:p>4,953,875,856</text:p>
          </table:table-cell>
          <table:table-cell office:value-type="float" office:value="5518158404" calcext:value-type="float">
            <text:p>5,518,158,404</text:p>
          </table:table-cell>
          <table:table-cell office:value-type="float" office:value="6164160517.5" calcext:value-type="float">
            <text:p>6,164,160,518</text:p>
          </table:table-cell>
          <table:table-cell office:value-type="float" office:value="3637288571.37067" calcext:value-type="float">
            <text:p>3,637,288,571</text:p>
          </table:table-cell>
          <table:table-cell office:value-type="float" office:value="3660635635.67398" calcext:value-type="float">
            <text:p>3,660,635,636</text:p>
          </table:table-cell>
          <table:table-cell office:value-type="float" office:value="4079389505.29746" calcext:value-type="float">
            <text:p>4,079,389,505</text:p>
          </table:table-cell>
          <table:table-cell office:value-type="float" office:value="4182541753.35763" calcext:value-type="float">
            <text:p>4,182,541,753</text:p>
          </table:table-cell>
          <table:table-cell office:value-type="float" office:value="4094775274.11154" calcext:value-type="float">
            <text:p>4,094,775,274</text:p>
          </table:table-cell>
          <table:table-cell office:value-type="float" office:value="4724464403.32158" calcext:value-type="float">
            <text:p>4,724,464,403</text:p>
          </table:table-cell>
          <table:table-cell office:value-type="float" office:value="4867931219.206" calcext:value-type="float">
            <text:p>4,867,931,219</text:p>
          </table:table-cell>
          <table:table-cell office:value-type="float" office:value="5625875579.12248" calcext:value-type="float">
            <text:p>5,625,875,579</text:p>
          </table:table-cell>
          <table:table-cell office:value-type="float" office:value="6278033544.45251" calcext:value-type="float">
            <text:p>6,278,033,544</text:p>
          </table:table-cell>
          <table:table-cell office:value-type="float" office:value="6471074864.16646" calcext:value-type="float">
            <text:p>6,471,074,864</text:p>
          </table:table-cell>
          <table:table-cell office:value-type="float" office:value="7187324756.9445" calcext:value-type="float">
            <text:p>7,187,324,757</text:p>
          </table:table-cell>
          <table:table-cell office:value-type="float" office:value="7652728800.80136" calcext:value-type="float">
            <text:p>7,652,728,801</text:p>
          </table:table-cell>
          <table:table-cell office:value-type="float" office:value="7860014778.33232" calcext:value-type="float">
            <text:p>7,860,014,778</text:p>
          </table:table-cell>
          <table:table-cell office:value-type="float" office:value="8233819456.28857" calcext:value-type="float">
            <text:p>8,233,819,456</text:p>
          </table:table-cell>
          <table:table-cell office:value-type="float" office:value="8870978910.7012" calcext:value-type="float">
            <text:p>8,870,978,911</text:p>
          </table:table-cell>
          <table:table-cell office:value-type="float" office:value="9757012869.2617" calcext:value-type="float">
            <text:p>9,757,012,869</text:p>
          </table:table-cell>
          <table:table-cell office:value-type="float" office:value="10917476873.546" calcext:value-type="float">
            <text:p>10,917,476,874</text:p>
          </table:table-cell>
          <table:table-cell office:value-type="float" office:value="12361257680.5627" calcext:value-type="float">
            <text:p>12,361,257,681</text:p>
          </table:table-cell>
          <table:table-cell office:value-type="float" office:value="13881731630.9676" calcext:value-type="float">
            <text:p>13,881,731,631</text:p>
          </table:table-cell>
          <table:table-cell office:value-type="float" office:value="14587496229.1811" calcext:value-type="float">
            <text:p>14,587,496,229</text:p>
          </table:table-cell>
          <table:table-cell office:value-type="float" office:value="15839344591.9842" calcext:value-type="float">
            <text:p>15,839,344,592</text:p>
          </table:table-cell>
          <table:table-cell office:value-type="float" office:value="17710275997.4749" calcext:value-type="float">
            <text:p>17,710,275,997</text:p>
          </table:table-cell>
          <table:table-cell office:value-type="float" office:value="18528554861.0515" calcext:value-type="float">
            <text:p>18,528,554,861</text:p>
          </table:table-cell>
          <table:table-cell office:value-type="float" office:value="18499729063.4192" calcext:value-type="float">
            <text:p>18,499,729,063</text:p>
          </table:table-cell>
          <table:table-cell office:value-type="float" office:value="19756533658.0822" calcext:value-type="float">
            <text:p>19,756,533,658</text:p>
          </table:table-cell>
          <table:table-cell office:value-type="float" office:value="20844308600.8656" calcext:value-type="float">
            <text:p>20,844,308,601</text:p>
          </table:table-cell>
          <table:table-cell office:value-type="float" office:value="21516915352.6217" calcext:value-type="float">
            <text:p>21,516,915,35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370010475.12283" calcext:value-type="float">
            <text:p>6,370,010,475</text:p>
          </table:table-cell>
          <table:table-cell office:value-type="float" office:value="6932693659.23075" calcext:value-type="float">
            <text:p>6,932,693,659</text:p>
          </table:table-cell>
          <table:table-cell office:value-type="float" office:value="8131272246.0031" calcext:value-type="float">
            <text:p>8,131,272,246</text:p>
          </table:table-cell>
          <table:table-cell office:value-type="float" office:value="10069404770.412" calcext:value-type="float">
            <text:p>10,069,404,770</text:p>
          </table:table-cell>
          <table:table-cell office:value-type="float" office:value="11036444606.6092" calcext:value-type="float">
            <text:p>11,036,444,607</text:p>
          </table:table-cell>
          <table:table-cell office:value-type="float" office:value="12584688603.7832" calcext:value-type="float">
            <text:p>12,584,688,604</text:p>
          </table:table-cell>
          <table:table-cell office:value-type="float" office:value="14583274648.9319" calcext:value-type="float">
            <text:p>14,583,274,649</text:p>
          </table:table-cell>
          <table:table-cell office:value-type="float" office:value="16286865725.659" calcext:value-type="float">
            <text:p>16,286,865,726</text:p>
          </table:table-cell>
          <table:table-cell office:value-type="float" office:value="19040478399.1612" calcext:value-type="float">
            <text:p>19,040,478,399</text:p>
          </table:table-cell>
          <table:table-cell office:value-type="float" office:value="21984048816.1219" calcext:value-type="float">
            <text:p>21,984,048,816</text:p>
          </table:table-cell>
          <table:table-cell office:value-type="float" office:value="25407772809.5551" calcext:value-type="float">
            <text:p>25,407,772,810</text:p>
          </table:table-cell>
          <table:table-cell office:value-type="float" office:value="26055401540.9145" calcext:value-type="float">
            <text:p>26,055,401,541</text:p>
          </table:table-cell>
          <table:table-cell office:value-type="float" office:value="26534661266.3892" calcext:value-type="float">
            <text:p>26,534,661,266</text:p>
          </table:table-cell>
          <table:table-cell office:value-type="float" office:value="24081232922.7143" calcext:value-type="float">
            <text:p>24,081,232,923</text:p>
          </table:table-cell>
          <table:table-cell office:value-type="float" office:value="23347777439.9573" calcext:value-type="float">
            <text:p>23,347,777,440</text:p>
          </table:table-cell>
          <table:table-cell office:value-type="float" office:value="23642762153.1583" calcext:value-type="float">
            <text:p>23,642,762,153</text:p>
          </table:table-cell>
          <table:table-cell office:value-type="float" office:value="27233602099.356" calcext:value-type="float">
            <text:p>27,233,602,099</text:p>
          </table:table-cell>
          <table:table-cell office:value-type="float" office:value="29931132936.0867" calcext:value-type="float">
            <text:p>29,931,132,936</text:p>
          </table:table-cell>
          <table:table-cell office:value-type="float" office:value="32051856326.4621" calcext:value-type="float">
            <text:p>32,051,856,326</text:p>
          </table:table-cell>
          <table:table-cell office:value-type="float" office:value="32491800095.215" calcext:value-type="float">
            <text:p>32,491,800,095</text:p>
          </table:table-cell>
          <table:table-cell office:value-type="float" office:value="37082702936.7527" calcext:value-type="float">
            <text:p>37,082,702,937</text:p>
          </table:table-cell>
          <table:table-cell office:value-type="float" office:value="34748330099.7765" calcext:value-type="float">
            <text:p>34,748,330,100</text:p>
          </table:table-cell>
          <table:table-cell office:value-type="float" office:value="38724900427.2463" calcext:value-type="float">
            <text:p>38,724,900,427</text:p>
          </table:table-cell>
          <table:table-cell office:value-type="float" office:value="40119516993.4106" calcext:value-type="float">
            <text:p>40,119,516,993</text:p>
          </table:table-cell>
          <table:table-cell office:value-type="float" office:value="43144484767.4447" calcext:value-type="float">
            <text:p>43,144,484,767</text:p>
          </table:table-cell>
          <table:table-cell office:value-type="float" office:value="46431944895.5961" calcext:value-type="float">
            <text:p>46,431,944,896</text:p>
          </table:table-cell>
          <table:table-cell office:value-type="float" office:value="46659806961.6107" calcext:value-type="float">
            <text:p>46,659,806,962</text:p>
          </table:table-cell>
          <table:table-cell office:value-type="float" office:value="47290189027.7363" calcext:value-type="float">
            <text:p>47,290,189,028</text:p>
          </table:table-cell>
          <table:table-cell office:value-type="float" office:value="48770474421.0633" calcext:value-type="float">
            <text:p>48,770,474,421</text:p>
          </table:table-cell>
          <table:table-cell office:value-type="float" office:value="49170427479.5748" calcext:value-type="float">
            <text:p>49,170,427,480</text:p>
          </table:table-cell>
          <table:table-cell office:value-type="float" office:value="47310629475.9535" calcext:value-type="float">
            <text:p>47,310,629,476</text:p>
          </table:table-cell>
          <table:table-cell office:value-type="float" office:value="53820845404.7262" calcext:value-type="float">
            <text:p>53,820,845,405</text:p>
          </table:table-cell>
          <table:table-cell office:value-type="float" office:value="67710751492.9039" calcext:value-type="float">
            <text:p>67,710,751,493</text:p>
          </table:table-cell>
          <table:table-cell office:value-type="float" office:value="85324784521.1912" calcext:value-type="float">
            <text:p>85,324,784,521</text:p>
          </table:table-cell>
          <table:table-cell office:value-type="float" office:value="104066592408.393" calcext:value-type="float">
            <text:p>104,066,592,408</text:p>
          </table:table-cell>
          <table:table-cell office:value-type="float" office:value="113035361316.749" calcext:value-type="float">
            <text:p>113,035,361,317</text:p>
          </table:table-cell>
          <table:table-cell office:value-type="float" office:value="115295199391.606" calcext:value-type="float">
            <text:p>115,295,199,392</text:p>
          </table:table-cell>
          <table:table-cell office:value-type="float" office:value="139850769000.368" calcext:value-type="float">
            <text:p>139,850,769,000</text:p>
          </table:table-cell>
          <table:table-cell office:value-type="float" office:value="157998392532.053" calcext:value-type="float">
            <text:p>157,998,392,532</text:p>
          </table:table-cell>
          <table:table-cell office:value-type="float" office:value="130593982125.942" calcext:value-type="float">
            <text:p>130,593,982,126</text:p>
          </table:table-cell>
          <table:table-cell office:value-type="float" office:value="130922638689.071" calcext:value-type="float">
            <text:p>130,922,638,689</text:p>
          </table:table-cell>
          <table:table-cell office:value-type="float" office:value="140782064609.187" calcext:value-type="float">
            <text:p>140,782,064,609</text:p>
          </table:table-cell>
          <table:table-cell office:value-type="float" office:value="127856647107.82" calcext:value-type="float">
            <text:p>127,856,647,108</text:p>
          </table:table-cell>
          <table:table-cell office:value-type="float" office:value="135215704418.963" calcext:value-type="float">
            <text:p>135,215,704,419</text:p>
          </table:table-cell>
          <table:table-cell office:value-type="float" office:value="140118140454.711" calcext:value-type="float">
            <text:p>140,118,140,455</text:p>
          </table:table-cell>
          <table:table-cell office:value-type="float" office:value="122879042001.915" calcext:value-type="float">
            <text:p>122,879,042,002</text:p>
          </table:table-cell>
          <table:table-cell office:value-type="float" office:value="125816640420.569" calcext:value-type="float">
            <text:p>125,816,640,4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31004689.791941" calcext:value-type="float">
            <text:p>531,004,690</text:p>
          </table:table-cell>
          <table:table-cell office:value-type="float" office:value="675722900.767867" calcext:value-type="float">
            <text:p>675,722,901</text:p>
          </table:table-cell>
          <table:table-cell office:value-type="float" office:value="846503522.92994" calcext:value-type="float">
            <text:p>846,503,523</text:p>
          </table:table-cell>
          <table:table-cell office:value-type="float" office:value="1159811910.10295" calcext:value-type="float">
            <text:p>1,159,811,910</text:p>
          </table:table-cell>
          <table:table-cell office:value-type="float" office:value="1527534141.42218" calcext:value-type="float">
            <text:p>1,527,534,141</text:p>
          </table:table-cell>
          <table:table-cell office:value-type="float" office:value="1418406425.29388" calcext:value-type="float">
            <text:p>1,418,406,425</text:p>
          </table:table-cell>
          <table:table-cell office:value-type="float" office:value="1683102028.21352" calcext:value-type="float">
            <text:p>1,683,102,028</text:p>
          </table:table-cell>
          <table:table-cell office:value-type="float" office:value="2226538689.95715" calcext:value-type="float">
            <text:p>2,226,538,690</text:p>
          </table:table-cell>
          <table:table-cell office:value-type="float" office:value="2532323882.33732" calcext:value-type="float">
            <text:p>2,532,323,882</text:p>
          </table:table-cell>
          <table:table-cell office:value-type="float" office:value="2876729409.42474" calcext:value-type="float">
            <text:p>2,876,729,409</text:p>
          </table:table-cell>
          <table:table-cell office:value-type="float" office:value="3408994100.84134" calcext:value-type="float">
            <text:p>3,408,994,101</text:p>
          </table:table-cell>
          <table:table-cell office:value-type="float" office:value="3521520515.00929" calcext:value-type="float">
            <text:p>3,521,520,515</text:p>
          </table:table-cell>
          <table:table-cell office:value-type="float" office:value="3232795497.63477" calcext:value-type="float">
            <text:p>3,232,795,498</text:p>
          </table:table-cell>
          <table:table-cell office:value-type="float" office:value="2788534158.57692" calcext:value-type="float">
            <text:p>2,788,534,159</text:p>
          </table:table-cell>
          <table:table-cell office:value-type="float" office:value="2887821726.31463" calcext:value-type="float">
            <text:p>2,887,821,726</text:p>
          </table:table-cell>
          <table:table-cell office:value-type="float" office:value="3008415374.34048" calcext:value-type="float">
            <text:p>3,008,415,374</text:p>
          </table:table-cell>
          <table:table-cell office:value-type="float" office:value="4022196481.75904" calcext:value-type="float">
            <text:p>4,022,196,482</text:p>
          </table:table-cell>
          <table:table-cell office:value-type="float" office:value="5565386431.26805" calcext:value-type="float">
            <text:p>5,565,386,431</text:p>
          </table:table-cell>
          <table:table-cell office:value-type="float" office:value="6156490306.41586" calcext:value-type="float">
            <text:p>6,156,490,306</text:p>
          </table:table-cell>
          <table:table-cell office:value-type="float" office:value="5718878837.17421" calcext:value-type="float">
            <text:p>5,718,878,837</text:p>
          </table:table-cell>
          <table:table-cell office:value-type="float" office:value="6521547286.63337" calcext:value-type="float">
            <text:p>6,521,547,287</text:p>
          </table:table-cell>
          <table:table-cell office:value-type="float" office:value="6966133605.67414" calcext:value-type="float">
            <text:p>6,966,133,606</text:p>
          </table:table-cell>
          <table:table-cell office:value-type="float" office:value="7138783860.3365" calcext:value-type="float">
            <text:p>7,138,783,860</text:p>
          </table:table-cell>
          <table:table-cell office:value-type="float" office:value="6269349202.40564" calcext:value-type="float">
            <text:p>6,269,349,202</text:p>
          </table:table-cell>
          <table:table-cell office:value-type="float" office:value="6441623293.35164" calcext:value-type="float">
            <text:p>6,441,623,293</text:p>
          </table:table-cell>
          <table:table-cell office:value-type="float" office:value="7181791574.19039" calcext:value-type="float">
            <text:p>7,181,791,574</text:p>
          </table:table-cell>
          <table:table-cell office:value-type="float" office:value="7501950115.35338" calcext:value-type="float">
            <text:p>7,501,950,115</text:p>
          </table:table-cell>
          <table:table-cell office:value-type="float" office:value="7551700943.72168" calcext:value-type="float">
            <text:p>7,551,700,944</text:p>
          </table:table-cell>
          <table:table-cell office:value-type="float" office:value="8453693482.09043" calcext:value-type="float">
            <text:p>8,453,693,482</text:p>
          </table:table-cell>
          <table:table-cell office:value-type="float" office:value="8917292932.33898" calcext:value-type="float">
            <text:p>8,917,292,932</text:p>
          </table:table-cell>
          <table:table-cell office:value-type="float" office:value="8927145569.78771" calcext:value-type="float">
            <text:p>8,927,145,570</text:p>
          </table:table-cell>
          <table:table-cell office:value-type="float" office:value="8136343109.22351" calcext:value-type="float">
            <text:p>8,136,343,109</text:p>
          </table:table-cell>
          <table:table-cell office:value-type="float" office:value="9207698601.74191" calcext:value-type="float">
            <text:p>9,207,698,602</text:p>
          </table:table-cell>
          <table:table-cell office:value-type="float" office:value="11316432205.3157" calcext:value-type="float">
            <text:p>11,316,432,205</text:p>
          </table:table-cell>
          <table:table-cell office:value-type="float" office:value="13722825596.5808" calcext:value-type="float">
            <text:p>13,722,825,597</text:p>
          </table:table-cell>
          <table:table-cell office:value-type="float" office:value="16691492233.1896" calcext:value-type="float">
            <text:p>16,691,492,233</text:p>
          </table:table-cell>
          <table:table-cell office:value-type="float" office:value="17048646337.988" calcext:value-type="float">
            <text:p>17,048,646,338</text:p>
          </table:table-cell>
          <table:table-cell office:value-type="float" office:value="21319943798.2983" calcext:value-type="float">
            <text:p>21,319,943,798</text:p>
          </table:table-cell>
          <table:table-cell office:value-type="float" office:value="17658405779.936" calcext:value-type="float">
            <text:p>17,658,405,780</text:p>
          </table:table-cell>
          <table:table-cell office:value-type="float" office:value="12944119631.0514" calcext:value-type="float">
            <text:p>12,944,119,631</text:p>
          </table:table-cell>
          <table:table-cell office:value-type="float" office:value="13310568486.826" calcext:value-type="float">
            <text:p>13,310,568,487</text:p>
          </table:table-cell>
          <table:table-cell office:value-type="float" office:value="14732690672.1163" calcext:value-type="float">
            <text:p>14,732,690,672</text:p>
          </table:table-cell>
          <table:table-cell office:value-type="float" office:value="14292006459.7155" calcext:value-type="float">
            <text:p>14,292,006,460</text:p>
          </table:table-cell>
          <table:table-cell office:value-type="float" office:value="15548319381.1602" calcext:value-type="float">
            <text:p>15,548,319,381</text:p>
          </table:table-cell>
          <table:table-cell office:value-type="float" office:value="17291117394.1424" calcext:value-type="float">
            <text:p>17,291,117,394</text:p>
          </table:table-cell>
          <table:table-cell office:value-type="float" office:value="16922254823.0172" calcext:value-type="float">
            <text:p>16,922,254,823</text:p>
          </table:table-cell>
          <table:table-cell office:value-type="float" office:value="20269659972.2208" calcext:value-type="float">
            <text:p>20,269,659,9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9602914739.5441" calcext:value-type="float">
            <text:p>59,602,914,740</text:p>
          </table:table-cell>
          <table:table-cell office:value-type="float" office:value="63944116161.5711" calcext:value-type="float">
            <text:p>63,944,116,162</text:p>
          </table:table-cell>
          <table:table-cell office:value-type="float" office:value="69555666089.9359" calcext:value-type="float">
            <text:p>69,555,666,090</text:p>
          </table:table-cell>
          <table:table-cell office:value-type="float" office:value="82947352672.0189" calcext:value-type="float">
            <text:p>82,947,352,672</text:p>
          </table:table-cell>
          <table:table-cell office:value-type="float" office:value="93619184952.5345" calcext:value-type="float">
            <text:p>93,619,184,953</text:p>
          </table:table-cell>
          <table:table-cell office:value-type="float" office:value="97386172067.3527" calcext:value-type="float">
            <text:p>97,386,172,067</text:p>
          </table:table-cell>
          <table:table-cell office:value-type="float" office:value="98121939189.2994" calcext:value-type="float">
            <text:p>98,121,939,189</text:p>
          </table:table-cell>
          <table:table-cell office:value-type="float" office:value="113854628983.491" calcext:value-type="float">
            <text:p>113,854,628,983</text:p>
          </table:table-cell>
          <table:table-cell office:value-type="float" office:value="131706947961.242" calcext:value-type="float">
            <text:p>131,706,947,961</text:p>
          </table:table-cell>
          <table:table-cell office:value-type="float" office:value="145750633453.718" calcext:value-type="float">
            <text:p>145,750,633,454</text:p>
          </table:table-cell>
          <table:table-cell office:value-type="float" office:value="179148154404.944" calcext:value-type="float">
            <text:p>179,148,154,405</text:p>
          </table:table-cell>
          <table:table-cell office:value-type="float" office:value="191091507276.927" calcext:value-type="float">
            <text:p>191,091,507,277</text:p>
          </table:table-cell>
          <table:table-cell office:value-type="float" office:value="195115374008.298" calcext:value-type="float">
            <text:p>195,115,374,008</text:p>
          </table:table-cell>
          <table:table-cell office:value-type="float" office:value="212886185549.943" calcext:value-type="float">
            <text:p>212,886,185,550</text:p>
          </table:table-cell>
          <table:table-cell office:value-type="float" office:value="210861077625.356" calcext:value-type="float">
            <text:p>210,861,077,625</text:p>
          </table:table-cell>
          <table:table-cell office:value-type="float" office:value="219581239800.99" calcext:value-type="float">
            <text:p>219,581,239,801</text:p>
          </table:table-cell>
          <table:table-cell office:value-type="float" office:value="240583242437.406" calcext:value-type="float">
            <text:p>240,583,242,437</text:p>
          </table:table-cell>
          <table:table-cell office:value-type="float" office:value="266236853439.803" calcext:value-type="float">
            <text:p>266,236,853,440</text:p>
          </table:table-cell>
          <table:table-cell office:value-type="float" office:value="294526889595.785" calcext:value-type="float">
            <text:p>294,526,889,596</text:p>
          </table:table-cell>
          <table:table-cell office:value-type="float" office:value="291584954675.172" calcext:value-type="float">
            <text:p>291,584,954,675</text:p>
          </table:table-cell>
          <table:table-cell office:value-type="float" office:value="316868661672.865" calcext:value-type="float">
            <text:p>316,868,661,673</text:p>
          </table:table-cell>
          <table:table-cell office:value-type="float" office:value="280881975241.465" calcext:value-type="float">
            <text:p>280,881,975,241</text:p>
          </table:table-cell>
          <table:table-cell office:value-type="float" office:value="282077544234.624" calcext:value-type="float">
            <text:p>282,077,544,235</text:p>
          </table:table-cell>
          <table:table-cell office:value-type="float" office:value="275358986060.912" calcext:value-type="float">
            <text:p>275,358,986,061</text:p>
          </table:table-cell>
          <table:table-cell office:value-type="float" office:value="315459553754.545" calcext:value-type="float">
            <text:p>315,459,553,755</text:p>
          </table:table-cell>
          <table:table-cell office:value-type="float" office:value="358024059997.216" calcext:value-type="float">
            <text:p>358,024,059,997</text:p>
          </table:table-cell>
          <table:table-cell office:value-type="float" office:value="377347312096.847" calcext:value-type="float">
            <text:p>377,347,312,097</text:p>
          </table:table-cell>
          <table:table-cell office:value-type="float" office:value="409736207996.665" calcext:value-type="float">
            <text:p>409,736,207,997</text:p>
          </table:table-cell>
          <table:table-cell office:value-type="float" office:value="412355388104.834" calcext:value-type="float">
            <text:p>412,355,388,105</text:p>
          </table:table-cell>
          <table:table-cell office:value-type="float" office:value="439605378748.177" calcext:value-type="float">
            <text:p>439,605,378,748</text:p>
          </table:table-cell>
          <table:table-cell office:value-type="float" office:value="453578227175.042" calcext:value-type="float">
            <text:p>453,578,227,175</text:p>
          </table:table-cell>
          <table:table-cell office:value-type="float" office:value="468297082732.786" calcext:value-type="float">
            <text:p>468,297,082,733</text:p>
          </table:table-cell>
          <table:table-cell office:value-type="float" office:value="489607970101.033" calcext:value-type="float">
            <text:p>489,607,970,101</text:p>
          </table:table-cell>
          <table:table-cell office:value-type="float" office:value="573369816662.547" calcext:value-type="float">
            <text:p>573,369,816,663</text:p>
          </table:table-cell>
          <table:table-cell office:value-type="float" office:value="693726290422.025" calcext:value-type="float">
            <text:p>693,726,290,422</text:p>
          </table:table-cell>
          <table:table-cell office:value-type="float" office:value="812058878296.099" calcext:value-type="float">
            <text:p>812,058,878,296</text:p>
          </table:table-cell>
          <table:table-cell office:value-type="float" office:value="919117917119.717" calcext:value-type="float">
            <text:p>919,117,917,120</text:p>
          </table:table-cell>
          <table:table-cell office:value-type="float" office:value="1169473124316.52" calcext:value-type="float">
            <text:p>1,169,473,124,317</text:p>
          </table:table-cell>
          <table:table-cell office:value-type="float" office:value="1254802704031.46" calcext:value-type="float">
            <text:p>1,254,802,704,031</text:p>
          </table:table-cell>
          <table:table-cell office:value-type="float" office:value="1297597246412.32" calcext:value-type="float">
            <text:p>1,297,597,246,412</text:p>
          </table:table-cell>
          <table:table-cell office:value-type="float" office:value="1650634716715.52" calcext:value-type="float">
            <text:p>1,650,634,716,716</text:p>
          </table:table-cell>
          <table:table-cell office:value-type="float" office:value="1871918072385.53" calcext:value-type="float">
            <text:p>1,871,918,072,386</text:p>
          </table:table-cell>
          <table:table-cell office:value-type="float" office:value="1860877216073.44" calcext:value-type="float">
            <text:p>1,860,877,216,073</text:p>
          </table:table-cell>
          <table:table-cell office:value-type="float" office:value="1917053761980.97" calcext:value-type="float">
            <text:p>1,917,053,761,981</text:p>
          </table:table-cell>
          <table:table-cell office:value-type="float" office:value="2039198264963.56" calcext:value-type="float">
            <text:p>2,039,198,264,964</text:p>
          </table:table-cell>
          <table:table-cell office:value-type="float" office:value="2132754527469.04" calcext:value-type="float">
            <text:p>2,132,754,527,469</text:p>
          </table:table-cell>
          <table:table-cell office:value-type="float" office:value="2259642382872.31" calcext:value-type="float">
            <text:p>2,259,642,382,87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439687780.373" calcext:value-type="float">
            <text:p>10,439,687,780</text:p>
          </table:table-cell>
          <table:table-cell office:value-type="float" office:value="10961574983.1196" calcext:value-type="float">
            <text:p>10,961,574,983</text:p>
          </table:table-cell>
          <table:table-cell office:value-type="float" office:value="12865165685.5325" calcext:value-type="float">
            <text:p>12,865,165,686</text:p>
          </table:table-cell>
          <table:table-cell office:value-type="float" office:value="19035596817.3542" calcext:value-type="float">
            <text:p>19,035,596,817</text:p>
          </table:table-cell>
          <table:table-cell office:value-type="float" office:value="30184091621.5349" calcext:value-type="float">
            <text:p>30,184,091,622</text:p>
          </table:table-cell>
          <table:table-cell office:value-type="float" office:value="35638538510.6449" calcext:value-type="float">
            <text:p>35,638,538,511</text:p>
          </table:table-cell>
          <table:table-cell office:value-type="float" office:value="43598930249.4786" calcext:value-type="float">
            <text:p>43,598,930,249</text:p>
          </table:table-cell>
          <table:table-cell office:value-type="float" office:value="53588883621.44" calcext:value-type="float">
            <text:p>53,588,883,621</text:p>
          </table:table-cell>
          <table:table-cell office:value-type="float" office:value="60194385809.6077" calcext:value-type="float">
            <text:p>60,194,385,810</text:p>
          </table:table-cell>
          <table:table-cell office:value-type="float" office:value="60128483270.2321" calcext:value-type="float">
            <text:p>60,128,483,270</text:p>
          </table:table-cell>
          <table:table-cell office:value-type="float" office:value="84791071590.4779" calcext:value-type="float">
            <text:p>84,791,071,590</text:p>
          </table:table-cell>
          <table:table-cell office:value-type="float" office:value="107633117698.694" calcext:value-type="float">
            <text:p>107,633,117,699</text:p>
          </table:table-cell>
          <table:table-cell office:value-type="float" office:value="110497701822.976" calcext:value-type="float">
            <text:p>110,497,701,823</text:p>
          </table:table-cell>
          <table:table-cell office:value-type="float" office:value="99866050208.7102" calcext:value-type="float">
            <text:p>99,866,050,209</text:p>
          </table:table-cell>
          <table:table-cell office:value-type="float" office:value="102489897480.982" calcext:value-type="float">
            <text:p>102,489,897,481</text:p>
          </table:table-cell>
          <table:table-cell office:value-type="float" office:value="102170683508.279" calcext:value-type="float">
            <text:p>102,170,683,508</text:p>
          </table:table-cell>
          <table:table-cell office:value-type="float" office:value="93656667813.7985" calcext:value-type="float">
            <text:p>93,656,667,814</text:p>
          </table:table-cell>
          <table:table-cell office:value-type="float" office:value="88823900234.9045" calcext:value-type="float">
            <text:p>88,823,900,235</text:p>
          </table:table-cell>
          <table:table-cell office:value-type="float" office:value="103864788559.607" calcext:value-type="float">
            <text:p>103,864,788,560</text:p>
          </table:table-cell>
          <table:table-cell office:value-type="float" office:value="118684188631.139" calcext:value-type="float">
            <text:p>118,684,188,631</text:p>
          </table:table-cell>
          <table:table-cell office:value-type="float" office:value="133857607572.688" calcext:value-type="float">
            <text:p>133,857,607,573</text:p>
          </table:table-cell>
          <table:table-cell office:value-type="float" office:value="149934100042.126" calcext:value-type="float">
            <text:p>149,934,100,042</text:p>
          </table:table-cell>
          <table:table-cell office:value-type="float" office:value="162739961497.734" calcext:value-type="float">
            <text:p>162,739,961,498</text:p>
          </table:table-cell>
          <table:table-cell office:value-type="float" office:value="184838667034.163" calcext:value-type="float">
            <text:p>184,838,667,034</text:p>
          </table:table-cell>
          <table:table-cell office:value-type="float" office:value="206931749137.468" calcext:value-type="float">
            <text:p>206,931,749,137</text:p>
          </table:table-cell>
          <table:table-cell office:value-type="float" office:value="236456037516.214" calcext:value-type="float">
            <text:p>236,456,037,516</text:p>
          </table:table-cell>
          <table:table-cell office:value-type="float" office:value="265980786649.744" calcext:value-type="float">
            <text:p>265,980,786,650</text:p>
          </table:table-cell>
          <table:table-cell office:value-type="float" office:value="252386467344.606" calcext:value-type="float">
            <text:p>252,386,467,345</text:p>
          </table:table-cell>
          <table:table-cell office:value-type="float" office:value="111653606038.922" calcext:value-type="float">
            <text:p>111,653,606,039</text:p>
          </table:table-cell>
          <table:table-cell office:value-type="float" office:value="163775688762.697" calcext:value-type="float">
            <text:p>163,775,688,763</text:p>
          </table:table-cell>
          <table:table-cell office:value-type="float" office:value="175702228400.604" calcext:value-type="float">
            <text:p>175,702,228,401</text:p>
          </table:table-cell>
          <table:table-cell office:value-type="float" office:value="170832086611.313" calcext:value-type="float">
            <text:p>170,832,086,611</text:p>
          </table:table-cell>
          <table:table-cell office:value-type="float" office:value="208325002626.683" calcext:value-type="float">
            <text:p>208,325,002,627</text:p>
          </table:table-cell>
          <table:table-cell office:value-type="float" office:value="249968413218.325" calcext:value-type="float">
            <text:p>249,968,413,218</text:p>
          </table:table-cell>
          <table:table-cell office:value-type="float" office:value="273460976841.454" calcext:value-type="float">
            <text:p>273,460,976,841</text:p>
          </table:table-cell>
          <table:table-cell office:value-type="float" office:value="304371851840.204" calcext:value-type="float">
            <text:p>304,371,851,840</text:p>
          </table:table-cell>
          <table:table-cell office:value-type="float" office:value="388167834851.473" calcext:value-type="float">
            <text:p>388,167,834,851</text:p>
          </table:table-cell>
          <table:table-cell office:value-type="float" office:value="460192550124.261" calcext:value-type="float">
            <text:p>460,192,550,124</text:p>
          </table:table-cell>
          <table:table-cell office:value-type="float" office:value="543253872796.141" calcext:value-type="float">
            <text:p>543,253,872,796</text:p>
          </table:table-cell>
          <table:table-cell office:value-type="float" office:value="574505135716.382" calcext:value-type="float">
            <text:p>574,505,135,716</text:p>
          </table:table-cell>
          <table:table-cell office:value-type="float" office:value="755094157594.248" calcext:value-type="float">
            <text:p>755,094,157,594</text:p>
          </table:table-cell>
          <table:table-cell office:value-type="float" office:value="892969104529.233" calcext:value-type="float">
            <text:p>892,969,104,529</text:p>
          </table:table-cell>
          <table:table-cell office:value-type="float" office:value="917869913365.243" calcext:value-type="float">
            <text:p>917,869,913,365</text:p>
          </table:table-cell>
          <table:table-cell office:value-type="float" office:value="912524136718.018" calcext:value-type="float">
            <text:p>912,524,136,718</text:p>
          </table:table-cell>
          <table:table-cell office:value-type="float" office:value="890814755511.291" calcext:value-type="float">
            <text:p>890,814,755,511</text:p>
          </table:table-cell>
          <table:table-cell office:value-type="float" office:value="861256348929.036" calcext:value-type="float">
            <text:p>861,256,348,929</text:p>
          </table:table-cell>
          <table:table-cell office:value-type="float" office:value="932259177621.409" calcext:value-type="float">
            <text:p>932,259,177,6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976245142.6079" calcext:value-type="float">
            <text:p>10,976,245,143</text:p>
          </table:table-cell>
          <table:table-cell office:value-type="float" office:value="13731801564.0924" calcext:value-type="float">
            <text:p>13,731,801,564</text:p>
          </table:table-cell>
          <table:table-cell office:value-type="float" office:value="17153470026.0939" calcext:value-type="float">
            <text:p>17,153,470,026</text:p>
          </table:table-cell>
          <table:table-cell office:value-type="float" office:value="27079771796.887" calcext:value-type="float">
            <text:p>27,079,771,797</text:p>
          </table:table-cell>
          <table:table-cell office:value-type="float" office:value="46195583157.2123" calcext:value-type="float">
            <text:p>46,195,583,157</text:p>
          </table:table-cell>
          <table:table-cell office:value-type="float" office:value="52164683819.719" calcext:value-type="float">
            <text:p>52,164,683,820</text:p>
          </table:table-cell>
          <table:table-cell office:value-type="float" office:value="68338555941.025" calcext:value-type="float">
            <text:p>68,338,555,941</text:p>
          </table:table-cell>
          <table:table-cell office:value-type="float" office:value="80533580565.8693" calcext:value-type="float">
            <text:p>80,533,580,566</text:p>
          </table:table-cell>
          <table:table-cell office:value-type="float" office:value="77971515512.6713" calcext:value-type="float">
            <text:p>77,971,515,513</text:p>
          </table:table-cell>
          <table:table-cell office:value-type="float" office:value="90365451874.4385" calcext:value-type="float">
            <text:p>90,365,451,874</text:p>
          </table:table-cell>
          <table:table-cell office:value-type="float" office:value="95617448298.3364" calcext:value-type="float">
            <text:p>95,617,448,298</text:p>
          </table:table-cell>
          <table:table-cell office:value-type="float" office:value="102649318748.166" calcext:value-type="float">
            <text:p>102,649,318,748</text:p>
          </table:table-cell>
          <table:table-cell office:value-type="float" office:value="127191400658.833" calcext:value-type="float">
            <text:p>127,191,400,659</text:p>
          </table:table-cell>
          <table:table-cell office:value-type="float" office:value="157894503604.104" calcext:value-type="float">
            <text:p>157,894,503,604</text:p>
          </table:table-cell>
          <table:table-cell office:value-type="float" office:value="165603115380.073" calcext:value-type="float">
            <text:p>165,603,115,380</text:p>
          </table:table-cell>
          <table:table-cell office:value-type="float" office:value="76256875907.7135" calcext:value-type="float">
            <text:p>76,256,875,908</text:p>
          </table:table-cell>
          <table:table-cell office:value-type="float" office:value="73591672222.3126" calcext:value-type="float">
            <text:p>73,591,672,222</text:p>
          </table:table-cell>
          <table:table-cell office:value-type="float" office:value="87632619626.4711" calcext:value-type="float">
            <text:p>87,632,619,626</text:p>
          </table:table-cell>
          <table:table-cell office:value-type="float" office:value="92368652811.4551" calcext:value-type="float">
            <text:p>92,368,652,811</text:p>
          </table:table-cell>
          <table:table-cell office:value-type="float" office:value="91047067934.0588" calcext:value-type="float">
            <text:p>91,047,067,934</text:p>
          </table:table-cell>
          <table:table-cell office:value-type="float" office:value="96363628706.6337" calcext:value-type="float">
            <text:p>96,363,628,707</text:p>
          </table:table-cell>
          <table:table-cell office:value-type="float" office:value="105111273426.138" calcext:value-type="float">
            <text:p>105,111,273,426</text:p>
          </table:table-cell>
          <table:table-cell office:value-type="float" office:value="109695030880.71" calcext:value-type="float">
            <text:p>109,695,030,881</text:p>
          </table:table-cell>
          <table:table-cell office:value-type="float" office:value="119239590781.235" calcext:value-type="float">
            <text:p>119,239,590,781</text:p>
          </table:table-cell>
          <table:table-cell office:value-type="float" office:value="114374758108.091" calcext:value-type="float">
            <text:p>114,374,758,108</text:p>
          </table:table-cell>
          <table:table-cell office:value-type="float" office:value="114364442633.712" calcext:value-type="float">
            <text:p>114,364,442,634</text:p>
          </table:table-cell>
          <table:table-cell office:value-type="float" office:value="125542527212.498" calcext:value-type="float">
            <text:p>125,542,527,212</text:p>
          </table:table-cell>
          <table:table-cell office:value-type="float" office:value="116910894388.658" calcext:value-type="float">
            <text:p>116,910,894,389</text:p>
          </table:table-cell>
          <table:table-cell office:value-type="float" office:value="113072841749.435" calcext:value-type="float">
            <text:p>113,072,841,749</text:p>
          </table:table-cell>
          <table:table-cell office:value-type="float" office:value="118047036759.694" calcext:value-type="float">
            <text:p>118,047,036,760</text:p>
          </table:table-cell>
          <table:table-cell office:value-type="float" office:value="111614883497.08" calcext:value-type="float">
            <text:p>111,614,883,497</text:p>
          </table:table-cell>
          <table:table-cell office:value-type="float" office:value="121521176599.907" calcext:value-type="float">
            <text:p>121,521,176,600</text:p>
          </table:table-cell>
          <table:table-cell office:value-type="float" office:value="150050109594.569" calcext:value-type="float">
            <text:p>150,050,109,595</text:p>
          </table:table-cell>
          <table:table-cell office:value-type="float" office:value="155155859191.714" calcext:value-type="float">
            <text:p>155,155,859,192</text:p>
          </table:table-cell>
          <table:table-cell office:value-type="float" office:value="190043418913.03" calcext:value-type="float">
            <text:p>190,043,418,913</text:p>
          </table:table-cell>
          <table:table-cell office:value-type="float" office:value="226452142533.844" calcext:value-type="float">
            <text:p>226,452,142,534</text:p>
          </table:table-cell>
          <table:table-cell office:value-type="float" office:value="266298910877.716" calcext:value-type="float">
            <text:p>266,298,910,878</text:p>
          </table:table-cell>
          <table:table-cell office:value-type="float" office:value="349881605221.314" calcext:value-type="float">
            <text:p>349,881,605,221</text:p>
          </table:table-cell>
          <table:table-cell office:value-type="float" office:value="412336177232.436" calcext:value-type="float">
            <text:p>412,336,177,232</text:p>
          </table:table-cell>
          <table:table-cell office:value-type="float" office:value="416397025355.801" calcext:value-type="float">
            <text:p>416,397,025,356</text:p>
          </table:table-cell>
          <table:table-cell office:value-type="float" office:value="491098657663.151" calcext:value-type="float">
            <text:p>491,098,657,663</text:p>
          </table:table-cell>
          <table:table-cell office:value-type="float" office:value="602500579019.227" calcext:value-type="float">
            <text:p>602,500,579,019</text:p>
          </table:table-cell>
          <table:table-cell office:value-type="float" office:value="603007205014.971" calcext:value-type="float">
            <text:p>603,007,205,015</text:p>
          </table:table-cell>
          <table:table-cell office:value-type="float" office:value="539465961433.39" calcext:value-type="float">
            <text:p>539,465,961,433</text:p>
          </table:table-cell>
          <table:table-cell office:value-type="float" office:value="443976436353.591" calcext:value-type="float">
            <text:p>443,976,436,354</text:p>
          </table:table-cell>
          <table:table-cell office:value-type="float" office:value="393436064752.885" calcext:value-type="float">
            <text:p>393,436,064,753</text:p>
          </table:table-cell>
          <table:table-cell office:value-type="float" office:value="425402616011.173" calcext:value-type="float">
            <text:p>425,402,616,01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357247597.14194" calcext:value-type="float">
            <text:p>2,357,247,597</text:p>
          </table:table-cell>
          <table:table-cell office:value-type="float" office:value="2648969386.89566" calcext:value-type="float">
            <text:p>2,648,969,387</text:p>
          </table:table-cell>
          <table:table-cell office:value-type="float" office:value="2660624796.16087" calcext:value-type="float">
            <text:p>2,660,624,796</text:p>
          </table:table-cell>
          <table:table-cell office:value-type="float" office:value="3336421330.52951" calcext:value-type="float">
            <text:p>3,336,421,331</text:p>
          </table:table-cell>
          <table:table-cell office:value-type="float" office:value="3929148199.23741" calcext:value-type="float">
            <text:p>3,929,148,199</text:p>
          </table:table-cell>
          <table:table-cell office:value-type="float" office:value="4909935773.55782" calcext:value-type="float">
            <text:p>4,909,935,774</text:p>
          </table:table-cell>
          <table:table-cell office:value-type="float" office:value="6248679029.01458" calcext:value-type="float">
            <text:p>6,248,679,029</text:p>
          </table:table-cell>
          <table:table-cell office:value-type="float" office:value="6758719607.57536" calcext:value-type="float">
            <text:p>6,758,719,608</text:p>
          </table:table-cell>
          <table:table-cell office:value-type="float" office:value="8552165592.0059" calcext:value-type="float">
            <text:p>8,552,165,592</text:p>
          </table:table-cell>
          <table:table-cell office:value-type="float" office:value="11473570043.8171" calcext:value-type="float">
            <text:p>11,473,570,044</text:p>
          </table:table-cell>
          <table:table-cell office:value-type="float" office:value="12559723897.0154" calcext:value-type="float">
            <text:p>12,559,723,897</text:p>
          </table:table-cell>
          <table:table-cell office:value-type="float" office:value="11263363827.2884" calcext:value-type="float">
            <text:p>11,263,363,827</text:p>
          </table:table-cell>
          <table:table-cell office:value-type="float" office:value="11833412935.9777" calcext:value-type="float">
            <text:p>11,833,412,936</text:p>
          </table:table-cell>
          <table:table-cell office:value-type="float" office:value="11281074015.8035" calcext:value-type="float">
            <text:p>11,281,074,016</text:p>
          </table:table-cell>
          <table:table-cell office:value-type="float" office:value="11702261221.229" calcext:value-type="float">
            <text:p>11,702,261,221</text:p>
          </table:table-cell>
          <table:table-cell office:value-type="float" office:value="12074482032.6209" calcext:value-type="float">
            <text:p>12,074,482,033</text:p>
          </table:table-cell>
          <table:table-cell office:value-type="float" office:value="13320270119.7078" calcext:value-type="float">
            <text:p>13,320,270,120</text:p>
          </table:table-cell>
          <table:table-cell office:value-type="float" office:value="16307338181.9908" calcext:value-type="float">
            <text:p>16,307,338,182</text:p>
          </table:table-cell>
          <table:table-cell office:value-type="float" office:value="17393444984.8015" calcext:value-type="float">
            <text:p>17,393,444,985</text:p>
          </table:table-cell>
          <table:table-cell office:value-type="float" office:value="16466909135.4816" calcext:value-type="float">
            <text:p>16,466,909,135</text:p>
          </table:table-cell>
          <table:table-cell office:value-type="float" office:value="17079070170.9525" calcext:value-type="float">
            <text:p>17,079,070,171</text:p>
          </table:table-cell>
          <table:table-cell office:value-type="float" office:value="5978866890" calcext:value-type="float">
            <text:p>5,978,866,890</text:p>
          </table:table-cell>
          <table:table-cell office:value-type="float" office:value="7061977039.66667" calcext:value-type="float">
            <text:p>7,061,977,040</text:p>
          </table:table-cell>
          <table:table-cell office:value-type="float" office:value="5043878724.10811" calcext:value-type="float">
            <text:p>5,043,878,724</text:p>
          </table:table-cell>
          <table:table-cell office:value-type="float" office:value="4034178134.30568" calcext:value-type="float">
            <text:p>4,034,178,134</text:p>
          </table:table-cell>
          <table:table-cell office:value-type="float" office:value="3476714300.89068" calcext:value-type="float">
            <text:p>3,476,714,301</text:p>
          </table:table-cell>
          <table:table-cell office:value-type="float" office:value="6097547766.16325" calcext:value-type="float">
            <text:p>6,097,547,766</text:p>
          </table:table-cell>
          <table:table-cell office:value-type="float" office:value="6665364785.85996" calcext:value-type="float">
            <text:p>6,665,364,786</text:p>
          </table:table-cell>
          <table:table-cell office:value-type="float" office:value="8501468580.24691" calcext:value-type="float">
            <text:p>8,501,468,580</text:p>
          </table:table-cell>
          <table:table-cell office:value-type="float" office:value="14834244219.0669" calcext:value-type="float">
            <text:p>14,834,244,219</text:p>
          </table:table-cell>
          <table:table-cell office:value-type="float" office:value="16898428909.9078" calcext:value-type="float">
            <text:p>16,898,428,910</text:p>
          </table:table-cell>
          <table:table-cell office:value-type="float" office:value="17681967029.549" calcext:value-type="float">
            <text:p>17,681,967,030</text:p>
          </table:table-cell>
          <table:table-cell office:value-type="float" office:value="17436737915.1763" calcext:value-type="float">
            <text:p>17,436,737,915</text:p>
          </table:table-cell>
          <table:table-cell office:value-type="float" office:value="16536257815.0955" calcext:value-type="float">
            <text:p>16,536,257,815</text:p>
          </table:table-cell>
          <table:table-cell office:value-type="float" office:value="26193078458.362" calcext:value-type="float">
            <text:p>26,193,078,458</text:p>
          </table:table-cell>
          <table:table-cell office:value-type="float" office:value="36267934782.6087" calcext:value-type="float">
            <text:p>36,267,934,783</text:p>
          </table:table-cell>
          <table:table-cell office:value-type="float" office:value="54548745762.7119" calcext:value-type="float">
            <text:p>54,548,745,763</text:p>
          </table:table-cell>
          <table:table-cell office:value-type="float" office:value="74911649696.8949" calcext:value-type="float">
            <text:p>74,911,649,697</text:p>
          </table:table-cell>
          <table:table-cell office:value-type="float" office:value="102850031749.928" calcext:value-type="float">
            <text:p>102,850,031,750</text:p>
          </table:table-cell>
          <table:table-cell office:value-type="float" office:value="109651007510.597" calcext:value-type="float">
            <text:p>109,651,007,511</text:p>
          </table:table-cell>
          <table:table-cell office:value-type="float" office:value="117137606837.607" calcext:value-type="float">
            <text:p>117,137,606,838</text:p>
          </table:table-cell>
          <table:table-cell office:value-type="float" office:value="157453846153.846" calcext:value-type="float">
            <text:p>157,453,846,154</text:p>
          </table:table-cell>
          <table:table-cell office:value-type="float" office:value="185918536515.649" calcext:value-type="float">
            <text:p>185,918,536,516</text:p>
          </table:table-cell>
          <table:table-cell office:value-type="float" office:value="207123560977.702" calcext:value-type="float">
            <text:p>207,123,560,978</text:p>
          </table:table-cell>
          <table:table-cell office:value-type="float" office:value="199221434648.37" calcext:value-type="float">
            <text:p>199,221,434,648</text:p>
          </table:table-cell>
          <table:table-cell office:value-type="float" office:value="167658274129.07" calcext:value-type="float">
            <text:p>167,658,274,129</text:p>
          </table:table-cell>
          <table:table-cell office:value-type="float" office:value="160021001474.296" calcext:value-type="float">
            <text:p>160,021,001,47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401609270.17787" calcext:value-type="float">
            <text:p>4,401,609,270</text:p>
          </table:table-cell>
          <table:table-cell office:value-type="float" office:value="5104736348.30407" calcext:value-type="float">
            <text:p>5,104,736,348</text:p>
          </table:table-cell>
          <table:table-cell office:value-type="float" office:value="6325739447.72302" calcext:value-type="float">
            <text:p>6,325,739,448</text:p>
          </table:table-cell>
          <table:table-cell office:value-type="float" office:value="7490563149.80092" calcext:value-type="float">
            <text:p>7,490,563,150</text:p>
          </table:table-cell>
          <table:table-cell office:value-type="float" office:value="7905754599.33721" calcext:value-type="float">
            <text:p>7,905,754,599</text:p>
          </table:table-cell>
          <table:table-cell office:value-type="float" office:value="9495597935.38361" calcext:value-type="float">
            <text:p>9,495,597,935</text:p>
          </table:table-cell>
          <table:table-cell office:value-type="float" office:value="9464787116.09514" calcext:value-type="float">
            <text:p>9,464,787,116</text:p>
          </table:table-cell>
          <table:table-cell office:value-type="float" office:value="11261729036.5239" calcext:value-type="float">
            <text:p>11,261,729,037</text:p>
          </table:table-cell>
          <table:table-cell office:value-type="float" office:value="14666109031.1435" calcext:value-type="float">
            <text:p>14,666,109,031</text:p>
          </table:table-cell>
          <table:table-cell office:value-type="float" office:value="18341642596.6675" calcext:value-type="float">
            <text:p>18,341,642,597</text:p>
          </table:table-cell>
          <table:table-cell office:value-type="float" office:value="21773476899.3648" calcext:value-type="float">
            <text:p>21,773,476,899</text:p>
          </table:table-cell>
          <table:table-cell office:value-type="float" office:value="20695316380.6969" calcext:value-type="float">
            <text:p>20,695,316,381</text:p>
          </table:table-cell>
          <table:table-cell office:value-type="float" office:value="21500261494.5402" calcext:value-type="float">
            <text:p>21,500,261,495</text:p>
          </table:table-cell>
          <table:table-cell office:value-type="float" office:value="20790302678.335" calcext:value-type="float">
            <text:p>20,790,302,678</text:p>
          </table:table-cell>
          <table:table-cell office:value-type="float" office:value="20130705798.942" calcext:value-type="float">
            <text:p>20,130,705,799</text:p>
          </table:table-cell>
          <table:table-cell office:value-type="float" office:value="21295780783.2768" calcext:value-type="float">
            <text:p>21,295,780,783</text:p>
          </table:table-cell>
          <table:table-cell office:value-type="float" office:value="28749619611.6452" calcext:value-type="float">
            <text:p>28,749,619,612</text:p>
          </table:table-cell>
          <table:table-cell office:value-type="float" office:value="33960031947.9458" calcext:value-type="float">
            <text:p>33,960,031,948</text:p>
          </table:table-cell>
          <table:table-cell office:value-type="float" office:value="37816237746.7412" calcext:value-type="float">
            <text:p>37,816,237,747</text:p>
          </table:table-cell>
          <table:table-cell office:value-type="float" office:value="39287347077.1534" calcext:value-type="float">
            <text:p>39,287,347,077</text:p>
          </table:table-cell>
          <table:table-cell office:value-type="float" office:value="49366684549.0517" calcext:value-type="float">
            <text:p>49,366,684,549</text:p>
          </table:table-cell>
          <table:table-cell office:value-type="float" office:value="49848069142.0242" calcext:value-type="float">
            <text:p>49,848,069,142</text:p>
          </table:table-cell>
          <table:table-cell office:value-type="float" office:value="55989142122.1187" calcext:value-type="float">
            <text:p>55,989,142,122</text:p>
          </table:table-cell>
          <table:table-cell office:value-type="float" office:value="52478467825.4137" calcext:value-type="float">
            <text:p>52,478,467,825</text:p>
          </table:table-cell>
          <table:table-cell office:value-type="float" office:value="57167209940.3039" calcext:value-type="float">
            <text:p>57,167,209,940</text:p>
          </table:table-cell>
          <table:table-cell office:value-type="float" office:value="69224579206.242" calcext:value-type="float">
            <text:p>69,224,579,206</text:p>
          </table:table-cell>
          <table:table-cell office:value-type="float" office:value="75878496143.7392" calcext:value-type="float">
            <text:p>75,878,496,144</text:p>
          </table:table-cell>
          <table:table-cell office:value-type="float" office:value="82828713191.6752" calcext:value-type="float">
            <text:p>82,828,713,192</text:p>
          </table:table-cell>
          <table:table-cell office:value-type="float" office:value="90082007250.0591" calcext:value-type="float">
            <text:p>90,082,007,250</text:p>
          </table:table-cell>
          <table:table-cell office:value-type="float" office:value="98689071780.6587" calcext:value-type="float">
            <text:p>98,689,071,781</text:p>
          </table:table-cell>
          <table:table-cell office:value-type="float" office:value="99853451712.5394" calcext:value-type="float">
            <text:p>99,853,451,713</text:p>
          </table:table-cell>
          <table:table-cell office:value-type="float" office:value="109132539306.136" calcext:value-type="float">
            <text:p>109,132,539,306</text:p>
          </table:table-cell>
          <table:table-cell office:value-type="float" office:value="127951198577.01" calcext:value-type="float">
            <text:p>127,951,198,577</text:p>
          </table:table-cell>
          <table:table-cell office:value-type="float" office:value="164278779505.305" calcext:value-type="float">
            <text:p>164,278,779,505</text:p>
          </table:table-cell>
          <table:table-cell office:value-type="float" office:value="193878770992.035" calcext:value-type="float">
            <text:p>193,878,770,992</text:p>
          </table:table-cell>
          <table:table-cell office:value-type="float" office:value="211645494577.924" calcext:value-type="float">
            <text:p>211,645,494,578</text:p>
          </table:table-cell>
          <table:table-cell office:value-type="float" office:value="232073645288.526" calcext:value-type="float">
            <text:p>232,073,645,289</text:p>
          </table:table-cell>
          <table:table-cell office:value-type="float" office:value="269903665497.596" calcext:value-type="float">
            <text:p>269,903,665,498</text:p>
          </table:table-cell>
          <table:table-cell office:value-type="float" office:value="275030206053.77" calcext:value-type="float">
            <text:p>275,030,206,054</text:p>
          </table:table-cell>
          <table:table-cell office:value-type="float" office:value="236297104207.03" calcext:value-type="float">
            <text:p>236,297,104,207</text:p>
          </table:table-cell>
          <table:table-cell office:value-type="float" office:value="221951353834.435" calcext:value-type="float">
            <text:p>221,951,353,834</text:p>
          </table:table-cell>
          <table:table-cell office:value-type="float" office:value="239018539917.996" calcext:value-type="float">
            <text:p>239,018,539,918</text:p>
          </table:table-cell>
          <table:table-cell office:value-type="float" office:value="225571857562.879" calcext:value-type="float">
            <text:p>225,571,857,563</text:p>
          </table:table-cell>
          <table:table-cell office:value-type="float" office:value="239389336737.266" calcext:value-type="float">
            <text:p>239,389,336,737</text:p>
          </table:table-cell>
          <table:table-cell office:value-type="float" office:value="258099015236.177" calcext:value-type="float">
            <text:p>258,099,015,236</text:p>
          </table:table-cell>
          <table:table-cell office:value-type="float" office:value="290617006593.066" calcext:value-type="float">
            <text:p>290,617,006,593</text:p>
          </table:table-cell>
          <table:table-cell office:value-type="float" office:value="304819019836.95" calcext:value-type="float">
            <text:p>304,819,019,83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023996062.03664" calcext:value-type="float">
            <text:p>6,023,996,062</text:p>
          </table:table-cell>
          <table:table-cell office:value-type="float" office:value="6373384109.11476" calcext:value-type="float">
            <text:p>6,373,384,109</text:p>
          </table:table-cell>
          <table:table-cell office:value-type="float" office:value="8373100988.81511" calcext:value-type="float">
            <text:p>8,373,100,989</text:p>
          </table:table-cell>
          <table:table-cell office:value-type="float" office:value="10768978198.8145" calcext:value-type="float">
            <text:p>10,768,978,199</text:p>
          </table:table-cell>
          <table:table-cell office:value-type="float" office:value="14640393684.2968" calcext:value-type="float">
            <text:p>14,640,393,684</text:p>
          </table:table-cell>
          <table:table-cell office:value-type="float" office:value="14502597000.63" calcext:value-type="float">
            <text:p>14,502,597,001</text:p>
          </table:table-cell>
          <table:table-cell office:value-type="float" office:value="15280732767.9141" calcext:value-type="float">
            <text:p>15,280,732,768</text:p>
          </table:table-cell>
          <table:table-cell office:value-type="float" office:value="16583153191.751" calcext:value-type="float">
            <text:p>16,583,153,192</text:p>
          </table:table-cell>
          <table:table-cell office:value-type="float" office:value="16374442387.4086" calcext:value-type="float">
            <text:p>16,374,442,387</text:p>
          </table:table-cell>
          <table:table-cell office:value-type="float" office:value="21107873315.2763" calcext:value-type="float">
            <text:p>21,107,873,315</text:p>
          </table:table-cell>
          <table:table-cell office:value-type="float" office:value="23979435211.0907" calcext:value-type="float">
            <text:p>23,979,435,211</text:p>
          </table:table-cell>
          <table:table-cell office:value-type="float" office:value="25435994866.2336" calcext:value-type="float">
            <text:p>25,435,994,866</text:p>
          </table:table-cell>
          <table:table-cell office:value-type="float" office:value="27793621544.7117" calcext:value-type="float">
            <text:p>27,793,621,545</text:p>
          </table:table-cell>
          <table:table-cell office:value-type="float" office:value="30993060354.454" calcext:value-type="float">
            <text:p>30,993,060,354</text:p>
          </table:table-cell>
          <table:table-cell office:value-type="float" office:value="29073987095.6558" calcext:value-type="float">
            <text:p>29,073,987,096</text:p>
          </table:table-cell>
          <table:table-cell office:value-type="float" office:value="27425427206.6753" calcext:value-type="float">
            <text:p>27,425,427,207</text:p>
          </table:table-cell>
          <table:table-cell office:value-type="float" office:value="33996616283.2065" calcext:value-type="float">
            <text:p>33,996,616,283</text:p>
          </table:table-cell>
          <table:table-cell office:value-type="float" office:value="40842084150.5667" calcext:value-type="float">
            <text:p>40,842,084,151</text:p>
          </table:table-cell>
          <table:table-cell office:value-type="float" office:value="49951420321.2558" calcext:value-type="float">
            <text:p>49,951,420,321</text:p>
          </table:table-cell>
          <table:table-cell office:value-type="float" office:value="49755192819.2373" calcext:value-type="float">
            <text:p>49,755,192,819</text:p>
          </table:table-cell>
          <table:table-cell office:value-type="float" office:value="58838953413.7662" calcext:value-type="float">
            <text:p>58,838,953,414</text:p>
          </table:table-cell>
          <table:table-cell office:value-type="float" office:value="67359652551.2536" calcext:value-type="float">
            <text:p>67,359,652,551</text:p>
          </table:table-cell>
          <table:table-cell office:value-type="float" office:value="75385800062.2183" calcext:value-type="float">
            <text:p>75,385,800,062</text:p>
          </table:table-cell>
          <table:table-cell office:value-type="float" office:value="75763518490.2683" calcext:value-type="float">
            <text:p>75,763,518,490</text:p>
          </table:table-cell>
          <table:table-cell office:value-type="float" office:value="86090737060.7411" calcext:value-type="float">
            <text:p>86,090,737,061</text:p>
          </table:table-cell>
          <table:table-cell office:value-type="float" office:value="100343781987.242" calcext:value-type="float">
            <text:p>100,343,781,987</text:p>
          </table:table-cell>
          <table:table-cell office:value-type="float" office:value="109958887440.665" calcext:value-type="float">
            <text:p>109,958,887,441</text:p>
          </table:table-cell>
          <table:table-cell office:value-type="float" office:value="114726437009.871" calcext:value-type="float">
            <text:p>114,726,437,010</text:p>
          </table:table-cell>
          <table:table-cell office:value-type="float" office:value="115980046078.038" calcext:value-type="float">
            <text:p>115,980,046,078</text:p>
          </table:table-cell>
          <table:table-cell office:value-type="float" office:value="117189367573.465" calcext:value-type="float">
            <text:p>117,189,367,573</text:p>
          </table:table-cell>
          <table:table-cell office:value-type="float" office:value="132338585905.821" calcext:value-type="float">
            <text:p>132,338,585,906</text:p>
          </table:table-cell>
          <table:table-cell office:value-type="float" office:value="130707765933.922" calcext:value-type="float">
            <text:p>130,707,765,934</text:p>
          </table:table-cell>
          <table:table-cell office:value-type="float" office:value="121068680649.876" calcext:value-type="float">
            <text:p>121,068,680,650</text:p>
          </table:table-cell>
          <table:table-cell office:value-type="float" office:value="126864195251.2" calcext:value-type="float">
            <text:p>126,864,195,251</text:p>
          </table:table-cell>
          <table:table-cell office:value-type="float" office:value="135445613549.061" calcext:value-type="float">
            <text:p>135,445,613,549</text:p>
          </table:table-cell>
          <table:table-cell office:value-type="float" office:value="142463409586.202" calcext:value-type="float">
            <text:p>142,463,409,586</text:p>
          </table:table-cell>
          <table:table-cell office:value-type="float" office:value="153966673693.699" calcext:value-type="float">
            <text:p>153,966,673,694</text:p>
          </table:table-cell>
          <table:table-cell office:value-type="float" office:value="178707067774.457" calcext:value-type="float">
            <text:p>178,707,067,774</text:p>
          </table:table-cell>
          <table:table-cell office:value-type="float" office:value="215839319003.18" calcext:value-type="float">
            <text:p>215,839,319,003</text:p>
          </table:table-cell>
          <table:table-cell office:value-type="float" office:value="207417449014.833" calcext:value-type="float">
            <text:p>207,417,449,015</text:p>
          </table:table-cell>
          <table:table-cell office:value-type="float" office:value="233611022914.034" calcext:value-type="float">
            <text:p>233,611,022,914</text:p>
          </table:table-cell>
          <table:table-cell office:value-type="float" office:value="261626738970.181" calcext:value-type="float">
            <text:p>261,626,738,970</text:p>
          </table:table-cell>
          <table:table-cell office:value-type="float" office:value="257295181003.287" calcext:value-type="float">
            <text:p>257,295,181,003</text:p>
          </table:table-cell>
          <table:table-cell office:value-type="float" office:value="292492204573.832" calcext:value-type="float">
            <text:p>292,492,204,574</text:p>
          </table:table-cell>
          <table:table-cell office:value-type="float" office:value="308414802378.474" calcext:value-type="float">
            <text:p>308,414,802,378</text:p>
          </table:table-cell>
          <table:table-cell office:value-type="float" office:value="299094270528.708" calcext:value-type="float">
            <text:p>299,094,270,529</text:p>
          </table:table-cell>
          <table:table-cell office:value-type="float" office:value="317747579749.516" calcext:value-type="float">
            <text:p>317,747,579,75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13026327278.305" calcext:value-type="float">
            <text:p>113,026,327,278</text:p>
          </table:table-cell>
          <table:table-cell office:value-type="float" office:value="124265455804.379" calcext:value-type="float">
            <text:p>124,265,455,804</text:p>
          </table:table-cell>
          <table:table-cell office:value-type="float" office:value="144777666553.906" calcext:value-type="float">
            <text:p>144,777,666,554</text:p>
          </table:table-cell>
          <table:table-cell office:value-type="float" office:value="174917701804.784" calcext:value-type="float">
            <text:p>174,917,701,805</text:p>
          </table:table-cell>
          <table:table-cell office:value-type="float" office:value="198921429672.233" calcext:value-type="float">
            <text:p>198,921,429,672</text:p>
          </table:table-cell>
          <table:table-cell office:value-type="float" office:value="226966009112.653" calcext:value-type="float">
            <text:p>226,966,009,113</text:p>
          </table:table-cell>
          <table:table-cell office:value-type="float" office:value="223994187490.75" calcext:value-type="float">
            <text:p>223,994,187,491</text:p>
          </table:table-cell>
          <table:table-cell office:value-type="float" office:value="256737854007.373" calcext:value-type="float">
            <text:p>256,737,854,007</text:p>
          </table:table-cell>
          <table:table-cell office:value-type="float" office:value="314020487155.683" calcext:value-type="float">
            <text:p>314,020,487,156</text:p>
          </table:table-cell>
          <table:table-cell office:value-type="float" office:value="392374707889.372" calcext:value-type="float">
            <text:p>392,374,707,889</text:p>
          </table:table-cell>
          <table:table-cell office:value-type="float" office:value="475662912012.039" calcext:value-type="float">
            <text:p>475,662,912,012</text:p>
          </table:table-cell>
          <table:table-cell office:value-type="float" office:value="429289362493.11" calcext:value-type="float">
            <text:p>429,289,362,493</text:p>
          </table:table-cell>
          <table:table-cell office:value-type="float" office:value="425855252726.28" calcext:value-type="float">
            <text:p>425,855,252,726</text:p>
          </table:table-cell>
          <table:table-cell office:value-type="float" office:value="441569872753.583" calcext:value-type="float">
            <text:p>441,569,872,754</text:p>
          </table:table-cell>
          <table:table-cell office:value-type="float" office:value="436445905261.515" calcext:value-type="float">
            <text:p>436,445,905,262</text:p>
          </table:table-cell>
          <table:table-cell office:value-type="float" office:value="450706148318.461" calcext:value-type="float">
            <text:p>450,706,148,318</text:p>
          </table:table-cell>
          <table:table-cell office:value-type="float" office:value="638241564416.331" calcext:value-type="float">
            <text:p>638,241,564,416</text:p>
          </table:table-cell>
          <table:table-cell office:value-type="float" office:value="803098257344.664" calcext:value-type="float">
            <text:p>803,098,257,345</text:p>
          </table:table-cell>
          <table:table-cell office:value-type="float" office:value="888622302559.433" calcext:value-type="float">
            <text:p>888,622,302,559</text:p>
          </table:table-cell>
          <table:table-cell office:value-type="float" office:value="925562711950.769" calcext:value-type="float">
            <text:p>925,562,711,951</text:p>
          </table:table-cell>
          <table:table-cell office:value-type="float" office:value="1177387425049.32" calcext:value-type="float">
            <text:p>1,177,387,425,049</text:p>
          </table:table-cell>
          <table:table-cell office:value-type="float" office:value="1242064198760.75" calcext:value-type="float">
            <text:p>1,242,064,198,761</text:p>
          </table:table-cell>
          <table:table-cell office:value-type="float" office:value="1315839039196.55" calcext:value-type="float">
            <text:p>1,315,839,039,197</text:p>
          </table:table-cell>
          <table:table-cell office:value-type="float" office:value="1061405269698.37" calcext:value-type="float">
            <text:p>1,061,405,269,698</text:p>
          </table:table-cell>
          <table:table-cell office:value-type="float" office:value="1095645647491.89" calcext:value-type="float">
            <text:p>1,095,645,647,492</text:p>
          </table:table-cell>
          <table:table-cell office:value-type="float" office:value="1170823864038.8" calcext:value-type="float">
            <text:p>1,170,823,864,039</text:p>
          </table:table-cell>
          <table:table-cell office:value-type="float" office:value="1308985801367.07" calcext:value-type="float">
            <text:p>1,308,985,801,367</text:p>
          </table:table-cell>
          <table:table-cell office:value-type="float" office:value="1239084536105.43" calcext:value-type="float">
            <text:p>1,239,084,536,105</text:p>
          </table:table-cell>
          <table:table-cell office:value-type="float" office:value="1266342719918.73" calcext:value-type="float">
            <text:p>1,266,342,719,919</text:p>
          </table:table-cell>
          <table:table-cell office:value-type="float" office:value="1248526866590.96" calcext:value-type="float">
            <text:p>1,248,526,866,591</text:p>
          </table:table-cell>
          <table:table-cell office:value-type="float" office:value="1141759145355.67" calcext:value-type="float">
            <text:p>1,141,759,145,356</text:p>
          </table:table-cell>
          <table:table-cell office:value-type="float" office:value="1162307439465.42" calcext:value-type="float">
            <text:p>1,162,307,439,465</text:p>
          </table:table-cell>
          <table:table-cell office:value-type="float" office:value="1266568279698.71" calcext:value-type="float">
            <text:p>1,266,568,279,699</text:p>
          </table:table-cell>
          <table:table-cell office:value-type="float" office:value="1569589103932.6" calcext:value-type="float">
            <text:p>1,569,589,103,933</text:p>
          </table:table-cell>
          <table:table-cell office:value-type="float" office:value="1798392907639.39" calcext:value-type="float">
            <text:p>1,798,392,907,639</text:p>
          </table:table-cell>
          <table:table-cell office:value-type="float" office:value="1852615856821.12" calcext:value-type="float">
            <text:p>1,852,615,856,821</text:p>
          </table:table-cell>
          <table:table-cell office:value-type="float" office:value="1942534330847.02" calcext:value-type="float">
            <text:p>1,942,534,330,847</text:p>
          </table:table-cell>
          <table:table-cell office:value-type="float" office:value="2202940255296.23" calcext:value-type="float">
            <text:p>2,202,940,255,296</text:p>
          </table:table-cell>
          <table:table-cell office:value-type="float" office:value="2390817771763.79" calcext:value-type="float">
            <text:p>2,390,817,771,764</text:p>
          </table:table-cell>
          <table:table-cell office:value-type="float" office:value="2185028535612.86" calcext:value-type="float">
            <text:p>2,185,028,535,613</text:p>
          </table:table-cell>
          <table:table-cell office:value-type="float" office:value="2125058270213.56" calcext:value-type="float">
            <text:p>2,125,058,270,214</text:p>
          </table:table-cell>
          <table:table-cell office:value-type="float" office:value="2276292459246.68" calcext:value-type="float">
            <text:p>2,276,292,459,247</text:p>
          </table:table-cell>
          <table:table-cell office:value-type="float" office:value="2072823111905.85" calcext:value-type="float">
            <text:p>2,072,823,111,906</text:p>
          </table:table-cell>
          <table:table-cell office:value-type="float" office:value="2130491269642.9" calcext:value-type="float">
            <text:p>2,130,491,269,643</text:p>
          </table:table-cell>
          <table:table-cell office:value-type="float" office:value="2151732834351.79" calcext:value-type="float">
            <text:p>2,151,732,834,352</text:p>
          </table:table-cell>
          <table:table-cell office:value-type="float" office:value="1832347450961.51" calcext:value-type="float">
            <text:p>1,832,347,450,962</text:p>
          </table:table-cell>
          <table:table-cell office:value-type="float" office:value="1858913163927.72" calcext:value-type="float">
            <text:p>1,858,913,163,92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735587593.78216" calcext:value-type="float">
            <text:p>1,735,587,594</text:p>
          </table:table-cell>
          <table:table-cell office:value-type="float" office:value="1899612250.07595" calcext:value-type="float">
            <text:p>1,899,612,250</text:p>
          </table:table-cell>
          <table:table-cell office:value-type="float" office:value="2312146044.0935" calcext:value-type="float">
            <text:p>2,312,146,044</text:p>
          </table:table-cell>
          <table:table-cell office:value-type="float" office:value="2371209434.04315" calcext:value-type="float">
            <text:p>2,371,209,434</text:p>
          </table:table-cell>
          <table:table-cell office:value-type="float" office:value="2945629165.69918" calcext:value-type="float">
            <text:p>2,945,629,166</text:p>
          </table:table-cell>
          <table:table-cell office:value-type="float" office:value="3547660542.96054" calcext:value-type="float">
            <text:p>3,547,660,543</text:p>
          </table:table-cell>
          <table:table-cell office:value-type="float" office:value="3678489477.38948" calcext:value-type="float">
            <text:p>3,678,489,477</text:p>
          </table:table-cell>
          <table:table-cell office:value-type="float" office:value="4030322453.22245" calcext:value-type="float">
            <text:p>4,030,322,453</text:p>
          </table:table-cell>
          <table:table-cell office:value-type="float" office:value="3279920719.72214" calcext:value-type="float">
            <text:p>3,279,920,720</text:p>
          </table:table-cell>
          <table:table-cell office:value-type="float" office:value="3017123959.10615" calcext:value-type="float">
            <text:p>3,017,123,959</text:p>
          </table:table-cell>
          <table:table-cell office:value-type="float" office:value="3322969000.75388" calcext:value-type="float">
            <text:p>3,322,969,001</text:p>
          </table:table-cell>
          <table:table-cell office:value-type="float" office:value="3694593490.41472" calcext:value-type="float">
            <text:p>3,694,593,490</text:p>
          </table:table-cell>
          <table:table-cell office:value-type="float" office:value="4084666929.23885" calcext:value-type="float">
            <text:p>4,084,666,929</text:p>
          </table:table-cell>
          <table:table-cell office:value-type="float" office:value="4488547318.03668" calcext:value-type="float">
            <text:p>4,488,547,318</text:p>
          </table:table-cell>
          <table:table-cell office:value-type="float" office:value="2943634177.13135" calcext:value-type="float">
            <text:p>2,943,634,177</text:p>
          </table:table-cell>
          <table:table-cell office:value-type="float" office:value="2604740615.49547" calcext:value-type="float">
            <text:p>2,604,740,615</text:p>
          </table:table-cell>
          <table:table-cell office:value-type="float" office:value="3146579420.6217" calcext:value-type="float">
            <text:p>3,146,579,421</text:p>
          </table:table-cell>
          <table:table-cell office:value-type="float" office:value="3761290057.47266" calcext:value-type="float">
            <text:p>3,761,290,057</text:p>
          </table:table-cell>
          <table:table-cell office:value-type="float" office:value="4396778188.06258" calcext:value-type="float">
            <text:p>4,396,778,188</text:p>
          </table:table-cell>
          <table:table-cell office:value-type="float" office:value="5048773730.36032" calcext:value-type="float">
            <text:p>5,048,773,730</text:p>
          </table:table-cell>
          <table:table-cell office:value-type="float" office:value="5277024581.34542" calcext:value-type="float">
            <text:p>5,277,024,581</text:p>
          </table:table-cell>
          <table:table-cell office:value-type="float" office:value="4716934272.01915" calcext:value-type="float">
            <text:p>4,716,934,272</text:p>
          </table:table-cell>
          <table:table-cell office:value-type="float" office:value="4222642881.40207" calcext:value-type="float">
            <text:p>4,222,642,881</text:p>
          </table:table-cell>
          <table:table-cell office:value-type="float" office:value="5440075675.74067" calcext:value-type="float">
            <text:p>5,440,075,676</text:p>
          </table:table-cell>
          <table:table-cell office:value-type="float" office:value="5452558892.09714" calcext:value-type="float">
            <text:p>5,452,558,892</text:p>
          </table:table-cell>
          <table:table-cell office:value-type="float" office:value="6577520705.21269" calcext:value-type="float">
            <text:p>6,577,520,705</text:p>
          </table:table-cell>
          <table:table-cell office:value-type="float" office:value="7393891854.40649" calcext:value-type="float">
            <text:p>7,393,891,854</text:p>
          </table:table-cell>
          <table:table-cell office:value-type="float" office:value="8400041802.63507" calcext:value-type="float">
            <text:p>8,400,041,803</text:p>
          </table:table-cell>
          <table:table-cell office:value-type="float" office:value="8787195622.43502" calcext:value-type="float">
            <text:p>8,787,195,622</text:p>
          </table:table-cell>
          <table:table-cell office:value-type="float" office:value="8887058073.23538" calcext:value-type="float">
            <text:p>8,887,058,073</text:p>
          </table:table-cell>
          <table:table-cell office:value-type="float" office:value="9005069387.42419" calcext:value-type="float">
            <text:p>9,005,069,387</text:p>
          </table:table-cell>
          <table:table-cell office:value-type="float" office:value="9194725544.01718" calcext:value-type="float">
            <text:p>9,194,725,544</text:p>
          </table:table-cell>
          <table:table-cell office:value-type="float" office:value="9719001963.56124" calcext:value-type="float">
            <text:p>9,719,001,964</text:p>
          </table:table-cell>
          <table:table-cell office:value-type="float" office:value="9430240115.46067" calcext:value-type="float">
            <text:p>9,430,240,115</text:p>
          </table:table-cell>
          <table:table-cell office:value-type="float" office:value="10174661927.9967" calcext:value-type="float">
            <text:p>10,174,661,928</text:p>
          </table:table-cell>
          <table:table-cell office:value-type="float" office:value="11243859050.4093" calcext:value-type="float">
            <text:p>11,243,859,050</text:p>
          </table:table-cell>
          <table:table-cell office:value-type="float" office:value="11930186771.9213" calcext:value-type="float">
            <text:p>11,930,186,772</text:p>
          </table:table-cell>
          <table:table-cell office:value-type="float" office:value="12799597771.6873" calcext:value-type="float">
            <text:p>12,799,597,772</text:p>
          </table:table-cell>
          <table:table-cell office:value-type="float" office:value="13709404612.4685" calcext:value-type="float">
            <text:p>13,709,404,612</text:p>
          </table:table-cell>
          <table:table-cell office:value-type="float" office:value="12120446323.36" calcext:value-type="float">
            <text:p>12,120,446,323</text:p>
          </table:table-cell>
          <table:table-cell office:value-type="float" office:value="13219465064.6739" calcext:value-type="float">
            <text:p>13,219,465,065</text:p>
          </table:table-cell>
          <table:table-cell office:value-type="float" office:value="14439916159.9229" calcext:value-type="float">
            <text:p>14,439,916,160</text:p>
          </table:table-cell>
          <table:table-cell office:value-type="float" office:value="14800157119.226" calcext:value-type="float">
            <text:p>14,800,157,119</text:p>
          </table:table-cell>
          <table:table-cell office:value-type="float" office:value="14274990961.1419" calcext:value-type="float">
            <text:p>14,274,990,961</text:p>
          </table:table-cell>
          <table:table-cell office:value-type="float" office:value="13897721820.9293" calcext:value-type="float">
            <text:p>13,897,721,821</text:p>
          </table:table-cell>
          <table:table-cell office:value-type="float" office:value="14186886508.4157" calcext:value-type="float">
            <text:p>14,186,886,508</text:p>
          </table:table-cell>
          <table:table-cell office:value-type="float" office:value="14056901075.1992" calcext:value-type="float">
            <text:p>14,056,901,07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11514189115.462" calcext:value-type="float">
            <text:p>211,514,189,115</text:p>
          </table:table-cell>
          <table:table-cell office:value-type="float" office:value="238914960842.61" calcext:value-type="float">
            <text:p>238,914,960,843</text:p>
          </table:table-cell>
          <table:table-cell office:value-type="float" office:value="316393344651.037" calcext:value-type="float">
            <text:p>316,393,344,651</text:p>
          </table:table-cell>
          <table:table-cell office:value-type="float" office:value="429857372903.923" calcext:value-type="float">
            <text:p>429,857,372,904</text:p>
          </table:table-cell>
          <table:table-cell office:value-type="float" office:value="477155786488.947" calcext:value-type="float">
            <text:p>477,155,786,489</text:p>
          </table:table-cell>
          <table:table-cell office:value-type="float" office:value="518855814544.185" calcext:value-type="float">
            <text:p>518,855,814,544</text:p>
          </table:table-cell>
          <table:table-cell office:value-type="float" office:value="583142956489.613" calcext:value-type="float">
            <text:p>583,142,956,490</text:p>
          </table:table-cell>
          <table:table-cell office:value-type="float" office:value="717696307918.433" calcext:value-type="float">
            <text:p>717,696,307,918</text:p>
          </table:table-cell>
          <table:table-cell office:value-type="float" office:value="1008391938419.7" calcext:value-type="float">
            <text:p>1,008,391,938,420</text:p>
          </table:table-cell>
          <table:table-cell office:value-type="float" office:value="1049578503048.28" calcext:value-type="float">
            <text:p>1,049,578,503,048</text:p>
          </table:table-cell>
          <table:table-cell office:value-type="float" office:value="1099692755748.52" calcext:value-type="float">
            <text:p>1,099,692,755,749</text:p>
          </table:table-cell>
          <table:table-cell office:value-type="float" office:value="1215508536163.55" calcext:value-type="float">
            <text:p>1,215,508,536,164</text:p>
          </table:table-cell>
          <table:table-cell office:value-type="float" office:value="1129894674849.95" calcext:value-type="float">
            <text:p>1,129,894,674,850</text:p>
          </table:table-cell>
          <table:table-cell office:value-type="float" office:value="1232343977239.23" calcext:value-type="float">
            <text:p>1,232,343,977,239</text:p>
          </table:table-cell>
          <table:table-cell office:value-type="float" office:value="1309740021613.42" calcext:value-type="float">
            <text:p>1,309,740,021,613</text:p>
          </table:table-cell>
          <table:table-cell office:value-type="float" office:value="1400714611078.21" calcext:value-type="float">
            <text:p>1,400,714,611,078</text:p>
          </table:table-cell>
          <table:table-cell office:value-type="float" office:value="2075033831752.26" calcext:value-type="float">
            <text:p>2,075,033,831,752</text:p>
          </table:table-cell>
          <table:table-cell office:value-type="float" office:value="2514283894261.86" calcext:value-type="float">
            <text:p>2,514,283,894,262</text:p>
          </table:table-cell>
          <table:table-cell office:value-type="float" office:value="3050638578314.24" calcext:value-type="float">
            <text:p>3,050,638,578,314</text:p>
          </table:table-cell>
          <table:table-cell office:value-type="float" office:value="3052315293222.59" calcext:value-type="float">
            <text:p>3,052,315,293,223</text:p>
          </table:table-cell>
          <table:table-cell office:value-type="float" office:value="3139974443543" calcext:value-type="float">
            <text:p>3,139,974,443,543</text:p>
          </table:table-cell>
          <table:table-cell office:value-type="float" office:value="3578140322587.1" calcext:value-type="float">
            <text:p>3,578,140,322,587</text:p>
          </table:table-cell>
          <table:table-cell office:value-type="float" office:value="3897825203794.93" calcext:value-type="float">
            <text:p>3,897,825,203,795</text:p>
          </table:table-cell>
          <table:table-cell office:value-type="float" office:value="4466565896444.45" calcext:value-type="float">
            <text:p>4,466,565,896,444</text:p>
          </table:table-cell>
          <table:table-cell office:value-type="float" office:value="4907039104408.91" calcext:value-type="float">
            <text:p>4,907,039,104,409</text:p>
          </table:table-cell>
          <table:table-cell office:value-type="float" office:value="5449117511910.34" calcext:value-type="float">
            <text:p>5,449,117,511,910</text:p>
          </table:table-cell>
          <table:table-cell office:value-type="float" office:value="4833714467769.64" calcext:value-type="float">
            <text:p>4,833,714,467,770</text:p>
          </table:table-cell>
          <table:table-cell office:value-type="float" office:value="4414734211850.09" calcext:value-type="float">
            <text:p>4,414,734,211,850</text:p>
          </table:table-cell>
          <table:table-cell office:value-type="float" office:value="4032509740336.41" calcext:value-type="float">
            <text:p>4,032,509,740,336</text:p>
          </table:table-cell>
          <table:table-cell office:value-type="float" office:value="4562078622080.57" calcext:value-type="float">
            <text:p>4,562,078,622,081</text:p>
          </table:table-cell>
          <table:table-cell office:value-type="float" office:value="4887519736333.67" calcext:value-type="float">
            <text:p>4,887,519,736,334</text:p>
          </table:table-cell>
          <table:table-cell office:value-type="float" office:value="4303542577787.9" calcext:value-type="float">
            <text:p>4,303,542,577,788</text:p>
          </table:table-cell>
          <table:table-cell office:value-type="float" office:value="4115115650037.88" calcext:value-type="float">
            <text:p>4,115,115,650,038</text:p>
          </table:table-cell>
          <table:table-cell office:value-type="float" office:value="4445659445309.57" calcext:value-type="float">
            <text:p>4,445,659,445,310</text:p>
          </table:table-cell>
          <table:table-cell office:value-type="float" office:value="4815168028753.18" calcext:value-type="float">
            <text:p>4,815,168,028,753</text:p>
          </table:table-cell>
          <table:table-cell office:value-type="float" office:value="4755410127548.95" calcext:value-type="float">
            <text:p>4,755,410,127,549</text:p>
          </table:table-cell>
          <table:table-cell office:value-type="float" office:value="4530376770501.66" calcext:value-type="float">
            <text:p>4,530,376,770,502</text:p>
          </table:table-cell>
          <table:table-cell office:value-type="float" office:value="4515263396033.39" calcext:value-type="float">
            <text:p>4,515,263,396,033</text:p>
          </table:table-cell>
          <table:table-cell office:value-type="float" office:value="5037908759111.51" calcext:value-type="float">
            <text:p>5,037,908,759,112</text:p>
          </table:table-cell>
          <table:table-cell office:value-type="float" office:value="5231383284722.86" calcext:value-type="float">
            <text:p>5,231,383,284,723</text:p>
          </table:table-cell>
          <table:table-cell office:value-type="float" office:value="5700098114744.41" calcext:value-type="float">
            <text:p>5,700,098,114,744</text:p>
          </table:table-cell>
          <table:table-cell office:value-type="float" office:value="6157459594823.72" calcext:value-type="float">
            <text:p>6,157,459,594,824</text:p>
          </table:table-cell>
          <table:table-cell office:value-type="float" office:value="6203213121334.12" calcext:value-type="float">
            <text:p>6,203,213,121,334</text:p>
          </table:table-cell>
          <table:table-cell office:value-type="float" office:value="5155717056270.83" calcext:value-type="float">
            <text:p>5,155,717,056,271</text:p>
          </table:table-cell>
          <table:table-cell office:value-type="float" office:value="4848733415523.53" calcext:value-type="float">
            <text:p>4,848,733,415,524</text:p>
          </table:table-cell>
          <table:table-cell office:value-type="float" office:value="4379869200517.1" calcext:value-type="float">
            <text:p>4,379,869,200,517</text:p>
          </table:table-cell>
          <table:table-cell office:value-type="float" office:value="4936211827874.96" calcext:value-type="float">
            <text:p>4,936,211,827,8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93143638.210203" calcext:value-type="float">
            <text:p>593,143,638</text:p>
          </table:table-cell>
          <table:table-cell office:value-type="float" office:value="633276064.862747" calcext:value-type="float">
            <text:p>633,276,065</text:p>
          </table:table-cell>
          <table:table-cell office:value-type="float" office:value="704697681.08886" calcext:value-type="float">
            <text:p>704,697,681</text:p>
          </table:table-cell>
          <table:table-cell office:value-type="float" office:value="807012422.168333" calcext:value-type="float">
            <text:p>807,012,422</text:p>
          </table:table-cell>
          <table:table-cell office:value-type="float" office:value="932610213.239327" calcext:value-type="float">
            <text:p>932,610,213</text:p>
          </table:table-cell>
          <table:table-cell office:value-type="float" office:value="1220391357.56214" calcext:value-type="float">
            <text:p>1,220,391,358</text:p>
          </table:table-cell>
          <table:table-cell office:value-type="float" office:value="1574383771.99975" calcext:value-type="float">
            <text:p>1,574,383,772</text:p>
          </table:table-cell>
          <table:table-cell office:value-type="float" office:value="1937458863.9526" calcext:value-type="float">
            <text:p>1,937,458,864</text:p>
          </table:table-cell>
          <table:table-cell office:value-type="float" office:value="2561869273.00407" calcext:value-type="float">
            <text:p>2,561,869,273</text:p>
          </table:table-cell>
          <table:table-cell office:value-type="float" office:value="3102848690.68651" calcext:value-type="float">
            <text:p>3,102,848,691</text:p>
          </table:table-cell>
          <table:table-cell office:value-type="float" office:value="4013063918.81535" calcext:value-type="float">
            <text:p>4,013,063,919</text:p>
          </table:table-cell>
          <table:table-cell office:value-type="float" office:value="4279561613.87944" calcext:value-type="float">
            <text:p>4,279,561,614</text:p>
          </table:table-cell>
          <table:table-cell office:value-type="float" office:value="4552765175.21293" calcext:value-type="float">
            <text:p>4,552,765,175</text:p>
          </table:table-cell>
          <table:table-cell office:value-type="float" office:value="4759568059.56341" calcext:value-type="float">
            <text:p>4,759,568,060</text:p>
          </table:table-cell>
          <table:table-cell office:value-type="float" office:value="4857659352.17415" calcext:value-type="float">
            <text:p>4,857,659,352</text:p>
          </table:table-cell>
          <table:table-cell office:value-type="float" office:value="5119290468.87506" calcext:value-type="float">
            <text:p>5,119,290,469</text:p>
          </table:table-cell>
          <table:table-cell office:value-type="float" office:value="6182317800.63402" calcext:value-type="float">
            <text:p>6,182,317,801</text:p>
          </table:table-cell>
          <table:table-cell office:value-type="float" office:value="6525462851.82463" calcext:value-type="float">
            <text:p>6,525,462,852</text:p>
          </table:table-cell>
          <table:table-cell office:value-type="float" office:value="6049813982.38009" calcext:value-type="float">
            <text:p>6,049,813,982</text:p>
          </table:table-cell>
          <table:table-cell office:value-type="float" office:value="4128436774.37414" calcext:value-type="float">
            <text:p>4,128,436,774</text:p>
          </table:table-cell>
          <table:table-cell office:value-type="float" office:value="4020269846.09281" calcext:value-type="float">
            <text:p>4,020,269,846</text:p>
          </table:table-cell>
          <table:table-cell office:value-type="float" office:value="4193337160.16004" calcext:value-type="float">
            <text:p>4,193,337,160</text:p>
          </table:table-cell>
          <table:table-cell office:value-type="float" office:value="5319068084.36568" calcext:value-type="float">
            <text:p>5,319,068,084</text:p>
          </table:table-cell>
          <table:table-cell office:value-type="float" office:value="5605824245.47853" calcext:value-type="float">
            <text:p>5,605,824,245</text:p>
          </table:table-cell>
          <table:table-cell office:value-type="float" office:value="6236725075.34135" calcext:value-type="float">
            <text:p>6,236,725,075</text:p>
          </table:table-cell>
          <table:table-cell office:value-type="float" office:value="6732083769.11023" calcext:value-type="float">
            <text:p>6,732,083,769</text:p>
          </table:table-cell>
          <table:table-cell office:value-type="float" office:value="6928067700.98731" calcext:value-type="float">
            <text:p>6,928,067,701</text:p>
          </table:table-cell>
          <table:table-cell office:value-type="float" office:value="7245952045.13399" calcext:value-type="float">
            <text:p>7,245,952,045</text:p>
          </table:table-cell>
          <table:table-cell office:value-type="float" office:value="7912352643.15938" calcext:value-type="float">
            <text:p>7,912,352,643</text:p>
          </table:table-cell>
          <table:table-cell office:value-type="float" office:value="8149662461.21298" calcext:value-type="float">
            <text:p>8,149,662,461</text:p>
          </table:table-cell>
          <table:table-cell office:value-type="float" office:value="8460682787.02398" calcext:value-type="float">
            <text:p>8,460,682,787</text:p>
          </table:table-cell>
          <table:table-cell office:value-type="float" office:value="8975873099.35456" calcext:value-type="float">
            <text:p>8,975,873,099</text:p>
          </table:table-cell>
          <table:table-cell office:value-type="float" office:value="9582470517.74107" calcext:value-type="float">
            <text:p>9,582,470,518</text:p>
          </table:table-cell>
          <table:table-cell office:value-type="float" office:value="10195258251.0578" calcext:value-type="float">
            <text:p>10,195,258,251</text:p>
          </table:table-cell>
          <table:table-cell office:value-type="float" office:value="11411269393.512" calcext:value-type="float">
            <text:p>11,411,269,394</text:p>
          </table:table-cell>
          <table:table-cell office:value-type="float" office:value="12588665685.4725" calcext:value-type="float">
            <text:p>12,588,665,685</text:p>
          </table:table-cell>
          <table:table-cell office:value-type="float" office:value="15056932325.811" calcext:value-type="float">
            <text:p>15,056,932,326</text:p>
          </table:table-cell>
          <table:table-cell office:value-type="float" office:value="17110588165.6849" calcext:value-type="float">
            <text:p>17,110,588,166</text:p>
          </table:table-cell>
          <table:table-cell office:value-type="float" office:value="21972868051.9041" calcext:value-type="float">
            <text:p>21,972,868,052</text:p>
          </table:table-cell>
          <table:table-cell office:value-type="float" office:value="23820011987.3239" calcext:value-type="float">
            <text:p>23,820,011,987</text:p>
          </table:table-cell>
          <table:table-cell office:value-type="float" office:value="26425379366.1972" calcext:value-type="float">
            <text:p>26,425,379,366</text:p>
          </table:table-cell>
          <table:table-cell office:value-type="float" office:value="28840263429.5775" calcext:value-type="float">
            <text:p>28,840,263,430</text:p>
          </table:table-cell>
          <table:table-cell office:value-type="float" office:value="30937277556.338" calcext:value-type="float">
            <text:p>30,937,277,556</text:p>
          </table:table-cell>
          <table:table-cell office:value-type="float" office:value="33593843626.7606" calcext:value-type="float">
            <text:p>33,593,843,627</text:p>
          </table:table-cell>
          <table:table-cell office:value-type="float" office:value="35826901408.4507" calcext:value-type="float">
            <text:p>35,826,901,408</text:p>
          </table:table-cell>
          <table:table-cell office:value-type="float" office:value="37517464788.7324" calcext:value-type="float">
            <text:p>37,517,464,789</text:p>
          </table:table-cell>
          <table:table-cell office:value-type="float" office:value="38654647887.3239" calcext:value-type="float">
            <text:p>38,654,647,88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29726149627.5884" calcext:value-type="float">
            <text:p>29,726,149,628</text:p>
          </table:table-cell>
          <table:table-cell office:value-type="float" office:value="27350074346.4381" calcext:value-type="float">
            <text:p>27,350,074,346</text:p>
          </table:table-cell>
          <table:table-cell office:value-type="float" office:value="26485833895.9886" calcext:value-type="float">
            <text:p>26,485,833,896</text:p>
          </table:table-cell>
          <table:table-cell office:value-type="float" office:value="24611246884.5994" calcext:value-type="float">
            <text:p>24,611,246,885</text:p>
          </table:table-cell>
          <table:table-cell office:value-type="float" office:value="21975834755.1578" calcext:value-type="float">
            <text:p>21,975,834,755</text:p>
          </table:table-cell>
          <table:table-cell office:value-type="float" office:value="20562648608.5166" calcext:value-type="float">
            <text:p>20,562,648,609</text:p>
          </table:table-cell>
          <table:table-cell office:value-type="float" office:value="21035357832.6977" calcext:value-type="float">
            <text:p>21,035,357,833</text:p>
          </table:table-cell>
          <table:table-cell office:value-type="float" office:value="22165932062.966" calcext:value-type="float">
            <text:p>22,165,932,063</text:p>
          </table:table-cell>
          <table:table-cell office:value-type="float" office:value="22135245413.1369" calcext:value-type="float">
            <text:p>22,135,245,413</text:p>
          </table:table-cell>
          <table:table-cell office:value-type="float" office:value="16870817134.7296" calcext:value-type="float">
            <text:p>16,870,817,135</text:p>
          </table:table-cell>
          <table:table-cell office:value-type="float" office:value="18291990619.137" calcext:value-type="float">
            <text:p>18,291,990,619</text:p>
          </table:table-cell>
          <table:table-cell office:value-type="float" office:value="22152689129.5582" calcext:value-type="float">
            <text:p>22,152,689,130</text:p>
          </table:table-cell>
          <table:table-cell office:value-type="float" office:value="24636596623.8073" calcext:value-type="float">
            <text:p>24,636,596,624</text:p>
          </table:table-cell>
          <table:table-cell office:value-type="float" office:value="30833690825.7239" calcext:value-type="float">
            <text:p>30,833,690,826</text:p>
          </table:table-cell>
          <table:table-cell office:value-type="float" office:value="43151644797.2948" calcext:value-type="float">
            <text:p>43,151,644,797</text:p>
          </table:table-cell>
          <table:table-cell office:value-type="float" office:value="57123675496.6887" calcext:value-type="float">
            <text:p>57,123,675,497</text:p>
          </table:table-cell>
          <table:table-cell office:value-type="float" office:value="81003871260.2464" calcext:value-type="float">
            <text:p>81,003,871,260</text:p>
          </table:table-cell>
          <table:table-cell office:value-type="float" office:value="104849931662.87" calcext:value-type="float">
            <text:p>104,849,931,663</text:p>
          </table:table-cell>
          <table:table-cell office:value-type="float" office:value="133441647559.21" calcext:value-type="float">
            <text:p>133,441,647,559</text:p>
          </table:table-cell>
          <table:table-cell office:value-type="float" office:value="115308687201.97" calcext:value-type="float">
            <text:p>115,308,687,202</text:p>
          </table:table-cell>
          <table:table-cell office:value-type="float" office:value="148047348240.643" calcext:value-type="float">
            <text:p>148,047,348,241</text:p>
          </table:table-cell>
          <table:table-cell office:value-type="float" office:value="192626464179.147" calcext:value-type="float">
            <text:p>192,626,464,179</text:p>
          </table:table-cell>
          <table:table-cell office:value-type="float" office:value="207998568865.789" calcext:value-type="float">
            <text:p>207,998,568,866</text:p>
          </table:table-cell>
          <table:table-cell office:value-type="float" office:value="236634603927.583" calcext:value-type="float">
            <text:p>236,634,603,928</text:p>
          </table:table-cell>
          <table:table-cell office:value-type="float" office:value="221415614007.347" calcext:value-type="float">
            <text:p>221,415,614,007</text:p>
          </table:table-cell>
          <table:table-cell office:value-type="float" office:value="184388404428.843" calcext:value-type="float">
            <text:p>184,388,404,429</text:p>
          </table:table-cell>
          <table:table-cell office:value-type="float" office:value="135005203998.13" calcext:value-type="float">
            <text:p>135,005,203,99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518484858.66016" calcext:value-type="float">
            <text:p>2,518,484,859</text:p>
          </table:table-cell>
          <table:table-cell office:value-type="float" office:value="2790991077.13781" calcext:value-type="float">
            <text:p>2,790,991,077</text:p>
          </table:table-cell>
          <table:table-cell office:value-type="float" office:value="3129426215.00763" calcext:value-type="float">
            <text:p>3,129,426,215</text:p>
          </table:table-cell>
          <table:table-cell office:value-type="float" office:value="3691435405.46909" calcext:value-type="float">
            <text:p>3,691,435,405</text:p>
          </table:table-cell>
          <table:table-cell office:value-type="float" office:value="4401949606.4528" calcext:value-type="float">
            <text:p>4,401,949,606</text:p>
          </table:table-cell>
          <table:table-cell office:value-type="float" office:value="4826821542.60229" calcext:value-type="float">
            <text:p>4,826,821,543</text:p>
          </table:table-cell>
          <table:table-cell office:value-type="float" office:value="5144374598.2993" calcext:value-type="float">
            <text:p>5,144,374,598</text:p>
          </table:table-cell>
          <table:table-cell office:value-type="float" office:value="6649694546.24668" calcext:value-type="float">
            <text:p>6,649,694,546</text:p>
          </table:table-cell>
          <table:table-cell office:value-type="float" office:value="7873192912.09603" calcext:value-type="float">
            <text:p>7,873,192,912</text:p>
          </table:table-cell>
          <table:table-cell office:value-type="float" office:value="9030320812.68839" calcext:value-type="float">
            <text:p>9,030,320,813</text:p>
          </table:table-cell>
          <table:table-cell office:value-type="float" office:value="10517622637.6379" calcext:value-type="float">
            <text:p>10,517,622,638</text:p>
          </table:table-cell>
          <table:table-cell office:value-type="float" office:value="9918625972.974" calcext:value-type="float">
            <text:p>9,918,625,973</text:p>
          </table:table-cell>
          <table:table-cell office:value-type="float" office:value="9553271323.96928" calcext:value-type="float">
            <text:p>9,553,271,324</text:p>
          </table:table-cell>
          <table:table-cell office:value-type="float" office:value="8882283778.50721" calcext:value-type="float">
            <text:p>8,882,283,779</text:p>
          </table:table-cell>
          <table:table-cell office:value-type="float" office:value="9197712817.84845" calcext:value-type="float">
            <text:p>9,197,712,818</text:p>
          </table:table-cell>
          <table:table-cell office:value-type="float" office:value="9110397714.62908" calcext:value-type="float">
            <text:p>9,110,397,715</text:p>
          </table:table-cell>
          <table:table-cell office:value-type="float" office:value="10746604424.2533" calcext:value-type="float">
            <text:p>10,746,604,424</text:p>
          </table:table-cell>
          <table:table-cell office:value-type="float" office:value="11831200665.4313" calcext:value-type="float">
            <text:p>11,831,200,665</text:p>
          </table:table-cell>
          <table:table-cell office:value-type="float" office:value="12645507897.2903" calcext:value-type="float">
            <text:p>12,645,507,897</text:p>
          </table:table-cell>
          <table:table-cell office:value-type="float" office:value="12379188572.0559" calcext:value-type="float">
            <text:p>12,379,188,572</text:p>
          </table:table-cell>
          <table:table-cell office:value-type="float" office:value="12664487849.1453" calcext:value-type="float">
            <text:p>12,664,487,849</text:p>
          </table:table-cell>
          <table:table-cell office:value-type="float" office:value="11937643951.2455" calcext:value-type="float">
            <text:p>11,937,643,951</text:p>
          </table:table-cell>
          <table:table-cell office:value-type="float" office:value="11800663791.9204" calcext:value-type="float">
            <text:p>11,800,663,792</text:p>
          </table:table-cell>
          <table:table-cell office:value-type="float" office:value="8192962677.77178" calcext:value-type="float">
            <text:p>8,192,962,678</text:p>
          </table:table-cell>
          <table:table-cell office:value-type="float" office:value="10425507979.0885" calcext:value-type="float">
            <text:p>10,425,507,979</text:p>
          </table:table-cell>
          <table:table-cell office:value-type="float" office:value="13427994365.3133" calcext:value-type="float">
            <text:p>13,427,994,365</text:p>
          </table:table-cell>
          <table:table-cell office:value-type="float" office:value="13740574204.7721" calcext:value-type="float">
            <text:p>13,740,574,205</text:p>
          </table:table-cell>
          <table:table-cell office:value-type="float" office:value="14958503707.4296" calcext:value-type="float">
            <text:p>14,958,503,707</text:p>
          </table:table-cell>
          <table:table-cell office:value-type="float" office:value="16085592799.01" calcext:value-type="float">
            <text:p>16,085,592,799</text:p>
          </table:table-cell>
          <table:table-cell office:value-type="float" office:value="14688214745.3925" calcext:value-type="float">
            <text:p>14,688,214,745</text:p>
          </table:table-cell>
          <table:table-cell office:value-type="float" office:value="14464785519.6435" calcext:value-type="float">
            <text:p>14,464,785,520</text:p>
          </table:table-cell>
          <table:table-cell office:value-type="float" office:value="14900116876.6367" calcext:value-type="float">
            <text:p>14,900,116,877</text:p>
          </table:table-cell>
          <table:table-cell office:value-type="float" office:value="15092273297.2095" calcext:value-type="float">
            <text:p>15,092,273,297</text:p>
          </table:table-cell>
          <table:table-cell office:value-type="float" office:value="17104697953.6943" calcext:value-type="float">
            <text:p>17,104,697,954</text:p>
          </table:table-cell>
          <table:table-cell office:value-type="float" office:value="18471265254.2474" calcext:value-type="float">
            <text:p>18,471,265,254</text:p>
          </table:table-cell>
          <table:table-cell office:value-type="float" office:value="21505531868.978" calcext:value-type="float">
            <text:p>21,505,531,869</text:p>
          </table:table-cell>
          <table:table-cell office:value-type="float" office:value="25826241129.9493" calcext:value-type="float">
            <text:p>25,826,241,130</text:p>
          </table:table-cell>
          <table:table-cell office:value-type="float" office:value="31959312213.7606" calcext:value-type="float">
            <text:p>31,959,312,214</text:p>
          </table:table-cell>
          <table:table-cell office:value-type="float" office:value="35896878739.3671" calcext:value-type="float">
            <text:p>35,896,878,739</text:p>
          </table:table-cell>
          <table:table-cell office:value-type="float" office:value="37022301855.3666" calcext:value-type="float">
            <text:p>37,022,301,855</text:p>
          </table:table-cell>
          <table:table-cell office:value-type="float" office:value="39999677643.4324" calcext:value-type="float">
            <text:p>39,999,677,643</text:p>
          </table:table-cell>
          <table:table-cell office:value-type="float" office:value="41953451738.4743" calcext:value-type="float">
            <text:p>41,953,451,738</text:p>
          </table:table-cell>
          <table:table-cell office:value-type="float" office:value="50410158302.4948" calcext:value-type="float">
            <text:p>50,410,158,302</text:p>
          </table:table-cell>
          <table:table-cell office:value-type="float" office:value="55100795745.41" calcext:value-type="float">
            <text:p>55,100,795,745</text:p>
          </table:table-cell>
          <table:table-cell office:value-type="float" office:value="61445371553.2723" calcext:value-type="float">
            <text:p>61,445,371,553</text:p>
          </table:table-cell>
          <table:table-cell office:value-type="float" office:value="63768026951.26" calcext:value-type="float">
            <text:p>63,768,026,951</text:p>
          </table:table-cell>
          <table:table-cell office:value-type="float" office:value="70525979046.411" calcext:value-type="float">
            <text:p>70,525,979,04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0195539.7137098" calcext:value-type="float">
            <text:p>20,195,540</text:p>
          </table:table-cell>
          <table:table-cell office:value-type="float" office:value="21430747.1408319" calcext:value-type="float">
            <text:p>21,430,747</text:p>
          </table:table-cell>
          <table:table-cell office:value-type="float" office:value="27169697.9238103" calcext:value-type="float">
            <text:p>27,169,698</text:p>
          </table:table-cell>
          <table:table-cell office:value-type="float" office:value="44433101.8689116" calcext:value-type="float">
            <text:p>44,433,102</text:p>
          </table:table-cell>
          <table:table-cell office:value-type="float" office:value="80479969.6225392" calcext:value-type="float">
            <text:p>80,479,970</text:p>
          </table:table-cell>
          <table:table-cell office:value-type="float" office:value="77537687.2444639" calcext:value-type="float">
            <text:p>77,537,687</text:p>
          </table:table-cell>
          <table:table-cell office:value-type="float" office:value="57869940.3084686" calcext:value-type="float">
            <text:p>57,869,940</text:p>
          </table:table-cell>
          <table:table-cell office:value-type="float" office:value="54541384.4754153" calcext:value-type="float">
            <text:p>54,541,384</text:p>
          </table:table-cell>
          <table:table-cell office:value-type="float" office:value="63480798.7936725" calcext:value-type="float">
            <text:p>63,480,799</text:p>
          </table:table-cell>
          <table:table-cell office:value-type="float" office:value="60575947.3448809" calcext:value-type="float">
            <text:p>60,575,947</text:p>
          </table:table-cell>
          <table:table-cell office:value-type="float" office:value="33498023.1774886" calcext:value-type="float">
            <text:p>33,498,023</text:p>
          </table:table-cell>
          <table:table-cell office:value-type="float" office:value="39484775.017064" calcext:value-type="float">
            <text:p>39,484,775</text:p>
          </table:table-cell>
          <table:table-cell office:value-type="float" office:value="38920791.7588138" calcext:value-type="float">
            <text:p>38,920,792</text:p>
          </table:table-cell>
          <table:table-cell office:value-type="float" office:value="36729746.9228867" calcext:value-type="float">
            <text:p>36,729,747</text:p>
          </table:table-cell>
          <table:table-cell office:value-type="float" office:value="40323356.0034393" calcext:value-type="float">
            <text:p>40,323,356</text:p>
          </table:table-cell>
          <table:table-cell office:value-type="float" office:value="29975261.4646937" calcext:value-type="float">
            <text:p>29,975,261</text:p>
          </table:table-cell>
          <table:table-cell office:value-type="float" office:value="28959457.9723067" calcext:value-type="float">
            <text:p>28,959,458</text:p>
          </table:table-cell>
          <table:table-cell office:value-type="float" office:value="33677322.8864709" calcext:value-type="float">
            <text:p>33,677,323</text:p>
          </table:table-cell>
          <table:table-cell office:value-type="float" office:value="43414170.8065031" calcext:value-type="float">
            <text:p>43,414,171</text:p>
          </table:table-cell>
          <table:table-cell office:value-type="float" office:value="41607871.8115657" calcext:value-type="float">
            <text:p>41,607,872</text:p>
          </table:table-cell>
          <table:table-cell office:value-type="float" office:value="39997533.5465254" calcext:value-type="float">
            <text:p>39,997,534</text:p>
          </table:table-cell>
          <table:table-cell office:value-type="float" office:value="47371781.6277368" calcext:value-type="float">
            <text:p>47,371,782</text:p>
          </table:table-cell>
          <table:table-cell office:value-type="float" office:value="48085719.6363721" calcext:value-type="float">
            <text:p>48,085,720</text:p>
          </table:table-cell>
          <table:table-cell office:value-type="float" office:value="47041666.4399957" calcext:value-type="float">
            <text:p>47,041,666</text:p>
          </table:table-cell>
          <table:table-cell office:value-type="float" office:value="54810755.8577007" calcext:value-type="float">
            <text:p>54,810,756</text:p>
          </table:table-cell>
          <table:table-cell office:value-type="float" office:value="55981228.0282351" calcext:value-type="float">
            <text:p>55,981,228</text:p>
          </table:table-cell>
          <table:table-cell office:value-type="float" office:value="66867613.1250342" calcext:value-type="float">
            <text:p>66,867,613</text:p>
          </table:table-cell>
          <table:table-cell office:value-type="float" office:value="67227736.0507058" calcext:value-type="float">
            <text:p>67,227,736</text:p>
          </table:table-cell>
          <table:table-cell office:value-type="float" office:value="65638636.2851103" calcext:value-type="float">
            <text:p>65,638,636</text:p>
          </table:table-cell>
          <table:table-cell office:value-type="float" office:value="69158418.6586664" calcext:value-type="float">
            <text:p>69,158,419</text:p>
          </table:table-cell>
          <table:table-cell office:value-type="float" office:value="74699282.2467185" calcext:value-type="float">
            <text:p>74,699,282</text:p>
          </table:table-cell>
          <table:table-cell office:value-type="float" office:value="65237173.5906292" calcext:value-type="float">
            <text:p>65,237,174</text:p>
          </table:table-cell>
          <table:table-cell office:value-type="float" office:value="73728349.3497232" calcext:value-type="float">
            <text:p>73,728,349</text:p>
          </table:table-cell>
          <table:table-cell office:value-type="float" office:value="94201434.9047747" calcext:value-type="float">
            <text:p>94,201,435</text:p>
          </table:table-cell>
          <table:table-cell office:value-type="float" office:value="102370593.913231" calcext:value-type="float">
            <text:p>102,370,594</text:p>
          </table:table-cell>
          <table:table-cell office:value-type="float" office:value="112136214.814098" calcext:value-type="float">
            <text:p>112,136,215</text:p>
          </table:table-cell>
          <table:table-cell office:value-type="float" office:value="108547781.607534" calcext:value-type="float">
            <text:p>108,547,782</text:p>
          </table:table-cell>
          <table:table-cell office:value-type="float" office:value="130757948.157957" calcext:value-type="float">
            <text:p>130,757,948</text:p>
          </table:table-cell>
          <table:table-cell office:value-type="float" office:value="139128074.519053" calcext:value-type="float">
            <text:p>139,128,075</text:p>
          </table:table-cell>
          <table:table-cell office:value-type="float" office:value="130466534.011456" calcext:value-type="float">
            <text:p>130,466,534</text:p>
          </table:table-cell>
          <table:table-cell office:value-type="float" office:value="153281600.615926" calcext:value-type="float">
            <text:p>153,281,601</text:p>
          </table:table-cell>
          <table:table-cell office:value-type="float" office:value="176180852.183254" calcext:value-type="float">
            <text:p>176,180,852</text:p>
          </table:table-cell>
          <table:table-cell office:value-type="float" office:value="186160119.209414" calcext:value-type="float">
            <text:p>186,160,119</text:p>
          </table:table-cell>
          <table:table-cell office:value-type="float" office:value="182871898.877634" calcext:value-type="float">
            <text:p>182,871,899</text:p>
          </table:table-cell>
          <table:table-cell office:value-type="float" office:value="177994056.841925" calcext:value-type="float">
            <text:p>177,994,057</text:p>
          </table:table-cell>
          <table:table-cell office:value-type="float" office:value="167162476.712596" calcext:value-type="float">
            <text:p>167,162,477</text:p>
          </table:table-cell>
          <table:table-cell office:value-type="float" office:value="173655145.697519" calcext:value-type="float">
            <text:p>173,655,14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4423830273.11626" calcext:value-type="float">
            <text:p>4,423,830,273</text:p>
          </table:table-cell>
          <table:table-cell office:value-type="float" office:value="4076389690.75718" calcext:value-type="float">
            <text:p>4,076,389,691</text:p>
          </table:table-cell>
          <table:table-cell office:value-type="float" office:value="3117977951.49051" calcext:value-type="float">
            <text:p>3,117,977,951</text:p>
          </table:table-cell>
          <table:table-cell office:value-type="float" office:value="2398290516.54117" calcext:value-type="float">
            <text:p>2,398,290,517</text:p>
          </table:table-cell>
          <table:table-cell office:value-type="float" office:value="2448458523.02611" calcext:value-type="float">
            <text:p>2,448,458,523</text:p>
          </table:table-cell>
          <table:table-cell office:value-type="float" office:value="5303776344.60671" calcext:value-type="float">
            <text:p>5,303,776,345</text:p>
          </table:table-cell>
          <table:table-cell office:value-type="float" office:value="3414445753.7167" calcext:value-type="float">
            <text:p>3,414,445,754</text:p>
          </table:table-cell>
          <table:table-cell office:value-type="float" office:value="3152243003.39911" calcext:value-type="float">
            <text:p>3,152,243,003</text:p>
          </table:table-cell>
          <table:table-cell office:value-type="float" office:value="2785656843.32431" calcext:value-type="float">
            <text:p>2,785,656,843</text:p>
          </table:table-cell>
          <table:table-cell office:value-type="float" office:value="1881251964.93176" calcext:value-type="float">
            <text:p>1,881,251,965</text:p>
          </table:table-cell>
          <table:table-cell office:value-type="float" office:value="1695499627.86405" calcext:value-type="float">
            <text:p>1,695,499,628</text:p>
          </table:table-cell>
          <table:table-cell office:value-type="float" office:value="2519062573.9367" calcext:value-type="float">
            <text:p>2,519,062,574</text:p>
          </table:table-cell>
          <table:table-cell office:value-type="float" office:value="2828697004.85153" calcext:value-type="float">
            <text:p>2,828,697,005</text:p>
          </table:table-cell>
          <table:table-cell office:value-type="float" office:value="3280907485.69703" calcext:value-type="float">
            <text:p>3,280,907,486</text:p>
          </table:table-cell>
          <table:table-cell office:value-type="float" office:value="3562708350.87196" calcext:value-type="float">
            <text:p>3,562,708,351</text:p>
          </table:table-cell>
          <table:table-cell office:value-type="float" office:value="3679739079.98806" calcext:value-type="float">
            <text:p>3,679,739,080</text:p>
          </table:table-cell>
          <table:table-cell office:value-type="float" office:value="3857329111.02074" calcext:value-type="float">
            <text:p>3,857,329,111</text:p>
          </table:table-cell>
          <table:table-cell office:value-type="float" office:value="4667518257.68592" calcext:value-type="float">
            <text:p>4,667,518,258</text:p>
          </table:table-cell>
          <table:table-cell office:value-type="float" office:value="5687572625.83835" calcext:value-type="float">
            <text:p>5,687,572,626</text:p>
          </table:table-cell>
          <table:table-cell office:value-type="float" office:value="5653482726.03643" calcext:value-type="float">
            <text:p>5,653,482,726</text:p>
          </table:table-cell>
          <table:table-cell office:value-type="float" office:value="5830068777.22859" calcext:value-type="float">
            <text:p>5,830,068,777</text:p>
          </table:table-cell>
          <table:table-cell office:value-type="float" office:value="6692847485.08402" calcext:value-type="float">
            <text:p>6,692,847,485</text:p>
          </table:table-cell>
          <table:table-cell office:value-type="float" office:value="6499813169.24195" calcext:value-type="float">
            <text:p>6,499,813,169</text:p>
          </table:table-cell>
          <table:table-cell office:value-type="float" office:value="7072365481.8035" calcext:value-type="float">
            <text:p>7,072,365,482</text:p>
          </table:table-cell>
          <table:table-cell office:value-type="float" office:value="7386582142.38042" calcext:value-type="float">
            <text:p>7,386,582,142</text:p>
          </table:table-cell>
          <table:table-cell office:value-type="float" office:value="6440360765.03868" calcext:value-type="float">
            <text:p>6,440,360,765</text:p>
          </table:table-cell>
          <table:table-cell office:value-type="float" office:value="6714465856.83263" calcext:value-type="float">
            <text:p>6,714,465,85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872798856.05149" calcext:value-type="float">
            <text:p>2,872,798,856</text:p>
          </table:table-cell>
          <table:table-cell office:value-type="float" office:value="3880957237.88604" calcext:value-type="float">
            <text:p>3,880,957,238</text:p>
          </table:table-cell>
          <table:table-cell office:value-type="float" office:value="4447500673.35633" calcext:value-type="float">
            <text:p>4,447,500,673</text:p>
          </table:table-cell>
          <table:table-cell office:value-type="float" office:value="5405089807.21373" calcext:value-type="float">
            <text:p>5,405,089,807</text:p>
          </table:table-cell>
          <table:table-cell office:value-type="float" office:value="13003518988.0662" calcext:value-type="float">
            <text:p>13,003,518,988</text:p>
          </table:table-cell>
          <table:table-cell office:value-type="float" office:value="12015901716.76" calcext:value-type="float">
            <text:p>12,015,901,717</text:p>
          </table:table-cell>
          <table:table-cell office:value-type="float" office:value="13119579689.3434" calcext:value-type="float">
            <text:p>13,119,579,689</text:p>
          </table:table-cell>
          <table:table-cell office:value-type="float" office:value="14139849159.1461" calcext:value-type="float">
            <text:p>14,139,849,159</text:p>
          </table:table-cell>
          <table:table-cell office:value-type="float" office:value="15502480944.1188" calcext:value-type="float">
            <text:p>15,502,480,944</text:p>
          </table:table-cell>
          <table:table-cell office:value-type="float" office:value="24749780950.8696" calcext:value-type="float">
            <text:p>24,749,780,951</text:p>
          </table:table-cell>
          <table:table-cell office:value-type="float" office:value="28690618372.6282" calcext:value-type="float">
            <text:p>28,690,618,373</text:p>
          </table:table-cell>
          <table:table-cell office:value-type="float" office:value="25248817579.7704" calcext:value-type="float">
            <text:p>25,248,817,580</text:p>
          </table:table-cell>
          <table:table-cell office:value-type="float" office:value="21583058728.5066" calcext:value-type="float">
            <text:p>21,583,058,729</text:p>
          </table:table-cell>
          <table:table-cell office:value-type="float" office:value="20869595122.0896" calcext:value-type="float">
            <text:p>20,869,595,122</text:p>
          </table:table-cell>
          <table:table-cell office:value-type="float" office:value="21701541634.2272" calcext:value-type="float">
            <text:p>21,701,541,634</text:p>
          </table:table-cell>
          <table:table-cell office:value-type="float" office:value="21446152291.911" calcext:value-type="float">
            <text:p>21,446,152,292</text:p>
          </table:table-cell>
          <table:table-cell office:value-type="float" office:value="17904664463.303" calcext:value-type="float">
            <text:p>17,904,664,463</text:p>
          </table:table-cell>
          <table:table-cell office:value-type="float" office:value="22367499123.0455" calcext:value-type="float">
            <text:p>22,367,499,123</text:p>
          </table:table-cell>
          <table:table-cell office:value-type="float" office:value="20689587202.7753" calcext:value-type="float">
            <text:p>20,689,587,203</text:p>
          </table:table-cell>
          <table:table-cell office:value-type="float" office:value="24314160879.7757" calcext:value-type="float">
            <text:p>24,314,160,880</text:p>
          </table:table-cell>
          <table:table-cell office:value-type="float" office:value="18470818671.8899" calcext:value-type="float">
            <text:p>18,470,818,672</text:p>
          </table:table-cell>
          <table:table-cell office:value-type="float" office:value="11014231800" calcext:value-type="float">
            <text:p>11,014,231,800</text:p>
          </table:table-cell>
          <table:table-cell office:value-type="float" office:value="19868859615.2185" calcext:value-type="float">
            <text:p>19,868,859,615</text:p>
          </table:table-cell>
          <table:table-cell office:value-type="float" office:value="23956511857.6617" calcext:value-type="float">
            <text:p>23,956,511,858</text:p>
          </table:table-cell>
          <table:table-cell office:value-type="float" office:value="24859339674.9688" calcext:value-type="float">
            <text:p>24,859,339,675</text:p>
          </table:table-cell>
          <table:table-cell office:value-type="float" office:value="26554064403.2114" calcext:value-type="float">
            <text:p>26,554,064,403</text:p>
          </table:table-cell>
          <table:table-cell office:value-type="float" office:value="31492085246.4151" calcext:value-type="float">
            <text:p>31,492,085,246</text:p>
          </table:table-cell>
          <table:table-cell office:value-type="float" office:value="30351196173.211" calcext:value-type="float">
            <text:p>30,351,196,173</text:p>
          </table:table-cell>
          <table:table-cell office:value-type="float" office:value="25945377089.6578" calcext:value-type="float">
            <text:p>25,945,377,090</text:p>
          </table:table-cell>
          <table:table-cell office:value-type="float" office:value="30123384331.0222" calcext:value-type="float">
            <text:p>30,123,384,331</text:p>
          </table:table-cell>
          <table:table-cell office:value-type="float" office:value="37717816724.119" calcext:value-type="float">
            <text:p>37,717,816,724</text:p>
          </table:table-cell>
          <table:table-cell office:value-type="float" office:value="34889597791.4124" calcext:value-type="float">
            <text:p>34,889,597,791</text:p>
          </table:table-cell>
          <table:table-cell office:value-type="float" office:value="38135756834.1741" calcext:value-type="float">
            <text:p>38,135,756,834</text:p>
          </table:table-cell>
          <table:table-cell office:value-type="float" office:value="47873988053.0005" calcext:value-type="float">
            <text:p>47,873,988,053</text:p>
          </table:table-cell>
          <table:table-cell office:value-type="float" office:value="59436715303.6987" calcext:value-type="float">
            <text:p>59,436,715,304</text:p>
          </table:table-cell>
          <table:table-cell office:value-type="float" office:value="80797945205.4795" calcext:value-type="float">
            <text:p>80,797,945,205</text:p>
          </table:table-cell>
          <table:table-cell office:value-type="float" office:value="101558975067.651" calcext:value-type="float">
            <text:p>101,558,975,068</text:p>
          </table:table-cell>
          <table:table-cell office:value-type="float" office:value="114635467557.818" calcext:value-type="float">
            <text:p>114,635,467,558</text:p>
          </table:table-cell>
          <table:table-cell office:value-type="float" office:value="147380280181.246" calcext:value-type="float">
            <text:p>147,380,280,181</text:p>
          </table:table-cell>
          <table:table-cell office:value-type="float" office:value="105967843517.667" calcext:value-type="float">
            <text:p>105,967,843,518</text:p>
          </table:table-cell>
          <table:table-cell office:value-type="float" office:value="115416047508.328" calcext:value-type="float">
            <text:p>115,416,047,508</text:p>
          </table:table-cell>
          <table:table-cell office:value-type="float" office:value="154040737004.695" calcext:value-type="float">
            <text:p>154,040,737,005</text:p>
          </table:table-cell>
          <table:table-cell office:value-type="float" office:value="174047199612.935" calcext:value-type="float">
            <text:p>174,047,199,613</text:p>
          </table:table-cell>
          <table:table-cell office:value-type="float" office:value="174167626656.763" calcext:value-type="float">
            <text:p>174,167,626,657</text:p>
          </table:table-cell>
          <table:table-cell office:value-type="float" office:value="162656226123.872" calcext:value-type="float">
            <text:p>162,656,226,124</text:p>
          </table:table-cell>
          <table:table-cell office:value-type="float" office:value="114059395146.169" calcext:value-type="float">
            <text:p>114,059,395,146</text:p>
          </table:table-cell>
          <table:table-cell office:value-type="float" office:value="110346129191.316" calcext:value-type="float">
            <text:p>110,346,129,19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2612350046.58805" calcext:value-type="float">
            <text:p>2,612,350,047</text:p>
          </table:table-cell>
          <table:table-cell office:value-type="float" office:value="2484814665.50266" calcext:value-type="float">
            <text:p>2,484,814,666</text:p>
          </table:table-cell>
          <table:table-cell office:value-type="float" office:value="2189793270.27152" calcext:value-type="float">
            <text:p>2,189,793,270</text:p>
          </table:table-cell>
          <table:table-cell office:value-type="float" office:value="1895322238.84921" calcext:value-type="float">
            <text:p>1,895,322,239</text:p>
          </table:table-cell>
          <table:table-cell office:value-type="float" office:value="1546887334.8501" calcext:value-type="float">
            <text:p>1,546,887,335</text:p>
          </table:table-cell>
          <table:table-cell office:value-type="float" office:value="1491893739.99905" calcext:value-type="float">
            <text:p>1,491,893,740</text:p>
          </table:table-cell>
          <table:table-cell office:value-type="float" office:value="1826706229.13749" calcext:value-type="float">
            <text:p>1,826,706,229</text:p>
          </table:table-cell>
          <table:table-cell office:value-type="float" office:value="1767355779.86838" calcext:value-type="float">
            <text:p>1,767,355,780</text:p>
          </table:table-cell>
          <table:table-cell office:value-type="float" office:value="1640373876.02839" calcext:value-type="float">
            <text:p>1,640,373,876</text:p>
          </table:table-cell>
          <table:table-cell office:value-type="float" office:value="1249598370.2377" calcext:value-type="float">
            <text:p>1,249,598,370</text:p>
          </table:table-cell>
          <table:table-cell office:value-type="float" office:value="1370076478.82944" calcext:value-type="float">
            <text:p>1,370,076,479</text:p>
          </table:table-cell>
          <table:table-cell office:value-type="float" office:value="1527209963.90402" calcext:value-type="float">
            <text:p>1,527,209,964</text:p>
          </table:table-cell>
          <table:table-cell office:value-type="float" office:value="1605696847.978" calcext:value-type="float">
            <text:p>1,605,696,848</text:p>
          </table:table-cell>
          <table:table-cell office:value-type="float" office:value="1921528579.24264" calcext:value-type="float">
            <text:p>1,921,528,579</text:p>
          </table:table-cell>
          <table:table-cell office:value-type="float" office:value="2212211700.95387" calcext:value-type="float">
            <text:p>2,212,211,701</text:p>
          </table:table-cell>
          <table:table-cell office:value-type="float" office:value="2460246796.05234" calcext:value-type="float">
            <text:p>2,460,246,796</text:p>
          </table:table-cell>
          <table:table-cell office:value-type="float" office:value="2834168893.27266" calcext:value-type="float">
            <text:p>2,834,168,893</text:p>
          </table:table-cell>
          <table:table-cell office:value-type="float" office:value="3802570572.37516" calcext:value-type="float">
            <text:p>3,802,570,572</text:p>
          </table:table-cell>
          <table:table-cell office:value-type="float" office:value="5139958956.02389" calcext:value-type="float">
            <text:p>5,139,958,956</text:p>
          </table:table-cell>
          <table:table-cell office:value-type="float" office:value="4690061344.16421" calcext:value-type="float">
            <text:p>4,690,061,344</text:p>
          </table:table-cell>
          <table:table-cell office:value-type="float" office:value="4794361821.20611" calcext:value-type="float">
            <text:p>4,794,361,821</text:p>
          </table:table-cell>
          <table:table-cell office:value-type="float" office:value="6197765941.67975" calcext:value-type="float">
            <text:p>6,197,765,942</text:p>
          </table:table-cell>
          <table:table-cell office:value-type="float" office:value="6605136482.00152" calcext:value-type="float">
            <text:p>6,605,136,482</text:p>
          </table:table-cell>
          <table:table-cell office:value-type="float" office:value="7335033799.26212" calcext:value-type="float">
            <text:p>7,335,033,799</text:p>
          </table:table-cell>
          <table:table-cell office:value-type="float" office:value="7468102369.13654" calcext:value-type="float">
            <text:p>7,468,102,369</text:p>
          </table:table-cell>
          <table:table-cell office:value-type="float" office:value="6678177483.42949" calcext:value-type="float">
            <text:p>6,678,177,483</text:p>
          </table:table-cell>
          <table:table-cell office:value-type="float" office:value="6551291139.96191" calcext:value-type="float">
            <text:p>6,551,291,14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o People's D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19356747.195729" calcext:value-type="float">
            <text:p>119,356,747</text:p>
          </table:table-cell>
          <table:table-cell office:value-type="float" office:value="131680049.191728" calcext:value-type="float">
            <text:p>131,680,049</text:p>
          </table:table-cell>
          <table:table-cell office:value-type="float" office:value="142132510.554729" calcext:value-type="float">
            <text:p>142,132,511</text:p>
          </table:table-cell>
          <table:table-cell office:value-type="float" office:value="162951862.826521" calcext:value-type="float">
            <text:p>162,951,863</text:p>
          </table:table-cell>
          <table:table-cell office:value-type="float" office:value="184061730.708272" calcext:value-type="float">
            <text:p>184,061,731</text:p>
          </table:table-cell>
          <table:table-cell office:value-type="float" office:value="214527693.250758" calcext:value-type="float">
            <text:p>214,527,693</text:p>
          </table:table-cell>
          <table:table-cell office:value-type="float" office:value="232994863.899775" calcext:value-type="float">
            <text:p>232,994,864</text:p>
          </table:table-cell>
          <table:table-cell office:value-type="float" office:value="242515612.896607" calcext:value-type="float">
            <text:p>242,515,613</text:p>
          </table:table-cell>
          <table:table-cell office:value-type="float" office:value="262124432.031239" calcext:value-type="float">
            <text:p>262,124,432</text:p>
          </table:table-cell>
          <table:table-cell office:value-type="float" office:value="278087534.95321" calcext:value-type="float">
            <text:p>278,087,535</text:p>
          </table:table-cell>
          <table:table-cell office:value-type="float" office:value="333500287.053023" calcext:value-type="float">
            <text:p>333,500,287</text:p>
          </table:table-cell>
          <table:table-cell office:value-type="float" office:value="420533707.663071" calcext:value-type="float">
            <text:p>420,533,708</text:p>
          </table:table-cell>
          <table:table-cell office:value-type="float" office:value="478268189.716707" calcext:value-type="float">
            <text:p>478,268,190</text:p>
          </table:table-cell>
          <table:table-cell office:value-type="float" office:value="520435664.452224" calcext:value-type="float">
            <text:p>520,435,664</text:p>
          </table:table-cell>
          <table:table-cell office:value-type="float" office:value="577534237.516273" calcext:value-type="float">
            <text:p>577,534,238</text:p>
          </table:table-cell>
          <table:table-cell office:value-type="float" office:value="626221574.320052" calcext:value-type="float">
            <text:p>626,221,574</text:p>
          </table:table-cell>
          <table:table-cell office:value-type="float" office:value="670060907.687095" calcext:value-type="float">
            <text:p>670,060,908</text:p>
          </table:table-cell>
          <table:table-cell office:value-type="float" office:value="677366131.852184" calcext:value-type="float">
            <text:p>677,366,132</text:p>
          </table:table-cell>
          <table:table-cell office:value-type="float" office:value="686987702.257087" calcext:value-type="float">
            <text:p>686,987,702</text:p>
          </table:table-cell>
          <table:table-cell office:value-type="float" office:value="814979019.245419" calcext:value-type="float">
            <text:p>814,979,019</text:p>
          </table:table-cell>
          <table:table-cell office:value-type="float" office:value="901795440.240013" calcext:value-type="float">
            <text:p>901,795,440</text:p>
          </table:table-cell>
          <table:table-cell office:value-type="float" office:value="1071274658.49941" calcext:value-type="float">
            <text:p>1,071,274,658</text:p>
          </table:table-cell>
          <table:table-cell office:value-type="float" office:value="1228791031.16035" calcext:value-type="float">
            <text:p>1,228,791,031</text:p>
          </table:table-cell>
          <table:table-cell office:value-type="float" office:value="1387010213.97279" calcext:value-type="float">
            <text:p>1,387,010,214</text:p>
          </table:table-cell>
          <table:table-cell office:value-type="float" office:value="1608568307.23481" calcext:value-type="float">
            <text:p>1,608,568,307</text:p>
          </table:table-cell>
          <table:table-cell office:value-type="float" office:value="1852406521.26036" calcext:value-type="float">
            <text:p>1,852,406,521</text:p>
          </table:table-cell>
          <table:table-cell office:value-type="float" office:value="1952594427.1796" calcext:value-type="float">
            <text:p>1,952,594,427</text:p>
          </table:table-cell>
          <table:table-cell office:value-type="float" office:value="1819883135.89603" calcext:value-type="float">
            <text:p>1,819,883,136</text:p>
          </table:table-cell>
          <table:table-cell office:value-type="float" office:value="1339287475.61172" calcext:value-type="float">
            <text:p>1,339,287,476</text:p>
          </table:table-cell>
          <table:table-cell office:value-type="float" office:value="1515458802.89903" calcext:value-type="float">
            <text:p>1,515,458,803</text:p>
          </table:table-cell>
          <table:table-cell office:value-type="float" office:value="1806027495.05902" calcext:value-type="float">
            <text:p>1,806,027,495</text:p>
          </table:table-cell>
          <table:table-cell office:value-type="float" office:value="1827359032.1773" calcext:value-type="float">
            <text:p>1,827,359,032</text:p>
          </table:table-cell>
          <table:table-cell office:value-type="float" office:value="1906867795.95737" calcext:value-type="float">
            <text:p>1,906,867,796</text:p>
          </table:table-cell>
          <table:table-cell office:value-type="float" office:value="2184279301.33941" calcext:value-type="float">
            <text:p>2,184,279,301</text:p>
          </table:table-cell>
          <table:table-cell office:value-type="float" office:value="2576838115.27858" calcext:value-type="float">
            <text:p>2,576,838,115</text:p>
          </table:table-cell>
          <table:table-cell office:value-type="float" office:value="2946350267.5131" calcext:value-type="float">
            <text:p>2,946,350,268</text:p>
          </table:table-cell>
          <table:table-cell office:value-type="float" office:value="3605985899.84559" calcext:value-type="float">
            <text:p>3,605,985,900</text:p>
          </table:table-cell>
          <table:table-cell office:value-type="float" office:value="4570008380.41215" calcext:value-type="float">
            <text:p>4,570,008,380</text:p>
          </table:table-cell>
          <table:table-cell office:value-type="float" office:value="5731763438.69235" calcext:value-type="float">
            <text:p>5,731,763,439</text:p>
          </table:table-cell>
          <table:table-cell office:value-type="float" office:value="6056946699.40285" calcext:value-type="float">
            <text:p>6,056,946,699</text:p>
          </table:table-cell>
          <table:table-cell office:value-type="float" office:value="7313450658.62326" calcext:value-type="float">
            <text:p>7,313,450,659</text:p>
          </table:table-cell>
          <table:table-cell office:value-type="float" office:value="8741715071.94783" calcext:value-type="float">
            <text:p>8,741,715,072</text:p>
          </table:table-cell>
          <table:table-cell office:value-type="float" office:value="10191350119.6796" calcext:value-type="float">
            <text:p>10,191,350,120</text:p>
          </table:table-cell>
          <table:table-cell office:value-type="float" office:value="11942230508.3344" calcext:value-type="float">
            <text:p>11,942,230,508</text:p>
          </table:table-cell>
          <table:table-cell office:value-type="float" office:value="13268458176.9806" calcext:value-type="float">
            <text:p>13,268,458,177</text:p>
          </table:table-cell>
          <table:table-cell office:value-type="float" office:value="14390395090.9057" calcext:value-type="float">
            <text:p>14,390,395,091</text:p>
          </table:table-cell>
          <table:table-cell office:value-type="float" office:value="15805707089.82" calcext:value-type="float">
            <text:p>15,805,707,09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9674429648.65712" calcext:value-type="float">
            <text:p>9,674,429,649</text:p>
          </table:table-cell>
          <table:table-cell office:value-type="float" office:value="8955355082.7552" calcext:value-type="float">
            <text:p>8,955,355,083</text:p>
          </table:table-cell>
          <table:table-cell office:value-type="float" office:value="5966653631.97986" calcext:value-type="float">
            <text:p>5,966,653,632</text:p>
          </table:table-cell>
          <table:table-cell office:value-type="float" office:value="5200372484.07457" calcext:value-type="float">
            <text:p>5,200,372,484</text:p>
          </table:table-cell>
          <table:table-cell office:value-type="float" office:value="5345383257.13674" calcext:value-type="float">
            <text:p>5,345,383,257</text:p>
          </table:table-cell>
          <table:table-cell office:value-type="float" office:value="5406811599.58806" calcext:value-type="float">
            <text:p>5,406,811,600</text:p>
          </table:table-cell>
          <table:table-cell office:value-type="float" office:value="5969689274.82161" calcext:value-type="float">
            <text:p>5,969,689,275</text:p>
          </table:table-cell>
          <table:table-cell office:value-type="float" office:value="6525913510.88108" calcext:value-type="float">
            <text:p>6,525,913,511</text:p>
          </table:table-cell>
          <table:table-cell office:value-type="float" office:value="7175350816.37751" calcext:value-type="float">
            <text:p>7,175,350,816</text:p>
          </table:table-cell>
          <table:table-cell office:value-type="float" office:value="7533032397.82626" calcext:value-type="float">
            <text:p>7,533,032,398</text:p>
          </table:table-cell>
          <table:table-cell office:value-type="float" office:value="7938018799.57791" calcext:value-type="float">
            <text:p>7,938,018,800</text:p>
          </table:table-cell>
          <table:table-cell office:value-type="float" office:value="8349833096.63809" calcext:value-type="float">
            <text:p>8,349,833,097</text:p>
          </table:table-cell>
          <table:table-cell office:value-type="float" office:value="9546360208.99667" calcext:value-type="float">
            <text:p>9,546,360,209</text:p>
          </table:table-cell>
          <table:table-cell office:value-type="float" office:value="11747917815.1345" calcext:value-type="float">
            <text:p>11,747,917,815</text:p>
          </table:table-cell>
          <table:table-cell office:value-type="float" office:value="14373591123.3319" calcext:value-type="float">
            <text:p>14,373,591,123</text:p>
          </table:table-cell>
          <table:table-cell office:value-type="float" office:value="16922094924.0528" calcext:value-type="float">
            <text:p>16,922,094,924</text:p>
          </table:table-cell>
          <table:table-cell office:value-type="float" office:value="21447311516.4597" calcext:value-type="float">
            <text:p>21,447,311,516</text:p>
          </table:table-cell>
          <table:table-cell office:value-type="float" office:value="30903103601.2366" calcext:value-type="float">
            <text:p>30,903,103,601</text:p>
          </table:table-cell>
          <table:table-cell office:value-type="float" office:value="35593910422.4202" calcext:value-type="float">
            <text:p>35,593,910,422</text:p>
          </table:table-cell>
          <table:table-cell office:value-type="float" office:value="26172297234.2439" calcext:value-type="float">
            <text:p>26,172,297,234</text:p>
          </table:table-cell>
          <table:table-cell office:value-type="float" office:value="23765143538.0065" calcext:value-type="float">
            <text:p>23,765,143,538</text:p>
          </table:table-cell>
          <table:table-cell office:value-type="float" office:value="28467503441.8648" calcext:value-type="float">
            <text:p>28,467,503,442</text:p>
          </table:table-cell>
          <table:table-cell office:value-type="float" office:value="28125799056.1865" calcext:value-type="float">
            <text:p>28,125,799,056</text:p>
          </table:table-cell>
          <table:table-cell office:value-type="float" office:value="30310447540.6627" calcext:value-type="float">
            <text:p>30,310,447,541</text:p>
          </table:table-cell>
          <table:table-cell office:value-type="float" office:value="31419072947.902" calcext:value-type="float">
            <text:p>31,419,072,948</text:p>
          </table:table-cell>
          <table:table-cell office:value-type="float" office:value="27009231911.4428" calcext:value-type="float">
            <text:p>27,009,231,911</text:p>
          </table:table-cell>
          <table:table-cell office:value-type="float" office:value="27572698481.8766" calcext:value-type="float">
            <text:p>27,572,698,48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989537972.45511" calcext:value-type="float">
            <text:p>1,989,537,972</text:p>
          </table:table-cell>
          <table:table-cell office:value-type="float" office:value="2235674197.34251" calcext:value-type="float">
            <text:p>2,235,674,197</text:p>
          </table:table-cell>
          <table:table-cell office:value-type="float" office:value="2788620191.36114" calcext:value-type="float">
            <text:p>2,788,620,191</text:p>
          </table:table-cell>
          <table:table-cell office:value-type="float" office:value="3636868415.31328" calcext:value-type="float">
            <text:p>3,636,868,415</text:p>
          </table:table-cell>
          <table:table-cell office:value-type="float" office:value="4672176710.76228" calcext:value-type="float">
            <text:p>4,672,176,711</text:p>
          </table:table-cell>
          <table:table-cell office:value-type="float" office:value="4354636643.90493" calcext:value-type="float">
            <text:p>4,354,636,644</text:p>
          </table:table-cell>
          <table:table-cell office:value-type="float" office:value="1908332324.55795" calcext:value-type="float">
            <text:p>1,908,332,325</text:p>
          </table:table-cell>
          <table:table-cell office:value-type="float" office:value="3572083752.49107" calcext:value-type="float">
            <text:p>3,572,083,752</text:p>
          </table:table-cell>
          <table:table-cell office:value-type="float" office:value="3980333806.02473" calcext:value-type="float">
            <text:p>3,980,333,806</text:p>
          </table:table-cell>
          <table:table-cell office:value-type="float" office:value="4596848302.39669" calcext:value-type="float">
            <text:p>4,596,848,302</text:p>
          </table:table-cell>
          <table:table-cell office:value-type="float" office:value="5447032426.1547" calcext:value-type="float">
            <text:p>5,447,032,426</text:p>
          </table:table-cell>
          <table:table-cell office:value-type="float" office:value="5206435562.5062" calcext:value-type="float">
            <text:p>5,206,435,563</text:p>
          </table:table-cell>
          <table:table-cell office:value-type="float" office:value="3550854621.63595" calcext:value-type="float">
            <text:p>3,550,854,622</text:p>
          </table:table-cell>
          <table:table-cell office:value-type="float" office:value="3762840686.09728" calcext:value-type="float">
            <text:p>3,762,840,686</text:p>
          </table:table-cell>
          <table:table-cell office:value-type="float" office:value="2642991314.37528" calcext:value-type="float">
            <text:p>2,642,991,314</text:p>
          </table:table-cell>
          <table:table-cell office:value-type="float" office:value="2275418244.21651" calcext:value-type="float">
            <text:p>2,275,418,244</text:p>
          </table:table-cell>
          <table:table-cell office:value-type="float" office:value="2808570210.20984" calcext:value-type="float">
            <text:p>2,808,570,210</text:p>
          </table:table-cell>
          <table:table-cell office:value-type="float" office:value="2180269235.54555" calcext:value-type="float">
            <text:p>2,180,269,236</text:p>
          </table:table-cell>
          <table:table-cell office:value-type="float" office:value="3476945820.59722" calcext:value-type="float">
            <text:p>3,476,945,821</text:p>
          </table:table-cell>
          <table:table-cell office:value-type="float" office:value="2852034523.58903" calcext:value-type="float">
            <text:p>2,852,034,524</text:p>
          </table:table-cell>
          <table:table-cell office:value-type="float" office:value="2950195892.25939" calcext:value-type="float">
            <text:p>2,950,195,892</text:p>
          </table:table-cell>
          <table:table-cell office:value-type="float" office:value="4355716759.11563" calcext:value-type="float">
            <text:p>4,355,716,759</text:p>
          </table:table-cell>
          <table:table-cell office:value-type="float" office:value="5734175736.13707" calcext:value-type="float">
            <text:p>5,734,175,736</text:p>
          </table:table-cell>
          <table:table-cell office:value-type="float" office:value="7909021591.30662" calcext:value-type="float">
            <text:p>7,909,021,591</text:p>
          </table:table-cell>
          <table:table-cell office:value-type="float" office:value="9363549454.47481" calcext:value-type="float">
            <text:p>9,363,549,454</text:p>
          </table:table-cell>
          <table:table-cell office:value-type="float" office:value="11505957448.5537" calcext:value-type="float">
            <text:p>11,505,957,449</text:p>
          </table:table-cell>
          <table:table-cell office:value-type="float" office:value="13632418312.4071" calcext:value-type="float">
            <text:p>13,632,418,312</text:p>
          </table:table-cell>
          <table:table-cell office:value-type="float" office:value="15595116149.215" calcext:value-type="float">
            <text:p>15,595,116,149</text:p>
          </table:table-cell>
          <table:table-cell office:value-type="float" office:value="16910071490.3666" calcext:value-type="float">
            <text:p>16,910,071,490</text:p>
          </table:table-cell>
          <table:table-cell office:value-type="float" office:value="17008982361.8409" calcext:value-type="float">
            <text:p>17,008,982,362</text:p>
          </table:table-cell>
          <table:table-cell office:value-type="float" office:value="16678538575.0415" calcext:value-type="float">
            <text:p>16,678,538,575</text:p>
          </table:table-cell>
          <table:table-cell office:value-type="float" office:value="17065269990.9128" calcext:value-type="float">
            <text:p>17,065,269,991</text:p>
          </table:table-cell>
          <table:table-cell office:value-type="float" office:value="18712361081.1496" calcext:value-type="float">
            <text:p>18,712,361,081</text:p>
          </table:table-cell>
          <table:table-cell office:value-type="float" office:value="19801577178.6806" calcext:value-type="float">
            <text:p>19,801,577,179</text:p>
          </table:table-cell>
          <table:table-cell office:value-type="float" office:value="21145518599.8726" calcext:value-type="float">
            <text:p>21,145,518,600</text:p>
          </table:table-cell>
          <table:table-cell office:value-type="float" office:value="21489950248.7562" calcext:value-type="float">
            <text:p>21,489,950,249</text:p>
          </table:table-cell>
          <table:table-cell office:value-type="float" office:value="22048689883.9138" calcext:value-type="float">
            <text:p>22,048,689,884</text:p>
          </table:table-cell>
          <table:table-cell office:value-type="float" office:value="24873499170.8126" calcext:value-type="float">
            <text:p>24,873,499,171</text:p>
          </table:table-cell>
          <table:table-cell office:value-type="float" office:value="29227529021.5589" calcext:value-type="float">
            <text:p>29,227,529,022</text:p>
          </table:table-cell>
          <table:table-cell office:value-type="float" office:value="35477280265.34" calcext:value-type="float">
            <text:p>35,477,280,265</text:p>
          </table:table-cell>
          <table:table-cell office:value-type="float" office:value="38419635157.5456" calcext:value-type="float">
            <text:p>38,419,635,158</text:p>
          </table:table-cell>
          <table:table-cell office:value-type="float" office:value="40075688225.539" calcext:value-type="float">
            <text:p>40,075,688,226</text:p>
          </table:table-cell>
          <table:table-cell office:value-type="float" office:value="43868590381.4262" calcext:value-type="float">
            <text:p>43,868,590,381</text:p>
          </table:table-cell>
          <table:table-cell office:value-type="float" office:value="46014195688.2255" calcext:value-type="float">
            <text:p>46,014,195,688</text:p>
          </table:table-cell>
          <table:table-cell office:value-type="float" office:value="47833432835.8209" calcext:value-type="float">
            <text:p>47,833,432,836</text:p>
          </table:table-cell>
          <table:table-cell office:value-type="float" office:value="49459303482.5871" calcext:value-type="float">
            <text:p>49,459,303,483</text:p>
          </table:table-cell>
          <table:table-cell office:value-type="float" office:value="50457653265.259" calcext:value-type="float">
            <text:p>50,457,653,26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4926708.6632872" calcext:value-type="float">
            <text:p>84,926,709</text:p>
          </table:table-cell>
          <table:table-cell office:value-type="float" office:value="81555118.3508713" calcext:value-type="float">
            <text:p>81,555,118</text:p>
          </table:table-cell>
          <table:table-cell office:value-type="float" office:value="96620161.1963919" calcext:value-type="float">
            <text:p>96,620,161</text:p>
          </table:table-cell>
          <table:table-cell office:value-type="float" office:value="146249014.227803" calcext:value-type="float">
            <text:p>146,249,014</text:p>
          </table:table-cell>
          <table:table-cell office:value-type="float" office:value="166692247.721213" calcext:value-type="float">
            <text:p>166,692,248</text:p>
          </table:table-cell>
          <table:table-cell office:value-type="float" office:value="173495578.756422" calcext:value-type="float">
            <text:p>173,495,579</text:p>
          </table:table-cell>
          <table:table-cell office:value-type="float" office:value="171292710.30105" calcext:value-type="float">
            <text:p>171,292,710</text:p>
          </table:table-cell>
          <table:table-cell office:value-type="float" office:value="224254709.054996" calcext:value-type="float">
            <text:p>224,254,709</text:p>
          </table:table-cell>
          <table:table-cell office:value-type="float" office:value="309234036.031101" calcext:value-type="float">
            <text:p>309,234,036</text:p>
          </table:table-cell>
          <table:table-cell office:value-type="float" office:value="336570257.554554" calcext:value-type="float">
            <text:p>336,570,258</text:p>
          </table:table-cell>
          <table:table-cell office:value-type="float" office:value="442818922.054173" calcext:value-type="float">
            <text:p>442,818,922</text:p>
          </table:table-cell>
          <table:table-cell office:value-type="float" office:value="449708432.291779" calcext:value-type="float">
            <text:p>449,708,432</text:p>
          </table:table-cell>
          <table:table-cell office:value-type="float" office:value="412691233.031236" calcext:value-type="float">
            <text:p>412,691,233</text:p>
          </table:table-cell>
          <table:table-cell office:value-type="float" office:value="421305466.390204" calcext:value-type="float">
            <text:p>421,305,466</text:p>
          </table:table-cell>
          <table:table-cell office:value-type="float" office:value="371025443.072748" calcext:value-type="float">
            <text:p>371,025,443</text:p>
          </table:table-cell>
          <table:table-cell office:value-type="float" office:value="297147923.395442" calcext:value-type="float">
            <text:p>297,147,923</text:p>
          </table:table-cell>
          <table:table-cell office:value-type="float" office:value="331943215.557036" calcext:value-type="float">
            <text:p>331,943,216</text:p>
          </table:table-cell>
          <table:table-cell office:value-type="float" office:value="444543697.385439" calcext:value-type="float">
            <text:p>444,543,697</text:p>
          </table:table-cell>
          <table:table-cell office:value-type="float" office:value="510562456.248" calcext:value-type="float">
            <text:p>510,562,456</text:p>
          </table:table-cell>
          <table:table-cell office:value-type="float" office:value="538683279.968658" calcext:value-type="float">
            <text:p>538,683,280</text:p>
          </table:table-cell>
          <table:table-cell office:value-type="float" office:value="628569640.8608" calcext:value-type="float">
            <text:p>628,569,641</text:p>
          </table:table-cell>
          <table:table-cell office:value-type="float" office:value="699862938.129116" calcext:value-type="float">
            <text:p>699,862,938</text:p>
          </table:table-cell>
          <table:table-cell office:value-type="float" office:value="839432503.169544" calcext:value-type="float">
            <text:p>839,432,503</text:p>
          </table:table-cell>
          <table:table-cell office:value-type="float" office:value="834353205.561262" calcext:value-type="float">
            <text:p>834,353,206</text:p>
          </table:table-cell>
          <table:table-cell office:value-type="float" office:value="853719245.765858" calcext:value-type="float">
            <text:p>853,719,246</text:p>
          </table:table-cell>
          <table:table-cell office:value-type="float" office:value="955296981.184615" calcext:value-type="float">
            <text:p>955,296,981</text:p>
          </table:table-cell>
          <table:table-cell office:value-type="float" office:value="956979800.082144" calcext:value-type="float">
            <text:p>956,979,800</text:p>
          </table:table-cell>
          <table:table-cell office:value-type="float" office:value="1041410430.93168" calcext:value-type="float">
            <text:p>1,041,410,431</text:p>
          </table:table-cell>
          <table:table-cell office:value-type="float" office:value="913378818.231878" calcext:value-type="float">
            <text:p>913,378,818</text:p>
          </table:table-cell>
          <table:table-cell office:value-type="float" office:value="913499283.204624" calcext:value-type="float">
            <text:p>913,499,283</text:p>
          </table:table-cell>
          <table:table-cell office:value-type="float" office:value="878980622.575438" calcext:value-type="float">
            <text:p>878,980,623</text:p>
          </table:table-cell>
          <table:table-cell office:value-type="float" office:value="805055960.976543" calcext:value-type="float">
            <text:p>805,055,961</text:p>
          </table:table-cell>
          <table:table-cell office:value-type="float" office:value="748478637.661342" calcext:value-type="float">
            <text:p>748,478,638</text:p>
          </table:table-cell>
          <table:table-cell office:value-type="float" office:value="1104524165.69441" calcext:value-type="float">
            <text:p>1,104,524,166</text:p>
          </table:table-cell>
          <table:table-cell office:value-type="float" office:value="1406603631.21" calcext:value-type="float">
            <text:p>1,406,603,631</text:p>
          </table:table-cell>
          <table:table-cell office:value-type="float" office:value="1559464169.82716" calcext:value-type="float">
            <text:p>1,559,464,170</text:p>
          </table:table-cell>
          <table:table-cell office:value-type="float" office:value="1628409895.81532" calcext:value-type="float">
            <text:p>1,628,409,896</text:p>
          </table:table-cell>
          <table:table-cell office:value-type="float" office:value="1820606304.71239" calcext:value-type="float">
            <text:p>1,820,606,305</text:p>
          </table:table-cell>
          <table:table-cell office:value-type="float" office:value="1868770926.6626" calcext:value-type="float">
            <text:p>1,868,770,927</text:p>
          </table:table-cell>
          <table:table-cell office:value-type="float" office:value="1864010381.68597" calcext:value-type="float">
            <text:p>1,864,010,382</text:p>
          </table:table-cell>
          <table:table-cell office:value-type="float" office:value="2394090236.43915" calcext:value-type="float">
            <text:p>2,394,090,236</text:p>
          </table:table-cell>
          <table:table-cell office:value-type="float" office:value="2791533467.45435" calcext:value-type="float">
            <text:p>2,791,533,467</text:p>
          </table:table-cell>
          <table:table-cell office:value-type="float" office:value="2678253230.92909" calcext:value-type="float">
            <text:p>2,678,253,231</text:p>
          </table:table-cell>
          <table:table-cell office:value-type="float" office:value="2532409191.50767" calcext:value-type="float">
            <text:p>2,532,409,192</text:p>
          </table:table-cell>
          <table:table-cell office:value-type="float" office:value="2520973566.29441" calcext:value-type="float">
            <text:p>2,520,973,566</text:p>
          </table:table-cell>
          <table:table-cell office:value-type="float" office:value="2335189198.49191" calcext:value-type="float">
            <text:p>2,335,189,198</text:p>
          </table:table-cell>
          <table:table-cell office:value-type="float" office:value="2241017076.15087" calcext:value-type="float">
            <text:p>2,241,017,07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16498842" calcext:value-type="float">
            <text:p>316,498,842</text:p>
          </table:table-cell>
          <table:table-cell office:value-type="float" office:value="333728549" calcext:value-type="float">
            <text:p>333,728,549</text:p>
          </table:table-cell>
          <table:table-cell office:value-type="float" office:value="361668613" calcext:value-type="float">
            <text:p>361,668,613</text:p>
          </table:table-cell>
          <table:table-cell office:value-type="float" office:value="422903922" calcext:value-type="float">
            <text:p>422,903,922</text:p>
          </table:table-cell>
          <table:table-cell office:value-type="float" office:value="517358584" calcext:value-type="float">
            <text:p>517,358,584</text:p>
          </table:table-cell>
          <table:table-cell office:value-type="float" office:value="621809529" calcext:value-type="float">
            <text:p>621,809,529</text:p>
          </table:table-cell>
          <table:table-cell office:value-type="float" office:value="644352164" calcext:value-type="float">
            <text:p>644,352,164</text:p>
          </table:table-cell>
          <table:table-cell office:value-type="float" office:value="720344306" calcext:value-type="float">
            <text:p>720,344,306</text:p>
          </table:table-cell>
          <table:table-cell office:value-type="float" office:value="789196247" calcext:value-type="float">
            <text:p>789,196,247</text:p>
          </table:table-cell>
          <table:table-cell office:value-type="float" office:value="909151629" calcext:value-type="float">
            <text:p>909,151,629</text:p>
          </table:table-cell>
          <table:table-cell office:value-type="float" office:value="934958356" calcext:value-type="float">
            <text:p>934,958,356</text:p>
          </table:table-cell>
          <table:table-cell office:value-type="float" office:value="1075416316" calcext:value-type="float">
            <text:p>1,075,416,316</text:p>
          </table:table-cell>
          <table:table-cell office:value-type="float" office:value="1115197437" calcext:value-type="float">
            <text:p>1,115,197,437</text:p>
          </table:table-cell>
          <table:table-cell office:value-type="float" office:value="1107343216" calcext:value-type="float">
            <text:p>1,107,343,216</text:p>
          </table:table-cell>
          <table:table-cell office:value-type="float" office:value="1091634773" calcext:value-type="float">
            <text:p>1,091,634,773</text:p>
          </table:table-cell>
          <table:table-cell office:value-type="float" office:value="1076436345" calcext:value-type="float">
            <text:p>1,076,436,345</text:p>
          </table:table-cell>
          <table:table-cell office:value-type="float" office:value="1057973824" calcext:value-type="float">
            <text:p>1,057,973,824</text:p>
          </table:table-cell>
          <table:table-cell office:value-type="float" office:value="1111321328" calcext:value-type="float">
            <text:p>1,111,321,328</text:p>
          </table:table-cell>
          <table:table-cell office:value-type="float" office:value="1181499306" calcext:value-type="float">
            <text:p>1,181,499,306</text:p>
          </table:table-cell>
          <table:table-cell office:value-type="float" office:value="1217506321" calcext:value-type="float">
            <text:p>1,217,506,321</text:p>
          </table:table-cell>
          <table:table-cell office:value-type="float" office:value="595204667" calcext:value-type="float">
            <text:p>595,204,667</text:p>
          </table:table-cell>
          <table:table-cell office:value-type="float" office:value="538842935" calcext:value-type="float">
            <text:p>538,842,935</text:p>
          </table:table-cell>
          <table:table-cell office:value-type="float" office:value="346067230" calcext:value-type="float">
            <text:p>346,067,230</text:p>
          </table:table-cell>
          <table:table-cell office:value-type="float" office:value="248363238" calcext:value-type="float">
            <text:p>248,363,238</text:p>
          </table:table-cell>
          <table:table-cell office:value-type="float" office:value="204698379" calcext:value-type="float">
            <text:p>204,698,379</text:p>
          </table:table-cell>
          <table:table-cell office:value-type="float" office:value="208724217" calcext:value-type="float">
            <text:p>208,724,217</text:p>
          </table:table-cell>
          <table:table-cell office:value-type="float" office:value="246814839" calcext:value-type="float">
            <text:p>246,814,839</text:p>
          </table:table-cell>
          <table:table-cell office:value-type="float" office:value="418607741" calcext:value-type="float">
            <text:p>418,607,741</text:p>
          </table:table-cell>
          <table:table-cell office:value-type="float" office:value="510980027" calcext:value-type="float">
            <text:p>510,980,027</text:p>
          </table:table-cell>
          <table:table-cell office:value-type="float" office:value="616003407" calcext:value-type="float">
            <text:p>616,003,407</text:p>
          </table:table-cell>
          <table:table-cell office:value-type="float" office:value="644944279" calcext:value-type="float">
            <text:p>644,944,279</text:p>
          </table:table-cell>
          <table:table-cell office:value-type="float" office:value="637808642" calcext:value-type="float">
            <text:p>637,808,642</text:p>
          </table:table-cell>
          <table:table-cell office:value-type="float" office:value="686682868" calcext:value-type="float">
            <text:p>686,682,868</text:p>
          </table:table-cell>
          <table:table-cell office:value-type="float" office:value="529063491" calcext:value-type="float">
            <text:p>529,063,491</text:p>
          </table:table-cell>
          <table:table-cell office:value-type="float" office:value="643917921" calcext:value-type="float">
            <text:p>643,917,921</text:p>
          </table:table-cell>
          <table:table-cell office:value-type="float" office:value="706232558" calcext:value-type="float">
            <text:p>706,232,558</text:p>
          </table:table-cell>
          <table:table-cell office:value-type="float" office:value="815419829" calcext:value-type="float">
            <text:p>815,419,829</text:p>
          </table:table-cell>
          <table:table-cell office:value-type="float" office:value="949000000" calcext:value-type="float">
            <text:p>949,000,000</text:p>
          </table:table-cell>
          <table:table-cell office:value-type="float" office:value="1101000000" calcext:value-type="float">
            <text:p>1,101,000,000</text:p>
          </table:table-cell>
          <table:table-cell office:value-type="float" office:value="1155000000" calcext:value-type="float">
            <text:p>1,155,000,000</text:p>
          </table:table-cell>
          <table:table-cell office:value-type="float" office:value="1292000000" calcext:value-type="float">
            <text:p>1,292,000,000</text:p>
          </table:table-cell>
          <table:table-cell office:value-type="float" office:value="1538000000" calcext:value-type="float">
            <text:p>1,538,000,000</text:p>
          </table:table-cell>
          <table:table-cell office:value-type="float" office:value="1734000000" calcext:value-type="float">
            <text:p>1,734,000,000</text:p>
          </table:table-cell>
          <table:table-cell office:value-type="float" office:value="1936000000" calcext:value-type="float">
            <text:p>1,936,000,000</text:p>
          </table:table-cell>
          <table:table-cell office:value-type="float" office:value="2053000000" calcext:value-type="float">
            <text:p>2,053,000,000</text:p>
          </table:table-cell>
          <table:table-cell office:value-type="float" office:value="2668904072" calcext:value-type="float">
            <text:p>2,668,904,072</text:p>
          </table:table-cell>
          <table:table-cell office:value-type="float" office:value="2756817825" calcext:value-type="float">
            <text:p>2,756,817,8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978874520.79104" calcext:value-type="float">
            <text:p>3,978,874,521</text:p>
          </table:table-cell>
          <table:table-cell office:value-type="float" office:value="4880522698.34701" calcext:value-type="float">
            <text:p>4,880,522,698</text:p>
          </table:table-cell>
          <table:table-cell office:value-type="float" office:value="5844722462.41711" calcext:value-type="float">
            <text:p>5,844,722,462</text:p>
          </table:table-cell>
          <table:table-cell office:value-type="float" office:value="8003296604.30528" calcext:value-type="float">
            <text:p>8,003,296,604</text:p>
          </table:table-cell>
          <table:table-cell office:value-type="float" office:value="14021762537.6093" calcext:value-type="float">
            <text:p>14,021,762,538</text:p>
          </table:table-cell>
          <table:table-cell office:value-type="float" office:value="13649119897.0756" calcext:value-type="float">
            <text:p>13,649,119,897</text:p>
          </table:table-cell>
          <table:table-cell office:value-type="float" office:value="17718579720.111" calcext:value-type="float">
            <text:p>17,718,579,720</text:p>
          </table:table-cell>
          <table:table-cell office:value-type="float" office:value="20809491529.532" calcext:value-type="float">
            <text:p>20,809,491,530</text:p>
          </table:table-cell>
          <table:table-cell office:value-type="float" office:value="20537231306.5561" calcext:value-type="float">
            <text:p>20,537,231,307</text:p>
          </table:table-cell>
          <table:table-cell office:value-type="float" office:value="28332395338.4126" calcext:value-type="float">
            <text:p>28,332,395,338</text:p>
          </table:table-cell>
          <table:table-cell office:value-type="float" office:value="38185792233.8849" calcext:value-type="float">
            <text:p>38,185,792,234</text:p>
          </table:table-cell>
          <table:table-cell office:value-type="float" office:value="33436648168.5606" calcext:value-type="float">
            <text:p>33,436,648,169</text:p>
          </table:table-cell>
          <table:table-cell office:value-type="float" office:value="32845049122.4377" calcext:value-type="float">
            <text:p>32,845,049,122</text:p>
          </table:table-cell>
          <table:table-cell office:value-type="float" office:value="31794290634.2606" calcext:value-type="float">
            <text:p>31,794,290,634</text:p>
          </table:table-cell>
          <table:table-cell office:value-type="float" office:value="28934855394.3253" calcext:value-type="float">
            <text:p>28,934,855,394</text:p>
          </table:table-cell>
          <table:table-cell office:value-type="float" office:value="29887037520.3089" calcext:value-type="float">
            <text:p>29,887,037,520</text:p>
          </table:table-cell>
          <table:table-cell office:value-type="float" office:value="24319923826.6522" calcext:value-type="float">
            <text:p>24,319,923,827</text:p>
          </table:table-cell>
          <table:table-cell office:value-type="float" office:value="22642653915.4186" calcext:value-type="float">
            <text:p>22,642,653,915</text:p>
          </table:table-cell>
          <table:table-cell office:value-type="float" office:value="25559956214.4498" calcext:value-type="float">
            <text:p>25,559,956,214</text:p>
          </table:table-cell>
          <table:table-cell office:value-type="float" office:value="27057741202.5675" calcext:value-type="float">
            <text:p>27,057,741,203</text:p>
          </table:table-cell>
          <table:table-cell office:value-type="float" office:value="31088348327.8905" calcext:value-type="float">
            <text:p>31,088,348,328</text:p>
          </table:table-cell>
          <table:table-cell office:value-type="float" office:value="34409289638.626" calcext:value-type="float">
            <text:p>34,409,289,639</text:p>
          </table:table-cell>
          <table:table-cell office:value-type="float" office:value="36447724815.4509" calcext:value-type="float">
            <text:p>36,447,724,815</text:p>
          </table:table-cell>
          <table:table-cell office:value-type="float" office:value="32976898432.7429" calcext:value-type="float">
            <text:p>32,976,898,433</text:p>
          </table:table-cell>
          <table:table-cell office:value-type="float" office:value="30772527897.3083" calcext:value-type="float">
            <text:p>30,772,527,897</text:p>
          </table:table-cell>
          <table:table-cell office:value-type="float" office:value="28292444617.0693" calcext:value-type="float">
            <text:p>28,292,444,617</text:p>
          </table:table-cell>
          <table:table-cell office:value-type="float" office:value="31284185647.7194" calcext:value-type="float">
            <text:p>31,284,185,648</text:p>
          </table:table-cell>
          <table:table-cell office:value-type="float" office:value="33193980352.9677" calcext:value-type="float">
            <text:p>33,193,980,353</text:p>
          </table:table-cell>
          <table:table-cell office:value-type="float" office:value="29896770649.3088" calcext:value-type="float">
            <text:p>29,896,770,649</text:p>
          </table:table-cell>
          <table:table-cell office:value-type="float" office:value="33639771436.1479" calcext:value-type="float">
            <text:p>33,639,771,436</text:p>
          </table:table-cell>
          <table:table-cell office:value-type="float" office:value="38470506544.8843" calcext:value-type="float">
            <text:p>38,470,506,545</text:p>
          </table:table-cell>
          <table:table-cell office:value-type="float" office:value="34061327342.6491" calcext:value-type="float">
            <text:p>34,061,327,343</text:p>
          </table:table-cell>
          <table:table-cell office:value-type="float" office:value="21912650459.1507" calcext:value-type="float">
            <text:p>21,912,650,459</text:p>
          </table:table-cell>
          <table:table-cell office:value-type="float" office:value="26235922004.8155" calcext:value-type="float">
            <text:p>26,235,922,005</text:p>
          </table:table-cell>
          <table:table-cell office:value-type="float" office:value="33292748663.8984" calcext:value-type="float">
            <text:p>33,292,748,664</text:p>
          </table:table-cell>
          <table:table-cell office:value-type="float" office:value="45451480854.0929" calcext:value-type="float">
            <text:p>45,451,480,854</text:p>
          </table:table-cell>
          <table:table-cell office:value-type="float" office:value="55076733207.0905" calcext:value-type="float">
            <text:p>55,076,733,207</text:p>
          </table:table-cell>
          <table:table-cell office:value-type="float" office:value="62668056573.5751" calcext:value-type="float">
            <text:p>62,668,056,574</text:p>
          </table:table-cell>
          <table:table-cell office:value-type="float" office:value="95326564977.2952" calcext:value-type="float">
            <text:p>95,326,564,977</text:p>
          </table:table-cell>
          <table:table-cell office:value-type="float" office:value="68838153862.5281" calcext:value-type="float">
            <text:p>68,838,153,863</text:p>
          </table:table-cell>
          <table:table-cell office:value-type="float" office:value="80942419623.5859" calcext:value-type="float">
            <text:p>80,942,419,624</text:p>
          </table:table-cell>
          <table:table-cell office:value-type="float" office:value="40587263612.1977" calcext:value-type="float">
            <text:p>40,587,263,612</text:p>
          </table:table-cell>
          <table:table-cell office:value-type="float" office:value="101165620774.393" calcext:value-type="float">
            <text:p>101,165,620,774</text:p>
          </table:table-cell>
          <table:table-cell office:value-type="float" office:value="65825571414.6708" calcext:value-type="float">
            <text:p>65,825,571,415</text:p>
          </table:table-cell>
          <table:table-cell office:value-type="float" office:value="30774213828.1102" calcext:value-type="float">
            <text:p>30,774,213,828</text:p>
          </table:table-cell>
          <table:table-cell office:value-type="float" office:value="37367036420.6356" calcext:value-type="float">
            <text:p>37,367,036,421</text:p>
          </table:table-cell>
          <table:table-cell office:value-type="float" office:value="42959534586.4143" calcext:value-type="float">
            <text:p>42,959,534,58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10617914.823378" calcext:value-type="float">
            <text:p>110,617,915</text:p>
          </table:table-cell>
          <table:table-cell office:value-type="float" office:value="128776606.848077" calcext:value-type="float">
            <text:p>128,776,607</text:p>
          </table:table-cell>
          <table:table-cell office:value-type="float" office:value="153393255.52226" calcext:value-type="float">
            <text:p>153,393,256</text:p>
          </table:table-cell>
          <table:table-cell office:value-type="float" office:value="206184278.431408" calcext:value-type="float">
            <text:p>206,184,278</text:p>
          </table:table-cell>
          <table:table-cell office:value-type="float" office:value="248169749.852537" calcext:value-type="float">
            <text:p>248,169,750</text:p>
          </table:table-cell>
          <table:table-cell office:value-type="float" office:value="285702666.088016" calcext:value-type="float">
            <text:p>285,702,666</text:p>
          </table:table-cell>
          <table:table-cell office:value-type="float" office:value="322289800.189533" calcext:value-type="float">
            <text:p>322,289,800</text:p>
          </table:table-cell>
          <table:table-cell office:value-type="float" office:value="375994027.210311" calcext:value-type="float">
            <text:p>375,994,027</text:p>
          </table:table-cell>
          <table:table-cell office:value-type="float" office:value="522496381.421889" calcext:value-type="float">
            <text:p>522,496,381</text:p>
          </table:table-cell>
          <table:table-cell office:value-type="float" office:value="627057634.650831" calcext:value-type="float">
            <text:p>627,057,635</text:p>
          </table:table-cell>
          <table:table-cell office:value-type="float" office:value="684834945.130841" calcext:value-type="float">
            <text:p>684,834,945</text:p>
          </table:table-cell>
          <table:table-cell office:value-type="float" office:value="608055192.354662" calcext:value-type="float">
            <text:p>608,055,192</text:p>
          </table:table-cell>
          <table:table-cell office:value-type="float" office:value="628590315.881449" calcext:value-type="float">
            <text:p>628,590,316</text:p>
          </table:table-cell>
          <table:table-cell office:value-type="float" office:value="637894962.902172" calcext:value-type="float">
            <text:p>637,894,963</text:p>
          </table:table-cell>
          <table:table-cell office:value-type="float" office:value="634269483.540535" calcext:value-type="float">
            <text:p>634,269,484</text:p>
          </table:table-cell>
          <table:table-cell office:value-type="float" office:value="681299778.399552" calcext:value-type="float">
            <text:p>681,299,778</text:p>
          </table:table-cell>
          <table:table-cell office:value-type="float" office:value="1008539922.82471" calcext:value-type="float">
            <text:p>1,008,539,923</text:p>
          </table:table-cell>
          <table:table-cell office:value-type="float" office:value="1270065533.04684" calcext:value-type="float">
            <text:p>1,270,065,533</text:p>
          </table:table-cell>
          <table:table-cell office:value-type="float" office:value="1453601816.44229" calcext:value-type="float">
            <text:p>1,453,601,816</text:p>
          </table:table-cell>
          <table:table-cell office:value-type="float" office:value="1451249606.79738" calcext:value-type="float">
            <text:p>1,451,249,607</text:p>
          </table:table-cell>
          <table:table-cell office:value-type="float" office:value="1755860467.78925" calcext:value-type="float">
            <text:p>1,755,860,468</text:p>
          </table:table-cell>
          <table:table-cell office:value-type="float" office:value="1898795352.36723" calcext:value-type="float">
            <text:p>1,898,795,352</text:p>
          </table:table-cell>
          <table:table-cell office:value-type="float" office:value="2033116060.45055" calcext:value-type="float">
            <text:p>2,033,116,060</text:p>
          </table:table-cell>
          <table:table-cell office:value-type="float" office:value="2010774074.24118" calcext:value-type="float">
            <text:p>2,010,774,074</text:p>
          </table:table-cell>
          <table:table-cell office:value-type="float" office:value="2245567707.65358" calcext:value-type="float">
            <text:p>2,245,567,708</text:p>
          </table:table-cell>
          <table:table-cell office:value-type="float" office:value="2695245003.28761" calcext:value-type="float">
            <text:p>2,695,245,003</text:p>
          </table:table-cell>
          <table:table-cell office:value-type="float" office:value="2717995174.79632" calcext:value-type="float">
            <text:p>2,717,995,175</text:p>
          </table:table-cell>
          <table:table-cell office:value-type="float" office:value="2563442673.44214" calcext:value-type="float">
            <text:p>2,563,442,673</text:p>
          </table:table-cell>
          <table:table-cell office:value-type="float" office:value="2742541906.01334" calcext:value-type="float">
            <text:p>2,742,541,906</text:p>
          </table:table-cell>
          <table:table-cell office:value-type="float" office:value="2946496054.00242" calcext:value-type="float">
            <text:p>2,946,496,054</text:p>
          </table:table-cell>
          <table:table-cell office:value-type="float" office:value="2747178266.77147" calcext:value-type="float">
            <text:p>2,747,178,267</text:p>
          </table:table-cell>
          <table:table-cell office:value-type="float" office:value="2755926673.44151" calcext:value-type="float">
            <text:p>2,755,926,673</text:p>
          </table:table-cell>
          <table:table-cell office:value-type="float" office:value="2973606261.3583" calcext:value-type="float">
            <text:p>2,973,606,261</text:p>
          </table:table-cell>
          <table:table-cell office:value-type="float" office:value="3396302748.11399" calcext:value-type="float">
            <text:p>3,396,302,748</text:p>
          </table:table-cell>
          <table:table-cell office:value-type="float" office:value="3820531354.95026" calcext:value-type="float">
            <text:p>3,820,531,355</text:p>
          </table:table-cell>
          <table:table-cell office:value-type="float" office:value="4046135187.77791" calcext:value-type="float">
            <text:p>4,046,135,188</text:p>
          </table:table-cell>
          <table:table-cell office:value-type="float" office:value="4424104114.54913" calcext:value-type="float">
            <text:p>4,424,104,115</text:p>
          </table:table-cell>
          <table:table-cell office:value-type="float" office:value="5089173411.43915" calcext:value-type="float">
            <text:p>5,089,173,411</text:p>
          </table:table-cell>
          <table:table-cell office:value-type="float" office:value="5620107027.11686" calcext:value-type="float">
            <text:p>5,620,107,027</text:p>
          </table:table-cell>
          <table:table-cell office:value-type="float" office:value="4981831948.37532" calcext:value-type="float">
            <text:p>4,981,831,948</text:p>
          </table:table-cell>
          <table:table-cell office:value-type="float" office:value="5621057217.38311" calcext:value-type="float">
            <text:p>5,621,057,217</text:p>
          </table:table-cell>
          <table:table-cell office:value-type="float" office:value="6348103709.99985" calcext:value-type="float">
            <text:p>6,348,103,710</text:p>
          </table:table-cell>
          <table:table-cell office:value-type="float" office:value="6034435862.39102" calcext:value-type="float">
            <text:p>6,034,435,862</text:p>
          </table:table-cell>
          <table:table-cell office:value-type="float" office:value="6391711429.2295" calcext:value-type="float">
            <text:p>6,391,711,429</text:p>
          </table:table-cell>
          <table:table-cell office:value-type="float" office:value="6657526636.12012" calcext:value-type="float">
            <text:p>6,657,526,636</text:p>
          </table:table-cell>
          <table:table-cell office:value-type="float" office:value="6290334011.93816" calcext:value-type="float">
            <text:p>6,290,334,012</text:p>
          </table:table-cell>
          <table:table-cell office:value-type="float" office:value="6193677542.80968" calcext:value-type="float">
            <text:p>6,193,677,5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10256652265.9591" calcext:value-type="float">
            <text:p>10,256,652,266</text:p>
          </table:table-cell>
          <table:table-cell office:value-type="float" office:value="9996306673.99564" calcext:value-type="float">
            <text:p>9,996,306,674</text:p>
          </table:table-cell>
          <table:table-cell office:value-type="float" office:value="8050691521.06993" calcext:value-type="float">
            <text:p>8,050,691,521</text:p>
          </table:table-cell>
          <table:table-cell office:value-type="float" office:value="6904817668.58556" calcext:value-type="float">
            <text:p>6,904,817,669</text:p>
          </table:table-cell>
          <table:table-cell office:value-type="float" office:value="6363123593.57373" calcext:value-type="float">
            <text:p>6,363,123,594</text:p>
          </table:table-cell>
          <table:table-cell office:value-type="float" office:value="6702339478.5152" calcext:value-type="float">
            <text:p>6,702,339,479</text:p>
          </table:table-cell>
          <table:table-cell office:value-type="float" office:value="8385253229.4856" calcext:value-type="float">
            <text:p>8,385,253,229</text:p>
          </table:table-cell>
          <table:table-cell office:value-type="float" office:value="10120448571.9584" calcext:value-type="float">
            <text:p>10,120,448,572</text:p>
          </table:table-cell>
          <table:table-cell office:value-type="float" office:value="11240554206.8872" calcext:value-type="float">
            <text:p>11,240,554,207</text:p>
          </table:table-cell>
          <table:table-cell office:value-type="float" office:value="10973067371.4064" calcext:value-type="float">
            <text:p>10,973,067,371</text:p>
          </table:table-cell>
          <table:table-cell office:value-type="float" office:value="11539409969.4744" calcext:value-type="float">
            <text:p>11,539,409,969</text:p>
          </table:table-cell>
          <table:table-cell office:value-type="float" office:value="12252709686.4432" calcext:value-type="float">
            <text:p>12,252,709,686</text:p>
          </table:table-cell>
          <table:table-cell office:value-type="float" office:value="14275397621.2827" calcext:value-type="float">
            <text:p>14,275,397,621</text:p>
          </table:table-cell>
          <table:table-cell office:value-type="float" office:value="18802825934.9709" calcext:value-type="float">
            <text:p>18,802,825,935</text:p>
          </table:table-cell>
          <table:table-cell office:value-type="float" office:value="22646695836.5652" calcext:value-type="float">
            <text:p>22,646,695,837</text:p>
          </table:table-cell>
          <table:table-cell office:value-type="float" office:value="26141406775.6061" calcext:value-type="float">
            <text:p>26,141,406,776</text:p>
          </table:table-cell>
          <table:table-cell office:value-type="float" office:value="30208499406.7168" calcext:value-type="float">
            <text:p>30,208,499,407</text:p>
          </table:table-cell>
          <table:table-cell office:value-type="float" office:value="39731586415.4137" calcext:value-type="float">
            <text:p>39,731,586,415</text:p>
          </table:table-cell>
          <table:table-cell office:value-type="float" office:value="47895684722.3981" calcext:value-type="float">
            <text:p>47,895,684,722</text:p>
          </table:table-cell>
          <table:table-cell office:value-type="float" office:value="37439331786.7769" calcext:value-type="float">
            <text:p>37,439,331,787</text:p>
          </table:table-cell>
          <table:table-cell office:value-type="float" office:value="37130286246.937" calcext:value-type="float">
            <text:p>37,130,286,247</text:p>
          </table:table-cell>
          <table:table-cell office:value-type="float" office:value="43524007727.7981" calcext:value-type="float">
            <text:p>43,524,007,728</text:p>
          </table:table-cell>
          <table:table-cell office:value-type="float" office:value="42864153603.3354" calcext:value-type="float">
            <text:p>42,864,153,603</text:p>
          </table:table-cell>
          <table:table-cell office:value-type="float" office:value="46408411886.703" calcext:value-type="float">
            <text:p>46,408,411,887</text:p>
          </table:table-cell>
          <table:table-cell office:value-type="float" office:value="48557229511.6945" calcext:value-type="float">
            <text:p>48,557,229,512</text:p>
          </table:table-cell>
          <table:table-cell office:value-type="float" office:value="41508609232.7778" calcext:value-type="float">
            <text:p>41,508,609,233</text:p>
          </table:table-cell>
          <table:table-cell office:value-type="float" office:value="42773029835.3222" calcext:value-type="float">
            <text:p>42,773,029,83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509194505.08273" calcext:value-type="float">
            <text:p>1,509,194,505</text:p>
          </table:table-cell>
          <table:table-cell office:value-type="float" office:value="1572374779.80839" calcext:value-type="float">
            <text:p>1,572,374,780</text:p>
          </table:table-cell>
          <table:table-cell office:value-type="float" office:value="1968745584.38288" calcext:value-type="float">
            <text:p>1,968,745,584</text:p>
          </table:table-cell>
          <table:table-cell office:value-type="float" office:value="2701868519.47281" calcext:value-type="float">
            <text:p>2,701,868,519</text:p>
          </table:table-cell>
          <table:table-cell office:value-type="float" office:value="3295920925.41369" calcext:value-type="float">
            <text:p>3,295,920,925</text:p>
          </table:table-cell>
          <table:table-cell office:value-type="float" office:value="3233341025.7414" calcext:value-type="float">
            <text:p>3,233,341,026</text:p>
          </table:table-cell>
          <table:table-cell office:value-type="float" office:value="3544278835.31548" calcext:value-type="float">
            <text:p>3,544,278,835</text:p>
          </table:table-cell>
          <table:table-cell office:value-type="float" office:value="3922813879.47765" calcext:value-type="float">
            <text:p>3,922,813,879</text:p>
          </table:table-cell>
          <table:table-cell office:value-type="float" office:value="4885067128.19085" calcext:value-type="float">
            <text:p>4,885,067,128</text:p>
          </table:table-cell>
          <table:table-cell office:value-type="float" office:value="5711530392.56465" calcext:value-type="float">
            <text:p>5,711,530,393</text:p>
          </table:table-cell>
          <table:table-cell office:value-type="float" office:value="6232160503.59693" calcext:value-type="float">
            <text:p>6,232,160,504</text:p>
          </table:table-cell>
          <table:table-cell office:value-type="float" office:value="5231751444.02192" calcext:value-type="float">
            <text:p>5,231,751,444</text:p>
          </table:table-cell>
          <table:table-cell office:value-type="float" office:value="4764381393.50454" calcext:value-type="float">
            <text:p>4,764,381,394</text:p>
          </table:table-cell>
          <table:table-cell office:value-type="float" office:value="4683620594.17283" calcext:value-type="float">
            <text:p>4,683,620,594</text:p>
          </table:table-cell>
          <table:table-cell office:value-type="float" office:value="4594808558.10386" calcext:value-type="float">
            <text:p>4,594,808,558</text:p>
          </table:table-cell>
          <table:table-cell office:value-type="float" office:value="4738423934.39487" calcext:value-type="float">
            <text:p>4,738,423,934</text:p>
          </table:table-cell>
          <table:table-cell office:value-type="float" office:value="6921339793.8062" calcext:value-type="float">
            <text:p>6,921,339,794</text:p>
          </table:table-cell>
          <table:table-cell office:value-type="float" office:value="8614329542.38488" calcext:value-type="float">
            <text:p>8,614,329,542</text:p>
          </table:table-cell>
          <table:table-cell office:value-type="float" office:value="9750554942.56643" calcext:value-type="float">
            <text:p>9,750,554,943</text:p>
          </table:table-cell>
          <table:table-cell office:value-type="float" office:value="10391508508.2047" calcext:value-type="float">
            <text:p>10,391,508,508</text:p>
          </table:table-cell>
          <table:table-cell office:value-type="float" office:value="13229111902.5105" calcext:value-type="float">
            <text:p>13,229,111,903</text:p>
          </table:table-cell>
          <table:table-cell office:value-type="float" office:value="14321658800.1399" calcext:value-type="float">
            <text:p>14,321,658,800</text:p>
          </table:table-cell>
          <table:table-cell office:value-type="float" office:value="16066440482.8126" calcext:value-type="float">
            <text:p>16,066,440,483</text:p>
          </table:table-cell>
          <table:table-cell office:value-type="float" office:value="16486412926.6394" calcext:value-type="float">
            <text:p>16,486,412,927</text:p>
          </table:table-cell>
          <table:table-cell office:value-type="float" office:value="18326566838.8969" calcext:value-type="float">
            <text:p>18,326,566,839</text:p>
          </table:table-cell>
          <table:table-cell office:value-type="float" office:value="21588450421.6076" calcext:value-type="float">
            <text:p>21,588,450,422</text:p>
          </table:table-cell>
          <table:table-cell office:value-type="float" office:value="21776159572.902" calcext:value-type="float">
            <text:p>21,776,159,573</text:p>
          </table:table-cell>
          <table:table-cell office:value-type="float" office:value="19731654626.6273" calcext:value-type="float">
            <text:p>19,731,654,627</text:p>
          </table:table-cell>
          <table:table-cell office:value-type="float" office:value="20208677291.0124" calcext:value-type="float">
            <text:p>20,208,677,291</text:p>
          </table:table-cell>
          <table:table-cell office:value-type="float" office:value="22235282883.1557" calcext:value-type="float">
            <text:p>22,235,282,883</text:p>
          </table:table-cell>
          <table:table-cell office:value-type="float" office:value="21263498507.8477" calcext:value-type="float">
            <text:p>21,263,498,508</text:p>
          </table:table-cell>
          <table:table-cell office:value-type="float" office:value="21272228436.4346" calcext:value-type="float">
            <text:p>21,272,228,436</text:p>
          </table:table-cell>
          <table:table-cell office:value-type="float" office:value="23617403075.3014" calcext:value-type="float">
            <text:p>23,617,403,075</text:p>
          </table:table-cell>
          <table:table-cell office:value-type="float" office:value="29556185286.3086" calcext:value-type="float">
            <text:p>29,556,185,286</text:p>
          </table:table-cell>
          <table:table-cell office:value-type="float" office:value="34686789219.7948" calcext:value-type="float">
            <text:p>34,686,789,220</text:p>
          </table:table-cell>
          <table:table-cell office:value-type="float" office:value="37346465701.6366" calcext:value-type="float">
            <text:p>37,346,465,702</text:p>
          </table:table-cell>
          <table:table-cell office:value-type="float" office:value="42412135454.9437" calcext:value-type="float">
            <text:p>42,412,135,455</text:p>
          </table:table-cell>
          <table:table-cell office:value-type="float" office:value="50885522574.4641" calcext:value-type="float">
            <text:p>50,885,522,574</text:p>
          </table:table-cell>
          <table:table-cell office:value-type="float" office:value="55851755414.7435" calcext:value-type="float">
            <text:p>55,851,755,415</text:p>
          </table:table-cell>
          <table:table-cell office:value-type="float" office:value="51367448900.2891" calcext:value-type="float">
            <text:p>51,367,448,900</text:p>
          </table:table-cell>
          <table:table-cell office:value-type="float" office:value="53212476812.2957" calcext:value-type="float">
            <text:p>53,212,476,812</text:p>
          </table:table-cell>
          <table:table-cell office:value-type="float" office:value="60004630234.4135" calcext:value-type="float">
            <text:p>60,004,630,234</text:p>
          </table:table-cell>
          <table:table-cell office:value-type="float" office:value="56677961787.0717" calcext:value-type="float">
            <text:p>56,677,961,787</text:p>
          </table:table-cell>
          <table:table-cell office:value-type="float" office:value="61739352212.3049" calcext:value-type="float">
            <text:p>61,739,352,212</text:p>
          </table:table-cell>
          <table:table-cell office:value-type="float" office:value="66327344188.889" calcext:value-type="float">
            <text:p>66,327,344,189</text:p>
          </table:table-cell>
          <table:table-cell office:value-type="float" office:value="57784495265.4378" calcext:value-type="float">
            <text:p>57,784,495,265</text:p>
          </table:table-cell>
          <table:table-cell office:value-type="float" office:value="58631324559.4484" calcext:value-type="float">
            <text:p>58,631,324,5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68030615.58354" calcext:value-type="float">
            <text:p>1,068,030,616</text:p>
          </table:table-cell>
          <table:table-cell office:value-type="float" office:value="1154796872.40977" calcext:value-type="float">
            <text:p>1,154,796,872</text:p>
          </table:table-cell>
          <table:table-cell office:value-type="float" office:value="1319848128.33694" calcext:value-type="float">
            <text:p>1,319,848,128</text:p>
          </table:table-cell>
          <table:table-cell office:value-type="float" office:value="1625784981.70235" calcext:value-type="float">
            <text:p>1,625,784,982</text:p>
          </table:table-cell>
          <table:table-cell office:value-type="float" office:value="1841921160.80452" calcext:value-type="float">
            <text:p>1,841,921,161</text:p>
          </table:table-cell>
          <table:table-cell office:value-type="float" office:value="2193048658.74284" calcext:value-type="float">
            <text:p>2,193,048,659</text:p>
          </table:table-cell>
          <table:table-cell office:value-type="float" office:value="2095834349.10752" calcext:value-type="float">
            <text:p>2,095,834,349</text:p>
          </table:table-cell>
          <table:table-cell office:value-type="float" office:value="2265943294.3426" calcext:value-type="float">
            <text:p>2,265,943,294</text:p>
          </table:table-cell>
          <table:table-cell office:value-type="float" office:value="2564514350.6702" calcext:value-type="float">
            <text:p>2,564,514,351</text:p>
          </table:table-cell>
          <table:table-cell office:value-type="float" office:value="3327039174.92193" calcext:value-type="float">
            <text:p>3,327,039,175</text:p>
          </table:table-cell>
          <table:table-cell office:value-type="float" office:value="3882803042.88984" calcext:value-type="float">
            <text:p>3,882,803,043</text:p>
          </table:table-cell>
          <table:table-cell office:value-type="float" office:value="3453160293.44461" calcext:value-type="float">
            <text:p>3,453,160,293</text:p>
          </table:table-cell>
          <table:table-cell office:value-type="float" office:value="3387199670.28164" calcext:value-type="float">
            <text:p>3,387,199,670</text:p>
          </table:table-cell>
          <table:table-cell office:value-type="float" office:value="3373706903.36257" calcext:value-type="float">
            <text:p>3,373,706,903</text:p>
          </table:table-cell>
          <table:table-cell office:value-type="float" office:value="2823621711.13818" calcext:value-type="float">
            <text:p>2,823,621,711</text:p>
          </table:table-cell>
          <table:table-cell office:value-type="float" office:value="2788625266.66189" calcext:value-type="float">
            <text:p>2,788,625,267</text:p>
          </table:table-cell>
          <table:table-cell office:value-type="float" office:value="3874938849.94868" calcext:value-type="float">
            <text:p>3,874,938,850</text:p>
          </table:table-cell>
          <table:table-cell office:value-type="float" office:value="3051202954.12359" calcext:value-type="float">
            <text:p>3,051,202,954</text:p>
          </table:table-cell>
          <table:table-cell office:value-type="float" office:value="2904726380.42247" calcext:value-type="float">
            <text:p>2,904,726,380</text:p>
          </table:table-cell>
          <table:table-cell office:value-type="float" office:value="2970715103.42623" calcext:value-type="float">
            <text:p>2,970,715,103</text:p>
          </table:table-cell>
          <table:table-cell office:value-type="float" office:value="3662634855.29087" calcext:value-type="float">
            <text:p>3,662,634,855</text:p>
          </table:table-cell>
          <table:table-cell office:value-type="float" office:value="3179213392.19554" calcext:value-type="float">
            <text:p>3,179,213,392</text:p>
          </table:table-cell>
          <table:table-cell office:value-type="float" office:value="3563068269.26894" calcext:value-type="float">
            <text:p>3,563,068,269</text:p>
          </table:table-cell>
          <table:table-cell office:value-type="float" office:value="3971136575.28481" calcext:value-type="float">
            <text:p>3,971,136,575</text:p>
          </table:table-cell>
          <table:table-cell office:value-type="float" office:value="3507205381.39911" calcext:value-type="float">
            <text:p>3,507,205,381</text:p>
          </table:table-cell>
          <table:table-cell office:value-type="float" office:value="3722630156.33949" calcext:value-type="float">
            <text:p>3,722,630,156</text:p>
          </table:table-cell>
          <table:table-cell office:value-type="float" office:value="4706480612.51601" calcext:value-type="float">
            <text:p>4,706,480,613</text:p>
          </table:table-cell>
          <table:table-cell office:value-type="float" office:value="4177096536.0701" calcext:value-type="float">
            <text:p>4,177,096,536</text:p>
          </table:table-cell>
          <table:table-cell office:value-type="float" office:value="4404221666.5416" calcext:value-type="float">
            <text:p>4,404,221,667</text:p>
          </table:table-cell>
          <table:table-cell office:value-type="float" office:value="4384113571.38822" calcext:value-type="float">
            <text:p>4,384,113,571</text:p>
          </table:table-cell>
          <table:table-cell office:value-type="float" office:value="4568337481.97144" calcext:value-type="float">
            <text:p>4,568,337,482</text:p>
          </table:table-cell>
          <table:table-cell office:value-type="float" office:value="5336331666.97145" calcext:value-type="float">
            <text:p>5,336,331,667</text:p>
          </table:table-cell>
          <table:table-cell office:value-type="float" office:value="5180461706.86335" calcext:value-type="float">
            <text:p>5,180,461,707</text:p>
          </table:table-cell>
          <table:table-cell office:value-type="float" office:value="6449009356.13326" calcext:value-type="float">
            <text:p>6,449,009,356</text:p>
          </table:table-cell>
          <table:table-cell office:value-type="float" office:value="5141198975.25414" calcext:value-type="float">
            <text:p>5,141,198,975</text:p>
          </table:table-cell>
          <table:table-cell office:value-type="float" office:value="5936002860.71414" calcext:value-type="float">
            <text:p>5,936,002,861</text:p>
          </table:table-cell>
          <table:table-cell office:value-type="float" office:value="6497560390.50212" calcext:value-type="float">
            <text:p>6,497,560,391</text:p>
          </table:table-cell>
          <table:table-cell office:value-type="float" office:value="8650778812.32383" calcext:value-type="float">
            <text:p>8,650,778,812</text:p>
          </table:table-cell>
          <table:table-cell office:value-type="float" office:value="11262357885.3081" calcext:value-type="float">
            <text:p>11,262,357,885</text:p>
          </table:table-cell>
          <table:table-cell office:value-type="float" office:value="9847964987.73162" calcext:value-type="float">
            <text:p>9,847,964,988</text:p>
          </table:table-cell>
          <table:table-cell office:value-type="float" office:value="10401074455.552" calcext:value-type="float">
            <text:p>10,401,074,456</text:p>
          </table:table-cell>
          <table:table-cell office:value-type="float" office:value="12371212864.9424" calcext:value-type="float">
            <text:p>12,371,212,865</text:p>
          </table:table-cell>
          <table:table-cell office:value-type="float" office:value="12147284482.5835" calcext:value-type="float">
            <text:p>12,147,284,483</text:p>
          </table:table-cell>
          <table:table-cell office:value-type="float" office:value="13032756768.7884" calcext:value-type="float">
            <text:p>13,032,756,769</text:p>
          </table:table-cell>
          <table:table-cell office:value-type="float" office:value="11866860146.7588" calcext:value-type="float">
            <text:p>11,866,860,147</text:p>
          </table:table-cell>
          <table:table-cell office:value-type="float" office:value="11406458709.9875" calcext:value-type="float">
            <text:p>11,406,458,710</text:p>
          </table:table-cell>
          <table:table-cell office:value-type="float" office:value="11222263845.3259" calcext:value-type="float">
            <text:p>11,222,263,84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79154347.77757" calcext:value-type="float">
            <text:p>579,154,348</text:p>
          </table:table-cell>
          <table:table-cell office:value-type="float" office:value="728514492.981233" calcext:value-type="float">
            <text:p>728,514,493</text:p>
          </table:table-cell>
          <table:table-cell office:value-type="float" office:value="832498418.121409" calcext:value-type="float">
            <text:p>832,498,418</text:p>
          </table:table-cell>
          <table:table-cell office:value-type="float" office:value="802818733.200974" calcext:value-type="float">
            <text:p>802,818,733</text:p>
          </table:table-cell>
          <table:table-cell office:value-type="float" office:value="991310464.828684" calcext:value-type="float">
            <text:p>991,310,465</text:p>
          </table:table-cell>
          <table:table-cell office:value-type="float" office:value="1107997917.54777" calcext:value-type="float">
            <text:p>1,107,997,918</text:p>
          </table:table-cell>
          <table:table-cell office:value-type="float" office:value="1211195440.74105" calcext:value-type="float">
            <text:p>1,211,195,441</text:p>
          </table:table-cell>
          <table:table-cell office:value-type="float" office:value="1456858029.71225" calcext:value-type="float">
            <text:p>1,456,858,030</text:p>
          </table:table-cell>
          <table:table-cell office:value-type="float" office:value="1714737268.74822" calcext:value-type="float">
            <text:p>1,714,737,269</text:p>
          </table:table-cell>
          <table:table-cell office:value-type="float" office:value="1840148967.3928" calcext:value-type="float">
            <text:p>1,840,148,967</text:p>
          </table:table-cell>
          <table:table-cell office:value-type="float" office:value="2236356796.10369" calcext:value-type="float">
            <text:p>2,236,356,796</text:p>
          </table:table-cell>
          <table:table-cell office:value-type="float" office:value="2236401776.24412" calcext:value-type="float">
            <text:p>2,236,401,776</text:p>
          </table:table-cell>
          <table:table-cell office:value-type="float" office:value="2113676342.69139" calcext:value-type="float">
            <text:p>2,113,676,343</text:p>
          </table:table-cell>
          <table:table-cell office:value-type="float" office:value="2203656462.1697" calcext:value-type="float">
            <text:p>2,203,656,462</text:p>
          </table:table-cell>
          <table:table-cell office:value-type="float" office:value="2157877490.89342" calcext:value-type="float">
            <text:p>2,157,877,491</text:p>
          </table:table-cell>
          <table:table-cell office:value-type="float" office:value="2027757275.33932" calcext:value-type="float">
            <text:p>2,027,757,275</text:p>
          </table:table-cell>
          <table:table-cell office:value-type="float" office:value="2124237126.88971" calcext:value-type="float">
            <text:p>2,124,237,127</text:p>
          </table:table-cell>
          <table:table-cell office:value-type="float" office:value="2218459893.35561" calcext:value-type="float">
            <text:p>2,218,459,893</text:p>
          </table:table-cell>
          <table:table-cell office:value-type="float" office:value="2472883262.89929" calcext:value-type="float">
            <text:p>2,472,883,263</text:p>
          </table:table-cell>
          <table:table-cell office:value-type="float" office:value="2970408322.93249" calcext:value-type="float">
            <text:p>2,970,408,323</text:p>
          </table:table-cell>
          <table:table-cell office:value-type="float" office:value="3166319964.52759" calcext:value-type="float">
            <text:p>3,166,319,965</text:p>
          </table:table-cell>
          <table:table-cell office:value-type="float" office:value="3658041857.98051" calcext:value-type="float">
            <text:p>3,658,041,858</text:p>
          </table:table-cell>
          <table:table-cell office:value-type="float" office:value="3285104232.73455" calcext:value-type="float">
            <text:p>3,285,104,233</text:p>
          </table:table-cell>
          <table:table-cell office:value-type="float" office:value="3612298980.30297" calcext:value-type="float">
            <text:p>3,612,298,980</text:p>
          </table:table-cell>
          <table:table-cell office:value-type="float" office:value="2134243005.56121" calcext:value-type="float">
            <text:p>2,134,243,006</text:p>
          </table:table-cell>
          <table:table-cell office:value-type="float" office:value="2473657153.76198" calcext:value-type="float">
            <text:p>2,473,657,154</text:p>
          </table:table-cell>
          <table:table-cell office:value-type="float" office:value="2976405866.25731" calcext:value-type="float">
            <text:p>2,976,405,866</text:p>
          </table:table-cell>
          <table:table-cell office:value-type="float" office:value="3142156881.63202" calcext:value-type="float">
            <text:p>3,142,156,882</text:p>
          </table:table-cell>
          <table:table-cell office:value-type="float" office:value="3214447153.71111" calcext:value-type="float">
            <text:p>3,214,447,154</text:p>
          </table:table-cell>
          <table:table-cell office:value-type="float" office:value="3208978290.88963" calcext:value-type="float">
            <text:p>3,208,978,291</text:p>
          </table:table-cell>
          <table:table-cell office:value-type="float" office:value="3150376892.70519" calcext:value-type="float">
            <text:p>3,150,376,893</text:p>
          </table:table-cell>
          <table:table-cell office:value-type="float" office:value="3101595761.55167" calcext:value-type="float">
            <text:p>3,101,595,762</text:p>
          </table:table-cell>
          <table:table-cell office:value-type="float" office:value="3495597587.28409" calcext:value-type="float">
            <text:p>3,495,597,587</text:p>
          </table:table-cell>
          <table:table-cell office:value-type="float" office:value="3209167240.45037" calcext:value-type="float">
            <text:p>3,209,167,240</text:p>
          </table:table-cell>
          <table:table-cell office:value-type="float" office:value="3476332983.13146" calcext:value-type="float">
            <text:p>3,476,332,983</text:p>
          </table:table-cell>
          <table:table-cell office:value-type="float" office:value="3655893805.43179" calcext:value-type="float">
            <text:p>3,655,893,805</text:p>
          </table:table-cell>
          <table:table-cell office:value-type="float" office:value="3998021030.38147" calcext:value-type="float">
            <text:p>3,998,021,030</text:p>
          </table:table-cell>
          <table:table-cell office:value-type="float" office:value="4432938184.07134" calcext:value-type="float">
            <text:p>4,432,938,184</text:p>
          </table:table-cell>
          <table:table-cell office:value-type="float" office:value="5321012490.12684" calcext:value-type="float">
            <text:p>5,321,012,490</text:p>
          </table:table-cell>
          <table:table-cell office:value-type="float" office:value="6191123621.31875" calcext:value-type="float">
            <text:p>6,191,123,621</text:p>
          </table:table-cell>
          <table:table-cell office:value-type="float" office:value="6959686850.3004" calcext:value-type="float">
            <text:p>6,959,686,850</text:p>
          </table:table-cell>
          <table:table-cell office:value-type="float" office:value="8004002103.98824" calcext:value-type="float">
            <text:p>8,004,002,104</text:p>
          </table:table-cell>
          <table:table-cell office:value-type="float" office:value="5720979364.10485" calcext:value-type="float">
            <text:p>5,720,979,364</text:p>
          </table:table-cell>
          <table:table-cell office:value-type="float" office:value="5216964825.66762" calcext:value-type="float">
            <text:p>5,216,964,826</text:p>
          </table:table-cell>
          <table:table-cell office:value-type="float" office:value="5965359598.40178" calcext:value-type="float">
            <text:p>5,965,359,598</text:p>
          </table:table-cell>
          <table:table-cell office:value-type="float" office:value="6430425841.96767" calcext:value-type="float">
            <text:p>6,430,425,842</text:p>
          </table:table-cell>
          <table:table-cell office:value-type="float" office:value="5318197657.71548" calcext:value-type="float">
            <text:p>5,318,197,6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864145664.81179" calcext:value-type="float">
            <text:p>3,864,145,665</text:p>
          </table:table-cell>
          <table:table-cell office:value-type="float" office:value="4244395358.10166" calcext:value-type="float">
            <text:p>4,244,395,358</text:p>
          </table:table-cell>
          <table:table-cell office:value-type="float" office:value="5043347485.91194" calcext:value-type="float">
            <text:p>5,043,347,486</text:p>
          </table:table-cell>
          <table:table-cell office:value-type="float" office:value="7662903760.34322" calcext:value-type="float">
            <text:p>7,662,903,760</text:p>
          </table:table-cell>
          <table:table-cell office:value-type="float" office:value="9496205619.75384" calcext:value-type="float">
            <text:p>9,496,205,620</text:p>
          </table:table-cell>
          <table:table-cell office:value-type="float" office:value="9329165129.76872" calcext:value-type="float">
            <text:p>9,329,165,130</text:p>
          </table:table-cell>
          <table:table-cell office:value-type="float" office:value="11050234602.248" calcext:value-type="float">
            <text:p>11,050,234,602</text:p>
          </table:table-cell>
          <table:table-cell office:value-type="float" office:value="13139486857.9581" calcext:value-type="float">
            <text:p>13,139,486,858</text:p>
          </table:table-cell>
          <table:table-cell office:value-type="float" office:value="16358082222.8997" calcext:value-type="float">
            <text:p>16,358,082,223</text:p>
          </table:table-cell>
          <table:table-cell office:value-type="float" office:value="21213268200.3907" calcext:value-type="float">
            <text:p>21,213,268,200</text:p>
          </table:table-cell>
          <table:table-cell office:value-type="float" office:value="24488220937.7845" calcext:value-type="float">
            <text:p>24,488,220,938</text:p>
          </table:table-cell>
          <table:table-cell office:value-type="float" office:value="25004285800.8298" calcext:value-type="float">
            <text:p>25,004,285,801</text:p>
          </table:table-cell>
          <table:table-cell office:value-type="float" office:value="26804497470.7328" calcext:value-type="float">
            <text:p>26,804,497,471</text:p>
          </table:table-cell>
          <table:table-cell office:value-type="float" office:value="30347442121.8264" calcext:value-type="float">
            <text:p>30,347,442,122</text:p>
          </table:table-cell>
          <table:table-cell office:value-type="float" office:value="33942902256.9455" calcext:value-type="float">
            <text:p>33,942,902,257</text:p>
          </table:table-cell>
          <table:table-cell office:value-type="float" office:value="31199637541.322" calcext:value-type="float">
            <text:p>31,199,637,541</text:p>
          </table:table-cell>
          <table:table-cell office:value-type="float" office:value="27734114980.9699" calcext:value-type="float">
            <text:p>27,734,114,981</text:p>
          </table:table-cell>
          <table:table-cell office:value-type="float" office:value="32181205900.5823" calcext:value-type="float">
            <text:p>32,181,205,901</text:p>
          </table:table-cell>
          <table:table-cell office:value-type="float" office:value="35272104730.5683" calcext:value-type="float">
            <text:p>35,272,104,731</text:p>
          </table:table-cell>
          <table:table-cell office:value-type="float" office:value="38847970073.3093" calcext:value-type="float">
            <text:p>38,847,970,073</text:p>
          </table:table-cell>
          <table:table-cell office:value-type="float" office:value="44024585239.6137" calcext:value-type="float">
            <text:p>44,024,585,240</text:p>
          </table:table-cell>
          <table:table-cell office:value-type="float" office:value="49134808853.1187" calcext:value-type="float">
            <text:p>49,134,808,853</text:p>
          </table:table-cell>
          <table:table-cell office:value-type="float" office:value="59151678519.7883" calcext:value-type="float">
            <text:p>59,151,678,520</text:p>
          </table:table-cell>
          <table:table-cell office:value-type="float" office:value="66894966968.9736" calcext:value-type="float">
            <text:p>66,894,966,969</text:p>
          </table:table-cell>
          <table:table-cell office:value-type="float" office:value="74482424864.4378" calcext:value-type="float">
            <text:p>74,482,424,864</text:p>
          </table:table-cell>
          <table:table-cell office:value-type="float" office:value="88832706382.2566" calcext:value-type="float">
            <text:p>88,832,706,382</text:p>
          </table:table-cell>
          <table:table-cell office:value-type="float" office:value="100849681580.561" calcext:value-type="float">
            <text:p>100,849,681,581</text:p>
          </table:table-cell>
          <table:table-cell office:value-type="float" office:value="100169143588.392" calcext:value-type="float">
            <text:p>100,169,143,588</text:p>
          </table:table-cell>
          <table:table-cell office:value-type="float" office:value="72175314540.5319" calcext:value-type="float">
            <text:p>72,175,314,541</text:p>
          </table:table-cell>
          <table:table-cell office:value-type="float" office:value="79148421052.6316" calcext:value-type="float">
            <text:p>79,148,421,053</text:p>
          </table:table-cell>
          <table:table-cell office:value-type="float" office:value="93789736842.1053" calcext:value-type="float">
            <text:p>93,789,736,842</text:p>
          </table:table-cell>
          <table:table-cell office:value-type="float" office:value="92783947368.4211" calcext:value-type="float">
            <text:p>92,783,947,368</text:p>
          </table:table-cell>
          <table:table-cell office:value-type="float" office:value="100845526315.79" calcext:value-type="float">
            <text:p>100,845,526,316</text:p>
          </table:table-cell>
          <table:table-cell office:value-type="float" office:value="110202368421.053" calcext:value-type="float">
            <text:p>110,202,368,421</text:p>
          </table:table-cell>
          <table:table-cell office:value-type="float" office:value="124749473684.211" calcext:value-type="float">
            <text:p>124,749,473,684</text:p>
          </table:table-cell>
          <table:table-cell office:value-type="float" office:value="143534418452.154" calcext:value-type="float">
            <text:p>143,534,418,452</text:p>
          </table:table-cell>
          <table:table-cell office:value-type="float" office:value="162692260155.07" calcext:value-type="float">
            <text:p>162,692,260,155</text:p>
          </table:table-cell>
          <table:table-cell office:value-type="float" office:value="193549547954.753" calcext:value-type="float">
            <text:p>193,549,547,955</text:p>
          </table:table-cell>
          <table:table-cell office:value-type="float" office:value="230811591306.52" calcext:value-type="float">
            <text:p>230,811,591,307</text:p>
          </table:table-cell>
          <table:table-cell office:value-type="float" office:value="202257458160.849" calcext:value-type="float">
            <text:p>202,257,458,161</text:p>
          </table:table-cell>
          <table:table-cell office:value-type="float" office:value="255017645207.18" calcext:value-type="float">
            <text:p>255,017,645,207</text:p>
          </table:table-cell>
          <table:table-cell office:value-type="float" office:value="297951667650.449" calcext:value-type="float">
            <text:p>297,951,667,650</text:p>
          </table:table-cell>
          <table:table-cell office:value-type="float" office:value="314443061220.138" calcext:value-type="float">
            <text:p>314,443,061,220</text:p>
          </table:table-cell>
          <table:table-cell office:value-type="float" office:value="323276281683.441" calcext:value-type="float">
            <text:p>323,276,281,683</text:p>
          </table:table-cell>
          <table:table-cell office:value-type="float" office:value="338073148782.731" calcext:value-type="float">
            <text:p>338,073,148,783</text:p>
          </table:table-cell>
          <table:table-cell office:value-type="float" office:value="296284450664.189" calcext:value-type="float">
            <text:p>296,284,450,664</text:p>
          </table:table-cell>
          <table:table-cell office:value-type="float" office:value="296531469473.21" calcext:value-type="float">
            <text:p>296,531,469,47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2386044.6405023" calcext:value-type="float">
            <text:p>42,386,045</text:p>
          </table:table-cell>
          <table:table-cell office:value-type="float" office:value="47250620.2553466" calcext:value-type="float">
            <text:p>47,250,620</text:p>
          </table:table-cell>
          <table:table-cell office:value-type="float" office:value="55149914.7554628" calcext:value-type="float">
            <text:p>55,149,915</text:p>
          </table:table-cell>
          <table:table-cell office:value-type="float" office:value="67753492.3645781" calcext:value-type="float">
            <text:p>67,753,492</text:p>
          </table:table-cell>
          <table:table-cell office:value-type="float" office:value="85789840.4798447" calcext:value-type="float">
            <text:p>85,789,840</text:p>
          </table:table-cell>
          <table:table-cell office:value-type="float" office:value="53772586.8432923" calcext:value-type="float">
            <text:p>53,772,587</text:p>
          </table:table-cell>
          <table:table-cell office:value-type="float" office:value="49094228.4230929" calcext:value-type="float">
            <text:p>49,094,228</text:p>
          </table:table-cell>
          <table:table-cell office:value-type="float" office:value="45748941.9708415" calcext:value-type="float">
            <text:p>45,748,942</text:p>
          </table:table-cell>
          <table:table-cell office:value-type="float" office:value="53448471.641107" calcext:value-type="float">
            <text:p>53,448,472</text:p>
          </table:table-cell>
          <table:table-cell office:value-type="float" office:value="84497035.8102218" calcext:value-type="float">
            <text:p>84,497,036</text:p>
          </table:table-cell>
          <table:table-cell office:value-type="float" office:value="93121868.0918042" calcext:value-type="float">
            <text:p>93,121,868</text:p>
          </table:table-cell>
          <table:table-cell office:value-type="float" office:value="98464067.5627105" calcext:value-type="float">
            <text:p>98,464,068</text:p>
          </table:table-cell>
          <table:table-cell office:value-type="float" office:value="125127146.107308" calcext:value-type="float">
            <text:p>125,127,146</text:p>
          </table:table-cell>
          <table:table-cell office:value-type="float" office:value="130687388.245488" calcext:value-type="float">
            <text:p>130,687,388</text:p>
          </table:table-cell>
          <table:table-cell office:value-type="float" office:value="150598986.108191" calcext:value-type="float">
            <text:p>150,598,986</text:p>
          </table:table-cell>
          <table:table-cell office:value-type="float" office:value="166012979.935898" calcext:value-type="float">
            <text:p>166,012,980</text:p>
          </table:table-cell>
          <table:table-cell office:value-type="float" office:value="185197817.24019" calcext:value-type="float">
            <text:p>185,197,817</text:p>
          </table:table-cell>
          <table:table-cell office:value-type="float" office:value="184330462.105606" calcext:value-type="float">
            <text:p>184,330,462</text:p>
          </table:table-cell>
          <table:table-cell office:value-type="float" office:value="219962930.930133" calcext:value-type="float">
            <text:p>219,962,931</text:p>
          </table:table-cell>
          <table:table-cell office:value-type="float" office:value="247367071.656374" calcext:value-type="float">
            <text:p>247,367,072</text:p>
          </table:table-cell>
          <table:table-cell office:value-type="float" office:value="280692367.063947" calcext:value-type="float">
            <text:p>280,692,367</text:p>
          </table:table-cell>
          <table:table-cell office:value-type="float" office:value="319007692.372716" calcext:value-type="float">
            <text:p>319,007,692</text:p>
          </table:table-cell>
          <table:table-cell office:value-type="float" office:value="371832351.9672" calcext:value-type="float">
            <text:p>371,832,352</text:p>
          </table:table-cell>
          <table:table-cell office:value-type="float" office:value="420830313.308321" calcext:value-type="float">
            <text:p>420,830,313</text:p>
          </table:table-cell>
          <table:table-cell office:value-type="float" office:value="464686228.858727" calcext:value-type="float">
            <text:p>464,686,229</text:p>
          </table:table-cell>
          <table:table-cell office:value-type="float" office:value="566346255.819881" calcext:value-type="float">
            <text:p>566,346,256</text:p>
          </table:table-cell>
          <table:table-cell office:value-type="float" office:value="639310370.943076" calcext:value-type="float">
            <text:p>639,310,371</text:p>
          </table:table-cell>
          <table:table-cell office:value-type="float" office:value="721416105.862362" calcext:value-type="float">
            <text:p>721,416,106</text:p>
          </table:table-cell>
          <table:table-cell office:value-type="float" office:value="766653857.264231" calcext:value-type="float">
            <text:p>766,653,857</text:p>
          </table:table-cell>
          <table:table-cell office:value-type="float" office:value="836422023.534409" calcext:value-type="float">
            <text:p>836,422,024</text:p>
          </table:table-cell>
          <table:table-cell office:value-type="float" office:value="886230584.791844" calcext:value-type="float">
            <text:p>886,230,585</text:p>
          </table:table-cell>
          <table:table-cell office:value-type="float" office:value="887119092.093532" calcext:value-type="float">
            <text:p>887,119,092</text:p>
          </table:table-cell>
          <table:table-cell office:value-type="float" office:value="913325488.90625" calcext:value-type="float">
            <text:p>913,325,489</text:p>
          </table:table-cell>
          <table:table-cell office:value-type="float" office:value="1052121055.9375" calcext:value-type="float">
            <text:p>1,052,121,056</text:p>
          </table:table-cell>
          <table:table-cell office:value-type="float" office:value="1226829564.84375" calcext:value-type="float">
            <text:p>1,226,829,565</text:p>
          </table:table-cell>
          <table:table-cell office:value-type="float" office:value="1163362434.29687" calcext:value-type="float">
            <text:p>1,163,362,434</text:p>
          </table:table-cell>
          <table:table-cell office:value-type="float" office:value="1575200390.9375" calcext:value-type="float">
            <text:p>1,575,200,391</text:p>
          </table:table-cell>
          <table:table-cell office:value-type="float" office:value="1868383459.84375" calcext:value-type="float">
            <text:p>1,868,383,460</text:p>
          </table:table-cell>
          <table:table-cell office:value-type="float" office:value="2271646188.125" calcext:value-type="float">
            <text:p>2,271,646,188</text:p>
          </table:table-cell>
          <table:table-cell office:value-type="float" office:value="2345294878.67187" calcext:value-type="float">
            <text:p>2,345,294,879</text:p>
          </table:table-cell>
          <table:table-cell office:value-type="float" office:value="2588176058.4375" calcext:value-type="float">
            <text:p>2,588,176,058</text:p>
          </table:table-cell>
          <table:table-cell office:value-type="float" office:value="2774350161.08776" calcext:value-type="float">
            <text:p>2,774,350,161</text:p>
          </table:table-cell>
          <table:table-cell office:value-type="float" office:value="2886163936.54304" calcext:value-type="float">
            <text:p>2,886,163,937</text:p>
          </table:table-cell>
          <table:table-cell office:value-type="float" office:value="3295009230.03126" calcext:value-type="float">
            <text:p>3,295,009,230</text:p>
          </table:table-cell>
          <table:table-cell office:value-type="float" office:value="3697353152.44811" calcext:value-type="float">
            <text:p>3,697,353,152</text:p>
          </table:table-cell>
          <table:table-cell office:value-type="float" office:value="4006523047.80916" calcext:value-type="float">
            <text:p>4,006,523,048</text:p>
          </table:table-cell>
          <table:table-cell office:value-type="float" office:value="4224207487.79419" calcext:value-type="float">
            <text:p>4,224,207,4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20367175.584551" calcext:value-type="float">
            <text:p>320,367,176</text:p>
          </table:table-cell>
          <table:table-cell office:value-type="float" office:value="382989086.111518" calcext:value-type="float">
            <text:p>382,989,086</text:p>
          </table:table-cell>
          <table:table-cell office:value-type="float" office:value="433319181.918598" calcext:value-type="float">
            <text:p>433,319,182</text:p>
          </table:table-cell>
          <table:table-cell office:value-type="float" office:value="501943094.395402" calcext:value-type="float">
            <text:p>501,943,094</text:p>
          </table:table-cell>
          <table:table-cell office:value-type="float" office:value="471060288.71699" calcext:value-type="float">
            <text:p>471,060,289</text:p>
          </table:table-cell>
          <table:table-cell office:value-type="float" office:value="701274257.278549" calcext:value-type="float">
            <text:p>701,274,257</text:p>
          </table:table-cell>
          <table:table-cell office:value-type="float" office:value="830528651.718125" calcext:value-type="float">
            <text:p>830,528,652</text:p>
          </table:table-cell>
          <table:table-cell office:value-type="float" office:value="966502145.00194" calcext:value-type="float">
            <text:p>966,502,145</text:p>
          </table:table-cell>
          <table:table-cell office:value-type="float" office:value="1120153914.97891" calcext:value-type="float">
            <text:p>1,120,153,915</text:p>
          </table:table-cell>
          <table:table-cell office:value-type="float" office:value="1416313677.03886" calcext:value-type="float">
            <text:p>1,416,313,677</text:p>
          </table:table-cell>
          <table:table-cell office:value-type="float" office:value="1651193400.37062" calcext:value-type="float">
            <text:p>1,651,193,400</text:p>
          </table:table-cell>
          <table:table-cell office:value-type="float" office:value="1522990647.70337" calcext:value-type="float">
            <text:p>1,522,990,648</text:p>
          </table:table-cell>
          <table:table-cell office:value-type="float" office:value="1336904450.10924" calcext:value-type="float">
            <text:p>1,336,904,450</text:p>
          </table:table-cell>
          <table:table-cell office:value-type="float" office:value="1174852922.18241" calcext:value-type="float">
            <text:p>1,174,852,922</text:p>
          </table:table-cell>
          <table:table-cell office:value-type="float" office:value="1154612895.86956" calcext:value-type="float">
            <text:p>1,154,612,896</text:p>
          </table:table-cell>
          <table:table-cell office:value-type="float" office:value="1260360446.33281" calcext:value-type="float">
            <text:p>1,260,360,446</text:p>
          </table:table-cell>
          <table:table-cell office:value-type="float" office:value="1839057199.88624" calcext:value-type="float">
            <text:p>1,839,057,200</text:p>
          </table:table-cell>
          <table:table-cell office:value-type="float" office:value="2175631567.64444" calcext:value-type="float">
            <text:p>2,175,631,568</text:p>
          </table:table-cell>
          <table:table-cell office:value-type="float" office:value="2250451778.44586" calcext:value-type="float">
            <text:p>2,250,451,778</text:p>
          </table:table-cell>
          <table:table-cell office:value-type="float" office:value="2256769702.91897" calcext:value-type="float">
            <text:p>2,256,769,703</text:p>
          </table:table-cell>
          <table:table-cell office:value-type="float" office:value="2731775321.65338" calcext:value-type="float">
            <text:p>2,731,775,322</text:p>
          </table:table-cell>
          <table:table-cell office:value-type="float" office:value="3007730626.31379" calcext:value-type="float">
            <text:p>3,007,730,626</text:p>
          </table:table-cell>
          <table:table-cell office:value-type="float" office:value="3095368596.75548" calcext:value-type="float">
            <text:p>3,095,368,597</text:p>
          </table:table-cell>
          <table:table-cell office:value-type="float" office:value="3055025288.43486" calcext:value-type="float">
            <text:p>3,055,025,288</text:p>
          </table:table-cell>
          <table:table-cell office:value-type="float" office:value="2233383662.38884" calcext:value-type="float">
            <text:p>2,233,383,662</text:p>
          </table:table-cell>
          <table:table-cell office:value-type="float" office:value="2836814841.89027" calcext:value-type="float">
            <text:p>2,836,814,842</text:p>
          </table:table-cell>
          <table:table-cell office:value-type="float" office:value="3147783998.36392" calcext:value-type="float">
            <text:p>3,147,783,998</text:p>
          </table:table-cell>
          <table:table-cell office:value-type="float" office:value="2871762223.84191" calcext:value-type="float">
            <text:p>2,871,762,224</text:p>
          </table:table-cell>
          <table:table-cell office:value-type="float" office:value="3275045832.99882" calcext:value-type="float">
            <text:p>3,275,045,833</text:p>
          </table:table-cell>
          <table:table-cell office:value-type="float" office:value="3439462961.74102" calcext:value-type="float">
            <text:p>3,439,462,962</text:p>
          </table:table-cell>
          <table:table-cell office:value-type="float" office:value="2954129671.97452" calcext:value-type="float">
            <text:p>2,954,129,672</text:p>
          </table:table-cell>
          <table:table-cell office:value-type="float" office:value="3465305960.06524" calcext:value-type="float">
            <text:p>3,465,305,960</text:p>
          </table:table-cell>
          <table:table-cell office:value-type="float" office:value="3889758003.51927" calcext:value-type="float">
            <text:p>3,889,758,004</text:p>
          </table:table-cell>
          <table:table-cell office:value-type="float" office:value="4703504354.2817" calcext:value-type="float">
            <text:p>4,703,504,354</text:p>
          </table:table-cell>
          <table:table-cell office:value-type="float" office:value="5444474172.52809" calcext:value-type="float">
            <text:p>5,444,474,173</text:p>
          </table:table-cell>
          <table:table-cell office:value-type="float" office:value="6245031182.858" calcext:value-type="float">
            <text:p>6,245,031,183</text:p>
          </table:table-cell>
          <table:table-cell office:value-type="float" office:value="6899799659.02429" calcext:value-type="float">
            <text:p>6,899,799,659</text:p>
          </table:table-cell>
          <table:table-cell office:value-type="float" office:value="8145694927.82916" calcext:value-type="float">
            <text:p>8,145,694,928</text:p>
          </table:table-cell>
          <table:table-cell office:value-type="float" office:value="9750823479.13045" calcext:value-type="float">
            <text:p>9,750,823,479</text:p>
          </table:table-cell>
          <table:table-cell office:value-type="float" office:value="10181021969.7705" calcext:value-type="float">
            <text:p>10,181,021,970</text:p>
          </table:table-cell>
          <table:table-cell office:value-type="float" office:value="10678749002.3437" calcext:value-type="float">
            <text:p>10,678,749,002</text:p>
          </table:table-cell>
          <table:table-cell office:value-type="float" office:value="12978107173.023" calcext:value-type="float">
            <text:p>12,978,107,173</text:p>
          </table:table-cell>
          <table:table-cell office:value-type="float" office:value="12442747022.2068" calcext:value-type="float">
            <text:p>12,442,747,022</text:p>
          </table:table-cell>
          <table:table-cell office:value-type="float" office:value="13245776665.8277" calcext:value-type="float">
            <text:p>13,245,776,666</text:p>
          </table:table-cell>
          <table:table-cell office:value-type="float" office:value="14388385464.2769" calcext:value-type="float">
            <text:p>14,388,385,464</text:p>
          </table:table-cell>
          <table:table-cell office:value-type="float" office:value="13037967447.8699" calcext:value-type="float">
            <text:p>13,037,967,448</text:p>
          </table:table-cell>
          <table:table-cell office:value-type="float" office:value="14001696747.8242" calcext:value-type="float">
            <text:p>14,001,696,74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59326687.067548" calcext:value-type="float">
            <text:p>259,326,687</text:p>
          </table:table-cell>
          <table:table-cell office:value-type="float" office:value="273651086.141702" calcext:value-type="float">
            <text:p>273,651,086</text:p>
          </table:table-cell>
          <table:table-cell office:value-type="float" office:value="305226417.815187" calcext:value-type="float">
            <text:p>305,226,418</text:p>
          </table:table-cell>
          <table:table-cell office:value-type="float" office:value="357467750.482202" calcext:value-type="float">
            <text:p>357,467,750</text:p>
          </table:table-cell>
          <table:table-cell office:value-type="float" office:value="388977555.128547" calcext:value-type="float">
            <text:p>388,977,555</text:p>
          </table:table-cell>
          <table:table-cell office:value-type="float" office:value="490893649.097484" calcext:value-type="float">
            <text:p>490,893,649</text:p>
          </table:table-cell>
          <table:table-cell office:value-type="float" office:value="546040621.180307" calcext:value-type="float">
            <text:p>546,040,621</text:p>
          </table:table-cell>
          <table:table-cell office:value-type="float" office:value="647014829.999384" calcext:value-type="float">
            <text:p>647,014,830</text:p>
          </table:table-cell>
          <table:table-cell office:value-type="float" office:value="820889906.186628" calcext:value-type="float">
            <text:p>820,889,906</text:p>
          </table:table-cell>
          <table:table-cell office:value-type="float" office:value="1035623883.61208" calcext:value-type="float">
            <text:p>1,035,623,884</text:p>
          </table:table-cell>
          <table:table-cell office:value-type="float" office:value="1293070212.34986" calcext:value-type="float">
            <text:p>1,293,070,212</text:p>
          </table:table-cell>
          <table:table-cell office:value-type="float" office:value="1286151630.38848" calcext:value-type="float">
            <text:p>1,286,151,630</text:p>
          </table:table-cell>
          <table:table-cell office:value-type="float" office:value="1276806687.14682" calcext:value-type="float">
            <text:p>1,276,806,687</text:p>
          </table:table-cell>
          <table:table-cell office:value-type="float" office:value="1205704765.93959" calcext:value-type="float">
            <text:p>1,205,704,766</text:p>
          </table:table-cell>
          <table:table-cell office:value-type="float" office:value="1139589885.01639" calcext:value-type="float">
            <text:p>1,139,589,885</text:p>
          </table:table-cell>
          <table:table-cell office:value-type="float" office:value="1156128127.10957" calcext:value-type="float">
            <text:p>1,156,128,127</text:p>
          </table:table-cell>
          <table:table-cell office:value-type="float" office:value="1484247591.73922" calcext:value-type="float">
            <text:p>1,484,247,592</text:p>
          </table:table-cell>
          <table:table-cell office:value-type="float" office:value="1811347622.05504" calcext:value-type="float">
            <text:p>1,811,347,622</text:p>
          </table:table-cell>
          <table:table-cell office:value-type="float" office:value="2088755531.59142" calcext:value-type="float">
            <text:p>2,088,755,532</text:p>
          </table:table-cell>
          <table:table-cell office:value-type="float" office:value="2191307089.05041" calcext:value-type="float">
            <text:p>2,191,307,089</text:p>
          </table:table-cell>
          <table:table-cell office:value-type="float" office:value="2634681966.11725" calcext:value-type="float">
            <text:p>2,634,681,966</text:p>
          </table:table-cell>
          <table:table-cell office:value-type="float" office:value="2844523913.08105" calcext:value-type="float">
            <text:p>2,844,523,913</text:p>
          </table:table-cell>
          <table:table-cell office:value-type="float" office:value="3125571534.79561" calcext:value-type="float">
            <text:p>3,125,571,535</text:p>
          </table:table-cell>
          <table:table-cell office:value-type="float" office:value="2802097017.6138" calcext:value-type="float">
            <text:p>2,802,097,018</text:p>
          </table:table-cell>
          <table:table-cell office:value-type="float" office:value="3101327493.71573" calcext:value-type="float">
            <text:p>3,101,327,494</text:p>
          </table:table-cell>
          <table:table-cell office:value-type="float" office:value="3697323774.01778" calcext:value-type="float">
            <text:p>3,697,323,774</text:p>
          </table:table-cell>
          <table:table-cell office:value-type="float" office:value="3806171741.19989" calcext:value-type="float">
            <text:p>3,806,171,741</text:p>
          </table:table-cell>
          <table:table-cell office:value-type="float" office:value="3776280703.39074" calcext:value-type="float">
            <text:p>3,776,280,703</text:p>
          </table:table-cell>
          <table:table-cell office:value-type="float" office:value="3975721296.37629" calcext:value-type="float">
            <text:p>3,975,721,296</text:p>
          </table:table-cell>
          <table:table-cell office:value-type="float" office:value="4093702457.7399" calcext:value-type="float">
            <text:p>4,093,702,458</text:p>
          </table:table-cell>
          <table:table-cell office:value-type="float" office:value="4053340645.39048" calcext:value-type="float">
            <text:p>4,053,340,645</text:p>
          </table:table-cell>
          <table:table-cell office:value-type="float" office:value="4066430982.26408" calcext:value-type="float">
            <text:p>4,066,430,982</text:p>
          </table:table-cell>
          <table:table-cell office:value-type="float" office:value="4467144086.96212" calcext:value-type="float">
            <text:p>4,467,144,087</text:p>
          </table:table-cell>
          <table:table-cell office:value-type="float" office:value="5415735009.27808" calcext:value-type="float">
            <text:p>5,415,735,009</text:p>
          </table:table-cell>
          <table:table-cell office:value-type="float" office:value="6043974062.11978" calcext:value-type="float">
            <text:p>6,043,974,062</text:p>
          </table:table-cell>
          <table:table-cell office:value-type="float" office:value="6393114586.28192" calcext:value-type="float">
            <text:p>6,393,114,586</text:p>
          </table:table-cell>
          <table:table-cell office:value-type="float" office:value="6782910541.33547" calcext:value-type="float">
            <text:p>6,782,910,541</text:p>
          </table:table-cell>
          <table:table-cell office:value-type="float" office:value="7930359348.68052" calcext:value-type="float">
            <text:p>7,930,359,349</text:p>
          </table:table-cell>
          <table:table-cell office:value-type="float" office:value="8977482099.59186" calcext:value-type="float">
            <text:p>8,977,482,100</text:p>
          </table:table-cell>
          <table:table-cell office:value-type="float" office:value="8527688581.89955" calcext:value-type="float">
            <text:p>8,527,688,582</text:p>
          </table:table-cell>
          <table:table-cell office:value-type="float" office:value="8740539199.16658" calcext:value-type="float">
            <text:p>8,740,539,199</text:p>
          </table:table-cell>
          <table:table-cell office:value-type="float" office:value="9505456400.98316" calcext:value-type="float">
            <text:p>9,505,456,401</text:p>
          </table:table-cell>
          <table:table-cell office:value-type="float" office:value="9203853130.74182" calcext:value-type="float">
            <text:p>9,203,853,131</text:p>
          </table:table-cell>
          <table:table-cell office:value-type="float" office:value="10146460647.6107" calcext:value-type="float">
            <text:p>10,146,460,648</text:p>
          </table:table-cell>
          <table:table-cell office:value-type="float" office:value="11217268433.0505" calcext:value-type="float">
            <text:p>11,217,268,433</text:p>
          </table:table-cell>
          <table:table-cell office:value-type="float" office:value="10286039838.2973" calcext:value-type="float">
            <text:p>10,286,039,838</text:p>
          </table:table-cell>
          <table:table-cell office:value-type="float" office:value="10998577038.1989" calcext:value-type="float">
            <text:p>10,998,577,0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487081" calcext:value-type="float">
            <text:p>8,487,081</text:p>
          </table:table-cell>
          <table:table-cell office:value-type="float" office:value="9202026" calcext:value-type="float">
            <text:p>9,202,026</text:p>
          </table:table-cell>
          <table:table-cell office:value-type="float" office:value="10066877" calcext:value-type="float">
            <text:p>10,066,877</text:p>
          </table:table-cell>
          <table:table-cell office:value-type="float" office:value="11715861" calcext:value-type="float">
            <text:p>11,715,861</text:p>
          </table:table-cell>
          <table:table-cell office:value-type="float" office:value="15359772" calcext:value-type="float">
            <text:p>15,359,772</text:p>
          </table:table-cell>
          <table:table-cell office:value-type="float" office:value="16847316" calcext:value-type="float">
            <text:p>16,847,316</text:p>
          </table:table-cell>
          <table:table-cell office:value-type="float" office:value="18323331" calcext:value-type="float">
            <text:p>18,323,331</text:p>
          </table:table-cell>
          <table:table-cell office:value-type="float" office:value="20398975" calcext:value-type="float">
            <text:p>20,398,975</text:p>
          </table:table-cell>
          <table:table-cell office:value-type="float" office:value="22416963" calcext:value-type="float">
            <text:p>22,416,963</text:p>
          </table:table-cell>
          <table:table-cell office:value-type="float" office:value="25784121" calcext:value-type="float">
            <text:p>25,784,121</text:p>
          </table:table-cell>
          <table:table-cell office:value-type="float" office:value="26960320" calcext:value-type="float">
            <text:p>26,960,320</text:p>
          </table:table-cell>
          <table:table-cell office:value-type="float" office:value="31309947" calcext:value-type="float">
            <text:p>31,309,947</text:p>
          </table:table-cell>
          <table:table-cell office:value-type="float" office:value="35244447" calcext:value-type="float">
            <text:p>35,244,447</text:p>
          </table:table-cell>
          <table:table-cell office:value-type="float" office:value="42139047" calcext:value-type="float">
            <text:p>42,139,047</text:p>
          </table:table-cell>
          <table:table-cell office:value-type="float" office:value="45566167" calcext:value-type="float">
            <text:p>45,566,167</text:p>
          </table:table-cell>
          <table:table-cell office:value-type="float" office:value="44289646" calcext:value-type="float">
            <text:p>44,289,646</text:p>
          </table:table-cell>
          <table:table-cell office:value-type="float" office:value="56512887" calcext:value-type="float">
            <text:p>56,512,887</text:p>
          </table:table-cell>
          <table:table-cell office:value-type="float" office:value="63572385" calcext:value-type="float">
            <text:p>63,572,385</text:p>
          </table:table-cell>
          <table:table-cell office:value-type="float" office:value="71349134" calcext:value-type="float">
            <text:p>71,349,134</text:p>
          </table:table-cell>
          <table:table-cell office:value-type="float" office:value="73478976" calcext:value-type="float">
            <text:p>73,478,976</text:p>
          </table:table-cell>
          <table:table-cell office:value-type="float" office:value="79210062" calcext:value-type="float">
            <text:p>79,210,062</text:p>
          </table:table-cell>
          <table:table-cell office:value-type="float" office:value="83278325" calcext:value-type="float">
            <text:p>83,278,325</text:p>
          </table:table-cell>
          <table:table-cell office:value-type="float" office:value="91915313" calcext:value-type="float">
            <text:p>91,915,313</text:p>
          </table:table-cell>
          <table:table-cell office:value-type="float" office:value="100390863" calcext:value-type="float">
            <text:p>100,390,863</text:p>
          </table:table-cell>
          <table:table-cell office:value-type="float" office:value="109082048" calcext:value-type="float">
            <text:p>109,082,048</text:p>
          </table:table-cell>
          <table:table-cell office:value-type="float" office:value="121354874" calcext:value-type="float">
            <text:p>121,354,874</text:p>
          </table:table-cell>
          <table:table-cell office:value-type="float" office:value="111895700" calcext:value-type="float">
            <text:p>111,895,700</text:p>
          </table:table-cell>
          <table:table-cell office:value-type="float" office:value="106300684" calcext:value-type="float">
            <text:p>106,300,684</text:p>
          </table:table-cell>
          <table:table-cell office:value-type="float" office:value="108700178" calcext:value-type="float">
            <text:p>108,700,178</text:p>
          </table:table-cell>
          <table:table-cell office:value-type="float" office:value="107988261" calcext:value-type="float">
            <text:p>107,988,261</text:p>
          </table:table-cell>
          <table:table-cell office:value-type="float" office:value="110989212" calcext:value-type="float">
            <text:p>110,989,212</text:p>
          </table:table-cell>
          <table:table-cell office:value-type="float" office:value="115229170" calcext:value-type="float">
            <text:p>115,229,170</text:p>
          </table:table-cell>
          <table:table-cell office:value-type="float" office:value="124942059" calcext:value-type="float">
            <text:p>124,942,059</text:p>
          </table:table-cell>
          <table:table-cell office:value-type="float" office:value="127248117" calcext:value-type="float">
            <text:p>127,248,117</text:p>
          </table:table-cell>
          <table:table-cell office:value-type="float" office:value="131367369" calcext:value-type="float">
            <text:p>131,367,369</text:p>
          </table:table-cell>
          <table:table-cell office:value-type="float" office:value="137988945" calcext:value-type="float">
            <text:p>137,988,945</text:p>
          </table:table-cell>
          <table:table-cell office:value-type="float" office:value="143942508" calcext:value-type="float">
            <text:p>143,942,508</text:p>
          </table:table-cell>
          <table:table-cell office:value-type="float" office:value="150851598" calcext:value-type="float">
            <text:p>150,851,598</text:p>
          </table:table-cell>
          <table:table-cell office:value-type="float" office:value="152901113" calcext:value-type="float">
            <text:p>152,901,113</text:p>
          </table:table-cell>
          <table:table-cell office:value-type="float" office:value="152631201" calcext:value-type="float">
            <text:p>152,631,201</text:p>
          </table:table-cell>
          <table:table-cell office:value-type="float" office:value="164751293" calcext:value-type="float">
            <text:p>164,751,293</text:p>
          </table:table-cell>
          <table:table-cell office:value-type="float" office:value="172674883" calcext:value-type="float">
            <text:p>172,674,883</text:p>
          </table:table-cell>
          <table:table-cell office:value-type="float" office:value="185055792" calcext:value-type="float">
            <text:p>185,055,792</text:p>
          </table:table-cell>
          <table:table-cell office:value-type="float" office:value="190991955" calcext:value-type="float">
            <text:p>190,991,955</text:p>
          </table:table-cell>
          <table:table-cell office:value-type="float" office:value="183114102" calcext:value-type="float">
            <text:p>183,114,102</text:p>
          </table:table-cell>
          <table:table-cell office:value-type="float" office:value="179432574" calcext:value-type="float">
            <text:p>179,432,574</text:p>
          </table:table-cell>
          <table:table-cell office:value-type="float" office:value="183000000" calcext:value-type="float">
            <text:p>183,000,0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23965030.982561" calcext:value-type="float">
            <text:p>323,965,031</text:p>
          </table:table-cell>
          <table:table-cell office:value-type="float" office:value="347362537.150397" calcext:value-type="float">
            <text:p>347,362,537</text:p>
          </table:table-cell>
          <table:table-cell office:value-type="float" office:value="405941247.950149" calcext:value-type="float">
            <text:p>405,941,248</text:p>
          </table:table-cell>
          <table:table-cell office:value-type="float" office:value="462038446.830625" calcext:value-type="float">
            <text:p>462,038,447</text:p>
          </table:table-cell>
          <table:table-cell office:value-type="float" office:value="627677552.705022" calcext:value-type="float">
            <text:p>627,677,553</text:p>
          </table:table-cell>
          <table:table-cell office:value-type="float" office:value="758805833.247506" calcext:value-type="float">
            <text:p>758,805,833</text:p>
          </table:table-cell>
          <table:table-cell office:value-type="float" office:value="846977766.345462" calcext:value-type="float">
            <text:p>846,977,766</text:p>
          </table:table-cell>
          <table:table-cell office:value-type="float" office:value="870868163.571317" calcext:value-type="float">
            <text:p>870,868,164</text:p>
          </table:table-cell>
          <table:table-cell office:value-type="float" office:value="856916477.400488" calcext:value-type="float">
            <text:p>856,916,477</text:p>
          </table:table-cell>
          <table:table-cell office:value-type="float" office:value="1069315150.86343" calcext:value-type="float">
            <text:p>1,069,315,151</text:p>
          </table:table-cell>
          <table:table-cell office:value-type="float" office:value="1495611103.34512" calcext:value-type="float">
            <text:p>1,495,611,103</text:p>
          </table:table-cell>
          <table:table-cell office:value-type="float" office:value="1444872289.36244" calcext:value-type="float">
            <text:p>1,444,872,289</text:p>
          </table:table-cell>
          <table:table-cell office:value-type="float" office:value="1308971672.41118" calcext:value-type="float">
            <text:p>1,308,971,672</text:p>
          </table:table-cell>
          <table:table-cell office:value-type="float" office:value="1330538012.16889" calcext:value-type="float">
            <text:p>1,330,538,012</text:p>
          </table:table-cell>
          <table:table-cell office:value-type="float" office:value="1157440145.81128" calcext:value-type="float">
            <text:p>1,157,440,146</text:p>
          </table:table-cell>
          <table:table-cell office:value-type="float" office:value="1085028558.59703" calcext:value-type="float">
            <text:p>1,085,028,559</text:p>
          </table:table-cell>
          <table:table-cell office:value-type="float" office:value="1275103433.96588" calcext:value-type="float">
            <text:p>1,275,103,434</text:p>
          </table:table-cell>
          <table:table-cell office:value-type="float" office:value="1444922428.18147" calcext:value-type="float">
            <text:p>1,444,922,428</text:p>
          </table:table-cell>
          <table:table-cell office:value-type="float" office:value="1520238490.02912" calcext:value-type="float">
            <text:p>1,520,238,490</text:p>
          </table:table-cell>
          <table:table-cell office:value-type="float" office:value="1550679705.40993" calcext:value-type="float">
            <text:p>1,550,679,705</text:p>
          </table:table-cell>
          <table:table-cell office:value-type="float" office:value="1622500534.08428" calcext:value-type="float">
            <text:p>1,622,500,534</text:p>
          </table:table-cell>
          <table:table-cell office:value-type="float" office:value="1739678982.14064" calcext:value-type="float">
            <text:p>1,739,678,982</text:p>
          </table:table-cell>
          <table:table-cell office:value-type="float" office:value="1762677474.28233" calcext:value-type="float">
            <text:p>1,762,677,474</text:p>
          </table:table-cell>
          <table:table-cell office:value-type="float" office:value="1505821164.84441" calcext:value-type="float">
            <text:p>1,505,821,165</text:p>
          </table:table-cell>
          <table:table-cell office:value-type="float" office:value="1595684542.00283" calcext:value-type="float">
            <text:p>1,595,684,542</text:p>
          </table:table-cell>
          <table:table-cell office:value-type="float" office:value="1680792538.49809" calcext:value-type="float">
            <text:p>1,680,792,538</text:p>
          </table:table-cell>
          <table:table-cell office:value-type="float" office:value="1700326827.16772" calcext:value-type="float">
            <text:p>1,700,326,827</text:p>
          </table:table-cell>
          <table:table-cell office:value-type="float" office:value="1652408269.16981" calcext:value-type="float">
            <text:p>1,652,408,269</text:p>
          </table:table-cell>
          <table:table-cell office:value-type="float" office:value="1440825363.0996" calcext:value-type="float">
            <text:p>1,440,825,363</text:p>
          </table:table-cell>
          <table:table-cell office:value-type="float" office:value="1405659712.68928" calcext:value-type="float">
            <text:p>1,405,659,713</text:p>
          </table:table-cell>
          <table:table-cell office:value-type="float" office:value="1293655780.42887" calcext:value-type="float">
            <text:p>1,293,655,780</text:p>
          </table:table-cell>
          <table:table-cell office:value-type="float" office:value="1295539110.42102" calcext:value-type="float">
            <text:p>1,295,539,110</text:p>
          </table:table-cell>
          <table:table-cell office:value-type="float" office:value="1324426281.75671" calcext:value-type="float">
            <text:p>1,324,426,282</text:p>
          </table:table-cell>
          <table:table-cell office:value-type="float" office:value="1563074859.35445" calcext:value-type="float">
            <text:p>1,563,074,859</text:p>
          </table:table-cell>
          <table:table-cell office:value-type="float" office:value="1889115069.46615" calcext:value-type="float">
            <text:p>1,889,115,069</text:p>
          </table:table-cell>
          <table:table-cell office:value-type="float" office:value="2184444848.94895" calcext:value-type="float">
            <text:p>2,184,444,849</text:p>
          </table:table-cell>
          <table:table-cell office:value-type="float" office:value="3040718540.58079" calcext:value-type="float">
            <text:p>3,040,718,541</text:p>
          </table:table-cell>
          <table:table-cell office:value-type="float" office:value="3356758533.56708" calcext:value-type="float">
            <text:p>3,356,758,534</text:p>
          </table:table-cell>
          <table:table-cell office:value-type="float" office:value="4031047704.34223" calcext:value-type="float">
            <text:p>4,031,047,704</text:p>
          </table:table-cell>
          <table:table-cell office:value-type="float" office:value="3662281667.80482" calcext:value-type="float">
            <text:p>3,662,281,668</text:p>
          </table:table-cell>
          <table:table-cell office:value-type="float" office:value="4337791530.82975" calcext:value-type="float">
            <text:p>4,337,791,531</text:p>
          </table:table-cell>
          <table:table-cell office:value-type="float" office:value="5165084691.50003" calcext:value-type="float">
            <text:p>5,165,084,692</text:p>
          </table:table-cell>
          <table:table-cell office:value-type="float" office:value="5232283730.02495" calcext:value-type="float">
            <text:p>5,232,283,730</text:p>
          </table:table-cell>
          <table:table-cell office:value-type="float" office:value="5640516825.65725" calcext:value-type="float">
            <text:p>5,640,516,826</text:p>
          </table:table-cell>
          <table:table-cell office:value-type="float" office:value="5361824207.35025" calcext:value-type="float">
            <text:p>5,361,824,207</text:p>
          </table:table-cell>
          <table:table-cell office:value-type="float" office:value="4783293891.77784" calcext:value-type="float">
            <text:p>4,783,293,892</text:p>
          </table:table-cell>
          <table:table-cell office:value-type="float" office:value="4667119319.9248" calcext:value-type="float">
            <text:p>4,667,119,3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05522142.913615" calcext:value-type="float">
            <text:p>205,522,143</text:p>
          </table:table-cell>
          <table:table-cell office:value-type="float" office:value="231154788.481011" calcext:value-type="float">
            <text:p>231,154,788</text:p>
          </table:table-cell>
          <table:table-cell office:value-type="float" office:value="289846577.430371" calcext:value-type="float">
            <text:p>289,846,577</text:p>
          </table:table-cell>
          <table:table-cell office:value-type="float" office:value="363168702.580357" calcext:value-type="float">
            <text:p>363,168,703</text:p>
          </table:table-cell>
          <table:table-cell office:value-type="float" office:value="603431827.070962" calcext:value-type="float">
            <text:p>603,431,827</text:p>
          </table:table-cell>
          <table:table-cell office:value-type="float" office:value="606530347.543782" calcext:value-type="float">
            <text:p>606,530,348</text:p>
          </table:table-cell>
          <table:table-cell office:value-type="float" office:value="753378073.830956" calcext:value-type="float">
            <text:p>753,378,074</text:p>
          </table:table-cell>
          <table:table-cell office:value-type="float" office:value="881363832.152734" calcext:value-type="float">
            <text:p>881,363,832</text:p>
          </table:table-cell>
          <table:table-cell office:value-type="float" office:value="1086538886.2393" calcext:value-type="float">
            <text:p>1,086,538,886</text:p>
          </table:table-cell>
          <table:table-cell office:value-type="float" office:value="1296031259.4974" calcext:value-type="float">
            <text:p>1,296,031,259</text:p>
          </table:table-cell>
          <table:table-cell office:value-type="float" office:value="1211119203.94456" calcext:value-type="float">
            <text:p>1,211,119,204</text:p>
          </table:table-cell>
          <table:table-cell office:value-type="float" office:value="1222460908.61544" calcext:value-type="float">
            <text:p>1,222,460,909</text:p>
          </table:table-cell>
          <table:table-cell office:value-type="float" office:value="1153991736.4814" calcext:value-type="float">
            <text:p>1,153,991,736</text:p>
          </table:table-cell>
          <table:table-cell office:value-type="float" office:value="1166697025.39514" calcext:value-type="float">
            <text:p>1,166,697,025</text:p>
          </table:table-cell>
          <table:table-cell office:value-type="float" office:value="1113489495.97039" calcext:value-type="float">
            <text:p>1,113,489,496</text:p>
          </table:table-cell>
          <table:table-cell office:value-type="float" office:value="1151550198.19946" calcext:value-type="float">
            <text:p>1,151,550,198</text:p>
          </table:table-cell>
          <table:table-cell office:value-type="float" office:value="1565443222.07872" calcext:value-type="float">
            <text:p>1,565,443,222</text:p>
          </table:table-cell>
          <table:table-cell office:value-type="float" office:value="1959005504.95475" calcext:value-type="float">
            <text:p>1,959,005,505</text:p>
          </table:table-cell>
          <table:table-cell office:value-type="float" office:value="2214048711.81692" calcext:value-type="float">
            <text:p>2,214,048,712</text:p>
          </table:table-cell>
          <table:table-cell office:value-type="float" office:value="2264069383.20368" calcext:value-type="float">
            <text:p>2,264,069,383</text:p>
          </table:table-cell>
          <table:table-cell office:value-type="float" office:value="2735082565.23826" calcext:value-type="float">
            <text:p>2,735,082,565</text:p>
          </table:table-cell>
          <table:table-cell office:value-type="float" office:value="2929774751.0085" calcext:value-type="float">
            <text:p>2,929,774,751</text:p>
          </table:table-cell>
          <table:table-cell office:value-type="float" office:value="3412657125.79615" calcext:value-type="float">
            <text:p>3,412,657,126</text:p>
          </table:table-cell>
          <table:table-cell office:value-type="float" office:value="3451922039.37834" calcext:value-type="float">
            <text:p>3,451,922,039</text:p>
          </table:table-cell>
          <table:table-cell office:value-type="float" office:value="3769173207.84097" calcext:value-type="float">
            <text:p>3,769,173,208</text:p>
          </table:table-cell>
          <table:table-cell office:value-type="float" office:value="4272660904.15931" calcext:value-type="float">
            <text:p>4,272,660,904</text:p>
          </table:table-cell>
          <table:table-cell office:value-type="float" office:value="4673767108.11935" calcext:value-type="float">
            <text:p>4,673,767,108</text:p>
          </table:table-cell>
          <table:table-cell office:value-type="float" office:value="4425877247.29913" calcext:value-type="float">
            <text:p>4,425,877,247</text:p>
          </table:table-cell>
          <table:table-cell office:value-type="float" office:value="4407170659.09768" calcext:value-type="float">
            <text:p>4,407,170,659</text:p>
          </table:table-cell>
          <table:table-cell office:value-type="float" office:value="4535540924.28375" calcext:value-type="float">
            <text:p>4,535,540,924</text:p>
          </table:table-cell>
          <table:table-cell office:value-type="float" office:value="4869255454.08859" calcext:value-type="float">
            <text:p>4,869,255,454</text:p>
          </table:table-cell>
          <table:table-cell office:value-type="float" office:value="4817388282.43424" calcext:value-type="float">
            <text:p>4,817,388,282</text:p>
          </table:table-cell>
          <table:table-cell office:value-type="float" office:value="5055097840.09746" calcext:value-type="float">
            <text:p>5,055,097,840</text:p>
          </table:table-cell>
          <table:table-cell office:value-type="float" office:value="6073442659.10673" calcext:value-type="float">
            <text:p>6,073,442,659</text:p>
          </table:table-cell>
          <table:table-cell office:value-type="float" office:value="6869358257.53025" calcext:value-type="float">
            <text:p>6,869,358,258</text:p>
          </table:table-cell>
          <table:table-cell office:value-type="float" office:value="6775278499.1078" calcext:value-type="float">
            <text:p>6,775,278,499</text:p>
          </table:table-cell>
          <table:table-cell office:value-type="float" office:value="7028810754.78164" calcext:value-type="float">
            <text:p>7,028,810,755</text:p>
          </table:table-cell>
          <table:table-cell office:value-type="float" office:value="8150150144.15635" calcext:value-type="float">
            <text:p>8,150,150,144</text:p>
          </table:table-cell>
          <table:table-cell office:value-type="float" office:value="9990356849.29491" calcext:value-type="float">
            <text:p>9,990,356,849</text:p>
          </table:table-cell>
          <table:table-cell office:value-type="float" office:value="9128843109.15588" calcext:value-type="float">
            <text:p>9,128,843,109</text:p>
          </table:table-cell>
          <table:table-cell office:value-type="float" office:value="10003670690.3497" calcext:value-type="float">
            <text:p>10,003,670,690</text:p>
          </table:table-cell>
          <table:table-cell office:value-type="float" office:value="11518413429.9684" calcext:value-type="float">
            <text:p>11,518,413,430</text:p>
          </table:table-cell>
          <table:table-cell office:value-type="float" office:value="11668696526.2252" calcext:value-type="float">
            <text:p>11,668,696,526</text:p>
          </table:table-cell>
          <table:table-cell office:value-type="float" office:value="12129658758.3123" calcext:value-type="float">
            <text:p>12,129,658,758</text:p>
          </table:table-cell>
          <table:table-cell office:value-type="float" office:value="12803438964.9577" calcext:value-type="float">
            <text:p>12,803,438,965</text:p>
          </table:table-cell>
          <table:table-cell office:value-type="float" office:value="11681761261.0428" calcext:value-type="float">
            <text:p>11,681,761,261</text:p>
          </table:table-cell>
          <table:table-cell office:value-type="float" office:value="12216235024.1241" calcext:value-type="float">
            <text:p>12,216,235,02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4231644435.7684" calcext:value-type="float">
            <text:p>44,231,644,436</text:p>
          </table:table-cell>
          <table:table-cell office:value-type="float" office:value="48785477440" calcext:value-type="float">
            <text:p>48,785,477,440</text:p>
          </table:table-cell>
          <table:table-cell office:value-type="float" office:value="56224046297.194" calcext:value-type="float">
            <text:p>56,224,046,297</text:p>
          </table:table-cell>
          <table:table-cell office:value-type="float" office:value="68785377424.109" calcext:value-type="float">
            <text:p>68,785,377,424</text:p>
          </table:table-cell>
          <table:table-cell office:value-type="float" office:value="89574999124.5767" calcext:value-type="float">
            <text:p>89,574,999,125</text:p>
          </table:table-cell>
          <table:table-cell office:value-type="float" office:value="109520918240" calcext:value-type="float">
            <text:p>109,520,918,240</text:p>
          </table:table-cell>
          <table:table-cell office:value-type="float" office:value="110604565002.05" calcext:value-type="float">
            <text:p>110,604,565,002</text:p>
          </table:table-cell>
          <table:table-cell office:value-type="float" office:value="101954555753.964" calcext:value-type="float">
            <text:p>101,954,555,754</text:p>
          </table:table-cell>
          <table:table-cell office:value-type="float" office:value="127766259440.752" calcext:value-type="float">
            <text:p>127,766,259,441</text:p>
          </table:table-cell>
          <table:table-cell office:value-type="float" office:value="167396230984.968" calcext:value-type="float">
            <text:p>167,396,230,985</text:p>
          </table:table-cell>
          <table:table-cell office:value-type="float" office:value="231889174102.309" calcext:value-type="float">
            <text:p>231,889,174,102</text:p>
          </table:table-cell>
          <table:table-cell office:value-type="float" office:value="297601492142.348" calcext:value-type="float">
            <text:p>297,601,492,142</text:p>
          </table:table-cell>
          <table:table-cell office:value-type="float" office:value="206825087704.007" calcext:value-type="float">
            <text:p>206,825,087,704</text:p>
          </table:table-cell>
          <table:table-cell office:value-type="float" office:value="177249026961.455" calcext:value-type="float">
            <text:p>177,249,026,961</text:p>
          </table:table-cell>
          <table:table-cell office:value-type="float" office:value="209077474287.685" calcext:value-type="float">
            <text:p>209,077,474,288</text:p>
          </table:table-cell>
          <table:table-cell office:value-type="float" office:value="219661266636.941" calcext:value-type="float">
            <text:p>219,661,266,637</text:p>
          </table:table-cell>
          <table:table-cell office:value-type="float" office:value="154118566278.866" calcext:value-type="float">
            <text:p>154,118,566,279</text:p>
          </table:table-cell>
          <table:table-cell office:value-type="float" office:value="167000697622.412" calcext:value-type="float">
            <text:p>167,000,697,622</text:p>
          </table:table-cell>
          <table:table-cell office:value-type="float" office:value="204510031212.812" calcext:value-type="float">
            <text:p>204,510,031,213</text:p>
          </table:table-cell>
          <table:table-cell office:value-type="float" office:value="248993052791.774" calcext:value-type="float">
            <text:p>248,993,052,792</text:p>
          </table:table-cell>
          <table:table-cell office:value-type="float" office:value="293358449725.299" calcext:value-type="float">
            <text:p>293,358,449,725</text:p>
          </table:table-cell>
          <table:table-cell office:value-type="float" office:value="351135626324.281" calcext:value-type="float">
            <text:p>351,135,626,324</text:p>
          </table:table-cell>
          <table:table-cell office:value-type="float" office:value="406029326973.907" calcext:value-type="float">
            <text:p>406,029,326,974</text:p>
          </table:table-cell>
          <table:table-cell office:value-type="float" office:value="500733386969.942" calcext:value-type="float">
            <text:p>500,733,386,970</text:p>
          </table:table-cell>
          <table:table-cell office:value-type="float" office:value="527810631731.249" calcext:value-type="float">
            <text:p>527,810,631,731</text:p>
          </table:table-cell>
          <table:table-cell office:value-type="float" office:value="360072506961.293" calcext:value-type="float">
            <text:p>360,072,506,961</text:p>
          </table:table-cell>
          <table:table-cell office:value-type="float" office:value="410972976953.229" calcext:value-type="float">
            <text:p>410,972,976,953</text:p>
          </table:table-cell>
          <table:table-cell office:value-type="float" office:value="500416010941.521" calcext:value-type="float">
            <text:p>500,416,010,942</text:p>
          </table:table-cell>
          <table:table-cell office:value-type="float" office:value="526499723362.144" calcext:value-type="float">
            <text:p>526,499,723,362</text:p>
          </table:table-cell>
          <table:table-cell office:value-type="float" office:value="600233031001.064" calcext:value-type="float">
            <text:p>600,233,031,001</text:p>
          </table:table-cell>
          <table:table-cell office:value-type="float" office:value="707909864021.779" calcext:value-type="float">
            <text:p>707,909,864,022</text:p>
          </table:table-cell>
          <table:table-cell office:value-type="float" office:value="756702925694.04" calcext:value-type="float">
            <text:p>756,702,925,694</text:p>
          </table:table-cell>
          <table:table-cell office:value-type="float" office:value="772109710670.873" calcext:value-type="float">
            <text:p>772,109,710,671</text:p>
          </table:table-cell>
          <table:table-cell office:value-type="float" office:value="729335024013.227" calcext:value-type="float">
            <text:p>729,335,024,013</text:p>
          </table:table-cell>
          <table:table-cell office:value-type="float" office:value="782242912348.374" calcext:value-type="float">
            <text:p>782,242,912,348</text:p>
          </table:table-cell>
          <table:table-cell office:value-type="float" office:value="877476892365.266" calcext:value-type="float">
            <text:p>877,476,892,365</text:p>
          </table:table-cell>
          <table:table-cell office:value-type="float" office:value="975383402912.588" calcext:value-type="float">
            <text:p>975,383,402,913</text:p>
          </table:table-cell>
          <table:table-cell office:value-type="float" office:value="1052697085016.35" calcext:value-type="float">
            <text:p>1,052,697,085,016</text:p>
          </table:table-cell>
          <table:table-cell office:value-type="float" office:value="1109987401386.38" calcext:value-type="float">
            <text:p>1,109,987,401,386</text:p>
          </table:table-cell>
          <table:table-cell office:value-type="float" office:value="900047015737.995" calcext:value-type="float">
            <text:p>900,047,015,738</text:p>
          </table:table-cell>
          <table:table-cell office:value-type="float" office:value="1057800597973.65" calcext:value-type="float">
            <text:p>1,057,800,597,974</text:p>
          </table:table-cell>
          <table:table-cell office:value-type="float" office:value="1180487226406.78" calcext:value-type="float">
            <text:p>1,180,487,226,407</text:p>
          </table:table-cell>
          <table:table-cell office:value-type="float" office:value="1201093787127.42" calcext:value-type="float">
            <text:p>1,201,093,787,127</text:p>
          </table:table-cell>
          <table:table-cell office:value-type="float" office:value="1274443916251.64" calcext:value-type="float">
            <text:p>1,274,443,916,252</text:p>
          </table:table-cell>
          <table:table-cell office:value-type="float" office:value="1314390255972.38" calcext:value-type="float">
            <text:p>1,314,390,255,972</text:p>
          </table:table-cell>
          <table:table-cell office:value-type="float" office:value="1169625152067.1" calcext:value-type="float">
            <text:p>1,169,625,152,067</text:p>
          </table:table-cell>
          <table:table-cell office:value-type="float" office:value="1076914464476.51" calcext:value-type="float">
            <text:p>1,076,914,464,47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icronesia (FS of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1089254" calcext:value-type="float">
            <text:p>21,089,254</text:p>
          </table:table-cell>
          <table:table-cell office:value-type="float" office:value="23101290" calcext:value-type="float">
            <text:p>23,101,290</text:p>
          </table:table-cell>
          <table:table-cell office:value-type="float" office:value="26619824" calcext:value-type="float">
            <text:p>26,619,824</text:p>
          </table:table-cell>
          <table:table-cell office:value-type="float" office:value="36928568" calcext:value-type="float">
            <text:p>36,928,568</text:p>
          </table:table-cell>
          <table:table-cell office:value-type="float" office:value="48884465" calcext:value-type="float">
            <text:p>48,884,465</text:p>
          </table:table-cell>
          <table:table-cell office:value-type="float" office:value="48909927" calcext:value-type="float">
            <text:p>48,909,927</text:p>
          </table:table-cell>
          <table:table-cell office:value-type="float" office:value="49645931" calcext:value-type="float">
            <text:p>49,645,931</text:p>
          </table:table-cell>
          <table:table-cell office:value-type="float" office:value="50168092" calcext:value-type="float">
            <text:p>50,168,092</text:p>
          </table:table-cell>
          <table:table-cell office:value-type="float" office:value="56903692" calcext:value-type="float">
            <text:p>56,903,692</text:p>
          </table:table-cell>
          <table:table-cell office:value-type="float" office:value="63917856" calcext:value-type="float">
            <text:p>63,917,856</text:p>
          </table:table-cell>
          <table:table-cell office:value-type="float" office:value="68070677" calcext:value-type="float">
            <text:p>68,070,677</text:p>
          </table:table-cell>
          <table:table-cell office:value-type="float" office:value="81100000" calcext:value-type="float">
            <text:p>81,100,000</text:p>
          </table:table-cell>
          <table:table-cell office:value-type="float" office:value="84900000" calcext:value-type="float">
            <text:p>84,900,000</text:p>
          </table:table-cell>
          <table:table-cell office:value-type="float" office:value="89200000" calcext:value-type="float">
            <text:p>89,200,000</text:p>
          </table:table-cell>
          <table:table-cell office:value-type="float" office:value="89800000" calcext:value-type="float">
            <text:p>89,800,000</text:p>
          </table:table-cell>
          <table:table-cell office:value-type="float" office:value="108100000" calcext:value-type="float">
            <text:p>108,100,000</text:p>
          </table:table-cell>
          <table:table-cell office:value-type="float" office:value="119000000" calcext:value-type="float">
            <text:p>119,000,000</text:p>
          </table:table-cell>
          <table:table-cell office:value-type="float" office:value="124200000" calcext:value-type="float">
            <text:p>124,200,000</text:p>
          </table:table-cell>
          <table:table-cell office:value-type="float" office:value="137300000" calcext:value-type="float">
            <text:p>137,300,000</text:p>
          </table:table-cell>
          <table:table-cell office:value-type="float" office:value="144500000" calcext:value-type="float">
            <text:p>144,500,000</text:p>
          </table:table-cell>
          <table:table-cell office:value-type="float" office:value="157900000" calcext:value-type="float">
            <text:p>157,900,000</text:p>
          </table:table-cell>
          <table:table-cell office:value-type="float" office:value="175900000" calcext:value-type="float">
            <text:p>175,900,000</text:p>
          </table:table-cell>
          <table:table-cell office:value-type="float" office:value="189100000" calcext:value-type="float">
            <text:p>189,100,000</text:p>
          </table:table-cell>
          <table:table-cell office:value-type="float" office:value="206600000" calcext:value-type="float">
            <text:p>206,600,000</text:p>
          </table:table-cell>
          <table:table-cell office:value-type="float" office:value="213700000" calcext:value-type="float">
            <text:p>213,700,000</text:p>
          </table:table-cell>
          <table:table-cell office:value-type="float" office:value="221853824" calcext:value-type="float">
            <text:p>221,853,824</text:p>
          </table:table-cell>
          <table:table-cell office:value-type="float" office:value="218719070" calcext:value-type="float">
            <text:p>218,719,070</text:p>
          </table:table-cell>
          <table:table-cell office:value-type="float" office:value="206731873" calcext:value-type="float">
            <text:p>206,731,873</text:p>
          </table:table-cell>
          <table:table-cell office:value-type="float" office:value="219578627" calcext:value-type="float">
            <text:p>219,578,627</text:p>
          </table:table-cell>
          <table:table-cell office:value-type="float" office:value="220570491" calcext:value-type="float">
            <text:p>220,570,491</text:p>
          </table:table-cell>
          <table:table-cell office:value-type="float" office:value="233186891" calcext:value-type="float">
            <text:p>233,186,891</text:p>
          </table:table-cell>
          <table:table-cell office:value-type="float" office:value="239906225" calcext:value-type="float">
            <text:p>239,906,225</text:p>
          </table:table-cell>
          <table:table-cell office:value-type="float" office:value="241473786" calcext:value-type="float">
            <text:p>241,473,786</text:p>
          </table:table-cell>
          <table:table-cell office:value-type="float" office:value="244921665" calcext:value-type="float">
            <text:p>244,921,665</text:p>
          </table:table-cell>
          <table:table-cell office:value-type="float" office:value="240564000" calcext:value-type="float">
            <text:p>240,564,000</text:p>
          </table:table-cell>
          <table:table-cell office:value-type="float" office:value="250644000" calcext:value-type="float">
            <text:p>250,644,000</text:p>
          </table:table-cell>
          <table:table-cell office:value-type="float" office:value="253372295" calcext:value-type="float">
            <text:p>253,372,295</text:p>
          </table:table-cell>
          <table:table-cell office:value-type="float" office:value="256548095" calcext:value-type="float">
            <text:p>256,548,095</text:p>
          </table:table-cell>
          <table:table-cell office:value-type="float" office:value="262868634" calcext:value-type="float">
            <text:p>262,868,634</text:p>
          </table:table-cell>
          <table:table-cell office:value-type="float" office:value="279966719" calcext:value-type="float">
            <text:p>279,966,719</text:p>
          </table:table-cell>
          <table:table-cell office:value-type="float" office:value="296525259" calcext:value-type="float">
            <text:p>296,525,259</text:p>
          </table:table-cell>
          <table:table-cell office:value-type="float" office:value="310502103" calcext:value-type="float">
            <text:p>310,502,103</text:p>
          </table:table-cell>
          <table:table-cell office:value-type="float" office:value="326128731" calcext:value-type="float">
            <text:p>326,128,731</text:p>
          </table:table-cell>
          <table:table-cell office:value-type="float" office:value="316040628" calcext:value-type="float">
            <text:p>316,040,628</text:p>
          </table:table-cell>
          <table:table-cell office:value-type="float" office:value="317999431" calcext:value-type="float">
            <text:p>317,999,431</text:p>
          </table:table-cell>
          <table:table-cell office:value-type="float" office:value="315179707" calcext:value-type="float">
            <text:p>315,179,707</text:p>
          </table:table-cell>
          <table:table-cell office:value-type="float" office:value="329895643" calcext:value-type="float">
            <text:p>329,895,6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84079843.085958" calcext:value-type="float">
            <text:p>284,079,843</text:p>
          </table:table-cell>
          <table:table-cell office:value-type="float" office:value="317703620.601194" calcext:value-type="float">
            <text:p>317,703,621</text:p>
          </table:table-cell>
          <table:table-cell office:value-type="float" office:value="389612339.284009" calcext:value-type="float">
            <text:p>389,612,339</text:p>
          </table:table-cell>
          <table:table-cell office:value-type="float" office:value="506147661.784655" calcext:value-type="float">
            <text:p>506,147,662</text:p>
          </table:table-cell>
          <table:table-cell office:value-type="float" office:value="546474631.711378" calcext:value-type="float">
            <text:p>546,474,632</text:p>
          </table:table-cell>
          <table:table-cell office:value-type="float" office:value="690475495.693841" calcext:value-type="float">
            <text:p>690,475,496</text:p>
          </table:table-cell>
          <table:table-cell office:value-type="float" office:value="712212766.667259" calcext:value-type="float">
            <text:p>712,212,767</text:p>
          </table:table-cell>
          <table:table-cell office:value-type="float" office:value="784799381.693261" calcext:value-type="float">
            <text:p>784,799,382</text:p>
          </table:table-cell>
          <table:table-cell office:value-type="float" office:value="969232928.403232" calcext:value-type="float">
            <text:p>969,232,928</text:p>
          </table:table-cell>
          <table:table-cell office:value-type="float" office:value="1174615120.76723" calcext:value-type="float">
            <text:p>1,174,615,121</text:p>
          </table:table-cell>
          <table:table-cell office:value-type="float" office:value="1341865873.29011" calcext:value-type="float">
            <text:p>1,341,865,873</text:p>
          </table:table-cell>
          <table:table-cell office:value-type="float" office:value="1177928561.48349" calcext:value-type="float">
            <text:p>1,177,928,561</text:p>
          </table:table-cell>
          <table:table-cell office:value-type="float" office:value="1119263307.84728" calcext:value-type="float">
            <text:p>1,119,263,308</text:p>
          </table:table-cell>
          <table:table-cell office:value-type="float" office:value="1071659195.92218" calcext:value-type="float">
            <text:p>1,071,659,196</text:p>
          </table:table-cell>
          <table:table-cell office:value-type="float" office:value="1015946619.73274" calcext:value-type="float">
            <text:p>1,015,946,620</text:p>
          </table:table-cell>
          <table:table-cell office:value-type="float" office:value="1058936768.05857" calcext:value-type="float">
            <text:p>1,058,936,768</text:p>
          </table:table-cell>
          <table:table-cell office:value-type="float" office:value="1477345987.77472" calcext:value-type="float">
            <text:p>1,477,345,988</text:p>
          </table:table-cell>
          <table:table-cell office:value-type="float" office:value="1789699304.59879" calcext:value-type="float">
            <text:p>1,789,699,305</text:p>
          </table:table-cell>
          <table:table-cell office:value-type="float" office:value="1952065778.7917" calcext:value-type="float">
            <text:p>1,952,065,779</text:p>
          </table:table-cell>
          <table:table-cell office:value-type="float" office:value="1964661310.19436" calcext:value-type="float">
            <text:p>1,964,661,310</text:p>
          </table:table-cell>
          <table:table-cell office:value-type="float" office:value="2432303951.238" calcext:value-type="float">
            <text:p>2,432,303,951</text:p>
          </table:table-cell>
          <table:table-cell office:value-type="float" office:value="2432784114.17417" calcext:value-type="float">
            <text:p>2,432,784,114</text:p>
          </table:table-cell>
          <table:table-cell office:value-type="float" office:value="2686740964.74781" calcext:value-type="float">
            <text:p>2,686,740,965</text:p>
          </table:table-cell>
          <table:table-cell office:value-type="float" office:value="2537028974.10442" calcext:value-type="float">
            <text:p>2,537,028,974</text:p>
          </table:table-cell>
          <table:table-cell office:value-type="float" office:value="2673330652.0516" calcext:value-type="float">
            <text:p>2,673,330,652</text:p>
          </table:table-cell>
          <table:table-cell office:value-type="float" office:value="3070362462.79752" calcext:value-type="float">
            <text:p>3,070,362,463</text:p>
          </table:table-cell>
          <table:table-cell office:value-type="float" office:value="3079025563.44129" calcext:value-type="float">
            <text:p>3,079,025,563</text:p>
          </table:table-cell>
          <table:table-cell office:value-type="float" office:value="2786019877.45276" calcext:value-type="float">
            <text:p>2,786,019,877</text:p>
          </table:table-cell>
          <table:table-cell office:value-type="float" office:value="2881551064.48376" calcext:value-type="float">
            <text:p>2,881,551,064</text:p>
          </table:table-cell>
          <table:table-cell office:value-type="float" office:value="2861395998.33758" calcext:value-type="float">
            <text:p>2,861,395,998</text:p>
          </table:table-cell>
          <table:table-cell office:value-type="float" office:value="2610023082.71675" calcext:value-type="float">
            <text:p>2,610,023,083</text:p>
          </table:table-cell>
          <table:table-cell office:value-type="float" office:value="2636284078.88967" calcext:value-type="float">
            <text:p>2,636,284,079</text:p>
          </table:table-cell>
          <table:table-cell office:value-type="float" office:value="2861727395.84428" calcext:value-type="float">
            <text:p>2,861,727,396</text:p>
          </table:table-cell>
          <table:table-cell office:value-type="float" office:value="3524794777.10133" calcext:value-type="float">
            <text:p>3,524,794,777</text:p>
          </table:table-cell>
          <table:table-cell office:value-type="float" office:value="4051499372.33428" calcext:value-type="float">
            <text:p>4,051,499,372</text:p>
          </table:table-cell>
          <table:table-cell office:value-type="float" office:value="4202975923.99144" calcext:value-type="float">
            <text:p>4,202,975,924</text:p>
          </table:table-cell>
          <table:table-cell office:value-type="float" office:value="4582712172.35767" calcext:value-type="float">
            <text:p>4,582,712,172</text:p>
          </table:table-cell>
          <table:table-cell office:value-type="float" office:value="5868093274.70873" calcext:value-type="float">
            <text:p>5,868,093,275</text:p>
          </table:table-cell>
          <table:table-cell office:value-type="float" office:value="6476758150.26111" calcext:value-type="float">
            <text:p>6,476,758,150</text:p>
          </table:table-cell>
          <table:table-cell office:value-type="float" office:value="5452402868.8254" calcext:value-type="float">
            <text:p>5,452,402,869</text:p>
          </table:table-cell>
          <table:table-cell office:value-type="float" office:value="5362349543.9971" calcext:value-type="float">
            <text:p>5,362,349,544</text:p>
          </table:table-cell>
          <table:table-cell office:value-type="float" office:value="6080728934.77001" calcext:value-type="float">
            <text:p>6,080,728,935</text:p>
          </table:table-cell>
          <table:table-cell office:value-type="float" office:value="5743076895.25634" calcext:value-type="float">
            <text:p>5,743,076,895</text:p>
          </table:table-cell>
          <table:table-cell office:value-type="float" office:value="6553727444.30134" calcext:value-type="float">
            <text:p>6,553,727,444</text:p>
          </table:table-cell>
          <table:table-cell office:value-type="float" office:value="7059948255.75904" calcext:value-type="float">
            <text:p>7,059,948,256</text:p>
          </table:table-cell>
          <table:table-cell office:value-type="float" office:value="6259129271.81141" calcext:value-type="float">
            <text:p>6,259,129,272</text:p>
          </table:table-cell>
          <table:table-cell office:value-type="float" office:value="6468000876.5335" calcext:value-type="float">
            <text:p>6,468,000,87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98965149.479328" calcext:value-type="float">
            <text:p>198,965,149</text:p>
          </table:table-cell>
          <table:table-cell office:value-type="float" office:value="218876347.315804" calcext:value-type="float">
            <text:p>218,876,347</text:p>
          </table:table-cell>
          <table:table-cell office:value-type="float" office:value="236608828.981428" calcext:value-type="float">
            <text:p>236,608,829</text:p>
          </table:table-cell>
          <table:table-cell office:value-type="float" office:value="271707493.058016" calcext:value-type="float">
            <text:p>271,707,493</text:p>
          </table:table-cell>
          <table:table-cell office:value-type="float" office:value="308615669.968923" calcext:value-type="float">
            <text:p>308,615,670</text:p>
          </table:table-cell>
          <table:table-cell office:value-type="float" office:value="359159019.55901" calcext:value-type="float">
            <text:p>359,159,020</text:p>
          </table:table-cell>
          <table:table-cell office:value-type="float" office:value="393668435.813513" calcext:value-type="float">
            <text:p>393,668,436</text:p>
          </table:table-cell>
          <table:table-cell office:value-type="float" office:value="450642726.731354" calcext:value-type="float">
            <text:p>450,642,727</text:p>
          </table:table-cell>
          <table:table-cell office:value-type="float" office:value="518546233.003944" calcext:value-type="float">
            <text:p>518,546,233</text:p>
          </table:table-cell>
          <table:table-cell office:value-type="float" office:value="585279310.023219" calcext:value-type="float">
            <text:p>585,279,310</text:p>
          </table:table-cell>
          <table:table-cell office:value-type="float" office:value="679184052.554025" calcext:value-type="float">
            <text:p>679,184,053</text:p>
          </table:table-cell>
          <table:table-cell office:value-type="float" office:value="804779379.747778" calcext:value-type="float">
            <text:p>804,779,380</text:p>
          </table:table-cell>
          <table:table-cell office:value-type="float" office:value="925927203.762321" calcext:value-type="float">
            <text:p>925,927,204</text:p>
          </table:table-cell>
          <table:table-cell office:value-type="float" office:value="1018219761.43932" calcext:value-type="float">
            <text:p>1,018,219,761</text:p>
          </table:table-cell>
          <table:table-cell office:value-type="float" office:value="1116715771.77417" calcext:value-type="float">
            <text:p>1,116,715,772</text:p>
          </table:table-cell>
          <table:table-cell office:value-type="float" office:value="1217878039.36456" calcext:value-type="float">
            <text:p>1,217,878,039</text:p>
          </table:table-cell>
          <table:table-cell office:value-type="float" office:value="1359558572.28683" calcext:value-type="float">
            <text:p>1,359,558,572</text:p>
          </table:table-cell>
          <table:table-cell office:value-type="float" office:value="1443644043.88105" calcext:value-type="float">
            <text:p>1,443,644,044</text:p>
          </table:table-cell>
          <table:table-cell office:value-type="float" office:value="1570462877.14508" calcext:value-type="float">
            <text:p>1,570,462,877</text:p>
          </table:table-cell>
          <table:table-cell office:value-type="float" office:value="1699732075.34541" calcext:value-type="float">
            <text:p>1,699,732,075</text:p>
          </table:table-cell>
          <table:table-cell office:value-type="float" office:value="1718266668.99057" calcext:value-type="float">
            <text:p>1,718,266,669</text:p>
          </table:table-cell>
          <table:table-cell office:value-type="float" office:value="1611249106.51287" calcext:value-type="float">
            <text:p>1,611,249,107</text:p>
          </table:table-cell>
          <table:table-cell office:value-type="float" office:value="1491471230.28031" calcext:value-type="float">
            <text:p>1,491,471,230</text:p>
          </table:table-cell>
          <table:table-cell office:value-type="float" office:value="1481108638.78824" calcext:value-type="float">
            <text:p>1,481,108,639</text:p>
          </table:table-cell>
          <table:table-cell office:value-type="float" office:value="1547430468.64239" calcext:value-type="float">
            <text:p>1,547,430,469</text:p>
          </table:table-cell>
          <table:table-cell office:value-type="float" office:value="1677609792.0225" calcext:value-type="float">
            <text:p>1,677,609,792</text:p>
          </table:table-cell>
          <table:table-cell office:value-type="float" office:value="1600905177.7305" calcext:value-type="float">
            <text:p>1,600,905,178</text:p>
          </table:table-cell>
          <table:table-cell office:value-type="float" office:value="1431165141.47666" calcext:value-type="float">
            <text:p>1,431,165,141</text:p>
          </table:table-cell>
          <table:table-cell office:value-type="float" office:value="1320021820.21737" calcext:value-type="float">
            <text:p>1,320,021,820</text:p>
          </table:table-cell>
          <table:table-cell office:value-type="float" office:value="1232520351.52503" calcext:value-type="float">
            <text:p>1,232,520,352</text:p>
          </table:table-cell>
          <table:table-cell office:value-type="float" office:value="1318230339.75604" calcext:value-type="float">
            <text:p>1,318,230,340</text:p>
          </table:table-cell>
          <table:table-cell office:value-type="float" office:value="1470240135.10735" calcext:value-type="float">
            <text:p>1,470,240,135</text:p>
          </table:table-cell>
          <table:table-cell office:value-type="float" office:value="1619300626.30256" calcext:value-type="float">
            <text:p>1,619,300,626</text:p>
          </table:table-cell>
          <table:table-cell office:value-type="float" office:value="1849734187.93808" calcext:value-type="float">
            <text:p>1,849,734,188</text:p>
          </table:table-cell>
          <table:table-cell office:value-type="float" office:value="2309761848.5587" calcext:value-type="float">
            <text:p>2,309,761,849</text:p>
          </table:table-cell>
          <table:table-cell office:value-type="float" office:value="2925958656.03942" calcext:value-type="float">
            <text:p>2,925,958,656</text:p>
          </table:table-cell>
          <table:table-cell office:value-type="float" office:value="3958584328.91011" calcext:value-type="float">
            <text:p>3,958,584,329</text:p>
          </table:table-cell>
          <table:table-cell office:value-type="float" office:value="4910466876.639" calcext:value-type="float">
            <text:p>4,910,466,877</text:p>
          </table:table-cell>
          <table:table-cell office:value-type="float" office:value="6520096306.95834" calcext:value-type="float">
            <text:p>6,520,096,307</text:p>
          </table:table-cell>
          <table:table-cell office:value-type="float" office:value="5314957248.47631" calcext:value-type="float">
            <text:p>5,314,957,248</text:p>
          </table:table-cell>
          <table:table-cell office:value-type="float" office:value="7189482029.72665" calcext:value-type="float">
            <text:p>7,189,482,030</text:p>
          </table:table-cell>
          <table:table-cell office:value-type="float" office:value="10409797346.014" calcext:value-type="float">
            <text:p>10,409,797,346</text:p>
          </table:table-cell>
          <table:table-cell office:value-type="float" office:value="12292770688.137" calcext:value-type="float">
            <text:p>12,292,770,688</text:p>
          </table:table-cell>
          <table:table-cell office:value-type="float" office:value="12582122627.144" calcext:value-type="float">
            <text:p>12,582,122,627</text:p>
          </table:table-cell>
          <table:table-cell office:value-type="float" office:value="12226514665.9793" calcext:value-type="float">
            <text:p>12,226,514,666</text:p>
          </table:table-cell>
          <table:table-cell office:value-type="float" office:value="11749620818.367" calcext:value-type="float">
            <text:p>11,749,620,818</text:p>
          </table:table-cell>
          <table:table-cell office:value-type="float" office:value="11160356685.3404" calcext:value-type="float">
            <text:p>11,160,356,68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2147133266.12554" calcext:value-type="float">
            <text:p>2,147,133,266</text:p>
          </table:table-cell>
          <table:table-cell office:value-type="float" office:value="1754038415.68364" calcext:value-type="float">
            <text:p>1,754,038,416</text:p>
          </table:table-cell>
          <table:table-cell office:value-type="float" office:value="1481154280.88258" calcext:value-type="float">
            <text:p>1,481,154,281</text:p>
          </table:table-cell>
          <table:table-cell office:value-type="float" office:value="819893103.628116" calcext:value-type="float">
            <text:p>819,893,104</text:p>
          </table:table-cell>
          <table:table-cell office:value-type="float" office:value="845878973.846127" calcext:value-type="float">
            <text:p>845,878,974</text:p>
          </table:table-cell>
          <table:table-cell office:value-type="float" office:value="1214899546.10398" calcext:value-type="float">
            <text:p>1,214,899,546</text:p>
          </table:table-cell>
          <table:table-cell office:value-type="float" office:value="873897112.023069" calcext:value-type="float">
            <text:p>873,897,112</text:p>
          </table:table-cell>
          <table:table-cell office:value-type="float" office:value="846325747.909895" calcext:value-type="float">
            <text:p>846,325,748</text:p>
          </table:table-cell>
          <table:table-cell office:value-type="float" office:value="858900432.027719" calcext:value-type="float">
            <text:p>858,900,432</text:p>
          </table:table-cell>
          <table:table-cell office:value-type="float" office:value="836590408.373591" calcext:value-type="float">
            <text:p>836,590,408</text:p>
          </table:table-cell>
          <table:table-cell office:value-type="float" office:value="991274360.547294" calcext:value-type="float">
            <text:p>991,274,361</text:p>
          </table:table-cell>
          <table:table-cell office:value-type="float" office:value="1170050763.75155" calcext:value-type="float">
            <text:p>1,170,050,764</text:p>
          </table:table-cell>
          <table:table-cell office:value-type="float" office:value="1292560939.93861" calcext:value-type="float">
            <text:p>1,292,560,940</text:p>
          </table:table-cell>
          <table:table-cell office:value-type="float" office:value="1720730104.27551" calcext:value-type="float">
            <text:p>1,720,730,104</text:p>
          </table:table-cell>
          <table:table-cell office:value-type="float" office:value="2093229030.31545" calcext:value-type="float">
            <text:p>2,093,229,030</text:p>
          </table:table-cell>
          <table:table-cell office:value-type="float" office:value="2278787326.51843" calcext:value-type="float">
            <text:p>2,278,787,327</text:p>
          </table:table-cell>
          <table:table-cell office:value-type="float" office:value="2721763720.12892" calcext:value-type="float">
            <text:p>2,721,763,720</text:p>
          </table:table-cell>
          <table:table-cell office:value-type="float" office:value="3680522831.08929" calcext:value-type="float">
            <text:p>3,680,522,831</text:p>
          </table:table-cell>
          <table:table-cell office:value-type="float" office:value="4545842915.96759" calcext:value-type="float">
            <text:p>4,545,842,916</text:p>
          </table:table-cell>
          <table:table-cell office:value-type="float" office:value="4159079832.16188" calcext:value-type="float">
            <text:p>4,159,079,832</text:p>
          </table:table-cell>
          <table:table-cell office:value-type="float" office:value="4137925817.2195" calcext:value-type="float">
            <text:p>4,137,925,817</text:p>
          </table:table-cell>
          <table:table-cell office:value-type="float" office:value="4538480790.42994" calcext:value-type="float">
            <text:p>4,538,480,790</text:p>
          </table:table-cell>
          <table:table-cell office:value-type="float" office:value="4087763273.68566" calcext:value-type="float">
            <text:p>4,087,763,274</text:p>
          </table:table-cell>
          <table:table-cell office:value-type="float" office:value="4464501105.53371" calcext:value-type="float">
            <text:p>4,464,501,106</text:p>
          </table:table-cell>
          <table:table-cell office:value-type="float" office:value="4587739137.53299" calcext:value-type="float">
            <text:p>4,587,739,138</text:p>
          </table:table-cell>
          <table:table-cell office:value-type="float" office:value="4020072060.72897" calcext:value-type="float">
            <text:p>4,020,072,061</text:p>
          </table:table-cell>
          <table:table-cell office:value-type="float" office:value="4373958353.77" calcext:value-type="float">
            <text:p>4,373,958,3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7791209.01240005" calcext:value-type="float">
            <text:p>7,791,209</text:p>
          </table:table-cell>
          <table:table-cell office:value-type="float" office:value="8998844.6366379" calcext:value-type="float">
            <text:p>8,998,845</text:p>
          </table:table-cell>
          <table:table-cell office:value-type="float" office:value="10425106.5972467" calcext:value-type="float">
            <text:p>10,425,107</text:p>
          </table:table-cell>
          <table:table-cell office:value-type="float" office:value="11608323.1661436" calcext:value-type="float">
            <text:p>11,608,323</text:p>
          </table:table-cell>
          <table:table-cell office:value-type="float" office:value="12707727.5251669" calcext:value-type="float">
            <text:p>12,707,728</text:p>
          </table:table-cell>
          <table:table-cell office:value-type="float" office:value="14384632.1946573" calcext:value-type="float">
            <text:p>14,384,632</text:p>
          </table:table-cell>
          <table:table-cell office:value-type="float" office:value="12595102.0603295" calcext:value-type="float">
            <text:p>12,595,102</text:p>
          </table:table-cell>
          <table:table-cell office:value-type="float" office:value="13880975.5555556" calcext:value-type="float">
            <text:p>13,880,976</text:p>
          </table:table-cell>
          <table:table-cell office:value-type="float" office:value="15875461.8518518" calcext:value-type="float">
            <text:p>15,875,462</text:p>
          </table:table-cell>
          <table:table-cell office:value-type="float" office:value="19204793.7037037" calcext:value-type="float">
            <text:p>19,204,794</text:p>
          </table:table-cell>
          <table:table-cell office:value-type="float" office:value="28314703.3333333" calcext:value-type="float">
            <text:p>28,314,703</text:p>
          </table:table-cell>
          <table:table-cell office:value-type="float" office:value="33294153.3333333" calcext:value-type="float">
            <text:p>33,294,153</text:p>
          </table:table-cell>
          <table:table-cell office:value-type="float" office:value="36825668.1481481" calcext:value-type="float">
            <text:p>36,825,668</text:p>
          </table:table-cell>
          <table:table-cell office:value-type="float" office:value="39104610" calcext:value-type="float">
            <text:p>39,104,610</text:p>
          </table:table-cell>
          <table:table-cell office:value-type="float" office:value="41710102.962963" calcext:value-type="float">
            <text:p>41,710,103</text:p>
          </table:table-cell>
          <table:table-cell office:value-type="float" office:value="43602254.4444444" calcext:value-type="float">
            <text:p>43,602,254</text:p>
          </table:table-cell>
          <table:table-cell office:value-type="float" office:value="46271958.8888889" calcext:value-type="float">
            <text:p>46,271,959</text:p>
          </table:table-cell>
          <table:table-cell office:value-type="float" office:value="50057624.0740741" calcext:value-type="float">
            <text:p>50,057,624</text:p>
          </table:table-cell>
          <table:table-cell office:value-type="float" office:value="56661724.0740741" calcext:value-type="float">
            <text:p>56,661,724</text:p>
          </table:table-cell>
          <table:table-cell office:value-type="float" office:value="63687848.1481481" calcext:value-type="float">
            <text:p>63,687,848</text:p>
          </table:table-cell>
          <table:table-cell office:value-type="float" office:value="75416272.5925926" calcext:value-type="float">
            <text:p>75,416,273</text:p>
          </table:table-cell>
          <table:table-cell office:value-type="float" office:value="64346945.5555555" calcext:value-type="float">
            <text:p>64,346,946</text:p>
          </table:table-cell>
          <table:table-cell office:value-type="float" office:value="67354528.8888889" calcext:value-type="float">
            <text:p>67,354,529</text:p>
          </table:table-cell>
          <table:table-cell office:value-type="float" office:value="67147859.2592592" calcext:value-type="float">
            <text:p>67,147,859</text:p>
          </table:table-cell>
          <table:table-cell office:value-type="float" office:value="73122220.3703704" calcext:value-type="float">
            <text:p>73,122,220</text:p>
          </table:table-cell>
          <table:table-cell office:value-type="float" office:value="68847081.1111111" calcext:value-type="float">
            <text:p>68,847,081</text:p>
          </table:table-cell>
          <table:table-cell office:value-type="float" office:value="54922700.7407407" calcext:value-type="float">
            <text:p>54,922,701</text:p>
          </table:table-cell>
          <table:table-cell office:value-type="float" office:value="44006470.3703704" calcext:value-type="float">
            <text:p>44,006,470</text:p>
          </table:table-cell>
          <table:table-cell office:value-type="float" office:value="39293374.4444444" calcext:value-type="float">
            <text:p>39,293,374</text:p>
          </table:table-cell>
          <table:table-cell office:value-type="float" office:value="37029421.8518518" calcext:value-type="float">
            <text:p>37,029,422</text:p>
          </table:table-cell>
          <table:table-cell office:value-type="float" office:value="35940740.7407407" calcext:value-type="float">
            <text:p>35,940,741</text:p>
          </table:table-cell>
          <table:table-cell office:value-type="float" office:value="35933333.3333333" calcext:value-type="float">
            <text:p>35,933,333</text:p>
          </table:table-cell>
          <table:table-cell office:value-type="float" office:value="39833333.3333333" calcext:value-type="float">
            <text:p>39,833,333</text:p>
          </table:table-cell>
          <table:table-cell office:value-type="float" office:value="41300000" calcext:value-type="float">
            <text:p>41,300,000</text:p>
          </table:table-cell>
          <table:table-cell office:value-type="float" office:value="44088888.8888889" calcext:value-type="float">
            <text:p>44,088,889</text:p>
          </table:table-cell>
          <table:table-cell office:value-type="float" office:value="48874074.0740741" calcext:value-type="float">
            <text:p>48,874,074</text:p>
          </table:table-cell>
          <table:table-cell office:value-type="float" office:value="51607407.4074074" calcext:value-type="float">
            <text:p>51,607,407</text:p>
          </table:table-cell>
          <table:table-cell office:value-type="float" office:value="54070370.3703704" calcext:value-type="float">
            <text:p>54,070,370</text:p>
          </table:table-cell>
          <table:table-cell office:value-type="float" office:value="57403703.7037037" calcext:value-type="float">
            <text:p>57,403,704</text:p>
          </table:table-cell>
          <table:table-cell office:value-type="float" office:value="59403703.7037037" calcext:value-type="float">
            <text:p>59,403,704</text:p>
          </table:table-cell>
          <table:table-cell office:value-type="float" office:value="55511111.1111111" calcext:value-type="float">
            <text:p>55,511,111</text:p>
          </table:table-cell>
          <table:table-cell office:value-type="float" office:value="63700000" calcext:value-type="float">
            <text:p>63,700,000</text:p>
          </table:table-cell>
          <table:table-cell office:value-type="float" office:value="62529629.6296296" calcext:value-type="float">
            <text:p>62,529,630</text:p>
          </table:table-cell>
          <table:table-cell office:value-type="float" office:value="59485185.1851852" calcext:value-type="float">
            <text:p>59,485,185</text:p>
          </table:table-cell>
          <table:table-cell office:value-type="float" office:value="58985185.1851852" calcext:value-type="float">
            <text:p>58,985,185</text:p>
          </table:table-cell>
          <table:table-cell office:value-type="float" office:value="59211111.1111111" calcext:value-type="float">
            <text:p>59,211,111</text:p>
          </table:table-cell>
          <table:table-cell office:value-type="float" office:value="62051375.1851852" calcext:value-type="float">
            <text:p>62,051,3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644867410.10052" calcext:value-type="float">
            <text:p>4,644,867,410</text:p>
          </table:table-cell>
          <table:table-cell office:value-type="float" office:value="4970747249.56379" calcext:value-type="float">
            <text:p>4,970,747,250</text:p>
          </table:table-cell>
          <table:table-cell office:value-type="float" office:value="5969547338.88954" calcext:value-type="float">
            <text:p>5,969,547,339</text:p>
          </table:table-cell>
          <table:table-cell office:value-type="float" office:value="7327133333.34535" calcext:value-type="float">
            <text:p>7,327,133,333</text:p>
          </table:table-cell>
          <table:table-cell office:value-type="float" office:value="9011698025.52654" calcext:value-type="float">
            <text:p>9,011,698,026</text:p>
          </table:table-cell>
          <table:table-cell office:value-type="float" office:value="10548745501.016" calcext:value-type="float">
            <text:p>10,548,745,501</text:p>
          </table:table-cell>
          <table:table-cell office:value-type="float" office:value="11253900173.2179" calcext:value-type="float">
            <text:p>11,253,900,173</text:p>
          </table:table-cell>
          <table:table-cell office:value-type="float" office:value="12973193373.1435" calcext:value-type="float">
            <text:p>12,973,193,373</text:p>
          </table:table-cell>
          <table:table-cell office:value-type="float" office:value="15540255107.1546" calcext:value-type="float">
            <text:p>15,540,255,107</text:p>
          </table:table-cell>
          <table:table-cell office:value-type="float" office:value="18681228371.7726" calcext:value-type="float">
            <text:p>18,681,228,372</text:p>
          </table:table-cell>
          <table:table-cell office:value-type="float" office:value="22097089255.4081" calcext:value-type="float">
            <text:p>22,097,089,255</text:p>
          </table:table-cell>
          <table:table-cell office:value-type="float" office:value="17939504560.6162" calcext:value-type="float">
            <text:p>17,939,504,561</text:p>
          </table:table-cell>
          <table:table-cell office:value-type="float" office:value="18109357740.7538" calcext:value-type="float">
            <text:p>18,109,357,741</text:p>
          </table:table-cell>
          <table:table-cell office:value-type="float" office:value="16368176855.0394" calcext:value-type="float">
            <text:p>16,368,176,855</text:p>
          </table:table-cell>
          <table:table-cell office:value-type="float" office:value="14970417672.8638" calcext:value-type="float">
            <text:p>14,970,417,673</text:p>
          </table:table-cell>
          <table:table-cell office:value-type="float" office:value="15111218362.589" calcext:value-type="float">
            <text:p>15,111,218,363</text:p>
          </table:table-cell>
          <table:table-cell office:value-type="float" office:value="19896939570.4083" calcext:value-type="float">
            <text:p>19,896,939,570</text:p>
          </table:table-cell>
          <table:table-cell office:value-type="float" office:value="21958663936.5491" calcext:value-type="float">
            <text:p>21,958,663,937</text:p>
          </table:table-cell>
          <table:table-cell office:value-type="float" office:value="25922784141.3545" calcext:value-type="float">
            <text:p>25,922,784,141</text:p>
          </table:table-cell>
          <table:table-cell office:value-type="float" office:value="26824568710.4523" calcext:value-type="float">
            <text:p>26,824,568,710</text:p>
          </table:table-cell>
          <table:table-cell office:value-type="float" office:value="30319697279.7981" calcext:value-type="float">
            <text:p>30,319,697,280</text:p>
          </table:table-cell>
          <table:table-cell office:value-type="float" office:value="32682604987.3945" calcext:value-type="float">
            <text:p>32,682,604,987</text:p>
          </table:table-cell>
          <table:table-cell office:value-type="float" office:value="33403918960.2799" calcext:value-type="float">
            <text:p>33,403,918,960</text:p>
          </table:table-cell>
          <table:table-cell office:value-type="float" office:value="31467877344.5167" calcext:value-type="float">
            <text:p>31,467,877,345</text:p>
          </table:table-cell>
          <table:table-cell office:value-type="float" office:value="35636256682.077" calcext:value-type="float">
            <text:p>35,636,256,682</text:p>
          </table:table-cell>
          <table:table-cell office:value-type="float" office:value="38727702380.0767" calcext:value-type="float">
            <text:p>38,727,702,380</text:p>
          </table:table-cell>
          <table:table-cell office:value-type="float" office:value="43017354444.0695" calcext:value-type="float">
            <text:p>43,017,354,444</text:p>
          </table:table-cell>
          <table:table-cell office:value-type="float" office:value="39231483632.4564" calcext:value-type="float">
            <text:p>39,231,483,632</text:p>
          </table:table-cell>
          <table:table-cell office:value-type="float" office:value="42052867951.8683" calcext:value-type="float">
            <text:p>42,052,867,952</text:p>
          </table:table-cell>
          <table:table-cell office:value-type="float" office:value="41750594417.6363" calcext:value-type="float">
            <text:p>41,750,594,418</text:p>
          </table:table-cell>
          <table:table-cell office:value-type="float" office:value="38900804385.5006" calcext:value-type="float">
            <text:p>38,900,804,386</text:p>
          </table:table-cell>
          <table:table-cell office:value-type="float" office:value="39639357708.214" calcext:value-type="float">
            <text:p>39,639,357,708</text:p>
          </table:table-cell>
          <table:table-cell office:value-type="float" office:value="42468910881.1845" calcext:value-type="float">
            <text:p>42,468,910,881</text:p>
          </table:table-cell>
          <table:table-cell office:value-type="float" office:value="52351222749.8725" calcext:value-type="float">
            <text:p>52,351,222,750</text:p>
          </table:table-cell>
          <table:table-cell office:value-type="float" office:value="59838117182.4591" calcext:value-type="float">
            <text:p>59,838,117,182</text:p>
          </table:table-cell>
          <table:table-cell office:value-type="float" office:value="62544742027.5033" calcext:value-type="float">
            <text:p>62,544,742,028</text:p>
          </table:table-cell>
          <table:table-cell office:value-type="float" office:value="68971576353.3213" calcext:value-type="float">
            <text:p>68,971,576,353</text:p>
          </table:table-cell>
          <table:table-cell office:value-type="float" office:value="79040973267.6893" calcext:value-type="float">
            <text:p>79,040,973,268</text:p>
          </table:table-cell>
          <table:table-cell office:value-type="float" office:value="92506959385.5742" calcext:value-type="float">
            <text:p>92,506,959,386</text:p>
          </table:table-cell>
          <table:table-cell office:value-type="float" office:value="92897320375.8176" calcext:value-type="float">
            <text:p>92,897,320,376</text:p>
          </table:table-cell>
          <table:table-cell office:value-type="float" office:value="93217221947.0183" calcext:value-type="float">
            <text:p>93,217,221,947</text:p>
          </table:table-cell>
          <table:table-cell office:value-type="float" office:value="101370787558.522" calcext:value-type="float">
            <text:p>101,370,787,559</text:p>
          </table:table-cell>
          <table:table-cell office:value-type="float" office:value="98265835438.4038" calcext:value-type="float">
            <text:p>98,265,835,438</text:p>
          </table:table-cell>
          <table:table-cell office:value-type="float" office:value="106825600094.157" calcext:value-type="float">
            <text:p>106,825,600,094</text:p>
          </table:table-cell>
          <table:table-cell office:value-type="float" office:value="110080768153.408" calcext:value-type="float">
            <text:p>110,080,768,153</text:p>
          </table:table-cell>
          <table:table-cell office:value-type="float" office:value="101186579146.712" calcext:value-type="float">
            <text:p>101,186,579,147</text:p>
          </table:table-cell>
          <table:table-cell office:value-type="float" office:value="103606574896.144" calcext:value-type="float">
            <text:p>103,606,574,89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617378118.12175" calcext:value-type="float">
            <text:p>3,617,378,118</text:p>
          </table:table-cell>
          <table:table-cell office:value-type="float" office:value="4027241958.53242" calcext:value-type="float">
            <text:p>4,027,241,959</text:p>
          </table:table-cell>
          <table:table-cell office:value-type="float" office:value="4508687257.64465" calcext:value-type="float">
            <text:p>4,508,687,258</text:p>
          </table:table-cell>
          <table:table-cell office:value-type="float" office:value="5309116710.11798" calcext:value-type="float">
            <text:p>5,309,116,710</text:p>
          </table:table-cell>
          <table:table-cell office:value-type="float" office:value="5552002624.04681" calcext:value-type="float">
            <text:p>5,552,002,624</text:p>
          </table:table-cell>
          <table:table-cell office:value-type="float" office:value="5748328614.56197" calcext:value-type="float">
            <text:p>5,748,328,615</text:p>
          </table:table-cell>
          <table:table-cell office:value-type="float" office:value="5234702563.05906" calcext:value-type="float">
            <text:p>5,234,702,563</text:p>
          </table:table-cell>
          <table:table-cell office:value-type="float" office:value="5298534560.04351" calcext:value-type="float">
            <text:p>5,298,534,560</text:p>
          </table:table-cell>
          <table:table-cell office:value-type="float" office:value="5536694033.33333" calcext:value-type="float">
            <text:p>5,536,694,033</text:p>
          </table:table-cell>
          <table:table-cell office:value-type="float" office:value="5821085200" calcext:value-type="float">
            <text:p>5,821,085,200</text:p>
          </table:table-cell>
          <table:table-cell office:value-type="float" office:value="5730110138.03906" calcext:value-type="float">
            <text:p>5,730,110,138</text:p>
          </table:table-cell>
          <table:table-cell office:value-type="float" office:value="5521375776.17788" calcext:value-type="float">
            <text:p>5,521,375,776</text:p>
          </table:table-cell>
          <table:table-cell office:value-type="float" office:value="5797762839.30924" calcext:value-type="float">
            <text:p>5,797,762,839</text:p>
          </table:table-cell>
          <table:table-cell office:value-type="float" office:value="5390290377.43675" calcext:value-type="float">
            <text:p>5,390,290,377</text:p>
          </table:table-cell>
          <table:table-cell office:value-type="float" office:value="6112793303.92117" calcext:value-type="float">
            <text:p>6,112,793,304</text:p>
          </table:table-cell>
          <table:table-cell office:value-type="float" office:value="5751673109.50858" calcext:value-type="float">
            <text:p>5,751,673,110</text:p>
          </table:table-cell>
          <table:table-cell office:value-type="float" office:value="5962321322.71748" calcext:value-type="float">
            <text:p>5,962,321,323</text:p>
          </table:table-cell>
          <table:table-cell office:value-type="float" office:value="3487663792.59196" calcext:value-type="float">
            <text:p>3,487,663,793</text:p>
          </table:table-cell>
          <table:table-cell office:value-type="float" office:value="2971616539.8295" calcext:value-type="float">
            <text:p>2,971,616,540</text:p>
          </table:table-cell>
          <table:table-cell office:value-type="float" office:value="3211251157.03438" calcext:value-type="float">
            <text:p>3,211,251,157</text:p>
          </table:table-cell>
          <table:table-cell office:value-type="float" office:value="3525152607.0435" calcext:value-type="float">
            <text:p>3,525,152,607</text:p>
          </table:table-cell>
          <table:table-cell office:value-type="float" office:value="3263851388.75576" calcext:value-type="float">
            <text:p>3,263,851,389</text:p>
          </table:table-cell>
          <table:table-cell office:value-type="float" office:value="2336659927.2484" calcext:value-type="float">
            <text:p>2,336,659,927</text:p>
          </table:table-cell>
          <table:table-cell office:value-type="float" office:value="2442346659.77212" calcext:value-type="float">
            <text:p>2,442,346,660</text:p>
          </table:table-cell>
          <table:table-cell office:value-type="float" office:value="2509503542.63262" calcext:value-type="float">
            <text:p>2,509,503,543</text:p>
          </table:table-cell>
          <table:table-cell office:value-type="float" office:value="2571789146.71444" calcext:value-type="float">
            <text:p>2,571,789,147</text:p>
          </table:table-cell>
          <table:table-cell office:value-type="float" office:value="3523843232.05313" calcext:value-type="float">
            <text:p>3,523,843,232</text:p>
          </table:table-cell>
          <table:table-cell office:value-type="float" office:value="4227297788.46834" calcext:value-type="float">
            <text:p>4,227,297,788</text:p>
          </table:table-cell>
          <table:table-cell office:value-type="float" office:value="4873268855.72125" calcext:value-type="float">
            <text:p>4,873,268,856</text:p>
          </table:table-cell>
          <table:table-cell office:value-type="float" office:value="5302546708.28057" calcext:value-type="float">
            <text:p>5,302,546,708</text:p>
          </table:table-cell>
          <table:table-cell office:value-type="float" office:value="5016471386.56028" calcext:value-type="float">
            <text:p>5,016,471,387</text:p>
          </table:table-cell>
          <table:table-cell office:value-type="float" office:value="4766935407.90672" calcext:value-type="float">
            <text:p>4,766,935,408</text:p>
          </table:table-cell>
          <table:table-cell office:value-type="float" office:value="5031540298.39568" calcext:value-type="float">
            <text:p>5,031,540,298</text:p>
          </table:table-cell>
          <table:table-cell office:value-type="float" office:value="5597370734.98143" calcext:value-type="float">
            <text:p>5,597,370,735</text:p>
          </table:table-cell>
          <table:table-cell office:value-type="float" office:value="6831810233.11612" calcext:value-type="float">
            <text:p>6,831,810,233</text:p>
          </table:table-cell>
          <table:table-cell office:value-type="float" office:value="7723797855.68384" calcext:value-type="float">
            <text:p>7,723,797,856</text:p>
          </table:table-cell>
          <table:table-cell office:value-type="float" office:value="8312068728.90218" calcext:value-type="float">
            <text:p>8,312,068,729</text:p>
          </table:table-cell>
          <table:table-cell office:value-type="float" office:value="9366672385.55288" calcext:value-type="float">
            <text:p>9,366,672,386</text:p>
          </table:table-cell>
          <table:table-cell office:value-type="float" office:value="11494784419.6263" calcext:value-type="float">
            <text:p>11,494,784,420</text:p>
          </table:table-cell>
          <table:table-cell office:value-type="float" office:value="10911644971.8056" calcext:value-type="float">
            <text:p>10,911,644,972</text:p>
          </table:table-cell>
          <table:table-cell office:value-type="float" office:value="10154250870.0235" calcext:value-type="float">
            <text:p>10,154,250,870</text:p>
          </table:table-cell>
          <table:table-cell office:value-type="float" office:value="13131166690.515" calcext:value-type="float">
            <text:p>13,131,166,691</text:p>
          </table:table-cell>
          <table:table-cell office:value-type="float" office:value="15265301381.5643" calcext:value-type="float">
            <text:p>15,265,301,382</text:p>
          </table:table-cell>
          <table:table-cell office:value-type="float" office:value="16018856301.6875" calcext:value-type="float">
            <text:p>16,018,856,302</text:p>
          </table:table-cell>
          <table:table-cell office:value-type="float" office:value="16961133699.3601" calcext:value-type="float">
            <text:p>16,961,133,699</text:p>
          </table:table-cell>
          <table:table-cell office:value-type="float" office:value="14798449096.2072" calcext:value-type="float">
            <text:p>14,798,449,096</text:p>
          </table:table-cell>
          <table:table-cell office:value-type="float" office:value="10930131567.8309" calcext:value-type="float">
            <text:p>10,930,131,5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692443371.94634" calcext:value-type="float">
            <text:p>2,692,443,372</text:p>
          </table:table-cell>
          <table:table-cell office:value-type="float" office:value="2757344819.19836" calcext:value-type="float">
            <text:p>2,757,344,819</text:p>
          </table:table-cell>
          <table:table-cell office:value-type="float" office:value="2553790983.24657" calcext:value-type="float">
            <text:p>2,553,790,983</text:p>
          </table:table-cell>
          <table:table-cell office:value-type="float" office:value="3320928825.08799" calcext:value-type="float">
            <text:p>3,320,928,825</text:p>
          </table:table-cell>
          <table:table-cell office:value-type="float" office:value="3979030640.73112" calcext:value-type="float">
            <text:p>3,979,030,641</text:p>
          </table:table-cell>
          <table:table-cell office:value-type="float" office:value="3680146766.15851" calcext:value-type="float">
            <text:p>3,680,146,766</text:p>
          </table:table-cell>
          <table:table-cell office:value-type="float" office:value="4089484413.60735" calcext:value-type="float">
            <text:p>4,089,484,414</text:p>
          </table:table-cell>
          <table:table-cell office:value-type="float" office:value="4190695527.2754" calcext:value-type="float">
            <text:p>4,190,695,527</text:p>
          </table:table-cell>
          <table:table-cell office:value-type="float" office:value="4677692288.09247" calcext:value-type="float">
            <text:p>4,677,692,288</text:p>
          </table:table-cell>
          <table:table-cell office:value-type="float" office:value="5365087985.02192" calcext:value-type="float">
            <text:p>5,365,087,985</text:p>
          </table:table-cell>
          <table:table-cell office:value-type="float" office:value="5905225822.72725" calcext:value-type="float">
            <text:p>5,905,225,823</text:p>
          </table:table-cell>
          <table:table-cell office:value-type="float" office:value="5938674077.5296" calcext:value-type="float">
            <text:p>5,938,674,078</text:p>
          </table:table-cell>
          <table:table-cell office:value-type="float" office:value="6072235506.08395" calcext:value-type="float">
            <text:p>6,072,235,506</text:p>
          </table:table-cell>
          <table:table-cell office:value-type="float" office:value="6258892315.18997" calcext:value-type="float">
            <text:p>6,258,892,315</text:p>
          </table:table-cell>
          <table:table-cell office:value-type="float" office:value="6454963735.75454" calcext:value-type="float">
            <text:p>6,454,963,736</text:p>
          </table:table-cell>
          <table:table-cell office:value-type="float" office:value="6606524009.72923" calcext:value-type="float">
            <text:p>6,606,524,010</text:p>
          </table:table-cell>
          <table:table-cell office:value-type="float" office:value="5001326858.12169" calcext:value-type="float">
            <text:p>5,001,326,858</text:p>
          </table:table-cell>
          <table:table-cell office:value-type="float" office:value="4923533463.47969" calcext:value-type="float">
            <text:p>4,923,533,463</text:p>
          </table:table-cell>
          <table:table-cell office:value-type="float" office:value="4517397459.58351" calcext:value-type="float">
            <text:p>4,517,397,460</text:p>
          </table:table-cell>
          <table:table-cell office:value-type="float" office:value="4866473187.07443" calcext:value-type="float">
            <text:p>4,866,473,187</text:p>
          </table:table-cell>
          <table:table-cell office:value-type="float" office:value="5188687548.31516" calcext:value-type="float">
            <text:p>5,188,687,548</text:p>
          </table:table-cell>
          <table:table-cell office:value-type="float" office:value="5326388898.53027" calcext:value-type="float">
            <text:p>5,326,388,899</text:p>
          </table:table-cell>
          <table:table-cell office:value-type="float" office:value="5974167375.10237" calcext:value-type="float">
            <text:p>5,974,167,375</text:p>
          </table:table-cell>
          <table:table-cell office:value-type="float" office:value="6485731083.02961" calcext:value-type="float">
            <text:p>6,485,731,083</text:p>
          </table:table-cell>
          <table:table-cell office:value-type="float" office:value="7119123354.82774" calcext:value-type="float">
            <text:p>7,119,123,355</text:p>
          </table:table-cell>
          <table:table-cell office:value-type="float" office:value="7764202183.05826" calcext:value-type="float">
            <text:p>7,764,202,183</text:p>
          </table:table-cell>
          <table:table-cell office:value-type="float" office:value="8415299517.07248" calcext:value-type="float">
            <text:p>8,415,299,517</text:p>
          </table:table-cell>
          <table:table-cell office:value-type="float" office:value="9043065554.61977" calcext:value-type="float">
            <text:p>9,043,065,555</text:p>
          </table:table-cell>
          <table:table-cell office:value-type="float" office:value="5925855360.43971" calcext:value-type="float">
            <text:p>5,925,855,360</text:p>
          </table:table-cell>
          <table:table-cell office:value-type="float" office:value="6575623035.90557" calcext:value-type="float">
            <text:p>6,575,623,036</text:p>
          </table:table-cell>
          <table:table-cell office:value-type="float" office:value="7275325970.78732" calcext:value-type="float">
            <text:p>7,275,325,971</text:p>
          </table:table-cell>
          <table:table-cell office:value-type="float" office:value="7633917594.21686" calcext:value-type="float">
            <text:p>7,633,917,594</text:p>
          </table:table-cell>
          <table:table-cell office:value-type="float" office:value="10369133640.553" calcext:value-type="float">
            <text:p>10,369,133,641</text:p>
          </table:table-cell>
          <table:table-cell office:value-type="float" office:value="9924908038.58521" calcext:value-type="float">
            <text:p>9,924,908,039</text:p>
          </table:table-cell>
          <table:table-cell office:value-type="float" office:value="10253849223.5294" calcext:value-type="float">
            <text:p>10,253,849,224</text:p>
          </table:table-cell>
          <table:table-cell office:value-type="float" office:value="11930828613.0442" calcext:value-type="float">
            <text:p>11,930,828,613</text:p>
          </table:table-cell>
          <table:table-cell office:value-type="float" office:value="13851581917.8082" calcext:value-type="float">
            <text:p>13,851,581,918</text:p>
          </table:table-cell>
          <table:table-cell office:value-type="float" office:value="18232525294.6155" calcext:value-type="float">
            <text:p>18,232,525,295</text:p>
          </table:table-cell>
          <table:table-cell office:value-type="float" office:value="25864444149.5244" calcext:value-type="float">
            <text:p>25,864,444,150</text:p>
          </table:table-cell>
          <table:table-cell office:value-type="float" office:value="32934812583.5054" calcext:value-type="float">
            <text:p>32,934,812,584</text:p>
          </table:table-cell>
          <table:table-cell office:value-type="float" office:value="41444923052.8784" calcext:value-type="float">
            <text:p>41,444,923,053</text:p>
          </table:table-cell>
          <table:table-cell office:value-type="float" office:value="57888477654.8534" calcext:value-type="float">
            <text:p>57,888,477,655</text:p>
          </table:table-cell>
          <table:table-cell office:value-type="float" office:value="61013748262.0836" calcext:value-type="float">
            <text:p>61,013,748,262</text:p>
          </table:table-cell>
          <table:table-cell office:value-type="float" office:value="62139526379.5963" calcext:value-type="float">
            <text:p>62,139,526,380</text:p>
          </table:table-cell>
          <table:table-cell office:value-type="float" office:value="66299763433.4972" calcext:value-type="float">
            <text:p>66,299,763,433</text:p>
          </table:table-cell>
          <table:table-cell office:value-type="float" office:value="62543490877.5575" calcext:value-type="float">
            <text:p>62,543,490,878</text:p>
          </table:table-cell>
          <table:table-cell office:value-type="float" office:value="65697616067.9647" calcext:value-type="float">
            <text:p>65,697,616,06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05128249.083921" calcext:value-type="float">
            <text:p>605,128,249</text:p>
          </table:table-cell>
          <table:table-cell office:value-type="float" office:value="676103456.465344" calcext:value-type="float">
            <text:p>676,103,456</text:p>
          </table:table-cell>
          <table:table-cell office:value-type="float" office:value="677273580.427351" calcext:value-type="float">
            <text:p>677,273,580</text:p>
          </table:table-cell>
          <table:table-cell office:value-type="float" office:value="858521041.041464" calcext:value-type="float">
            <text:p>858,521,041</text:p>
          </table:table-cell>
          <table:table-cell office:value-type="float" office:value="1048790564.29512" calcext:value-type="float">
            <text:p>1,048,790,564</text:p>
          </table:table-cell>
          <table:table-cell office:value-type="float" office:value="1118543627.26532" calcext:value-type="float">
            <text:p>1,118,543,627</text:p>
          </table:table-cell>
          <table:table-cell office:value-type="float" office:value="1073800790.91626" calcext:value-type="float">
            <text:p>1,073,800,791</text:p>
          </table:table-cell>
          <table:table-cell office:value-type="float" office:value="1193853053.61187" calcext:value-type="float">
            <text:p>1,193,853,054</text:p>
          </table:table-cell>
          <table:table-cell office:value-type="float" office:value="1375598839.55383" calcext:value-type="float">
            <text:p>1,375,598,840</text:p>
          </table:table-cell>
          <table:table-cell office:value-type="float" office:value="1699547925.09307" calcext:value-type="float">
            <text:p>1,699,547,925</text:p>
          </table:table-cell>
          <table:table-cell office:value-type="float" office:value="2421991155.13075" calcext:value-type="float">
            <text:p>2,421,991,155</text:p>
          </table:table-cell>
          <table:table-cell office:value-type="float" office:value="2246811296.3182" calcext:value-type="float">
            <text:p>2,246,811,296</text:p>
          </table:table-cell>
          <table:table-cell office:value-type="float" office:value="2116038517.76185" calcext:value-type="float">
            <text:p>2,116,038,518</text:p>
          </table:table-cell>
          <table:table-cell office:value-type="float" office:value="2293990996.83466" calcext:value-type="float">
            <text:p>2,293,990,997</text:p>
          </table:table-cell>
          <table:table-cell office:value-type="float" office:value="1947997596.03668" calcext:value-type="float">
            <text:p>1,947,997,596</text:p>
          </table:table-cell>
          <table:table-cell office:value-type="float" office:value="1605929720.54552" calcext:value-type="float">
            <text:p>1,605,929,721</text:p>
          </table:table-cell>
          <table:table-cell office:value-type="float" office:value="1806198030.27597" calcext:value-type="float">
            <text:p>1,806,198,030</text:p>
          </table:table-cell>
          <table:table-cell office:value-type="float" office:value="2296341239.33793" calcext:value-type="float">
            <text:p>2,296,341,239</text:p>
          </table:table-cell>
          <table:table-cell office:value-type="float" office:value="2491447951.20229" calcext:value-type="float">
            <text:p>2,491,447,951</text:p>
          </table:table-cell>
          <table:table-cell office:value-type="float" office:value="2531541669.53428" calcext:value-type="float">
            <text:p>2,531,541,670</text:p>
          </table:table-cell>
          <table:table-cell office:value-type="float" office:value="2785742086.61791" calcext:value-type="float">
            <text:p>2,785,742,087</text:p>
          </table:table-cell>
          <table:table-cell office:value-type="float" office:value="2992634214.85778" calcext:value-type="float">
            <text:p>2,992,634,215</text:p>
          </table:table-cell>
          <table:table-cell office:value-type="float" office:value="3424716523.20568" calcext:value-type="float">
            <text:p>3,424,716,523</text:p>
          </table:table-cell>
          <table:table-cell office:value-type="float" office:value="3218434947.43911" calcext:value-type="float">
            <text:p>3,218,434,947</text:p>
          </table:table-cell>
          <table:table-cell office:value-type="float" office:value="3636647709.55264" calcext:value-type="float">
            <text:p>3,636,647,710</text:p>
          </table:table-cell>
          <table:table-cell office:value-type="float" office:value="3942494498.75037" calcext:value-type="float">
            <text:p>3,942,494,499</text:p>
          </table:table-cell>
          <table:table-cell office:value-type="float" office:value="3945295662.30858" calcext:value-type="float">
            <text:p>3,945,295,662</text:p>
          </table:table-cell>
          <table:table-cell office:value-type="float" office:value="4102682851.02198" calcext:value-type="float">
            <text:p>4,102,682,851</text:p>
          </table:table-cell>
          <table:table-cell office:value-type="float" office:value="3826538597.01194" calcext:value-type="float">
            <text:p>3,826,538,597</text:p>
          </table:table-cell>
          <table:table-cell office:value-type="float" office:value="3818964345.84425" calcext:value-type="float">
            <text:p>3,818,964,346</text:p>
          </table:table-cell>
          <table:table-cell office:value-type="float" office:value="3833978053.63581" calcext:value-type="float">
            <text:p>3,833,978,054</text:p>
          </table:table-cell>
          <table:table-cell office:value-type="float" office:value="3476460182.61319" calcext:value-type="float">
            <text:p>3,476,460,183</text:p>
          </table:table-cell>
          <table:table-cell office:value-type="float" office:value="3275655390.16211" calcext:value-type="float">
            <text:p>3,275,655,390</text:p>
          </table:table-cell>
          <table:table-cell office:value-type="float" office:value="4811962750.6486" calcext:value-type="float">
            <text:p>4,811,962,751</text:p>
          </table:table-cell>
          <table:table-cell office:value-type="float" office:value="6480449278.9711" calcext:value-type="float">
            <text:p>6,480,449,279</text:p>
          </table:table-cell>
          <table:table-cell office:value-type="float" office:value="7121360216.71052" calcext:value-type="float">
            <text:p>7,121,360,217</text:p>
          </table:table-cell>
          <table:table-cell office:value-type="float" office:value="7834986735.70388" calcext:value-type="float">
            <text:p>7,834,986,736</text:p>
          </table:table-cell>
          <table:table-cell office:value-type="float" office:value="8740909017.63074" calcext:value-type="float">
            <text:p>8,740,909,018</text:p>
          </table:table-cell>
          <table:table-cell office:value-type="float" office:value="8486697951.51404" calcext:value-type="float">
            <text:p>8,486,697,952</text:p>
          </table:table-cell>
          <table:table-cell office:value-type="float" office:value="8876218195.12391" calcext:value-type="float">
            <text:p>8,876,218,195</text:p>
          </table:table-cell>
          <table:table-cell office:value-type="float" office:value="11282158756.1857" calcext:value-type="float">
            <text:p>11,282,158,756</text:p>
          </table:table-cell>
          <table:table-cell office:value-type="float" office:value="12409574913.3708" calcext:value-type="float">
            <text:p>12,409,574,913</text:p>
          </table:table-cell>
          <table:table-cell office:value-type="float" office:value="13016201763.2876" calcext:value-type="float">
            <text:p>13,016,201,763</text:p>
          </table:table-cell>
          <table:table-cell office:value-type="float" office:value="12717848403.339" calcext:value-type="float">
            <text:p>12,717,848,403</text:p>
          </table:table-cell>
          <table:table-cell office:value-type="float" office:value="12786130921.9232" calcext:value-type="float">
            <text:p>12,786,130,922</text:p>
          </table:table-cell>
          <table:table-cell office:value-type="float" office:value="11571112427.8406" calcext:value-type="float">
            <text:p>11,571,112,428</text:p>
          </table:table-cell>
          <table:table-cell office:value-type="float" office:value="10947277245.6845" calcext:value-type="float">
            <text:p>10,947,277,24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5348249.4975617" calcext:value-type="float">
            <text:p>15,348,249</text:p>
          </table:table-cell>
          <table:table-cell office:value-type="float" office:value="16836296.8017058" calcext:value-type="float">
            <text:p>16,836,297</text:p>
          </table:table-cell>
          <table:table-cell office:value-type="float" office:value="19837442.2748754" calcext:value-type="float">
            <text:p>19,837,442</text:p>
          </table:table-cell>
          <table:table-cell office:value-type="float" office:value="25687471.5800337" calcext:value-type="float">
            <text:p>25,687,472</text:p>
          </table:table-cell>
          <table:table-cell office:value-type="float" office:value="33416569.0791457" calcext:value-type="float">
            <text:p>33,416,569</text:p>
          </table:table-cell>
          <table:table-cell office:value-type="float" office:value="33584875.7674607" calcext:value-type="float">
            <text:p>33,584,876</text:p>
          </table:table-cell>
          <table:table-cell office:value-type="float" office:value="34116149.394469" calcext:value-type="float">
            <text:p>34,116,149</text:p>
          </table:table-cell>
          <table:table-cell office:value-type="float" office:value="34151781.1483955" calcext:value-type="float">
            <text:p>34,151,781</text:p>
          </table:table-cell>
          <table:table-cell office:value-type="float" office:value="37011986.1227498" calcext:value-type="float">
            <text:p>37,011,986</text:p>
          </table:table-cell>
          <table:table-cell office:value-type="float" office:value="38188129.3396259" calcext:value-type="float">
            <text:p>38,188,129</text:p>
          </table:table-cell>
          <table:table-cell office:value-type="float" office:value="41906869.9278905" calcext:value-type="float">
            <text:p>41,906,870</text:p>
          </table:table-cell>
          <table:table-cell office:value-type="float" office:value="44687771.027381" calcext:value-type="float">
            <text:p>44,687,771</text:p>
          </table:table-cell>
          <table:table-cell office:value-type="float" office:value="42460540.7842848" calcext:value-type="float">
            <text:p>42,460,541</text:p>
          </table:table-cell>
          <table:table-cell office:value-type="float" office:value="40728537.0323288" calcext:value-type="float">
            <text:p>40,728,537</text:p>
          </table:table-cell>
          <table:table-cell office:value-type="float" office:value="40088938.708856" calcext:value-type="float">
            <text:p>40,088,939</text:p>
          </table:table-cell>
          <table:table-cell office:value-type="float" office:value="33043153.3153769" calcext:value-type="float">
            <text:p>33,043,153</text:p>
          </table:table-cell>
          <table:table-cell office:value-type="float" office:value="33338726.777257" calcext:value-type="float">
            <text:p>33,338,727</text:p>
          </table:table-cell>
          <table:table-cell office:value-type="float" office:value="37080009.5226092" calcext:value-type="float">
            <text:p>37,080,010</text:p>
          </table:table-cell>
          <table:table-cell office:value-type="float" office:value="43082269.6937932" calcext:value-type="float">
            <text:p>43,082,270</text:p>
          </table:table-cell>
          <table:table-cell office:value-type="float" office:value="45583798.786965" calcext:value-type="float">
            <text:p>45,583,799</text:p>
          </table:table-cell>
          <table:table-cell office:value-type="float" office:value="49240678.9187051" calcext:value-type="float">
            <text:p>49,240,679</text:p>
          </table:table-cell>
          <table:table-cell office:value-type="float" office:value="45542527.2329175" calcext:value-type="float">
            <text:p>45,542,527</text:p>
          </table:table-cell>
          <table:table-cell office:value-type="float" office:value="42651895.1907553" calcext:value-type="float">
            <text:p>42,651,895</text:p>
          </table:table-cell>
          <table:table-cell office:value-type="float" office:value="36808648.4060494" calcext:value-type="float">
            <text:p>36,808,648</text:p>
          </table:table-cell>
          <table:table-cell office:value-type="float" office:value="36687950.59529" calcext:value-type="float">
            <text:p>36,687,951</text:p>
          </table:table-cell>
          <table:table-cell office:value-type="float" office:value="34855302.5964905" calcext:value-type="float">
            <text:p>34,855,303</text:p>
          </table:table-cell>
          <table:table-cell office:value-type="float" office:value="33747505.6017988" calcext:value-type="float">
            <text:p>33,747,506</text:p>
          </table:table-cell>
          <table:table-cell office:value-type="float" office:value="30924694.5924683" calcext:value-type="float">
            <text:p>30,924,695</text:p>
          </table:table-cell>
          <table:table-cell office:value-type="float" office:value="23998442.0430595" calcext:value-type="float">
            <text:p>23,998,442</text:p>
          </table:table-cell>
          <table:table-cell office:value-type="float" office:value="24577401.8516726" calcext:value-type="float">
            <text:p>24,577,402</text:p>
          </table:table-cell>
          <table:table-cell office:value-type="float" office:value="21716446.4835114" calcext:value-type="float">
            <text:p>21,716,446</text:p>
          </table:table-cell>
          <table:table-cell office:value-type="float" office:value="19036854.2121113" calcext:value-type="float">
            <text:p>19,036,854</text:p>
          </table:table-cell>
          <table:table-cell office:value-type="float" office:value="19063036.4358722" calcext:value-type="float">
            <text:p>19,063,036</text:p>
          </table:table-cell>
          <table:table-cell office:value-type="float" office:value="24101092.5273078" calcext:value-type="float">
            <text:p>24,101,093</text:p>
          </table:table-cell>
          <table:table-cell office:value-type="float" office:value="27622673.979272" calcext:value-type="float">
            <text:p>27,622,674</text:p>
          </table:table-cell>
          <table:table-cell office:value-type="float" office:value="26293013.4761558" calcext:value-type="float">
            <text:p>26,293,013</text:p>
          </table:table-cell>
          <table:table-cell office:value-type="float" office:value="25392074.0969819" calcext:value-type="float">
            <text:p>25,392,074</text:p>
          </table:table-cell>
          <table:table-cell office:value-type="float" office:value="23111568.5450046" calcext:value-type="float">
            <text:p>23,111,569</text:p>
          </table:table-cell>
          <table:table-cell office:value-type="float" office:value="41545797.8182794" calcext:value-type="float">
            <text:p>41,545,798</text:p>
          </table:table-cell>
          <table:table-cell office:value-type="float" office:value="54243181.2327354" calcext:value-type="float">
            <text:p>54,243,181</text:p>
          </table:table-cell>
          <table:table-cell office:value-type="float" office:value="62494508.2354941" calcext:value-type="float">
            <text:p>62,494,508</text:p>
          </table:table-cell>
          <table:table-cell office:value-type="float" office:value="85878956.3868561" calcext:value-type="float">
            <text:p>85,878,956</text:p>
          </table:table-cell>
          <table:table-cell office:value-type="float" office:value="120602723.855614" calcext:value-type="float">
            <text:p>120,602,724</text:p>
          </table:table-cell>
          <table:table-cell office:value-type="float" office:value="101498366.261415" calcext:value-type="float">
            <text:p>101,498,366</text:p>
          </table:table-cell>
          <table:table-cell office:value-type="float" office:value="114102053.691162" calcext:value-type="float">
            <text:p>114,102,054</text:p>
          </table:table-cell>
          <table:table-cell office:value-type="float" office:value="89576186.0507406" calcext:value-type="float">
            <text:p>89,576,186</text:p>
          </table:table-cell>
          <table:table-cell office:value-type="float" office:value="103469823.746453" calcext:value-type="float">
            <text:p>103,469,8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40760767.3543" calcext:value-type="float">
            <text:p>1,040,760,767</text:p>
          </table:table-cell>
          <table:table-cell office:value-type="float" office:value="1060939329.98044" calcext:value-type="float">
            <text:p>1,060,939,330</text:p>
          </table:table-cell>
          <table:table-cell office:value-type="float" office:value="1230799316.54321" calcext:value-type="float">
            <text:p>1,230,799,317</text:p>
          </table:table-cell>
          <table:table-cell office:value-type="float" office:value="1144162553.56772" calcext:value-type="float">
            <text:p>1,144,162,554</text:p>
          </table:table-cell>
          <table:table-cell office:value-type="float" office:value="1457682045.59258" calcext:value-type="float">
            <text:p>1,457,682,046</text:p>
          </table:table-cell>
          <table:table-cell office:value-type="float" office:value="1616818497.87303" calcext:value-type="float">
            <text:p>1,616,818,498</text:p>
          </table:table-cell>
          <table:table-cell office:value-type="float" office:value="1493848444.16" calcext:value-type="float">
            <text:p>1,493,848,444</text:p>
          </table:table-cell>
          <table:table-cell office:value-type="float" office:value="1484057785.2" calcext:value-type="float">
            <text:p>1,484,057,785</text:p>
          </table:table-cell>
          <table:table-cell office:value-type="float" office:value="1749146233.26865" calcext:value-type="float">
            <text:p>1,749,146,233</text:p>
          </table:table-cell>
          <table:table-cell office:value-type="float" office:value="1987385687.83333" calcext:value-type="float">
            <text:p>1,987,385,688</text:p>
          </table:table-cell>
          <table:table-cell office:value-type="float" office:value="2089013873.33333" calcext:value-type="float">
            <text:p>2,089,013,873</text:p>
          </table:table-cell>
          <table:table-cell office:value-type="float" office:value="2374579868.60965" calcext:value-type="float">
            <text:p>2,374,579,869</text:p>
          </table:table-cell>
          <table:table-cell office:value-type="float" office:value="2511868657.66225" calcext:value-type="float">
            <text:p>2,511,868,658</text:p>
          </table:table-cell>
          <table:table-cell office:value-type="float" office:value="2491862427.14657" calcext:value-type="float">
            <text:p>2,491,862,427</text:p>
          </table:table-cell>
          <table:table-cell office:value-type="float" office:value="2569210292.21508" calcext:value-type="float">
            <text:p>2,569,210,292</text:p>
          </table:table-cell>
          <table:table-cell office:value-type="float" office:value="2740969753.08157" calcext:value-type="float">
            <text:p>2,740,969,753</text:p>
          </table:table-cell>
          <table:table-cell office:value-type="float" office:value="2818322675.87921" calcext:value-type="float">
            <text:p>2,818,322,676</text:p>
          </table:table-cell>
          <table:table-cell office:value-type="float" office:value="3142208817.38533" calcext:value-type="float">
            <text:p>3,142,208,817</text:p>
          </table:table-cell>
          <table:table-cell office:value-type="float" office:value="3545091542.66453" calcext:value-type="float">
            <text:p>3,545,091,543</text:p>
          </table:table-cell>
          <table:table-cell office:value-type="float" office:value="3524780268.43128" calcext:value-type="float">
            <text:p>3,524,780,268</text:p>
          </table:table-cell>
          <table:table-cell office:value-type="float" office:value="3780186252.30542" calcext:value-type="float">
            <text:p>3,780,186,252</text:p>
          </table:table-cell>
          <table:table-cell office:value-type="float" office:value="3468572521.05758" calcext:value-type="float">
            <text:p>3,468,572,521</text:p>
          </table:table-cell>
          <table:table-cell office:value-type="float" office:value="3756770669.63188" calcext:value-type="float">
            <text:p>3,756,770,670</text:p>
          </table:table-cell>
          <table:table-cell office:value-type="float" office:value="3787172382.07577" calcext:value-type="float">
            <text:p>3,787,172,382</text:p>
          </table:table-cell>
          <table:table-cell office:value-type="float" office:value="4330701346.05615" calcext:value-type="float">
            <text:p>4,330,701,346</text:p>
          </table:table-cell>
          <table:table-cell office:value-type="float" office:value="4534418924.24408" calcext:value-type="float">
            <text:p>4,534,418,924</text:p>
          </table:table-cell>
          <table:table-cell office:value-type="float" office:value="4713497173.04233" calcext:value-type="float">
            <text:p>4,713,497,173</text:p>
          </table:table-cell>
          <table:table-cell office:value-type="float" office:value="5191233801.55557" calcext:value-type="float">
            <text:p>5,191,233,802</text:p>
          </table:table-cell>
          <table:table-cell office:value-type="float" office:value="4895254796.42058" calcext:value-type="float">
            <text:p>4,895,254,796</text:p>
          </table:table-cell>
          <table:table-cell office:value-type="float" office:value="5380887240.51713" calcext:value-type="float">
            <text:p>5,380,887,241</text:p>
          </table:table-cell>
          <table:table-cell office:value-type="float" office:value="5730380115.03934" calcext:value-type="float">
            <text:p>5,730,380,115</text:p>
          </table:table-cell>
          <table:table-cell office:value-type="float" office:value="5890906179.84837" calcext:value-type="float">
            <text:p>5,890,906,180</text:p>
          </table:table-cell>
          <table:table-cell office:value-type="float" office:value="5899626934.4555" calcext:value-type="float">
            <text:p>5,899,626,934</text:p>
          </table:table-cell>
          <table:table-cell office:value-type="float" office:value="6464691914.34796" calcext:value-type="float">
            <text:p>6,464,691,914</text:p>
          </table:table-cell>
          <table:table-cell office:value-type="float" office:value="7285500155.89031" calcext:value-type="float">
            <text:p>7,285,500,156</text:p>
          </table:table-cell>
          <table:table-cell office:value-type="float" office:value="8258829299.05069" calcext:value-type="float">
            <text:p>8,258,829,299</text:p>
          </table:table-cell>
          <table:table-cell office:value-type="float" office:value="8990152614.47151" calcext:value-type="float">
            <text:p>8,990,152,614</text:p>
          </table:table-cell>
          <table:table-cell office:value-type="float" office:value="10958769835.637" calcext:value-type="float">
            <text:p>10,958,769,836</text:p>
          </table:table-cell>
          <table:table-cell office:value-type="float" office:value="11692061094.5591" calcext:value-type="float">
            <text:p>11,692,061,095</text:p>
          </table:table-cell>
          <table:table-cell office:value-type="float" office:value="12739825873.1768" calcext:value-type="float">
            <text:p>12,739,825,873</text:p>
          </table:table-cell>
          <table:table-cell office:value-type="float" office:value="16280802529.7505" calcext:value-type="float">
            <text:p>16,280,802,530</text:p>
          </table:table-cell>
          <table:table-cell office:value-type="float" office:value="18467306133.4774" calcext:value-type="float">
            <text:p>18,467,306,133</text:p>
          </table:table-cell>
          <table:table-cell office:value-type="float" office:value="17927227199.8122" calcext:value-type="float">
            <text:p>17,927,227,200</text:p>
          </table:table-cell>
          <table:table-cell office:value-type="float" office:value="18227220589.2896" calcext:value-type="float">
            <text:p>18,227,220,589</text:p>
          </table:table-cell>
          <table:table-cell office:value-type="float" office:value="19738004136.0717" calcext:value-type="float">
            <text:p>19,738,004,136</text:p>
          </table:table-cell>
          <table:table-cell office:value-type="float" office:value="20801198965.9756" calcext:value-type="float">
            <text:p>20,801,198,966</text:p>
          </table:table-cell>
          <table:table-cell office:value-type="float" office:value="20914004956.8296" calcext:value-type="float">
            <text:p>20,914,004,95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7677979724.6068" calcext:value-type="float">
            <text:p>37,677,979,725</text:p>
          </table:table-cell>
          <table:table-cell office:value-type="float" office:value="44010668762.6144" calcext:value-type="float">
            <text:p>44,010,668,763</text:p>
          </table:table-cell>
          <table:table-cell office:value-type="float" office:value="54008056942.472" calcext:value-type="float">
            <text:p>54,008,056,942</text:p>
          </table:table-cell>
          <table:table-cell office:value-type="float" office:value="71346020215.1852" calcext:value-type="float">
            <text:p>71,346,020,215</text:p>
          </table:table-cell>
          <table:table-cell office:value-type="float" office:value="84376677595.0323" calcext:value-type="float">
            <text:p>84,376,677,595</text:p>
          </table:table-cell>
          <table:table-cell office:value-type="float" office:value="99359543600.2282" calcext:value-type="float">
            <text:p>99,359,543,600</text:p>
          </table:table-cell>
          <table:table-cell office:value-type="float" office:value="108407171295.812" calcext:value-type="float">
            <text:p>108,407,171,296</text:p>
          </table:table-cell>
          <table:table-cell office:value-type="float" office:value="126637238055.636" calcext:value-type="float">
            <text:p>126,637,238,056</text:p>
          </table:table-cell>
          <table:table-cell office:value-type="float" office:value="154891151873.194" calcext:value-type="float">
            <text:p>154,891,151,873</text:p>
          </table:table-cell>
          <table:table-cell office:value-type="float" office:value="177380316531.47" calcext:value-type="float">
            <text:p>177,380,316,531</text:p>
          </table:table-cell>
          <table:table-cell office:value-type="float" office:value="192668202996.447" calcext:value-type="float">
            <text:p>192,668,202,996</text:p>
          </table:table-cell>
          <table:table-cell office:value-type="float" office:value="162043326774.669" calcext:value-type="float">
            <text:p>162,043,326,775</text:p>
          </table:table-cell>
          <table:table-cell office:value-type="float" office:value="156458444427.177" calcext:value-type="float">
            <text:p>156,458,444,427</text:p>
          </table:table-cell>
          <table:table-cell office:value-type="float" office:value="151481728381.778" calcext:value-type="float">
            <text:p>151,481,728,382</text:p>
          </table:table-cell>
          <table:table-cell office:value-type="float" office:value="142072298435.324" calcext:value-type="float">
            <text:p>142,072,298,435</text:p>
          </table:table-cell>
          <table:table-cell office:value-type="float" office:value="142011278213.776" calcext:value-type="float">
            <text:p>142,011,278,214</text:p>
          </table:table-cell>
          <table:table-cell office:value-type="float" office:value="198303336306.373" calcext:value-type="float">
            <text:p>198,303,336,306</text:p>
          </table:table-cell>
          <table:table-cell office:value-type="float" office:value="241912847573.595" calcext:value-type="float">
            <text:p>241,912,847,574</text:p>
          </table:table-cell>
          <table:table-cell office:value-type="float" office:value="258557830830.478" calcext:value-type="float">
            <text:p>258,557,830,830</text:p>
          </table:table-cell>
          <table:table-cell office:value-type="float" office:value="255026648828.249" calcext:value-type="float">
            <text:p>255,026,648,828</text:p>
          </table:table-cell>
          <table:table-cell office:value-type="float" office:value="314264890171.153" calcext:value-type="float">
            <text:p>314,264,890,171</text:p>
          </table:table-cell>
          <table:table-cell office:value-type="float" office:value="323313687876.683" calcext:value-type="float">
            <text:p>323,313,687,877</text:p>
          </table:table-cell>
          <table:table-cell office:value-type="float" office:value="358349590950.754" calcext:value-type="float">
            <text:p>358,349,590,951</text:p>
          </table:table-cell>
          <table:table-cell office:value-type="float" office:value="349034364295.106" calcext:value-type="float">
            <text:p>349,034,364,295</text:p>
          </table:table-cell>
          <table:table-cell office:value-type="float" office:value="374301508561.375" calcext:value-type="float">
            <text:p>374,301,508,561</text:p>
          </table:table-cell>
          <table:table-cell office:value-type="float" office:value="446514458705.146" calcext:value-type="float">
            <text:p>446,514,458,705</text:p>
          </table:table-cell>
          <table:table-cell office:value-type="float" office:value="445689082940.578" calcext:value-type="float">
            <text:p>445,689,082,941</text:p>
          </table:table-cell>
          <table:table-cell office:value-type="float" office:value="412176807749.859" calcext:value-type="float">
            <text:p>412,176,807,750</text:p>
          </table:table-cell>
          <table:table-cell office:value-type="float" office:value="432486306700.549" calcext:value-type="float">
            <text:p>432,486,306,701</text:p>
          </table:table-cell>
          <table:table-cell office:value-type="float" office:value="441962438851.671" calcext:value-type="float">
            <text:p>441,962,438,852</text:p>
          </table:table-cell>
          <table:table-cell office:value-type="float" office:value="412806943057.135" calcext:value-type="float">
            <text:p>412,806,943,057</text:p>
          </table:table-cell>
          <table:table-cell office:value-type="float" office:value="426569784610.429" calcext:value-type="float">
            <text:p>426,569,784,610</text:p>
          </table:table-cell>
          <table:table-cell office:value-type="float" office:value="465390075149.287" calcext:value-type="float">
            <text:p>465,390,075,149</text:p>
          </table:table-cell>
          <table:table-cell office:value-type="float" office:value="571841379329.804" calcext:value-type="float">
            <text:p>571,841,379,330</text:p>
          </table:table-cell>
          <table:table-cell office:value-type="float" office:value="650560925791.411" calcext:value-type="float">
            <text:p>650,560,925,791</text:p>
          </table:table-cell>
          <table:table-cell office:value-type="float" office:value="678516888026.663" calcext:value-type="float">
            <text:p>678,516,888,027</text:p>
          </table:table-cell>
          <table:table-cell office:value-type="float" office:value="726611880585.718" calcext:value-type="float">
            <text:p>726,611,880,586</text:p>
          </table:table-cell>
          <table:table-cell office:value-type="float" office:value="839376571829.395" calcext:value-type="float">
            <text:p>839,376,571,829</text:p>
          </table:table-cell>
          <table:table-cell office:value-type="float" office:value="936262892819.265" calcext:value-type="float">
            <text:p>936,262,892,819</text:p>
          </table:table-cell>
          <table:table-cell office:value-type="float" office:value="857881081495.17" calcext:value-type="float">
            <text:p>857,881,081,495</text:p>
          </table:table-cell>
          <table:table-cell office:value-type="float" office:value="836389937229.197" calcext:value-type="float">
            <text:p>836,389,937,229</text:p>
          </table:table-cell>
          <table:table-cell office:value-type="float" office:value="893757287201.688" calcext:value-type="float">
            <text:p>893,757,287,202</text:p>
          </table:table-cell>
          <table:table-cell office:value-type="float" office:value="828946812396.788" calcext:value-type="float">
            <text:p>828,946,812,397</text:p>
          </table:table-cell>
          <table:table-cell office:value-type="float" office:value="866680000367.264" calcext:value-type="float">
            <text:p>866,680,000,367</text:p>
          </table:table-cell>
          <table:table-cell office:value-type="float" office:value="879635084124.987" calcext:value-type="float">
            <text:p>879,635,084,125</text:p>
          </table:table-cell>
          <table:table-cell office:value-type="float" office:value="757999453314.269" calcext:value-type="float">
            <text:p>757,999,453,314</text:p>
          </table:table-cell>
          <table:table-cell office:value-type="float" office:value="777227541581.307" calcext:value-type="float">
            <text:p>777,227,541,58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78313610.557749" calcext:value-type="float">
            <text:p>378,313,611</text:p>
          </table:table-cell>
          <table:table-cell office:value-type="float" office:value="436828282.064403" calcext:value-type="float">
            <text:p>436,828,282</text:p>
          </table:table-cell>
          <table:table-cell office:value-type="float" office:value="509395017.957495" calcext:value-type="float">
            <text:p>509,395,018</text:p>
          </table:table-cell>
          <table:table-cell office:value-type="float" office:value="544464887.626297" calcext:value-type="float">
            <text:p>544,464,888</text:p>
          </table:table-cell>
          <table:table-cell office:value-type="float" office:value="643721400.080709" calcext:value-type="float">
            <text:p>643,721,400</text:p>
          </table:table-cell>
          <table:table-cell office:value-type="float" office:value="816652156.609595" calcext:value-type="float">
            <text:p>816,652,157</text:p>
          </table:table-cell>
          <table:table-cell office:value-type="float" office:value="798313552.67267" calcext:value-type="float">
            <text:p>798,313,553</text:p>
          </table:table-cell>
          <table:table-cell office:value-type="float" office:value="837620086.50803" calcext:value-type="float">
            <text:p>837,620,087</text:p>
          </table:table-cell>
          <table:table-cell office:value-type="float" office:value="846004701.619246" calcext:value-type="float">
            <text:p>846,004,702</text:p>
          </table:table-cell>
          <table:table-cell office:value-type="float" office:value="1047225696.32117" calcext:value-type="float">
            <text:p>1,047,225,696</text:p>
          </table:table-cell>
          <table:table-cell office:value-type="float" office:value="1182463924.54251" calcext:value-type="float">
            <text:p>1,182,463,925</text:p>
          </table:table-cell>
          <table:table-cell office:value-type="float" office:value="974628707.825852" calcext:value-type="float">
            <text:p>974,628,708</text:p>
          </table:table-cell>
          <table:table-cell office:value-type="float" office:value="904599891.351346" calcext:value-type="float">
            <text:p>904,599,891</text:p>
          </table:table-cell>
          <table:table-cell office:value-type="float" office:value="823857891.05519" calcext:value-type="float">
            <text:p>823,857,891</text:p>
          </table:table-cell>
          <table:table-cell office:value-type="float" office:value="796066180.411445" calcext:value-type="float">
            <text:p>796,066,180</text:p>
          </table:table-cell>
          <table:table-cell office:value-type="float" office:value="854820851.004996" calcext:value-type="float">
            <text:p>854,820,851</text:p>
          </table:table-cell>
          <table:table-cell office:value-type="float" office:value="1201321570.79401" calcext:value-type="float">
            <text:p>1,201,321,571</text:p>
          </table:table-cell>
          <table:table-cell office:value-type="float" office:value="1488093157.82149" calcext:value-type="float">
            <text:p>1,488,093,158</text:p>
          </table:table-cell>
          <table:table-cell office:value-type="float" office:value="2072775433.8262" calcext:value-type="float">
            <text:p>2,072,775,434</text:p>
          </table:table-cell>
          <table:table-cell office:value-type="float" office:value="2185082976.13124" calcext:value-type="float">
            <text:p>2,185,082,976</text:p>
          </table:table-cell>
          <table:table-cell office:value-type="float" office:value="2529440436.61684" calcext:value-type="float">
            <text:p>2,529,440,437</text:p>
          </table:table-cell>
          <table:table-cell office:value-type="float" office:value="2653780638.99304" calcext:value-type="float">
            <text:p>2,653,780,639</text:p>
          </table:table-cell>
          <table:table-cell office:value-type="float" office:value="2923883445.47948" calcext:value-type="float">
            <text:p>2,923,883,445</text:p>
          </table:table-cell>
          <table:table-cell office:value-type="float" office:value="2822331246.21656" calcext:value-type="float">
            <text:p>2,822,331,246</text:p>
          </table:table-cell>
          <table:table-cell office:value-type="float" office:value="3038728409.29007" calcext:value-type="float">
            <text:p>3,038,728,409</text:p>
          </table:table-cell>
          <table:table-cell office:value-type="float" office:value="3628440670.94257" calcext:value-type="float">
            <text:p>3,628,440,671</text:p>
          </table:table-cell>
          <table:table-cell office:value-type="float" office:value="3606968486.90011" calcext:value-type="float">
            <text:p>3,606,968,487</text:p>
          </table:table-cell>
          <table:table-cell office:value-type="float" office:value="3543106585.21234" calcext:value-type="float">
            <text:p>3,543,106,585</text:p>
          </table:table-cell>
          <table:table-cell office:value-type="float" office:value="3556304647.01" calcext:value-type="float">
            <text:p>3,556,304,647</text:p>
          </table:table-cell>
          <table:table-cell office:value-type="float" office:value="3646464020.11562" calcext:value-type="float">
            <text:p>3,646,464,020</text:p>
          </table:table-cell>
          <table:table-cell office:value-type="float" office:value="3411540287.33402" calcext:value-type="float">
            <text:p>3,411,540,287</text:p>
          </table:table-cell>
          <table:table-cell office:value-type="float" office:value="3294852702.38201" calcext:value-type="float">
            <text:p>3,294,852,702</text:p>
          </table:table-cell>
          <table:table-cell office:value-type="float" office:value="3722480519.55378" calcext:value-type="float">
            <text:p>3,722,480,520</text:p>
          </table:table-cell>
          <table:table-cell office:value-type="float" office:value="4904335297.38751" calcext:value-type="float">
            <text:p>4,904,335,297</text:p>
          </table:table-cell>
          <table:table-cell office:value-type="float" office:value="5884445335.53198" calcext:value-type="float">
            <text:p>5,884,445,336</text:p>
          </table:table-cell>
          <table:table-cell office:value-type="float" office:value="6236147011.85411" calcext:value-type="float">
            <text:p>6,236,147,012</text:p>
          </table:table-cell>
          <table:table-cell office:value-type="float" office:value="6972959601.68207" calcext:value-type="float">
            <text:p>6,972,959,602</text:p>
          </table:table-cell>
          <table:table-cell office:value-type="float" office:value="8808266121.32547" calcext:value-type="float">
            <text:p>8,808,266,121</text:p>
          </table:table-cell>
          <table:table-cell office:value-type="float" office:value="9031073512.76229" calcext:value-type="float">
            <text:p>9,031,073,513</text:p>
          </table:table-cell>
          <table:table-cell office:value-type="float" office:value="8669544317.35168" calcext:value-type="float">
            <text:p>8,669,544,317</text:p>
          </table:table-cell>
          <table:table-cell office:value-type="float" office:value="9355222390.27466" calcext:value-type="float">
            <text:p>9,355,222,390</text:p>
          </table:table-cell>
          <table:table-cell office:value-type="float" office:value="10337902024.4224" calcext:value-type="float">
            <text:p>10,337,902,024</text:p>
          </table:table-cell>
          <table:table-cell office:value-type="float" office:value="9581824537.77014" calcext:value-type="float">
            <text:p>9,581,824,538</text:p>
          </table:table-cell>
          <table:table-cell office:value-type="float" office:value="10041883610.5253" calcext:value-type="float">
            <text:p>10,041,883,611</text:p>
          </table:table-cell>
          <table:table-cell office:value-type="float" office:value="10463482589.0928" calcext:value-type="float">
            <text:p>10,463,482,589</text:p>
          </table:table-cell>
          <table:table-cell office:value-type="float" office:value="9174389471.00738" calcext:value-type="float">
            <text:p>9,174,389,471</text:p>
          </table:table-cell>
          <table:table-cell office:value-type="float" office:value="9445714850.54849" calcext:value-type="float">
            <text:p>9,445,714,85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6496865680.27813" calcext:value-type="float">
            <text:p>6,496,865,680</text:p>
          </table:table-cell>
          <table:table-cell office:value-type="float" office:value="7937704850.51512" calcext:value-type="float">
            <text:p>7,937,704,851</text:p>
          </table:table-cell>
          <table:table-cell office:value-type="float" office:value="9657216000" calcext:value-type="float">
            <text:p>9,657,216,000</text:p>
          </table:table-cell>
          <table:table-cell office:value-type="float" office:value="12704731200.6174" calcext:value-type="float">
            <text:p>12,704,731,201</text:p>
          </table:table-cell>
          <table:table-cell office:value-type="float" office:value="14261899749.3906" calcext:value-type="float">
            <text:p>14,261,899,749</text:p>
          </table:table-cell>
          <table:table-cell office:value-type="float" office:value="13824222272.1225" calcext:value-type="float">
            <text:p>13,824,222,272</text:p>
          </table:table-cell>
          <table:table-cell office:value-type="float" office:value="13904026140.9019" calcext:value-type="float">
            <text:p>13,904,026,141</text:p>
          </table:table-cell>
          <table:table-cell office:value-type="float" office:value="15206078653.1264" calcext:value-type="float">
            <text:p>15,206,078,653</text:p>
          </table:table-cell>
          <table:table-cell office:value-type="float" office:value="18466962198.6852" calcext:value-type="float">
            <text:p>18,466,962,199</text:p>
          </table:table-cell>
          <table:table-cell office:value-type="float" office:value="20997391443.5552" calcext:value-type="float">
            <text:p>20,997,391,444</text:p>
          </table:table-cell>
          <table:table-cell office:value-type="float" office:value="23364631647.1252" calcext:value-type="float">
            <text:p>23,364,631,647</text:p>
          </table:table-cell>
          <table:table-cell office:value-type="float" office:value="25180539487.8408" calcext:value-type="float">
            <text:p>25,180,539,488</text:p>
          </table:table-cell>
          <table:table-cell office:value-type="float" office:value="25083138975.6304" calcext:value-type="float">
            <text:p>25,083,138,976</text:p>
          </table:table-cell>
          <table:table-cell office:value-type="float" office:value="24888872079.1985" calcext:value-type="float">
            <text:p>24,888,872,079</text:p>
          </table:table-cell>
          <table:table-cell office:value-type="float" office:value="23947947635.8072" calcext:value-type="float">
            <text:p>23,947,947,636</text:p>
          </table:table-cell>
          <table:table-cell office:value-type="float" office:value="24107770570.1921" calcext:value-type="float">
            <text:p>24,107,770,570</text:p>
          </table:table-cell>
          <table:table-cell office:value-type="float" office:value="30291755401.7664" calcext:value-type="float">
            <text:p>30,291,755,402</text:p>
          </table:table-cell>
          <table:table-cell office:value-type="float" office:value="38456571589.5908" calcext:value-type="float">
            <text:p>38,456,571,590</text:p>
          </table:table-cell>
          <table:table-cell office:value-type="float" office:value="46270939099.1117" calcext:value-type="float">
            <text:p>46,270,939,099</text:p>
          </table:table-cell>
          <table:table-cell office:value-type="float" office:value="44634198122.3755" calcext:value-type="float">
            <text:p>44,634,198,122</text:p>
          </table:table-cell>
          <table:table-cell office:value-type="float" office:value="45440191225.8059" calcext:value-type="float">
            <text:p>45,440,191,226</text:p>
          </table:table-cell>
          <table:table-cell office:value-type="float" office:value="43833503908.4865" calcext:value-type="float">
            <text:p>43,833,503,908</text:p>
          </table:table-cell>
          <table:table-cell office:value-type="float" office:value="42061097061.5223" calcext:value-type="float">
            <text:p>42,061,097,062</text:p>
          </table:table-cell>
          <table:table-cell office:value-type="float" office:value="45641389596.4003" calcext:value-type="float">
            <text:p>45,641,389,596</text:p>
          </table:table-cell>
          <table:table-cell office:value-type="float" office:value="53564090984.1063" calcext:value-type="float">
            <text:p>53,564,090,984</text:p>
          </table:table-cell>
          <table:table-cell office:value-type="float" office:value="63150779918.7598" calcext:value-type="float">
            <text:p>63,150,779,919</text:p>
          </table:table-cell>
          <table:table-cell office:value-type="float" office:value="69492506946.6044" calcext:value-type="float">
            <text:p>69,492,506,947</text:p>
          </table:table-cell>
          <table:table-cell office:value-type="float" office:value="69302139781.4211" calcext:value-type="float">
            <text:p>69,302,139,781</text:p>
          </table:table-cell>
          <table:table-cell office:value-type="float" office:value="57179203880.2818" calcext:value-type="float">
            <text:p>57,179,203,880</text:p>
          </table:table-cell>
          <table:table-cell office:value-type="float" office:value="59919648161.1588" calcext:value-type="float">
            <text:p>59,919,648,161</text:p>
          </table:table-cell>
          <table:table-cell office:value-type="float" office:value="54443379764.888" calcext:value-type="float">
            <text:p>54,443,379,765</text:p>
          </table:table-cell>
          <table:table-cell office:value-type="float" office:value="54109492342.0941" calcext:value-type="float">
            <text:p>54,109,492,342</text:p>
          </table:table-cell>
          <table:table-cell office:value-type="float" office:value="62521770935.2667" calcext:value-type="float">
            <text:p>62,521,770,935</text:p>
          </table:table-cell>
          <table:table-cell office:value-type="float" office:value="83910383616.5668" calcext:value-type="float">
            <text:p>83,910,383,617</text:p>
          </table:table-cell>
          <table:table-cell office:value-type="float" office:value="102445760409.544" calcext:value-type="float">
            <text:p>102,445,760,410</text:p>
          </table:table-cell>
          <table:table-cell office:value-type="float" office:value="114721569456.357" calcext:value-type="float">
            <text:p>114,721,569,456</text:p>
          </table:table-cell>
          <table:table-cell office:value-type="float" office:value="111612695748.873" calcext:value-type="float">
            <text:p>111,612,695,749</text:p>
          </table:table-cell>
          <table:table-cell office:value-type="float" office:value="137317852256.813" calcext:value-type="float">
            <text:p>137,317,852,257</text:p>
          </table:table-cell>
          <table:table-cell office:value-type="float" office:value="133277870867.639" calcext:value-type="float">
            <text:p>133,277,870,868</text:p>
          </table:table-cell>
          <table:table-cell office:value-type="float" office:value="121339718278.264" calcext:value-type="float">
            <text:p>121,339,718,278</text:p>
          </table:table-cell>
          <table:table-cell office:value-type="float" office:value="146583831538.331" calcext:value-type="float">
            <text:p>146,583,831,538</text:p>
          </table:table-cell>
          <table:table-cell office:value-type="float" office:value="168461998741.295" calcext:value-type="float">
            <text:p>168,461,998,741</text:p>
          </table:table-cell>
          <table:table-cell office:value-type="float" office:value="176192886551.397" calcext:value-type="float">
            <text:p>176,192,886,551</text:p>
          </table:table-cell>
          <table:table-cell office:value-type="float" office:value="190784384693.441" calcext:value-type="float">
            <text:p>190,784,384,693</text:p>
          </table:table-cell>
          <table:table-cell office:value-type="float" office:value="200955119873.905" calcext:value-type="float">
            <text:p>200,955,119,874</text:p>
          </table:table-cell>
          <table:table-cell office:value-type="float" office:value="177620948761.31" calcext:value-type="float">
            <text:p>177,620,948,761</text:p>
          </table:table-cell>
          <table:table-cell office:value-type="float" office:value="187517098553.802" calcext:value-type="float">
            <text:p>187,517,098,55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140264783.11775" calcext:value-type="float">
            <text:p>1,140,264,783</text:p>
          </table:table-cell>
          <table:table-cell office:value-type="float" office:value="1213659307.39285" calcext:value-type="float">
            <text:p>1,213,659,307</text:p>
          </table:table-cell>
          <table:table-cell office:value-type="float" office:value="1293343127.05678" calcext:value-type="float">
            <text:p>1,293,343,127</text:p>
          </table:table-cell>
          <table:table-cell office:value-type="float" office:value="1605711097.35311" calcext:value-type="float">
            <text:p>1,605,711,097</text:p>
          </table:table-cell>
          <table:table-cell office:value-type="float" office:value="2233141472.50722" calcext:value-type="float">
            <text:p>2,233,141,473</text:p>
          </table:table-cell>
          <table:table-cell office:value-type="float" office:value="2335230906.99383" calcext:value-type="float">
            <text:p>2,335,230,907</text:p>
          </table:table-cell>
          <table:table-cell office:value-type="float" office:value="2713234059.55669" calcext:value-type="float">
            <text:p>2,713,234,060</text:p>
          </table:table-cell>
          <table:table-cell office:value-type="float" office:value="3288787086.10732" calcext:value-type="float">
            <text:p>3,288,787,086</text:p>
          </table:table-cell>
          <table:table-cell office:value-type="float" office:value="3143846973.93299" calcext:value-type="float">
            <text:p>3,143,846,974</text:p>
          </table:table-cell>
          <table:table-cell office:value-type="float" office:value="2249961406.02362" calcext:value-type="float">
            <text:p>2,249,961,406</text:p>
          </table:table-cell>
          <table:table-cell office:value-type="float" office:value="2708549428.09005" calcext:value-type="float">
            <text:p>2,708,549,428</text:p>
          </table:table-cell>
          <table:table-cell office:value-type="float" office:value="3120193929.66722" calcext:value-type="float">
            <text:p>3,120,193,930</text:p>
          </table:table-cell>
          <table:table-cell office:value-type="float" office:value="3286765680.83034" calcext:value-type="float">
            <text:p>3,286,765,681</text:p>
          </table:table-cell>
          <table:table-cell office:value-type="float" office:value="3574096212.66859" calcext:value-type="float">
            <text:p>3,574,096,213</text:p>
          </table:table-cell>
          <table:table-cell office:value-type="float" office:value="3643000847.05978" calcext:value-type="float">
            <text:p>3,643,000,847</text:p>
          </table:table-cell>
          <table:table-cell office:value-type="float" office:value="3606050185.04742" calcext:value-type="float">
            <text:p>3,606,050,185</text:p>
          </table:table-cell>
          <table:table-cell office:value-type="float" office:value="3641357706.71521" calcext:value-type="float">
            <text:p>3,641,357,707</text:p>
          </table:table-cell>
          <table:table-cell office:value-type="float" office:value="3707923014.20417" calcext:value-type="float">
            <text:p>3,707,923,014</text:p>
          </table:table-cell>
          <table:table-cell office:value-type="float" office:value="3359942843.11" calcext:value-type="float">
            <text:p>3,359,942,843</text:p>
          </table:table-cell>
          <table:table-cell office:value-type="float" office:value="3429925540.8107" calcext:value-type="float">
            <text:p>3,429,925,541</text:p>
          </table:table-cell>
          <table:table-cell office:value-type="float" office:value="3554967505.1698" calcext:value-type="float">
            <text:p>3,554,967,505</text:p>
          </table:table-cell>
          <table:table-cell office:value-type="float" office:value="3653862334.59625" calcext:value-type="float">
            <text:p>3,653,862,335</text:p>
          </table:table-cell>
          <table:table-cell office:value-type="float" office:value="3874553066.6" calcext:value-type="float">
            <text:p>3,874,553,067</text:p>
          </table:table-cell>
          <table:table-cell office:value-type="float" office:value="4133618241.97234" calcext:value-type="float">
            <text:p>4,133,618,242</text:p>
          </table:table-cell>
          <table:table-cell office:value-type="float" office:value="3848588179.90815" calcext:value-type="float">
            <text:p>3,848,588,180</text:p>
          </table:table-cell>
          <table:table-cell office:value-type="float" office:value="4118083964.74321" calcext:value-type="float">
            <text:p>4,118,083,965</text:p>
          </table:table-cell>
          <table:table-cell office:value-type="float" office:value="4293734930.59096" calcext:value-type="float">
            <text:p>4,293,734,931</text:p>
          </table:table-cell>
          <table:table-cell office:value-type="float" office:value="4375338783.17472" calcext:value-type="float">
            <text:p>4,375,338,783</text:p>
          </table:table-cell>
          <table:table-cell office:value-type="float" office:value="4619894994.25906" calcext:value-type="float">
            <text:p>4,619,894,994</text:p>
          </table:table-cell>
          <table:table-cell office:value-type="float" office:value="4839838056.69285" calcext:value-type="float">
            <text:p>4,839,838,057</text:p>
          </table:table-cell>
          <table:table-cell office:value-type="float" office:value="5092553708.3305" calcext:value-type="float">
            <text:p>5,092,553,708</text:p>
          </table:table-cell>
          <table:table-cell office:value-type="float" office:value="5333911402.47021" calcext:value-type="float">
            <text:p>5,333,911,402</text:p>
          </table:table-cell>
          <table:table-cell office:value-type="float" office:value="5206313233.00968" calcext:value-type="float">
            <text:p>5,206,313,233</text:p>
          </table:table-cell>
          <table:table-cell office:value-type="float" office:value="5304485890.38735" calcext:value-type="float">
            <text:p>5,304,485,890</text:p>
          </table:table-cell>
          <table:table-cell office:value-type="float" office:value="5773621220.83344" calcext:value-type="float">
            <text:p>5,773,621,221</text:p>
          </table:table-cell>
          <table:table-cell office:value-type="float" office:value="6300251490.5641" calcext:value-type="float">
            <text:p>6,300,251,491</text:p>
          </table:table-cell>
          <table:table-cell office:value-type="float" office:value="6763672214.69077" calcext:value-type="float">
            <text:p>6,763,672,215</text:p>
          </table:table-cell>
          <table:table-cell office:value-type="float" office:value="7423374948.57765" calcext:value-type="float">
            <text:p>7,423,374,949</text:p>
          </table:table-cell>
          <table:table-cell office:value-type="float" office:value="8496967421.05026" calcext:value-type="float">
            <text:p>8,496,967,421</text:p>
          </table:table-cell>
          <table:table-cell office:value-type="float" office:value="8298702543.4165" calcext:value-type="float">
            <text:p>8,298,702,543</text:p>
          </table:table-cell>
          <table:table-cell office:value-type="float" office:value="8758602360.56378" calcext:value-type="float">
            <text:p>8,758,602,361</text:p>
          </table:table-cell>
          <table:table-cell office:value-type="float" office:value="9774329500.29143" calcext:value-type="float">
            <text:p>9,774,329,500</text:p>
          </table:table-cell>
          <table:table-cell office:value-type="float" office:value="10532017440.077" calcext:value-type="float">
            <text:p>10,532,017,440</text:p>
          </table:table-cell>
          <table:table-cell office:value-type="float" office:value="10982988173.2278" calcext:value-type="float">
            <text:p>10,982,988,173</text:p>
          </table:table-cell>
          <table:table-cell office:value-type="float" office:value="11880438655.2561" calcext:value-type="float">
            <text:p>11,880,438,655</text:p>
          </table:table-cell>
          <table:table-cell office:value-type="float" office:value="12747720522.3419" calcext:value-type="float">
            <text:p>12,747,720,522</text:p>
          </table:table-cell>
          <table:table-cell office:value-type="float" office:value="13230214874.766" calcext:value-type="float">
            <text:p>13,230,214,87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26827239.802788" calcext:value-type="float">
            <text:p>426,827,240</text:p>
          </table:table-cell>
          <table:table-cell office:value-type="float" office:value="457398991.605738" calcext:value-type="float">
            <text:p>457,398,992</text:p>
          </table:table-cell>
          <table:table-cell office:value-type="float" office:value="573538893.629519" calcext:value-type="float">
            <text:p>573,538,894</text:p>
          </table:table-cell>
          <table:table-cell office:value-type="float" office:value="611323582.775487" calcext:value-type="float">
            <text:p>611,323,583</text:p>
          </table:table-cell>
          <table:table-cell office:value-type="float" office:value="702076973.252867" calcext:value-type="float">
            <text:p>702,076,973</text:p>
          </table:table-cell>
          <table:table-cell office:value-type="float" office:value="894168836.779739" calcext:value-type="float">
            <text:p>894,168,837</text:p>
          </table:table-cell>
          <table:table-cell office:value-type="float" office:value="1058177750.68673" calcext:value-type="float">
            <text:p>1,058,177,751</text:p>
          </table:table-cell>
          <table:table-cell office:value-type="float" office:value="1249521301.2811" calcext:value-type="float">
            <text:p>1,249,521,301</text:p>
          </table:table-cell>
          <table:table-cell office:value-type="float" office:value="1691652071.51822" calcext:value-type="float">
            <text:p>1,691,652,072</text:p>
          </table:table-cell>
          <table:table-cell office:value-type="float" office:value="2214615840.90585" calcext:value-type="float">
            <text:p>2,214,615,841</text:p>
          </table:table-cell>
          <table:table-cell office:value-type="float" office:value="2697416015.89121" calcext:value-type="float">
            <text:p>2,697,416,016</text:p>
          </table:table-cell>
          <table:table-cell office:value-type="float" office:value="2352546598.20656" calcext:value-type="float">
            <text:p>2,352,546,598</text:p>
          </table:table-cell>
          <table:table-cell office:value-type="float" office:value="2144491025.92553" calcext:value-type="float">
            <text:p>2,144,491,026</text:p>
          </table:table-cell>
          <table:table-cell office:value-type="float" office:value="1916542124.46737" calcext:value-type="float">
            <text:p>1,916,542,124</text:p>
          </table:table-cell>
          <table:table-cell office:value-type="float" office:value="1552854296.69402" calcext:value-type="float">
            <text:p>1,552,854,297</text:p>
          </table:table-cell>
          <table:table-cell office:value-type="float" office:value="1530886171.13647" calcext:value-type="float">
            <text:p>1,530,886,171</text:p>
          </table:table-cell>
          <table:table-cell office:value-type="float" office:value="1979850429.20908" calcext:value-type="float">
            <text:p>1,979,850,429</text:p>
          </table:table-cell>
          <table:table-cell office:value-type="float" office:value="2290425100.30591" calcext:value-type="float">
            <text:p>2,290,425,100</text:p>
          </table:table-cell>
          <table:table-cell office:value-type="float" office:value="2380833275.44433" calcext:value-type="float">
            <text:p>2,380,833,275</text:p>
          </table:table-cell>
          <table:table-cell office:value-type="float" office:value="2221982577.46545" calcext:value-type="float">
            <text:p>2,221,982,577</text:p>
          </table:table-cell>
          <table:table-cell office:value-type="float" office:value="2637840458.81946" calcext:value-type="float">
            <text:p>2,637,840,459</text:p>
          </table:table-cell>
          <table:table-cell office:value-type="float" office:value="2503615940.19536" calcext:value-type="float">
            <text:p>2,503,615,940</text:p>
          </table:table-cell>
          <table:table-cell office:value-type="float" office:value="2601072806.97282" calcext:value-type="float">
            <text:p>2,601,072,807</text:p>
          </table:table-cell>
          <table:table-cell office:value-type="float" office:value="2387928384.26222" calcext:value-type="float">
            <text:p>2,387,928,384</text:p>
          </table:table-cell>
          <table:table-cell office:value-type="float" office:value="1476810753.63864" calcext:value-type="float">
            <text:p>1,476,810,754</text:p>
          </table:table-cell>
          <table:table-cell office:value-type="float" office:value="1786362049.82503" calcext:value-type="float">
            <text:p>1,786,362,050</text:p>
          </table:table-cell>
          <table:table-cell office:value-type="float" office:value="1912512510.33606" calcext:value-type="float">
            <text:p>1,912,512,510</text:p>
          </table:table-cell>
          <table:table-cell office:value-type="float" office:value="1761109205.97463" calcext:value-type="float">
            <text:p>1,761,109,206</text:p>
          </table:table-cell>
          <table:table-cell office:value-type="float" office:value="2012203456.58019" calcext:value-type="float">
            <text:p>2,012,203,457</text:p>
          </table:table-cell>
          <table:table-cell office:value-type="float" office:value="1979561017.23374" calcext:value-type="float">
            <text:p>1,979,561,017</text:p>
          </table:table-cell>
          <table:table-cell office:value-type="float" office:value="1727057549.7519" calcext:value-type="float">
            <text:p>1,727,057,550</text:p>
          </table:table-cell>
          <table:table-cell office:value-type="float" office:value="1880693833.5483" calcext:value-type="float">
            <text:p>1,880,693,834</text:p>
          </table:table-cell>
          <table:table-cell office:value-type="float" office:value="2144636009.98451" calcext:value-type="float">
            <text:p>2,144,636,010</text:p>
          </table:table-cell>
          <table:table-cell office:value-type="float" office:value="2640611099.80522" calcext:value-type="float">
            <text:p>2,640,611,100</text:p>
          </table:table-cell>
          <table:table-cell office:value-type="float" office:value="2897005503.55294" calcext:value-type="float">
            <text:p>2,897,005,504</text:p>
          </table:table-cell>
          <table:table-cell office:value-type="float" office:value="3369007254.9823" calcext:value-type="float">
            <text:p>3,369,007,255</text:p>
          </table:table-cell>
          <table:table-cell office:value-type="float" office:value="3646729905.48471" calcext:value-type="float">
            <text:p>3,646,729,905</text:p>
          </table:table-cell>
          <table:table-cell office:value-type="float" office:value="4283547440.77259" calcext:value-type="float">
            <text:p>4,283,547,441</text:p>
          </table:table-cell>
          <table:table-cell office:value-type="float" office:value="5403362220.41418" calcext:value-type="float">
            <text:p>5,403,362,220</text:p>
          </table:table-cell>
          <table:table-cell office:value-type="float" office:value="5397121962.02425" calcext:value-type="float">
            <text:p>5,397,121,962</text:p>
          </table:table-cell>
          <table:table-cell office:value-type="float" office:value="5718587531.09142" calcext:value-type="float">
            <text:p>5,718,587,531</text:p>
          </table:table-cell>
          <table:table-cell office:value-type="float" office:value="6409169698.10695" calcext:value-type="float">
            <text:p>6,409,169,698</text:p>
          </table:table-cell>
          <table:table-cell office:value-type="float" office:value="6942208847.99461" calcext:value-type="float">
            <text:p>6,942,208,848</text:p>
          </table:table-cell>
          <table:table-cell office:value-type="float" office:value="7667949382.35442" calcext:value-type="float">
            <text:p>7,667,949,382</text:p>
          </table:table-cell>
          <table:table-cell office:value-type="float" office:value="8229732892.2241" calcext:value-type="float">
            <text:p>8,229,732,892</text:p>
          </table:table-cell>
          <table:table-cell office:value-type="float" office:value="7217616966.21316" calcext:value-type="float">
            <text:p>7,217,616,966</text:p>
          </table:table-cell>
          <table:table-cell office:value-type="float" office:value="7528285819.06549" calcext:value-type="float">
            <text:p>7,528,285,8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3922150995.3084" calcext:value-type="float">
            <text:p>23,922,150,995</text:p>
          </table:table-cell>
          <table:table-cell office:value-type="float" office:value="27752032624.9899" calcext:value-type="float">
            <text:p>27,752,032,625</text:p>
          </table:table-cell>
          <table:table-cell office:value-type="float" office:value="33748395600.7393" calcext:value-type="float">
            <text:p>33,748,395,601</text:p>
          </table:table-cell>
          <table:table-cell office:value-type="float" office:value="38774847476.8388" calcext:value-type="float">
            <text:p>38,774,847,477</text:p>
          </table:table-cell>
          <table:table-cell office:value-type="float" office:value="62784520987.949" calcext:value-type="float">
            <text:p>62,784,520,988</text:p>
          </table:table-cell>
          <table:table-cell office:value-type="float" office:value="79839158470.8048" calcext:value-type="float">
            <text:p>79,839,158,471</text:p>
          </table:table-cell>
          <table:table-cell office:value-type="float" office:value="97388063413.6186" calcext:value-type="float">
            <text:p>97,388,063,414</text:p>
          </table:table-cell>
          <table:table-cell office:value-type="float" office:value="113320158377.529" calcext:value-type="float">
            <text:p>113,320,158,378</text:p>
          </table:table-cell>
          <table:table-cell office:value-type="float" office:value="126449750544.787" calcext:value-type="float">
            <text:p>126,449,750,545</text:p>
          </table:table-cell>
          <table:table-cell office:value-type="float" office:value="153017535518.327" calcext:value-type="float">
            <text:p>153,017,535,518</text:p>
          </table:table-cell>
          <table:table-cell office:value-type="float" office:value="198499715748.402" calcext:value-type="float">
            <text:p>198,499,715,748</text:p>
          </table:table-cell>
          <table:table-cell office:value-type="float" office:value="183584441484.382" calcext:value-type="float">
            <text:p>183,584,441,484</text:p>
          </table:table-cell>
          <table:table-cell office:value-type="float" office:value="180427402436.203" calcext:value-type="float">
            <text:p>180,427,402,436</text:p>
          </table:table-cell>
          <table:table-cell office:value-type="float" office:value="181591082253.899" calcext:value-type="float">
            <text:p>181,591,082,254</text:p>
          </table:table-cell>
          <table:table-cell office:value-type="float" office:value="180196653363.091" calcext:value-type="float">
            <text:p>180,196,653,363</text:p>
          </table:table-cell>
          <table:table-cell office:value-type="float" office:value="178820653477.589" calcext:value-type="float">
            <text:p>178,820,653,478</text:p>
          </table:table-cell>
          <table:table-cell office:value-type="float" office:value="90400791150.4347" calcext:value-type="float">
            <text:p>90,400,791,150</text:p>
          </table:table-cell>
          <table:table-cell office:value-type="float" office:value="55831893223.8553" calcext:value-type="float">
            <text:p>55,831,893,224</text:p>
          </table:table-cell>
          <table:table-cell office:value-type="float" office:value="66986101801.6443" calcext:value-type="float">
            <text:p>66,986,101,802</text:p>
          </table:table-cell>
          <table:table-cell office:value-type="float" office:value="60544389948.4503" calcext:value-type="float">
            <text:p>60,544,389,948</text:p>
          </table:table-cell>
          <table:table-cell office:value-type="float" office:value="68328913855.3808" calcext:value-type="float">
            <text:p>68,328,913,855</text:p>
          </table:table-cell>
          <table:table-cell office:value-type="float" office:value="63999799474.006" calcext:value-type="float">
            <text:p>63,999,799,474</text:p>
          </table:table-cell>
          <table:table-cell office:value-type="float" office:value="58079405068.9008" calcext:value-type="float">
            <text:p>58,079,405,069</text:p>
          </table:table-cell>
          <table:table-cell office:value-type="float" office:value="56664208758.826" calcext:value-type="float">
            <text:p>56,664,208,759</text:p>
          </table:table-cell>
          <table:table-cell office:value-type="float" office:value="47068655201.1475" calcext:value-type="float">
            <text:p>47,068,655,201</text:p>
          </table:table-cell>
          <table:table-cell office:value-type="float" office:value="49029998691.3357" calcext:value-type="float">
            <text:p>49,029,998,691</text:p>
          </table:table-cell>
          <table:table-cell office:value-type="float" office:value="51988045961.4495" calcext:value-type="float">
            <text:p>51,988,045,961</text:p>
          </table:table-cell>
          <table:table-cell office:value-type="float" office:value="54406007455.5149" calcext:value-type="float">
            <text:p>54,406,007,456</text:p>
          </table:table-cell>
          <table:table-cell office:value-type="float" office:value="56544801545.4218" calcext:value-type="float">
            <text:p>56,544,801,545</text:p>
          </table:table-cell>
          <table:table-cell office:value-type="float" office:value="57682378671.2744" calcext:value-type="float">
            <text:p>57,682,378,671</text:p>
          </table:table-cell>
          <table:table-cell office:value-type="float" office:value="74591453577.629" calcext:value-type="float">
            <text:p>74,591,453,578</text:p>
          </table:table-cell>
          <table:table-cell office:value-type="float" office:value="70976564249.2735" calcext:value-type="float">
            <text:p>70,976,564,249</text:p>
          </table:table-cell>
          <table:table-cell office:value-type="float" office:value="95063456807.2286" calcext:value-type="float">
            <text:p>95,063,456,807</text:p>
          </table:table-cell>
          <table:table-cell office:value-type="float" office:value="108794633771.937" calcext:value-type="float">
            <text:p>108,794,633,772</text:p>
          </table:table-cell>
          <table:table-cell office:value-type="float" office:value="141260658996.512" calcext:value-type="float">
            <text:p>141,260,658,997</text:p>
          </table:table-cell>
          <table:table-cell office:value-type="float" office:value="180502013588.259" calcext:value-type="float">
            <text:p>180,502,013,588</text:p>
          </table:table-cell>
          <table:table-cell office:value-type="float" office:value="233859812944.789" calcext:value-type="float">
            <text:p>233,859,812,945</text:p>
          </table:table-cell>
          <table:table-cell office:value-type="float" office:value="267663480086.727" calcext:value-type="float">
            <text:p>267,663,480,087</text:p>
          </table:table-cell>
          <table:table-cell office:value-type="float" office:value="334580508619.036" calcext:value-type="float">
            <text:p>334,580,508,619</text:p>
          </table:table-cell>
          <table:table-cell office:value-type="float" office:value="272536010814.973" calcext:value-type="float">
            <text:p>272,536,010,815</text:p>
          </table:table-cell>
          <table:table-cell office:value-type="float" office:value="369062403225.711" calcext:value-type="float">
            <text:p>369,062,403,226</text:p>
          </table:table-cell>
          <table:table-cell office:value-type="float" office:value="414095238475.295" calcext:value-type="float">
            <text:p>414,095,238,475</text:p>
          </table:table-cell>
          <table:table-cell office:value-type="float" office:value="460951712191.75" calcext:value-type="float">
            <text:p>460,951,712,192</text:p>
          </table:table-cell>
          <table:table-cell office:value-type="float" office:value="514966205475.966" calcext:value-type="float">
            <text:p>514,966,205,476</text:p>
          </table:table-cell>
          <table:table-cell office:value-type="float" office:value="568498788189.984" calcext:value-type="float">
            <text:p>568,498,788,190</text:p>
          </table:table-cell>
          <table:table-cell office:value-type="float" office:value="494582603948.976" calcext:value-type="float">
            <text:p>494,582,603,949</text:p>
          </table:table-cell>
          <table:table-cell office:value-type="float" office:value="404649125398.829" calcext:value-type="float">
            <text:p>404,649,125,39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2814194863.3018" calcext:value-type="float">
            <text:p>12,814,194,863</text:p>
          </table:table-cell>
          <table:table-cell office:value-type="float" office:value="14583103533.0351" calcext:value-type="float">
            <text:p>14,583,103,533</text:p>
          </table:table-cell>
          <table:table-cell office:value-type="float" office:value="17358481291.4162" calcext:value-type="float">
            <text:p>17,358,481,291</text:p>
          </table:table-cell>
          <table:table-cell office:value-type="float" office:value="22534123432.1493" calcext:value-type="float">
            <text:p>22,534,123,432</text:p>
          </table:table-cell>
          <table:table-cell office:value-type="float" office:value="27145652980.0117" calcext:value-type="float">
            <text:p>27,145,652,980</text:p>
          </table:table-cell>
          <table:table-cell office:value-type="float" office:value="32877543120.2524" calcext:value-type="float">
            <text:p>32,877,543,120</text:p>
          </table:table-cell>
          <table:table-cell office:value-type="float" office:value="35942160908.9942" calcext:value-type="float">
            <text:p>35,942,160,909</text:p>
          </table:table-cell>
          <table:table-cell office:value-type="float" office:value="41508030438.9045" calcext:value-type="float">
            <text:p>41,508,030,439</text:p>
          </table:table-cell>
          <table:table-cell office:value-type="float" office:value="46523534750.6364" calcext:value-type="float">
            <text:p>46,523,534,751</text:p>
          </table:table-cell>
          <table:table-cell office:value-type="float" office:value="53132594368.123" calcext:value-type="float">
            <text:p>53,132,594,368</text:p>
          </table:table-cell>
          <table:table-cell office:value-type="float" office:value="64439056747.6556" calcext:value-type="float">
            <text:p>64,439,056,748</text:p>
          </table:table-cell>
          <table:table-cell office:value-type="float" office:value="63596562434.4007" calcext:value-type="float">
            <text:p>63,596,562,434</text:p>
          </table:table-cell>
          <table:table-cell office:value-type="float" office:value="62646871991.5681" calcext:value-type="float">
            <text:p>62,646,871,992</text:p>
          </table:table-cell>
          <table:table-cell office:value-type="float" office:value="61627522382.596" calcext:value-type="float">
            <text:p>61,627,522,383</text:p>
          </table:table-cell>
          <table:table-cell office:value-type="float" office:value="62058271862.7546" calcext:value-type="float">
            <text:p>62,058,271,863</text:p>
          </table:table-cell>
          <table:table-cell office:value-type="float" office:value="65416626280.899" calcext:value-type="float">
            <text:p>65,416,626,281</text:p>
          </table:table-cell>
          <table:table-cell office:value-type="float" office:value="78692809868.2735" calcext:value-type="float">
            <text:p>78,692,809,868</text:p>
          </table:table-cell>
          <table:table-cell office:value-type="float" office:value="94230754959.2205" calcext:value-type="float">
            <text:p>94,230,754,959</text:p>
          </table:table-cell>
          <table:table-cell office:value-type="float" office:value="101900521458.037" calcext:value-type="float">
            <text:p>101,900,521,458</text:p>
          </table:table-cell>
          <table:table-cell office:value-type="float" office:value="102633789557.535" calcext:value-type="float">
            <text:p>102,633,789,558</text:p>
          </table:table-cell>
          <table:table-cell office:value-type="float" office:value="119790885939.116" calcext:value-type="float">
            <text:p>119,790,885,939</text:p>
          </table:table-cell>
          <table:table-cell office:value-type="float" office:value="121871665528.423" calcext:value-type="float">
            <text:p>121,871,665,528</text:p>
          </table:table-cell>
          <table:table-cell office:value-type="float" office:value="130838022522.86" calcext:value-type="float">
            <text:p>130,838,022,523</text:p>
          </table:table-cell>
          <table:table-cell office:value-type="float" office:value="120578577004.107" calcext:value-type="float">
            <text:p>120,578,577,004</text:p>
          </table:table-cell>
          <table:table-cell office:value-type="float" office:value="127131746332.934" calcext:value-type="float">
            <text:p>127,131,746,333</text:p>
          </table:table-cell>
          <table:table-cell office:value-type="float" office:value="152028442337.916" calcext:value-type="float">
            <text:p>152,028,442,338</text:p>
          </table:table-cell>
          <table:table-cell office:value-type="float" office:value="163517572227.598" calcext:value-type="float">
            <text:p>163,517,572,228</text:p>
          </table:table-cell>
          <table:table-cell office:value-type="float" office:value="161354350883.315" calcext:value-type="float">
            <text:p>161,354,350,883</text:p>
          </table:table-cell>
          <table:table-cell office:value-type="float" office:value="154165270892.788" calcext:value-type="float">
            <text:p>154,165,270,893</text:p>
          </table:table-cell>
          <table:table-cell office:value-type="float" office:value="162286593255.737" calcext:value-type="float">
            <text:p>162,286,593,256</text:p>
          </table:table-cell>
          <table:table-cell office:value-type="float" office:value="171314828998.855" calcext:value-type="float">
            <text:p>171,314,828,999</text:p>
          </table:table-cell>
          <table:table-cell office:value-type="float" office:value="174004134389.436" calcext:value-type="float">
            <text:p>174,004,134,389</text:p>
          </table:table-cell>
          <table:table-cell office:value-type="float" office:value="195418865247.875" calcext:value-type="float">
            <text:p>195,418,865,248</text:p>
          </table:table-cell>
          <table:table-cell office:value-type="float" office:value="228751897893.897" calcext:value-type="float">
            <text:p>228,751,897,894</text:p>
          </table:table-cell>
          <table:table-cell office:value-type="float" office:value="264356187415.008" calcext:value-type="float">
            <text:p>264,356,187,415</text:p>
          </table:table-cell>
          <table:table-cell office:value-type="float" office:value="308722079937.912" calcext:value-type="float">
            <text:p>308,722,079,938</text:p>
          </table:table-cell>
          <table:table-cell office:value-type="float" office:value="345422869022.869" calcext:value-type="float">
            <text:p>345,422,869,023</text:p>
          </table:table-cell>
          <table:table-cell office:value-type="float" office:value="401084901905.033" calcext:value-type="float">
            <text:p>401,084,901,905</text:p>
          </table:table-cell>
          <table:table-cell office:value-type="float" office:value="462554432624.114" calcext:value-type="float">
            <text:p>462,554,432,624</text:p>
          </table:table-cell>
          <table:table-cell office:value-type="float" office:value="386620408163.265" calcext:value-type="float">
            <text:p>386,620,408,163</text:p>
          </table:table-cell>
          <table:table-cell office:value-type="float" office:value="429130952709.224" calcext:value-type="float">
            <text:p>429,130,952,709</text:p>
          </table:table-cell>
          <table:table-cell office:value-type="float" office:value="498831558925.86" calcext:value-type="float">
            <text:p>498,831,558,926</text:p>
          </table:table-cell>
          <table:table-cell office:value-type="float" office:value="510229136226.902" calcext:value-type="float">
            <text:p>510,229,136,227</text:p>
          </table:table-cell>
          <table:table-cell office:value-type="float" office:value="523502127659.574" calcext:value-type="float">
            <text:p>523,502,127,660</text:p>
          </table:table-cell>
          <table:table-cell office:value-type="float" office:value="499338534779.159" calcext:value-type="float">
            <text:p>499,338,534,779</text:p>
          </table:table-cell>
          <table:table-cell office:value-type="float" office:value="386663139402.707" calcext:value-type="float">
            <text:p>386,663,139,403</text:p>
          </table:table-cell>
          <table:table-cell office:value-type="float" office:value="371068933175.626" calcext:value-type="float">
            <text:p>371,068,933,1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68409418.448238" calcext:value-type="float">
            <text:p>268,409,418</text:p>
          </table:table-cell>
          <table:table-cell office:value-type="float" office:value="315323809.179731" calcext:value-type="float">
            <text:p>315,323,809</text:p>
          </table:table-cell>
          <table:table-cell office:value-type="float" office:value="384188039.242438" calcext:value-type="float">
            <text:p>384,188,039</text:p>
          </table:table-cell>
          <table:table-cell office:value-type="float" office:value="505851170.873749" calcext:value-type="float">
            <text:p>505,851,171</text:p>
          </table:table-cell>
          <table:table-cell office:value-type="float" office:value="1723549414.37044" calcext:value-type="float">
            <text:p>1,723,549,414</text:p>
          </table:table-cell>
          <table:table-cell office:value-type="float" office:value="2195592765.47653" calcext:value-type="float">
            <text:p>2,195,592,765</text:p>
          </table:table-cell>
          <table:table-cell office:value-type="float" office:value="2680975809.73068" calcext:value-type="float">
            <text:p>2,680,975,810</text:p>
          </table:table-cell>
          <table:table-cell office:value-type="float" office:value="2870460135.69907" calcext:value-type="float">
            <text:p>2,870,460,136</text:p>
          </table:table-cell>
          <table:table-cell office:value-type="float" office:value="2870763308.83255" calcext:value-type="float">
            <text:p>2,870,763,309</text:p>
          </table:table-cell>
          <table:table-cell office:value-type="float" office:value="3910653282.89129" calcext:value-type="float">
            <text:p>3,910,653,283</text:p>
          </table:table-cell>
          <table:table-cell office:value-type="float" office:value="6256014459.33994" calcext:value-type="float">
            <text:p>6,256,014,459</text:p>
          </table:table-cell>
          <table:table-cell office:value-type="float" office:value="7551882717.28976" calcext:value-type="float">
            <text:p>7,551,882,717</text:p>
          </table:table-cell>
          <table:table-cell office:value-type="float" office:value="7942132038.04902" calcext:value-type="float">
            <text:p>7,942,132,038</text:p>
          </table:table-cell>
          <table:table-cell office:value-type="float" office:value="8397088880.70958" calcext:value-type="float">
            <text:p>8,397,088,881</text:p>
          </table:table-cell>
          <table:table-cell office:value-type="float" office:value="9254100984.67961" calcext:value-type="float">
            <text:p>9,254,100,985</text:p>
          </table:table-cell>
          <table:table-cell office:value-type="float" office:value="10280627287.5983" calcext:value-type="float">
            <text:p>10,280,627,288</text:p>
          </table:table-cell>
          <table:table-cell office:value-type="float" office:value="8138146051.8528" calcext:value-type="float">
            <text:p>8,138,146,052</text:p>
          </table:table-cell>
          <table:table-cell office:value-type="float" office:value="8532893253.57607" calcext:value-type="float">
            <text:p>8,532,893,254</text:p>
          </table:table-cell>
          <table:table-cell office:value-type="float" office:value="8293439321.19636" calcext:value-type="float">
            <text:p>8,293,439,321</text:p>
          </table:table-cell>
          <table:table-cell office:value-type="float" office:value="9268487498.04941" calcext:value-type="float">
            <text:p>9,268,487,498</text:p>
          </table:table-cell>
          <table:table-cell office:value-type="float" office:value="11556031284.7854" calcext:value-type="float">
            <text:p>11,556,031,285</text:p>
          </table:table-cell>
          <table:table-cell office:value-type="float" office:value="11216011846.554" calcext:value-type="float">
            <text:p>11,216,011,847</text:p>
          </table:table-cell>
          <table:table-cell office:value-type="float" office:value="12314259198.9597" calcext:value-type="float">
            <text:p>12,314,259,199</text:p>
          </table:table-cell>
          <table:table-cell office:value-type="float" office:value="12354897003.6079" calcext:value-type="float">
            <text:p>12,354,897,004</text:p>
          </table:table-cell>
          <table:table-cell office:value-type="float" office:value="12775839352.0915" calcext:value-type="float">
            <text:p>12,775,839,352</text:p>
          </table:table-cell>
          <table:table-cell office:value-type="float" office:value="13650077267.5568" calcext:value-type="float">
            <text:p>13,650,077,268</text:p>
          </table:table-cell>
          <table:table-cell office:value-type="float" office:value="15108709148.3577" calcext:value-type="float">
            <text:p>15,108,709,148</text:p>
          </table:table-cell>
          <table:table-cell office:value-type="float" office:value="15662333329.8093" calcext:value-type="float">
            <text:p>15,662,333,330</text:p>
          </table:table-cell>
          <table:table-cell office:value-type="float" office:value="13929623224.5099" calcext:value-type="float">
            <text:p>13,929,623,225</text:p>
          </table:table-cell>
          <table:table-cell office:value-type="float" office:value="15532200491.1066" calcext:value-type="float">
            <text:p>15,532,200,491</text:p>
          </table:table-cell>
          <table:table-cell office:value-type="float" office:value="19449966548.7646" calcext:value-type="float">
            <text:p>19,449,966,549</text:p>
          </table:table-cell>
          <table:table-cell office:value-type="float" office:value="19452000475.9428" calcext:value-type="float">
            <text:p>19,452,000,476</text:p>
          </table:table-cell>
          <table:table-cell office:value-type="float" office:value="20142756174.2523" calcext:value-type="float">
            <text:p>20,142,756,174</text:p>
          </table:table-cell>
          <table:table-cell office:value-type="float" office:value="21633708221.0663" calcext:value-type="float">
            <text:p>21,633,708,221</text:p>
          </table:table-cell>
          <table:table-cell office:value-type="float" office:value="24763713001.3004" calcext:value-type="float">
            <text:p>24,763,713,001</text:p>
          </table:table-cell>
          <table:table-cell office:value-type="float" office:value="31081991836.1508" calcext:value-type="float">
            <text:p>31,081,991,836</text:p>
          </table:table-cell>
          <table:table-cell office:value-type="float" office:value="37215783859.5579" calcext:value-type="float">
            <text:p>37,215,783,860</text:p>
          </table:table-cell>
          <table:table-cell office:value-type="float" office:value="42085379810.143" calcext:value-type="float">
            <text:p>42,085,379,810</text:p>
          </table:table-cell>
          <table:table-cell office:value-type="float" office:value="60905452187.2562" calcext:value-type="float">
            <text:p>60,905,452,187</text:p>
          </table:table-cell>
          <table:table-cell office:value-type="float" office:value="48388364806.2419" calcext:value-type="float">
            <text:p>48,388,364,806</text:p>
          </table:table-cell>
          <table:table-cell office:value-type="float" office:value="58641252345.9038" calcext:value-type="float">
            <text:p>58,641,252,346</text:p>
          </table:table-cell>
          <table:table-cell office:value-type="float" office:value="67937307404.4213" calcext:value-type="float">
            <text:p>67,937,307,404</text:p>
          </table:table-cell>
          <table:table-cell office:value-type="float" office:value="76689583315.9948" calcext:value-type="float">
            <text:p>76,689,583,316</text:p>
          </table:table-cell>
          <table:table-cell office:value-type="float" office:value="78938585284.7854" calcext:value-type="float">
            <text:p>78,938,585,285</text:p>
          </table:table-cell>
          <table:table-cell office:value-type="float" office:value="81034395037.7113" calcext:value-type="float">
            <text:p>81,034,395,038</text:p>
          </table:table-cell>
          <table:table-cell office:value-type="float" office:value="69831770996.0988" calcext:value-type="float">
            <text:p>69,831,770,996</text:p>
          </table:table-cell>
          <table:table-cell office:value-type="float" office:value="63170959401.8205" calcext:value-type="float">
            <text:p>63,170,959,40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3139261767.6918" calcext:value-type="float">
            <text:p>13,139,261,768</text:p>
          </table:table-cell>
          <table:table-cell office:value-type="float" office:value="13975754331.8792" calcext:value-type="float">
            <text:p>13,975,754,332</text:p>
          </table:table-cell>
          <table:table-cell office:value-type="float" office:value="8251877545.70197" calcext:value-type="float">
            <text:p>8,251,877,546</text:p>
          </table:table-cell>
          <table:table-cell office:value-type="float" office:value="8848524430.22112" calcext:value-type="float">
            <text:p>8,848,524,430</text:p>
          </table:table-cell>
          <table:table-cell office:value-type="float" office:value="11660558124.4444" calcext:value-type="float">
            <text:p>11,660,558,124</text:p>
          </table:table-cell>
          <table:table-cell office:value-type="float" office:value="14715396176.5657" calcext:value-type="float">
            <text:p>14,715,396,177</text:p>
          </table:table-cell>
          <table:table-cell office:value-type="float" office:value="17254057789.0909" calcext:value-type="float">
            <text:p>17,254,057,789</text:p>
          </table:table-cell>
          <table:table-cell office:value-type="float" office:value="19819587047.0707" calcext:value-type="float">
            <text:p>19,819,587,047</text:p>
          </table:table-cell>
          <table:table-cell office:value-type="float" office:value="23338322130.202" calcext:value-type="float">
            <text:p>23,338,322,130</text:p>
          </table:table-cell>
          <table:table-cell office:value-type="float" office:value="25797571982.7273" calcext:value-type="float">
            <text:p>25,797,571,983</text:p>
          </table:table-cell>
          <table:table-cell office:value-type="float" office:value="30994277553.5354" calcext:value-type="float">
            <text:p>30,994,277,554</text:p>
          </table:table-cell>
          <table:table-cell office:value-type="float" office:value="36820056616.0606" calcext:value-type="float">
            <text:p>36,820,056,616</text:p>
          </table:table-cell>
          <table:table-cell office:value-type="float" office:value="35851006582.0155" calcext:value-type="float">
            <text:p>35,851,006,582</text:p>
          </table:table-cell>
          <table:table-cell office:value-type="float" office:value="36399712132.2764" calcext:value-type="float">
            <text:p>36,399,712,132</text:p>
          </table:table-cell>
          <table:table-cell office:value-type="float" office:value="39160686647.129" calcext:value-type="float">
            <text:p>39,160,686,647</text:p>
          </table:table-cell>
          <table:table-cell office:value-type="float" office:value="38840362264.9399" calcext:value-type="float">
            <text:p>38,840,362,265</text:p>
          </table:table-cell>
          <table:table-cell office:value-type="float" office:value="40497845024.7234" calcext:value-type="float">
            <text:p>40,497,845,025</text:p>
          </table:table-cell>
          <table:table-cell office:value-type="float" office:value="43113077982.6195" calcext:value-type="float">
            <text:p>43,113,077,983</text:p>
          </table:table-cell>
          <table:table-cell office:value-type="float" office:value="49155354318.0946" calcext:value-type="float">
            <text:p>49,155,354,318</text:p>
          </table:table-cell>
          <table:table-cell office:value-type="float" office:value="49100245565.6945" calcext:value-type="float">
            <text:p>49,100,245,566</text:p>
          </table:table-cell>
          <table:table-cell office:value-type="float" office:value="51666173855.7057" calcext:value-type="float">
            <text:p>51,666,173,856</text:p>
          </table:table-cell>
          <table:table-cell office:value-type="float" office:value="55973297636.0706" calcext:value-type="float">
            <text:p>55,973,297,636</text:p>
          </table:table-cell>
          <table:table-cell office:value-type="float" office:value="62958367556.2562" calcext:value-type="float">
            <text:p>62,958,367,556</text:p>
          </table:table-cell>
          <table:table-cell office:value-type="float" office:value="62134067175.7694" calcext:value-type="float">
            <text:p>62,134,067,176</text:p>
          </table:table-cell>
          <table:table-cell office:value-type="float" office:value="66919638535.6125" calcext:value-type="float">
            <text:p>66,919,638,536</text:p>
          </table:table-cell>
          <table:table-cell office:value-type="float" office:value="77266091761.2971" calcext:value-type="float">
            <text:p>77,266,091,761</text:p>
          </table:table-cell>
          <table:table-cell office:value-type="float" office:value="76999762382.4687" calcext:value-type="float">
            <text:p>76,999,762,382</text:p>
          </table:table-cell>
          <table:table-cell office:value-type="float" office:value="77394422577.3673" calcext:value-type="float">
            <text:p>77,394,422,577</text:p>
          </table:table-cell>
          <table:table-cell office:value-type="float" office:value="77886383085.1487" calcext:value-type="float">
            <text:p>77,886,383,085</text:p>
          </table:table-cell>
          <table:table-cell office:value-type="float" office:value="77779555707.8101" calcext:value-type="float">
            <text:p>77,779,555,708</text:p>
          </table:table-cell>
          <table:table-cell office:value-type="float" office:value="76865936391.0092" calcext:value-type="float">
            <text:p>76,865,936,391</text:p>
          </table:table-cell>
          <table:table-cell office:value-type="float" office:value="73268805040.7499" calcext:value-type="float">
            <text:p>73,268,805,041</text:p>
          </table:table-cell>
          <table:table-cell office:value-type="float" office:value="80353156003.4223" calcext:value-type="float">
            <text:p>80,353,156,003</text:p>
          </table:table-cell>
          <table:table-cell office:value-type="float" office:value="90990621088.6735" calcext:value-type="float">
            <text:p>90,990,621,089</text:p>
          </table:table-cell>
          <table:table-cell office:value-type="float" office:value="104351933421.812" calcext:value-type="float">
            <text:p>104,351,933,422</text:p>
          </table:table-cell>
          <table:table-cell office:value-type="float" office:value="117708404551.716" calcext:value-type="float">
            <text:p>117,708,404,552</text:p>
          </table:table-cell>
          <table:table-cell office:value-type="float" office:value="136319529009.935" calcext:value-type="float">
            <text:p>136,319,529,010</text:p>
          </table:table-cell>
          <table:table-cell office:value-type="float" office:value="152124000285.98" calcext:value-type="float">
            <text:p>152,124,000,286</text:p>
          </table:table-cell>
          <table:table-cell office:value-type="float" office:value="151087475340.172" calcext:value-type="float">
            <text:p>151,087,475,340</text:p>
          </table:table-cell>
          <table:table-cell office:value-type="float" office:value="161537631709.888" calcext:value-type="float">
            <text:p>161,537,631,710</text:p>
          </table:table-cell>
          <table:table-cell office:value-type="float" office:value="174507923710.715" calcext:value-type="float">
            <text:p>174,507,923,711</text:p>
          </table:table-cell>
          <table:table-cell office:value-type="float" office:value="211671575683.371" calcext:value-type="float">
            <text:p>211,671,575,683</text:p>
          </table:table-cell>
          <table:table-cell office:value-type="float" office:value="214641658203.278" calcext:value-type="float">
            <text:p>214,641,658,203</text:p>
          </table:table-cell>
          <table:table-cell office:value-type="float" office:value="220268616257.938" calcext:value-type="float">
            <text:p>220,268,616,258</text:p>
          </table:table-cell>
          <table:table-cell office:value-type="float" office:value="248949386617.395" calcext:value-type="float">
            <text:p>248,949,386,617</text:p>
          </table:table-cell>
          <table:table-cell office:value-type="float" office:value="267522621993.064" calcext:value-type="float">
            <text:p>267,522,621,993</text:p>
          </table:table-cell>
          <table:table-cell office:value-type="float" office:value="282506007859.093" calcext:value-type="float">
            <text:p>282,506,007,8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9300329" calcext:value-type="float">
            <text:p>9,300,329</text:p>
          </table:table-cell>
          <table:table-cell office:value-type="float" office:value="10220331" calcext:value-type="float">
            <text:p>10,220,331</text:p>
          </table:table-cell>
          <table:table-cell office:value-type="float" office:value="11225403" calcext:value-type="float">
            <text:p>11,225,403</text:p>
          </table:table-cell>
          <table:table-cell office:value-type="float" office:value="12331671" calcext:value-type="float">
            <text:p>12,331,671</text:p>
          </table:table-cell>
          <table:table-cell office:value-type="float" office:value="13551712" calcext:value-type="float">
            <text:p>13,551,712</text:p>
          </table:table-cell>
          <table:table-cell office:value-type="float" office:value="14896812" calcext:value-type="float">
            <text:p>14,896,812</text:p>
          </table:table-cell>
          <table:table-cell office:value-type="float" office:value="16379412" calcext:value-type="float">
            <text:p>16,379,412</text:p>
          </table:table-cell>
          <table:table-cell office:value-type="float" office:value="17942746" calcext:value-type="float">
            <text:p>17,942,746</text:p>
          </table:table-cell>
          <table:table-cell office:value-type="float" office:value="19729863" calcext:value-type="float">
            <text:p>19,729,863</text:p>
          </table:table-cell>
          <table:table-cell office:value-type="float" office:value="21719929" calcext:value-type="float">
            <text:p>21,719,929</text:p>
          </table:table-cell>
          <table:table-cell office:value-type="float" office:value="23910724" calcext:value-type="float">
            <text:p>23,910,724</text:p>
          </table:table-cell>
          <table:table-cell office:value-type="float" office:value="26322495" calcext:value-type="float">
            <text:p>26,322,495</text:p>
          </table:table-cell>
          <table:table-cell office:value-type="float" office:value="28977532" calcext:value-type="float">
            <text:p>28,977,532</text:p>
          </table:table-cell>
          <table:table-cell office:value-type="float" office:value="31900370" calcext:value-type="float">
            <text:p>31,900,370</text:p>
          </table:table-cell>
          <table:table-cell office:value-type="float" office:value="36044789" calcext:value-type="float">
            <text:p>36,044,789</text:p>
          </table:table-cell>
          <table:table-cell office:value-type="float" office:value="41044715" calcext:value-type="float">
            <text:p>41,044,715</text:p>
          </table:table-cell>
          <table:table-cell office:value-type="float" office:value="46738203" calcext:value-type="float">
            <text:p>46,738,203</text:p>
          </table:table-cell>
          <table:table-cell office:value-type="float" office:value="53221458" calcext:value-type="float">
            <text:p>53,221,458</text:p>
          </table:table-cell>
          <table:table-cell office:value-type="float" office:value="60604034" calcext:value-type="float">
            <text:p>60,604,034</text:p>
          </table:table-cell>
          <table:table-cell office:value-type="float" office:value="69010678" calcext:value-type="float">
            <text:p>69,010,678</text:p>
          </table:table-cell>
          <table:table-cell office:value-type="float" office:value="78583444" calcext:value-type="float">
            <text:p>78,583,444</text:p>
          </table:table-cell>
          <table:table-cell office:value-type="float" office:value="86560026" calcext:value-type="float">
            <text:p>86,560,026</text:p>
          </table:table-cell>
          <table:table-cell office:value-type="float" office:value="93048872" calcext:value-type="float">
            <text:p>93,048,872</text:p>
          </table:table-cell>
          <table:table-cell office:value-type="float" office:value="85663737" calcext:value-type="float">
            <text:p>85,663,737</text:p>
          </table:table-cell>
          <table:table-cell office:value-type="float" office:value="90674187" calcext:value-type="float">
            <text:p>90,674,187</text:p>
          </table:table-cell>
          <table:table-cell office:value-type="float" office:value="110047340" calcext:value-type="float">
            <text:p>110,047,340</text:p>
          </table:table-cell>
          <table:table-cell office:value-type="float" office:value="131419834" calcext:value-type="float">
            <text:p>131,419,834</text:p>
          </table:table-cell>
          <table:table-cell office:value-type="float" office:value="142328230" calcext:value-type="float">
            <text:p>142,328,230</text:p>
          </table:table-cell>
          <table:table-cell office:value-type="float" office:value="147836178" calcext:value-type="float">
            <text:p>147,836,178</text:p>
          </table:table-cell>
          <table:table-cell office:value-type="float" office:value="145485027" calcext:value-type="float">
            <text:p>145,485,027</text:p>
          </table:table-cell>
          <table:table-cell office:value-type="float" office:value="147833000" calcext:value-type="float">
            <text:p>147,833,000</text:p>
          </table:table-cell>
          <table:table-cell office:value-type="float" office:value="158159000" calcext:value-type="float">
            <text:p>158,159,000</text:p>
          </table:table-cell>
          <table:table-cell office:value-type="float" office:value="161615000" calcext:value-type="float">
            <text:p>161,615,000</text:p>
          </table:table-cell>
          <table:table-cell office:value-type="float" office:value="157963000" calcext:value-type="float">
            <text:p>157,963,000</text:p>
          </table:table-cell>
          <table:table-cell office:value-type="float" office:value="173374000" calcext:value-type="float">
            <text:p>173,374,000</text:p>
          </table:table-cell>
          <table:table-cell office:value-type="float" office:value="191326000" calcext:value-type="float">
            <text:p>191,326,000</text:p>
          </table:table-cell>
          <table:table-cell office:value-type="float" office:value="193086000" calcext:value-type="float">
            <text:p>193,086,000</text:p>
          </table:table-cell>
          <table:table-cell office:value-type="float" office:value="194767000" calcext:value-type="float">
            <text:p>194,767,000</text:p>
          </table:table-cell>
          <table:table-cell office:value-type="float" office:value="196712000" calcext:value-type="float">
            <text:p>196,712,000</text:p>
          </table:table-cell>
          <table:table-cell office:value-type="float" office:value="186891000" calcext:value-type="float">
            <text:p>186,891,000</text:p>
          </table:table-cell>
          <table:table-cell office:value-type="float" office:value="183335000" calcext:value-type="float">
            <text:p>183,335,000</text:p>
          </table:table-cell>
          <table:table-cell office:value-type="float" office:value="200067000" calcext:value-type="float">
            <text:p>200,067,000</text:p>
          </table:table-cell>
          <table:table-cell office:value-type="float" office:value="215095000" calcext:value-type="float">
            <text:p>215,095,000</text:p>
          </table:table-cell>
          <table:table-cell office:value-type="float" office:value="228012000" calcext:value-type="float">
            <text:p>228,012,000</text:p>
          </table:table-cell>
          <table:table-cell office:value-type="float" office:value="246436000" calcext:value-type="float">
            <text:p>246,436,000</text:p>
          </table:table-cell>
          <table:table-cell office:value-type="float" office:value="297645000" calcext:value-type="float">
            <text:p>297,645,000</text:p>
          </table:table-cell>
          <table:table-cell office:value-type="float" office:value="310248000" calcext:value-type="float">
            <text:p>310,248,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146838683" calcext:value-type="float">
            <text:p>1,146,838,683</text:p>
          </table:table-cell>
          <table:table-cell office:value-type="float" office:value="1293987915.29399" calcext:value-type="float">
            <text:p>1,293,987,915</text:p>
          </table:table-cell>
          <table:table-cell office:value-type="float" office:value="1421840736" calcext:value-type="float">
            <text:p>1,421,840,736</text:p>
          </table:table-cell>
          <table:table-cell office:value-type="float" office:value="1626314975" calcext:value-type="float">
            <text:p>1,626,314,975</text:p>
          </table:table-cell>
          <table:table-cell office:value-type="float" office:value="1858661807.92933" calcext:value-type="float">
            <text:p>1,858,661,808</text:p>
          </table:table-cell>
          <table:table-cell office:value-type="float" office:value="2081755391.08176" calcext:value-type="float">
            <text:p>2,081,755,391</text:p>
          </table:table-cell>
          <table:table-cell office:value-type="float" office:value="2210962347.21096" calcext:value-type="float">
            <text:p>2,210,962,347</text:p>
          </table:table-cell>
          <table:table-cell office:value-type="float" office:value="2344231705.34423" calcext:value-type="float">
            <text:p>2,344,231,705</text:p>
          </table:table-cell>
          <table:table-cell office:value-type="float" office:value="2779360108.77936" calcext:value-type="float">
            <text:p>2,779,360,109</text:p>
          </table:table-cell>
          <table:table-cell office:value-type="float" office:value="3181199383.1812" calcext:value-type="float">
            <text:p>3,181,199,383</text:p>
          </table:table-cell>
          <table:table-cell office:value-type="float" office:value="4054051614.05405" calcext:value-type="float">
            <text:p>4,054,051,614</text:p>
          </table:table-cell>
          <table:table-cell office:value-type="float" office:value="4565382712.56538" calcext:value-type="float">
            <text:p>4,565,382,713</text:p>
          </table:table-cell>
          <table:table-cell office:value-type="float" office:value="4833800087.8338" calcext:value-type="float">
            <text:p>4,833,800,088</text:p>
          </table:table-cell>
          <table:table-cell office:value-type="float" office:value="5078543669.07854" calcext:value-type="float">
            <text:p>5,078,543,669</text:p>
          </table:table-cell>
          <table:table-cell office:value-type="float" office:value="5368919344.23705" calcext:value-type="float">
            <text:p>5,368,919,344</text:p>
          </table:table-cell>
          <table:table-cell office:value-type="float" office:value="5725169928" calcext:value-type="float">
            <text:p>5,725,169,928</text:p>
          </table:table-cell>
          <table:table-cell office:value-type="float" office:value="6048940525" calcext:value-type="float">
            <text:p>6,048,940,525</text:p>
          </table:table-cell>
          <table:table-cell office:value-type="float" office:value="6237987786" calcext:value-type="float">
            <text:p>6,237,987,786</text:p>
          </table:table-cell>
          <table:table-cell office:value-type="float" office:value="5574778429" calcext:value-type="float">
            <text:p>5,574,778,429</text:p>
          </table:table-cell>
          <table:table-cell office:value-type="float" office:value="5589646029" calcext:value-type="float">
            <text:p>5,589,646,029</text:p>
          </table:table-cell>
          <table:table-cell office:value-type="float" office:value="6076502769" calcext:value-type="float">
            <text:p>6,076,502,769</text:p>
          </table:table-cell>
          <table:table-cell office:value-type="float" office:value="6681614117" calcext:value-type="float">
            <text:p>6,681,614,117</text:p>
          </table:table-cell>
          <table:table-cell office:value-type="float" office:value="7595514095" calcext:value-type="float">
            <text:p>7,595,514,095</text:p>
          </table:table-cell>
          <table:table-cell office:value-type="float" office:value="8294634426" calcext:value-type="float">
            <text:p>8,294,634,426</text:p>
          </table:table-cell>
          <table:table-cell office:value-type="float" office:value="8844964384" calcext:value-type="float">
            <text:p>8,844,964,384</text:p>
          </table:table-cell>
          <table:table-cell office:value-type="float" office:value="9041902910" calcext:value-type="float">
            <text:p>9,041,902,910</text:p>
          </table:table-cell>
          <table:table-cell office:value-type="float" office:value="9322100000" calcext:value-type="float">
            <text:p>9,322,100,000</text:p>
          </table:table-cell>
          <table:table-cell office:value-type="float" office:value="10084100000" calcext:value-type="float">
            <text:p>10,084,100,000</text:p>
          </table:table-cell>
          <table:table-cell office:value-type="float" office:value="10932400000" calcext:value-type="float">
            <text:p>10,932,400,000</text:p>
          </table:table-cell>
          <table:table-cell office:value-type="float" office:value="11456300000" calcext:value-type="float">
            <text:p>11,456,300,000</text:p>
          </table:table-cell>
          <table:table-cell office:value-type="float" office:value="11620600000" calcext:value-type="float">
            <text:p>11,620,600,000</text:p>
          </table:table-cell>
          <table:table-cell office:value-type="float" office:value="11807600000" calcext:value-type="float">
            <text:p>11,807,600,000</text:p>
          </table:table-cell>
          <table:table-cell office:value-type="float" office:value="12272400000" calcext:value-type="float">
            <text:p>12,272,400,000</text:p>
          </table:table-cell>
          <table:table-cell office:value-type="float" office:value="12933200000" calcext:value-type="float">
            <text:p>12,933,200,000</text:p>
          </table:table-cell>
          <table:table-cell office:value-type="float" office:value="14179300000" calcext:value-type="float">
            <text:p>14,179,300,000</text:p>
          </table:table-cell>
          <table:table-cell office:value-type="float" office:value="15464700000" calcext:value-type="float">
            <text:p>15,464,700,000</text:p>
          </table:table-cell>
          <table:table-cell office:value-type="float" office:value="17137000000" calcext:value-type="float">
            <text:p>17,137,000,000</text:p>
          </table:table-cell>
          <table:table-cell office:value-type="float" office:value="20958001217" calcext:value-type="float">
            <text:p>20,958,001,217</text:p>
          </table:table-cell>
          <table:table-cell office:value-type="float" office:value="24522187179" calcext:value-type="float">
            <text:p>24,522,187,179</text:p>
          </table:table-cell>
          <table:table-cell office:value-type="float" office:value="26593510820" calcext:value-type="float">
            <text:p>26,593,510,820</text:p>
          </table:table-cell>
          <table:table-cell office:value-type="float" office:value="28917170797" calcext:value-type="float">
            <text:p>28,917,170,797</text:p>
          </table:table-cell>
          <table:table-cell office:value-type="float" office:value="34373820485" calcext:value-type="float">
            <text:p>34,373,820,485</text:p>
          </table:table-cell>
          <table:table-cell office:value-type="float" office:value="39954761233" calcext:value-type="float">
            <text:p>39,954,761,233</text:p>
          </table:table-cell>
          <table:table-cell office:value-type="float" office:value="44856189494" calcext:value-type="float">
            <text:p>44,856,189,494</text:p>
          </table:table-cell>
          <table:table-cell office:value-type="float" office:value="49165800000" calcext:value-type="float">
            <text:p>49,165,800,000</text:p>
          </table:table-cell>
          <table:table-cell office:value-type="float" office:value="52132300000" calcext:value-type="float">
            <text:p>52,132,300,000</text:p>
          </table:table-cell>
          <table:table-cell office:value-type="float" office:value="55187800000" calcext:value-type="float">
            <text:p>55,187,800,0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90978535.32748" calcext:value-type="float">
            <text:p>1,090,978,535</text:p>
          </table:table-cell>
          <table:table-cell office:value-type="float" office:value="1217969543.892" calcext:value-type="float">
            <text:p>1,217,969,544</text:p>
          </table:table-cell>
          <table:table-cell office:value-type="float" office:value="1457371611.69001" calcext:value-type="float">
            <text:p>1,457,371,612</text:p>
          </table:table-cell>
          <table:table-cell office:value-type="float" office:value="2204616659.94177" calcext:value-type="float">
            <text:p>2,204,616,660</text:p>
          </table:table-cell>
          <table:table-cell office:value-type="float" office:value="2496508794.66796" calcext:value-type="float">
            <text:p>2,496,508,795</text:p>
          </table:table-cell>
          <table:table-cell office:value-type="float" office:value="2307791398.85297" calcext:value-type="float">
            <text:p>2,307,791,399</text:p>
          </table:table-cell>
          <table:table-cell office:value-type="float" office:value="2482847971.90093" calcext:value-type="float">
            <text:p>2,482,847,972</text:p>
          </table:table-cell>
          <table:table-cell office:value-type="float" office:value="2733838350.70455" calcext:value-type="float">
            <text:p>2,733,838,351</text:p>
          </table:table-cell>
          <table:table-cell office:value-type="float" office:value="3321739445.38807" calcext:value-type="float">
            <text:p>3,321,739,445</text:p>
          </table:table-cell>
          <table:table-cell office:value-type="float" office:value="3821665170.82246" calcext:value-type="float">
            <text:p>3,821,665,171</text:p>
          </table:table-cell>
          <table:table-cell office:value-type="float" office:value="4241869749.9056" calcext:value-type="float">
            <text:p>4,241,869,750</text:p>
          </table:table-cell>
          <table:table-cell office:value-type="float" office:value="4162524347.99975" calcext:value-type="float">
            <text:p>4,162,524,348</text:p>
          </table:table-cell>
          <table:table-cell office:value-type="float" office:value="3946573001.33825" calcext:value-type="float">
            <text:p>3,946,573,001</text:p>
          </table:table-cell>
          <table:table-cell office:value-type="float" office:value="3933060324.92306" calcext:value-type="float">
            <text:p>3,933,060,325</text:p>
          </table:table-cell>
          <table:table-cell office:value-type="float" office:value="3893092883.12724" calcext:value-type="float">
            <text:p>3,893,092,883</text:p>
          </table:table-cell>
          <table:table-cell office:value-type="float" office:value="3681537017.70732" calcext:value-type="float">
            <text:p>3,681,537,018</text:p>
          </table:table-cell>
          <table:table-cell office:value-type="float" office:value="4058991916.42425" calcext:value-type="float">
            <text:p>4,058,991,916</text:p>
          </table:table-cell>
          <table:table-cell office:value-type="float" office:value="4819048902.82419" calcext:value-type="float">
            <text:p>4,819,048,903</text:p>
          </table:table-cell>
          <table:table-cell office:value-type="float" office:value="5603821398.35823" calcext:value-type="float">
            <text:p>5,603,821,398</text:p>
          </table:table-cell>
          <table:table-cell office:value-type="float" office:value="5436012791.1411" calcext:value-type="float">
            <text:p>5,436,012,791</text:p>
          </table:table-cell>
          <table:table-cell office:value-type="float" office:value="4937205411.51832" calcext:value-type="float">
            <text:p>4,937,205,412</text:p>
          </table:table-cell>
          <table:table-cell office:value-type="float" office:value="5806913619.79456" calcext:value-type="float">
            <text:p>5,806,913,620</text:p>
          </table:table-cell>
          <table:table-cell office:value-type="float" office:value="6578224454.81843" calcext:value-type="float">
            <text:p>6,578,224,455</text:p>
          </table:table-cell>
          <table:table-cell office:value-type="float" office:value="7476810065.32562" calcext:value-type="float">
            <text:p>7,476,810,065</text:p>
          </table:table-cell>
          <table:table-cell office:value-type="float" office:value="7995791626.95038" calcext:value-type="float">
            <text:p>7,995,791,627</text:p>
          </table:table-cell>
          <table:table-cell office:value-type="float" office:value="7273583747.46876" calcext:value-type="float">
            <text:p>7,273,583,747</text:p>
          </table:table-cell>
          <table:table-cell office:value-type="float" office:value="7740435122.33952" calcext:value-type="float">
            <text:p>7,740,435,122</text:p>
          </table:table-cell>
          <table:table-cell office:value-type="float" office:value="7398160488.55854" calcext:value-type="float">
            <text:p>7,398,160,489</text:p>
          </table:table-cell>
          <table:table-cell office:value-type="float" office:value="5655031930.10517" calcext:value-type="float">
            <text:p>5,655,031,930</text:p>
          </table:table-cell>
          <table:table-cell office:value-type="float" office:value="5160294177.33386" calcext:value-type="float">
            <text:p>5,160,294,177</text:p>
          </table:table-cell>
          <table:table-cell office:value-type="float" office:value="5258409592.91773" calcext:value-type="float">
            <text:p>5,258,409,593</text:p>
          </table:table-cell>
          <table:table-cell office:value-type="float" office:value="4610045329.35579" calcext:value-type="float">
            <text:p>4,610,045,329</text:p>
          </table:table-cell>
          <table:table-cell office:value-type="float" office:value="4579968607.77872" calcext:value-type="float">
            <text:p>4,579,968,608</text:p>
          </table:table-cell>
          <table:table-cell office:value-type="float" office:value="5583795995.89906" calcext:value-type="float">
            <text:p>5,583,795,996</text:p>
          </table:table-cell>
          <table:table-cell office:value-type="float" office:value="6276112897.70193" calcext:value-type="float">
            <text:p>6,276,112,898</text:p>
          </table:table-cell>
          <table:table-cell office:value-type="float" office:value="7312284811.81822" calcext:value-type="float">
            <text:p>7,312,284,812</text:p>
          </table:table-cell>
          <table:table-cell office:value-type="float" office:value="8306248911.48963" calcext:value-type="float">
            <text:p>8,306,248,911</text:p>
          </table:table-cell>
          <table:table-cell office:value-type="float" office:value="9439371180.70826" calcext:value-type="float">
            <text:p>9,439,371,181</text:p>
          </table:table-cell>
          <table:table-cell office:value-type="float" office:value="11548881425.4842" calcext:value-type="float">
            <text:p>11,548,881,425</text:p>
          </table:table-cell>
          <table:table-cell office:value-type="float" office:value="11550397257.009" calcext:value-type="float">
            <text:p>11,550,397,257</text:p>
          </table:table-cell>
          <table:table-cell office:value-type="float" office:value="14204789049.119" calcext:value-type="float">
            <text:p>14,204,789,049</text:p>
          </table:table-cell>
          <table:table-cell office:value-type="float" office:value="17953411856.0617" calcext:value-type="float">
            <text:p>17,953,411,856</text:p>
          </table:table-cell>
          <table:table-cell office:value-type="float" office:value="21267984222.6765" calcext:value-type="float">
            <text:p>21,267,984,223</text:p>
          </table:table-cell>
          <table:table-cell office:value-type="float" office:value="21144481423.5624" calcext:value-type="float">
            <text:p>21,144,481,424</text:p>
          </table:table-cell>
          <table:table-cell office:value-type="float" office:value="22207216228.668" calcext:value-type="float">
            <text:p>22,207,216,229</text:p>
          </table:table-cell>
          <table:table-cell office:value-type="float" office:value="21315456866.663" calcext:value-type="float">
            <text:p>21,315,456,867</text:p>
          </table:table-cell>
          <table:table-cell office:value-type="float" office:value="19694115730.8829" calcext:value-type="float">
            <text:p>19,694,115,7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25486942.595238" calcext:value-type="float">
            <text:p>525,486,943</text:p>
          </table:table-cell>
          <table:table-cell office:value-type="float" office:value="587314299.396825" calcext:value-type="float">
            <text:p>587,314,299</text:p>
          </table:table-cell>
          <table:table-cell office:value-type="float" office:value="679638008.706349" calcext:value-type="float">
            <text:p>679,638,009</text:p>
          </table:table-cell>
          <table:table-cell office:value-type="float" office:value="879800131.047619" calcext:value-type="float">
            <text:p>879,800,131</text:p>
          </table:table-cell>
          <table:table-cell office:value-type="float" office:value="1178458177.55556" calcext:value-type="float">
            <text:p>1,178,458,178</text:p>
          </table:table-cell>
          <table:table-cell office:value-type="float" office:value="1335716392.74603" calcext:value-type="float">
            <text:p>1,335,716,393</text:p>
          </table:table-cell>
          <table:table-cell office:value-type="float" office:value="1501454389.47619" calcext:value-type="float">
            <text:p>1,501,454,389</text:p>
          </table:table-cell>
          <table:table-cell office:value-type="float" office:value="1848943072.18254" calcext:value-type="float">
            <text:p>1,848,943,072</text:p>
          </table:table-cell>
          <table:table-cell office:value-type="float" office:value="2262271051.34921" calcext:value-type="float">
            <text:p>2,262,271,051</text:p>
          </table:table-cell>
          <table:table-cell office:value-type="float" office:value="3019573759.07937" calcext:value-type="float">
            <text:p>3,019,573,759</text:p>
          </table:table-cell>
          <table:table-cell office:value-type="float" office:value="3930992463.52381" calcext:value-type="float">
            <text:p>3,930,992,464</text:p>
          </table:table-cell>
          <table:table-cell office:value-type="float" office:value="4970659973.30952" calcext:value-type="float">
            <text:p>4,970,659,973</text:p>
          </table:table-cell>
          <table:table-cell office:value-type="float" office:value="5169510499.99206" calcext:value-type="float">
            <text:p>5,169,510,500</text:p>
          </table:table-cell>
          <table:table-cell office:value-type="float" office:value="5738153849.43651" calcext:value-type="float">
            <text:p>5,738,153,849</text:p>
          </table:table-cell>
          <table:table-cell office:value-type="float" office:value="4706486350.83582" calcext:value-type="float">
            <text:p>4,706,486,351</text:p>
          </table:table-cell>
          <table:table-cell office:value-type="float" office:value="4016898319.67935" calcext:value-type="float">
            <text:p>4,016,898,320</text:p>
          </table:table-cell>
          <table:table-cell office:value-type="float" office:value="4778237297.61376" calcext:value-type="float">
            <text:p>4,778,237,298</text:p>
          </table:table-cell>
          <table:table-cell office:value-type="float" office:value="4006758645.36182" calcext:value-type="float">
            <text:p>4,006,758,645</text:p>
          </table:table-cell>
          <table:table-cell office:value-type="float" office:value="5333222428.94" calcext:value-type="float">
            <text:p>5,333,222,429</text:p>
          </table:table-cell>
          <table:table-cell office:value-type="float" office:value="3855902647.8838" calcext:value-type="float">
            <text:p>3,855,902,648</text:p>
          </table:table-cell>
          <table:table-cell office:value-type="float" office:value="4652573955.58739" calcext:value-type="float">
            <text:p>4,652,573,956</text:p>
          </table:table-cell>
          <table:table-cell office:value-type="float" office:value="5522347996.06721" calcext:value-type="float">
            <text:p>5,522,347,996</text:p>
          </table:table-cell>
          <table:table-cell office:value-type="float" office:value="5696747485.03669" calcext:value-type="float">
            <text:p>5,696,747,485</text:p>
          </table:table-cell>
          <table:table-cell office:value-type="float" office:value="6075440329.45837" calcext:value-type="float">
            <text:p>6,075,440,329</text:p>
          </table:table-cell>
          <table:table-cell office:value-type="float" office:value="6941028904.32876" calcext:value-type="float">
            <text:p>6,941,028,904</text:p>
          </table:table-cell>
          <table:table-cell office:value-type="float" office:value="8065636988.60132" calcext:value-type="float">
            <text:p>8,065,636,989</text:p>
          </table:table-cell>
          <table:table-cell office:value-type="float" office:value="8753353693.86437" calcext:value-type="float">
            <text:p>8,753,353,694</text:p>
          </table:table-cell>
          <table:table-cell office:value-type="float" office:value="8872001790.74666" calcext:value-type="float">
            <text:p>8,872,001,791</text:p>
          </table:table-cell>
          <table:table-cell office:value-type="float" office:value="7915671797.80597" calcext:value-type="float">
            <text:p>7,915,671,798</text:p>
          </table:table-cell>
          <table:table-cell office:value-type="float" office:value="7300886374.37188" calcext:value-type="float">
            <text:p>7,300,886,374</text:p>
          </table:table-cell>
          <table:table-cell office:value-type="float" office:value="7095379508.29233" calcext:value-type="float">
            <text:p>7,095,379,508</text:p>
          </table:table-cell>
          <table:table-cell office:value-type="float" office:value="6445724897.55658" calcext:value-type="float">
            <text:p>6,445,724,898</text:p>
          </table:table-cell>
          <table:table-cell office:value-type="float" office:value="6325153604.26619" calcext:value-type="float">
            <text:p>6,325,153,604</text:p>
          </table:table-cell>
          <table:table-cell office:value-type="float" office:value="6588104846.5815" calcext:value-type="float">
            <text:p>6,588,104,847</text:p>
          </table:table-cell>
          <table:table-cell office:value-type="float" office:value="8033880889.48549" calcext:value-type="float">
            <text:p>8,033,880,889</text:p>
          </table:table-cell>
          <table:table-cell office:value-type="float" office:value="8734653710.00754" calcext:value-type="float">
            <text:p>8,734,653,710</text:p>
          </table:table-cell>
          <table:table-cell office:value-type="float" office:value="10646243519.5393" calcext:value-type="float">
            <text:p>10,646,243,520</text:p>
          </table:table-cell>
          <table:table-cell office:value-type="float" office:value="13794987246.0707" calcext:value-type="float">
            <text:p>13,794,987,246</text:p>
          </table:table-cell>
          <table:table-cell office:value-type="float" office:value="18503387941.8283" calcext:value-type="float">
            <text:p>18,503,387,942</text:p>
          </table:table-cell>
          <table:table-cell office:value-type="float" office:value="15933721947.0883" calcext:value-type="float">
            <text:p>15,933,721,947</text:p>
          </table:table-cell>
          <table:table-cell office:value-type="float" office:value="20047518467.3008" calcext:value-type="float">
            <text:p>20,047,518,467</text:p>
          </table:table-cell>
          <table:table-cell office:value-type="float" office:value="25099681743.5534" calcext:value-type="float">
            <text:p>25,099,681,744</text:p>
          </table:table-cell>
          <table:table-cell office:value-type="float" office:value="24595319648.1299" calcext:value-type="float">
            <text:p>24,595,319,648</text:p>
          </table:table-cell>
          <table:table-cell office:value-type="float" office:value="28965906725.6925" calcext:value-type="float">
            <text:p>28,965,906,726</text:p>
          </table:table-cell>
          <table:table-cell office:value-type="float" office:value="30881167083.0093" calcext:value-type="float">
            <text:p>30,881,167,083</text:p>
          </table:table-cell>
          <table:table-cell office:value-type="float" office:value="27282581335.7887" calcext:value-type="float">
            <text:p>27,282,581,336</text:p>
          </table:table-cell>
          <table:table-cell office:value-type="float" office:value="27165101909.3266" calcext:value-type="float">
            <text:p>27,165,101,90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829069767.59248" calcext:value-type="float">
            <text:p>5,829,069,768</text:p>
          </table:table-cell>
          <table:table-cell office:value-type="float" office:value="6502609819.28947" calcext:value-type="float">
            <text:p>6,502,609,819</text:p>
          </table:table-cell>
          <table:table-cell office:value-type="float" office:value="7208191214.65654" calcext:value-type="float">
            <text:p>7,208,191,215</text:p>
          </table:table-cell>
          <table:table-cell office:value-type="float" office:value="8619612403.3235" calcext:value-type="float">
            <text:p>8,619,612,403</text:p>
          </table:table-cell>
          <table:table-cell office:value-type="float" office:value="10868191214.7511" calcext:value-type="float">
            <text:p>10,868,191,215</text:p>
          </table:table-cell>
          <table:table-cell office:value-type="float" office:value="13272478068.1586" calcext:value-type="float">
            <text:p>13,272,478,068</text:p>
          </table:table-cell>
          <table:table-cell office:value-type="float" office:value="12659374953.388" calcext:value-type="float">
            <text:p>12,659,374,953</text:p>
          </table:table-cell>
          <table:table-cell office:value-type="float" office:value="11411609211.6511" calcext:value-type="float">
            <text:p>11,411,609,212</text:p>
          </table:table-cell>
          <table:table-cell office:value-type="float" office:value="9796830378.26131" calcext:value-type="float">
            <text:p>9,796,830,378</text:p>
          </table:table-cell>
          <table:table-cell office:value-type="float" office:value="12513650571.6772" calcext:value-type="float">
            <text:p>12,513,650,572</text:p>
          </table:table-cell>
          <table:table-cell office:value-type="float" office:value="16647414232.6379" calcext:value-type="float">
            <text:p>16,647,414,233</text:p>
          </table:table-cell>
          <table:table-cell office:value-type="float" office:value="20334541743.4978" calcext:value-type="float">
            <text:p>20,334,541,743</text:p>
          </table:table-cell>
          <table:table-cell office:value-type="float" office:value="20686350087.7131" calcext:value-type="float">
            <text:p>20,686,350,088</text:p>
          </table:table-cell>
          <table:table-cell office:value-type="float" office:value="16053236838.0549" calcext:value-type="float">
            <text:p>16,053,236,838</text:p>
          </table:table-cell>
          <table:table-cell office:value-type="float" office:value="16829112848.4722" calcext:value-type="float">
            <text:p>16,829,112,848</text:p>
          </table:table-cell>
          <table:table-cell office:value-type="float" office:value="14529424641.6326" calcext:value-type="float">
            <text:p>14,529,424,642</text:p>
          </table:table-cell>
          <table:table-cell office:value-type="float" office:value="21604567126.7252" calcext:value-type="float">
            <text:p>21,604,567,127</text:p>
          </table:table-cell>
          <table:table-cell office:value-type="float" office:value="35388809582.7352" calcext:value-type="float">
            <text:p>35,388,809,583</text:p>
          </table:table-cell>
          <table:table-cell office:value-type="float" office:value="30910513719.453" calcext:value-type="float">
            <text:p>30,910,513,719</text:p>
          </table:table-cell>
          <table:table-cell office:value-type="float" office:value="34754048243.0437" calcext:value-type="float">
            <text:p>34,754,048,243</text:p>
          </table:table-cell>
          <table:table-cell office:value-type="float" office:value="29118873770.2262" calcext:value-type="float">
            <text:p>29,118,873,770</text:p>
          </table:table-cell>
          <table:table-cell office:value-type="float" office:value="34354513205.178" calcext:value-type="float">
            <text:p>34,354,513,205</text:p>
          </table:table-cell>
          <table:table-cell office:value-type="float" office:value="35884248340.3344" calcext:value-type="float">
            <text:p>35,884,248,340</text:p>
          </table:table-cell>
          <table:table-cell office:value-type="float" office:value="34642889102.7584" calcext:value-type="float">
            <text:p>34,642,889,103</text:p>
          </table:table-cell>
          <table:table-cell office:value-type="float" office:value="44662900517.9954" calcext:value-type="float">
            <text:p>44,662,900,518</text:p>
          </table:table-cell>
          <table:table-cell office:value-type="float" office:value="53371153846.1538" calcext:value-type="float">
            <text:p>53,371,153,846</text:p>
          </table:table-cell>
          <table:table-cell office:value-type="float" office:value="55274184782.6087" calcext:value-type="float">
            <text:p>55,274,184,783</text:p>
          </table:table-cell>
          <table:table-cell office:value-type="float" office:value="58143884892.0863" calcext:value-type="float">
            <text:p>58,143,884,892</text:p>
          </table:table-cell>
          <table:table-cell office:value-type="float" office:value="55490102389.0785" calcext:value-type="float">
            <text:p>55,490,102,389</text:p>
          </table:table-cell>
          <table:table-cell office:value-type="float" office:value="50204630541.8719" calcext:value-type="float">
            <text:p>50,204,630,542</text:p>
          </table:table-cell>
          <table:table-cell office:value-type="float" office:value="51743266475.6447" calcext:value-type="float">
            <text:p>51,743,266,476</text:p>
          </table:table-cell>
          <table:table-cell office:value-type="float" office:value="52048952046.0054" calcext:value-type="float">
            <text:p>52,048,952,046</text:p>
          </table:table-cell>
          <table:table-cell office:value-type="float" office:value="54796246267.5956" calcext:value-type="float">
            <text:p>54,796,246,268</text:p>
          </table:table-cell>
          <table:table-cell office:value-type="float" office:value="58743406218.8889" calcext:value-type="float">
            <text:p>58,743,406,219</text:p>
          </table:table-cell>
          <table:table-cell office:value-type="float" office:value="66780929779.4575" calcext:value-type="float">
            <text:p>66,780,929,779</text:p>
          </table:table-cell>
          <table:table-cell office:value-type="float" office:value="76080414461.6575" calcext:value-type="float">
            <text:p>76,080,414,462</text:p>
          </table:table-cell>
          <table:table-cell office:value-type="float" office:value="88658557837.8747" calcext:value-type="float">
            <text:p>88,658,557,838</text:p>
          </table:table-cell>
          <table:table-cell office:value-type="float" office:value="102202188010.563" calcext:value-type="float">
            <text:p>102,202,188,011</text:p>
          </table:table-cell>
          <table:table-cell office:value-type="float" office:value="120612089624.967" calcext:value-type="float">
            <text:p>120,612,089,625</text:p>
          </table:table-cell>
          <table:table-cell office:value-type="float" office:value="120850736480.335" calcext:value-type="float">
            <text:p>120,850,736,480</text:p>
          </table:table-cell>
          <table:table-cell office:value-type="float" office:value="147527631520.729" calcext:value-type="float">
            <text:p>147,527,631,521</text:p>
          </table:table-cell>
          <table:table-cell office:value-type="float" office:value="171761737046.585" calcext:value-type="float">
            <text:p>171,761,737,047</text:p>
          </table:table-cell>
          <table:table-cell office:value-type="float" office:value="192649991136.09" calcext:value-type="float">
            <text:p>192,649,991,136</text:p>
          </table:table-cell>
          <table:table-cell office:value-type="float" office:value="201217734183.833" calcext:value-type="float">
            <text:p>201,217,734,184</text:p>
          </table:table-cell>
          <table:table-cell office:value-type="float" office:value="201046539713.527" calcext:value-type="float">
            <text:p>201,046,539,714</text:p>
          </table:table-cell>
          <table:table-cell office:value-type="float" office:value="189209764828.784" calcext:value-type="float">
            <text:p>189,209,764,829</text:p>
          </table:table-cell>
          <table:table-cell office:value-type="float" office:value="192209529585.772" calcext:value-type="float">
            <text:p>192,209,529,58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7413126797.19256" calcext:value-type="float">
            <text:p>7,413,126,797</text:p>
          </table:table-cell>
          <table:table-cell office:value-type="float" office:value="8208735226.3137" calcext:value-type="float">
            <text:p>8,208,735,226</text:p>
          </table:table-cell>
          <table:table-cell office:value-type="float" office:value="8882759468.92261" calcext:value-type="float">
            <text:p>8,882,759,469</text:p>
          </table:table-cell>
          <table:table-cell office:value-type="float" office:value="11171721935.6064" calcext:value-type="float">
            <text:p>11,171,721,936</text:p>
          </table:table-cell>
          <table:table-cell office:value-type="float" office:value="15268915773.4795" calcext:value-type="float">
            <text:p>15,268,915,773</text:p>
          </table:table-cell>
          <table:table-cell office:value-type="float" office:value="16502281052.5121" calcext:value-type="float">
            <text:p>16,502,281,053</text:p>
          </table:table-cell>
          <table:table-cell office:value-type="float" office:value="18943854511.5406" calcext:value-type="float">
            <text:p>18,943,854,512</text:p>
          </table:table-cell>
          <table:table-cell office:value-type="float" office:value="21769709209.8989" calcext:value-type="float">
            <text:p>21,769,709,210</text:p>
          </table:table-cell>
          <table:table-cell office:value-type="float" office:value="25157803089.3807" calcext:value-type="float">
            <text:p>25,157,803,089</text:p>
          </table:table-cell>
          <table:table-cell office:value-type="float" office:value="30470874636.088" calcext:value-type="float">
            <text:p>30,470,874,636</text:p>
          </table:table-cell>
          <table:table-cell office:value-type="float" office:value="35953525444.5383" calcext:value-type="float">
            <text:p>35,953,525,445</text:p>
          </table:table-cell>
          <table:table-cell office:value-type="float" office:value="39494815352.7313" calcext:value-type="float">
            <text:p>39,494,815,353</text:p>
          </table:table-cell>
          <table:table-cell office:value-type="float" office:value="41149567275.2932" calcext:value-type="float">
            <text:p>41,149,567,275</text:p>
          </table:table-cell>
          <table:table-cell office:value-type="float" office:value="36797490045.3683" calcext:value-type="float">
            <text:p>36,797,490,045</text:p>
          </table:table-cell>
          <table:table-cell office:value-type="float" office:value="34799126032.1332" calcext:value-type="float">
            <text:p>34,799,126,032</text:p>
          </table:table-cell>
          <table:table-cell office:value-type="float" office:value="34052132197.8381" calcext:value-type="float">
            <text:p>34,052,132,198</text:p>
          </table:table-cell>
          <table:table-cell office:value-type="float" office:value="33092751969.0698" calcext:value-type="float">
            <text:p>33,092,751,969</text:p>
          </table:table-cell>
          <table:table-cell office:value-type="float" office:value="36779588765.9154" calcext:value-type="float">
            <text:p>36,779,588,766</text:p>
          </table:table-cell>
          <table:table-cell office:value-type="float" office:value="41975348560.5728" calcext:value-type="float">
            <text:p>41,975,348,561</text:p>
          </table:table-cell>
          <table:table-cell office:value-type="float" office:value="47171351765.4104" calcext:value-type="float">
            <text:p>47,171,351,765</text:p>
          </table:table-cell>
          <table:table-cell office:value-type="float" office:value="49095176624.0513" calcext:value-type="float">
            <text:p>49,095,176,624</text:p>
          </table:table-cell>
          <table:table-cell office:value-type="float" office:value="50320475977.1532" calcext:value-type="float">
            <text:p>50,320,475,977</text:p>
          </table:table-cell>
          <table:table-cell office:value-type="float" office:value="58695335470.526" calcext:value-type="float">
            <text:p>58,695,335,471</text:p>
          </table:table-cell>
          <table:table-cell office:value-type="float" office:value="60237427713.1534" calcext:value-type="float">
            <text:p>60,237,427,713</text:p>
          </table:table-cell>
          <table:table-cell office:value-type="float" office:value="71002678801.1205" calcext:value-type="float">
            <text:p>71,002,678,801</text:p>
          </table:table-cell>
          <table:table-cell office:value-type="float" office:value="82121271714.7805" calcext:value-type="float">
            <text:p>82,121,271,715</text:p>
          </table:table-cell>
          <table:table-cell office:value-type="float" office:value="91790470430.4988" calcext:value-type="float">
            <text:p>91,790,470,430</text:p>
          </table:table-cell>
          <table:table-cell office:value-type="float" office:value="91233724399.4267" calcext:value-type="float">
            <text:p>91,233,724,399</text:p>
          </table:table-cell>
          <table:table-cell office:value-type="float" office:value="72206940479.0056" calcext:value-type="float">
            <text:p>72,206,940,479</text:p>
          </table:table-cell>
          <table:table-cell office:value-type="float" office:value="82995181179.4372" calcext:value-type="float">
            <text:p>82,995,181,179</text:p>
          </table:table-cell>
          <table:table-cell office:value-type="float" office:value="81025841936.6292" calcext:value-type="float">
            <text:p>81,025,841,937</text:p>
          </table:table-cell>
          <table:table-cell office:value-type="float" office:value="76261997690.3926" calcext:value-type="float">
            <text:p>76,261,997,690</text:p>
          </table:table-cell>
          <table:table-cell office:value-type="float" office:value="81357658195.1829" calcext:value-type="float">
            <text:p>81,357,658,195</text:p>
          </table:table-cell>
          <table:table-cell office:value-type="float" office:value="83908155047.1189" calcext:value-type="float">
            <text:p>83,908,155,047</text:p>
          </table:table-cell>
          <table:table-cell office:value-type="float" office:value="91371215321.4123" calcext:value-type="float">
            <text:p>91,371,215,321</text:p>
          </table:table-cell>
          <table:table-cell office:value-type="float" office:value="103071597717.911" calcext:value-type="float">
            <text:p>103,071,597,718</text:p>
          </table:table-cell>
          <table:table-cell office:value-type="float" office:value="122210781804.711" calcext:value-type="float">
            <text:p>122,210,781,805</text:p>
          </table:table-cell>
          <table:table-cell office:value-type="float" office:value="149359946613.405" calcext:value-type="float">
            <text:p>149,359,946,613</text:p>
          </table:table-cell>
          <table:table-cell office:value-type="float" office:value="174195184949.251" calcext:value-type="float">
            <text:p>174,195,184,949</text:p>
          </table:table-cell>
          <table:table-cell office:value-type="float" office:value="168334642025.483" calcext:value-type="float">
            <text:p>168,334,642,025</text:p>
          </table:table-cell>
          <table:table-cell office:value-type="float" office:value="199590933676.933" calcext:value-type="float">
            <text:p>199,590,933,677</text:p>
          </table:table-cell>
          <table:table-cell office:value-type="float" office:value="224142892629.046" calcext:value-type="float">
            <text:p>224,142,892,629</text:p>
          </table:table-cell>
          <table:table-cell office:value-type="float" office:value="250092124179.119" calcext:value-type="float">
            <text:p>250,092,124,179</text:p>
          </table:table-cell>
          <table:table-cell office:value-type="float" office:value="271836220872.758" calcext:value-type="float">
            <text:p>271,836,220,873</text:p>
          </table:table-cell>
          <table:table-cell office:value-type="float" office:value="284584815820.879" calcext:value-type="float">
            <text:p>284,584,815,821</text:p>
          </table:table-cell>
          <table:table-cell office:value-type="float" office:value="292773842018.696" calcext:value-type="float">
            <text:p>292,773,842,019</text:p>
          </table:table-cell>
          <table:table-cell office:value-type="float" office:value="304905638877.152" calcext:value-type="float">
            <text:p>304,905,638,87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8276836750" calcext:value-type="float">
            <text:p>28,276,836,750</text:p>
          </table:table-cell>
          <table:table-cell office:value-type="float" office:value="31307975093.6579" calcext:value-type="float">
            <text:p>31,307,975,094</text:p>
          </table:table-cell>
          <table:table-cell office:value-type="float" office:value="34614954085.4932" calcext:value-type="float">
            <text:p>34,614,954,085</text:p>
          </table:table-cell>
          <table:table-cell office:value-type="float" office:value="40974984191.3358" calcext:value-type="float">
            <text:p>40,974,984,191</text:p>
          </table:table-cell>
          <table:table-cell office:value-type="float" office:value="45975906941.559" calcext:value-type="float">
            <text:p>45,975,906,942</text:p>
          </table:table-cell>
          <table:table-cell office:value-type="float" office:value="48952764457.8313" calcext:value-type="float">
            <text:p>48,952,764,458</text:p>
          </table:table-cell>
          <table:table-cell office:value-type="float" office:value="54575716867.4699" calcext:value-type="float">
            <text:p>54,575,716,867</text:p>
          </table:table-cell>
          <table:table-cell office:value-type="float" office:value="60529431626.506" calcext:value-type="float">
            <text:p>60,529,431,627</text:p>
          </table:table-cell>
          <table:table-cell office:value-type="float" office:value="68549906969.697" calcext:value-type="float">
            <text:p>68,549,906,970</text:p>
          </table:table-cell>
          <table:table-cell office:value-type="float" office:value="76736765662.6506" calcext:value-type="float">
            <text:p>76,736,765,663</text:p>
          </table:table-cell>
          <table:table-cell office:value-type="float" office:value="59107766302.2992" calcext:value-type="float">
            <text:p>59,107,766,302</text:p>
          </table:table-cell>
          <table:table-cell office:value-type="float" office:value="56017430037.6326" calcext:value-type="float">
            <text:p>56,017,430,038</text:p>
          </table:table-cell>
          <table:table-cell office:value-type="float" office:value="68052502097.6767" calcext:value-type="float">
            <text:p>68,052,502,098</text:p>
          </table:table-cell>
          <table:table-cell office:value-type="float" office:value="78719539377.676" calcext:value-type="float">
            <text:p>78,719,539,378</text:p>
          </table:table-cell>
          <table:table-cell office:value-type="float" office:value="78825865065.696" calcext:value-type="float">
            <text:p>78,825,865,066</text:p>
          </table:table-cell>
          <table:table-cell office:value-type="float" office:value="73333305544.7095" calcext:value-type="float">
            <text:p>73,333,305,545</text:p>
          </table:table-cell>
          <table:table-cell office:value-type="float" office:value="76339616038.4892" calcext:value-type="float">
            <text:p>76,339,616,038</text:p>
          </table:table-cell>
          <table:table-cell office:value-type="float" office:value="66017767864.7214" calcext:value-type="float">
            <text:p>66,017,767,865</text:p>
          </table:table-cell>
          <table:table-cell office:value-type="float" office:value="71092877274.003" calcext:value-type="float">
            <text:p>71,092,877,274</text:p>
          </table:table-cell>
          <table:table-cell office:value-type="float" office:value="84931072048.342" calcext:value-type="float">
            <text:p>84,931,072,048</text:p>
          </table:table-cell>
          <table:table-cell office:value-type="float" office:value="65977748158.9474" calcext:value-type="float">
            <text:p>65,977,748,159</text:p>
          </table:table-cell>
          <table:table-cell office:value-type="float" office:value="85557055003.0063" calcext:value-type="float">
            <text:p>85,557,055,003</text:p>
          </table:table-cell>
          <table:table-cell office:value-type="float" office:value="94368666166.9845" calcext:value-type="float">
            <text:p>94,368,666,167</text:p>
          </table:table-cell>
          <table:table-cell office:value-type="float" office:value="96204881889.5607" calcext:value-type="float">
            <text:p>96,204,881,890</text:p>
          </table:table-cell>
          <table:table-cell office:value-type="float" office:value="110824034579.562" calcext:value-type="float">
            <text:p>110,824,034,580</text:p>
          </table:table-cell>
          <table:table-cell office:value-type="float" office:value="142138296483.137" calcext:value-type="float">
            <text:p>142,138,296,483</text:p>
          </table:table-cell>
          <table:table-cell office:value-type="float" office:value="159942880456.956" calcext:value-type="float">
            <text:p>159,942,880,457</text:p>
          </table:table-cell>
          <table:table-cell office:value-type="float" office:value="159118203880.411" calcext:value-type="float">
            <text:p>159,118,203,880</text:p>
          </table:table-cell>
          <table:table-cell office:value-type="float" office:value="174388271853.6" calcext:value-type="float">
            <text:p>174,388,271,854</text:p>
          </table:table-cell>
          <table:table-cell office:value-type="float" office:value="169717321390.686" calcext:value-type="float">
            <text:p>169,717,321,391</text:p>
          </table:table-cell>
          <table:table-cell office:value-type="float" office:value="171886587323.044" calcext:value-type="float">
            <text:p>171,886,587,323</text:p>
          </table:table-cell>
          <table:table-cell office:value-type="float" office:value="190521263343.023" calcext:value-type="float">
            <text:p>190,521,263,343</text:p>
          </table:table-cell>
          <table:table-cell office:value-type="float" office:value="198679094696.939" calcext:value-type="float">
            <text:p>198,679,094,697</text:p>
          </table:table-cell>
          <table:table-cell office:value-type="float" office:value="217514447522.869" calcext:value-type="float">
            <text:p>217,514,447,523</text:p>
          </table:table-cell>
          <table:table-cell office:value-type="float" office:value="255099292121.289" calcext:value-type="float">
            <text:p>255,099,292,121</text:p>
          </table:table-cell>
          <table:table-cell office:value-type="float" office:value="306126750768.819" calcext:value-type="float">
            <text:p>306,126,750,769</text:p>
          </table:table-cell>
          <table:table-cell office:value-type="float" office:value="344753275560.652" calcext:value-type="float">
            <text:p>344,753,275,561</text:p>
          </table:table-cell>
          <table:table-cell office:value-type="float" office:value="429055799418.342" calcext:value-type="float">
            <text:p>429,055,799,418</text:p>
          </table:table-cell>
          <table:table-cell office:value-type="float" office:value="533806557388.39" calcext:value-type="float">
            <text:p>533,806,557,388</text:p>
          </table:table-cell>
          <table:table-cell office:value-type="float" office:value="439790287299.989" calcext:value-type="float">
            <text:p>439,790,287,300</text:p>
          </table:table-cell>
          <table:table-cell office:value-type="float" office:value="479321128909.23" calcext:value-type="float">
            <text:p>479,321,128,909</text:p>
          </table:table-cell>
          <table:table-cell office:value-type="float" office:value="528823658019.705" calcext:value-type="float">
            <text:p>528,823,658,020</text:p>
          </table:table-cell>
          <table:table-cell office:value-type="float" office:value="500354414831.684" calcext:value-type="float">
            <text:p>500,354,414,832</text:p>
          </table:table-cell>
          <table:table-cell office:value-type="float" office:value="524231558187.484" calcext:value-type="float">
            <text:p>524,231,558,187</text:p>
          </table:table-cell>
          <table:table-cell office:value-type="float" office:value="545172383732.449" calcext:value-type="float">
            <text:p>545,172,383,732</text:p>
          </table:table-cell>
          <table:table-cell office:value-type="float" office:value="477355617455.896" calcext:value-type="float">
            <text:p>477,355,617,456</text:p>
          </table:table-cell>
          <table:table-cell office:value-type="float" office:value="471402266588.324" calcext:value-type="float">
            <text:p>471,402,266,58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108784221.96426" calcext:value-type="float">
            <text:p>8,108,784,222</text:p>
          </table:table-cell>
          <table:table-cell office:value-type="float" office:value="9205118879.86187" calcext:value-type="float">
            <text:p>9,205,118,880</text:p>
          </table:table-cell>
          <table:table-cell office:value-type="float" office:value="11236735207.5212" calcext:value-type="float">
            <text:p>11,236,735,208</text:p>
          </table:table-cell>
          <table:table-cell office:value-type="float" office:value="15094380568.2104" calcext:value-type="float">
            <text:p>15,094,380,568</text:p>
          </table:table-cell>
          <table:table-cell office:value-type="float" office:value="17509219857.1395" calcext:value-type="float">
            <text:p>17,509,219,857</text:p>
          </table:table-cell>
          <table:table-cell office:value-type="float" office:value="19356104698.6002" calcext:value-type="float">
            <text:p>19,356,104,699</text:p>
          </table:table-cell>
          <table:table-cell office:value-type="float" office:value="20337258757.0244" calcext:value-type="float">
            <text:p>20,337,258,757</text:p>
          </table:table-cell>
          <table:table-cell office:value-type="float" office:value="21438870295.9311" calcext:value-type="float">
            <text:p>21,438,870,296</text:p>
          </table:table-cell>
          <table:table-cell office:value-type="float" office:value="23494373363.2891" calcext:value-type="float">
            <text:p>23,494,373,363</text:p>
          </table:table-cell>
          <table:table-cell office:value-type="float" office:value="26622250904.0724" calcext:value-type="float">
            <text:p>26,622,250,904</text:p>
          </table:table-cell>
          <table:table-cell office:value-type="float" office:value="32898590892.2119" calcext:value-type="float">
            <text:p>32,898,590,892</text:p>
          </table:table-cell>
          <table:table-cell office:value-type="float" office:value="31981254317.6424" calcext:value-type="float">
            <text:p>31,981,254,318</text:p>
          </table:table-cell>
          <table:table-cell office:value-type="float" office:value="30529887846.3375" calcext:value-type="float">
            <text:p>30,529,887,846</text:p>
          </table:table-cell>
          <table:table-cell office:value-type="float" office:value="27243935213.4817" calcext:value-type="float">
            <text:p>27,243,935,213</text:p>
          </table:table-cell>
          <table:table-cell office:value-type="float" office:value="25220731419.6314" calcext:value-type="float">
            <text:p>25,220,731,420</text:p>
          </table:table-cell>
          <table:table-cell office:value-type="float" office:value="27117678052.8087" calcext:value-type="float">
            <text:p>27,117,678,053</text:p>
          </table:table-cell>
          <table:table-cell office:value-type="float" office:value="38747868781.9463" calcext:value-type="float">
            <text:p>38,747,868,782</text:p>
          </table:table-cell>
          <table:table-cell office:value-type="float" office:value="48186397076.2692" calcext:value-type="float">
            <text:p>48,186,397,076</text:p>
          </table:table-cell>
          <table:table-cell office:value-type="float" office:value="56349728013.8632" calcext:value-type="float">
            <text:p>56,349,728,014</text:p>
          </table:table-cell>
          <table:table-cell office:value-type="float" office:value="60600177044.5753" calcext:value-type="float">
            <text:p>60,600,177,045</text:p>
          </table:table-cell>
          <table:table-cell office:value-type="float" office:value="78726025381.2532" calcext:value-type="float">
            <text:p>78,726,025,381</text:p>
          </table:table-cell>
          <table:table-cell office:value-type="float" office:value="89245704426.5915" calcext:value-type="float">
            <text:p>89,245,704,427</text:p>
          </table:table-cell>
          <table:table-cell office:value-type="float" office:value="107608065648.107" calcext:value-type="float">
            <text:p>107,608,065,648</text:p>
          </table:table-cell>
          <table:table-cell office:value-type="float" office:value="95022901033.9773" calcext:value-type="float">
            <text:p>95,022,901,034</text:p>
          </table:table-cell>
          <table:table-cell office:value-type="float" office:value="99702248773.9734" calcext:value-type="float">
            <text:p>99,702,248,774</text:p>
          </table:table-cell>
          <table:table-cell office:value-type="float" office:value="118131878992.956" calcext:value-type="float">
            <text:p>118,131,878,993</text:p>
          </table:table-cell>
          <table:table-cell office:value-type="float" office:value="122635528486.574" calcext:value-type="float">
            <text:p>122,635,528,487</text:p>
          </table:table-cell>
          <table:table-cell office:value-type="float" office:value="117052250490.728" calcext:value-type="float">
            <text:p>117,052,250,491</text:p>
          </table:table-cell>
          <table:table-cell office:value-type="float" office:value="123987621310.386" calcext:value-type="float">
            <text:p>123,987,621,310</text:p>
          </table:table-cell>
          <table:table-cell office:value-type="float" office:value="127461841436.242" calcext:value-type="float">
            <text:p>127,461,841,436</text:p>
          </table:table-cell>
          <table:table-cell office:value-type="float" office:value="118358399086.052" calcext:value-type="float">
            <text:p>118,358,399,086</text:p>
          </table:table-cell>
          <table:table-cell office:value-type="float" office:value="121544793335.183" calcext:value-type="float">
            <text:p>121,544,793,335</text:p>
          </table:table-cell>
          <table:table-cell office:value-type="float" office:value="134234803327.211" calcext:value-type="float">
            <text:p>134,234,803,327</text:p>
          </table:table-cell>
          <table:table-cell office:value-type="float" office:value="164957834018.816" calcext:value-type="float">
            <text:p>164,957,834,019</text:p>
          </table:table-cell>
          <table:table-cell office:value-type="float" office:value="189195659111.086" calcext:value-type="float">
            <text:p>189,195,659,111</text:p>
          </table:table-cell>
          <table:table-cell office:value-type="float" office:value="197299605780.232" calcext:value-type="float">
            <text:p>197,299,605,780</text:p>
          </table:table-cell>
          <table:table-cell office:value-type="float" office:value="208556265151.808" calcext:value-type="float">
            <text:p>208,556,265,152</text:p>
          </table:table-cell>
          <table:table-cell office:value-type="float" office:value="240157009460.916" calcext:value-type="float">
            <text:p>240,157,009,461</text:p>
          </table:table-cell>
          <table:table-cell office:value-type="float" office:value="262017296166.035" calcext:value-type="float">
            <text:p>262,017,296,166</text:p>
          </table:table-cell>
          <table:table-cell office:value-type="float" office:value="243731066786.88" calcext:value-type="float">
            <text:p>243,731,066,787</text:p>
          </table:table-cell>
          <table:table-cell office:value-type="float" office:value="238303443425.21" calcext:value-type="float">
            <text:p>238,303,443,425</text:p>
          </table:table-cell>
          <table:table-cell office:value-type="float" office:value="244895101712.451" calcext:value-type="float">
            <text:p>244,895,101,712</text:p>
          </table:table-cell>
          <table:table-cell office:value-type="float" office:value="216368178659.446" calcext:value-type="float">
            <text:p>216,368,178,659</text:p>
          </table:table-cell>
          <table:table-cell office:value-type="float" office:value="226073492966.495" calcext:value-type="float">
            <text:p>226,073,492,966</text:p>
          </table:table-cell>
          <table:table-cell office:value-type="float" office:value="229629822121.601" calcext:value-type="float">
            <text:p>229,629,822,122</text:p>
          </table:table-cell>
          <table:table-cell office:value-type="float" office:value="199420256049.689" calcext:value-type="float">
            <text:p>199,420,256,050</text:p>
          </table:table-cell>
          <table:table-cell office:value-type="float" office:value="204836597909.466" calcext:value-type="float">
            <text:p>204,836,597,90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105645474" calcext:value-type="float">
            <text:p>5,105,645,474</text:p>
          </table:table-cell>
          <table:table-cell office:value-type="float" office:value="5726370760" calcext:value-type="float">
            <text:p>5,726,370,760</text:p>
          </table:table-cell>
          <table:table-cell office:value-type="float" office:value="6417956532" calcext:value-type="float">
            <text:p>6,417,956,532</text:p>
          </table:table-cell>
          <table:table-cell office:value-type="float" office:value="7100415807" calcext:value-type="float">
            <text:p>7,100,415,807</text:p>
          </table:table-cell>
          <table:table-cell office:value-type="float" office:value="7793015635" calcext:value-type="float">
            <text:p>7,793,015,635</text:p>
          </table:table-cell>
          <table:table-cell office:value-type="float" office:value="8313226047" calcext:value-type="float">
            <text:p>8,313,226,047</text:p>
          </table:table-cell>
          <table:table-cell office:value-type="float" office:value="9095062749" calcext:value-type="float">
            <text:p>9,095,062,749</text:p>
          </table:table-cell>
          <table:table-cell office:value-type="float" office:value="10050302922" calcext:value-type="float">
            <text:p>10,050,302,922</text:p>
          </table:table-cell>
          <table:table-cell office:value-type="float" office:value="11321928375" calcext:value-type="float">
            <text:p>11,321,928,375</text:p>
          </table:table-cell>
          <table:table-cell office:value-type="float" office:value="12929206160" calcext:value-type="float">
            <text:p>12,929,206,160</text:p>
          </table:table-cell>
          <table:table-cell office:value-type="float" office:value="14638903540" calcext:value-type="float">
            <text:p>14,638,903,540</text:p>
          </table:table-cell>
          <table:table-cell office:value-type="float" office:value="16180267725" calcext:value-type="float">
            <text:p>16,180,267,725</text:p>
          </table:table-cell>
          <table:table-cell office:value-type="float" office:value="16999624476" calcext:value-type="float">
            <text:p>16,999,624,476</text:p>
          </table:table-cell>
          <table:table-cell office:value-type="float" office:value="17519834889" calcext:value-type="float">
            <text:p>17,519,834,889</text:p>
          </table:table-cell>
          <table:table-cell office:value-type="float" office:value="19432343345" calcext:value-type="float">
            <text:p>19,432,343,345</text:p>
          </table:table-cell>
          <table:table-cell office:value-type="float" office:value="20574169709" calcext:value-type="float">
            <text:p>20,574,169,709</text:p>
          </table:table-cell>
          <table:table-cell office:value-type="float" office:value="22277782756" calcext:value-type="float">
            <text:p>22,277,782,756</text:p>
          </table:table-cell>
          <table:table-cell office:value-type="float" office:value="24213614486" calcext:value-type="float">
            <text:p>24,213,614,486</text:p>
          </table:table-cell>
          <table:table-cell office:value-type="float" office:value="26545941872" calcext:value-type="float">
            <text:p>26,545,941,872</text:p>
          </table:table-cell>
          <table:table-cell office:value-type="float" office:value="28664303571" calcext:value-type="float">
            <text:p>28,664,303,571</text:p>
          </table:table-cell>
          <table:table-cell office:value-type="float" office:value="31034151006" calcext:value-type="float">
            <text:p>31,034,151,006</text:p>
          </table:table-cell>
          <table:table-cell office:value-type="float" office:value="32740806219" calcext:value-type="float">
            <text:p>32,740,806,219</text:p>
          </table:table-cell>
          <table:table-cell office:value-type="float" office:value="35116737987" calcext:value-type="float">
            <text:p>35,116,737,987</text:p>
          </table:table-cell>
          <table:table-cell office:value-type="float" office:value="37441966985" calcext:value-type="float">
            <text:p>37,441,966,985</text:p>
          </table:table-cell>
          <table:table-cell office:value-type="float" office:value="40248872291" calcext:value-type="float">
            <text:p>40,248,872,291</text:p>
          </table:table-cell>
          <table:table-cell office:value-type="float" office:value="43246420009" calcext:value-type="float">
            <text:p>43,246,420,009</text:p>
          </table:table-cell>
          <table:table-cell office:value-type="float" office:value="45978285217" calcext:value-type="float">
            <text:p>45,978,285,217</text:p>
          </table:table-cell>
          <table:table-cell office:value-type="float" office:value="48864286843" calcext:value-type="float">
            <text:p>48,864,286,843</text:p>
          </table:table-cell>
          <table:table-cell office:value-type="float" office:value="54846199560" calcext:value-type="float">
            <text:p>54,846,199,560</text:p>
          </table:table-cell>
          <table:table-cell office:value-type="float" office:value="58653977531" calcext:value-type="float">
            <text:p>58,653,977,531</text:p>
          </table:table-cell>
          <table:table-cell office:value-type="float" office:value="62569245373" calcext:value-type="float">
            <text:p>62,569,245,373</text:p>
          </table:table-cell>
          <table:table-cell office:value-type="float" office:value="70180745093" calcext:value-type="float">
            <text:p>70,180,745,093</text:p>
          </table:table-cell>
          <table:table-cell office:value-type="float" office:value="72630702904" calcext:value-type="float">
            <text:p>72,630,702,904</text:p>
          </table:table-cell>
          <table:table-cell office:value-type="float" office:value="75878722302" calcext:value-type="float">
            <text:p>75,878,722,302</text:p>
          </table:table-cell>
          <table:table-cell office:value-type="float" office:value="80322313000" calcext:value-type="float">
            <text:p>80,322,313,000</text:p>
          </table:table-cell>
          <table:table-cell office:value-type="float" office:value="83914521341" calcext:value-type="float">
            <text:p>83,914,521,341</text:p>
          </table:table-cell>
          <table:table-cell office:value-type="float" office:value="87276164365" calcext:value-type="float">
            <text:p>87,276,164,365</text:p>
          </table:table-cell>
          <table:table-cell office:value-type="float" office:value="89524100000" calcext:value-type="float">
            <text:p>89,524,100,000</text:p>
          </table:table-cell>
          <table:table-cell office:value-type="float" office:value="93639300000" calcext:value-type="float">
            <text:p>93,639,300,000</text:p>
          </table:table-cell>
          <table:table-cell office:value-type="float" office:value="96385600000" calcext:value-type="float">
            <text:p>96,385,600,000</text:p>
          </table:table-cell>
          <table:table-cell office:value-type="float" office:value="98381300000" calcext:value-type="float">
            <text:p>98,381,300,000</text:p>
          </table:table-cell>
          <table:table-cell office:value-type="float" office:value="100351700000" calcext:value-type="float">
            <text:p>100,351,700,000</text:p>
          </table:table-cell>
          <table:table-cell office:value-type="float" office:value="101564800000" calcext:value-type="float">
            <text:p>101,564,800,000</text:p>
          </table:table-cell>
          <table:table-cell office:value-type="float" office:value="102450000000" calcext:value-type="float">
            <text:p>102,450,000,000</text:p>
          </table:table-cell>
          <table:table-cell office:value-type="float" office:value="102445800000" calcext:value-type="float">
            <text:p>102,445,800,000</text:p>
          </table:table-cell>
          <table:table-cell office:value-type="float" office:value="103143500000" calcext:value-type="float">
            <text:p>103,143,500,000</text:p>
          </table:table-cell>
          <table:table-cell office:value-type="float" office:value="105034500000" calcext:value-type="float">
            <text:p>105,034,500,0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38935597.759839" calcext:value-type="float">
            <text:p>538,935,598</text:p>
          </table:table-cell>
          <table:table-cell office:value-type="float" office:value="713542654.219114" calcext:value-type="float">
            <text:p>713,542,654</text:p>
          </table:table-cell>
          <table:table-cell office:value-type="float" office:value="1030063886.60181" calcext:value-type="float">
            <text:p>1,030,063,887</text:p>
          </table:table-cell>
          <table:table-cell office:value-type="float" office:value="1503054560.98402" calcext:value-type="float">
            <text:p>1,503,054,561</text:p>
          </table:table-cell>
          <table:table-cell office:value-type="float" office:value="1935094625.55989" calcext:value-type="float">
            <text:p>1,935,094,626</text:p>
          </table:table-cell>
          <table:table-cell office:value-type="float" office:value="2469524218.01017" calcext:value-type="float">
            <text:p>2,469,524,218</text:p>
          </table:table-cell>
          <table:table-cell office:value-type="float" office:value="3206311027.44413" calcext:value-type="float">
            <text:p>3,206,311,027</text:p>
          </table:table-cell>
          <table:table-cell office:value-type="float" office:value="3509457315.62369" calcext:value-type="float">
            <text:p>3,509,457,316</text:p>
          </table:table-cell>
          <table:table-cell office:value-type="float" office:value="3931749594.76173" calcext:value-type="float">
            <text:p>3,931,749,595</text:p>
          </table:table-cell>
          <table:table-cell office:value-type="float" office:value="5632962971.81742" calcext:value-type="float">
            <text:p>5,632,962,972</text:p>
          </table:table-cell>
          <table:table-cell office:value-type="float" office:value="7837916672.60788" calcext:value-type="float">
            <text:p>7,837,916,673</text:p>
          </table:table-cell>
          <table:table-cell office:value-type="float" office:value="8672527474.91003" calcext:value-type="float">
            <text:p>8,672,527,475</text:p>
          </table:table-cell>
          <table:table-cell office:value-type="float" office:value="7611263738.35474" calcext:value-type="float">
            <text:p>7,611,263,738</text:p>
          </table:table-cell>
          <table:table-cell office:value-type="float" office:value="6484890111.67167" calcext:value-type="float">
            <text:p>6,484,890,112</text:p>
          </table:table-cell>
          <table:table-cell office:value-type="float" office:value="6870329671.11611" calcext:value-type="float">
            <text:p>6,870,329,671</text:p>
          </table:table-cell>
          <table:table-cell office:value-type="float" office:value="6153296703.2967" calcext:value-type="float">
            <text:p>6,153,296,703</text:p>
          </table:table-cell>
          <table:table-cell office:value-type="float" office:value="5053021978.02198" calcext:value-type="float">
            <text:p>5,053,021,978</text:p>
          </table:table-cell>
          <table:table-cell office:value-type="float" office:value="5446428571.42857" calcext:value-type="float">
            <text:p>5,446,428,571</text:p>
          </table:table-cell>
          <table:table-cell office:value-type="float" office:value="6038186813.18681" calcext:value-type="float">
            <text:p>6,038,186,813</text:p>
          </table:table-cell>
          <table:table-cell office:value-type="float" office:value="6487912087.91209" calcext:value-type="float">
            <text:p>6,487,912,088</text:p>
          </table:table-cell>
          <table:table-cell office:value-type="float" office:value="7360439560.43956" calcext:value-type="float">
            <text:p>7,360,439,560</text:p>
          </table:table-cell>
          <table:table-cell office:value-type="float" office:value="6883516483.51648" calcext:value-type="float">
            <text:p>6,883,516,484</text:p>
          </table:table-cell>
          <table:table-cell office:value-type="float" office:value="7554779252.1978" calcext:value-type="float">
            <text:p>7,554,779,252</text:p>
          </table:table-cell>
          <table:table-cell office:value-type="float" office:value="7071069255.49451" calcext:value-type="float">
            <text:p>7,071,069,255</text:p>
          </table:table-cell>
          <table:table-cell office:value-type="float" office:value="7286322918.40659" calcext:value-type="float">
            <text:p>7,286,322,918</text:p>
          </table:table-cell>
          <table:table-cell office:value-type="float" office:value="8040660786.26374" calcext:value-type="float">
            <text:p>8,040,660,786</text:p>
          </table:table-cell>
          <table:table-cell office:value-type="float" office:value="8951077918.13187" calcext:value-type="float">
            <text:p>8,951,077,918</text:p>
          </table:table-cell>
          <table:table-cell office:value-type="float" office:value="11162788946.7033" calcext:value-type="float">
            <text:p>11,162,788,947</text:p>
          </table:table-cell>
          <table:table-cell office:value-type="float" office:value="10132937247.8022" calcext:value-type="float">
            <text:p>10,132,937,248</text:p>
          </table:table-cell>
          <table:table-cell office:value-type="float" office:value="12245028989.8352" calcext:value-type="float">
            <text:p>12,245,028,990</text:p>
          </table:table-cell>
          <table:table-cell office:value-type="float" office:value="17547652325.8242" calcext:value-type="float">
            <text:p>17,547,652,326</text:p>
          </table:table-cell>
          <table:table-cell office:value-type="float" office:value="17328869914.2857" calcext:value-type="float">
            <text:p>17,328,869,914</text:p>
          </table:table-cell>
          <table:table-cell office:value-type="float" office:value="19132331877.1978" calcext:value-type="float">
            <text:p>19,132,331,877</text:p>
          </table:table-cell>
          <table:table-cell office:value-type="float" office:value="23252552999.1758" calcext:value-type="float">
            <text:p>23,252,552,999</text:p>
          </table:table-cell>
          <table:table-cell office:value-type="float" office:value="31354933408.2418" calcext:value-type="float">
            <text:p>31,354,933,408</text:p>
          </table:table-cell>
          <table:table-cell office:value-type="float" office:value="43998342200" calcext:value-type="float">
            <text:p>43,998,342,200</text:p>
          </table:table-cell>
          <table:table-cell office:value-type="float" office:value="60154388034.6154" calcext:value-type="float">
            <text:p>60,154,388,035</text:p>
          </table:table-cell>
          <table:table-cell office:value-type="float" office:value="78759381081.8681" calcext:value-type="float">
            <text:p>78,759,381,082</text:p>
          </table:table-cell>
          <table:table-cell office:value-type="float" office:value="113892484567.308" calcext:value-type="float">
            <text:p>113,892,484,567</text:p>
          </table:table-cell>
          <table:table-cell office:value-type="float" office:value="96629750995.6044" calcext:value-type="float">
            <text:p>96,629,750,996</text:p>
          </table:table-cell>
          <table:table-cell office:value-type="float" office:value="123627107054.121" calcext:value-type="float">
            <text:p>123,627,107,054</text:p>
          </table:table-cell>
          <table:table-cell office:value-type="float" office:value="167775274725.275" calcext:value-type="float">
            <text:p>167,775,274,725</text:p>
          </table:table-cell>
          <table:table-cell office:value-type="float" office:value="186833516483.516" calcext:value-type="float">
            <text:p>186,833,516,484</text:p>
          </table:table-cell>
          <table:table-cell office:value-type="float" office:value="198727747252.747" calcext:value-type="float">
            <text:p>198,727,747,253</text:p>
          </table:table-cell>
          <table:table-cell office:value-type="float" office:value="206224725274.725" calcext:value-type="float">
            <text:p>206,224,725,275</text:p>
          </table:table-cell>
          <table:table-cell office:value-type="float" office:value="164641483516.484" calcext:value-type="float">
            <text:p>164,641,483,516</text:p>
          </table:table-cell>
          <table:table-cell office:value-type="float" office:value="152451923076.923" calcext:value-type="float">
            <text:p>152,451,923,07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999347943.36713" calcext:value-type="float">
            <text:p>8,999,347,943</text:p>
          </table:table-cell>
          <table:table-cell office:value-type="float" office:value="9890032334.9846" calcext:value-type="float">
            <text:p>9,890,032,335</text:p>
          </table:table-cell>
          <table:table-cell office:value-type="float" office:value="10842105486.4453" calcext:value-type="float">
            <text:p>10,842,105,486</text:p>
          </table:table-cell>
          <table:table-cell office:value-type="float" office:value="13841828003.3625" calcext:value-type="float">
            <text:p>13,841,828,003</text:p>
          </table:table-cell>
          <table:table-cell office:value-type="float" office:value="19481917806.5418" calcext:value-type="float">
            <text:p>19,481,917,807</text:p>
          </table:table-cell>
          <table:table-cell office:value-type="float" office:value="21704752066.1157" calcext:value-type="float">
            <text:p>21,704,752,066</text:p>
          </table:table-cell>
          <table:table-cell office:value-type="float" office:value="29779338842.9752" calcext:value-type="float">
            <text:p>29,779,338,843</text:p>
          </table:table-cell>
          <table:table-cell office:value-type="float" office:value="38265082644.6281" calcext:value-type="float">
            <text:p>38,265,082,645</text:p>
          </table:table-cell>
          <table:table-cell office:value-type="float" office:value="51700619834.7108" calcext:value-type="float">
            <text:p>51,700,619,835</text:p>
          </table:table-cell>
          <table:table-cell office:value-type="float" office:value="66567975206.6116" calcext:value-type="float">
            <text:p>66,567,975,207</text:p>
          </table:table-cell>
          <table:table-cell office:value-type="float" office:value="64980553394.9019" calcext:value-type="float">
            <text:p>64,980,553,395</text:p>
          </table:table-cell>
          <table:table-cell office:value-type="float" office:value="72425767895.2789" calcext:value-type="float">
            <text:p>72,425,767,895</text:p>
          </table:table-cell>
          <table:table-cell office:value-type="float" office:value="77772987834.3579" calcext:value-type="float">
            <text:p>77,772,987,834</text:p>
          </table:table-cell>
          <table:table-cell office:value-type="float" office:value="87024614941.9352" calcext:value-type="float">
            <text:p>87,024,614,942</text:p>
          </table:table-cell>
          <table:table-cell office:value-type="float" office:value="96597933560.9897" calcext:value-type="float">
            <text:p>96,597,933,561</text:p>
          </table:table-cell>
          <table:table-cell office:value-type="float" office:value="100273097170.353" calcext:value-type="float">
            <text:p>100,273,097,170</text:p>
          </table:table-cell>
          <table:table-cell office:value-type="float" office:value="115536580177.686" calcext:value-type="float">
            <text:p>115,536,580,178</text:p>
          </table:table-cell>
          <table:table-cell office:value-type="float" office:value="146133782333.973" calcext:value-type="float">
            <text:p>146,133,782,334</text:p>
          </table:table-cell>
          <table:table-cell office:value-type="float" office:value="196964644174.617" calcext:value-type="float">
            <text:p>196,964,644,175</text:p>
          </table:table-cell>
          <table:table-cell office:value-type="float" office:value="243527558898.761" calcext:value-type="float">
            <text:p>243,527,558,899</text:p>
          </table:table-cell>
          <table:table-cell office:value-type="float" office:value="279347711160.85" calcext:value-type="float">
            <text:p>279,347,711,161</text:p>
          </table:table-cell>
          <table:table-cell office:value-type="float" office:value="325732752743.107" calcext:value-type="float">
            <text:p>325,732,752,743</text:p>
          </table:table-cell>
          <table:table-cell office:value-type="float" office:value="350050737579.007" calcext:value-type="float">
            <text:p>350,050,737,579</text:p>
          </table:table-cell>
          <table:table-cell office:value-type="float" office:value="386302438214.087" calcext:value-type="float">
            <text:p>386,302,438,214</text:p>
          </table:table-cell>
          <table:table-cell office:value-type="float" office:value="455605324980.423" calcext:value-type="float">
            <text:p>455,605,324,980</text:p>
          </table:table-cell>
          <table:table-cell office:value-type="float" office:value="556128523394.214" calcext:value-type="float">
            <text:p>556,128,523,394</text:p>
          </table:table-cell>
          <table:table-cell office:value-type="float" office:value="598096595617.728" calcext:value-type="float">
            <text:p>598,096,595,618</text:p>
          </table:table-cell>
          <table:table-cell office:value-type="float" office:value="557503563147.203" calcext:value-type="float">
            <text:p>557,503,563,147</text:p>
          </table:table-cell>
          <table:table-cell office:value-type="float" office:value="374242241889.87" calcext:value-type="float">
            <text:p>374,242,241,890</text:p>
          </table:table-cell>
          <table:table-cell office:value-type="float" office:value="485249589928.36" calcext:value-type="float">
            <text:p>485,249,589,928</text:p>
          </table:table-cell>
          <table:table-cell office:value-type="float" office:value="561634367339.179" calcext:value-type="float">
            <text:p>561,634,367,339</text:p>
          </table:table-cell>
          <table:table-cell office:value-type="float" office:value="533050183853.728" calcext:value-type="float">
            <text:p>533,050,183,854</text:p>
          </table:table-cell>
          <table:table-cell office:value-type="float" office:value="609020865832.815" calcext:value-type="float">
            <text:p>609,020,865,833</text:p>
          </table:table-cell>
          <table:table-cell office:value-type="float" office:value="680518344514.479" calcext:value-type="float">
            <text:p>680,518,344,514</text:p>
          </table:table-cell>
          <table:table-cell office:value-type="float" office:value="764881201237.21" calcext:value-type="float">
            <text:p>764,881,201,237</text:p>
          </table:table-cell>
          <table:table-cell office:value-type="float" office:value="898137223949.094" calcext:value-type="float">
            <text:p>898,137,223,949</text:p>
          </table:table-cell>
          <table:table-cell office:value-type="float" office:value="1011797440359.82" calcext:value-type="float">
            <text:p>1,011,797,440,360</text:p>
          </table:table-cell>
          <table:table-cell office:value-type="float" office:value="1122679200944.71" calcext:value-type="float">
            <text:p>1,122,679,200,945</text:p>
          </table:table-cell>
          <table:table-cell office:value-type="float" office:value="1002219083281.41" calcext:value-type="float">
            <text:p>1,002,219,083,281</text:p>
          </table:table-cell>
          <table:table-cell office:value-type="float" office:value="901934953364.711" calcext:value-type="float">
            <text:p>901,934,953,365</text:p>
          </table:table-cell>
          <table:table-cell office:value-type="float" office:value="1094499350178.46" calcext:value-type="float">
            <text:p>1,094,499,350,178</text:p>
          </table:table-cell>
          <table:table-cell office:value-type="float" office:value="1202463655509.6" calcext:value-type="float">
            <text:p>1,202,463,655,510</text:p>
          </table:table-cell>
          <table:table-cell office:value-type="float" office:value="1222807256171.32" calcext:value-type="float">
            <text:p>1,222,807,256,171</text:p>
          </table:table-cell>
          <table:table-cell office:value-type="float" office:value="1305604961397.02" calcext:value-type="float">
            <text:p>1,305,604,961,397</text:p>
          </table:table-cell>
          <table:table-cell office:value-type="float" office:value="1411333881522.98" calcext:value-type="float">
            <text:p>1,411,333,881,523</text:p>
          </table:table-cell>
          <table:table-cell office:value-type="float" office:value="1382764027113.82" calcext:value-type="float">
            <text:p>1,382,764,027,114</text:p>
          </table:table-cell>
          <table:table-cell office:value-type="float" office:value="1411245589976.62" calcext:value-type="float">
            <text:p>1,411,245,589,97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3977576555.48334" calcext:value-type="float">
            <text:p>3,977,576,555</text:p>
          </table:table-cell>
          <table:table-cell office:value-type="float" office:value="3391352662.18034" calcext:value-type="float">
            <text:p>3,391,352,662</text:p>
          </table:table-cell>
          <table:table-cell office:value-type="float" office:value="2461102150.92662" calcext:value-type="float">
            <text:p>2,461,102,151</text:p>
          </table:table-cell>
          <table:table-cell office:value-type="float" office:value="2490214037.76076" calcext:value-type="float">
            <text:p>2,490,214,038</text:p>
          </table:table-cell>
          <table:table-cell office:value-type="float" office:value="1756881764.9459" calcext:value-type="float">
            <text:p>1,756,881,765</text:p>
          </table:table-cell>
          <table:table-cell office:value-type="float" office:value="1766955802.60328" calcext:value-type="float">
            <text:p>1,766,955,803</text:p>
          </table:table-cell>
          <table:table-cell office:value-type="float" office:value="1693471652.62842" calcext:value-type="float">
            <text:p>1,693,471,653</text:p>
          </table:table-cell>
          <table:table-cell office:value-type="float" office:value="1928585332.44417" calcext:value-type="float">
            <text:p>1,928,585,332</text:p>
          </table:table-cell>
          <table:table-cell office:value-type="float" office:value="1698496099.20495" calcext:value-type="float">
            <text:p>1,698,496,099</text:p>
          </table:table-cell>
          <table:table-cell office:value-type="float" office:value="1171717247.92119" calcext:value-type="float">
            <text:p>1,171,717,248</text:p>
          </table:table-cell>
          <table:table-cell office:value-type="float" office:value="1288344769.07136" calcext:value-type="float">
            <text:p>1,288,344,769</text:p>
          </table:table-cell>
          <table:table-cell office:value-type="float" office:value="1480864454.78965" calcext:value-type="float">
            <text:p>1,480,864,455</text:p>
          </table:table-cell>
          <table:table-cell office:value-type="float" office:value="1662124619.97064" calcext:value-type="float">
            <text:p>1,662,124,620</text:p>
          </table:table-cell>
          <table:table-cell office:value-type="float" office:value="1980577200.95662" calcext:value-type="float">
            <text:p>1,980,577,201</text:p>
          </table:table-cell>
          <table:table-cell office:value-type="float" office:value="2597932934.38752" calcext:value-type="float">
            <text:p>2,597,932,934</text:p>
          </table:table-cell>
          <table:table-cell office:value-type="float" office:value="2988332509.89613" calcext:value-type="float">
            <text:p>2,988,332,510</text:p>
          </table:table-cell>
          <table:table-cell office:value-type="float" office:value="3408283313.03582" calcext:value-type="float">
            <text:p>3,408,283,313</text:p>
          </table:table-cell>
          <table:table-cell office:value-type="float" office:value="4401137823.79658" calcext:value-type="float">
            <text:p>4,401,137,824</text:p>
          </table:table-cell>
          <table:table-cell office:value-type="float" office:value="6054780649.56254" calcext:value-type="float">
            <text:p>6,054,780,650</text:p>
          </table:table-cell>
          <table:table-cell office:value-type="float" office:value="5439434059.31996" calcext:value-type="float">
            <text:p>5,439,434,059</text:p>
          </table:table-cell>
          <table:table-cell office:value-type="float" office:value="5811622393.98689" calcext:value-type="float">
            <text:p>5,811,622,394</text:p>
          </table:table-cell>
          <table:table-cell office:value-type="float" office:value="7015199036.02667" calcext:value-type="float">
            <text:p>7,015,199,036</text:p>
          </table:table-cell>
          <table:table-cell office:value-type="float" office:value="7284664432.55731" calcext:value-type="float">
            <text:p>7,284,664,433</text:p>
          </table:table-cell>
          <table:table-cell office:value-type="float" office:value="7985414896.64733" calcext:value-type="float">
            <text:p>7,985,414,897</text:p>
          </table:table-cell>
          <table:table-cell office:value-type="float" office:value="7983223952.28799" calcext:value-type="float">
            <text:p>7,983,223,952</text:p>
          </table:table-cell>
          <table:table-cell office:value-type="float" office:value="6512894432.39934" calcext:value-type="float">
            <text:p>6,512,894,432</text:p>
          </table:table-cell>
          <table:table-cell office:value-type="float" office:value="6772647957.87892" calcext:value-type="float">
            <text:p>6,772,647,95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2719855667.293" calcext:value-type="float">
            <text:p>12,719,855,667</text:p>
          </table:table-cell>
          <table:table-cell office:value-type="float" office:value="15103969480.081" calcext:value-type="float">
            <text:p>15,103,969,480</text:p>
          </table:table-cell>
          <table:table-cell office:value-type="float" office:value="17432447054.8621" calcext:value-type="float">
            <text:p>17,432,447,055</text:p>
          </table:table-cell>
          <table:table-cell office:value-type="float" office:value="20292936460.8713" calcext:value-type="float">
            <text:p>20,292,936,461</text:p>
          </table:table-cell>
          <table:table-cell office:value-type="float" office:value="21255014000" calcext:value-type="float">
            <text:p>21,255,014,000</text:p>
          </table:table-cell>
          <table:table-cell office:value-type="float" office:value="22897389000" calcext:value-type="float">
            <text:p>22,897,389,000</text:p>
          </table:table-cell>
          <table:table-cell office:value-type="float" office:value="25734799000" calcext:value-type="float">
            <text:p>25,734,799,000</text:p>
          </table:table-cell>
          <table:table-cell office:value-type="float" office:value="27818122500" calcext:value-type="float">
            <text:p>27,818,122,500</text:p>
          </table:table-cell>
          <table:table-cell office:value-type="float" office:value="32794699963.3846" calcext:value-type="float">
            <text:p>32,794,699,963</text:p>
          </table:table-cell>
          <table:table-cell office:value-type="float" office:value="35389520000" calcext:value-type="float">
            <text:p>35,389,520,000</text:p>
          </table:table-cell>
          <table:table-cell office:value-type="float" office:value="36468815555.5555" calcext:value-type="float">
            <text:p>36,468,815,556</text:p>
          </table:table-cell>
          <table:table-cell office:value-type="float" office:value="44244967333.3333" calcext:value-type="float">
            <text:p>44,244,967,333</text:p>
          </table:table-cell>
          <table:table-cell office:value-type="float" office:value="51601393333.3333" calcext:value-type="float">
            <text:p>51,601,393,333</text:p>
          </table:table-cell>
          <table:table-cell office:value-type="float" office:value="47615794162.6922" calcext:value-type="float">
            <text:p>47,615,794,163</text:p>
          </table:table-cell>
          <table:table-cell office:value-type="float" office:value="40808228789.734" calcext:value-type="float">
            <text:p>40,808,228,790</text:p>
          </table:table-cell>
          <table:table-cell office:value-type="float" office:value="50741968819.4466" calcext:value-type="float">
            <text:p>50,741,968,819</text:p>
          </table:table-cell>
          <table:table-cell office:value-type="float" office:value="55242058594.985" calcext:value-type="float">
            <text:p>55,242,058,595</text:p>
          </table:table-cell>
          <table:table-cell office:value-type="float" office:value="61775406333.7226" calcext:value-type="float">
            <text:p>61,775,406,334</text:p>
          </table:table-cell>
          <table:table-cell office:value-type="float" office:value="63874246189.9453" calcext:value-type="float">
            <text:p>63,874,246,190</text:p>
          </table:table-cell>
          <table:table-cell office:value-type="float" office:value="56907220301.6883" calcext:value-type="float">
            <text:p>56,907,220,302</text:p>
          </table:table-cell>
          <table:table-cell office:value-type="float" office:value="40591448260.49" calcext:value-type="float">
            <text:p>40,591,448,260</text:p>
          </table:table-cell>
          <table:table-cell office:value-type="float" office:value="30624264651.4962" calcext:value-type="float">
            <text:p>30,624,264,651</text:p>
          </table:table-cell>
          <table:table-cell office:value-type="float" office:value="20780920085.2943" calcext:value-type="float">
            <text:p>20,780,920,085</text:p>
          </table:table-cell>
          <table:table-cell office:value-type="float" office:value="27980443145.7984" calcext:value-type="float">
            <text:p>27,980,443,146</text:p>
          </table:table-cell>
          <table:table-cell office:value-type="float" office:value="31920318448.7411" calcext:value-type="float">
            <text:p>31,920,318,449</text:p>
          </table:table-cell>
          <table:table-cell office:value-type="float" office:value="37656966528.9715" calcext:value-type="float">
            <text:p>37,656,966,529</text:p>
          </table:table-cell>
          <table:table-cell office:value-type="float" office:value="37168260669.0352" calcext:value-type="float">
            <text:p>37,168,260,669</text:p>
          </table:table-cell>
          <table:table-cell office:value-type="float" office:value="35838871494.0548" calcext:value-type="float">
            <text:p>35,838,871,494</text:p>
          </table:table-cell>
          <table:table-cell office:value-type="float" office:value="41978008750.7937" calcext:value-type="float">
            <text:p>41,978,008,751</text:p>
          </table:table-cell>
          <table:table-cell office:value-type="float" office:value="36183387451.9312" calcext:value-type="float">
            <text:p>36,183,387,452</text:p>
          </table:table-cell>
          <table:table-cell office:value-type="float" office:value="37439009246.0922" calcext:value-type="float">
            <text:p>37,439,009,246</text:p>
          </table:table-cell>
          <table:table-cell office:value-type="float" office:value="40717128892.1643" calcext:value-type="float">
            <text:p>40,717,128,892</text:p>
          </table:table-cell>
          <table:table-cell office:value-type="float" office:value="46173956896.038" calcext:value-type="float">
            <text:p>46,173,956,896</text:p>
          </table:table-cell>
          <table:table-cell office:value-type="float" office:value="59867643354.6766" calcext:value-type="float">
            <text:p>59,867,643,355</text:p>
          </table:table-cell>
          <table:table-cell office:value-type="float" office:value="76217572098.7005" calcext:value-type="float">
            <text:p>76,217,572,099</text:p>
          </table:table-cell>
          <table:table-cell office:value-type="float" office:value="99699237823.9483" calcext:value-type="float">
            <text:p>99,699,237,824</text:p>
          </table:table-cell>
          <table:table-cell office:value-type="float" office:value="123533662831.748" calcext:value-type="float">
            <text:p>123,533,662,832</text:p>
          </table:table-cell>
          <table:table-cell office:value-type="float" office:value="171540191059.982" calcext:value-type="float">
            <text:p>171,540,191,060</text:p>
          </table:table-cell>
          <table:table-cell office:value-type="float" office:value="208185058589.639" calcext:value-type="float">
            <text:p>208,185,058,590</text:p>
          </table:table-cell>
          <table:table-cell office:value-type="float" office:value="167421586767.235" calcext:value-type="float">
            <text:p>167,421,586,767</text:p>
          </table:table-cell>
          <table:table-cell office:value-type="float" office:value="167998049026.086" calcext:value-type="float">
            <text:p>167,998,049,026</text:p>
          </table:table-cell>
          <table:table-cell office:value-type="float" office:value="185362282790.235" calcext:value-type="float">
            <text:p>185,362,282,790</text:p>
          </table:table-cell>
          <table:table-cell office:value-type="float" office:value="171664638717.49" calcext:value-type="float">
            <text:p>171,664,638,717</text:p>
          </table:table-cell>
          <table:table-cell office:value-type="float" office:value="191548065606.611" calcext:value-type="float">
            <text:p>191,548,065,607</text:p>
          </table:table-cell>
          <table:table-cell office:value-type="float" office:value="199494980107.041" calcext:value-type="float">
            <text:p>199,494,980,107</text:p>
          </table:table-cell>
          <table:table-cell office:value-type="float" office:value="177524182408.255" calcext:value-type="float">
            <text:p>177,524,182,408</text:p>
          </table:table-cell>
          <table:table-cell office:value-type="float" office:value="186690976698.573" calcext:value-type="float">
            <text:p>186,690,976,69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570992968223.009" calcext:value-type="float">
            <text:p>570,992,968,223</text:p>
          </table:table-cell>
          <table:table-cell office:value-type="float" office:value="560486465209.19" calcext:value-type="float">
            <text:p>560,486,465,209</text:p>
          </table:table-cell>
          <table:table-cell office:value-type="float" office:value="490143097516.093" calcext:value-type="float">
            <text:p>490,143,097,516</text:p>
          </table:table-cell>
          <table:table-cell office:value-type="float" office:value="458150235783.433" calcext:value-type="float">
            <text:p>458,150,235,783</text:p>
          </table:table-cell>
          <table:table-cell office:value-type="float" office:value="408479582133.248" calcext:value-type="float">
            <text:p>408,479,582,133</text:p>
          </table:table-cell>
          <table:table-cell office:value-type="float" office:value="399472055510.87" calcext:value-type="float">
            <text:p>399,472,055,511</text:p>
          </table:table-cell>
          <table:table-cell office:value-type="float" office:value="392089525117.201" calcext:value-type="float">
            <text:p>392,089,525,117</text:p>
          </table:table-cell>
          <table:table-cell office:value-type="float" office:value="404940622579.043" calcext:value-type="float">
            <text:p>404,940,622,579</text:p>
          </table:table-cell>
          <table:table-cell office:value-type="float" office:value="270953161617.4" calcext:value-type="float">
            <text:p>270,953,161,617</text:p>
          </table:table-cell>
          <table:table-cell office:value-type="float" office:value="195907925040.76" calcext:value-type="float">
            <text:p>195,907,925,041</text:p>
          </table:table-cell>
          <table:table-cell office:value-type="float" office:value="259717837449.207" calcext:value-type="float">
            <text:p>259,717,837,449</text:p>
          </table:table-cell>
          <table:table-cell office:value-type="float" office:value="306617576444.712" calcext:value-type="float">
            <text:p>306,617,576,445</text:p>
          </table:table-cell>
          <table:table-cell office:value-type="float" office:value="345488326758.307" calcext:value-type="float">
            <text:p>345,488,326,758</text:p>
          </table:table-cell>
          <table:table-cell office:value-type="float" office:value="430347420196.028" calcext:value-type="float">
            <text:p>430,347,420,196</text:p>
          </table:table-cell>
          <table:table-cell office:value-type="float" office:value="590939943075.911" calcext:value-type="float">
            <text:p>590,939,943,076</text:p>
          </table:table-cell>
          <table:table-cell office:value-type="float" office:value="764015982496.632" calcext:value-type="float">
            <text:p>764,015,982,497</text:p>
          </table:table-cell>
          <table:table-cell office:value-type="float" office:value="989932059220.666" calcext:value-type="float">
            <text:p>989,932,059,221</text:p>
          </table:table-cell>
          <table:table-cell office:value-type="float" office:value="1299703459800.82" calcext:value-type="float">
            <text:p>1,299,703,459,801</text:p>
          </table:table-cell>
          <table:table-cell office:value-type="float" office:value="1660848058304.32" calcext:value-type="float">
            <text:p>1,660,848,058,304</text:p>
          </table:table-cell>
          <table:table-cell office:value-type="float" office:value="1222645887207.93" calcext:value-type="float">
            <text:p>1,222,645,887,208</text:p>
          </table:table-cell>
          <table:table-cell office:value-type="float" office:value="1524916698233.31" calcext:value-type="float">
            <text:p>1,524,916,698,233</text:p>
          </table:table-cell>
          <table:table-cell office:value-type="float" office:value="2031768558635.26" calcext:value-type="float">
            <text:p>2,031,768,558,635</text:p>
          </table:table-cell>
          <table:table-cell office:value-type="float" office:value="2170143623037.09" calcext:value-type="float">
            <text:p>2,170,143,623,037</text:p>
          </table:table-cell>
          <table:table-cell office:value-type="float" office:value="2230625004655.77" calcext:value-type="float">
            <text:p>2,230,625,004,656</text:p>
          </table:table-cell>
          <table:table-cell office:value-type="float" office:value="2003921862485.76" calcext:value-type="float">
            <text:p>2,003,921,862,486</text:p>
          </table:table-cell>
          <table:table-cell office:value-type="float" office:value="1326324181814.19" calcext:value-type="float">
            <text:p>1,326,324,181,814</text:p>
          </table:table-cell>
          <table:table-cell office:value-type="float" office:value="1246015056927.47" calcext:value-type="float">
            <text:p>1,246,015,056,9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27807454.867807" calcext:value-type="float">
            <text:p>227,807,455</text:p>
          </table:table-cell>
          <table:table-cell office:value-type="float" office:value="273832242.871302" calcext:value-type="float">
            <text:p>273,832,243</text:p>
          </table:table-cell>
          <table:table-cell office:value-type="float" office:value="308135671.079893" calcext:value-type="float">
            <text:p>308,135,671</text:p>
          </table:table-cell>
          <table:table-cell office:value-type="float" office:value="382373813.365237" calcext:value-type="float">
            <text:p>382,373,813</text:p>
          </table:table-cell>
          <table:table-cell office:value-type="float" office:value="501613181.862953" calcext:value-type="float">
            <text:p>501,613,182</text:p>
          </table:table-cell>
          <table:table-cell office:value-type="float" office:value="604242888.685569" calcext:value-type="float">
            <text:p>604,242,889</text:p>
          </table:table-cell>
          <table:table-cell office:value-type="float" office:value="673864040.338021" calcext:value-type="float">
            <text:p>673,864,040</text:p>
          </table:table-cell>
          <table:table-cell office:value-type="float" office:value="788926645.491283" calcext:value-type="float">
            <text:p>788,926,645</text:p>
          </table:table-cell>
          <table:table-cell office:value-type="float" office:value="956990982.995948" calcext:value-type="float">
            <text:p>956,990,983</text:p>
          </table:table-cell>
          <table:table-cell office:value-type="float" office:value="1172158249.7995" calcext:value-type="float">
            <text:p>1,172,158,250</text:p>
          </table:table-cell>
          <table:table-cell office:value-type="float" office:value="1325811541.73494" calcext:value-type="float">
            <text:p>1,325,811,542</text:p>
          </table:table-cell>
          <table:table-cell office:value-type="float" office:value="1486731610.61199" calcext:value-type="float">
            <text:p>1,486,731,611</text:p>
          </table:table-cell>
          <table:table-cell office:value-type="float" office:value="1486945138.16339" calcext:value-type="float">
            <text:p>1,486,945,138</text:p>
          </table:table-cell>
          <table:table-cell office:value-type="float" office:value="1563479712.50597" calcext:value-type="float">
            <text:p>1,563,479,713</text:p>
          </table:table-cell>
          <table:table-cell office:value-type="float" office:value="1677283179.51738" calcext:value-type="float">
            <text:p>1,677,283,180</text:p>
          </table:table-cell>
          <table:table-cell office:value-type="float" office:value="1812787181.4833" calcext:value-type="float">
            <text:p>1,812,787,181</text:p>
          </table:table-cell>
          <table:table-cell office:value-type="float" office:value="2038548783.89655" calcext:value-type="float">
            <text:p>2,038,548,784</text:p>
          </table:table-cell>
          <table:table-cell office:value-type="float" office:value="2279575007.79312" calcext:value-type="float">
            <text:p>2,279,575,008</text:p>
          </table:table-cell>
          <table:table-cell office:value-type="float" office:value="2459117649.46877" calcext:value-type="float">
            <text:p>2,459,117,649</text:p>
          </table:table-cell>
          <table:table-cell office:value-type="float" office:value="2507710292.98902" calcext:value-type="float">
            <text:p>2,507,710,293</text:p>
          </table:table-cell>
          <table:table-cell office:value-type="float" office:value="2435032063.63292" calcext:value-type="float">
            <text:p>2,435,032,064</text:p>
          </table:table-cell>
          <table:table-cell office:value-type="float" office:value="1812575128.58806" calcext:value-type="float">
            <text:p>1,812,575,129</text:p>
          </table:table-cell>
          <table:table-cell office:value-type="float" office:value="1914769388.04631" calcext:value-type="float">
            <text:p>1,914,769,388</text:p>
          </table:table-cell>
          <table:table-cell office:value-type="float" office:value="1854308803.97293" calcext:value-type="float">
            <text:p>1,854,308,804</text:p>
          </table:table-cell>
          <table:table-cell office:value-type="float" office:value="1141600741.88459" calcext:value-type="float">
            <text:p>1,141,600,742</text:p>
          </table:table-cell>
          <table:table-cell office:value-type="float" office:value="1230119922.34918" calcext:value-type="float">
            <text:p>1,230,119,922</text:p>
          </table:table-cell>
          <table:table-cell office:value-type="float" office:value="1331325323.87393" calcext:value-type="float">
            <text:p>1,331,325,324</text:p>
          </table:table-cell>
          <table:table-cell office:value-type="float" office:value="1790930782.4837" calcext:value-type="float">
            <text:p>1,790,930,782</text:p>
          </table:table-cell>
          <table:table-cell office:value-type="float" office:value="1925274562.73013" calcext:value-type="float">
            <text:p>1,925,274,563</text:p>
          </table:table-cell>
          <table:table-cell office:value-type="float" office:value="1817681322.88271" calcext:value-type="float">
            <text:p>1,817,681,323</text:p>
          </table:table-cell>
          <table:table-cell office:value-type="float" office:value="1734684533.97439" calcext:value-type="float">
            <text:p>1,734,684,534</text:p>
          </table:table-cell>
          <table:table-cell office:value-type="float" office:value="1674974224.03913" calcext:value-type="float">
            <text:p>1,674,974,224</text:p>
          </table:table-cell>
          <table:table-cell office:value-type="float" office:value="1676605544.83466" calcext:value-type="float">
            <text:p>1,676,605,545</text:p>
          </table:table-cell>
          <table:table-cell office:value-type="float" office:value="1846909315.76079" calcext:value-type="float">
            <text:p>1,846,909,316</text:p>
          </table:table-cell>
          <table:table-cell office:value-type="float" office:value="2088496218.85675" calcext:value-type="float">
            <text:p>2,088,496,219</text:p>
          </table:table-cell>
          <table:table-cell office:value-type="float" office:value="2581465675.18193" calcext:value-type="float">
            <text:p>2,581,465,675</text:p>
          </table:table-cell>
          <table:table-cell office:value-type="float" office:value="3152016366.07616" calcext:value-type="float">
            <text:p>3,152,016,366</text:p>
          </table:table-cell>
          <table:table-cell office:value-type="float" office:value="3824811913.22869" calcext:value-type="float">
            <text:p>3,824,811,913</text:p>
          </table:table-cell>
          <table:table-cell office:value-type="float" office:value="4860577026.234" calcext:value-type="float">
            <text:p>4,860,577,026</text:p>
          </table:table-cell>
          <table:table-cell office:value-type="float" office:value="5379377881.43541" calcext:value-type="float">
            <text:p>5,379,377,881</text:p>
          </table:table-cell>
          <table:table-cell office:value-type="float" office:value="5774003679.01275" calcext:value-type="float">
            <text:p>5,774,003,679</text:p>
          </table:table-cell>
          <table:table-cell office:value-type="float" office:value="6491683618.67903" calcext:value-type="float">
            <text:p>6,491,683,619</text:p>
          </table:table-cell>
          <table:table-cell office:value-type="float" office:value="7315701671.38206" calcext:value-type="float">
            <text:p>7,315,701,671</text:p>
          </table:table-cell>
          <table:table-cell office:value-type="float" office:value="7622526729.08433" calcext:value-type="float">
            <text:p>7,622,526,729</text:p>
          </table:table-cell>
          <table:table-cell office:value-type="float" office:value="8016288124.28276" calcext:value-type="float">
            <text:p>8,016,288,124</text:p>
          </table:table-cell>
          <table:table-cell office:value-type="float" office:value="8279065291.35806" calcext:value-type="float">
            <text:p>8,279,065,291</text:p>
          </table:table-cell>
          <table:table-cell office:value-type="float" office:value="8473784827.46505" calcext:value-type="float">
            <text:p>8,473,784,82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4947817.9875261" calcext:value-type="float">
            <text:p>24,947,818</text:p>
          </table:table-cell>
          <table:table-cell office:value-type="float" office:value="29992786.3724563" calcext:value-type="float">
            <text:p>29,992,786</text:p>
          </table:table-cell>
          <table:table-cell office:value-type="float" office:value="35131226.5839324" calcext:value-type="float">
            <text:p>35,131,227</text:p>
          </table:table-cell>
          <table:table-cell office:value-type="float" office:value="37028853.9779736" calcext:value-type="float">
            <text:p>37,028,854</text:p>
          </table:table-cell>
          <table:table-cell office:value-type="float" office:value="48229319.5788264" calcext:value-type="float">
            <text:p>48,229,320</text:p>
          </table:table-cell>
          <table:table-cell office:value-type="float" office:value="51069859.3613008" calcext:value-type="float">
            <text:p>51,069,859</text:p>
          </table:table-cell>
          <table:table-cell office:value-type="float" office:value="43154464.6397149" calcext:value-type="float">
            <text:p>43,154,465</text:p>
          </table:table-cell>
          <table:table-cell office:value-type="float" office:value="44680002.962963" calcext:value-type="float">
            <text:p>44,680,003</text:p>
          </table:table-cell>
          <table:table-cell office:value-type="float" office:value="49095416.6666667" calcext:value-type="float">
            <text:p>49,095,417</text:p>
          </table:table-cell>
          <table:table-cell office:value-type="float" office:value="58296657.4074074" calcext:value-type="float">
            <text:p>58,296,657</text:p>
          </table:table-cell>
          <table:table-cell office:value-type="float" office:value="67715456.6666667" calcext:value-type="float">
            <text:p>67,715,457</text:p>
          </table:table-cell>
          <table:table-cell office:value-type="float" office:value="79026051.8518518" calcext:value-type="float">
            <text:p>79,026,052</text:p>
          </table:table-cell>
          <table:table-cell office:value-type="float" office:value="84381391.1111111" calcext:value-type="float">
            <text:p>84,381,391</text:p>
          </table:table-cell>
          <table:table-cell office:value-type="float" office:value="85100495.9259259" calcext:value-type="float">
            <text:p>85,100,496</text:p>
          </table:table-cell>
          <table:table-cell office:value-type="float" office:value="95898437.4074074" calcext:value-type="float">
            <text:p>95,898,437</text:p>
          </table:table-cell>
          <table:table-cell office:value-type="float" office:value="106056993.333333" calcext:value-type="float">
            <text:p>106,056,993</text:p>
          </table:table-cell>
          <table:table-cell office:value-type="float" office:value="125272241.481481" calcext:value-type="float">
            <text:p>125,272,241</text:p>
          </table:table-cell>
          <table:table-cell office:value-type="float" office:value="140705640.37037" calcext:value-type="float">
            <text:p>140,705,640</text:p>
          </table:table-cell>
          <table:table-cell office:value-type="float" office:value="165745748.888889" calcext:value-type="float">
            <text:p>165,745,749</text:p>
          </table:table-cell>
          <table:table-cell office:value-type="float" office:value="185094760.740741" calcext:value-type="float">
            <text:p>185,094,761</text:p>
          </table:table-cell>
          <table:table-cell office:value-type="float" office:value="208740428.148148" calcext:value-type="float">
            <text:p>208,740,428</text:p>
          </table:table-cell>
          <table:table-cell office:value-type="float" office:value="209880969.62963" calcext:value-type="float">
            <text:p>209,880,970</text:p>
          </table:table-cell>
          <table:table-cell office:value-type="float" office:value="229434526.666667" calcext:value-type="float">
            <text:p>229,434,527</text:p>
          </table:table-cell>
          <table:table-cell office:value-type="float" office:value="249676004.444444" calcext:value-type="float">
            <text:p>249,676,004</text:p>
          </table:table-cell>
          <table:table-cell office:value-type="float" office:value="277567267.037037" calcext:value-type="float">
            <text:p>277,567,267</text:p>
          </table:table-cell>
          <table:table-cell office:value-type="float" office:value="299699655.185185" calcext:value-type="float">
            <text:p>299,699,655</text:p>
          </table:table-cell>
          <table:table-cell office:value-type="float" office:value="318742955.185185" calcext:value-type="float">
            <text:p>318,742,955</text:p>
          </table:table-cell>
          <table:table-cell office:value-type="float" office:value="356880439.62963" calcext:value-type="float">
            <text:p>356,880,440</text:p>
          </table:table-cell>
          <table:table-cell office:value-type="float" office:value="364610490.740741" calcext:value-type="float">
            <text:p>364,610,491</text:p>
          </table:table-cell>
          <table:table-cell office:value-type="float" office:value="389594455.185185" calcext:value-type="float">
            <text:p>389,594,455</text:p>
          </table:table-cell>
          <table:table-cell office:value-type="float" office:value="419872374.814815" calcext:value-type="float">
            <text:p>419,872,375</text:p>
          </table:table-cell>
          <table:table-cell office:value-type="float" office:value="460618154.444444" calcext:value-type="float">
            <text:p>460,618,154</text:p>
          </table:table-cell>
          <table:table-cell office:value-type="float" office:value="482635694.814815" calcext:value-type="float">
            <text:p>482,635,695</text:p>
          </table:table-cell>
          <table:table-cell office:value-type="float" office:value="465386341.111111" calcext:value-type="float">
            <text:p>465,386,341</text:p>
          </table:table-cell>
          <table:table-cell office:value-type="float" office:value="502561267.037037" calcext:value-type="float">
            <text:p>502,561,267</text:p>
          </table:table-cell>
          <table:table-cell office:value-type="float" office:value="543355076.296296" calcext:value-type="float">
            <text:p>543,355,076</text:p>
          </table:table-cell>
          <table:table-cell office:value-type="float" office:value="636409384.444444" calcext:value-type="float">
            <text:p>636,409,384</text:p>
          </table:table-cell>
          <table:table-cell office:value-type="float" office:value="674203301.481481" calcext:value-type="float">
            <text:p>674,203,301</text:p>
          </table:table-cell>
          <table:table-cell office:value-type="float" office:value="739147676.296296" calcext:value-type="float">
            <text:p>739,147,676</text:p>
          </table:table-cell>
          <table:table-cell office:value-type="float" office:value="723417638.148148" calcext:value-type="float">
            <text:p>723,417,638</text:p>
          </table:table-cell>
          <table:table-cell office:value-type="float" office:value="705224546.296296" calcext:value-type="float">
            <text:p>705,224,546</text:p>
          </table:table-cell>
          <table:table-cell office:value-type="float" office:value="753225977.777778" calcext:value-type="float">
            <text:p>753,225,978</text:p>
          </table:table-cell>
          <table:table-cell office:value-type="float" office:value="734462684.074074" calcext:value-type="float">
            <text:p>734,462,684</text:p>
          </table:table-cell>
          <table:table-cell office:value-type="float" office:value="788163898.518519" calcext:value-type="float">
            <text:p>788,163,899</text:p>
          </table:table-cell>
          <table:table-cell office:value-type="float" office:value="847778192.962963" calcext:value-type="float">
            <text:p>847,778,193</text:p>
          </table:table-cell>
          <table:table-cell office:value-type="float" office:value="878281507.777778" calcext:value-type="float">
            <text:p>878,281,508</text:p>
          </table:table-cell>
          <table:table-cell office:value-type="float" office:value="909854619.62963" calcext:value-type="float">
            <text:p>909,854,62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4058006.482971" calcext:value-type="float">
            <text:p>34,058,006</text:p>
          </table:table-cell>
          <table:table-cell office:value-type="float" office:value="38962443.3544505" calcext:value-type="float">
            <text:p>38,962,443</text:p>
          </table:table-cell>
          <table:table-cell office:value-type="float" office:value="44645133.7737816" calcext:value-type="float">
            <text:p>44,645,134</text:p>
          </table:table-cell>
          <table:table-cell office:value-type="float" office:value="50218880.6607468" calcext:value-type="float">
            <text:p>50,218,881</text:p>
          </table:table-cell>
          <table:table-cell office:value-type="float" office:value="68193083.9485861" calcext:value-type="float">
            <text:p>68,193,084</text:p>
          </table:table-cell>
          <table:table-cell office:value-type="float" office:value="79063402.3918825" calcext:value-type="float">
            <text:p>79,063,402</text:p>
          </table:table-cell>
          <table:table-cell office:value-type="float" office:value="81215044.1017046" calcext:value-type="float">
            <text:p>81,215,044</text:p>
          </table:table-cell>
          <table:table-cell office:value-type="float" office:value="90819530.7407407" calcext:value-type="float">
            <text:p>90,819,531</text:p>
          </table:table-cell>
          <table:table-cell office:value-type="float" office:value="106338931.111111" calcext:value-type="float">
            <text:p>106,338,931</text:p>
          </table:table-cell>
          <table:table-cell office:value-type="float" office:value="129013809.62963" calcext:value-type="float">
            <text:p>129,013,810</text:p>
          </table:table-cell>
          <table:table-cell office:value-type="float" office:value="151382438.888889" calcext:value-type="float">
            <text:p>151,382,439</text:p>
          </table:table-cell>
          <table:table-cell office:value-type="float" office:value="173349632.592593" calcext:value-type="float">
            <text:p>173,349,633</text:p>
          </table:table-cell>
          <table:table-cell office:value-type="float" office:value="187470217.777778" calcext:value-type="float">
            <text:p>187,470,218</text:p>
          </table:table-cell>
          <table:table-cell office:value-type="float" office:value="203233790" calcext:value-type="float">
            <text:p>203,233,790</text:p>
          </table:table-cell>
          <table:table-cell office:value-type="float" office:value="224141526.296296" calcext:value-type="float">
            <text:p>224,141,526</text:p>
          </table:table-cell>
          <table:table-cell office:value-type="float" office:value="249071890.740741" calcext:value-type="float">
            <text:p>249,071,891</text:p>
          </table:table-cell>
          <table:table-cell office:value-type="float" office:value="301999253.703704" calcext:value-type="float">
            <text:p>301,999,254</text:p>
          </table:table-cell>
          <table:table-cell office:value-type="float" office:value="330658413.333333" calcext:value-type="float">
            <text:p>330,658,413</text:p>
          </table:table-cell>
          <table:table-cell office:value-type="float" office:value="376802763.703704" calcext:value-type="float">
            <text:p>376,802,764</text:p>
          </table:table-cell>
          <table:table-cell office:value-type="float" office:value="426555891.851852" calcext:value-type="float">
            <text:p>426,555,892</text:p>
          </table:table-cell>
          <table:table-cell office:value-type="float" office:value="464952957.407407" calcext:value-type="float">
            <text:p>464,952,957</text:p>
          </table:table-cell>
          <table:table-cell office:value-type="float" office:value="500312359.259259" calcext:value-type="float">
            <text:p>500,312,359</text:p>
          </table:table-cell>
          <table:table-cell office:value-type="float" office:value="555813873.333333" calcext:value-type="float">
            <text:p>555,813,873</text:p>
          </table:table-cell>
          <table:table-cell office:value-type="float" office:value="556099430.37037" calcext:value-type="float">
            <text:p>556,099,430</text:p>
          </table:table-cell>
          <table:table-cell office:value-type="float" office:value="579390946.666667" calcext:value-type="float">
            <text:p>579,390,947</text:p>
          </table:table-cell>
          <table:table-cell office:value-type="float" office:value="617465208.518518" calcext:value-type="float">
            <text:p>617,465,209</text:p>
          </table:table-cell>
          <table:table-cell office:value-type="float" office:value="657095549.259259" calcext:value-type="float">
            <text:p>657,095,549</text:p>
          </table:table-cell>
          <table:table-cell office:value-type="float" office:value="669577285.925926" calcext:value-type="float">
            <text:p>669,577,286</text:p>
          </table:table-cell>
          <table:table-cell office:value-type="float" office:value="734994662.222222" calcext:value-type="float">
            <text:p>734,994,662</text:p>
          </table:table-cell>
          <table:table-cell office:value-type="float" office:value="773900764.074074" calcext:value-type="float">
            <text:p>773,900,764</text:p>
          </table:table-cell>
          <table:table-cell office:value-type="float" office:value="782177777.777778" calcext:value-type="float">
            <text:p>782,177,778</text:p>
          </table:table-cell>
          <table:table-cell office:value-type="float" office:value="738118518.518518" calcext:value-type="float">
            <text:p>738,118,519</text:p>
          </table:table-cell>
          <table:table-cell office:value-type="float" office:value="741844444.444444" calcext:value-type="float">
            <text:p>741,844,444</text:p>
          </table:table-cell>
          <table:table-cell office:value-type="float" office:value="805837037.037037" calcext:value-type="float">
            <text:p>805,837,037</text:p>
          </table:table-cell>
          <table:table-cell office:value-type="float" office:value="885240740.740741" calcext:value-type="float">
            <text:p>885,240,741</text:p>
          </table:table-cell>
          <table:table-cell office:value-type="float" office:value="935462962.962963" calcext:value-type="float">
            <text:p>935,462,963</text:p>
          </table:table-cell>
          <table:table-cell office:value-type="float" office:value="1059656442.96296" calcext:value-type="float">
            <text:p>1,059,656,443</text:p>
          </table:table-cell>
          <table:table-cell office:value-type="float" office:value="1143477777.77778" calcext:value-type="float">
            <text:p>1,143,477,778</text:p>
          </table:table-cell>
          <table:table-cell office:value-type="float" office:value="1171370370.37037" calcext:value-type="float">
            <text:p>1,171,370,370</text:p>
          </table:table-cell>
          <table:table-cell office:value-type="float" office:value="1176607407.40741" calcext:value-type="float">
            <text:p>1,176,607,407</text:p>
          </table:table-cell>
          <table:table-cell office:value-type="float" office:value="1244296296.2963" calcext:value-type="float">
            <text:p>1,244,296,296</text:p>
          </table:table-cell>
          <table:table-cell office:value-type="float" office:value="1289533333.33333" calcext:value-type="float">
            <text:p>1,289,533,333</text:p>
          </table:table-cell>
          <table:table-cell office:value-type="float" office:value="1302666666.66667" calcext:value-type="float">
            <text:p>1,302,666,667</text:p>
          </table:table-cell>
          <table:table-cell office:value-type="float" office:value="1335681481.48148" calcext:value-type="float">
            <text:p>1,335,681,481</text:p>
          </table:table-cell>
          <table:table-cell office:value-type="float" office:value="1404729258.88889" calcext:value-type="float">
            <text:p>1,404,729,259</text:p>
          </table:table-cell>
          <table:table-cell office:value-type="float" office:value="1450276746.2963" calcext:value-type="float">
            <text:p>1,450,276,746</text:p>
          </table:table-cell>
          <table:table-cell office:value-type="float" office:value="1397066905.92593" calcext:value-type="float">
            <text:p>1,397,066,90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0174672.3774473" calcext:value-type="float">
            <text:p>40,174,672</text:p>
          </table:table-cell>
          <table:table-cell office:value-type="float" office:value="47754181.9914151" calcext:value-type="float">
            <text:p>47,754,182</text:p>
          </table:table-cell>
          <table:table-cell office:value-type="float" office:value="55597299.4980975" calcext:value-type="float">
            <text:p>55,597,299</text:p>
          </table:table-cell>
          <table:table-cell office:value-type="float" office:value="73576595.5242278" calcext:value-type="float">
            <text:p>73,576,596</text:p>
          </table:table-cell>
          <table:table-cell office:value-type="float" office:value="83133443.2391441" calcext:value-type="float">
            <text:p>83,133,443</text:p>
          </table:table-cell>
          <table:table-cell office:value-type="float" office:value="83081331.4249589" calcext:value-type="float">
            <text:p>83,081,331</text:p>
          </table:table-cell>
          <table:table-cell office:value-type="float" office:value="75541791.8875558" calcext:value-type="float">
            <text:p>75,541,792</text:p>
          </table:table-cell>
          <table:table-cell office:value-type="float" office:value="87353560.0336526" calcext:value-type="float">
            <text:p>87,353,560</text:p>
          </table:table-cell>
          <table:table-cell office:value-type="float" office:value="96169147.8235533" calcext:value-type="float">
            <text:p>96,169,148</text:p>
          </table:table-cell>
          <table:table-cell office:value-type="float" office:value="109089261.068709" calcext:value-type="float">
            <text:p>109,089,261</text:p>
          </table:table-cell>
          <table:table-cell office:value-type="float" office:value="112040960.700863" calcext:value-type="float">
            <text:p>112,040,961</text:p>
          </table:table-cell>
          <table:table-cell office:value-type="float" office:value="105310486.175251" calcext:value-type="float">
            <text:p>105,310,486</text:p>
          </table:table-cell>
          <table:table-cell office:value-type="float" office:value="108006681.754203" calcext:value-type="float">
            <text:p>108,006,682</text:p>
          </table:table-cell>
          <table:table-cell office:value-type="float" office:value="99668805.0503054" calcext:value-type="float">
            <text:p>99,668,805</text:p>
          </table:table-cell>
          <table:table-cell office:value-type="float" office:value="97298716.3576244" calcext:value-type="float">
            <text:p>97,298,716</text:p>
          </table:table-cell>
          <table:table-cell office:value-type="float" office:value="85156682.7890097" calcext:value-type="float">
            <text:p>85,156,683</text:p>
          </table:table-cell>
          <table:table-cell office:value-type="float" office:value="89947056.4852648" calcext:value-type="float">
            <text:p>89,947,056</text:p>
          </table:table-cell>
          <table:table-cell office:value-type="float" office:value="99540540.0734771" calcext:value-type="float">
            <text:p>99,540,540</text:p>
          </table:table-cell>
          <table:table-cell office:value-type="float" office:value="118436674.352019" calcext:value-type="float">
            <text:p>118,436,674</text:p>
          </table:table-cell>
          <table:table-cell office:value-type="float" office:value="109418074.098002" calcext:value-type="float">
            <text:p>109,418,074</text:p>
          </table:table-cell>
          <table:table-cell office:value-type="float" office:value="112041826.639662" calcext:value-type="float">
            <text:p>112,041,827</text:p>
          </table:table-cell>
          <table:table-cell office:value-type="float" office:value="111809261.096225" calcext:value-type="float">
            <text:p>111,809,261</text:p>
          </table:table-cell>
          <table:table-cell office:value-type="float" office:value="117868474.136446" calcext:value-type="float">
            <text:p>117,868,474</text:p>
          </table:table-cell>
          <table:table-cell office:value-type="float" office:value="118585842.416766" calcext:value-type="float">
            <text:p>118,585,842</text:p>
          </table:table-cell>
          <table:table-cell office:value-type="float" office:value="198139004.273639" calcext:value-type="float">
            <text:p>198,139,004</text:p>
          </table:table-cell>
          <table:table-cell office:value-type="float" office:value="195891086.6771" calcext:value-type="float">
            <text:p>195,891,087</text:p>
          </table:table-cell>
          <table:table-cell office:value-type="float" office:value="220483064.501799" calcext:value-type="float">
            <text:p>220,483,065</text:p>
          </table:table-cell>
          <table:table-cell office:value-type="float" office:value="240057646.961526" calcext:value-type="float">
            <text:p>240,057,647</text:p>
          </table:table-cell>
          <table:table-cell office:value-type="float" office:value="224975478.229511" calcext:value-type="float">
            <text:p>224,975,478</text:p>
          </table:table-cell>
          <table:table-cell office:value-type="float" office:value="229513711.22333" calcext:value-type="float">
            <text:p>229,513,711</text:p>
          </table:table-cell>
          <table:table-cell office:value-type="float" office:value="230997980.053336" calcext:value-type="float">
            <text:p>230,997,980</text:p>
          </table:table-cell>
          <table:table-cell office:value-type="float" office:value="239360491.508357" calcext:value-type="float">
            <text:p>239,360,492</text:p>
          </table:table-cell>
          <table:table-cell office:value-type="float" office:value="264072741.162714" calcext:value-type="float">
            <text:p>264,072,741</text:p>
          </table:table-cell>
          <table:table-cell office:value-type="float" office:value="321550910.106499" calcext:value-type="float">
            <text:p>321,550,910</text:p>
          </table:table-cell>
          <table:table-cell office:value-type="float" office:value="384794216.209942" calcext:value-type="float">
            <text:p>384,794,216</text:p>
          </table:table-cell>
          <table:table-cell office:value-type="float" office:value="434260694.272485" calcext:value-type="float">
            <text:p>434,260,694</text:p>
          </table:table-cell>
          <table:table-cell office:value-type="float" office:value="450557029.18136" calcext:value-type="float">
            <text:p>450,557,029</text:p>
          </table:table-cell>
          <table:table-cell office:value-type="float" office:value="643552130.778177" calcext:value-type="float">
            <text:p>643,552,131</text:p>
          </table:table-cell>
          <table:table-cell office:value-type="float" office:value="656818067.662078" calcext:value-type="float">
            <text:p>656,818,068</text:p>
          </table:table-cell>
          <table:table-cell office:value-type="float" office:value="581243939.94478" calcext:value-type="float">
            <text:p>581,243,940</text:p>
          </table:table-cell>
          <table:table-cell office:value-type="float" office:value="679252092.024518" calcext:value-type="float">
            <text:p>679,252,092</text:p>
          </table:table-cell>
          <table:table-cell office:value-type="float" office:value="787200548.140868" calcext:value-type="float">
            <text:p>787,200,548</text:p>
          </table:table-cell>
          <table:table-cell office:value-type="float" office:value="800055755.963481" calcext:value-type="float">
            <text:p>800,055,756</text:p>
          </table:table-cell>
          <table:table-cell office:value-type="float" office:value="804580916.950045" calcext:value-type="float">
            <text:p>804,580,917</text:p>
          </table:table-cell>
          <table:table-cell office:value-type="float" office:value="824151176.110668" calcext:value-type="float">
            <text:p>824,151,176</text:p>
          </table:table-cell>
          <table:table-cell office:value-type="float" office:value="774072932.691989" calcext:value-type="float">
            <text:p>774,072,933</text:p>
          </table:table-cell>
          <table:table-cell office:value-type="float" office:value="822233281.390455" calcext:value-type="float">
            <text:p>822,233,28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79820211.9701638" calcext:value-type="float">
            <text:p>79,820,212</text:p>
          </table:table-cell>
          <table:table-cell office:value-type="float" office:value="87757383.9651279" calcext:value-type="float">
            <text:p>87,757,384</text:p>
          </table:table-cell>
          <table:table-cell office:value-type="float" office:value="102243292.868629" calcext:value-type="float">
            <text:p>102,243,293</text:p>
          </table:table-cell>
          <table:table-cell office:value-type="float" office:value="123528459.045879" calcext:value-type="float">
            <text:p>123,528,459</text:p>
          </table:table-cell>
          <table:table-cell office:value-type="float" office:value="140480107.649607" calcext:value-type="float">
            <text:p>140,480,108</text:p>
          </table:table-cell>
          <table:table-cell office:value-type="float" office:value="160285441.914618" calcext:value-type="float">
            <text:p>160,285,442</text:p>
          </table:table-cell>
          <table:table-cell office:value-type="float" office:value="158186713.924289" calcext:value-type="float">
            <text:p>158,186,714</text:p>
          </table:table-cell>
          <table:table-cell office:value-type="float" office:value="181310585.898217" calcext:value-type="float">
            <text:p>181,310,586</text:p>
          </table:table-cell>
          <table:table-cell office:value-type="float" office:value="221764097.874574" calcext:value-type="float">
            <text:p>221,764,098</text:p>
          </table:table-cell>
          <table:table-cell office:value-type="float" office:value="277098555.393005" calcext:value-type="float">
            <text:p>277,098,555</text:p>
          </table:table-cell>
          <table:table-cell office:value-type="float" office:value="335917435.127556" calcext:value-type="float">
            <text:p>335,917,435</text:p>
          </table:table-cell>
          <table:table-cell office:value-type="float" office:value="303168016.028252" calcext:value-type="float">
            <text:p>303,168,016</text:p>
          </table:table-cell>
          <table:table-cell office:value-type="float" office:value="300742817.577435" calcext:value-type="float">
            <text:p>300,742,818</text:p>
          </table:table-cell>
          <table:table-cell office:value-type="float" office:value="311840624.182348" calcext:value-type="float">
            <text:p>311,840,624</text:p>
          </table:table-cell>
          <table:table-cell office:value-type="float" office:value="308222031.870998" calcext:value-type="float">
            <text:p>308,222,032</text:p>
          </table:table-cell>
          <table:table-cell office:value-type="float" office:value="318292743.677189" calcext:value-type="float">
            <text:p>318,292,744</text:p>
          </table:table-cell>
          <table:table-cell office:value-type="float" office:value="450731945.700575" calcext:value-type="float">
            <text:p>450,731,946</text:p>
          </table:table-cell>
          <table:table-cell office:value-type="float" office:value="567155227.512141" calcext:value-type="float">
            <text:p>567,155,228</text:p>
          </table:table-cell>
          <table:table-cell office:value-type="float" office:value="627553079.292378" calcext:value-type="float">
            <text:p>627,553,079</text:p>
          </table:table-cell>
          <table:table-cell office:value-type="float" office:value="653640728.373563" calcext:value-type="float">
            <text:p>653,640,728</text:p>
          </table:table-cell>
          <table:table-cell office:value-type="float" office:value="831481611.516738" calcext:value-type="float">
            <text:p>831,481,612</text:p>
          </table:table-cell>
          <table:table-cell office:value-type="float" office:value="877156931.475445" calcext:value-type="float">
            <text:p>877,156,931</text:p>
          </table:table-cell>
          <table:table-cell office:value-type="float" office:value="929257388.908064" calcext:value-type="float">
            <text:p>929,257,389</text:p>
          </table:table-cell>
          <table:table-cell office:value-type="float" office:value="825148535.316728" calcext:value-type="float">
            <text:p>825,148,535</text:p>
          </table:table-cell>
          <table:table-cell office:value-type="float" office:value="894883572.753537" calcext:value-type="float">
            <text:p>894,883,573</text:p>
          </table:table-cell>
          <table:table-cell office:value-type="float" office:value="1019739874.0567" calcext:value-type="float">
            <text:p>1,019,739,874</text:p>
          </table:table-cell>
          <table:table-cell office:value-type="float" office:value="1174004153.41735" calcext:value-type="float">
            <text:p>1,174,004,153</text:p>
          </table:table-cell>
          <table:table-cell office:value-type="float" office:value="1107743877.63369" calcext:value-type="float">
            <text:p>1,107,743,878</text:p>
          </table:table-cell>
          <table:table-cell office:value-type="float" office:value="1188540426.61707" calcext:value-type="float">
            <text:p>1,188,540,427</text:p>
          </table:table-cell>
          <table:table-cell office:value-type="float" office:value="1257913241.38939" calcext:value-type="float">
            <text:p>1,257,913,241</text:p>
          </table:table-cell>
          <table:table-cell office:value-type="float" office:value="1140776268.98204" calcext:value-type="float">
            <text:p>1,140,776,269</text:p>
          </table:table-cell>
          <table:table-cell office:value-type="float" office:value="1201650860.39499" calcext:value-type="float">
            <text:p>1,201,650,860</text:p>
          </table:table-cell>
          <table:table-cell office:value-type="float" office:value="1297098320.23855" calcext:value-type="float">
            <text:p>1,297,098,320</text:p>
          </table:table-cell>
          <table:table-cell office:value-type="float" office:value="1655327593.64998" calcext:value-type="float">
            <text:p>1,655,327,594</text:p>
          </table:table-cell>
          <table:table-cell office:value-type="float" office:value="1941931806.07551" calcext:value-type="float">
            <text:p>1,941,931,806</text:p>
          </table:table-cell>
          <table:table-cell office:value-type="float" office:value="2027428774.31229" calcext:value-type="float">
            <text:p>2,027,428,774</text:p>
          </table:table-cell>
          <table:table-cell office:value-type="float" office:value="2165375316.15597" calcext:value-type="float">
            <text:p>2,165,375,316</text:p>
          </table:table-cell>
          <table:table-cell office:value-type="float" office:value="2487553677.43922" calcext:value-type="float">
            <text:p>2,487,553,677</text:p>
          </table:table-cell>
          <table:table-cell office:value-type="float" office:value="2751823041.14955" calcext:value-type="float">
            <text:p>2,751,823,041</text:p>
          </table:table-cell>
          <table:table-cell office:value-type="float" office:value="2362736249.3231" calcext:value-type="float">
            <text:p>2,362,736,249</text:p>
          </table:table-cell>
          <table:table-cell office:value-type="float" office:value="2139342824.21604" calcext:value-type="float">
            <text:p>2,139,342,824</text:p>
          </table:table-cell>
          <table:table-cell office:value-type="float" office:value="2053922582.18325" calcext:value-type="float">
            <text:p>2,053,922,582</text:p>
          </table:table-cell>
          <table:table-cell office:value-type="float" office:value="1800605834.93942" calcext:value-type="float">
            <text:p>1,800,605,835</text:p>
          </table:table-cell>
          <table:table-cell office:value-type="float" office:value="1865014772.24883" calcext:value-type="float">
            <text:p>1,865,014,772</text:p>
          </table:table-cell>
          <table:table-cell office:value-type="float" office:value="1844843167.80801" calcext:value-type="float">
            <text:p>1,844,843,168</text:p>
          </table:table-cell>
          <table:table-cell office:value-type="float" office:value="1569777554.72375" calcext:value-type="float">
            <text:p>1,569,777,555</text:p>
          </table:table-cell>
          <table:table-cell office:value-type="float" office:value="1590761265.28456" calcext:value-type="float">
            <text:p>1,590,761,26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5388792.4515677" calcext:value-type="float">
            <text:p>35,388,792</text:p>
          </table:table-cell>
          <table:table-cell office:value-type="float" office:value="35462065.5586061" calcext:value-type="float">
            <text:p>35,462,066</text:p>
          </table:table-cell>
          <table:table-cell office:value-type="float" office:value="39400568.5172236" calcext:value-type="float">
            <text:p>39,400,569</text:p>
          </table:table-cell>
          <table:table-cell office:value-type="float" office:value="53267241.4085609" calcext:value-type="float">
            <text:p>53,267,241</text:p>
          </table:table-cell>
          <table:table-cell office:value-type="float" office:value="54985108.6988271" calcext:value-type="float">
            <text:p>54,985,109</text:p>
          </table:table-cell>
          <table:table-cell office:value-type="float" office:value="57157312.3625523" calcext:value-type="float">
            <text:p>57,157,312</text:p>
          </table:table-cell>
          <table:table-cell office:value-type="float" office:value="49489987.1591652" calcext:value-type="float">
            <text:p>49,489,987</text:p>
          </table:table-cell>
          <table:table-cell office:value-type="float" office:value="46797003.4415366" calcext:value-type="float">
            <text:p>46,797,003</text:p>
          </table:table-cell>
          <table:table-cell office:value-type="float" office:value="52347935.0574577" calcext:value-type="float">
            <text:p>52,347,935</text:p>
          </table:table-cell>
          <table:table-cell office:value-type="float" office:value="62534538.9998147" calcext:value-type="float">
            <text:p>62,534,539</text:p>
          </table:table-cell>
          <table:table-cell office:value-type="float" office:value="77661597.1239251" calcext:value-type="float">
            <text:p>77,661,597</text:p>
          </table:table-cell>
          <table:table-cell office:value-type="float" office:value="79408620.7464972" calcext:value-type="float">
            <text:p>79,408,621</text:p>
          </table:table-cell>
          <table:table-cell office:value-type="float" office:value="76373479.087101" calcext:value-type="float">
            <text:p>76,373,479</text:p>
          </table:table-cell>
          <table:table-cell office:value-type="float" office:value="71430639.7989294" calcext:value-type="float">
            <text:p>71,430,640</text:p>
          </table:table-cell>
          <table:table-cell office:value-type="float" office:value="74382097.2126557" calcext:value-type="float">
            <text:p>74,382,097</text:p>
          </table:table-cell>
          <table:table-cell office:value-type="float" office:value="78679979.6300664" calcext:value-type="float">
            <text:p>78,679,980</text:p>
          </table:table-cell>
          <table:table-cell office:value-type="float" office:value="110249544.011237" calcext:value-type="float">
            <text:p>110,249,544</text:p>
          </table:table-cell>
          <table:table-cell office:value-type="float" office:value="110272386.180417" calcext:value-type="float">
            <text:p>110,272,386</text:p>
          </table:table-cell>
          <table:table-cell office:value-type="float" office:value="94150711.712929" calcext:value-type="float">
            <text:p>94,150,712</text:p>
          </table:table-cell>
          <table:table-cell office:value-type="float" office:value="93717431.3449866" calcext:value-type="float">
            <text:p>93,717,431</text:p>
          </table:table-cell>
          <table:table-cell office:value-type="float" office:value="113453580.70107" calcext:value-type="float">
            <text:p>113,453,581</text:p>
          </table:table-cell>
          <table:table-cell office:value-type="float" office:value="102210524.559716" calcext:value-type="float">
            <text:p>102,210,525</text:p>
          </table:table-cell>
          <table:table-cell office:value-type="float" office:value="90214494.8422542" calcext:value-type="float">
            <text:p>90,214,495</text:p>
          </table:table-cell>
          <table:table-cell office:value-type="float" office:value="119582107.468231" calcext:value-type="float">
            <text:p>119,582,107</text:p>
          </table:table-cell>
          <table:table-cell office:value-type="float" office:value="124904141.1298" calcext:value-type="float">
            <text:p>124,904,141</text:p>
          </table:table-cell>
          <table:table-cell office:value-type="float" office:value="98615221.8647835" calcext:value-type="float">
            <text:p>98,615,222</text:p>
          </table:table-cell>
          <table:table-cell office:value-type="float" office:value="128565307.918012" calcext:value-type="float">
            <text:p>128,565,308</text:p>
          </table:table-cell>
          <table:table-cell office:value-type="float" office:value="87417089.7491969" calcext:value-type="float">
            <text:p>87,417,090</text:p>
          </table:table-cell>
          <table:table-cell office:value-type="float" office:value="68744130.9884534" calcext:value-type="float">
            <text:p>68,744,131</text:p>
          </table:table-cell>
          <table:table-cell office:value-type="float" office:value="73515164.8273448" calcext:value-type="float">
            <text:p>73,515,165</text:p>
          </table:table-cell>
          <table:table-cell office:value-type="float" office:value="72465433.523888" calcext:value-type="float">
            <text:p>72,465,434</text:p>
          </table:table-cell>
          <table:table-cell office:value-type="float" office:value="72230277.636435" calcext:value-type="float">
            <text:p>72,230,278</text:p>
          </table:table-cell>
          <table:table-cell office:value-type="float" office:value="81053329.4088845" calcext:value-type="float">
            <text:p>81,053,329</text:p>
          </table:table-cell>
          <table:table-cell office:value-type="float" office:value="96343939.1643116" calcext:value-type="float">
            <text:p>96,343,939</text:p>
          </table:table-cell>
          <table:table-cell office:value-type="float" office:value="105361123.554411" calcext:value-type="float">
            <text:p>105,361,124</text:p>
          </table:table-cell>
          <table:table-cell office:value-type="float" office:value="126193762.431169" calcext:value-type="float">
            <text:p>126,193,762</text:p>
          </table:table-cell>
          <table:table-cell office:value-type="float" office:value="134441164.970397" calcext:value-type="float">
            <text:p>134,441,165</text:p>
          </table:table-cell>
          <table:table-cell office:value-type="float" office:value="145827415.802384" calcext:value-type="float">
            <text:p>145,827,416</text:p>
          </table:table-cell>
          <table:table-cell office:value-type="float" office:value="188021169.26829" calcext:value-type="float">
            <text:p>188,021,169</text:p>
          </table:table-cell>
          <table:table-cell office:value-type="float" office:value="187821048.985998" calcext:value-type="float">
            <text:p>187,821,049</text:p>
          </table:table-cell>
          <table:table-cell office:value-type="float" office:value="197454025.194611" calcext:value-type="float">
            <text:p>197,454,025</text:p>
          </table:table-cell>
          <table:table-cell office:value-type="float" office:value="233213509.996931" calcext:value-type="float">
            <text:p>233,213,510</text:p>
          </table:table-cell>
          <table:table-cell office:value-type="float" office:value="252560581.402626" calcext:value-type="float">
            <text:p>252,560,581</text:p>
          </table:table-cell>
          <table:table-cell office:value-type="float" office:value="302925496.531129" calcext:value-type="float">
            <text:p>302,925,497</text:p>
          </table:table-cell>
          <table:table-cell office:value-type="float" office:value="348899833.217971" calcext:value-type="float">
            <text:p>348,899,833</text:p>
          </table:table-cell>
          <table:table-cell office:value-type="float" office:value="315880817.125159" calcext:value-type="float">
            <text:p>315,880,817</text:p>
          </table:table-cell>
          <table:table-cell office:value-type="float" office:value="342781695.419436" calcext:value-type="float">
            <text:p>342,781,69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5377268844.26213" calcext:value-type="float">
            <text:p>5,377,268,844</text:p>
          </table:table-cell>
          <table:table-cell office:value-type="float" office:value="7184816176.83135" calcext:value-type="float">
            <text:p>7,184,816,177</text:p>
          </table:table-cell>
          <table:table-cell office:value-type="float" office:value="9664177036.71102" calcext:value-type="float">
            <text:p>9,664,177,037</text:p>
          </table:table-cell>
          <table:table-cell office:value-type="float" office:value="14947535254.262" calcext:value-type="float">
            <text:p>14,947,535,254</text:p>
          </table:table-cell>
          <table:table-cell office:value-type="float" office:value="45412971922.0882" calcext:value-type="float">
            <text:p>45,412,971,922</text:p>
          </table:table-cell>
          <table:table-cell office:value-type="float" office:value="46773137523.1846" calcext:value-type="float">
            <text:p>46,773,137,523</text:p>
          </table:table-cell>
          <table:table-cell office:value-type="float" office:value="64005623888.3869" calcext:value-type="float">
            <text:p>64,005,623,888</text:p>
          </table:table-cell>
          <table:table-cell office:value-type="float" office:value="74189100135.2285" calcext:value-type="float">
            <text:p>74,189,100,135</text:p>
          </table:table-cell>
          <table:table-cell office:value-type="float" office:value="80266637389.7027" calcext:value-type="float">
            <text:p>80,266,637,390</text:p>
          </table:table-cell>
          <table:table-cell office:value-type="float" office:value="111858506074.537" calcext:value-type="float">
            <text:p>111,858,506,075</text:p>
          </table:table-cell>
          <table:table-cell office:value-type="float" office:value="164539597502.022" calcext:value-type="float">
            <text:p>164,539,597,502</text:p>
          </table:table-cell>
          <table:table-cell office:value-type="float" office:value="184291434776.426" calcext:value-type="float">
            <text:p>184,291,434,776</text:p>
          </table:table-cell>
          <table:table-cell office:value-type="float" office:value="153240295657.807" calcext:value-type="float">
            <text:p>153,240,295,658</text:p>
          </table:table-cell>
          <table:table-cell office:value-type="float" office:value="129180606689.299" calcext:value-type="float">
            <text:p>129,180,606,689</text:p>
          </table:table-cell>
          <table:table-cell office:value-type="float" office:value="119631340721.859" calcext:value-type="float">
            <text:p>119,631,340,722</text:p>
          </table:table-cell>
          <table:table-cell office:value-type="float" office:value="103893996551.753" calcext:value-type="float">
            <text:p>103,893,996,552</text:p>
          </table:table-cell>
          <table:table-cell office:value-type="float" office:value="86885756270.624" calcext:value-type="float">
            <text:p>86,885,756,271</text:p>
          </table:table-cell>
          <table:table-cell office:value-type="float" office:value="85581680504.2667" calcext:value-type="float">
            <text:p>85,581,680,504</text:p>
          </table:table-cell>
          <table:table-cell office:value-type="float" office:value="88138487186.1333" calcext:value-type="float">
            <text:p>88,138,487,186</text:p>
          </table:table-cell>
          <table:table-cell office:value-type="float" office:value="95217227020" calcext:value-type="float">
            <text:p>95,217,227,020</text:p>
          </table:table-cell>
          <table:table-cell office:value-type="float" office:value="117473431440" calcext:value-type="float">
            <text:p>117,473,431,440</text:p>
          </table:table-cell>
          <table:table-cell office:value-type="float" office:value="132046970793.333" calcext:value-type="float">
            <text:p>132,046,970,793</text:p>
          </table:table-cell>
          <table:table-cell office:value-type="float" office:value="136905092827.2" calcext:value-type="float">
            <text:p>136,905,092,827</text:p>
          </table:table-cell>
          <table:table-cell office:value-type="float" office:value="132790610889.067" calcext:value-type="float">
            <text:p>132,790,610,889</text:p>
          </table:table-cell>
          <table:table-cell office:value-type="float" office:value="134994653319.2" calcext:value-type="float">
            <text:p>134,994,653,319</text:p>
          </table:table-cell>
          <table:table-cell office:value-type="float" office:value="143151912302.667" calcext:value-type="float">
            <text:p>143,151,912,303</text:p>
          </table:table-cell>
          <table:table-cell office:value-type="float" office:value="158450848885.867" calcext:value-type="float">
            <text:p>158,450,848,886</text:p>
          </table:table-cell>
          <table:table-cell office:value-type="float" office:value="165742272677.333" calcext:value-type="float">
            <text:p>165,742,272,677</text:p>
          </table:table-cell>
          <table:table-cell office:value-type="float" office:value="146775498092.533" calcext:value-type="float">
            <text:p>146,775,498,093</text:p>
          </table:table-cell>
          <table:table-cell office:value-type="float" office:value="161716960000" calcext:value-type="float">
            <text:p>161,716,960,000</text:p>
          </table:table-cell>
          <table:table-cell office:value-type="float" office:value="189514926222.667" calcext:value-type="float">
            <text:p>189,514,926,223</text:p>
          </table:table-cell>
          <table:table-cell office:value-type="float" office:value="184137469724.8" calcext:value-type="float">
            <text:p>184,137,469,725</text:p>
          </table:table-cell>
          <table:table-cell office:value-type="float" office:value="189605920240.533" calcext:value-type="float">
            <text:p>189,605,920,241</text:p>
          </table:table-cell>
          <table:table-cell office:value-type="float" office:value="215807655244.533" calcext:value-type="float">
            <text:p>215,807,655,245</text:p>
          </table:table-cell>
          <table:table-cell office:value-type="float" office:value="258742263029.067" calcext:value-type="float">
            <text:p>258,742,263,029</text:p>
          </table:table-cell>
          <table:table-cell office:value-type="float" office:value="328461161081.285" calcext:value-type="float">
            <text:p>328,461,161,081</text:p>
          </table:table-cell>
          <table:table-cell office:value-type="float" office:value="376900135720.694" calcext:value-type="float">
            <text:p>376,900,135,721</text:p>
          </table:table-cell>
          <table:table-cell office:value-type="float" office:value="415964583059.106" calcext:value-type="float">
            <text:p>415,964,583,059</text:p>
          </table:table-cell>
          <table:table-cell office:value-type="float" office:value="519796738631.2" calcext:value-type="float">
            <text:p>519,796,738,631</text:p>
          </table:table-cell>
          <table:table-cell office:value-type="float" office:value="429097899278.933" calcext:value-type="float">
            <text:p>429,097,899,279</text:p>
          </table:table-cell>
          <table:table-cell office:value-type="float" office:value="528207332649.6" calcext:value-type="float">
            <text:p>528,207,332,650</text:p>
          </table:table-cell>
          <table:table-cell office:value-type="float" office:value="671238840108.267" calcext:value-type="float">
            <text:p>671,238,840,108</text:p>
          </table:table-cell>
          <table:table-cell office:value-type="float" office:value="735974843348.533" calcext:value-type="float">
            <text:p>735,974,843,349</text:p>
          </table:table-cell>
          <table:table-cell office:value-type="float" office:value="746647127407.733" calcext:value-type="float">
            <text:p>746,647,127,408</text:p>
          </table:table-cell>
          <table:table-cell office:value-type="float" office:value="756350347320.267" calcext:value-type="float">
            <text:p>756,350,347,320</text:p>
          </table:table-cell>
          <table:table-cell office:value-type="float" office:value="651757235080.8" calcext:value-type="float">
            <text:p>651,757,235,081</text:p>
          </table:table-cell>
          <table:table-cell office:value-type="float" office:value="639617050945.333" calcext:value-type="float">
            <text:p>639,617,050,94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952006416.893321" calcext:value-type="float">
            <text:p>952,006,417</text:p>
          </table:table-cell>
          <table:table-cell office:value-type="float" office:value="983883971.083332" calcext:value-type="float">
            <text:p>983,883,971</text:p>
          </table:table-cell>
          <table:table-cell office:value-type="float" office:value="1189757977.12272" calcext:value-type="float">
            <text:p>1,189,757,977</text:p>
          </table:table-cell>
          <table:table-cell office:value-type="float" office:value="1367914070.05243" calcext:value-type="float">
            <text:p>1,367,914,070</text:p>
          </table:table-cell>
          <table:table-cell office:value-type="float" office:value="1542586666.04126" calcext:value-type="float">
            <text:p>1,542,586,666</text:p>
          </table:table-cell>
          <table:table-cell office:value-type="float" office:value="2078241768.07306" calcext:value-type="float">
            <text:p>2,078,241,768</text:p>
          </table:table-cell>
          <table:table-cell office:value-type="float" office:value="2106586009.70884" calcext:value-type="float">
            <text:p>2,106,586,010</text:p>
          </table:table-cell>
          <table:table-cell office:value-type="float" office:value="2157286005.65589" calcext:value-type="float">
            <text:p>2,157,286,006</text:p>
          </table:table-cell>
          <table:table-cell office:value-type="float" office:value="2402624919.76893" calcext:value-type="float">
            <text:p>2,402,624,920</text:p>
          </table:table-cell>
          <table:table-cell office:value-type="float" office:value="2997970529.1691" calcext:value-type="float">
            <text:p>2,997,970,529</text:p>
          </table:table-cell>
          <table:table-cell office:value-type="float" office:value="3253950333.17147" calcext:value-type="float">
            <text:p>3,253,950,333</text:p>
          </table:table-cell>
          <table:table-cell office:value-type="float" office:value="2699544268.0679" calcext:value-type="float">
            <text:p>2,699,544,268</text:p>
          </table:table-cell>
          <table:table-cell office:value-type="float" office:value="2812505397.27128" calcext:value-type="float">
            <text:p>2,812,505,397</text:p>
          </table:table-cell>
          <table:table-cell office:value-type="float" office:value="2699339373.92552" calcext:value-type="float">
            <text:p>2,699,339,374</text:p>
          </table:table-cell>
          <table:table-cell office:value-type="float" office:value="2544947218.11043" calcext:value-type="float">
            <text:p>2,544,947,218</text:p>
          </table:table-cell>
          <table:table-cell office:value-type="float" office:value="2807028101.09795" calcext:value-type="float">
            <text:p>2,807,028,101</text:p>
          </table:table-cell>
          <table:table-cell office:value-type="float" office:value="4097776963.90238" calcext:value-type="float">
            <text:p>4,097,776,964</text:p>
          </table:table-cell>
          <table:table-cell office:value-type="float" office:value="5008051773.94149" calcext:value-type="float">
            <text:p>5,008,051,774</text:p>
          </table:table-cell>
          <table:table-cell office:value-type="float" office:value="5422478091.30065" calcext:value-type="float">
            <text:p>5,422,478,091</text:p>
          </table:table-cell>
          <table:table-cell office:value-type="float" office:value="5037543011.59472" calcext:value-type="float">
            <text:p>5,037,543,012</text:p>
          </table:table-cell>
          <table:table-cell office:value-type="float" office:value="6204747587.71222" calcext:value-type="float">
            <text:p>6,204,747,588</text:p>
          </table:table-cell>
          <table:table-cell office:value-type="float" office:value="5988276903.29215" calcext:value-type="float">
            <text:p>5,988,276,903</text:p>
          </table:table-cell>
          <table:table-cell office:value-type="float" office:value="6562856612.10909" calcext:value-type="float">
            <text:p>6,562,856,612</text:p>
          </table:table-cell>
          <table:table-cell office:value-type="float" office:value="5913271414.01781" calcext:value-type="float">
            <text:p>5,913,271,414</text:p>
          </table:table-cell>
          <table:table-cell office:value-type="float" office:value="3965444147.39301" calcext:value-type="float">
            <text:p>3,965,444,147</text:p>
          </table:table-cell>
          <table:table-cell office:value-type="float" office:value="4873234155.85195" calcext:value-type="float">
            <text:p>4,873,234,156</text:p>
          </table:table-cell>
          <table:table-cell office:value-type="float" office:value="5065830114.2905" calcext:value-type="float">
            <text:p>5,065,830,114</text:p>
          </table:table-cell>
          <table:table-cell office:value-type="float" office:value="4672504141.58918" calcext:value-type="float">
            <text:p>4,672,504,142</text:p>
          </table:table-cell>
          <table:table-cell office:value-type="float" office:value="5030344290.85237" calcext:value-type="float">
            <text:p>5,030,344,291</text:p>
          </table:table-cell>
          <table:table-cell office:value-type="float" office:value="5374439938.46621" calcext:value-type="float">
            <text:p>5,374,439,938</text:p>
          </table:table-cell>
          <table:table-cell office:value-type="float" office:value="4679604921.56354" calcext:value-type="float">
            <text:p>4,679,604,922</text:p>
          </table:table-cell>
          <table:table-cell office:value-type="float" office:value="4877602012.42821" calcext:value-type="float">
            <text:p>4,877,602,012</text:p>
          </table:table-cell>
          <table:table-cell office:value-type="float" office:value="5333862343.62772" calcext:value-type="float">
            <text:p>5,333,862,344</text:p>
          </table:table-cell>
          <table:table-cell office:value-type="float" office:value="6859594268.51369" calcext:value-type="float">
            <text:p>6,859,594,269</text:p>
          </table:table-cell>
          <table:table-cell office:value-type="float" office:value="8031344239.66834" calcext:value-type="float">
            <text:p>8,031,344,240</text:p>
          </table:table-cell>
          <table:table-cell office:value-type="float" office:value="8707815258.69184" calcext:value-type="float">
            <text:p>8,707,815,259</text:p>
          </table:table-cell>
          <table:table-cell office:value-type="float" office:value="9358655561.46794" calcext:value-type="float">
            <text:p>9,358,655,561</text:p>
          </table:table-cell>
          <table:table-cell office:value-type="float" office:value="11284603589.502" calcext:value-type="float">
            <text:p>11,284,603,590</text:p>
          </table:table-cell>
          <table:table-cell office:value-type="float" office:value="13386366301.3385" calcext:value-type="float">
            <text:p>13,386,366,301</text:p>
          </table:table-cell>
          <table:table-cell office:value-type="float" office:value="12777619445.3809" calcext:value-type="float">
            <text:p>12,777,619,445</text:p>
          </table:table-cell>
          <table:table-cell office:value-type="float" office:value="12925679250.4904" calcext:value-type="float">
            <text:p>12,925,679,250</text:p>
          </table:table-cell>
          <table:table-cell office:value-type="float" office:value="14374390938.515" calcext:value-type="float">
            <text:p>14,374,390,939</text:p>
          </table:table-cell>
          <table:table-cell office:value-type="float" office:value="14217000393.9158" calcext:value-type="float">
            <text:p>14,217,000,394</text:p>
          </table:table-cell>
          <table:table-cell office:value-type="float" office:value="14846495939.698" calcext:value-type="float">
            <text:p>14,846,495,940</text:p>
          </table:table-cell>
          <table:table-cell office:value-type="float" office:value="15280030481.3511" calcext:value-type="float">
            <text:p>15,280,030,481</text:p>
          </table:table-cell>
          <table:table-cell office:value-type="float" office:value="13676399924.9451" calcext:value-type="float">
            <text:p>13,676,399,925</text:p>
          </table:table-cell>
          <table:table-cell office:value-type="float" office:value="14604520530.9634" calcext:value-type="float">
            <text:p>14,604,520,53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40444137291.6959" calcext:value-type="float">
            <text:p>40,444,137,292</text:p>
          </table:table-cell>
          <table:table-cell office:value-type="float" office:value="36915025237.355" calcext:value-type="float">
            <text:p>36,915,025,237</text:p>
          </table:table-cell>
          <table:table-cell office:value-type="float" office:value="27132118820.8205" calcext:value-type="float">
            <text:p>27,132,118,821</text:p>
          </table:table-cell>
          <table:table-cell office:value-type="float" office:value="19325177462.7729" calcext:value-type="float">
            <text:p>19,325,177,463</text:p>
          </table:table-cell>
          <table:table-cell office:value-type="float" office:value="20248714821.2319" calcext:value-type="float">
            <text:p>20,248,714,821</text:p>
          </table:table-cell>
          <table:table-cell office:value-type="float" office:value="21823114306.2459" calcext:value-type="float">
            <text:p>21,823,114,306</text:p>
          </table:table-cell>
          <table:table-cell office:value-type="float" office:value="22760635445.22" calcext:value-type="float">
            <text:p>22,760,635,445</text:p>
          </table:table-cell>
          <table:table-cell office:value-type="float" office:value="21436973540.5405" calcext:value-type="float">
            <text:p>21,436,973,541</text:p>
          </table:table-cell>
          <table:table-cell office:value-type="float" office:value="19144579345.7203" calcext:value-type="float">
            <text:p>19,144,579,346</text:p>
          </table:table-cell>
          <table:table-cell office:value-type="float" office:value="11334781573.0201" calcext:value-type="float">
            <text:p>11,334,781,573</text:p>
          </table:table-cell>
          <table:table-cell office:value-type="float" office:value="9384847796.45616" calcext:value-type="float">
            <text:p>9,384,847,796</text:p>
          </table:table-cell>
          <table:table-cell office:value-type="float" office:value="12267181319.9278" calcext:value-type="float">
            <text:p>12,267,181,320</text:p>
          </table:table-cell>
          <table:table-cell office:value-type="float" office:value="16116897268.7668" calcext:value-type="float">
            <text:p>16,116,897,269</text:p>
          </table:table-cell>
          <table:table-cell office:value-type="float" office:value="21188694882.429" calcext:value-type="float">
            <text:p>21,188,694,882</text:p>
          </table:table-cell>
          <table:table-cell office:value-type="float" office:value="24861514112.3714" calcext:value-type="float">
            <text:p>24,861,514,112</text:p>
          </table:table-cell>
          <table:table-cell office:value-type="float" office:value="26251986564.0009" calcext:value-type="float">
            <text:p>26,251,986,564</text:p>
          </table:table-cell>
          <table:table-cell office:value-type="float" office:value="30608012561.7158" calcext:value-type="float">
            <text:p>30,608,012,562</text:p>
          </table:table-cell>
          <table:table-cell office:value-type="float" office:value="40289614698.1726" calcext:value-type="float">
            <text:p>40,289,614,698</text:p>
          </table:table-cell>
          <table:table-cell office:value-type="float" office:value="49259483359.6488" calcext:value-type="float">
            <text:p>49,259,483,360</text:p>
          </table:table-cell>
          <table:table-cell office:value-type="float" office:value="42616668097.0574" calcext:value-type="float">
            <text:p>42,616,668,097</text:p>
          </table:table-cell>
          <table:table-cell office:value-type="float" office:value="39460338235.2689" calcext:value-type="float">
            <text:p>39,460,338,235</text:p>
          </table:table-cell>
          <table:table-cell office:value-type="float" office:value="46466685030.2863" calcext:value-type="float">
            <text:p>46,466,685,030</text:p>
          </table:table-cell>
          <table:table-cell office:value-type="float" office:value="40742361602.8954" calcext:value-type="float">
            <text:p>40,742,361,603</text:p>
          </table:table-cell>
          <table:table-cell office:value-type="float" office:value="45519637712.3458" calcext:value-type="float">
            <text:p>45,519,637,712</text:p>
          </table:table-cell>
          <table:table-cell office:value-type="float" office:value="44210806722.8617" calcext:value-type="float">
            <text:p>44,210,806,723</text:p>
          </table:table-cell>
          <table:table-cell office:value-type="float" office:value="37160324270.6453" calcext:value-type="float">
            <text:p>37,160,324,271</text:p>
          </table:table-cell>
          <table:table-cell office:value-type="float" office:value="38299871897.2374" calcext:value-type="float">
            <text:p>38,299,871,89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2271753.0748755" calcext:value-type="float">
            <text:p>22,271,753</text:p>
          </table:table-cell>
          <table:table-cell office:value-type="float" office:value="26541852.1178449" calcext:value-type="float">
            <text:p>26,541,852</text:p>
          </table:table-cell>
          <table:table-cell office:value-type="float" office:value="37029047.6230105" calcext:value-type="float">
            <text:p>37,029,048</text:p>
          </table:table-cell>
          <table:table-cell office:value-type="float" office:value="44582432.6268538" calcext:value-type="float">
            <text:p>44,582,433</text:p>
          </table:table-cell>
          <table:table-cell office:value-type="float" office:value="52120185.9316868" calcext:value-type="float">
            <text:p>52,120,186</text:p>
          </table:table-cell>
          <table:table-cell office:value-type="float" office:value="57761395.7751645" calcext:value-type="float">
            <text:p>57,761,396</text:p>
          </table:table-cell>
          <table:table-cell office:value-type="float" office:value="59544671.9144053" calcext:value-type="float">
            <text:p>59,544,672</text:p>
          </table:table-cell>
          <table:table-cell office:value-type="float" office:value="77935717.8751036" calcext:value-type="float">
            <text:p>77,935,718</text:p>
          </table:table-cell>
          <table:table-cell office:value-type="float" office:value="103407803.240587" calcext:value-type="float">
            <text:p>103,407,803</text:p>
          </table:table-cell>
          <table:table-cell office:value-type="float" office:value="153846080.259267" calcext:value-type="float">
            <text:p>153,846,080</text:p>
          </table:table-cell>
          <table:table-cell office:value-type="float" office:value="178051931.598034" calcext:value-type="float">
            <text:p>178,051,932</text:p>
          </table:table-cell>
          <table:table-cell office:value-type="float" office:value="184605382.515961" calcext:value-type="float">
            <text:p>184,605,383</text:p>
          </table:table-cell>
          <table:table-cell office:value-type="float" office:value="177966305.977141" calcext:value-type="float">
            <text:p>177,966,306</text:p>
          </table:table-cell>
          <table:table-cell office:value-type="float" office:value="176648442.257948" calcext:value-type="float">
            <text:p>176,648,442</text:p>
          </table:table-cell>
          <table:table-cell office:value-type="float" office:value="182831994.854157" calcext:value-type="float">
            <text:p>182,831,995</text:p>
          </table:table-cell>
          <table:table-cell office:value-type="float" office:value="204083978.274074" calcext:value-type="float">
            <text:p>204,083,978</text:p>
          </table:table-cell>
          <table:table-cell office:value-type="float" office:value="252349249.920738" calcext:value-type="float">
            <text:p>252,349,250</text:p>
          </table:table-cell>
          <table:table-cell office:value-type="float" office:value="301190240.550237" calcext:value-type="float">
            <text:p>301,190,241</text:p>
          </table:table-cell>
          <table:table-cell office:value-type="float" office:value="342925749.84366" calcext:value-type="float">
            <text:p>342,925,750</text:p>
          </table:table-cell>
          <table:table-cell office:value-type="float" office:value="368308563.77844" calcext:value-type="float">
            <text:p>368,308,564</text:p>
          </table:table-cell>
          <table:table-cell office:value-type="float" office:value="445361462.646855" calcext:value-type="float">
            <text:p>445,361,463</text:p>
          </table:table-cell>
          <table:table-cell office:value-type="float" office:value="452338445.070795" calcext:value-type="float">
            <text:p>452,338,445</text:p>
          </table:table-cell>
          <table:table-cell office:value-type="float" office:value="523968540.767086" calcext:value-type="float">
            <text:p>523,968,541</text:p>
          </table:table-cell>
          <table:table-cell office:value-type="float" office:value="567010679.850237" calcext:value-type="float">
            <text:p>567,010,680</text:p>
          </table:table-cell>
          <table:table-cell office:value-type="float" office:value="583232049.948657" calcext:value-type="float">
            <text:p>583,232,050</text:p>
          </table:table-cell>
          <table:table-cell office:value-type="float" office:value="613998942.035605" calcext:value-type="float">
            <text:p>613,998,942</text:p>
          </table:table-cell>
          <table:table-cell office:value-type="float" office:value="603447654.619901" calcext:value-type="float">
            <text:p>603,447,655</text:p>
          </table:table-cell>
          <table:table-cell office:value-type="float" office:value="680194245.184951" calcext:value-type="float">
            <text:p>680,194,245</text:p>
          </table:table-cell>
          <table:table-cell office:value-type="float" office:value="735080621.160701" calcext:value-type="float">
            <text:p>735,080,621</text:p>
          </table:table-cell>
          <table:table-cell office:value-type="float" office:value="751589035.391743" calcext:value-type="float">
            <text:p>751,589,035</text:p>
          </table:table-cell>
          <table:table-cell office:value-type="float" office:value="746848933.724977" calcext:value-type="float">
            <text:p>746,848,934</text:p>
          </table:table-cell>
          <table:table-cell office:value-type="float" office:value="746284513.326837" calcext:value-type="float">
            <text:p>746,284,513</text:p>
          </table:table-cell>
          <table:table-cell office:value-type="float" office:value="837920678.706334" calcext:value-type="float">
            <text:p>837,920,679</text:p>
          </table:table-cell>
          <table:table-cell office:value-type="float" office:value="846384798.375524" calcext:value-type="float">
            <text:p>846,384,798</text:p>
          </table:table-cell>
          <table:table-cell office:value-type="float" office:value="839327272.727273" calcext:value-type="float">
            <text:p>839,327,273</text:p>
          </table:table-cell>
          <table:table-cell office:value-type="float" office:value="919102909.090909" calcext:value-type="float">
            <text:p>919,102,909</text:p>
          </table:table-cell>
          <table:table-cell office:value-type="float" office:value="1016406955.09864" calcext:value-type="float">
            <text:p>1,016,406,955</text:p>
          </table:table-cell>
          <table:table-cell office:value-type="float" office:value="1033664297.579" calcext:value-type="float">
            <text:p>1,033,664,298</text:p>
          </table:table-cell>
          <table:table-cell office:value-type="float" office:value="967187765.5942" calcext:value-type="float">
            <text:p>967,187,766</text:p>
          </table:table-cell>
          <table:table-cell office:value-type="float" office:value="847421782.649308" calcext:value-type="float">
            <text:p>847,421,783</text:p>
          </table:table-cell>
          <table:table-cell office:value-type="float" office:value="969964538.419672" calcext:value-type="float">
            <text:p>969,964,538</text:p>
          </table:table-cell>
          <table:table-cell office:value-type="float" office:value="1018480454.15981" calcext:value-type="float">
            <text:p>1,018,480,454</text:p>
          </table:table-cell>
          <table:table-cell office:value-type="float" office:value="1059496471.02227" calcext:value-type="float">
            <text:p>1,059,496,471</text:p>
          </table:table-cell>
          <table:table-cell office:value-type="float" office:value="1328089688.1129" calcext:value-type="float">
            <text:p>1,328,089,688</text:p>
          </table:table-cell>
          <table:table-cell office:value-type="float" office:value="1342993793.56243" calcext:value-type="float">
            <text:p>1,342,993,794</text:p>
          </table:table-cell>
          <table:table-cell office:value-type="float" office:value="1377175705.58644" calcext:value-type="float">
            <text:p>1,377,175,706</text:p>
          </table:table-cell>
          <table:table-cell office:value-type="float" office:value="1433826317.31083" calcext:value-type="float">
            <text:p>1,433,826,31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55524419.500873" calcext:value-type="float">
            <text:p>455,524,420</text:p>
          </table:table-cell>
          <table:table-cell office:value-type="float" office:value="485017950.250921" calcext:value-type="float">
            <text:p>485,017,950</text:p>
          </table:table-cell>
          <table:table-cell office:value-type="float" office:value="534665319.345888" calcext:value-type="float">
            <text:p>534,665,319</text:p>
          </table:table-cell>
          <table:table-cell office:value-type="float" office:value="609902636.28575" calcext:value-type="float">
            <text:p>609,902,636</text:p>
          </table:table-cell>
          <table:table-cell office:value-type="float" office:value="702290679.23697" calcext:value-type="float">
            <text:p>702,290,679</text:p>
          </table:table-cell>
          <table:table-cell office:value-type="float" office:value="750561353.52644" calcext:value-type="float">
            <text:p>750,561,354</text:p>
          </table:table-cell>
          <table:table-cell office:value-type="float" office:value="697559144.425086" calcext:value-type="float">
            <text:p>697,559,144</text:p>
          </table:table-cell>
          <table:table-cell office:value-type="float" office:value="794748724.719525" calcext:value-type="float">
            <text:p>794,748,725</text:p>
          </table:table-cell>
          <table:table-cell office:value-type="float" office:value="1025832473.84367" calcext:value-type="float">
            <text:p>1,025,832,474</text:p>
          </table:table-cell>
          <table:table-cell office:value-type="float" office:value="1181685900.48919" calcext:value-type="float">
            <text:p>1,181,685,900</text:p>
          </table:table-cell>
          <table:table-cell office:value-type="float" office:value="1332969266.16697" calcext:value-type="float">
            <text:p>1,332,969,266</text:p>
          </table:table-cell>
          <table:table-cell office:value-type="float" office:value="1428704724.61061" calcext:value-type="float">
            <text:p>1,428,704,725</text:p>
          </table:table-cell>
          <table:table-cell office:value-type="float" office:value="1606458775.71896" calcext:value-type="float">
            <text:p>1,606,458,776</text:p>
          </table:table-cell>
          <table:table-cell office:value-type="float" office:value="1396531822.89589" calcext:value-type="float">
            <text:p>1,396,531,823</text:p>
          </table:table-cell>
          <table:table-cell office:value-type="float" office:value="1711505241.8228" calcext:value-type="float">
            <text:p>1,711,505,242</text:p>
          </table:table-cell>
          <table:table-cell office:value-type="float" office:value="1376399431.30986" calcext:value-type="float">
            <text:p>1,376,399,431</text:p>
          </table:table-cell>
          <table:table-cell office:value-type="float" office:value="965566310.707538" calcext:value-type="float">
            <text:p>965,566,311</text:p>
          </table:table-cell>
          <table:table-cell office:value-type="float" office:value="819111932.531444" calcext:value-type="float">
            <text:p>819,111,933</text:p>
          </table:table-cell>
          <table:table-cell office:value-type="float" office:value="1283885411.43966" calcext:value-type="float">
            <text:p>1,283,885,411</text:p>
          </table:table-cell>
          <table:table-cell office:value-type="float" office:value="1211671624.0724" calcext:value-type="float">
            <text:p>1,211,671,624</text:p>
          </table:table-cell>
          <table:table-cell office:value-type="float" office:value="879498852.08683" calcext:value-type="float">
            <text:p>879,498,852</text:p>
          </table:table-cell>
          <table:table-cell office:value-type="float" office:value="1055969005.68546" calcext:value-type="float">
            <text:p>1,055,969,006</text:p>
          </table:table-cell>
          <table:table-cell office:value-type="float" office:value="920563130.419925" calcext:value-type="float">
            <text:p>920,563,130</text:p>
          </table:table-cell>
          <table:table-cell office:value-type="float" office:value="1040912747.49126" calcext:value-type="float">
            <text:p>1,040,912,747</text:p>
          </table:table-cell>
          <table:table-cell office:value-type="float" office:value="1234477067.87642" calcext:value-type="float">
            <text:p>1,234,477,068</text:p>
          </table:table-cell>
          <table:table-cell office:value-type="float" office:value="1178834022.97798" calcext:value-type="float">
            <text:p>1,178,834,023</text:p>
          </table:table-cell>
          <table:table-cell office:value-type="float" office:value="1274914295.55164" calcext:value-type="float">
            <text:p>1,274,914,296</text:p>
          </table:table-cell>
          <table:table-cell office:value-type="float" office:value="1151076330.01302" calcext:value-type="float">
            <text:p>1,151,076,330</text:p>
          </table:table-cell>
          <table:table-cell office:value-type="float" office:value="910269888.498981" calcext:value-type="float">
            <text:p>910,269,888</text:p>
          </table:table-cell>
          <table:table-cell office:value-type="float" office:value="906236116.537846" calcext:value-type="float">
            <text:p>906,236,117</text:p>
          </table:table-cell>
          <table:table-cell office:value-type="float" office:value="860849319.125291" calcext:value-type="float">
            <text:p>860,849,319</text:p>
          </table:table-cell>
          <table:table-cell office:value-type="float" office:value="1090717293.34371" calcext:value-type="float">
            <text:p>1,090,717,293</text:p>
          </table:table-cell>
          <table:table-cell office:value-type="float" office:value="1253591164.12722" calcext:value-type="float">
            <text:p>1,253,591,164</text:p>
          </table:table-cell>
          <table:table-cell office:value-type="float" office:value="1386006040.72887" calcext:value-type="float">
            <text:p>1,386,006,041</text:p>
          </table:table-cell>
          <table:table-cell office:value-type="float" office:value="1448538418.3502" calcext:value-type="float">
            <text:p>1,448,538,418</text:p>
          </table:table-cell>
          <table:table-cell office:value-type="float" office:value="1650494367.00325" calcext:value-type="float">
            <text:p>1,650,494,367</text:p>
          </table:table-cell>
          <table:table-cell office:value-type="float" office:value="1885112223.06007" calcext:value-type="float">
            <text:p>1,885,112,223</text:p>
          </table:table-cell>
          <table:table-cell office:value-type="float" office:value="2158496848.75967" calcext:value-type="float">
            <text:p>2,158,496,849</text:p>
          </table:table-cell>
          <table:table-cell office:value-type="float" office:value="2505458740.03745" calcext:value-type="float">
            <text:p>2,505,458,740</text:p>
          </table:table-cell>
          <table:table-cell office:value-type="float" office:value="2453899846.89262" calcext:value-type="float">
            <text:p>2,453,899,847</text:p>
          </table:table-cell>
          <table:table-cell office:value-type="float" office:value="2578026279.97204" calcext:value-type="float">
            <text:p>2,578,026,280</text:p>
          </table:table-cell>
          <table:table-cell office:value-type="float" office:value="2942454879.21799" calcext:value-type="float">
            <text:p>2,942,454,879</text:p>
          </table:table-cell>
          <table:table-cell office:value-type="float" office:value="3801600672.26424" calcext:value-type="float">
            <text:p>3,801,600,672</text:p>
          </table:table-cell>
          <table:table-cell office:value-type="float" office:value="4920283148.20276" calcext:value-type="float">
            <text:p>4,920,283,148</text:p>
          </table:table-cell>
          <table:table-cell office:value-type="float" office:value="5015401777.62188" calcext:value-type="float">
            <text:p>5,015,401,778</text:p>
          </table:table-cell>
          <table:table-cell office:value-type="float" office:value="4214734453.02912" calcext:value-type="float">
            <text:p>4,214,734,453</text:p>
          </table:table-cell>
          <table:table-cell office:value-type="float" office:value="3674756784.50564" calcext:value-type="float">
            <text:p>3,674,756,78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919496147.30189" calcext:value-type="float">
            <text:p>1,919,496,147</text:p>
          </table:table-cell>
          <table:table-cell office:value-type="float" office:value="2270330157.67395" calcext:value-type="float">
            <text:p>2,270,330,158</text:p>
          </table:table-cell>
          <table:table-cell office:value-type="float" office:value="2950257778.82676" calcext:value-type="float">
            <text:p>2,950,257,779</text:p>
          </table:table-cell>
          <table:table-cell office:value-type="float" office:value="4227574234.01323" calcext:value-type="float">
            <text:p>4,227,574,234</text:p>
          </table:table-cell>
          <table:table-cell office:value-type="float" office:value="5260730995.15113" calcext:value-type="float">
            <text:p>5,260,730,995</text:p>
          </table:table-cell>
          <table:table-cell office:value-type="float" office:value="5789229538.77906" calcext:value-type="float">
            <text:p>5,789,229,539</text:p>
          </table:table-cell>
          <table:table-cell office:value-type="float" office:value="6071574802.60249" calcext:value-type="float">
            <text:p>6,071,574,803</text:p>
          </table:table-cell>
          <table:table-cell office:value-type="float" office:value="6702713784.13833" calcext:value-type="float">
            <text:p>6,702,713,784</text:p>
          </table:table-cell>
          <table:table-cell office:value-type="float" office:value="8062400372.3436" calcext:value-type="float">
            <text:p>8,062,400,372</text:p>
          </table:table-cell>
          <table:table-cell office:value-type="float" office:value="9719674880.23226" calcext:value-type="float">
            <text:p>9,719,674,880</text:p>
          </table:table-cell>
          <table:table-cell office:value-type="float" office:value="12078880698.5429" calcext:value-type="float">
            <text:p>12,078,880,699</text:p>
          </table:table-cell>
          <table:table-cell office:value-type="float" office:value="14363051877.5379" calcext:value-type="float">
            <text:p>14,363,051,878</text:p>
          </table:table-cell>
          <table:table-cell office:value-type="float" office:value="15873552885.2364" calcext:value-type="float">
            <text:p>15,873,552,885</text:p>
          </table:table-cell>
          <table:table-cell office:value-type="float" office:value="18001987656.7057" calcext:value-type="float">
            <text:p>18,001,987,657</text:p>
          </table:table-cell>
          <table:table-cell office:value-type="float" office:value="19550103530.8122" calcext:value-type="float">
            <text:p>19,550,103,531</text:p>
          </table:table-cell>
          <table:table-cell office:value-type="float" office:value="18555053067.375" calcext:value-type="float">
            <text:p>18,555,053,067</text:p>
          </table:table-cell>
          <table:table-cell office:value-type="float" office:value="18762738720.8667" calcext:value-type="float">
            <text:p>18,762,738,721</text:p>
          </table:table-cell>
          <table:table-cell office:value-type="float" office:value="21606296346.1249" calcext:value-type="float">
            <text:p>21,606,296,346</text:p>
          </table:table-cell>
          <table:table-cell office:value-type="float" office:value="26515373243.7234" calcext:value-type="float">
            <text:p>26,515,373,244</text:p>
          </table:table-cell>
          <table:table-cell office:value-type="float" office:value="31392969307.4849" calcext:value-type="float">
            <text:p>31,392,969,307</text:p>
          </table:table-cell>
          <table:table-cell office:value-type="float" office:value="38899863910.5488" calcext:value-type="float">
            <text:p>38,899,863,911</text:p>
          </table:table-cell>
          <table:table-cell office:value-type="float" office:value="45473126682.2957" calcext:value-type="float">
            <text:p>45,473,126,682</text:p>
          </table:table-cell>
          <table:table-cell office:value-type="float" office:value="52157482248.4602" calcext:value-type="float">
            <text:p>52,157,482,248</text:p>
          </table:table-cell>
          <table:table-cell office:value-type="float" office:value="60644916395.4287" calcext:value-type="float">
            <text:p>60,644,916,395</text:p>
          </table:table-cell>
          <table:table-cell office:value-type="float" office:value="73775659012.0861" calcext:value-type="float">
            <text:p>73,775,659,012</text:p>
          </table:table-cell>
          <table:table-cell office:value-type="float" office:value="87891560102.3018" calcext:value-type="float">
            <text:p>87,891,560,102</text:p>
          </table:table-cell>
          <table:table-cell office:value-type="float" office:value="96400967111.4725" calcext:value-type="float">
            <text:p>96,400,967,111</text:p>
          </table:table-cell>
          <table:table-cell office:value-type="float" office:value="100163601638.149" calcext:value-type="float">
            <text:p>100,163,601,638</text:p>
          </table:table-cell>
          <table:table-cell office:value-type="float" office:value="85707550880.785" calcext:value-type="float">
            <text:p>85,707,550,881</text:p>
          </table:table-cell>
          <table:table-cell office:value-type="float" office:value="86285332761.7029" calcext:value-type="float">
            <text:p>86,285,332,762</text:p>
          </table:table-cell>
          <table:table-cell office:value-type="float" office:value="95835970989.3289" calcext:value-type="float">
            <text:p>95,835,970,989</text:p>
          </table:table-cell>
          <table:table-cell office:value-type="float" office:value="89285087394.9509" calcext:value-type="float">
            <text:p>89,285,087,395</text:p>
          </table:table-cell>
          <table:table-cell office:value-type="float" office:value="91941791943.6163" calcext:value-type="float">
            <text:p>91,941,791,944</text:p>
          </table:table-cell>
          <table:table-cell office:value-type="float" office:value="97002305536.1567" calcext:value-type="float">
            <text:p>97,002,305,536</text:p>
          </table:table-cell>
          <table:table-cell office:value-type="float" office:value="114186643421.944" calcext:value-type="float">
            <text:p>114,186,643,422</text:p>
          </table:table-cell>
          <table:table-cell office:value-type="float" office:value="127417879442.861" calcext:value-type="float">
            <text:p>127,417,879,443</text:p>
          </table:table-cell>
          <table:table-cell office:value-type="float" office:value="147794117647.059" calcext:value-type="float">
            <text:p>147,794,117,647</text:p>
          </table:table-cell>
          <table:table-cell office:value-type="float" office:value="179981089530.567" calcext:value-type="float">
            <text:p>179,981,089,531</text:p>
          </table:table-cell>
          <table:table-cell office:value-type="float" office:value="192231202951.056" calcext:value-type="float">
            <text:p>192,231,202,951</text:p>
          </table:table-cell>
          <table:table-cell office:value-type="float" office:value="192406441416.028" calcext:value-type="float">
            <text:p>192,406,441,416</text:p>
          </table:table-cell>
          <table:table-cell office:value-type="float" office:value="236420337242.775" calcext:value-type="float">
            <text:p>236,420,337,243</text:p>
          </table:table-cell>
          <table:table-cell office:value-type="float" office:value="275604745078.772" calcext:value-type="float">
            <text:p>275,604,745,079</text:p>
          </table:table-cell>
          <table:table-cell office:value-type="float" office:value="289167625124.82" calcext:value-type="float">
            <text:p>289,167,625,125</text:p>
          </table:table-cell>
          <table:table-cell office:value-type="float" office:value="302510668904.339" calcext:value-type="float">
            <text:p>302,510,668,904</text:p>
          </table:table-cell>
          <table:table-cell office:value-type="float" office:value="308154926798.469" calcext:value-type="float">
            <text:p>308,154,926,798</text:p>
          </table:table-cell>
          <table:table-cell office:value-type="float" office:value="296835306311.712" calcext:value-type="float">
            <text:p>296,835,306,312</text:p>
          </table:table-cell>
          <table:table-cell office:value-type="float" office:value="296946278391.645" calcext:value-type="float">
            <text:p>296,946,278,39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Gross Domestic Product (GDP)</text:p>
          </table:table-cell>
          <table:table-cell table:number-columns-repeated="35"/>
          <table:table-cell office:value-type="float" office:value="707954816.759777" calcext:value-type="float">
            <text:p>707,954,817</text:p>
          </table:table-cell>
          <table:table-cell office:value-type="float" office:value="758246382.122905" calcext:value-type="float">
            <text:p>758,246,382</text:p>
          </table:table-cell>
          <table:table-cell office:value-type="float" office:value="807471497.206704" calcext:value-type="float">
            <text:p>807,471,497</text:p>
          </table:table-cell>
          <table:table-cell office:value-type="float" office:value="854732097.765363" calcext:value-type="float">
            <text:p>854,732,098</text:p>
          </table:table-cell>
          <table:table-cell office:value-type="float" office:value="858997900" calcext:value-type="float">
            <text:p>858,997,900</text:p>
          </table:table-cell>
          <table:table-cell office:value-type="float" office:value="896492058.659218" calcext:value-type="float">
            <text:p>896,492,059</text:p>
          </table:table-cell>
          <table:table-cell office:value-type="float" office:value="936062988.826816" calcext:value-type="float">
            <text:p>936,062,989</text:p>
          </table:table-cell>
          <table:table-cell office:value-type="float" office:value="985845058.659218" calcext:value-type="float">
            <text:p>985,845,059</text:p>
          </table:table-cell>
          <table:table-cell office:value-type="float" office:value="1022919496.64804" calcext:value-type="float">
            <text:p>1,022,919,497</text:p>
          </table:table-cell>
          <table:table-cell office:value-type="float" office:value="1057932960.89385" calcext:value-type="float">
            <text:p>1,057,932,961</text:p>
          </table:table-cell>
          <table:table-cell office:value-type="float" office:value="1066424581.00559" calcext:value-type="float">
            <text:p>1,066,424,581</text:p>
          </table:table-cell>
          <table:table-cell office:value-type="float" office:value="1072067039.10615" calcext:value-type="float">
            <text:p>1,072,067,03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16777189686.4261" calcext:value-type="float">
            <text:p>16,777,189,686</text:p>
          </table:table-cell>
          <table:table-cell office:value-type="float" office:value="11749863091.452" calcext:value-type="float">
            <text:p>11,749,863,091</text:p>
          </table:table-cell>
          <table:table-cell office:value-type="float" office:value="12773448782.2105" calcext:value-type="float">
            <text:p>12,773,448,782</text:p>
          </table:table-cell>
          <table:table-cell office:value-type="float" office:value="13753081453.6071" calcext:value-type="float">
            <text:p>13,753,081,454</text:p>
          </table:table-cell>
          <table:table-cell office:value-type="float" office:value="15911438839.9353" calcext:value-type="float">
            <text:p>15,911,438,840</text:p>
          </table:table-cell>
          <table:table-cell office:value-type="float" office:value="19959123337.4822" calcext:value-type="float">
            <text:p>19,959,123,337</text:p>
          </table:table-cell>
          <table:table-cell office:value-type="float" office:value="21573562377.8494" calcext:value-type="float">
            <text:p>21,573,562,378</text:p>
          </table:table-cell>
          <table:table-cell office:value-type="float" office:value="21880686000.2082" calcext:value-type="float">
            <text:p>21,880,686,000</text:p>
          </table:table-cell>
          <table:table-cell office:value-type="float" office:value="22798846568.8019" calcext:value-type="float">
            <text:p>22,798,846,569</text:p>
          </table:table-cell>
          <table:table-cell office:value-type="float" office:value="20792223342.2275" calcext:value-type="float">
            <text:p>20,792,223,342</text:p>
          </table:table-cell>
          <table:table-cell office:value-type="float" office:value="20680284464.471" calcext:value-type="float">
            <text:p>20,680,284,464</text:p>
          </table:table-cell>
          <table:table-cell office:value-type="float" office:value="21376183663.9288" calcext:value-type="float">
            <text:p>21,376,183,664</text:p>
          </table:table-cell>
          <table:table-cell office:value-type="float" office:value="24777697939.7817" calcext:value-type="float">
            <text:p>24,777,697,940</text:p>
          </table:table-cell>
          <table:table-cell office:value-type="float" office:value="33920271783.2463" calcext:value-type="float">
            <text:p>33,920,271,783</text:p>
          </table:table-cell>
          <table:table-cell office:value-type="float" office:value="43056024751.3427" calcext:value-type="float">
            <text:p>43,056,024,751</text:p>
          </table:table-cell>
          <table:table-cell office:value-type="float" office:value="48964885562.2738" calcext:value-type="float">
            <text:p>48,964,885,562</text:p>
          </table:table-cell>
          <table:table-cell office:value-type="float" office:value="57085081759.3548" calcext:value-type="float">
            <text:p>57,085,081,759</text:p>
          </table:table-cell>
          <table:table-cell office:value-type="float" office:value="76922961373.0006" calcext:value-type="float">
            <text:p>76,922,961,373</text:p>
          </table:table-cell>
          <table:table-cell office:value-type="float" office:value="96593716919.4303" calcext:value-type="float">
            <text:p>96,593,716,919</text:p>
          </table:table-cell>
          <table:table-cell office:value-type="float" office:value="88940267531.3522" calcext:value-type="float">
            <text:p>88,940,267,531</text:p>
          </table:table-cell>
          <table:table-cell office:value-type="float" office:value="89501012915.7314" calcext:value-type="float">
            <text:p>89,501,012,916</text:p>
          </table:table-cell>
          <table:table-cell office:value-type="float" office:value="98181259740.0919" calcext:value-type="float">
            <text:p>98,181,259,740</text:p>
          </table:table-cell>
          <table:table-cell office:value-type="float" office:value="93413992955.8972" calcext:value-type="float">
            <text:p>93,413,992,956</text:p>
          </table:table-cell>
          <table:table-cell office:value-type="float" office:value="98478349315.3252" calcext:value-type="float">
            <text:p>98,478,349,315</text:p>
          </table:table-cell>
          <table:table-cell office:value-type="float" office:value="100948236941.182" calcext:value-type="float">
            <text:p>100,948,236,941</text:p>
          </table:table-cell>
          <table:table-cell office:value-type="float" office:value="87501423882.4686" calcext:value-type="float">
            <text:p>87,501,423,882</text:p>
          </table:table-cell>
          <table:table-cell office:value-type="float" office:value="89768598023.3903" calcext:value-type="float">
            <text:p>89,768,598,0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18116328853.3569" calcext:value-type="float">
            <text:p>18,116,328,853</text:p>
          </table:table-cell>
          <table:table-cell office:value-type="float" office:value="13208471421.9185" calcext:value-type="float">
            <text:p>13,208,471,422</text:p>
          </table:table-cell>
          <table:table-cell office:value-type="float" office:value="13052304208.0185" calcext:value-type="float">
            <text:p>13,052,304,208</text:p>
          </table:table-cell>
          <table:table-cell office:value-type="float" office:value="13208361922.569" calcext:value-type="float">
            <text:p>13,208,361,923</text:p>
          </table:table-cell>
          <table:table-cell office:value-type="float" office:value="14993581611.2322" calcext:value-type="float">
            <text:p>14,993,581,611</text:p>
          </table:table-cell>
          <table:table-cell office:value-type="float" office:value="21274397489.6684" calcext:value-type="float">
            <text:p>21,274,397,490</text:p>
          </table:table-cell>
          <table:table-cell office:value-type="float" office:value="21477541747.9365" calcext:value-type="float">
            <text:p>21,477,541,748</text:p>
          </table:table-cell>
          <table:table-cell office:value-type="float" office:value="20750149200.6129" calcext:value-type="float">
            <text:p>20,750,149,201</text:p>
          </table:table-cell>
          <table:table-cell office:value-type="float" office:value="22123341988.3269" calcext:value-type="float">
            <text:p>22,123,341,988</text:p>
          </table:table-cell>
          <table:table-cell office:value-type="float" office:value="22689713668.7839" calcext:value-type="float">
            <text:p>22,689,713,669</text:p>
          </table:table-cell>
          <table:table-cell office:value-type="float" office:value="20343791274.7669" calcext:value-type="float">
            <text:p>20,343,791,275</text:p>
          </table:table-cell>
          <table:table-cell office:value-type="float" office:value="20875944758.9568" calcext:value-type="float">
            <text:p>20,875,944,759</text:p>
          </table:table-cell>
          <table:table-cell office:value-type="float" office:value="23562682787.6211" calcext:value-type="float">
            <text:p>23,562,682,788</text:p>
          </table:table-cell>
          <table:table-cell office:value-type="float" office:value="29698471367.2253" calcext:value-type="float">
            <text:p>29,698,471,367</text:p>
          </table:table-cell>
          <table:table-cell office:value-type="float" office:value="34470562039.0822" calcext:value-type="float">
            <text:p>34,470,562,039</text:p>
          </table:table-cell>
          <table:table-cell office:value-type="float" office:value="36344909754.2455" calcext:value-type="float">
            <text:p>36,344,909,754</text:p>
          </table:table-cell>
          <table:table-cell office:value-type="float" office:value="39585408120.3444" calcext:value-type="float">
            <text:p>39,585,408,120</text:p>
          </table:table-cell>
          <table:table-cell office:value-type="float" office:value="48112218707.6354" calcext:value-type="float">
            <text:p>48,112,218,708</text:p>
          </table:table-cell>
          <table:table-cell office:value-type="float" office:value="55591908314.6834" calcext:value-type="float">
            <text:p>55,591,908,315</text:p>
          </table:table-cell>
          <table:table-cell office:value-type="float" office:value="50241767318.3386" calcext:value-type="float">
            <text:p>50,241,767,318</text:p>
          </table:table-cell>
          <table:table-cell office:value-type="float" office:value="48013606724.2895" calcext:value-type="float">
            <text:p>48,013,606,724</text:p>
          </table:table-cell>
          <table:table-cell office:value-type="float" office:value="51290792072.3226" calcext:value-type="float">
            <text:p>51,290,792,072</text:p>
          </table:table-cell>
          <table:table-cell office:value-type="float" office:value="46352802765.5763" calcext:value-type="float">
            <text:p>46,352,802,766</text:p>
          </table:table-cell>
          <table:table-cell office:value-type="float" office:value="48116256926.0807" calcext:value-type="float">
            <text:p>48,116,256,926</text:p>
          </table:table-cell>
          <table:table-cell office:value-type="float" office:value="49904928335.3069" calcext:value-type="float">
            <text:p>49,904,928,335</text:p>
          </table:table-cell>
          <table:table-cell office:value-type="float" office:value="43072415017.4321" calcext:value-type="float">
            <text:p>43,072,415,017</text:p>
          </table:table-cell>
          <table:table-cell office:value-type="float" office:value="44708598648.8562" calcext:value-type="float">
            <text:p>44,708,598,6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2032005.1289647" calcext:value-type="float">
            <text:p>32,032,005</text:p>
          </table:table-cell>
          <table:table-cell office:value-type="float" office:value="34595543.0528465" calcext:value-type="float">
            <text:p>34,595,543</text:p>
          </table:table-cell>
          <table:table-cell office:value-type="float" office:value="37740355.9509618" calcext:value-type="float">
            <text:p>37,740,356</text:p>
          </table:table-cell>
          <table:table-cell office:value-type="float" office:value="50560001.154935" calcext:value-type="float">
            <text:p>50,560,001</text:p>
          </table:table-cell>
          <table:table-cell office:value-type="float" office:value="72913709.9947558" calcext:value-type="float">
            <text:p>72,913,710</text:p>
          </table:table-cell>
          <table:table-cell office:value-type="float" office:value="64801885.1457497" calcext:value-type="float">
            <text:p>64,801,885</text:p>
          </table:table-cell>
          <table:table-cell office:value-type="float" office:value="72102165.1017374" calcext:value-type="float">
            <text:p>72,102,165</text:p>
          </table:table-cell>
          <table:table-cell office:value-type="float" office:value="81502153.0614131" calcext:value-type="float">
            <text:p>81,502,153</text:p>
          </table:table-cell>
          <table:table-cell office:value-type="float" office:value="98207728.0401377" calcext:value-type="float">
            <text:p>98,207,728</text:p>
          </table:table-cell>
          <table:table-cell office:value-type="float" office:value="130143929.902044" calcext:value-type="float">
            <text:p>130,143,930</text:p>
          </table:table-cell>
          <table:table-cell office:value-type="float" office:value="143523850.124761" calcext:value-type="float">
            <text:p>143,523,850</text:p>
          </table:table-cell>
          <table:table-cell office:value-type="float" office:value="161578312.000675" calcext:value-type="float">
            <text:p>161,578,312</text:p>
          </table:table-cell>
          <table:table-cell office:value-type="float" office:value="163216234.024793" calcext:value-type="float">
            <text:p>163,216,234</text:p>
          </table:table-cell>
          <table:table-cell office:value-type="float" office:value="123110858.6625" calcext:value-type="float">
            <text:p>123,110,859</text:p>
          </table:table-cell>
          <table:table-cell office:value-type="float" office:value="174057756.941399" calcext:value-type="float">
            <text:p>174,057,757</text:p>
          </table:table-cell>
          <table:table-cell office:value-type="float" office:value="159984692.632193" calcext:value-type="float">
            <text:p>159,984,693</text:p>
          </table:table-cell>
          <table:table-cell office:value-type="float" office:value="144989951.205378" calcext:value-type="float">
            <text:p>144,989,951</text:p>
          </table:table-cell>
          <table:table-cell office:value-type="float" office:value="146159445.911937" calcext:value-type="float">
            <text:p>146,159,446</text:p>
          </table:table-cell>
          <table:table-cell office:value-type="float" office:value="176229081.800066" calcext:value-type="float">
            <text:p>176,229,082</text:p>
          </table:table-cell>
          <table:table-cell office:value-type="float" office:value="167622979.116171" calcext:value-type="float">
            <text:p>167,622,979</text:p>
          </table:table-cell>
          <table:table-cell office:value-type="float" office:value="208123801.301021" calcext:value-type="float">
            <text:p>208,123,801</text:p>
          </table:table-cell>
          <table:table-cell office:value-type="float" office:value="220388617.73644" calcext:value-type="float">
            <text:p>220,388,618</text:p>
          </table:table-cell>
          <table:table-cell office:value-type="float" office:value="260612683.993033" calcext:value-type="float">
            <text:p>260,612,684</text:p>
          </table:table-cell>
          <table:table-cell office:value-type="float" office:value="282708716.747532" calcext:value-type="float">
            <text:p>282,708,717</text:p>
          </table:table-cell>
          <table:table-cell office:value-type="float" office:value="319776789.218231" calcext:value-type="float">
            <text:p>319,776,789</text:p>
          </table:table-cell>
          <table:table-cell office:value-type="float" office:value="364661322.998326" calcext:value-type="float">
            <text:p>364,661,323</text:p>
          </table:table-cell>
          <table:table-cell office:value-type="float" office:value="403212427.242542" calcext:value-type="float">
            <text:p>403,212,427</text:p>
          </table:table-cell>
          <table:table-cell office:value-type="float" office:value="408400275.315952" calcext:value-type="float">
            <text:p>408,400,275</text:p>
          </table:table-cell>
          <table:table-cell office:value-type="float" office:value="358414813.925225" calcext:value-type="float">
            <text:p>358,414,814</text:p>
          </table:table-cell>
          <table:table-cell office:value-type="float" office:value="380104620.05901" calcext:value-type="float">
            <text:p>380,104,620</text:p>
          </table:table-cell>
          <table:table-cell office:value-type="float" office:value="338184985.484017" calcext:value-type="float">
            <text:p>338,184,985</text:p>
          </table:table-cell>
          <table:table-cell office:value-type="float" office:value="334597391.934436" calcext:value-type="float">
            <text:p>334,597,392</text:p>
          </table:table-cell>
          <table:table-cell office:value-type="float" office:value="273827589.941318" calcext:value-type="float">
            <text:p>273,827,590</text:p>
          </table:table-cell>
          <table:table-cell office:value-type="float" office:value="314257617.563475" calcext:value-type="float">
            <text:p>314,257,618</text:p>
          </table:table-cell>
          <table:table-cell office:value-type="float" office:value="363512771.3585" calcext:value-type="float">
            <text:p>363,512,771</text:p>
          </table:table-cell>
          <table:table-cell office:value-type="float" office:value="429476033.571024" calcext:value-type="float">
            <text:p>429,476,034</text:p>
          </table:table-cell>
          <table:table-cell office:value-type="float" office:value="471176770.138041" calcext:value-type="float">
            <text:p>471,176,770</text:p>
          </table:table-cell>
          <table:table-cell office:value-type="float" office:value="587990067.95609" calcext:value-type="float">
            <text:p>587,990,068</text:p>
          </table:table-cell>
          <table:table-cell office:value-type="float" office:value="637074482.387738" calcext:value-type="float">
            <text:p>637,074,482</text:p>
          </table:table-cell>
          <table:table-cell office:value-type="float" office:value="638556597.576052" calcext:value-type="float">
            <text:p>638,556,598</text:p>
          </table:table-cell>
          <table:table-cell office:value-type="float" office:value="719622919.308686" calcext:value-type="float">
            <text:p>719,622,919</text:p>
          </table:table-cell>
          <table:table-cell office:value-type="float" office:value="870249257.852218" calcext:value-type="float">
            <text:p>870,249,258</text:p>
          </table:table-cell>
          <table:table-cell office:value-type="float" office:value="975880631.596623" calcext:value-type="float">
            <text:p>975,880,632</text:p>
          </table:table-cell>
          <table:table-cell office:value-type="float" office:value="1057002882.47961" calcext:value-type="float">
            <text:p>1,057,002,882</text:p>
          </table:table-cell>
          <table:table-cell office:value-type="float" office:value="1100858179.20249" calcext:value-type="float">
            <text:p>1,100,858,179</text:p>
          </table:table-cell>
          <table:table-cell office:value-type="float" office:value="1059723583.57914" calcext:value-type="float">
            <text:p>1,059,723,584</text:p>
          </table:table-cell>
          <table:table-cell office:value-type="float" office:value="1133967214.71587" calcext:value-type="float">
            <text:p>1,133,967,2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41025549.696498" calcext:value-type="float">
            <text:p>341,025,550</text:p>
          </table:table-cell>
          <table:table-cell office:value-type="float" office:value="347039348.38832" calcext:value-type="float">
            <text:p>347,039,348</text:p>
          </table:table-cell>
          <table:table-cell office:value-type="float" office:value="447883941.254331" calcext:value-type="float">
            <text:p>447,883,941</text:p>
          </table:table-cell>
          <table:table-cell office:value-type="float" office:value="483699610.679567" calcext:value-type="float">
            <text:p>483,699,611</text:p>
          </table:table-cell>
          <table:table-cell office:value-type="float" office:value="572504035.992455" calcext:value-type="float">
            <text:p>572,504,036</text:p>
          </table:table-cell>
          <table:table-cell office:value-type="float" office:value="757015878.912949" calcext:value-type="float">
            <text:p>757,015,879</text:p>
          </table:table-cell>
          <table:table-cell office:value-type="float" office:value="871344245.253589" calcext:value-type="float">
            <text:p>871,344,245</text:p>
          </table:table-cell>
          <table:table-cell office:value-type="float" office:value="444775422.937229" calcext:value-type="float">
            <text:p>444,775,423</text:p>
          </table:table-cell>
          <table:table-cell office:value-type="float" office:value="503607491.839274" calcext:value-type="float">
            <text:p>503,607,492</text:p>
          </table:table-cell>
          <table:table-cell office:value-type="float" office:value="517982765.46071" calcext:value-type="float">
            <text:p>517,982,765</text:p>
          </table:table-cell>
          <table:table-cell office:value-type="float" office:value="574830408.162963" calcext:value-type="float">
            <text:p>574,830,408</text:p>
          </table:table-cell>
          <table:table-cell office:value-type="float" office:value="667855070.916744" calcext:value-type="float">
            <text:p>667,855,071</text:p>
          </table:table-cell>
          <table:table-cell office:value-type="float" office:value="728925375.891598" calcext:value-type="float">
            <text:p>728,925,376</text:p>
          </table:table-cell>
          <table:table-cell office:value-type="float" office:value="669979964.711129" calcext:value-type="float">
            <text:p>669,979,965</text:p>
          </table:table-cell>
          <table:table-cell office:value-type="float" office:value="716417327.295761" calcext:value-type="float">
            <text:p>716,417,327</text:p>
          </table:table-cell>
          <table:table-cell office:value-type="float" office:value="809786508.877398" calcext:value-type="float">
            <text:p>809,786,509</text:p>
          </table:table-cell>
          <table:table-cell office:value-type="float" office:value="808391585.669089" calcext:value-type="float">
            <text:p>808,391,586</text:p>
          </table:table-cell>
          <table:table-cell office:value-type="float" office:value="912654839.533923" calcext:value-type="float">
            <text:p>912,654,840</text:p>
          </table:table-cell>
          <table:table-cell office:value-type="float" office:value="939380815.716204" calcext:value-type="float">
            <text:p>939,380,816</text:p>
          </table:table-cell>
          <table:table-cell office:value-type="float" office:value="974190768.789932" calcext:value-type="float">
            <text:p>974,190,769</text:p>
          </table:table-cell>
          <table:table-cell office:value-type="float" office:value="994073368.081168" calcext:value-type="float">
            <text:p>994,073,368</text:p>
          </table:table-cell>
          <table:table-cell office:value-type="float" office:value="613950000" calcext:value-type="float">
            <text:p>613,950,000</text:p>
          </table:table-cell>
          <table:table-cell office:value-type="float" office:value="583254545.454546" calcext:value-type="float">
            <text:p>583,254,545</text:p>
          </table:table-cell>
          <table:table-cell office:value-type="float" office:value="996441841.087568" calcext:value-type="float">
            <text:p>996,441,841</text:p>
          </table:table-cell>
          <table:table-cell office:value-type="float" office:value="1126306822.82952" calcext:value-type="float">
            <text:p>1,126,306,823</text:p>
          </table:table-cell>
          <table:table-cell office:value-type="float" office:value="1122242794.75983" calcext:value-type="float">
            <text:p>1,122,242,795</text:p>
          </table:table-cell>
          <table:table-cell office:value-type="float" office:value="1260225208.86306" calcext:value-type="float">
            <text:p>1,260,225,209</text:p>
          </table:table-cell>
          <table:table-cell office:value-type="float" office:value="1482006571.74151" calcext:value-type="float">
            <text:p>1,482,006,572</text:p>
          </table:table-cell>
          <table:table-cell office:value-type="float" office:value="1926004372.77945" calcext:value-type="float">
            <text:p>1,926,004,373</text:p>
          </table:table-cell>
          <table:table-cell office:value-type="float" office:value="1904432754.62973" calcext:value-type="float">
            <text:p>1,904,432,755</text:p>
          </table:table-cell>
          <table:table-cell office:value-type="float" office:value="2052048477.25017" calcext:value-type="float">
            <text:p>2,052,048,477</text:p>
          </table:table-cell>
          <table:table-cell office:value-type="float" office:value="1302611239.72022" calcext:value-type="float">
            <text:p>1,302,611,240</text:p>
          </table:table-cell>
          <table:table-cell office:value-type="float" office:value="1219172165.25734" calcext:value-type="float">
            <text:p>1,219,172,165</text:p>
          </table:table-cell>
          <table:table-cell office:value-type="float" office:value="1516743115.59586" calcext:value-type="float">
            <text:p>1,516,743,116</text:p>
          </table:table-cell>
          <table:table-cell office:value-type="float" office:value="1984459845.27022" calcext:value-type="float">
            <text:p>1,984,459,845</text:p>
          </table:table-cell>
          <table:table-cell office:value-type="float" office:value="2315547905.90935" calcext:value-type="float">
            <text:p>2,315,547,906</text:p>
          </table:table-cell>
          <table:table-cell office:value-type="float" office:value="2390008220.03678" calcext:value-type="float">
            <text:p>2,390,008,220</text:p>
          </table:table-cell>
          <table:table-cell office:value-type="float" office:value="2482993197.27891" calcext:value-type="float">
            <text:p>2,482,993,197</text:p>
          </table:table-cell>
          <table:table-cell office:value-type="float" office:value="2600027766.20852" calcext:value-type="float">
            <text:p>2,600,027,766</text:p>
          </table:table-cell>
          <table:table-cell office:value-type="float" office:value="2011708219.44503" calcext:value-type="float">
            <text:p>2,011,708,219</text:p>
          </table:table-cell>
          <table:table-cell office:value-type="float" office:value="1071191222.57053" calcext:value-type="float">
            <text:p>1,071,191,223</text:p>
          </table:table-cell>
          <table:table-cell office:value-type="float" office:value="1067304075.23511" calcext:value-type="float">
            <text:p>1,067,304,075</text:p>
          </table:table-cell>
          <table:table-cell office:value-type="float" office:value="1305877862.59542" calcext:value-type="float">
            <text:p>1,305,877,863</text:p>
          </table:table-cell>
          <table:table-cell office:value-type="float" office:value="1398765432.09877" calcext:value-type="float">
            <text:p>1,398,765,432</text:p>
          </table:table-cell>
          <table:table-cell office:value-type="float" office:value="1374608485.23436" calcext:value-type="float">
            <text:p>1,374,608,485</text:p>
          </table:table-cell>
          <table:table-cell office:value-type="float" office:value="1332270472.28815" calcext:value-type="float">
            <text:p>1,332,270,472</text:p>
          </table:table-cell>
          <table:table-cell office:value-type="float" office:value="1318057519.15453" calcext:value-type="float">
            <text:p>1,318,057,51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8656441880.8858" calcext:value-type="float">
            <text:p>18,656,441,881</text:p>
          </table:table-cell>
          <table:table-cell office:value-type="float" office:value="20591366422.4863" calcext:value-type="float">
            <text:p>20,591,366,422</text:p>
          </table:table-cell>
          <table:table-cell office:value-type="float" office:value="21621180013.4222" calcext:value-type="float">
            <text:p>21,621,180,013</text:p>
          </table:table-cell>
          <table:table-cell office:value-type="float" office:value="29635327631.9103" calcext:value-type="float">
            <text:p>29,635,327,632</text:p>
          </table:table-cell>
          <table:table-cell office:value-type="float" office:value="37223457822.8592" calcext:value-type="float">
            <text:p>37,223,457,823</text:p>
          </table:table-cell>
          <table:table-cell office:value-type="float" office:value="38493030848.058" calcext:value-type="float">
            <text:p>38,493,030,848</text:p>
          </table:table-cell>
          <table:table-cell office:value-type="float" office:value="36959093497.8617" calcext:value-type="float">
            <text:p>36,959,093,498</text:p>
          </table:table-cell>
          <table:table-cell office:value-type="float" office:value="41048220381.9559" calcext:value-type="float">
            <text:p>41,048,220,382</text:p>
          </table:table-cell>
          <table:table-cell office:value-type="float" office:value="47224443376.9853" calcext:value-type="float">
            <text:p>47,224,443,377</text:p>
          </table:table-cell>
          <table:table-cell office:value-type="float" office:value="58276520881.0764" calcext:value-type="float">
            <text:p>58,276,520,881</text:p>
          </table:table-cell>
          <table:table-cell office:value-type="float" office:value="83912563745.0868" calcext:value-type="float">
            <text:p>83,912,563,745</text:p>
          </table:table-cell>
          <table:table-cell office:value-type="float" office:value="86252123111.6866" calcext:value-type="float">
            <text:p>86,252,123,112</text:p>
          </table:table-cell>
          <table:table-cell office:value-type="float" office:value="79121434417.697" calcext:value-type="float">
            <text:p>79,121,434,418</text:p>
          </table:table-cell>
          <table:table-cell office:value-type="float" office:value="88229575321.8359" calcext:value-type="float">
            <text:p>88,229,575,322</text:p>
          </table:table-cell>
          <table:table-cell office:value-type="float" office:value="78093526462.3255" calcext:value-type="float">
            <text:p>78,093,526,462</text:p>
          </table:table-cell>
          <table:table-cell office:value-type="float" office:value="59647683835.8193" calcext:value-type="float">
            <text:p>59,647,683,836</text:p>
          </table:table-cell>
          <table:table-cell office:value-type="float" office:value="68114613723.9653" calcext:value-type="float">
            <text:p>68,114,613,724</text:p>
          </table:table-cell>
          <table:table-cell office:value-type="float" office:value="89366079239.5344" calcext:value-type="float">
            <text:p>89,366,079,240</text:p>
          </table:table-cell>
          <table:table-cell office:value-type="float" office:value="96056315027.5955" calcext:value-type="float">
            <text:p>96,056,315,028</text:p>
          </table:table-cell>
          <table:table-cell office:value-type="float" office:value="99975450759.3862" calcext:value-type="float">
            <text:p>99,975,450,759</text:p>
          </table:table-cell>
          <table:table-cell office:value-type="float" office:value="116699375246.402" calcext:value-type="float">
            <text:p>116,699,375,246</text:p>
          </table:table-cell>
          <table:table-cell office:value-type="float" office:value="125254237353.942" calcext:value-type="float">
            <text:p>125,254,237,354</text:p>
          </table:table-cell>
          <table:table-cell office:value-type="float" office:value="135972260808.662" calcext:value-type="float">
            <text:p>135,972,260,809</text:p>
          </table:table-cell>
          <table:table-cell office:value-type="float" office:value="135860722955.372" calcext:value-type="float">
            <text:p>135,860,722,955</text:p>
          </table:table-cell>
          <table:table-cell office:value-type="float" office:value="141457376399.767" calcext:value-type="float">
            <text:p>141,457,376,400</text:p>
          </table:table-cell>
          <table:table-cell office:value-type="float" office:value="157433999027.042" calcext:value-type="float">
            <text:p>157,433,999,027</text:p>
          </table:table-cell>
          <table:table-cell office:value-type="float" office:value="149744158267.831" calcext:value-type="float">
            <text:p>149,744,158,268</text:p>
          </table:table-cell>
          <table:table-cell office:value-type="float" office:value="155038925820.057" calcext:value-type="float">
            <text:p>155,038,925,820</text:p>
          </table:table-cell>
          <table:table-cell office:value-type="float" office:value="139913010845.167" calcext:value-type="float">
            <text:p>139,913,010,845</text:p>
          </table:table-cell>
          <table:table-cell office:value-type="float" office:value="138754525740.839" calcext:value-type="float">
            <text:p>138,754,525,741</text:p>
          </table:table-cell>
          <table:table-cell office:value-type="float" office:value="138435782364.309" calcext:value-type="float">
            <text:p>138,435,782,364</text:p>
          </table:table-cell>
          <table:table-cell office:value-type="float" office:value="123434846278" calcext:value-type="float">
            <text:p>123,434,846,278</text:p>
          </table:table-cell>
          <table:table-cell office:value-type="float" office:value="115748100275.218" calcext:value-type="float">
            <text:p>115,748,100,275</text:p>
          </table:table-cell>
          <table:table-cell office:value-type="float" office:value="175255777923.458" calcext:value-type="float">
            <text:p>175,255,777,923</text:p>
          </table:table-cell>
          <table:table-cell office:value-type="float" office:value="228590292804.185" calcext:value-type="float">
            <text:p>228,590,292,804</text:p>
          </table:table-cell>
          <table:table-cell office:value-type="float" office:value="257771562353.152" calcext:value-type="float">
            <text:p>257,771,562,353</text:p>
          </table:table-cell>
          <table:table-cell office:value-type="float" office:value="271636512521.322" calcext:value-type="float">
            <text:p>271,636,512,521</text:p>
          </table:table-cell>
          <table:table-cell office:value-type="float" office:value="299416992590.164" calcext:value-type="float">
            <text:p>299,416,992,590</text:p>
          </table:table-cell>
          <table:table-cell office:value-type="float" office:value="286769029768.392" calcext:value-type="float">
            <text:p>286,769,029,768</text:p>
          </table:table-cell>
          <table:table-cell office:value-type="float" office:value="295937388335.714" calcext:value-type="float">
            <text:p>295,937,388,336</text:p>
          </table:table-cell>
          <table:table-cell office:value-type="float" office:value="375348270354.484" calcext:value-type="float">
            <text:p>375,348,270,354</text:p>
          </table:table-cell>
          <table:table-cell office:value-type="float" office:value="416417019398.165" calcext:value-type="float">
            <text:p>416,417,019,398</text:p>
          </table:table-cell>
          <table:table-cell office:value-type="float" office:value="396329407332.969" calcext:value-type="float">
            <text:p>396,329,407,333</text:p>
          </table:table-cell>
          <table:table-cell office:value-type="float" office:value="366625732119.341" calcext:value-type="float">
            <text:p>366,625,732,119</text:p>
          </table:table-cell>
          <table:table-cell office:value-type="float" office:value="350852100287.096" calcext:value-type="float">
            <text:p>350,852,100,287</text:p>
          </table:table-cell>
          <table:table-cell office:value-type="float" office:value="317405904751.669" calcext:value-type="float">
            <text:p>317,405,904,752</text:p>
          </table:table-cell>
          <table:table-cell office:value-type="float" office:value="295440009818.478" calcext:value-type="float">
            <text:p>295,440,009,8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Gross Domestic Product (GDP)</text:p>
          </table:table-cell>
          <table:table-cell table:number-columns-repeated="38"/>
          <table:table-cell office:value-type="float" office:value="15299764956.0255" calcext:value-type="float">
            <text:p>15,299,764,956</text:p>
          </table:table-cell>
          <table:table-cell office:value-type="float" office:value="12243924340.2949" calcext:value-type="float">
            <text:p>12,243,924,340</text:p>
          </table:table-cell>
          <table:table-cell office:value-type="float" office:value="15205804860.4186" calcext:value-type="float">
            <text:p>15,205,804,860</text:p>
          </table:table-cell>
          <table:table-cell office:value-type="float" office:value="17789190183.8438" calcext:value-type="float">
            <text:p>17,789,190,184</text:p>
          </table:table-cell>
          <table:table-cell office:value-type="float" office:value="9569762711.86441" calcext:value-type="float">
            <text:p>9,569,762,712</text:p>
          </table:table-cell>
          <table:table-cell office:value-type="float" office:value="13427830508.4746" calcext:value-type="float">
            <text:p>13,427,830,508</text:p>
          </table:table-cell>
          <table:table-cell office:value-type="float" office:value="15847898305.0847" calcext:value-type="float">
            <text:p>15,847,898,305</text:p>
          </table:table-cell>
          <table:table-cell office:value-type="float" office:value="13408299385.993" calcext:value-type="float">
            <text:p>13,408,299,386</text:p>
          </table:table-cell>
          <table:table-cell office:value-type="float" office:value="6534451825.53426" calcext:value-type="float">
            <text:p>6,534,451,82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0880831667.9534" calcext:value-type="float">
            <text:p>40,880,831,668</text:p>
          </table:table-cell>
          <table:table-cell office:value-type="float" office:value="46491116358.6201" calcext:value-type="float">
            <text:p>46,491,116,359</text:p>
          </table:table-cell>
          <table:table-cell office:value-type="float" office:value="58975013483.521" calcext:value-type="float">
            <text:p>58,975,013,484</text:p>
          </table:table-cell>
          <table:table-cell office:value-type="float" office:value="78437099542.4229" calcext:value-type="float">
            <text:p>78,437,099,542</text:p>
          </table:table-cell>
          <table:table-cell office:value-type="float" office:value="97009003254.0998" calcext:value-type="float">
            <text:p>97,009,003,254</text:p>
          </table:table-cell>
          <table:table-cell office:value-type="float" office:value="114457829641.786" calcext:value-type="float">
            <text:p>114,457,829,642</text:p>
          </table:table-cell>
          <table:table-cell office:value-type="float" office:value="118186886416.063" calcext:value-type="float">
            <text:p>118,186,886,416</text:p>
          </table:table-cell>
          <table:table-cell office:value-type="float" office:value="132078012472.84" calcext:value-type="float">
            <text:p>132,078,012,473</text:p>
          </table:table-cell>
          <table:table-cell office:value-type="float" office:value="160169406632.129" calcext:value-type="float">
            <text:p>160,169,406,632</text:p>
          </table:table-cell>
          <table:table-cell office:value-type="float" office:value="214003493959.919" calcext:value-type="float">
            <text:p>214,003,493,960</text:p>
          </table:table-cell>
          <table:table-cell office:value-type="float" office:value="232114568870.223" calcext:value-type="float">
            <text:p>232,114,568,870</text:p>
          </table:table-cell>
          <table:table-cell office:value-type="float" office:value="202269660401.78" calcext:value-type="float">
            <text:p>202,269,660,402</text:p>
          </table:table-cell>
          <table:table-cell office:value-type="float" office:value="195474210550.053" calcext:value-type="float">
            <text:p>195,474,210,550</text:p>
          </table:table-cell>
          <table:table-cell office:value-type="float" office:value="170480703649.382" calcext:value-type="float">
            <text:p>170,480,703,649</text:p>
          </table:table-cell>
          <table:table-cell office:value-type="float" office:value="171636694523.115" calcext:value-type="float">
            <text:p>171,636,694,523</text:p>
          </table:table-cell>
          <table:table-cell office:value-type="float" office:value="180304966200.652" calcext:value-type="float">
            <text:p>180,304,966,201</text:p>
          </table:table-cell>
          <table:table-cell office:value-type="float" office:value="250636174108.08" calcext:value-type="float">
            <text:p>250,636,174,108</text:p>
          </table:table-cell>
          <table:table-cell office:value-type="float" office:value="317873735986.378" calcext:value-type="float">
            <text:p>317,873,735,986</text:p>
          </table:table-cell>
          <table:table-cell office:value-type="float" office:value="375138740310.499" calcext:value-type="float">
            <text:p>375,138,740,311</text:p>
          </table:table-cell>
          <table:table-cell office:value-type="float" office:value="413651406281.332" calcext:value-type="float">
            <text:p>413,651,406,281</text:p>
          </table:table-cell>
          <table:table-cell office:value-type="float" office:value="535070523085.573" calcext:value-type="float">
            <text:p>535,070,523,086</text:p>
          </table:table-cell>
          <table:table-cell office:value-type="float" office:value="575579003613.974" calcext:value-type="float">
            <text:p>575,579,003,614</text:p>
          </table:table-cell>
          <table:table-cell office:value-type="float" office:value="629191467584.423" calcext:value-type="float">
            <text:p>629,191,467,584</text:p>
          </table:table-cell>
          <table:table-cell office:value-type="float" office:value="523683365875.45" calcext:value-type="float">
            <text:p>523,683,365,875</text:p>
          </table:table-cell>
          <table:table-cell office:value-type="float" office:value="529119261092.385" calcext:value-type="float">
            <text:p>529,119,261,092</text:p>
          </table:table-cell>
          <table:table-cell office:value-type="float" office:value="612942970767.269" calcext:value-type="float">
            <text:p>612,942,970,767</text:p>
          </table:table-cell>
          <table:table-cell office:value-type="float" office:value="641039175219.532" calcext:value-type="float">
            <text:p>641,039,175,220</text:p>
          </table:table-cell>
          <table:table-cell office:value-type="float" office:value="588716377670.535" calcext:value-type="float">
            <text:p>588,716,377,671</text:p>
          </table:table-cell>
          <table:table-cell office:value-type="float" office:value="617052963995.45" calcext:value-type="float">
            <text:p>617,052,963,995</text:p>
          </table:table-cell>
          <table:table-cell office:value-type="float" office:value="633175718734.951" calcext:value-type="float">
            <text:p>633,175,718,735</text:p>
          </table:table-cell>
          <table:table-cell office:value-type="float" office:value="595402159417.297" calcext:value-type="float">
            <text:p>595,402,159,417</text:p>
          </table:table-cell>
          <table:table-cell office:value-type="float" office:value="625970237402.797" calcext:value-type="float">
            <text:p>625,970,237,403</text:p>
          </table:table-cell>
          <table:table-cell office:value-type="float" office:value="705177944288.199" calcext:value-type="float">
            <text:p>705,177,944,288</text:p>
          </table:table-cell>
          <table:table-cell office:value-type="float" office:value="906818303658.343" calcext:value-type="float">
            <text:p>906,818,303,658</text:p>
          </table:table-cell>
          <table:table-cell office:value-type="float" office:value="1069601981710.16" calcext:value-type="float">
            <text:p>1,069,601,981,710</text:p>
          </table:table-cell>
          <table:table-cell office:value-type="float" office:value="1157247674476.45" calcext:value-type="float">
            <text:p>1,157,247,674,476</text:p>
          </table:table-cell>
          <table:table-cell office:value-type="float" office:value="1264486722860.56" calcext:value-type="float">
            <text:p>1,264,486,722,861</text:p>
          </table:table-cell>
          <table:table-cell office:value-type="float" office:value="1479265709739.78" calcext:value-type="float">
            <text:p>1,479,265,709,740</text:p>
          </table:table-cell>
          <table:table-cell office:value-type="float" office:value="1635075947038.84" calcext:value-type="float">
            <text:p>1,635,075,947,039</text:p>
          </table:table-cell>
          <table:table-cell office:value-type="float" office:value="1499009451613.7" calcext:value-type="float">
            <text:p>1,499,009,451,614</text:p>
          </table:table-cell>
          <table:table-cell office:value-type="float" office:value="1431616749640.29" calcext:value-type="float">
            <text:p>1,431,616,749,640</text:p>
          </table:table-cell>
          <table:table-cell office:value-type="float" office:value="1488067258325.2" calcext:value-type="float">
            <text:p>1,488,067,258,325</text:p>
          </table:table-cell>
          <table:table-cell office:value-type="float" office:value="1336018949805.58" calcext:value-type="float">
            <text:p>1,336,018,949,806</text:p>
          </table:table-cell>
          <table:table-cell office:value-type="float" office:value="1361854206549.39" calcext:value-type="float">
            <text:p>1,361,854,206,549</text:p>
          </table:table-cell>
          <table:table-cell office:value-type="float" office:value="1376910811040.88" calcext:value-type="float">
            <text:p>1,376,910,811,041</text:p>
          </table:table-cell>
          <table:table-cell office:value-type="float" office:value="1197789902774.43" calcext:value-type="float">
            <text:p>1,197,789,902,774</text:p>
          </table:table-cell>
          <table:table-cell office:value-type="float" office:value="1237255019653.86" calcext:value-type="float">
            <text:p>1,237,255,019,6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815130071.89715" calcext:value-type="float">
            <text:p>2,815,130,072</text:p>
          </table:table-cell>
          <table:table-cell office:value-type="float" office:value="2881312509.52987" calcext:value-type="float">
            <text:p>2,881,312,510</text:p>
          </table:table-cell>
          <table:table-cell office:value-type="float" office:value="3218597319.47616" calcext:value-type="float">
            <text:p>3,218,597,319</text:p>
          </table:table-cell>
          <table:table-cell office:value-type="float" office:value="3502373691.60521" calcext:value-type="float">
            <text:p>3,502,373,692</text:p>
          </table:table-cell>
          <table:table-cell office:value-type="float" office:value="4358964298.51655" calcext:value-type="float">
            <text:p>4,358,964,299</text:p>
          </table:table-cell>
          <table:table-cell office:value-type="float" office:value="4509822193.58892" calcext:value-type="float">
            <text:p>4,509,822,194</text:p>
          </table:table-cell>
          <table:table-cell office:value-type="float" office:value="4290637978.23741" calcext:value-type="float">
            <text:p>4,290,637,978</text:p>
          </table:table-cell>
          <table:table-cell office:value-type="float" office:value="4854356293.43159" calcext:value-type="float">
            <text:p>4,854,356,293</text:p>
          </table:table-cell>
          <table:table-cell office:value-type="float" office:value="3326572048.06859" calcext:value-type="float">
            <text:p>3,326,572,048</text:p>
          </table:table-cell>
          <table:table-cell office:value-type="float" office:value="4062258961.93212" calcext:value-type="float">
            <text:p>4,062,258,962</text:p>
          </table:table-cell>
          <table:table-cell office:value-type="float" office:value="4890608251.54271" calcext:value-type="float">
            <text:p>4,890,608,252</text:p>
          </table:table-cell>
          <table:table-cell office:value-type="float" office:value="5196966964.77564" calcext:value-type="float">
            <text:p>5,196,966,965</text:p>
          </table:table-cell>
          <table:table-cell office:value-type="float" office:value="5544973228.14905" calcext:value-type="float">
            <text:p>5,544,973,228</text:p>
          </table:table-cell>
          <table:table-cell office:value-type="float" office:value="5994836426.75024" calcext:value-type="float">
            <text:p>5,994,836,427</text:p>
          </table:table-cell>
          <table:table-cell office:value-type="float" office:value="6853904410.94411" calcext:value-type="float">
            <text:p>6,853,904,411</text:p>
          </table:table-cell>
          <table:table-cell office:value-type="float" office:value="6872669829.13226" calcext:value-type="float">
            <text:p>6,872,669,829</text:p>
          </table:table-cell>
          <table:table-cell office:value-type="float" office:value="7282870925.68673" calcext:value-type="float">
            <text:p>7,282,870,926</text:p>
          </table:table-cell>
          <table:table-cell office:value-type="float" office:value="7588153682.0316" calcext:value-type="float">
            <text:p>7,588,153,682</text:p>
          </table:table-cell>
          <table:table-cell office:value-type="float" office:value="8138939271.28676" calcext:value-type="float">
            <text:p>8,138,939,271</text:p>
          </table:table-cell>
          <table:table-cell office:value-type="float" office:value="8148459901.03684" calcext:value-type="float">
            <text:p>8,148,459,901</text:p>
          </table:table-cell>
          <table:table-cell office:value-type="float" office:value="9389550989.60593" calcext:value-type="float">
            <text:p>9,389,550,990</text:p>
          </table:table-cell>
          <table:table-cell office:value-type="float" office:value="10574578682.0637" calcext:value-type="float">
            <text:p>10,574,578,682</text:p>
          </table:table-cell>
          <table:table-cell office:value-type="float" office:value="11386333003.8986" calcext:value-type="float">
            <text:p>11,386,333,004</text:p>
          </table:table-cell>
          <table:table-cell office:value-type="float" office:value="12236614880.4687" calcext:value-type="float">
            <text:p>12,236,614,880</text:p>
          </table:table-cell>
          <table:table-cell office:value-type="float" office:value="13868489459.2599" calcext:value-type="float">
            <text:p>13,868,489,459</text:p>
          </table:table-cell>
          <table:table-cell office:value-type="float" office:value="15293042421.7903" calcext:value-type="float">
            <text:p>15,293,042,422</text:p>
          </table:table-cell>
          <table:table-cell office:value-type="float" office:value="16514981826.1579" calcext:value-type="float">
            <text:p>16,514,981,826</text:p>
          </table:table-cell>
          <table:table-cell office:value-type="float" office:value="17872670899.856" calcext:value-type="float">
            <text:p>17,872,670,900</text:p>
          </table:table-cell>
          <table:table-cell office:value-type="float" office:value="18568153866.0894" calcext:value-type="float">
            <text:p>18,568,153,866</text:p>
          </table:table-cell>
          <table:table-cell office:value-type="float" office:value="18442306336.3368" calcext:value-type="float">
            <text:p>18,442,306,336</text:p>
          </table:table-cell>
          <table:table-cell office:value-type="float" office:value="19131796458.3219" calcext:value-type="float">
            <text:p>19,131,796,458</text:p>
          </table:table-cell>
          <table:table-cell office:value-type="float" office:value="18364211053.1404" calcext:value-type="float">
            <text:p>18,364,211,053</text:p>
          </table:table-cell>
          <table:table-cell office:value-type="float" office:value="19572843525.2887" calcext:value-type="float">
            <text:p>19,572,843,525</text:p>
          </table:table-cell>
          <table:table-cell office:value-type="float" office:value="21609196009.1601" calcext:value-type="float">
            <text:p>21,609,196,009</text:p>
          </table:table-cell>
          <table:table-cell office:value-type="float" office:value="23646374864.0087" calcext:value-type="float">
            <text:p>23,646,374,864</text:p>
          </table:table-cell>
          <table:table-cell office:value-type="float" office:value="27931823895.2095" calcext:value-type="float">
            <text:p>27,931,823,895</text:p>
          </table:table-cell>
          <table:table-cell office:value-type="float" office:value="32365078169.1525" calcext:value-type="float">
            <text:p>32,365,078,169</text:p>
          </table:table-cell>
          <table:table-cell office:value-type="float" office:value="37023526063.1989" calcext:value-type="float">
            <text:p>37,023,526,063</text:p>
          </table:table-cell>
          <table:table-cell office:value-type="float" office:value="46595310334.9544" calcext:value-type="float">
            <text:p>46,595,310,335</text:p>
          </table:table-cell>
          <table:table-cell office:value-type="float" office:value="48143074176.3054" calcext:value-type="float">
            <text:p>48,143,074,176</text:p>
          </table:table-cell>
          <table:table-cell office:value-type="float" office:value="56725754848.3864" calcext:value-type="float">
            <text:p>56,725,754,848</text:p>
          </table:table-cell>
          <table:table-cell office:value-type="float" office:value="65292745704.4422" calcext:value-type="float">
            <text:p>65,292,745,704</text:p>
          </table:table-cell>
          <table:table-cell office:value-type="float" office:value="68434431854.755" calcext:value-type="float">
            <text:p>68,434,431,855</text:p>
          </table:table-cell>
          <table:table-cell office:value-type="float" office:value="74317788943.4036" calcext:value-type="float">
            <text:p>74,317,788,943</text:p>
          </table:table-cell>
          <table:table-cell office:value-type="float" office:value="79356458315.1601" calcext:value-type="float">
            <text:p>79,356,458,315</text:p>
          </table:table-cell>
          <table:table-cell office:value-type="float" office:value="80611981933.9415" calcext:value-type="float">
            <text:p>80,611,981,934</text:p>
          </table:table-cell>
          <table:table-cell office:value-type="float" office:value="81321970965.8475" calcext:value-type="float">
            <text:p>81,321,970,96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. Vincent and the Grenadine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1188008.489406" calcext:value-type="float">
            <text:p>21,188,008</text:p>
          </table:table-cell>
          <table:table-cell office:value-type="float" office:value="23027661.5982478" calcext:value-type="float">
            <text:p>23,027,662</text:p>
          </table:table-cell>
          <table:table-cell office:value-type="float" office:value="31679578.5225579" calcext:value-type="float">
            <text:p>31,679,579</text:p>
          </table:table-cell>
          <table:table-cell office:value-type="float" office:value="34641621.9040415" calcext:value-type="float">
            <text:p>34,641,622</text:p>
          </table:table-cell>
          <table:table-cell office:value-type="float" office:value="37809623.8292128" calcext:value-type="float">
            <text:p>37,809,624</text:p>
          </table:table-cell>
          <table:table-cell office:value-type="float" office:value="38169684.7997617" calcext:value-type="float">
            <text:p>38,169,685</text:p>
          </table:table-cell>
          <table:table-cell office:value-type="float" office:value="37065865.7231358" calcext:value-type="float">
            <text:p>37,065,866</text:p>
          </table:table-cell>
          <table:table-cell office:value-type="float" office:value="42472383.7037037" calcext:value-type="float">
            <text:p>42,472,384</text:p>
          </table:table-cell>
          <table:table-cell office:value-type="float" office:value="53725376.2962963" calcext:value-type="float">
            <text:p>53,725,376</text:p>
          </table:table-cell>
          <table:table-cell office:value-type="float" office:value="62394997.037037" calcext:value-type="float">
            <text:p>62,394,997</text:p>
          </table:table-cell>
          <table:table-cell office:value-type="float" office:value="69926182.5925926" calcext:value-type="float">
            <text:p>69,926,183</text:p>
          </table:table-cell>
          <table:table-cell office:value-type="float" office:value="85864272.9629629" calcext:value-type="float">
            <text:p>85,864,273</text:p>
          </table:table-cell>
          <table:table-cell office:value-type="float" office:value="99525493.3333333" calcext:value-type="float">
            <text:p>99,525,493</text:p>
          </table:table-cell>
          <table:table-cell office:value-type="float" office:value="111566632.962963" calcext:value-type="float">
            <text:p>111,566,633</text:p>
          </table:table-cell>
          <table:table-cell office:value-type="float" office:value="121418474.814815" calcext:value-type="float">
            <text:p>121,418,475</text:p>
          </table:table-cell>
          <table:table-cell office:value-type="float" office:value="133372042.592593" calcext:value-type="float">
            <text:p>133,372,043</text:p>
          </table:table-cell>
          <table:table-cell office:value-type="float" office:value="150404782.222222" calcext:value-type="float">
            <text:p>150,404,782</text:p>
          </table:table-cell>
          <table:table-cell office:value-type="float" office:value="168006739.259259" calcext:value-type="float">
            <text:p>168,006,739</text:p>
          </table:table-cell>
          <table:table-cell office:value-type="float" office:value="193971815.185185" calcext:value-type="float">
            <text:p>193,971,815</text:p>
          </table:table-cell>
          <table:table-cell office:value-type="float" office:value="210172621.111111" calcext:value-type="float">
            <text:p>210,172,621</text:p>
          </table:table-cell>
          <table:table-cell office:value-type="float" office:value="234254900.740741" calcext:value-type="float">
            <text:p>234,254,901</text:p>
          </table:table-cell>
          <table:table-cell office:value-type="float" office:value="250893566.666667" calcext:value-type="float">
            <text:p>250,893,567</text:p>
          </table:table-cell>
          <table:table-cell office:value-type="float" office:value="275851565.555555" calcext:value-type="float">
            <text:p>275,851,566</text:p>
          </table:table-cell>
          <table:table-cell office:value-type="float" office:value="281981600" calcext:value-type="float">
            <text:p>281,981,600</text:p>
          </table:table-cell>
          <table:table-cell office:value-type="float" office:value="287673775.185185" calcext:value-type="float">
            <text:p>287,673,775</text:p>
          </table:table-cell>
          <table:table-cell office:value-type="float" office:value="312193914.444444" calcext:value-type="float">
            <text:p>312,193,914</text:p>
          </table:table-cell>
          <table:table-cell office:value-type="float" office:value="329270440" calcext:value-type="float">
            <text:p>329,270,440</text:p>
          </table:table-cell>
          <table:table-cell office:value-type="float" office:value="347222684.814815" calcext:value-type="float">
            <text:p>347,222,685</text:p>
          </table:table-cell>
          <table:table-cell office:value-type="float" office:value="375245700.740741" calcext:value-type="float">
            <text:p>375,245,701</text:p>
          </table:table-cell>
          <table:table-cell office:value-type="float" office:value="390132928.148148" calcext:value-type="float">
            <text:p>390,132,928</text:p>
          </table:table-cell>
          <table:table-cell office:value-type="float" office:value="396262962.962963" calcext:value-type="float">
            <text:p>396,262,963</text:p>
          </table:table-cell>
          <table:table-cell office:value-type="float" office:value="430296296.296296" calcext:value-type="float">
            <text:p>430,296,296</text:p>
          </table:table-cell>
          <table:table-cell office:value-type="float" office:value="461896296.296296" calcext:value-type="float">
            <text:p>461,896,296</text:p>
          </table:table-cell>
          <table:table-cell office:value-type="float" office:value="481803703.703704" calcext:value-type="float">
            <text:p>481,803,704</text:p>
          </table:table-cell>
          <table:table-cell office:value-type="float" office:value="521944444.444444" calcext:value-type="float">
            <text:p>521,944,444</text:p>
          </table:table-cell>
          <table:table-cell office:value-type="float" office:value="550755555.555555" calcext:value-type="float">
            <text:p>550,755,556</text:p>
          </table:table-cell>
          <table:table-cell office:value-type="float" office:value="611048148.148148" calcext:value-type="float">
            <text:p>611,048,148</text:p>
          </table:table-cell>
          <table:table-cell office:value-type="float" office:value="684418518.518518" calcext:value-type="float">
            <text:p>684,418,519</text:p>
          </table:table-cell>
          <table:table-cell office:value-type="float" office:value="695400000" calcext:value-type="float">
            <text:p>695,400,000</text:p>
          </table:table-cell>
          <table:table-cell office:value-type="float" office:value="674870370.37037" calcext:value-type="float">
            <text:p>674,870,370</text:p>
          </table:table-cell>
          <table:table-cell office:value-type="float" office:value="681225925.925926" calcext:value-type="float">
            <text:p>681,225,926</text:p>
          </table:table-cell>
          <table:table-cell office:value-type="float" office:value="676096296.296296" calcext:value-type="float">
            <text:p>676,096,296</text:p>
          </table:table-cell>
          <table:table-cell office:value-type="float" office:value="692948148.148148" calcext:value-type="float">
            <text:p>692,948,148</text:p>
          </table:table-cell>
          <table:table-cell office:value-type="float" office:value="721207407.407407" calcext:value-type="float">
            <text:p>721,207,407</text:p>
          </table:table-cell>
          <table:table-cell office:value-type="float" office:value="725400380.740741" calcext:value-type="float">
            <text:p>725,400,381</text:p>
          </table:table-cell>
          <table:table-cell office:value-type="float" office:value="756583501.851852" calcext:value-type="float">
            <text:p>756,583,502</text:p>
          </table:table-cell>
          <table:table-cell office:value-type="float" office:value="765318744.814815" calcext:value-type="float">
            <text:p>765,318,7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ate of Palestin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77351765" calcext:value-type="float">
            <text:p>177,351,765</text:p>
          </table:table-cell>
          <table:table-cell office:value-type="float" office:value="203508476" calcext:value-type="float">
            <text:p>203,508,476</text:p>
          </table:table-cell>
          <table:table-cell office:value-type="float" office:value="295349517" calcext:value-type="float">
            <text:p>295,349,517</text:p>
          </table:table-cell>
          <table:table-cell office:value-type="float" office:value="368223892" calcext:value-type="float">
            <text:p>368,223,892</text:p>
          </table:table-cell>
          <table:table-cell office:value-type="float" office:value="576733002" calcext:value-type="float">
            <text:p>576,733,002</text:p>
          </table:table-cell>
          <table:table-cell office:value-type="float" office:value="578942448" calcext:value-type="float">
            <text:p>578,942,448</text:p>
          </table:table-cell>
          <table:table-cell office:value-type="float" office:value="680264614" calcext:value-type="float">
            <text:p>680,264,614</text:p>
          </table:table-cell>
          <table:table-cell office:value-type="float" office:value="700446989" calcext:value-type="float">
            <text:p>700,446,989</text:p>
          </table:table-cell>
          <table:table-cell office:value-type="float" office:value="728337644" calcext:value-type="float">
            <text:p>728,337,644</text:p>
          </table:table-cell>
          <table:table-cell office:value-type="float" office:value="846107296" calcext:value-type="float">
            <text:p>846,107,296</text:p>
          </table:table-cell>
          <table:table-cell office:value-type="float" office:value="1073980249" calcext:value-type="float">
            <text:p>1,073,980,249</text:p>
          </table:table-cell>
          <table:table-cell office:value-type="float" office:value="991661360" calcext:value-type="float">
            <text:p>991,661,360</text:p>
          </table:table-cell>
          <table:table-cell office:value-type="float" office:value="1054084858" calcext:value-type="float">
            <text:p>1,054,084,858</text:p>
          </table:table-cell>
          <table:table-cell office:value-type="float" office:value="1093711709" calcext:value-type="float">
            <text:p>1,093,711,709</text:p>
          </table:table-cell>
          <table:table-cell office:value-type="float" office:value="1076050329" calcext:value-type="float">
            <text:p>1,076,050,329</text:p>
          </table:table-cell>
          <table:table-cell office:value-type="float" office:value="1004702951" calcext:value-type="float">
            <text:p>1,004,702,951</text:p>
          </table:table-cell>
          <table:table-cell office:value-type="float" office:value="1612806022" calcext:value-type="float">
            <text:p>1,612,806,022</text:p>
          </table:table-cell>
          <table:table-cell office:value-type="float" office:value="1778518685" calcext:value-type="float">
            <text:p>1,778,518,685</text:p>
          </table:table-cell>
          <table:table-cell office:value-type="float" office:value="1876876251" calcext:value-type="float">
            <text:p>1,876,876,251</text:p>
          </table:table-cell>
          <table:table-cell office:value-type="float" office:value="1783015176" calcext:value-type="float">
            <text:p>1,783,015,176</text:p>
          </table:table-cell>
          <table:table-cell office:value-type="float" office:value="1935843863" calcext:value-type="float">
            <text:p>1,935,843,863</text:p>
          </table:table-cell>
          <table:table-cell office:value-type="float" office:value="2086781015" calcext:value-type="float">
            <text:p>2,086,781,015</text:p>
          </table:table-cell>
          <table:table-cell office:value-type="float" office:value="2573316615" calcext:value-type="float">
            <text:p>2,573,316,615</text:p>
          </table:table-cell>
          <table:table-cell office:value-type="float" office:value="2771980343" calcext:value-type="float">
            <text:p>2,771,980,343</text:p>
          </table:table-cell>
          <table:table-cell office:value-type="float" office:value="2843300000" calcext:value-type="float">
            <text:p>2,843,300,000</text:p>
          </table:table-cell>
          <table:table-cell office:value-type="float" office:value="3282800000" calcext:value-type="float">
            <text:p>3,282,800,000</text:p>
          </table:table-cell>
          <table:table-cell office:value-type="float" office:value="3409600000" calcext:value-type="float">
            <text:p>3,409,600,000</text:p>
          </table:table-cell>
          <table:table-cell office:value-type="float" office:value="3759800000" calcext:value-type="float">
            <text:p>3,759,800,000</text:p>
          </table:table-cell>
          <table:table-cell office:value-type="float" office:value="4067800000" calcext:value-type="float">
            <text:p>4,067,800,000</text:p>
          </table:table-cell>
          <table:table-cell office:value-type="float" office:value="4271200000" calcext:value-type="float">
            <text:p>4,271,200,000</text:p>
          </table:table-cell>
          <table:table-cell office:value-type="float" office:value="4313600000" calcext:value-type="float">
            <text:p>4,313,600,000</text:p>
          </table:table-cell>
          <table:table-cell office:value-type="float" office:value="4003700000" calcext:value-type="float">
            <text:p>4,003,700,000</text:p>
          </table:table-cell>
          <table:table-cell office:value-type="float" office:value="3555800000" calcext:value-type="float">
            <text:p>3,555,800,000</text:p>
          </table:table-cell>
          <table:table-cell office:value-type="float" office:value="3968000000" calcext:value-type="float">
            <text:p>3,968,000,000</text:p>
          </table:table-cell>
          <table:table-cell office:value-type="float" office:value="4329200000" calcext:value-type="float">
            <text:p>4,329,200,000</text:p>
          </table:table-cell>
          <table:table-cell office:value-type="float" office:value="4831800000" calcext:value-type="float">
            <text:p>4,831,800,000</text:p>
          </table:table-cell>
          <table:table-cell office:value-type="float" office:value="4910100000" calcext:value-type="float">
            <text:p>4,910,100,000</text:p>
          </table:table-cell>
          <table:table-cell office:value-type="float" office:value="5505800000" calcext:value-type="float">
            <text:p>5,505,800,000</text:p>
          </table:table-cell>
          <table:table-cell office:value-type="float" office:value="6673500000" calcext:value-type="float">
            <text:p>6,673,500,000</text:p>
          </table:table-cell>
          <table:table-cell office:value-type="float" office:value="7268200000" calcext:value-type="float">
            <text:p>7,268,200,000</text:p>
          </table:table-cell>
          <table:table-cell office:value-type="float" office:value="8913100000" calcext:value-type="float">
            <text:p>8,913,100,000</text:p>
          </table:table-cell>
          <table:table-cell office:value-type="float" office:value="10465400000" calcext:value-type="float">
            <text:p>10,465,400,000</text:p>
          </table:table-cell>
          <table:table-cell office:value-type="float" office:value="11279400000" calcext:value-type="float">
            <text:p>11,279,400,000</text:p>
          </table:table-cell>
          <table:table-cell office:value-type="float" office:value="12476000000" calcext:value-type="float">
            <text:p>12,476,000,000</text:p>
          </table:table-cell>
          <table:table-cell office:value-type="float" office:value="12715600000" calcext:value-type="float">
            <text:p>12,715,600,000</text:p>
          </table:table-cell>
          <table:table-cell office:value-type="float" office:value="12673000000" calcext:value-type="float">
            <text:p>12,673,000,000</text:p>
          </table:table-cell>
          <table:table-cell office:value-type="float" office:value="13397100000" calcext:value-type="float">
            <text:p>13,397,100,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Gross Domestic Product (GDP)</text:p>
          </table:table-cell>
          <table:table-cell table:number-columns-repeated="38"/>
          <table:table-cell office:value-type="float" office:value="48662668094.5536" calcext:value-type="float">
            <text:p>48,662,668,095</text:p>
          </table:table-cell>
          <table:table-cell office:value-type="float" office:value="48318483329.954" calcext:value-type="float">
            <text:p>48,318,483,330</text:p>
          </table:table-cell>
          <table:table-cell office:value-type="float" office:value="54458738026.4026" calcext:value-type="float">
            <text:p>54,458,738,026</text:p>
          </table:table-cell>
          <table:table-cell office:value-type="float" office:value="69515078921.017" calcext:value-type="float">
            <text:p>69,515,078,921</text:p>
          </table:table-cell>
          <table:table-cell office:value-type="float" office:value="61878736935.2661" calcext:value-type="float">
            <text:p>61,878,736,935</text:p>
          </table:table-cell>
          <table:table-cell office:value-type="float" office:value="63911665939.3539" calcext:value-type="float">
            <text:p>63,911,665,939</text:p>
          </table:table-cell>
          <table:table-cell office:value-type="float" office:value="69349633776.5098" calcext:value-type="float">
            <text:p>69,349,633,777</text:p>
          </table:table-cell>
          <table:table-cell office:value-type="float" office:value="79545817007.9967" calcext:value-type="float">
            <text:p>79,545,817,008</text:p>
          </table:table-cell>
          <table:table-cell office:value-type="float" office:value="82887395894.5407" calcext:value-type="float">
            <text:p>82,887,395,89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udan (Former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233693283.26736" calcext:value-type="float">
            <text:p>1,233,693,283</text:p>
          </table:table-cell>
          <table:table-cell office:value-type="float" office:value="1338753593.73565" calcext:value-type="float">
            <text:p>1,338,753,594</text:p>
          </table:table-cell>
          <table:table-cell office:value-type="float" office:value="1659118327.56783" calcext:value-type="float">
            <text:p>1,659,118,328</text:p>
          </table:table-cell>
          <table:table-cell office:value-type="float" office:value="2134480189.93245" calcext:value-type="float">
            <text:p>2,134,480,190</text:p>
          </table:table-cell>
          <table:table-cell office:value-type="float" office:value="2600396331.41986" calcext:value-type="float">
            <text:p>2,600,396,331</text:p>
          </table:table-cell>
          <table:table-cell office:value-type="float" office:value="3242133840.44266" calcext:value-type="float">
            <text:p>3,242,133,840</text:p>
          </table:table-cell>
          <table:table-cell office:value-type="float" office:value="4043202194.26537" calcext:value-type="float">
            <text:p>4,043,202,194</text:p>
          </table:table-cell>
          <table:table-cell office:value-type="float" office:value="4750817656.63967" calcext:value-type="float">
            <text:p>4,750,817,657</text:p>
          </table:table-cell>
          <table:table-cell office:value-type="float" office:value="5111632358.68497" calcext:value-type="float">
            <text:p>5,111,632,359</text:p>
          </table:table-cell>
          <table:table-cell office:value-type="float" office:value="5646498653.93359" calcext:value-type="float">
            <text:p>5,646,498,654</text:p>
          </table:table-cell>
          <table:table-cell office:value-type="float" office:value="6365486012.73097" calcext:value-type="float">
            <text:p>6,365,486,013</text:p>
          </table:table-cell>
          <table:table-cell office:value-type="float" office:value="7672758464.7381" calcext:value-type="float">
            <text:p>7,672,758,465</text:p>
          </table:table-cell>
          <table:table-cell office:value-type="float" office:value="5807458789.0786" calcext:value-type="float">
            <text:p>5,807,458,789</text:p>
          </table:table-cell>
          <table:table-cell office:value-type="float" office:value="5234454615.38462" calcext:value-type="float">
            <text:p>5,234,454,615</text:p>
          </table:table-cell>
          <table:table-cell office:value-type="float" office:value="7061693846.15385" calcext:value-type="float">
            <text:p>7,061,693,846</text:p>
          </table:table-cell>
          <table:table-cell office:value-type="float" office:value="6623773179.78406" calcext:value-type="float">
            <text:p>6,623,773,180</text:p>
          </table:table-cell>
          <table:table-cell office:value-type="float" office:value="8978234800" calcext:value-type="float">
            <text:p>8,978,234,800</text:p>
          </table:table-cell>
          <table:table-cell office:value-type="float" office:value="11623565666.6667" calcext:value-type="float">
            <text:p>11,623,565,667</text:p>
          </table:table-cell>
          <table:table-cell office:value-type="float" office:value="11542303111.1111" calcext:value-type="float">
            <text:p>11,542,303,111</text:p>
          </table:table-cell>
          <table:table-cell office:value-type="float" office:value="11335191999.1683" calcext:value-type="float">
            <text:p>11,335,191,999</text:p>
          </table:table-cell>
          <table:table-cell office:value-type="float" office:value="12637465293.5845" calcext:value-type="float">
            <text:p>12,637,465,294</text:p>
          </table:table-cell>
          <table:table-cell office:value-type="float" office:value="11327849239.141" calcext:value-type="float">
            <text:p>11,327,849,239</text:p>
          </table:table-cell>
          <table:table-cell office:value-type="float" office:value="12115514608.7988" calcext:value-type="float">
            <text:p>12,115,514,609</text:p>
          </table:table-cell>
          <table:table-cell office:value-type="float" office:value="12528649867.8971" calcext:value-type="float">
            <text:p>12,528,649,868</text:p>
          </table:table-cell>
          <table:table-cell office:value-type="float" office:value="11884304301.174" calcext:value-type="float">
            <text:p>11,884,304,301</text:p>
          </table:table-cell>
          <table:table-cell office:value-type="float" office:value="12847187343.205" calcext:value-type="float">
            <text:p>12,847,187,343</text:p>
          </table:table-cell>
          <table:table-cell office:value-type="float" office:value="8377204018.25511" calcext:value-type="float">
            <text:p>8,377,204,018</text:p>
          </table:table-cell>
          <table:table-cell office:value-type="float" office:value="10241121411.0173" calcext:value-type="float">
            <text:p>10,241,121,411</text:p>
          </table:table-cell>
          <table:table-cell office:value-type="float" office:value="10924153611.2496" calcext:value-type="float">
            <text:p>10,924,153,611</text:p>
          </table:table-cell>
          <table:table-cell office:value-type="float" office:value="10714222610.7328" calcext:value-type="float">
            <text:p>10,714,222,611</text:p>
          </table:table-cell>
          <table:table-cell office:value-type="float" office:value="13092089677.4884" calcext:value-type="float">
            <text:p>13,092,089,677</text:p>
          </table:table-cell>
          <table:table-cell office:value-type="float" office:value="15716361226.7359" calcext:value-type="float">
            <text:p>15,716,361,227</text:p>
          </table:table-cell>
          <table:table-cell office:value-type="float" office:value="18137125704.8996" calcext:value-type="float">
            <text:p>18,137,125,705</text:p>
          </table:table-cell>
          <table:table-cell office:value-type="float" office:value="21355295464.9868" calcext:value-type="float">
            <text:p>21,355,295,465</text:p>
          </table:table-cell>
          <table:table-cell office:value-type="float" office:value="26646006923.8673" calcext:value-type="float">
            <text:p>26,646,006,924</text:p>
          </table:table-cell>
          <table:table-cell office:value-type="float" office:value="35182655040.4171" calcext:value-type="float">
            <text:p>35,182,655,040</text:p>
          </table:table-cell>
          <table:table-cell office:value-type="float" office:value="45263776747.6131" calcext:value-type="float">
            <text:p>45,263,776,748</text:p>
          </table:table-cell>
          <table:table-cell office:value-type="float" office:value="59440603144.6853" calcext:value-type="float">
            <text:p>59,440,603,145</text:p>
          </table:table-cell>
          <table:table-cell office:value-type="float" office:value="63962433050.5791" calcext:value-type="float">
            <text:p>63,962,433,051</text:p>
          </table:table-cell>
          <table:table-cell office:value-type="float" office:value="60562407670.2489" calcext:value-type="float">
            <text:p>60,562,407,670</text:p>
          </table:table-cell>
          <table:table-cell office:value-type="float" office:value="69664542886.8211" calcext:value-type="float">
            <text:p>69,664,542,887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56362334.217507" calcext:value-type="float">
            <text:p>356,362,334</text:p>
          </table:table-cell>
          <table:table-cell office:value-type="float" office:value="389074901.56174" calcext:value-type="float">
            <text:p>389,074,902</text:p>
          </table:table-cell>
          <table:table-cell office:value-type="float" office:value="424052100.840336" calcext:value-type="float">
            <text:p>424,052,101</text:p>
          </table:table-cell>
          <table:table-cell office:value-type="float" office:value="465155742.296919" calcext:value-type="float">
            <text:p>465,155,742</text:p>
          </table:table-cell>
          <table:table-cell office:value-type="float" office:value="561749019.607843" calcext:value-type="float">
            <text:p>561,749,020</text:p>
          </table:table-cell>
          <table:table-cell office:value-type="float" office:value="637653781.512605" calcext:value-type="float">
            <text:p>637,653,782</text:p>
          </table:table-cell>
          <table:table-cell office:value-type="float" office:value="692938375.35014" calcext:value-type="float">
            <text:p>692,938,375</text:p>
          </table:table-cell>
          <table:table-cell office:value-type="float" office:value="878726610.644258" calcext:value-type="float">
            <text:p>878,726,611</text:p>
          </table:table-cell>
          <table:table-cell office:value-type="float" office:value="1007723249.29972" calcext:value-type="float">
            <text:p>1,007,723,249</text:p>
          </table:table-cell>
          <table:table-cell office:value-type="float" office:value="1072324369.7479" calcext:value-type="float">
            <text:p>1,072,324,370</text:p>
          </table:table-cell>
          <table:table-cell office:value-type="float" office:value="1089108683.47339" calcext:value-type="float">
            <text:p>1,089,108,683</text:p>
          </table:table-cell>
          <table:table-cell office:value-type="float" office:value="1218105322.12885" calcext:value-type="float">
            <text:p>1,218,105,322</text:p>
          </table:table-cell>
          <table:table-cell office:value-type="float" office:value="1253933893.55742" calcext:value-type="float">
            <text:p>1,253,933,894</text:p>
          </table:table-cell>
          <table:table-cell office:value-type="float" office:value="1210638095.2381" calcext:value-type="float">
            <text:p>1,210,638,095</text:p>
          </table:table-cell>
          <table:table-cell office:value-type="float" office:value="1183989355.7423" calcext:value-type="float">
            <text:p>1,183,989,356</text:p>
          </table:table-cell>
          <table:table-cell office:value-type="float" office:value="1196436974.78992" calcext:value-type="float">
            <text:p>1,196,436,975</text:p>
          </table:table-cell>
          <table:table-cell office:value-type="float" office:value="1220797759.10364" calcext:value-type="float">
            <text:p>1,220,797,759</text:p>
          </table:table-cell>
          <table:table-cell office:value-type="float" office:value="1342526050.42017" calcext:value-type="float">
            <text:p>1,342,526,050</text:p>
          </table:table-cell>
          <table:table-cell office:value-type="float" office:value="1590551820.72829" calcext:value-type="float">
            <text:p>1,590,551,821</text:p>
          </table:table-cell>
          <table:table-cell office:value-type="float" office:value="755820916.720385" calcext:value-type="float">
            <text:p>755,820,917</text:p>
          </table:table-cell>
          <table:table-cell office:value-type="float" office:value="753049217.613973" calcext:value-type="float">
            <text:p>753,049,218</text:p>
          </table:table-cell>
          <table:table-cell office:value-type="float" office:value="799443526.736432" calcext:value-type="float">
            <text:p>799,443,527</text:p>
          </table:table-cell>
          <table:table-cell office:value-type="float" office:value="820748203.147342" calcext:value-type="float">
            <text:p>820,748,203</text:p>
          </table:table-cell>
          <table:table-cell office:value-type="float" office:value="783964461.6971" calcext:value-type="float">
            <text:p>783,964,462</text:p>
          </table:table-cell>
          <table:table-cell office:value-type="float" office:value="827795397.618355" calcext:value-type="float">
            <text:p>827,795,398</text:p>
          </table:table-cell>
          <table:table-cell office:value-type="float" office:value="844223262.01608" calcext:value-type="float">
            <text:p>844,223,262</text:p>
          </table:table-cell>
          <table:table-cell office:value-type="float" office:value="1053312266.3669" calcext:value-type="float">
            <text:p>1,053,312,266</text:p>
          </table:table-cell>
          <table:table-cell office:value-type="float" office:value="1128440587.95934" calcext:value-type="float">
            <text:p>1,128,440,588</text:p>
          </table:table-cell>
          <table:table-cell office:value-type="float" office:value="1352949124.38" calcext:value-type="float">
            <text:p>1,352,949,124</text:p>
          </table:table-cell>
          <table:table-cell office:value-type="float" office:value="1117458404.3605" calcext:value-type="float">
            <text:p>1,117,458,404</text:p>
          </table:table-cell>
          <table:table-cell office:value-type="float" office:value="1156661460.40091" calcext:value-type="float">
            <text:p>1,156,661,460</text:p>
          </table:table-cell>
          <table:table-cell office:value-type="float" office:value="1021035589.04534" calcext:value-type="float">
            <text:p>1,021,035,589</text:p>
          </table:table-cell>
          <table:table-cell office:value-type="float" office:value="1339110029.61543" calcext:value-type="float">
            <text:p>1,339,110,030</text:p>
          </table:table-cell>
          <table:table-cell office:value-type="float" office:value="1557921750.76884" calcext:value-type="float">
            <text:p>1,557,921,751</text:p>
          </table:table-cell>
          <table:table-cell office:value-type="float" office:value="1805680925.03734" calcext:value-type="float">
            <text:p>1,805,680,925</text:p>
          </table:table-cell>
          <table:table-cell office:value-type="float" office:value="2193049196.33923" calcext:value-type="float">
            <text:p>2,193,049,196</text:p>
          </table:table-cell>
          <table:table-cell office:value-type="float" office:value="2626451025.05695" calcext:value-type="float">
            <text:p>2,626,451,025</text:p>
          </table:table-cell>
          <table:table-cell office:value-type="float" office:value="2936441530.05464" calcext:value-type="float">
            <text:p>2,936,441,530</text:p>
          </table:table-cell>
          <table:table-cell office:value-type="float" office:value="3532989071.03825" calcext:value-type="float">
            <text:p>3,532,989,071</text:p>
          </table:table-cell>
          <table:table-cell office:value-type="float" office:value="3875564298.72495" calcext:value-type="float">
            <text:p>3,875,564,299</text:p>
          </table:table-cell>
          <table:table-cell office:value-type="float" office:value="4368377356.19972" calcext:value-type="float">
            <text:p>4,368,377,356</text:p>
          </table:table-cell>
          <table:table-cell office:value-type="float" office:value="4422240208.07834" calcext:value-type="float">
            <text:p>4,422,240,208</text:p>
          </table:table-cell>
          <table:table-cell office:value-type="float" office:value="4979901515.15152" calcext:value-type="float">
            <text:p>4,979,901,515</text:p>
          </table:table-cell>
          <table:table-cell office:value-type="float" office:value="5145655151.51515" calcext:value-type="float">
            <text:p>5,145,655,152</text:p>
          </table:table-cell>
          <table:table-cell office:value-type="float" office:value="5240733636.36364" calcext:value-type="float">
            <text:p>5,240,733,636</text:p>
          </table:table-cell>
          <table:table-cell office:value-type="float" office:value="4826493951.21951" calcext:value-type="float">
            <text:p>4,826,493,951</text:p>
          </table:table-cell>
          <table:table-cell office:value-type="float" office:value="3278445033.17528" calcext:value-type="float">
            <text:p>3,278,445,03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54722301.772968" calcext:value-type="float">
            <text:p>154,722,302</text:p>
          </table:table-cell>
          <table:table-cell office:value-type="float" office:value="192226876.867058" calcext:value-type="float">
            <text:p>192,226,877</text:p>
          </table:table-cell>
          <table:table-cell office:value-type="float" office:value="211230630.447947" calcext:value-type="float">
            <text:p>211,230,630</text:p>
          </table:table-cell>
          <table:table-cell office:value-type="float" office:value="274148157.351801" calcext:value-type="float">
            <text:p>274,148,157</text:p>
          </table:table-cell>
          <table:table-cell office:value-type="float" office:value="339271265.67745" calcext:value-type="float">
            <text:p>339,271,266</text:p>
          </table:table-cell>
          <table:table-cell office:value-type="float" office:value="396139644.110439" calcext:value-type="float">
            <text:p>396,139,644</text:p>
          </table:table-cell>
          <table:table-cell office:value-type="float" office:value="405063303.647771" calcext:value-type="float">
            <text:p>405,063,304</text:p>
          </table:table-cell>
          <table:table-cell office:value-type="float" office:value="450391386.208355" calcext:value-type="float">
            <text:p>450,391,386</text:p>
          </table:table-cell>
          <table:table-cell office:value-type="float" office:value="504478082.661324" calcext:value-type="float">
            <text:p>504,478,083</text:p>
          </table:table-cell>
          <table:table-cell office:value-type="float" office:value="598255665.374898" calcext:value-type="float">
            <text:p>598,255,665</text:p>
          </table:table-cell>
          <table:table-cell office:value-type="float" office:value="806255185.608444" calcext:value-type="float">
            <text:p>806,255,186</text:p>
          </table:table-cell>
          <table:table-cell office:value-type="float" office:value="891434222.110902" calcext:value-type="float">
            <text:p>891,434,222</text:p>
          </table:table-cell>
          <table:table-cell office:value-type="float" office:value="827560885.20864" calcext:value-type="float">
            <text:p>827,560,885</text:p>
          </table:table-cell>
          <table:table-cell office:value-type="float" office:value="878968285.808942" calcext:value-type="float">
            <text:p>878,968,286</text:p>
          </table:table-cell>
          <table:table-cell office:value-type="float" office:value="718719960.264886" calcext:value-type="float">
            <text:p>718,719,960</text:p>
          </table:table-cell>
          <table:table-cell office:value-type="float" office:value="538714750.379749" calcext:value-type="float">
            <text:p>538,714,750</text:p>
          </table:table-cell>
          <table:table-cell office:value-type="float" office:value="679581469.186012" calcext:value-type="float">
            <text:p>679,581,469</text:p>
          </table:table-cell>
          <table:table-cell office:value-type="float" office:value="898369183.870598" calcext:value-type="float">
            <text:p>898,369,184</text:p>
          </table:table-cell>
          <table:table-cell office:value-type="float" office:value="1048955056.09823" calcext:value-type="float">
            <text:p>1,048,955,056</text:p>
          </table:table-cell>
          <table:table-cell office:value-type="float" office:value="1084195583.33039" calcext:value-type="float">
            <text:p>1,084,195,583</text:p>
          </table:table-cell>
          <table:table-cell office:value-type="float" office:value="1254402646.23798" calcext:value-type="float">
            <text:p>1,254,402,646</text:p>
          </table:table-cell>
          <table:table-cell office:value-type="float" office:value="1330617839.6887" calcext:value-type="float">
            <text:p>1,330,617,840</text:p>
          </table:table-cell>
          <table:table-cell office:value-type="float" office:value="1474649318.77092" calcext:value-type="float">
            <text:p>1,474,649,319</text:p>
          </table:table-cell>
          <table:table-cell office:value-type="float" office:value="1492496469.69483" calcext:value-type="float">
            <text:p>1,492,496,470</text:p>
          </table:table-cell>
          <table:table-cell office:value-type="float" office:value="1590577715.15232" calcext:value-type="float">
            <text:p>1,590,577,715</text:p>
          </table:table-cell>
          <table:table-cell office:value-type="float" office:value="1901652230.37232" calcext:value-type="float">
            <text:p>1,901,652,230</text:p>
          </table:table-cell>
          <table:table-cell office:value-type="float" office:value="1793683570.01321" calcext:value-type="float">
            <text:p>1,793,683,570</text:p>
          </table:table-cell>
          <table:table-cell office:value-type="float" office:value="1927098015.42765" calcext:value-type="float">
            <text:p>1,927,098,015</text:p>
          </table:table-cell>
          <table:table-cell office:value-type="float" office:value="1774168644.43021" calcext:value-type="float">
            <text:p>1,774,168,644</text:p>
          </table:table-cell>
          <table:table-cell office:value-type="float" office:value="1730527900.81432" calcext:value-type="float">
            <text:p>1,730,527,901</text:p>
          </table:table-cell>
          <table:table-cell office:value-type="float" office:value="1738093758.75532" calcext:value-type="float">
            <text:p>1,738,093,759</text:p>
          </table:table-cell>
          <table:table-cell office:value-type="float" office:value="1542462829.74851" calcext:value-type="float">
            <text:p>1,542,462,830</text:p>
          </table:table-cell>
          <table:table-cell office:value-type="float" office:value="1432221788.5893" calcext:value-type="float">
            <text:p>1,432,221,789</text:p>
          </table:table-cell>
          <table:table-cell office:value-type="float" office:value="2197598420.61298" calcext:value-type="float">
            <text:p>2,197,598,421</text:p>
          </table:table-cell>
          <table:table-cell office:value-type="float" office:value="2770043118.77075" calcext:value-type="float">
            <text:p>2,770,043,119</text:p>
          </table:table-cell>
          <table:table-cell office:value-type="float" office:value="3175567770.91501" calcext:value-type="float">
            <text:p>3,175,567,771</text:p>
          </table:table-cell>
          <table:table-cell office:value-type="float" office:value="3289061259.07427" calcext:value-type="float">
            <text:p>3,289,061,259</text:p>
          </table:table-cell>
          <table:table-cell office:value-type="float" office:value="3467121108.55861" calcext:value-type="float">
            <text:p>3,467,121,109</text:p>
          </table:table-cell>
          <table:table-cell office:value-type="float" office:value="3292096192.61393" calcext:value-type="float">
            <text:p>3,292,096,193</text:p>
          </table:table-cell>
          <table:table-cell office:value-type="float" office:value="3578407978.60774" calcext:value-type="float">
            <text:p>3,578,407,979</text:p>
          </table:table-cell>
          <table:table-cell office:value-type="float" office:value="4436297681.22554" calcext:value-type="float">
            <text:p>4,436,297,681</text:p>
          </table:table-cell>
          <table:table-cell office:value-type="float" office:value="4806780696.58167" calcext:value-type="float">
            <text:p>4,806,780,697</text:p>
          </table:table-cell>
          <table:table-cell office:value-type="float" office:value="4781412523.77584" calcext:value-type="float">
            <text:p>4,781,412,524</text:p>
          </table:table-cell>
          <table:table-cell office:value-type="float" office:value="4564861375.78147" calcext:value-type="float">
            <text:p>4,564,861,376</text:p>
          </table:table-cell>
          <table:table-cell office:value-type="float" office:value="4462364071.45374" calcext:value-type="float">
            <text:p>4,462,364,071</text:p>
          </table:table-cell>
          <table:table-cell office:value-type="float" office:value="4156117569.08903" calcext:value-type="float">
            <text:p>4,156,117,569</text:p>
          </table:table-cell>
          <table:table-cell office:value-type="float" office:value="4007002047.68806" calcext:value-type="float">
            <text:p>4,007,002,04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7555293394.8697" calcext:value-type="float">
            <text:p>37,555,293,395</text:p>
          </table:table-cell>
          <table:table-cell office:value-type="float" office:value="40980303703.8855" calcext:value-type="float">
            <text:p>40,980,303,704</text:p>
          </table:table-cell>
          <table:table-cell office:value-type="float" office:value="48263746063.4336" calcext:value-type="float">
            <text:p>48,263,746,063</text:p>
          </table:table-cell>
          <table:table-cell office:value-type="float" office:value="58568054601.5383" calcext:value-type="float">
            <text:p>58,568,054,602</text:p>
          </table:table-cell>
          <table:table-cell office:value-type="float" office:value="65082214805.99" calcext:value-type="float">
            <text:p>65,082,214,806</text:p>
          </table:table-cell>
          <table:table-cell office:value-type="float" office:value="81716915720.8262" calcext:value-type="float">
            <text:p>81,716,915,721</text:p>
          </table:table-cell>
          <table:table-cell office:value-type="float" office:value="88102276217.0246" calcext:value-type="float">
            <text:p>88,102,276,217</text:p>
          </table:table-cell>
          <table:table-cell office:value-type="float" office:value="93135909213.2837" calcext:value-type="float">
            <text:p>93,135,909,213</text:p>
          </table:table-cell>
          <table:table-cell office:value-type="float" office:value="102970331960.002" calcext:value-type="float">
            <text:p>102,970,331,960</text:p>
          </table:table-cell>
          <table:table-cell office:value-type="float" office:value="121647191522.204" calcext:value-type="float">
            <text:p>121,647,191,522</text:p>
          </table:table-cell>
          <table:table-cell office:value-type="float" office:value="140089463631.71" calcext:value-type="float">
            <text:p>140,089,463,632</text:p>
          </table:table-cell>
          <table:table-cell office:value-type="float" office:value="127857360002.737" calcext:value-type="float">
            <text:p>127,857,360,003</text:p>
          </table:table-cell>
          <table:table-cell office:value-type="float" office:value="112767695011.934" calcext:value-type="float">
            <text:p>112,767,695,012</text:p>
          </table:table-cell>
          <table:table-cell office:value-type="float" office:value="103533590121.9" calcext:value-type="float">
            <text:p>103,533,590,122</text:p>
          </table:table-cell>
          <table:table-cell office:value-type="float" office:value="107661673742.451" calcext:value-type="float">
            <text:p>107,661,673,742</text:p>
          </table:table-cell>
          <table:table-cell office:value-type="float" office:value="112514121338.518" calcext:value-type="float">
            <text:p>112,514,121,339</text:p>
          </table:table-cell>
          <table:table-cell office:value-type="float" office:value="148376451687.47" calcext:value-type="float">
            <text:p>148,376,451,687</text:p>
          </table:table-cell>
          <table:table-cell office:value-type="float" office:value="180428101091.801" calcext:value-type="float">
            <text:p>180,428,101,092</text:p>
          </table:table-cell>
          <table:table-cell office:value-type="float" office:value="204069923096.382" calcext:value-type="float">
            <text:p>204,069,923,096</text:p>
          </table:table-cell>
          <table:table-cell office:value-type="float" office:value="214876150388.605" calcext:value-type="float">
            <text:p>214,876,150,389</text:p>
          </table:table-cell>
          <table:table-cell office:value-type="float" office:value="258154720069.474" calcext:value-type="float">
            <text:p>258,154,720,069</text:p>
          </table:table-cell>
          <table:table-cell office:value-type="float" office:value="270364021601.332" calcext:value-type="float">
            <text:p>270,364,021,601</text:p>
          </table:table-cell>
          <table:table-cell office:value-type="float" office:value="280310714517.929" calcext:value-type="float">
            <text:p>280,310,714,518</text:p>
          </table:table-cell>
          <table:table-cell office:value-type="float" office:value="209950073403.831" calcext:value-type="float">
            <text:p>209,950,073,404</text:p>
          </table:table-cell>
          <table:table-cell office:value-type="float" office:value="226080842719.71" calcext:value-type="float">
            <text:p>226,080,842,720</text:p>
          </table:table-cell>
          <table:table-cell office:value-type="float" office:value="264053153755.373" calcext:value-type="float">
            <text:p>264,053,153,755</text:p>
          </table:table-cell>
          <table:table-cell office:value-type="float" office:value="288105834278.907" calcext:value-type="float">
            <text:p>288,105,834,279</text:p>
          </table:table-cell>
          <table:table-cell office:value-type="float" office:value="264477929349.163" calcext:value-type="float">
            <text:p>264,477,929,349</text:p>
          </table:table-cell>
          <table:table-cell office:value-type="float" office:value="266801531237.132" calcext:value-type="float">
            <text:p>266,801,531,237</text:p>
          </table:table-cell>
          <table:table-cell office:value-type="float" office:value="270847008859.583" calcext:value-type="float">
            <text:p>270,847,008,860</text:p>
          </table:table-cell>
          <table:table-cell office:value-type="float" office:value="259800760239.508" calcext:value-type="float">
            <text:p>259,800,760,240</text:p>
          </table:table-cell>
          <table:table-cell office:value-type="float" office:value="239916488657.53" calcext:value-type="float">
            <text:p>239,916,488,658</text:p>
          </table:table-cell>
          <table:table-cell office:value-type="float" office:value="263925587878.966" calcext:value-type="float">
            <text:p>263,925,587,879</text:p>
          </table:table-cell>
          <table:table-cell office:value-type="float" office:value="331108741993.278" calcext:value-type="float">
            <text:p>331,108,741,993</text:p>
          </table:table-cell>
          <table:table-cell office:value-type="float" office:value="381706117842.793" calcext:value-type="float">
            <text:p>381,706,117,843</text:p>
          </table:table-cell>
          <table:table-cell office:value-type="float" office:value="389042905733.083" calcext:value-type="float">
            <text:p>389,042,905,733</text:p>
          </table:table-cell>
          <table:table-cell office:value-type="float" office:value="420029322674.677" calcext:value-type="float">
            <text:p>420,029,322,675</text:p>
          </table:table-cell>
          <table:table-cell office:value-type="float" office:value="487818493601.646" calcext:value-type="float">
            <text:p>487,818,493,602</text:p>
          </table:table-cell>
          <table:table-cell office:value-type="float" office:value="513965715632.408" calcext:value-type="float">
            <text:p>513,965,715,632</text:p>
          </table:table-cell>
          <table:table-cell office:value-type="float" office:value="429655957162.127" calcext:value-type="float">
            <text:p>429,655,957,162</text:p>
          </table:table-cell>
          <table:table-cell office:value-type="float" office:value="488377689564.921" calcext:value-type="float">
            <text:p>488,377,689,565</text:p>
          </table:table-cell>
          <table:table-cell office:value-type="float" office:value="563109663291.177" calcext:value-type="float">
            <text:p>563,109,663,291</text:p>
          </table:table-cell>
          <table:table-cell office:value-type="float" office:value="543880647757.404" calcext:value-type="float">
            <text:p>543,880,647,757</text:p>
          </table:table-cell>
          <table:table-cell office:value-type="float" office:value="578742001487.571" calcext:value-type="float">
            <text:p>578,742,001,488</text:p>
          </table:table-cell>
          <table:table-cell office:value-type="float" office:value="573817719109.402" calcext:value-type="float">
            <text:p>573,817,719,109</text:p>
          </table:table-cell>
          <table:table-cell office:value-type="float" office:value="497918109302.399" calcext:value-type="float">
            <text:p>497,918,109,302</text:p>
          </table:table-cell>
          <table:table-cell office:value-type="float" office:value="514475856960.851" calcext:value-type="float">
            <text:p>514,475,856,96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4274352535.0447" calcext:value-type="float">
            <text:p>24,274,352,535</text:p>
          </table:table-cell>
          <table:table-cell office:value-type="float" office:value="29170474329.8284" calcext:value-type="float">
            <text:p>29,170,474,330</text:p>
          </table:table-cell>
          <table:table-cell office:value-type="float" office:value="35777705318.0016" calcext:value-type="float">
            <text:p>35,777,705,318</text:p>
          </table:table-cell>
          <table:table-cell office:value-type="float" office:value="48114436814.1887" calcext:value-type="float">
            <text:p>48,114,436,814</text:p>
          </table:table-cell>
          <table:table-cell office:value-type="float" office:value="55450129782.8145" calcext:value-type="float">
            <text:p>55,450,129,783</text:p>
          </table:table-cell>
          <table:table-cell office:value-type="float" office:value="63570469595.2038" calcext:value-type="float">
            <text:p>63,570,469,595</text:p>
          </table:table-cell>
          <table:table-cell office:value-type="float" office:value="66492205213.7945" calcext:value-type="float">
            <text:p>66,492,205,214</text:p>
          </table:table-cell>
          <table:table-cell office:value-type="float" office:value="71016880809.3715" calcext:value-type="float">
            <text:p>71,016,880,809</text:p>
          </table:table-cell>
          <table:table-cell office:value-type="float" office:value="99316845723.3471" calcext:value-type="float">
            <text:p>99,316,845,723</text:p>
          </table:table-cell>
          <table:table-cell office:value-type="float" office:value="111638662498.21" calcext:value-type="float">
            <text:p>111,638,662,498</text:p>
          </table:table-cell>
          <table:table-cell office:value-type="float" office:value="119007742828.708" calcext:value-type="float">
            <text:p>119,007,742,829</text:p>
          </table:table-cell>
          <table:table-cell office:value-type="float" office:value="108991669311.775" calcext:value-type="float">
            <text:p>108,991,669,312</text:p>
          </table:table-cell>
          <table:table-cell office:value-type="float" office:value="111712865696.718" calcext:value-type="float">
            <text:p>111,712,865,697</text:p>
          </table:table-cell>
          <table:table-cell office:value-type="float" office:value="111312119001.99" calcext:value-type="float">
            <text:p>111,312,119,002</text:p>
          </table:table-cell>
          <table:table-cell office:value-type="float" office:value="106286031062.261" calcext:value-type="float">
            <text:p>106,286,031,062</text:p>
          </table:table-cell>
          <table:table-cell office:value-type="float" office:value="107765015658.544" calcext:value-type="float">
            <text:p>107,765,015,659</text:p>
          </table:table-cell>
          <table:table-cell office:value-type="float" office:value="154480941599.526" calcext:value-type="float">
            <text:p>154,480,941,600</text:p>
          </table:table-cell>
          <table:table-cell office:value-type="float" office:value="193467185304.818" calcext:value-type="float">
            <text:p>193,467,185,305</text:p>
          </table:table-cell>
          <table:table-cell office:value-type="float" office:value="209298156700.608" calcext:value-type="float">
            <text:p>209,298,156,701</text:p>
          </table:table-cell>
          <table:table-cell office:value-type="float" office:value="202075615813.683" calcext:value-type="float">
            <text:p>202,075,615,814</text:p>
          </table:table-cell>
          <table:table-cell office:value-type="float" office:value="258074293475.066" calcext:value-type="float">
            <text:p>258,074,293,475</text:p>
          </table:table-cell>
          <table:table-cell office:value-type="float" office:value="261115304784.43" calcext:value-type="float">
            <text:p>261,115,304,784</text:p>
          </table:table-cell>
          <table:table-cell office:value-type="float" office:value="271810823070.386" calcext:value-type="float">
            <text:p>271,810,823,070</text:p>
          </table:table-cell>
          <table:table-cell office:value-type="float" office:value="264350026371.296" calcext:value-type="float">
            <text:p>264,350,026,371</text:p>
          </table:table-cell>
          <table:table-cell office:value-type="float" office:value="292648262456.656" calcext:value-type="float">
            <text:p>292,648,262,457</text:p>
          </table:table-cell>
          <table:table-cell office:value-type="float" office:value="342625940972.386" calcext:value-type="float">
            <text:p>342,625,940,972</text:p>
          </table:table-cell>
          <table:table-cell office:value-type="float" office:value="330089017726.394" calcext:value-type="float">
            <text:p>330,089,017,726</text:p>
          </table:table-cell>
          <table:table-cell office:value-type="float" office:value="286516667568.15" calcext:value-type="float">
            <text:p>286,516,667,568</text:p>
          </table:table-cell>
          <table:table-cell office:value-type="float" office:value="295042443700.381" calcext:value-type="float">
            <text:p>295,042,443,700</text:p>
          </table:table-cell>
          <table:table-cell office:value-type="float" office:value="289921177242.029" calcext:value-type="float">
            <text:p>289,921,177,242</text:p>
          </table:table-cell>
          <table:table-cell office:value-type="float" office:value="272048653619.269" calcext:value-type="float">
            <text:p>272,048,653,619</text:p>
          </table:table-cell>
          <table:table-cell office:value-type="float" office:value="278628794837.685" calcext:value-type="float">
            <text:p>278,628,794,838</text:p>
          </table:table-cell>
          <table:table-cell office:value-type="float" office:value="301415359800.335" calcext:value-type="float">
            <text:p>301,415,359,800</text:p>
          </table:table-cell>
          <table:table-cell office:value-type="float" office:value="352927705783.67" calcext:value-type="float">
            <text:p>352,927,705,784</text:p>
          </table:table-cell>
          <table:table-cell office:value-type="float" office:value="394165009372.099" calcext:value-type="float">
            <text:p>394,165,009,372</text:p>
          </table:table-cell>
          <table:table-cell office:value-type="float" office:value="408697012418.586" calcext:value-type="float">
            <text:p>408,697,012,419</text:p>
          </table:table-cell>
          <table:table-cell office:value-type="float" office:value="430906299564.273" calcext:value-type="float">
            <text:p>430,906,299,564</text:p>
          </table:table-cell>
          <table:table-cell office:value-type="float" office:value="479926694348.043" calcext:value-type="float">
            <text:p>479,926,694,348</text:p>
          </table:table-cell>
          <table:table-cell office:value-type="float" office:value="554368605471.383" calcext:value-type="float">
            <text:p>554,368,605,471</text:p>
          </table:table-cell>
          <table:table-cell office:value-type="float" office:value="541485750524.997" calcext:value-type="float">
            <text:p>541,485,750,525</text:p>
          </table:table-cell>
          <table:table-cell office:value-type="float" office:value="583782977866.405" calcext:value-type="float">
            <text:p>583,782,977,866</text:p>
          </table:table-cell>
          <table:table-cell office:value-type="float" office:value="699579638638.226" calcext:value-type="float">
            <text:p>699,579,638,638</text:p>
          </table:table-cell>
          <table:table-cell office:value-type="float" office:value="668043614122.87" calcext:value-type="float">
            <text:p>668,043,614,123</text:p>
          </table:table-cell>
          <table:table-cell office:value-type="float" office:value="688504173431.454" calcext:value-type="float">
            <text:p>688,504,173,431</text:p>
          </table:table-cell>
          <table:table-cell office:value-type="float" office:value="709182559935.301" calcext:value-type="float">
            <text:p>709,182,559,935</text:p>
          </table:table-cell>
          <table:table-cell office:value-type="float" office:value="679289166858.236" calcext:value-type="float">
            <text:p>679,289,166,858</text:p>
          </table:table-cell>
          <table:table-cell office:value-type="float" office:value="668851296244.236" calcext:value-type="float">
            <text:p>668,851,296,24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755897435.89744" calcext:value-type="float">
            <text:p>1,755,897,436</text:p>
          </table:table-cell>
          <table:table-cell office:value-type="float" office:value="2062564102.5641" calcext:value-type="float">
            <text:p>2,062,564,103</text:p>
          </table:table-cell>
          <table:table-cell office:value-type="float" office:value="2381025641.02564" calcext:value-type="float">
            <text:p>2,381,025,641</text:p>
          </table:table-cell>
          <table:table-cell office:value-type="float" office:value="2550000000" calcext:value-type="float">
            <text:p>2,550,000,000</text:p>
          </table:table-cell>
          <table:table-cell office:value-type="float" office:value="4090000000" calcext:value-type="float">
            <text:p>4,090,000,000</text:p>
          </table:table-cell>
          <table:table-cell office:value-type="float" office:value="5310512820.51282" calcext:value-type="float">
            <text:p>5,310,512,821</text:p>
          </table:table-cell>
          <table:table-cell office:value-type="float" office:value="6388461538.46154" calcext:value-type="float">
            <text:p>6,388,461,538</text:p>
          </table:table-cell>
          <table:table-cell office:value-type="float" office:value="6991025641.02564" calcext:value-type="float">
            <text:p>6,991,025,641</text:p>
          </table:table-cell>
          <table:table-cell office:value-type="float" office:value="8383589743.58974" calcext:value-type="float">
            <text:p>8,383,589,744</text:p>
          </table:table-cell>
          <table:table-cell office:value-type="float" office:value="10077435897.4359" calcext:value-type="float">
            <text:p>10,077,435,897</text:p>
          </table:table-cell>
          <table:table-cell office:value-type="float" office:value="13146153846.1538" calcext:value-type="float">
            <text:p>13,146,153,846</text:p>
          </table:table-cell>
          <table:table-cell office:value-type="float" office:value="16865897435.8974" calcext:value-type="float">
            <text:p>16,865,897,436</text:p>
          </table:table-cell>
          <table:table-cell office:value-type="float" office:value="17637948717.9487" calcext:value-type="float">
            <text:p>17,637,948,718</text:p>
          </table:table-cell>
          <table:table-cell office:value-type="float" office:value="18792564102.5641" calcext:value-type="float">
            <text:p>18,792,564,103</text:p>
          </table:table-cell>
          <table:table-cell office:value-type="float" office:value="19318461538.4615" calcext:value-type="float">
            <text:p>19,318,461,538</text:p>
          </table:table-cell>
          <table:table-cell office:value-type="float" office:value="10050305200.8589" calcext:value-type="float">
            <text:p>10,050,305,201</text:p>
          </table:table-cell>
          <table:table-cell office:value-type="float" office:value="9745938410.91648" calcext:value-type="float">
            <text:p>9,745,938,411</text:p>
          </table:table-cell>
          <table:table-cell office:value-type="float" office:value="10185343727.2217" calcext:value-type="float">
            <text:p>10,185,343,727</text:p>
          </table:table-cell>
          <table:table-cell office:value-type="float" office:value="11940455636.0316" calcext:value-type="float">
            <text:p>11,940,455,636</text:p>
          </table:table-cell>
          <table:table-cell office:value-type="float" office:value="10293186829.2934" calcext:value-type="float">
            <text:p>10,293,186,829</text:p>
          </table:table-cell>
          <table:table-cell office:value-type="float" office:value="11163664878.0537" calcext:value-type="float">
            <text:p>11,163,664,878</text:p>
          </table:table-cell>
          <table:table-cell office:value-type="float" office:value="12446393529.2941" calcext:value-type="float">
            <text:p>12,446,393,529</text:p>
          </table:table-cell>
          <table:table-cell office:value-type="float" office:value="14445027970.6163" calcext:value-type="float">
            <text:p>14,445,027,971</text:p>
          </table:table-cell>
          <table:table-cell office:value-type="float" office:value="15554699248.1203" calcext:value-type="float">
            <text:p>15,554,699,248</text:p>
          </table:table-cell>
          <table:table-cell office:value-type="float" office:value="12412112633.5848" calcext:value-type="float">
            <text:p>12,412,112,634</text:p>
          </table:table-cell>
          <table:table-cell office:value-type="float" office:value="13546722300.3711" calcext:value-type="float">
            <text:p>13,546,722,300</text:p>
          </table:table-cell>
          <table:table-cell office:value-type="float" office:value="15149384686.0186" calcext:value-type="float">
            <text:p>15,149,384,686</text:p>
          </table:table-cell>
          <table:table-cell office:value-type="float" office:value="16182786025.6843" calcext:value-type="float">
            <text:p>16,182,786,026</text:p>
          </table:table-cell>
          <table:table-cell office:value-type="float" office:value="17468375690.6077" calcext:value-type="float">
            <text:p>17,468,375,691</text:p>
          </table:table-cell>
          <table:table-cell office:value-type="float" office:value="17806347826.087" calcext:value-type="float">
            <text:p>17,806,347,826</text:p>
          </table:table-cell>
          <table:table-cell office:value-type="float" office:value="19665717391.3043" calcext:value-type="float">
            <text:p>19,665,717,391</text:p>
          </table:table-cell>
          <table:table-cell office:value-type="float" office:value="21008326086.9565" calcext:value-type="float">
            <text:p>21,008,326,087</text:p>
          </table:table-cell>
          <table:table-cell office:value-type="float" office:value="21782045454.5455" calcext:value-type="float">
            <text:p>21,782,045,455</text:p>
          </table:table-cell>
          <table:table-cell office:value-type="float" office:value="20857553398.0583" calcext:value-type="float">
            <text:p>20,857,553,398</text:p>
          </table:table-cell>
          <table:table-cell office:value-type="float" office:value="24545808576.5952" calcext:value-type="float">
            <text:p>24,545,808,577</text:p>
          </table:table-cell>
          <table:table-cell office:value-type="float" office:value="28396996496.9604" calcext:value-type="float">
            <text:p>28,396,996,497</text:p>
          </table:table-cell>
          <table:table-cell office:value-type="float" office:value="33108815444.6078" calcext:value-type="float">
            <text:p>33,108,815,445</text:p>
          </table:table-cell>
          <table:table-cell office:value-type="float" office:value="40271781586.2894" calcext:value-type="float">
            <text:p>40,271,781,586</text:p>
          </table:table-cell>
          <table:table-cell office:value-type="float" office:value="52557913192.8293" calcext:value-type="float">
            <text:p>52,557,913,193</text:p>
          </table:table-cell>
          <table:table-cell office:value-type="float" office:value="54111735241.5027" calcext:value-type="float">
            <text:p>54,111,735,242</text:p>
          </table:table-cell>
          <table:table-cell office:value-type="float" office:value="60465112081.724" calcext:value-type="float">
            <text:p>60,465,112,082</text:p>
          </table:table-cell>
          <table:table-cell office:value-type="float" office:value="55173028416.8348" calcext:value-type="float">
            <text:p>55,173,028,417</text:p>
          </table:table-cell>
          <table:table-cell office:value-type="float" office:value="40057284449.002" calcext:value-type="float">
            <text:p>40,057,284,449</text:p>
          </table:table-cell>
          <table:table-cell office:value-type="float" office:value="31666626669.9622" calcext:value-type="float">
            <text:p>31,666,626,670</text:p>
          </table:table-cell>
          <table:table-cell office:value-type="float" office:value="34076878646.3802" calcext:value-type="float">
            <text:p>34,076,878,646</text:p>
          </table:table-cell>
          <table:table-cell office:value-type="float" office:value="28378476356.6306" calcext:value-type="float">
            <text:p>28,378,476,357</text:p>
          </table:table-cell>
          <table:table-cell office:value-type="float" office:value="22163075121.3221" calcext:value-type="float">
            <text:p>22,163,075,1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2843890653.71931" calcext:value-type="float">
            <text:p>2,843,890,654</text:p>
          </table:table-cell>
          <table:table-cell office:value-type="float" office:value="2729850039.93467" calcext:value-type="float">
            <text:p>2,729,850,040</text:p>
          </table:table-cell>
          <table:table-cell office:value-type="float" office:value="1982392560.1032" calcext:value-type="float">
            <text:p>1,982,392,560</text:p>
          </table:table-cell>
          <table:table-cell office:value-type="float" office:value="1696720021.10323" calcext:value-type="float">
            <text:p>1,696,720,021</text:p>
          </table:table-cell>
          <table:table-cell office:value-type="float" office:value="1363744815.09996" calcext:value-type="float">
            <text:p>1,363,744,815</text:p>
          </table:table-cell>
          <table:table-cell office:value-type="float" office:value="1218245082.30257" calcext:value-type="float">
            <text:p>1,218,245,082</text:p>
          </table:table-cell>
          <table:table-cell office:value-type="float" office:value="1032552527.91878" calcext:value-type="float">
            <text:p>1,032,552,528</text:p>
          </table:table-cell>
          <table:table-cell office:value-type="float" office:value="911770707.172496" calcext:value-type="float">
            <text:p>911,770,707</text:p>
          </table:table-cell>
          <table:table-cell office:value-type="float" office:value="1305604689.52197" calcext:value-type="float">
            <text:p>1,305,604,690</text:p>
          </table:table-cell>
          <table:table-cell office:value-type="float" office:value="1074704829.43414" calcext:value-type="float">
            <text:p>1,074,704,829</text:p>
          </table:table-cell>
          <table:table-cell office:value-type="float" office:value="860686333.534016" calcext:value-type="float">
            <text:p>860,686,334</text:p>
          </table:table-cell>
          <table:table-cell office:value-type="float" office:value="1080899168.49046" calcext:value-type="float">
            <text:p>1,080,899,168</text:p>
          </table:table-cell>
          <table:table-cell office:value-type="float" office:value="1221033717.62095" calcext:value-type="float">
            <text:p>1,221,033,718</text:p>
          </table:table-cell>
          <table:table-cell office:value-type="float" office:value="1555024444.42025" calcext:value-type="float">
            <text:p>1,555,024,444</text:p>
          </table:table-cell>
          <table:table-cell office:value-type="float" office:value="2076109307.89062" calcext:value-type="float">
            <text:p>2,076,109,308</text:p>
          </table:table-cell>
          <table:table-cell office:value-type="float" office:value="2312320181.39619" calcext:value-type="float">
            <text:p>2,312,320,181</text:p>
          </table:table-cell>
          <table:table-cell office:value-type="float" office:value="2830152927.29574" calcext:value-type="float">
            <text:p>2,830,152,927</text:p>
          </table:table-cell>
          <table:table-cell office:value-type="float" office:value="3719437034.31147" calcext:value-type="float">
            <text:p>3,719,437,034</text:p>
          </table:table-cell>
          <table:table-cell office:value-type="float" office:value="5161241428.56102" calcext:value-type="float">
            <text:p>5,161,241,429</text:p>
          </table:table-cell>
          <table:table-cell office:value-type="float" office:value="4979375408.59945" calcext:value-type="float">
            <text:p>4,979,375,409</text:p>
          </table:table-cell>
          <table:table-cell office:value-type="float" office:value="5642175855.7955" calcext:value-type="float">
            <text:p>5,642,175,856</text:p>
          </table:table-cell>
          <table:table-cell office:value-type="float" office:value="6522755783.39257" calcext:value-type="float">
            <text:p>6,522,755,783</text:p>
          </table:table-cell>
          <table:table-cell office:value-type="float" office:value="7633036366.03492" calcext:value-type="float">
            <text:p>7,633,036,366</text:p>
          </table:table-cell>
          <table:table-cell office:value-type="float" office:value="8506195470.41497" calcext:value-type="float">
            <text:p>8,506,195,470</text:p>
          </table:table-cell>
          <table:table-cell office:value-type="float" office:value="9236655032.50589" calcext:value-type="float">
            <text:p>9,236,655,033</text:p>
          </table:table-cell>
          <table:table-cell office:value-type="float" office:value="7854581150.77057" calcext:value-type="float">
            <text:p>7,854,581,151</text:p>
          </table:table-cell>
          <table:table-cell office:value-type="float" office:value="6951679338.41054" calcext:value-type="float">
            <text:p>6,951,679,33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TFYR of Macedonia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2913278822.1456" calcext:value-type="float">
            <text:p>2,913,278,822</text:p>
          </table:table-cell>
          <table:table-cell office:value-type="float" office:value="2915954171.08448" calcext:value-type="float">
            <text:p>2,915,954,171</text:p>
          </table:table-cell>
          <table:table-cell office:value-type="float" office:value="2739202117.87819" calcext:value-type="float">
            <text:p>2,739,202,118</text:p>
          </table:table-cell>
          <table:table-cell office:value-type="float" office:value="2963449625.75236" calcext:value-type="float">
            <text:p>2,963,449,626</text:p>
          </table:table-cell>
          <table:table-cell office:value-type="float" office:value="3559611794.45495" calcext:value-type="float">
            <text:p>3,559,611,794</text:p>
          </table:table-cell>
          <table:table-cell office:value-type="float" office:value="4707029598.3621" calcext:value-type="float">
            <text:p>4,707,029,598</text:p>
          </table:table-cell>
          <table:table-cell office:value-type="float" office:value="4642001493.23148" calcext:value-type="float">
            <text:p>4,642,001,493</text:p>
          </table:table-cell>
          <table:table-cell office:value-type="float" office:value="3912995037.23236" calcext:value-type="float">
            <text:p>3,912,995,037</text:p>
          </table:table-cell>
          <table:table-cell office:value-type="float" office:value="3765731207.83278" calcext:value-type="float">
            <text:p>3,765,731,208</text:p>
          </table:table-cell>
          <table:table-cell office:value-type="float" office:value="3863608393.02264" calcext:value-type="float">
            <text:p>3,863,608,393</text:p>
          </table:table-cell>
          <table:table-cell office:value-type="float" office:value="3772861491.68789" calcext:value-type="float">
            <text:p>3,772,861,492</text:p>
          </table:table-cell>
          <table:table-cell office:value-type="float" office:value="3709646980.16377" calcext:value-type="float">
            <text:p>3,709,646,980</text:p>
          </table:table-cell>
          <table:table-cell office:value-type="float" office:value="4018349890.83492" calcext:value-type="float">
            <text:p>4,018,349,891</text:p>
          </table:table-cell>
          <table:table-cell office:value-type="float" office:value="4946289079.07762" calcext:value-type="float">
            <text:p>4,946,289,079</text:p>
          </table:table-cell>
          <table:table-cell office:value-type="float" office:value="5682786308.12428" calcext:value-type="float">
            <text:p>5,682,786,308</text:p>
          </table:table-cell>
          <table:table-cell office:value-type="float" office:value="6258611723.14975" calcext:value-type="float">
            <text:p>6,258,611,723</text:p>
          </table:table-cell>
          <table:table-cell office:value-type="float" office:value="6861220709.01805" calcext:value-type="float">
            <text:p>6,861,220,709</text:p>
          </table:table-cell>
          <table:table-cell office:value-type="float" office:value="8336484627.33099" calcext:value-type="float">
            <text:p>8,336,484,627</text:p>
          </table:table-cell>
          <table:table-cell office:value-type="float" office:value="9909546093.84087" calcext:value-type="float">
            <text:p>9,909,546,094</text:p>
          </table:table-cell>
          <table:table-cell office:value-type="float" office:value="9401730652.35544" calcext:value-type="float">
            <text:p>9,401,730,652</text:p>
          </table:table-cell>
          <table:table-cell office:value-type="float" office:value="9407160110.78749" calcext:value-type="float">
            <text:p>9,407,160,111</text:p>
          </table:table-cell>
          <table:table-cell office:value-type="float" office:value="10494629802.4059" calcext:value-type="float">
            <text:p>10,494,629,802</text:p>
          </table:table-cell>
          <table:table-cell office:value-type="float" office:value="9745267305.5789" calcext:value-type="float">
            <text:p>9,745,267,306</text:p>
          </table:table-cell>
          <table:table-cell office:value-type="float" office:value="10817712029.6668" calcext:value-type="float">
            <text:p>10,817,712,030</text:p>
          </table:table-cell>
          <table:table-cell office:value-type="float" office:value="11362256666.0871" calcext:value-type="float">
            <text:p>11,362,256,666</text:p>
          </table:table-cell>
          <table:table-cell office:value-type="float" office:value="10064519962.5655" calcext:value-type="float">
            <text:p>10,064,519,963</text:p>
          </table:table-cell>
          <table:table-cell office:value-type="float" office:value="10745782586.1303" calcext:value-type="float">
            <text:p>10,745,782,58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7373962054.18248" calcext:value-type="float">
            <text:p>7,373,962,054</text:p>
          </table:table-cell>
          <table:table-cell office:value-type="float" office:value="7675754911.28249" calcext:value-type="float">
            <text:p>7,675,754,911</text:p>
          </table:table-cell>
          <table:table-cell office:value-type="float" office:value="8509225452.43288" calcext:value-type="float">
            <text:p>8,509,225,452</text:p>
          </table:table-cell>
          <table:table-cell office:value-type="float" office:value="11279853137.0236" calcext:value-type="float">
            <text:p>11,279,853,137</text:p>
          </table:table-cell>
          <table:table-cell office:value-type="float" office:value="14260537214.5022" calcext:value-type="float">
            <text:p>14,260,537,215</text:p>
          </table:table-cell>
          <table:table-cell office:value-type="float" office:value="15488949054.0511" calcext:value-type="float">
            <text:p>15,488,949,054</text:p>
          </table:table-cell>
          <table:table-cell office:value-type="float" office:value="17676728109.6334" calcext:value-type="float">
            <text:p>17,676,728,110</text:p>
          </table:table-cell>
          <table:table-cell office:value-type="float" office:value="20585117043.2182" calcext:value-type="float">
            <text:p>20,585,117,043</text:p>
          </table:table-cell>
          <table:table-cell office:value-type="float" office:value="24984124036.4808" calcext:value-type="float">
            <text:p>24,984,124,036</text:p>
          </table:table-cell>
          <table:table-cell office:value-type="float" office:value="28482731518.0244" calcext:value-type="float">
            <text:p>28,482,731,518</text:p>
          </table:table-cell>
          <table:table-cell office:value-type="float" office:value="33467251589.992" calcext:value-type="float">
            <text:p>33,467,251,590</text:p>
          </table:table-cell>
          <table:table-cell office:value-type="float" office:value="36045577318.2392" calcext:value-type="float">
            <text:p>36,045,577,318</text:p>
          </table:table-cell>
          <table:table-cell office:value-type="float" office:value="37849337529.6952" calcext:value-type="float">
            <text:p>37,849,337,530</text:p>
          </table:table-cell>
          <table:table-cell office:value-type="float" office:value="41421230489.8775" calcext:value-type="float">
            <text:p>41,421,230,490</text:p>
          </table:table-cell>
          <table:table-cell office:value-type="float" office:value="43236487885.7548" calcext:value-type="float">
            <text:p>43,236,487,886</text:p>
          </table:table-cell>
          <table:table-cell office:value-type="float" office:value="40239675407.3594" calcext:value-type="float">
            <text:p>40,239,675,407</text:p>
          </table:table-cell>
          <table:table-cell office:value-type="float" office:value="44580336391.7416" calcext:value-type="float">
            <text:p>44,580,336,392</text:p>
          </table:table-cell>
          <table:table-cell office:value-type="float" office:value="52275077607.3875" calcext:value-type="float">
            <text:p>52,275,077,607</text:p>
          </table:table-cell>
          <table:table-cell office:value-type="float" office:value="63790087383.7688" calcext:value-type="float">
            <text:p>63,790,087,384</text:p>
          </table:table-cell>
          <table:table-cell office:value-type="float" office:value="74738225405.1669" calcext:value-type="float">
            <text:p>74,738,225,405</text:p>
          </table:table-cell>
          <table:table-cell office:value-type="float" office:value="88299438859.9147" calcext:value-type="float">
            <text:p>88,299,438,860</text:p>
          </table:table-cell>
          <table:table-cell office:value-type="float" office:value="101062499088.25" calcext:value-type="float">
            <text:p>101,062,499,088</text:p>
          </table:table-cell>
          <table:table-cell office:value-type="float" office:value="115367026761.374" calcext:value-type="float">
            <text:p>115,367,026,761</text:p>
          </table:table-cell>
          <table:table-cell office:value-type="float" office:value="128654796285.112" calcext:value-type="float">
            <text:p>128,654,796,285</text:p>
          </table:table-cell>
          <table:table-cell office:value-type="float" office:value="146428096760.318" calcext:value-type="float">
            <text:p>146,428,096,760</text:p>
          </table:table-cell>
          <table:table-cell office:value-type="float" office:value="168997797423.63" calcext:value-type="float">
            <text:p>168,997,797,424</text:p>
          </table:table-cell>
          <table:table-cell office:value-type="float" office:value="182738308457.859" calcext:value-type="float">
            <text:p>182,738,308,458</text:p>
          </table:table-cell>
          <table:table-cell office:value-type="float" office:value="149919107491.09" calcext:value-type="float">
            <text:p>149,919,107,491</text:p>
          </table:table-cell>
          <table:table-cell office:value-type="float" office:value="113472909253.842" calcext:value-type="float">
            <text:p>113,472,909,254</text:p>
          </table:table-cell>
          <table:table-cell office:value-type="float" office:value="126448341407.393" calcext:value-type="float">
            <text:p>126,448,341,407</text:p>
          </table:table-cell>
          <table:table-cell office:value-type="float" office:value="126147935578.68" calcext:value-type="float">
            <text:p>126,147,935,579</text:p>
          </table:table-cell>
          <table:table-cell office:value-type="float" office:value="120051906425.046" calcext:value-type="float">
            <text:p>120,051,906,425</text:p>
          </table:table-cell>
          <table:table-cell office:value-type="float" office:value="134300961293.93" calcext:value-type="float">
            <text:p>134,300,961,294</text:p>
          </table:table-cell>
          <table:table-cell office:value-type="float" office:value="152280850899.004" calcext:value-type="float">
            <text:p>152,280,850,899</text:p>
          </table:table-cell>
          <table:table-cell office:value-type="float" office:value="172895635785.756" calcext:value-type="float">
            <text:p>172,895,635,786</text:p>
          </table:table-cell>
          <table:table-cell office:value-type="float" office:value="189318457214.302" calcext:value-type="float">
            <text:p>189,318,457,214</text:p>
          </table:table-cell>
          <table:table-cell office:value-type="float" office:value="221758373918.083" calcext:value-type="float">
            <text:p>221,758,373,918</text:p>
          </table:table-cell>
          <table:table-cell office:value-type="float" office:value="262942682505.754" calcext:value-type="float">
            <text:p>262,942,682,506</text:p>
          </table:table-cell>
          <table:table-cell office:value-type="float" office:value="291382985568.989" calcext:value-type="float">
            <text:p>291,382,985,569</text:p>
          </table:table-cell>
          <table:table-cell office:value-type="float" office:value="281710541673.352" calcext:value-type="float">
            <text:p>281,710,541,673</text:p>
          </table:table-cell>
          <table:table-cell office:value-type="float" office:value="341104671649.25" calcext:value-type="float">
            <text:p>341,104,671,649</text:p>
          </table:table-cell>
          <table:table-cell office:value-type="float" office:value="370818768365.634" calcext:value-type="float">
            <text:p>370,818,768,366</text:p>
          </table:table-cell>
          <table:table-cell office:value-type="float" office:value="397560292023.718" calcext:value-type="float">
            <text:p>397,560,292,024</text:p>
          </table:table-cell>
          <table:table-cell office:value-type="float" office:value="420528836087.608" calcext:value-type="float">
            <text:p>420,528,836,088</text:p>
          </table:table-cell>
          <table:table-cell office:value-type="float" office:value="406521082312.615" calcext:value-type="float">
            <text:p>406,521,082,313</text:p>
          </table:table-cell>
          <table:table-cell office:value-type="float" office:value="399233944063.424" calcext:value-type="float">
            <text:p>399,233,944,063</text:p>
          </table:table-cell>
          <table:table-cell office:value-type="float" office:value="407026319504.879" calcext:value-type="float">
            <text:p>407,026,319,50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209054335" calcext:value-type="float">
            <text:p>209,054,335</text:p>
          </table:table-cell>
          <table:table-cell office:value-type="float" office:value="240854867" calcext:value-type="float">
            <text:p>240,854,867</text:p>
          </table:table-cell>
          <table:table-cell office:value-type="float" office:value="306368320" calcext:value-type="float">
            <text:p>306,368,320</text:p>
          </table:table-cell>
          <table:table-cell office:value-type="float" office:value="353691944" calcext:value-type="float">
            <text:p>353,691,944</text:p>
          </table:table-cell>
          <table:table-cell office:value-type="float" office:value="399943967" calcext:value-type="float">
            <text:p>399,943,967</text:p>
          </table:table-cell>
          <table:table-cell office:value-type="float" office:value="451207820" calcext:value-type="float">
            <text:p>451,207,820</text:p>
          </table:table-cell>
          <table:table-cell office:value-type="float" office:value="526814843" calcext:value-type="float">
            <text:p>526,814,843</text:p>
          </table:table-cell>
          <table:table-cell office:value-type="float" office:value="490300088" calcext:value-type="float">
            <text:p>490,300,088</text:p>
          </table:table-cell>
          <table:table-cell office:value-type="float" office:value="559033745" calcext:value-type="float">
            <text:p>559,033,745</text:p>
          </table:table-cell>
          <table:table-cell office:value-type="float" office:value="386770017" calcext:value-type="float">
            <text:p>386,770,017</text:p>
          </table:table-cell>
          <table:table-cell office:value-type="float" office:value="452782966" calcext:value-type="float">
            <text:p>452,782,966</text:p>
          </table:table-cell>
          <table:table-cell office:value-type="float" office:value="474059281" calcext:value-type="float">
            <text:p>474,059,281</text:p>
          </table:table-cell>
          <table:table-cell office:value-type="float" office:value="485673112" calcext:value-type="float">
            <text:p>485,673,112</text:p>
          </table:table-cell>
          <table:table-cell office:value-type="float" office:value="506107830" calcext:value-type="float">
            <text:p>506,107,830</text:p>
          </table:table-cell>
          <table:table-cell office:value-type="float" office:value="1105766485" calcext:value-type="float">
            <text:p>1,105,766,485</text:p>
          </table:table-cell>
          <table:table-cell office:value-type="float" office:value="1849851325" calcext:value-type="float">
            <text:p>1,849,851,325</text:p>
          </table:table-cell>
          <table:table-cell office:value-type="float" office:value="2822622583" calcext:value-type="float">
            <text:p>2,822,622,583</text:p>
          </table:table-cell>
          <table:table-cell office:value-type="float" office:value="2907166068" calcext:value-type="float">
            <text:p>2,907,166,068</text:p>
          </table:table-cell>
          <table:table-cell office:value-type="float" office:value="4492337608" calcext:value-type="float">
            <text:p>4,492,337,608</text:p>
          </table:table-cell>
          <table:table-cell office:value-type="float" office:value="3397048017" calcext:value-type="float">
            <text:p>3,397,048,017</text:p>
          </table:table-cell>
          <table:table-cell office:value-type="float" office:value="3998800146" calcext:value-type="float">
            <text:p>3,998,800,146</text:p>
          </table:table-cell>
          <table:table-cell office:value-type="float" office:value="5677266585" calcext:value-type="float">
            <text:p>5,677,266,585</text:p>
          </table:table-cell>
          <table:table-cell office:value-type="float" office:value="6666133712" calcext:value-type="float">
            <text:p>6,666,133,712</text:p>
          </table:table-cell>
          <table:table-cell office:value-type="float" office:value="5644386783" calcext:value-type="float">
            <text:p>5,644,386,783</text:p>
          </table:table-cell>
          <table:table-cell office:value-type="float" office:value="4041997004" calcext:value-type="float">
            <text:p>4,041,997,004</text:p>
          </table:table-cell>
          <table:table-cell office:value-type="float" office:value="3102319979" calcext:value-type="float">
            <text:p>3,102,319,979</text:p>
          </table:table-cell>
          <table:table-cell office:value-type="float" office:value="2703285752" calcext:value-type="float">
            <text:p>2,703,285,75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07572753.889343" calcext:value-type="float">
            <text:p>307,572,754</text:p>
          </table:table-cell>
          <table:table-cell office:value-type="float" office:value="346619960.519285" calcext:value-type="float">
            <text:p>346,619,961</text:p>
          </table:table-cell>
          <table:table-cell office:value-type="float" office:value="403631116.997585" calcext:value-type="float">
            <text:p>403,631,117</text:p>
          </table:table-cell>
          <table:table-cell office:value-type="float" office:value="471165652.18834" calcext:value-type="float">
            <text:p>471,165,652</text:p>
          </table:table-cell>
          <table:table-cell office:value-type="float" office:value="630555838.931104" calcext:value-type="float">
            <text:p>630,555,839</text:p>
          </table:table-cell>
          <table:table-cell office:value-type="float" office:value="695563767.363796" calcext:value-type="float">
            <text:p>695,563,767</text:p>
          </table:table-cell>
          <table:table-cell office:value-type="float" office:value="662783400.778396" calcext:value-type="float">
            <text:p>662,783,401</text:p>
          </table:table-cell>
          <table:table-cell office:value-type="float" office:value="798279600.698097" calcext:value-type="float">
            <text:p>798,279,601</text:p>
          </table:table-cell>
          <table:table-cell office:value-type="float" office:value="989000276.348314" calcext:value-type="float">
            <text:p>989,000,276</text:p>
          </table:table-cell>
          <table:table-cell office:value-type="float" office:value="1181022343.50505" calcext:value-type="float">
            <text:p>1,181,022,344</text:p>
          </table:table-cell>
          <table:table-cell office:value-type="float" office:value="1313589323.44518" calcext:value-type="float">
            <text:p>1,313,589,323</text:p>
          </table:table-cell>
          <table:table-cell office:value-type="float" office:value="1103142544.34894" calcext:value-type="float">
            <text:p>1,103,142,544</text:p>
          </table:table-cell>
          <table:table-cell office:value-type="float" office:value="953579622.929564" calcext:value-type="float">
            <text:p>953,579,623</text:p>
          </table:table-cell>
          <table:table-cell office:value-type="float" office:value="857672190.023981" calcext:value-type="float">
            <text:p>857,672,190</text:p>
          </table:table-cell>
          <table:table-cell office:value-type="float" office:value="810454116.056007" calcext:value-type="float">
            <text:p>810,454,116</text:p>
          </table:table-cell>
          <table:table-cell office:value-type="float" office:value="859889946.45211" calcext:value-type="float">
            <text:p>859,889,946</text:p>
          </table:table-cell>
          <table:table-cell office:value-type="float" office:value="1219876367.66211" calcext:value-type="float">
            <text:p>1,219,876,368</text:p>
          </table:table-cell>
          <table:table-cell office:value-type="float" office:value="1436261541.87647" calcext:value-type="float">
            <text:p>1,436,261,542</text:p>
          </table:table-cell>
          <table:table-cell office:value-type="float" office:value="1740986708.30884" calcext:value-type="float">
            <text:p>1,740,986,708</text:p>
          </table:table-cell>
          <table:table-cell office:value-type="float" office:value="1708225552.21534" calcext:value-type="float">
            <text:p>1,708,225,552</text:p>
          </table:table-cell>
          <table:table-cell office:value-type="float" office:value="2057077762.8241" calcext:value-type="float">
            <text:p>2,057,077,763</text:p>
          </table:table-cell>
          <table:table-cell office:value-type="float" office:value="2032468341.91703" calcext:value-type="float">
            <text:p>2,032,468,342</text:p>
          </table:table-cell>
          <table:table-cell office:value-type="float" office:value="2131363214.77372" calcext:value-type="float">
            <text:p>2,131,363,215</text:p>
          </table:table-cell>
          <table:table-cell office:value-type="float" office:value="1624510801.07134" calcext:value-type="float">
            <text:p>1,624,510,801</text:p>
          </table:table-cell>
          <table:table-cell office:value-type="float" office:value="1259116884.84623" calcext:value-type="float">
            <text:p>1,259,116,885</text:p>
          </table:table-cell>
          <table:table-cell office:value-type="float" office:value="1662902166.21681" calcext:value-type="float">
            <text:p>1,662,902,166</text:p>
          </table:table-cell>
          <table:table-cell office:value-type="float" office:value="1817561883.56428" calcext:value-type="float">
            <text:p>1,817,561,884</text:p>
          </table:table-cell>
          <table:table-cell office:value-type="float" office:value="1850962626.79324" calcext:value-type="float">
            <text:p>1,850,962,627</text:p>
          </table:table-cell>
          <table:table-cell office:value-type="float" office:value="1751786900.49868" calcext:value-type="float">
            <text:p>1,751,786,900</text:p>
          </table:table-cell>
          <table:table-cell office:value-type="float" office:value="1754986770.44256" calcext:value-type="float">
            <text:p>1,754,986,770</text:p>
          </table:table-cell>
          <table:table-cell office:value-type="float" office:value="1488185825.92099" calcext:value-type="float">
            <text:p>1,488,185,826</text:p>
          </table:table-cell>
          <table:table-cell office:value-type="float" office:value="1481141835.69939" calcext:value-type="float">
            <text:p>1,481,141,836</text:p>
          </table:table-cell>
          <table:table-cell office:value-type="float" office:value="1698678677.58011" calcext:value-type="float">
            <text:p>1,698,678,678</text:p>
          </table:table-cell>
          <table:table-cell office:value-type="float" office:value="2111093147.63164" calcext:value-type="float">
            <text:p>2,111,093,148</text:p>
          </table:table-cell>
          <table:table-cell office:value-type="float" office:value="2255942209.5969" calcext:value-type="float">
            <text:p>2,255,942,210</text:p>
          </table:table-cell>
          <table:table-cell office:value-type="float" office:value="2280575644.85917" calcext:value-type="float">
            <text:p>2,280,575,645</text:p>
          </table:table-cell>
          <table:table-cell office:value-type="float" office:value="2349495577.40602" calcext:value-type="float">
            <text:p>2,349,495,577</text:p>
          </table:table-cell>
          <table:table-cell office:value-type="float" office:value="2659095197.70928" calcext:value-type="float">
            <text:p>2,659,095,198</text:p>
          </table:table-cell>
          <table:table-cell office:value-type="float" office:value="3310278255.0948" calcext:value-type="float">
            <text:p>3,310,278,255</text:p>
          </table:table-cell>
          <table:table-cell office:value-type="float" office:value="3365711862.28056" calcext:value-type="float">
            <text:p>3,365,711,862</text:p>
          </table:table-cell>
          <table:table-cell office:value-type="float" office:value="3426118971.99023" calcext:value-type="float">
            <text:p>3,426,118,972</text:p>
          </table:table-cell>
          <table:table-cell office:value-type="float" office:value="3867391502.59338" calcext:value-type="float">
            <text:p>3,867,391,503</text:p>
          </table:table-cell>
          <table:table-cell office:value-type="float" office:value="3873529653.82769" calcext:value-type="float">
            <text:p>3,873,529,654</text:p>
          </table:table-cell>
          <table:table-cell office:value-type="float" office:value="4320427168.27181" calcext:value-type="float">
            <text:p>4,320,427,168</text:p>
          </table:table-cell>
          <table:table-cell office:value-type="float" office:value="4569151856.97695" calcext:value-type="float">
            <text:p>4,569,151,857</text:p>
          </table:table-cell>
          <table:table-cell office:value-type="float" office:value="4179185152.1568" calcext:value-type="float">
            <text:p>4,179,185,152</text:p>
          </table:table-cell>
          <table:table-cell office:value-type="float" office:value="4449262345.2715" calcext:value-type="float">
            <text:p>4,449,262,34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7097198.0976034" calcext:value-type="float">
            <text:p>17,097,198</text:p>
          </table:table-cell>
          <table:table-cell office:value-type="float" office:value="19366562.7075952" calcext:value-type="float">
            <text:p>19,366,563</text:p>
          </table:table-cell>
          <table:table-cell office:value-type="float" office:value="23258038.0433359" calcext:value-type="float">
            <text:p>23,258,038</text:p>
          </table:table-cell>
          <table:table-cell office:value-type="float" office:value="34394956.1654544" calcext:value-type="float">
            <text:p>34,394,956</text:p>
          </table:table-cell>
          <table:table-cell office:value-type="float" office:value="46020017.1114781" calcext:value-type="float">
            <text:p>46,020,017</text:p>
          </table:table-cell>
          <table:table-cell office:value-type="float" office:value="42521060.4483715" calcext:value-type="float">
            <text:p>42,521,060</text:p>
          </table:table-cell>
          <table:table-cell office:value-type="float" office:value="39373459.3556229" calcext:value-type="float">
            <text:p>39,373,459</text:p>
          </table:table-cell>
          <table:table-cell office:value-type="float" office:value="44730217.6034491" calcext:value-type="float">
            <text:p>44,730,218</text:p>
          </table:table-cell>
          <table:table-cell office:value-type="float" office:value="54417315.0469163" calcext:value-type="float">
            <text:p>54,417,315</text:p>
          </table:table-cell>
          <table:table-cell office:value-type="float" office:value="58411277.2136466" calcext:value-type="float">
            <text:p>58,411,277</text:p>
          </table:table-cell>
          <table:table-cell office:value-type="float" office:value="78888351.7341311" calcext:value-type="float">
            <text:p>78,888,352</text:p>
          </table:table-cell>
          <table:table-cell office:value-type="float" office:value="81873830.2794004" calcext:value-type="float">
            <text:p>81,873,830</text:p>
          </table:table-cell>
          <table:table-cell office:value-type="float" office:value="85288621.8919507" calcext:value-type="float">
            <text:p>85,288,622</text:p>
          </table:table-cell>
          <table:table-cell office:value-type="float" office:value="85778437.2397048" calcext:value-type="float">
            <text:p>85,778,437</text:p>
          </table:table-cell>
          <table:table-cell office:value-type="float" office:value="85626304.7846796" calcext:value-type="float">
            <text:p>85,626,305</text:p>
          </table:table-cell>
          <table:table-cell office:value-type="float" office:value="73173087.1302272" calcext:value-type="float">
            <text:p>73,173,087</text:p>
          </table:table-cell>
          <table:table-cell office:value-type="float" office:value="87548451.7980634" calcext:value-type="float">
            <text:p>87,548,452</text:p>
          </table:table-cell>
          <table:table-cell office:value-type="float" office:value="105276516.218709" calcext:value-type="float">
            <text:p>105,276,516</text:p>
          </table:table-cell>
          <table:table-cell office:value-type="float" office:value="145152958.574021" calcext:value-type="float">
            <text:p>145,152,959</text:p>
          </table:table-cell>
          <table:table-cell office:value-type="float" office:value="151616881.231999" calcext:value-type="float">
            <text:p>151,616,881</text:p>
          </table:table-cell>
          <table:table-cell office:value-type="float" office:value="162077481.252853" calcext:value-type="float">
            <text:p>162,077,481</text:p>
          </table:table-cell>
          <table:table-cell office:value-type="float" office:value="195233213.214873" calcext:value-type="float">
            <text:p>195,233,213</text:p>
          </table:table-cell>
          <table:table-cell office:value-type="float" office:value="192695248.566746" calcext:value-type="float">
            <text:p>192,695,249</text:p>
          </table:table-cell>
          <table:table-cell office:value-type="float" office:value="190205062.653602" calcext:value-type="float">
            <text:p>190,205,063</text:p>
          </table:table-cell>
          <table:table-cell office:value-type="float" office:value="194446384.651965" calcext:value-type="float">
            <text:p>194,446,385</text:p>
          </table:table-cell>
          <table:table-cell office:value-type="float" office:value="203244208.848054" calcext:value-type="float">
            <text:p>203,244,209</text:p>
          </table:table-cell>
          <table:table-cell office:value-type="float" office:value="220335839.913895" calcext:value-type="float">
            <text:p>220,335,840</text:p>
          </table:table-cell>
          <table:table-cell office:value-type="float" office:value="212889782.220007" calcext:value-type="float">
            <text:p>212,889,782</text:p>
          </table:table-cell>
          <table:table-cell office:value-type="float" office:value="189336250.912553" calcext:value-type="float">
            <text:p>189,336,251</text:p>
          </table:table-cell>
          <table:table-cell office:value-type="float" office:value="195341025.162873" calcext:value-type="float">
            <text:p>195,341,025</text:p>
          </table:table-cell>
          <table:table-cell office:value-type="float" office:value="189279012.843308" calcext:value-type="float">
            <text:p>189,279,013</text:p>
          </table:table-cell>
          <table:table-cell office:value-type="float" office:value="166867277.435099" calcext:value-type="float">
            <text:p>166,867,277</text:p>
          </table:table-cell>
          <table:table-cell office:value-type="float" office:value="181456145.722458" calcext:value-type="float">
            <text:p>181,456,146</text:p>
          </table:table-cell>
          <table:table-cell office:value-type="float" office:value="207372946.887209" calcext:value-type="float">
            <text:p>207,372,947</text:p>
          </table:table-cell>
          <table:table-cell office:value-type="float" office:value="237983797.236551" calcext:value-type="float">
            <text:p>237,983,797</text:p>
          </table:table-cell>
          <table:table-cell office:value-type="float" office:value="261549422.275444" calcext:value-type="float">
            <text:p>261,549,422</text:p>
          </table:table-cell>
          <table:table-cell office:value-type="float" office:value="291675601.7851" calcext:value-type="float">
            <text:p>291,675,602</text:p>
          </table:table-cell>
          <table:table-cell office:value-type="float" office:value="304982360.96215" calcext:value-type="float">
            <text:p>304,982,361</text:p>
          </table:table-cell>
          <table:table-cell office:value-type="float" office:value="341991795.981284" calcext:value-type="float">
            <text:p>341,991,796</text:p>
          </table:table-cell>
          <table:table-cell office:value-type="float" office:value="326174530.942297" calcext:value-type="float">
            <text:p>326,174,531</text:p>
          </table:table-cell>
          <table:table-cell office:value-type="float" office:value="373874368.006912" calcext:value-type="float">
            <text:p>373,874,368</text:p>
          </table:table-cell>
          <table:table-cell office:value-type="float" office:value="448248753.198619" calcext:value-type="float">
            <text:p>448,248,753</text:p>
          </table:table-cell>
          <table:table-cell office:value-type="float" office:value="465656721.731238" calcext:value-type="float">
            <text:p>465,656,722</text:p>
          </table:table-cell>
          <table:table-cell office:value-type="float" office:value="440431990.813132" calcext:value-type="float">
            <text:p>440,431,991</text:p>
          </table:table-cell>
          <table:table-cell office:value-type="float" office:value="435624574.216502" calcext:value-type="float">
            <text:p>435,624,574</text:p>
          </table:table-cell>
          <table:table-cell office:value-type="float" office:value="401798728.801413" calcext:value-type="float">
            <text:p>401,798,729</text:p>
          </table:table-cell>
          <table:table-cell office:value-type="float" office:value="401460312.817568" calcext:value-type="float">
            <text:p>401,460,3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821999999.589" calcext:value-type="float">
            <text:p>822,000,000</text:p>
          </table:table-cell>
          <table:table-cell office:value-type="float" office:value="896765094.719944" calcext:value-type="float">
            <text:p>896,765,095</text:p>
          </table:table-cell>
          <table:table-cell office:value-type="float" office:value="1083652164.29662" calcext:value-type="float">
            <text:p>1,083,652,164</text:p>
          </table:table-cell>
          <table:table-cell office:value-type="float" office:value="1308683709.16251" calcext:value-type="float">
            <text:p>1,308,683,709</text:p>
          </table:table-cell>
          <table:table-cell office:value-type="float" office:value="2042147319.11921" calcext:value-type="float">
            <text:p>2,042,147,319</text:p>
          </table:table-cell>
          <table:table-cell office:value-type="float" office:value="2442624146.93638" calcext:value-type="float">
            <text:p>2,442,624,147</text:p>
          </table:table-cell>
          <table:table-cell office:value-type="float" office:value="2500629743.53171" calcext:value-type="float">
            <text:p>2,500,629,744</text:p>
          </table:table-cell>
          <table:table-cell office:value-type="float" office:value="3138750001.30781" calcext:value-type="float">
            <text:p>3,138,750,001</text:p>
          </table:table-cell>
          <table:table-cell office:value-type="float" office:value="3562500001.48438" calcext:value-type="float">
            <text:p>3,562,500,001</text:p>
          </table:table-cell>
          <table:table-cell office:value-type="float" office:value="4602500001.91771" calcext:value-type="float">
            <text:p>4,602,500,002</text:p>
          </table:table-cell>
          <table:table-cell office:value-type="float" office:value="6235833335.9316" calcext:value-type="float">
            <text:p>6,235,833,336</text:p>
          </table:table-cell>
          <table:table-cell office:value-type="float" office:value="6992083336.2467" calcext:value-type="float">
            <text:p>6,992,083,336</text:p>
          </table:table-cell>
          <table:table-cell office:value-type="float" office:value="8140416670.05851" calcext:value-type="float">
            <text:p>8,140,416,670</text:p>
          </table:table-cell>
          <table:table-cell office:value-type="float" office:value="7763750003.2349" calcext:value-type="float">
            <text:p>7,763,750,003</text:p>
          </table:table-cell>
          <table:table-cell office:value-type="float" office:value="7757083334.68005" calcext:value-type="float">
            <text:p>7,757,083,335</text:p>
          </table:table-cell>
          <table:table-cell office:value-type="float" office:value="7375918367.34694" calcext:value-type="float">
            <text:p>7,375,918,367</text:p>
          </table:table-cell>
          <table:table-cell office:value-type="float" office:value="4794444444.44444" calcext:value-type="float">
            <text:p>4,794,444,444</text:p>
          </table:table-cell>
          <table:table-cell office:value-type="float" office:value="4797777777.77778" calcext:value-type="float">
            <text:p>4,797,777,778</text:p>
          </table:table-cell>
          <table:table-cell office:value-type="float" office:value="4496910569.10569" calcext:value-type="float">
            <text:p>4,496,910,569</text:p>
          </table:table-cell>
          <table:table-cell office:value-type="float" office:value="4323058823.52941" calcext:value-type="float">
            <text:p>4,323,058,824</text:p>
          </table:table-cell>
          <table:table-cell office:value-type="float" office:value="5068000000" calcext:value-type="float">
            <text:p>5,068,000,000</text:p>
          </table:table-cell>
          <table:table-cell office:value-type="float" office:value="5308000000" calcext:value-type="float">
            <text:p>5,308,000,000</text:p>
          </table:table-cell>
          <table:table-cell office:value-type="float" office:value="5439529411.76471" calcext:value-type="float">
            <text:p>5,439,529,412</text:p>
          </table:table-cell>
          <table:table-cell office:value-type="float" office:value="4576818832.77509" calcext:value-type="float">
            <text:p>4,576,818,833</text:p>
          </table:table-cell>
          <table:table-cell office:value-type="float" office:value="4947232139.90603" calcext:value-type="float">
            <text:p>4,947,232,140</text:p>
          </table:table-cell>
          <table:table-cell office:value-type="float" office:value="5329201083.59469" calcext:value-type="float">
            <text:p>5,329,201,084</text:p>
          </table:table-cell>
          <table:table-cell office:value-type="float" office:value="5759637106.39309" calcext:value-type="float">
            <text:p>5,759,637,106</text:p>
          </table:table-cell>
          <table:table-cell office:value-type="float" office:value="5737819204.28301" calcext:value-type="float">
            <text:p>5,737,819,204</text:p>
          </table:table-cell>
          <table:table-cell office:value-type="float" office:value="6043687133.40846" calcext:value-type="float">
            <text:p>6,043,687,133</text:p>
          </table:table-cell>
          <table:table-cell office:value-type="float" office:value="6808966644.96976" calcext:value-type="float">
            <text:p>6,808,966,645</text:p>
          </table:table-cell>
          <table:table-cell office:value-type="float" office:value="8154390168.14828" calcext:value-type="float">
            <text:p>8,154,390,168</text:p>
          </table:table-cell>
          <table:table-cell office:value-type="float" office:value="8824817576.79957" calcext:value-type="float">
            <text:p>8,824,817,577</text:p>
          </table:table-cell>
          <table:table-cell office:value-type="float" office:value="9008297748.05893" calcext:value-type="float">
            <text:p>9,008,297,748</text:p>
          </table:table-cell>
          <table:table-cell office:value-type="float" office:value="11305459802.0683" calcext:value-type="float">
            <text:p>11,305,459,802</text:p>
          </table:table-cell>
          <table:table-cell office:value-type="float" office:value="13280300153.8606" calcext:value-type="float">
            <text:p>13,280,300,154</text:p>
          </table:table-cell>
          <table:table-cell office:value-type="float" office:value="15982390299.8491" calcext:value-type="float">
            <text:p>15,982,390,300</text:p>
          </table:table-cell>
          <table:table-cell office:value-type="float" office:value="18369105738.2828" calcext:value-type="float">
            <text:p>18,369,105,738</text:p>
          </table:table-cell>
          <table:table-cell office:value-type="float" office:value="21642269056.737" calcext:value-type="float">
            <text:p>21,642,269,057</text:p>
          </table:table-cell>
          <table:table-cell office:value-type="float" office:value="27870078385.4401" calcext:value-type="float">
            <text:p>27,870,078,385</text:p>
          </table:table-cell>
          <table:table-cell office:value-type="float" office:value="19175139560.6524" calcext:value-type="float">
            <text:p>19,175,139,561</text:p>
          </table:table-cell>
          <table:table-cell office:value-type="float" office:value="22122941830.7821" calcext:value-type="float">
            <text:p>22,122,941,831</text:p>
          </table:table-cell>
          <table:table-cell office:value-type="float" office:value="25433039809.693" calcext:value-type="float">
            <text:p>25,433,039,810</text:p>
          </table:table-cell>
          <table:table-cell office:value-type="float" office:value="25694153875.4712" calcext:value-type="float">
            <text:p>25,694,153,875</text:p>
          </table:table-cell>
          <table:table-cell office:value-type="float" office:value="26444358271.2106" calcext:value-type="float">
            <text:p>26,444,358,271</text:p>
          </table:table-cell>
          <table:table-cell office:value-type="float" office:value="27267018432.1746" calcext:value-type="float">
            <text:p>27,267,018,432</text:p>
          </table:table-cell>
          <table:table-cell office:value-type="float" office:value="25917304875.3876" calcext:value-type="float">
            <text:p>25,917,304,875</text:p>
          </table:table-cell>
          <table:table-cell office:value-type="float" office:value="24086176564.487" calcext:value-type="float">
            <text:p>24,086,176,56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580150283.33442" calcext:value-type="float">
            <text:p>1,580,150,283</text:p>
          </table:table-cell>
          <table:table-cell office:value-type="float" office:value="1850153457.47682" calcext:value-type="float">
            <text:p>1,850,153,457</text:p>
          </table:table-cell>
          <table:table-cell office:value-type="float" office:value="2456627934.64219" calcext:value-type="float">
            <text:p>2,456,627,935</text:p>
          </table:table-cell>
          <table:table-cell office:value-type="float" office:value="2998181653.04233" calcext:value-type="float">
            <text:p>2,998,181,653</text:p>
          </table:table-cell>
          <table:table-cell office:value-type="float" office:value="3893032694.0525" calcext:value-type="float">
            <text:p>3,893,032,694</text:p>
          </table:table-cell>
          <table:table-cell office:value-type="float" office:value="4752807682.51444" calcext:value-type="float">
            <text:p>4,752,807,683</text:p>
          </table:table-cell>
          <table:table-cell office:value-type="float" office:value="4949577701.47415" calcext:value-type="float">
            <text:p>4,949,577,701</text:p>
          </table:table-cell>
          <table:table-cell office:value-type="float" office:value="5610218970.99946" calcext:value-type="float">
            <text:p>5,610,218,971</text:p>
          </table:table-cell>
          <table:table-cell office:value-type="float" office:value="6552819652.7135" calcext:value-type="float">
            <text:p>6,552,819,653</text:p>
          </table:table-cell>
          <table:table-cell office:value-type="float" office:value="7892697818.10794" calcext:value-type="float">
            <text:p>7,892,697,818</text:p>
          </table:table-cell>
          <table:table-cell office:value-type="float" office:value="9598966474.63964" calcext:value-type="float">
            <text:p>9,598,966,475</text:p>
          </table:table-cell>
          <table:table-cell office:value-type="float" office:value="9253650093.92114" calcext:value-type="float">
            <text:p>9,253,650,094</text:p>
          </table:table-cell>
          <table:table-cell office:value-type="float" office:value="8929910896.92928" calcext:value-type="float">
            <text:p>8,929,910,897</text:p>
          </table:table-cell>
          <table:table-cell office:value-type="float" office:value="8892063983.91847" calcext:value-type="float">
            <text:p>8,892,063,984</text:p>
          </table:table-cell>
          <table:table-cell office:value-type="float" office:value="8819063797.47858" calcext:value-type="float">
            <text:p>8,819,063,797</text:p>
          </table:table-cell>
          <table:table-cell office:value-type="float" office:value="9233652000.38283" calcext:value-type="float">
            <text:p>9,233,652,000</text:p>
          </table:table-cell>
          <table:table-cell office:value-type="float" office:value="9900715369.18774" calcext:value-type="float">
            <text:p>9,900,715,369</text:p>
          </table:table-cell>
          <table:table-cell office:value-type="float" office:value="10646090579.6992" calcext:value-type="float">
            <text:p>10,646,090,580</text:p>
          </table:table-cell>
          <table:table-cell office:value-type="float" office:value="11084741665.3957" calcext:value-type="float">
            <text:p>11,084,741,665</text:p>
          </table:table-cell>
          <table:table-cell office:value-type="float" office:value="11090784964.6897" calcext:value-type="float">
            <text:p>11,090,784,965</text:p>
          </table:table-cell>
          <table:table-cell office:value-type="float" office:value="13519511970.3985" calcext:value-type="float">
            <text:p>13,519,511,970</text:p>
          </table:table-cell>
          <table:table-cell office:value-type="float" office:value="14283162471.4635" calcext:value-type="float">
            <text:p>14,283,162,471</text:p>
          </table:table-cell>
          <table:table-cell office:value-type="float" office:value="17014069537.9339" calcext:value-type="float">
            <text:p>17,014,069,538</text:p>
          </table:table-cell>
          <table:table-cell office:value-type="float" office:value="16038489353.0042" calcext:value-type="float">
            <text:p>16,038,489,353</text:p>
          </table:table-cell>
          <table:table-cell office:value-type="float" office:value="17163868139.8673" calcext:value-type="float">
            <text:p>17,163,868,140</text:p>
          </table:table-cell>
          <table:table-cell office:value-type="float" office:value="19795275585.5141" calcext:value-type="float">
            <text:p>19,795,275,586</text:p>
          </table:table-cell>
          <table:table-cell office:value-type="float" office:value="21504388976.5343" calcext:value-type="float">
            <text:p>21,504,388,977</text:p>
          </table:table-cell>
          <table:table-cell office:value-type="float" office:value="20746659179.1062" calcext:value-type="float">
            <text:p>20,746,659,179</text:p>
          </table:table-cell>
          <table:table-cell office:value-type="float" office:value="21802978475.0488" calcext:value-type="float">
            <text:p>21,802,978,475</text:p>
          </table:table-cell>
          <table:table-cell office:value-type="float" office:value="22943285282.3031" calcext:value-type="float">
            <text:p>22,943,285,282</text:p>
          </table:table-cell>
          <table:table-cell office:value-type="float" office:value="21473485916.2705" calcext:value-type="float">
            <text:p>21,473,485,916</text:p>
          </table:table-cell>
          <table:table-cell office:value-type="float" office:value="22065910932.8653" calcext:value-type="float">
            <text:p>22,065,910,933</text:p>
          </table:table-cell>
          <table:table-cell office:value-type="float" office:value="23141732073.5253" calcext:value-type="float">
            <text:p>23,141,732,074</text:p>
          </table:table-cell>
          <table:table-cell office:value-type="float" office:value="27454007207.5801" calcext:value-type="float">
            <text:p>27,454,007,208</text:p>
          </table:table-cell>
          <table:table-cell office:value-type="float" office:value="31183951432.3948" calcext:value-type="float">
            <text:p>31,183,951,432</text:p>
          </table:table-cell>
          <table:table-cell office:value-type="float" office:value="32272178403.5146" calcext:value-type="float">
            <text:p>32,272,178,404</text:p>
          </table:table-cell>
          <table:table-cell office:value-type="float" office:value="34376664600.5898" calcext:value-type="float">
            <text:p>34,376,664,601</text:p>
          </table:table-cell>
          <table:table-cell office:value-type="float" office:value="38909880790.5673" calcext:value-type="float">
            <text:p>38,909,880,791</text:p>
          </table:table-cell>
          <table:table-cell office:value-type="float" office:value="44855069425.1879" calcext:value-type="float">
            <text:p>44,855,069,425</text:p>
          </table:table-cell>
          <table:table-cell office:value-type="float" office:value="43455740497.3061" calcext:value-type="float">
            <text:p>43,455,740,497</text:p>
          </table:table-cell>
          <table:table-cell office:value-type="float" office:value="44051138745.2843" calcext:value-type="float">
            <text:p>44,051,138,745</text:p>
          </table:table-cell>
          <table:table-cell office:value-type="float" office:value="45811163970.308" calcext:value-type="float">
            <text:p>45,811,163,970</text:p>
          </table:table-cell>
          <table:table-cell office:value-type="float" office:value="45044376785.2016" calcext:value-type="float">
            <text:p>45,044,376,785</text:p>
          </table:table-cell>
          <table:table-cell office:value-type="float" office:value="46256741160.9621" calcext:value-type="float">
            <text:p>46,256,741,161</text:p>
          </table:table-cell>
          <table:table-cell office:value-type="float" office:value="47603928902.7641" calcext:value-type="float">
            <text:p>47,603,928,903</text:p>
          </table:table-cell>
          <table:table-cell office:value-type="float" office:value="43014551710.9539" calcext:value-type="float">
            <text:p>43,014,551,711</text:p>
          </table:table-cell>
          <table:table-cell office:value-type="float" office:value="41703561397.2472" calcext:value-type="float">
            <text:p>41,703,561,39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5032440307.6341" calcext:value-type="float">
            <text:p>25,032,440,308</text:p>
          </table:table-cell>
          <table:table-cell office:value-type="float" office:value="23612085201.1319" calcext:value-type="float">
            <text:p>23,612,085,201</text:p>
          </table:table-cell>
          <table:table-cell office:value-type="float" office:value="29672296819.788" calcext:value-type="float">
            <text:p>29,672,296,820</text:p>
          </table:table-cell>
          <table:table-cell office:value-type="float" office:value="37260636042.4028" calcext:value-type="float">
            <text:p>37,260,636,042</text:p>
          </table:table-cell>
          <table:table-cell office:value-type="float" office:value="51398557966.5173" calcext:value-type="float">
            <text:p>51,398,557,967</text:p>
          </table:table-cell>
          <table:table-cell office:value-type="float" office:value="64244816944.1964" calcext:value-type="float">
            <text:p>64,244,816,944</text:p>
          </table:table-cell>
          <table:table-cell office:value-type="float" office:value="73490367898.5962" calcext:value-type="float">
            <text:p>73,490,367,899</text:p>
          </table:table-cell>
          <table:table-cell office:value-type="float" office:value="83809190522.5074" calcext:value-type="float">
            <text:p>83,809,190,523</text:p>
          </table:table-cell>
          <table:table-cell office:value-type="float" office:value="92521068277.5091" calcext:value-type="float">
            <text:p>92,521,068,278</text:p>
          </table:table-cell>
          <table:table-cell office:value-type="float" office:value="126287153089.093" calcext:value-type="float">
            <text:p>126,287,153,089</text:p>
          </table:table-cell>
          <table:table-cell office:value-type="float" office:value="94702518585.0602" calcext:value-type="float">
            <text:p>94,702,518,585</text:p>
          </table:table-cell>
          <table:table-cell office:value-type="float" office:value="97794106650.9284" calcext:value-type="float">
            <text:p>97,794,106,651</text:p>
          </table:table-cell>
          <table:table-cell office:value-type="float" office:value="88852607938.1423" calcext:value-type="float">
            <text:p>88,852,607,938</text:p>
          </table:table-cell>
          <table:table-cell office:value-type="float" office:value="84907556316.5583" calcext:value-type="float">
            <text:p>84,907,556,317</text:p>
          </table:table-cell>
          <table:table-cell office:value-type="float" office:value="82582267721.8841" calcext:value-type="float">
            <text:p>82,582,267,722</text:p>
          </table:table-cell>
          <table:table-cell office:value-type="float" office:value="92554346189.7289" calcext:value-type="float">
            <text:p>92,554,346,190</text:p>
          </table:table-cell>
          <table:table-cell office:value-type="float" office:value="104246351527.566" calcext:value-type="float">
            <text:p>104,246,351,528</text:p>
          </table:table-cell>
          <table:table-cell office:value-type="float" office:value="119995984667.387" calcext:value-type="float">
            <text:p>119,995,984,667</text:p>
          </table:table-cell>
          <table:table-cell office:value-type="float" office:value="125068424170.165" calcext:value-type="float">
            <text:p>125,068,424,170</text:p>
          </table:table-cell>
          <table:table-cell office:value-type="float" office:value="147493742181.409" calcext:value-type="float">
            <text:p>147,493,742,181</text:p>
          </table:table-cell>
          <table:table-cell office:value-type="float" office:value="207420945127.892" calcext:value-type="float">
            <text:p>207,420,945,128</text:p>
          </table:table-cell>
          <table:table-cell office:value-type="float" office:value="207923722104.224" calcext:value-type="float">
            <text:p>207,923,722,104</text:p>
          </table:table-cell>
          <table:table-cell office:value-type="float" office:value="219010266247.665" calcext:value-type="float">
            <text:p>219,010,266,248</text:p>
          </table:table-cell>
          <table:table-cell office:value-type="float" office:value="248368868496.082" calcext:value-type="float">
            <text:p>248,368,868,496</text:p>
          </table:table-cell>
          <table:table-cell office:value-type="float" office:value="179855476380.501" calcext:value-type="float">
            <text:p>179,855,476,381</text:p>
          </table:table-cell>
          <table:table-cell office:value-type="float" office:value="233085148209.259" calcext:value-type="float">
            <text:p>233,085,148,209</text:p>
          </table:table-cell>
          <table:table-cell office:value-type="float" office:value="249804372423.565" calcext:value-type="float">
            <text:p>249,804,372,424</text:p>
          </table:table-cell>
          <table:table-cell office:value-type="float" office:value="261386745958.582" calcext:value-type="float">
            <text:p>261,386,745,959</text:p>
          </table:table-cell>
          <table:table-cell office:value-type="float" office:value="275743043905.582" calcext:value-type="float">
            <text:p>275,743,043,906</text:p>
          </table:table-cell>
          <table:table-cell office:value-type="float" office:value="255894738878.038" calcext:value-type="float">
            <text:p>255,894,738,878</text:p>
          </table:table-cell>
          <table:table-cell office:value-type="float" office:value="272971312968.186" calcext:value-type="float">
            <text:p>272,971,312,968</text:p>
          </table:table-cell>
          <table:table-cell office:value-type="float" office:value="200253872321.838" calcext:value-type="float">
            <text:p>200,253,872,322</text:p>
          </table:table-cell>
          <table:table-cell office:value-type="float" office:value="238423947090.011" calcext:value-type="float">
            <text:p>238,423,947,090</text:p>
          </table:table-cell>
          <table:table-cell office:value-type="float" office:value="311826076844.18" calcext:value-type="float">
            <text:p>311,826,076,844</text:p>
          </table:table-cell>
          <table:table-cell office:value-type="float" office:value="404776162323.363" calcext:value-type="float">
            <text:p>404,776,162,323</text:p>
          </table:table-cell>
          <table:table-cell office:value-type="float" office:value="501422605394.098" calcext:value-type="float">
            <text:p>501,422,605,394</text:p>
          </table:table-cell>
          <table:table-cell office:value-type="float" office:value="552504931375.037" calcext:value-type="float">
            <text:p>552,504,931,375</text:p>
          </table:table-cell>
          <table:table-cell office:value-type="float" office:value="675754083007.675" calcext:value-type="float">
            <text:p>675,754,083,008</text:p>
          </table:table-cell>
          <table:table-cell office:value-type="float" office:value="764322912373.398" calcext:value-type="float">
            <text:p>764,322,912,373</text:p>
          </table:table-cell>
          <table:table-cell office:value-type="float" office:value="644656631576.062" calcext:value-type="float">
            <text:p>644,656,631,576</text:p>
          </table:table-cell>
          <table:table-cell office:value-type="float" office:value="771876791417.738" calcext:value-type="float">
            <text:p>771,876,791,418</text:p>
          </table:table-cell>
          <table:table-cell office:value-type="float" office:value="832546270512.102" calcext:value-type="float">
            <text:p>832,546,270,512</text:p>
          </table:table-cell>
          <table:table-cell office:value-type="float" office:value="873981787034.943" calcext:value-type="float">
            <text:p>873,981,787,035</text:p>
          </table:table-cell>
          <table:table-cell office:value-type="float" office:value="950595270134.562" calcext:value-type="float">
            <text:p>950,595,270,135</text:p>
          </table:table-cell>
          <table:table-cell office:value-type="float" office:value="934167809239.658" calcext:value-type="float">
            <text:p>934,167,809,240</text:p>
          </table:table-cell>
          <table:table-cell office:value-type="float" office:value="859794176999.728" calcext:value-type="float">
            <text:p>859,794,177,000</text:p>
          </table:table-cell>
          <table:table-cell office:value-type="float" office:value="863711710542.371" calcext:value-type="float">
            <text:p>863,711,710,54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3075901507.87557" calcext:value-type="float">
            <text:p>3,075,901,508</text:p>
          </table:table-cell>
          <table:table-cell office:value-type="float" office:value="3031845157.93611" calcext:value-type="float">
            <text:p>3,031,845,158</text:p>
          </table:table-cell>
          <table:table-cell office:value-type="float" office:value="2636891261.41803" calcext:value-type="float">
            <text:p>2,636,891,261</text:p>
          </table:table-cell>
          <table:table-cell office:value-type="float" office:value="2740138472.16035" calcext:value-type="float">
            <text:p>2,740,138,472</text:p>
          </table:table-cell>
          <table:table-cell office:value-type="float" office:value="2314338810.7861" calcext:value-type="float">
            <text:p>2,314,338,811</text:p>
          </table:table-cell>
          <table:table-cell office:value-type="float" office:value="2190141473.93798" calcext:value-type="float">
            <text:p>2,190,141,474</text:p>
          </table:table-cell>
          <table:table-cell office:value-type="float" office:value="2379541798.83352" calcext:value-type="float">
            <text:p>2,379,541,799</text:p>
          </table:table-cell>
          <table:table-cell office:value-type="float" office:value="2681068281.00802" calcext:value-type="float">
            <text:p>2,681,068,281</text:p>
          </table:table-cell>
          <table:table-cell office:value-type="float" office:value="2861812276.33687" calcext:value-type="float">
            <text:p>2,861,812,276</text:p>
          </table:table-cell>
          <table:table-cell office:value-type="float" office:value="3856923076.92308" calcext:value-type="float">
            <text:p>3,856,923,077</text:p>
          </table:table-cell>
          <table:table-cell office:value-type="float" office:value="4932307692.30769" calcext:value-type="float">
            <text:p>4,932,307,692</text:p>
          </table:table-cell>
          <table:table-cell office:value-type="float" office:value="6753648653.84615" calcext:value-type="float">
            <text:p>6,753,648,654</text:p>
          </table:table-cell>
          <table:table-cell office:value-type="float" office:value="8699983269.23077" calcext:value-type="float">
            <text:p>8,699,983,269</text:p>
          </table:table-cell>
          <table:table-cell office:value-type="float" office:value="11265996819.1451" calcext:value-type="float">
            <text:p>11,265,996,819</text:p>
          </table:table-cell>
          <table:table-cell office:value-type="float" office:value="12154616684.2855" calcext:value-type="float">
            <text:p>12,154,616,684</text:p>
          </table:table-cell>
          <table:table-cell office:value-type="float" office:value="14181714533.9223" calcext:value-type="float">
            <text:p>14,181,714,534</text:p>
          </table:table-cell>
          <table:table-cell office:value-type="float" office:value="16220520321.3348" calcext:value-type="float">
            <text:p>16,220,520,321</text:p>
          </table:table-cell>
          <table:table-cell office:value-type="float" office:value="18493819298.1236" calcext:value-type="float">
            <text:p>18,493,819,298</text:p>
          </table:table-cell>
          <table:table-cell office:value-type="float" office:value="21628517029.8286" calcext:value-type="float">
            <text:p>21,628,517,030</text:p>
          </table:table-cell>
          <table:table-cell office:value-type="float" office:value="20214385964.9123" calcext:value-type="float">
            <text:p>20,214,385,965</text:p>
          </table:table-cell>
          <table:table-cell office:value-type="float" office:value="22583157894.7368" calcext:value-type="float">
            <text:p>22,583,157,895</text:p>
          </table:table-cell>
          <table:table-cell office:value-type="float" office:value="29233333333.3333" calcext:value-type="float">
            <text:p>29,233,333,333</text:p>
          </table:table-cell>
          <table:table-cell office:value-type="float" office:value="35164210526.3158" calcext:value-type="float">
            <text:p>35,164,210,526</text:p>
          </table:table-cell>
          <table:table-cell office:value-type="float" office:value="39197543859.6491" calcext:value-type="float">
            <text:p>39,197,543,860</text:p>
          </table:table-cell>
          <table:table-cell office:value-type="float" office:value="43524210526.3158" calcext:value-type="float">
            <text:p>43,524,210,526</text:p>
          </table:table-cell>
          <table:table-cell office:value-type="float" office:value="36051602134.7359" calcext:value-type="float">
            <text:p>36,051,602,135</text:p>
          </table:table-cell>
          <table:table-cell office:value-type="float" office:value="36179885714.2857" calcext:value-type="float">
            <text:p>36,179,885,7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9775102" calcext:value-type="float">
            <text:p>9,775,102</text:p>
          </table:table-cell>
          <table:table-cell office:value-type="float" office:value="11011841" calcext:value-type="float">
            <text:p>11,011,841</text:p>
          </table:table-cell>
          <table:table-cell office:value-type="float" office:value="12404978" calcext:value-type="float">
            <text:p>12,404,978</text:p>
          </table:table-cell>
          <table:table-cell office:value-type="float" office:value="13974358" calcext:value-type="float">
            <text:p>13,974,358</text:p>
          </table:table-cell>
          <table:table-cell office:value-type="float" office:value="15742422" calcext:value-type="float">
            <text:p>15,742,422</text:p>
          </table:table-cell>
          <table:table-cell office:value-type="float" office:value="17734281" calcext:value-type="float">
            <text:p>17,734,281</text:p>
          </table:table-cell>
          <table:table-cell office:value-type="float" office:value="19978052" calcext:value-type="float">
            <text:p>19,978,052</text:p>
          </table:table-cell>
          <table:table-cell office:value-type="float" office:value="22504860" calcext:value-type="float">
            <text:p>22,504,860</text:p>
          </table:table-cell>
          <table:table-cell office:value-type="float" office:value="25351947" calcext:value-type="float">
            <text:p>25,351,947</text:p>
          </table:table-cell>
          <table:table-cell office:value-type="float" office:value="28560773" calcext:value-type="float">
            <text:p>28,560,773</text:p>
          </table:table-cell>
          <table:table-cell office:value-type="float" office:value="32175383" calcext:value-type="float">
            <text:p>32,175,383</text:p>
          </table:table-cell>
          <table:table-cell office:value-type="float" office:value="36245234" calcext:value-type="float">
            <text:p>36,245,234</text:p>
          </table:table-cell>
          <table:table-cell office:value-type="float" office:value="40821803" calcext:value-type="float">
            <text:p>40,821,803</text:p>
          </table:table-cell>
          <table:table-cell office:value-type="float" office:value="45992425" calcext:value-type="float">
            <text:p>45,992,425</text:p>
          </table:table-cell>
          <table:table-cell office:value-type="float" office:value="51827845" calcext:value-type="float">
            <text:p>51,827,845</text:p>
          </table:table-cell>
          <table:table-cell office:value-type="float" office:value="58383835" calcext:value-type="float">
            <text:p>58,383,835</text:p>
          </table:table-cell>
          <table:table-cell office:value-type="float" office:value="65748646" calcext:value-type="float">
            <text:p>65,748,646</text:p>
          </table:table-cell>
          <table:table-cell office:value-type="float" office:value="73977309" calcext:value-type="float">
            <text:p>73,977,309</text:p>
          </table:table-cell>
          <table:table-cell office:value-type="float" office:value="83494321" calcext:value-type="float">
            <text:p>83,494,321</text:p>
          </table:table-cell>
          <table:table-cell office:value-type="float" office:value="94177545" calcext:value-type="float">
            <text:p>94,177,545</text:p>
          </table:table-cell>
          <table:table-cell office:value-type="float" office:value="105910726" calcext:value-type="float">
            <text:p>105,910,726</text:p>
          </table:table-cell>
          <table:table-cell office:value-type="float" office:value="119085207" calcext:value-type="float">
            <text:p>119,085,207</text:p>
          </table:table-cell>
          <table:table-cell office:value-type="float" office:value="133400394" calcext:value-type="float">
            <text:p>133,400,394</text:p>
          </table:table-cell>
          <table:table-cell office:value-type="float" office:value="152914601" calcext:value-type="float">
            <text:p>152,914,601</text:p>
          </table:table-cell>
          <table:table-cell office:value-type="float" office:value="171948949" calcext:value-type="float">
            <text:p>171,948,949</text:p>
          </table:table-cell>
          <table:table-cell office:value-type="float" office:value="190503441" calcext:value-type="float">
            <text:p>190,503,441</text:p>
          </table:table-cell>
          <table:table-cell office:value-type="float" office:value="214016460" calcext:value-type="float">
            <text:p>214,016,460</text:p>
          </table:table-cell>
          <table:table-cell office:value-type="float" office:value="235317161" calcext:value-type="float">
            <text:p>235,317,161</text:p>
          </table:table-cell>
          <table:table-cell office:value-type="float" office:value="265162140" calcext:value-type="float">
            <text:p>265,162,140</text:p>
          </table:table-cell>
          <table:table-cell office:value-type="float" office:value="294589583" calcext:value-type="float">
            <text:p>294,589,583</text:p>
          </table:table-cell>
          <table:table-cell office:value-type="float" office:value="319443334" calcext:value-type="float">
            <text:p>319,443,334</text:p>
          </table:table-cell>
          <table:table-cell office:value-type="float" office:value="358744802" calcext:value-type="float">
            <text:p>358,744,802</text:p>
          </table:table-cell>
          <table:table-cell office:value-type="float" office:value="366707912" calcext:value-type="float">
            <text:p>366,707,912</text:p>
          </table:table-cell>
          <table:table-cell office:value-type="float" office:value="409753640" calcext:value-type="float">
            <text:p>409,753,640</text:p>
          </table:table-cell>
          <table:table-cell office:value-type="float" office:value="485598806" calcext:value-type="float">
            <text:p>485,598,806</text:p>
          </table:table-cell>
          <table:table-cell office:value-type="float" office:value="578645758" calcext:value-type="float">
            <text:p>578,645,758</text:p>
          </table:table-cell>
          <table:table-cell office:value-type="float" office:value="721891473" calcext:value-type="float">
            <text:p>721,891,473</text:p>
          </table:table-cell>
          <table:table-cell office:value-type="float" office:value="773489744" calcext:value-type="float">
            <text:p>773,489,744</text:p>
          </table:table-cell>
          <table:table-cell office:value-type="float" office:value="862683634" calcext:value-type="float">
            <text:p>862,683,634</text:p>
          </table:table-cell>
          <table:table-cell office:value-type="float" office:value="703175747" calcext:value-type="float">
            <text:p>703,175,747</text:p>
          </table:table-cell>
          <table:table-cell office:value-type="float" office:value="686787814" calcext:value-type="float">
            <text:p>686,787,814</text:p>
          </table:table-cell>
          <table:table-cell office:value-type="float" office:value="728789574" calcext:value-type="float">
            <text:p>728,789,574</text:p>
          </table:table-cell>
          <table:table-cell office:value-type="float" office:value="715722768" calcext:value-type="float">
            <text:p>715,722,768</text:p>
          </table:table-cell>
          <table:table-cell office:value-type="float" office:value="736376345" calcext:value-type="float">
            <text:p>736,376,345</text:p>
          </table:table-cell>
          <table:table-cell office:value-type="float" office:value="796759107" calcext:value-type="float">
            <text:p>796,759,107</text:p>
          </table:table-cell>
          <table:table-cell office:value-type="float" office:value="862657230" calcext:value-type="float">
            <text:p>862,657,230</text:p>
          </table:table-cell>
          <table:table-cell office:value-type="float" office:value="917550492" calcext:value-type="float">
            <text:p>917,550,49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585174.33393811" calcext:value-type="float">
            <text:p>2,585,174</text:p>
          </table:table-cell>
          <table:table-cell office:value-type="float" office:value="2747866.45914154" calcext:value-type="float">
            <text:p>2,747,866</text:p>
          </table:table-cell>
          <table:table-cell office:value-type="float" office:value="3028236.12749231" calcext:value-type="float">
            <text:p>3,028,236</text:p>
          </table:table-cell>
          <table:table-cell office:value-type="float" office:value="3783673.01589663" calcext:value-type="float">
            <text:p>3,783,673</text:p>
          </table:table-cell>
          <table:table-cell office:value-type="float" office:value="4013522.30082124" calcext:value-type="float">
            <text:p>4,013,522</text:p>
          </table:table-cell>
          <table:table-cell office:value-type="float" office:value="3847741.36197395" calcext:value-type="float">
            <text:p>3,847,741</text:p>
          </table:table-cell>
          <table:table-cell office:value-type="float" office:value="3797642.00122143" calcext:value-type="float">
            <text:p>3,797,642</text:p>
          </table:table-cell>
          <table:table-cell office:value-type="float" office:value="3546257.86992627" calcext:value-type="float">
            <text:p>3,546,258</text:p>
          </table:table-cell>
          <table:table-cell office:value-type="float" office:value="3853304.3676391" calcext:value-type="float">
            <text:p>3,853,304</text:p>
          </table:table-cell>
          <table:table-cell office:value-type="float" office:value="3998562.92883083" calcext:value-type="float">
            <text:p>3,998,563</text:p>
          </table:table-cell>
          <table:table-cell office:value-type="float" office:value="4296581.10058581" calcext:value-type="float">
            <text:p>4,296,581</text:p>
          </table:table-cell>
          <table:table-cell office:value-type="float" office:value="4721823.88507259" calcext:value-type="float">
            <text:p>4,721,824</text:p>
          </table:table-cell>
          <table:table-cell office:value-type="float" office:value="3785516.48119965" calcext:value-type="float">
            <text:p>3,785,516</text:p>
          </table:table-cell>
          <table:table-cell office:value-type="float" office:value="3995441.50604229" calcext:value-type="float">
            <text:p>3,995,442</text:p>
          </table:table-cell>
          <table:table-cell office:value-type="float" office:value="4341304.77833646" calcext:value-type="float">
            <text:p>4,341,305</text:p>
          </table:table-cell>
          <table:table-cell office:value-type="float" office:value="3515620.90918525" calcext:value-type="float">
            <text:p>3,515,621</text:p>
          </table:table-cell>
          <table:table-cell office:value-type="float" office:value="4370396.3255332" calcext:value-type="float">
            <text:p>4,370,396</text:p>
          </table:table-cell>
          <table:table-cell office:value-type="float" office:value="5310255.00987271" calcext:value-type="float">
            <text:p>5,310,255</text:p>
          </table:table-cell>
          <table:table-cell office:value-type="float" office:value="7525538.93833543" calcext:value-type="float">
            <text:p>7,525,539</text:p>
          </table:table-cell>
          <table:table-cell office:value-type="float" office:value="8207359.9223995" calcext:value-type="float">
            <text:p>8,207,360</text:p>
          </table:table-cell>
          <table:table-cell office:value-type="float" office:value="9539000.35647655" calcext:value-type="float">
            <text:p>9,539,000</text:p>
          </table:table-cell>
          <table:table-cell office:value-type="float" office:value="10145231.4075821" calcext:value-type="float">
            <text:p>10,145,231</text:p>
          </table:table-cell>
          <table:table-cell office:value-type="float" office:value="10709079.3144094" calcext:value-type="float">
            <text:p>10,709,079</text:p>
          </table:table-cell>
          <table:table-cell office:value-type="float" office:value="9578663.91034708" calcext:value-type="float">
            <text:p>9,578,664</text:p>
          </table:table-cell>
          <table:table-cell office:value-type="float" office:value="11428251.1251745" calcext:value-type="float">
            <text:p>11,428,251</text:p>
          </table:table-cell>
          <table:table-cell office:value-type="float" office:value="11762503.8685132" calcext:value-type="float">
            <text:p>11,762,504</text:p>
          </table:table-cell>
          <table:table-cell office:value-type="float" office:value="12493198.2815064" calcext:value-type="float">
            <text:p>12,493,198</text:p>
          </table:table-cell>
          <table:table-cell office:value-type="float" office:value="13397556.7397468" calcext:value-type="float">
            <text:p>13,397,557</text:p>
          </table:table-cell>
          <table:table-cell office:value-type="float" office:value="12981362.102488" calcext:value-type="float">
            <text:p>12,981,362</text:p>
          </table:table-cell>
          <table:table-cell office:value-type="float" office:value="13782251.0403561" calcext:value-type="float">
            <text:p>13,782,251</text:p>
          </table:table-cell>
          <table:table-cell office:value-type="float" office:value="12262855.3980303" calcext:value-type="float">
            <text:p>12,262,855</text:p>
          </table:table-cell>
          <table:table-cell office:value-type="float" office:value="12838809.5327376" calcext:value-type="float">
            <text:p>12,838,810</text:p>
          </table:table-cell>
          <table:table-cell office:value-type="float" office:value="14639220.3470406" calcext:value-type="float">
            <text:p>14,639,220</text:p>
          </table:table-cell>
          <table:table-cell office:value-type="float" office:value="18357701.4933278" calcext:value-type="float">
            <text:p>18,357,701</text:p>
          </table:table-cell>
          <table:table-cell office:value-type="float" office:value="21628200.7203517" calcext:value-type="float">
            <text:p>21,628,201</text:p>
          </table:table-cell>
          <table:table-cell office:value-type="float" office:value="21679708.3814867" calcext:value-type="float">
            <text:p>21,679,708</text:p>
          </table:table-cell>
          <table:table-cell office:value-type="float" office:value="22893530.1511401" calcext:value-type="float">
            <text:p>22,893,530</text:p>
          </table:table-cell>
          <table:table-cell office:value-type="float" office:value="27015934.1797255" calcext:value-type="float">
            <text:p>27,015,934</text:p>
          </table:table-cell>
          <table:table-cell office:value-type="float" office:value="30268961.4389346" calcext:value-type="float">
            <text:p>30,268,961</text:p>
          </table:table-cell>
          <table:table-cell office:value-type="float" office:value="27084154.6321956" calcext:value-type="float">
            <text:p>27,084,155</text:p>
          </table:table-cell>
          <table:table-cell office:value-type="float" office:value="31648580.2589799" calcext:value-type="float">
            <text:p>31,648,580</text:p>
          </table:table-cell>
          <table:table-cell office:value-type="float" office:value="38713176.4692632" calcext:value-type="float">
            <text:p>38,713,176</text:p>
          </table:table-cell>
          <table:table-cell office:value-type="float" office:value="37671320.3289767" calcext:value-type="float">
            <text:p>37,671,320</text:p>
          </table:table-cell>
          <table:table-cell office:value-type="float" office:value="37507611.0759499" calcext:value-type="float">
            <text:p>37,507,611</text:p>
          </table:table-cell>
          <table:table-cell office:value-type="float" office:value="37291661.1428096" calcext:value-type="float">
            <text:p>37,291,661</text:p>
          </table:table-cell>
          <table:table-cell office:value-type="float" office:value="35491958.2334458" calcext:value-type="float">
            <text:p>35,491,958</text:p>
          </table:table-cell>
          <table:table-cell office:value-type="float" office:value="36697184.8940153" calcext:value-type="float">
            <text:p>36,697,18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U.R. of Tanzania: Mainland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435250912.80532" calcext:value-type="float">
            <text:p>2,435,250,913</text:p>
          </table:table-cell>
          <table:table-cell office:value-type="float" office:value="2605423796.29524" calcext:value-type="float">
            <text:p>2,605,423,796</text:p>
          </table:table-cell>
          <table:table-cell office:value-type="float" office:value="2965929452.73851" calcext:value-type="float">
            <text:p>2,965,929,453</text:p>
          </table:table-cell>
          <table:table-cell office:value-type="float" office:value="3539275357.462" calcext:value-type="float">
            <text:p>3,539,275,357</text:p>
          </table:table-cell>
          <table:table-cell office:value-type="float" office:value="4250864346.21105" calcext:value-type="float">
            <text:p>4,250,864,346</text:p>
          </table:table-cell>
          <table:table-cell office:value-type="float" office:value="4893628913.38635" calcext:value-type="float">
            <text:p>4,893,628,913</text:p>
          </table:table-cell>
          <table:table-cell office:value-type="float" office:value="5299881077.87204" calcext:value-type="float">
            <text:p>5,299,881,078</text:p>
          </table:table-cell>
          <table:table-cell office:value-type="float" office:value="6331676855.58348" calcext:value-type="float">
            <text:p>6,331,676,856</text:p>
          </table:table-cell>
          <table:table-cell office:value-type="float" office:value="7583729333.78074" calcext:value-type="float">
            <text:p>7,583,729,334</text:p>
          </table:table-cell>
          <table:table-cell office:value-type="float" office:value="8028322734.09439" calcext:value-type="float">
            <text:p>8,028,322,734</text:p>
          </table:table-cell>
          <table:table-cell office:value-type="float" office:value="9342208171.74437" calcext:value-type="float">
            <text:p>9,342,208,172</text:p>
          </table:table-cell>
          <table:table-cell office:value-type="float" office:value="10777051763.0613" calcext:value-type="float">
            <text:p>10,777,051,763</text:p>
          </table:table-cell>
          <table:table-cell office:value-type="float" office:value="11404147078.7347" calcext:value-type="float">
            <text:p>11,404,147,079</text:p>
          </table:table-cell>
          <table:table-cell office:value-type="float" office:value="11504452881.5366" calcext:value-type="float">
            <text:p>11,504,452,882</text:p>
          </table:table-cell>
          <table:table-cell office:value-type="float" office:value="10568330553.9266" calcext:value-type="float">
            <text:p>10,568,330,554</text:p>
          </table:table-cell>
          <table:table-cell office:value-type="float" office:value="11654193282.2699" calcext:value-type="float">
            <text:p>11,654,193,282</text:p>
          </table:table-cell>
          <table:table-cell office:value-type="float" office:value="8232883437.25409" calcext:value-type="float">
            <text:p>8,232,883,437</text:p>
          </table:table-cell>
          <table:table-cell office:value-type="float" office:value="5768878195.88595" calcext:value-type="float">
            <text:p>5,768,878,196</text:p>
          </table:table-cell>
          <table:table-cell office:value-type="float" office:value="6723160379.70456" calcext:value-type="float">
            <text:p>6,723,160,380</text:p>
          </table:table-cell>
          <table:table-cell office:value-type="float" office:value="7180603585.99798" calcext:value-type="float">
            <text:p>7,180,603,586</text:p>
          </table:table-cell>
          <table:table-cell office:value-type="float" office:value="6863303205.63804" calcext:value-type="float">
            <text:p>6,863,303,206</text:p>
          </table:table-cell>
          <table:table-cell office:value-type="float" office:value="7757198579.56591" calcext:value-type="float">
            <text:p>7,757,198,580</text:p>
          </table:table-cell>
          <table:table-cell office:value-type="float" office:value="6904494979.98851" calcext:value-type="float">
            <text:p>6,904,494,980</text:p>
          </table:table-cell>
          <table:table-cell office:value-type="float" office:value="6300101899.15046" calcext:value-type="float">
            <text:p>6,300,101,899</text:p>
          </table:table-cell>
          <table:table-cell office:value-type="float" office:value="6501949419.45972" calcext:value-type="float">
            <text:p>6,501,949,419</text:p>
          </table:table-cell>
          <table:table-cell office:value-type="float" office:value="7574893037.46137" calcext:value-type="float">
            <text:p>7,574,893,037</text:p>
          </table:table-cell>
          <table:table-cell office:value-type="float" office:value="9363641300.30633" calcext:value-type="float">
            <text:p>9,363,641,300</text:p>
          </table:table-cell>
          <table:table-cell office:value-type="float" office:value="11075534133.2903" calcext:value-type="float">
            <text:p>11,075,534,133</text:p>
          </table:table-cell>
          <table:table-cell office:value-type="float" office:value="12081805241.0204" calcext:value-type="float">
            <text:p>12,081,805,241</text:p>
          </table:table-cell>
          <table:table-cell office:value-type="float" office:value="12393095907.6598" calcext:value-type="float">
            <text:p>12,393,095,908</text:p>
          </table:table-cell>
          <table:table-cell office:value-type="float" office:value="13016643512.7112" calcext:value-type="float">
            <text:p>13,016,643,513</text:p>
          </table:table-cell>
          <table:table-cell office:value-type="float" office:value="13269384378.887" calcext:value-type="float">
            <text:p>13,269,384,379</text:p>
          </table:table-cell>
          <table:table-cell office:value-type="float" office:value="13808717528.2939" calcext:value-type="float">
            <text:p>13,808,717,528</text:p>
          </table:table-cell>
          <table:table-cell office:value-type="float" office:value="14899462243.0817" calcext:value-type="float">
            <text:p>14,899,462,243</text:p>
          </table:table-cell>
          <table:table-cell office:value-type="float" office:value="16390378564.2794" calcext:value-type="float">
            <text:p>16,390,378,564</text:p>
          </table:table-cell>
          <table:table-cell office:value-type="float" office:value="18072272018.4839" calcext:value-type="float">
            <text:p>18,072,272,018</text:p>
          </table:table-cell>
          <table:table-cell office:value-type="float" office:value="18314200299.1758" calcext:value-type="float">
            <text:p>18,314,200,299</text:p>
          </table:table-cell>
          <table:table-cell office:value-type="float" office:value="21501742378.3493" calcext:value-type="float">
            <text:p>21,501,742,378</text:p>
          </table:table-cell>
          <table:table-cell office:value-type="float" office:value="27388319158.864" calcext:value-type="float">
            <text:p>27,388,319,159</text:p>
          </table:table-cell>
          <table:table-cell office:value-type="float" office:value="28574171780.761" calcext:value-type="float">
            <text:p>28,574,171,781</text:p>
          </table:table-cell>
          <table:table-cell office:value-type="float" office:value="31105429966.9007" calcext:value-type="float">
            <text:p>31,105,429,967</text:p>
          </table:table-cell>
          <table:table-cell office:value-type="float" office:value="33561501421.5864" calcext:value-type="float">
            <text:p>33,561,501,422</text:p>
          </table:table-cell>
          <table:table-cell office:value-type="float" office:value="38808658076.5596" calcext:value-type="float">
            <text:p>38,808,658,077</text:p>
          </table:table-cell>
          <table:table-cell office:value-type="float" office:value="44333455762.6907" calcext:value-type="float">
            <text:p>44,333,455,763</text:p>
          </table:table-cell>
          <table:table-cell office:value-type="float" office:value="48197218029.9505" calcext:value-type="float">
            <text:p>48,197,218,030</text:p>
          </table:table-cell>
          <table:table-cell office:value-type="float" office:value="45628321303.1891" calcext:value-type="float">
            <text:p>45,628,321,303</text:p>
          </table:table-cell>
          <table:table-cell office:value-type="float" office:value="47652967227.1362" calcext:value-type="float">
            <text:p>47,652,967,2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423830937.95738" calcext:value-type="float">
            <text:p>1,423,830,938</text:p>
          </table:table-cell>
          <table:table-cell office:value-type="float" office:value="1575302400.5931" calcext:value-type="float">
            <text:p>1,575,302,401</text:p>
          </table:table-cell>
          <table:table-cell office:value-type="float" office:value="1711626557.70847" calcext:value-type="float">
            <text:p>1,711,626,558</text:p>
          </table:table-cell>
          <table:table-cell office:value-type="float" office:value="2003215931.4676" calcext:value-type="float">
            <text:p>2,003,215,931</text:p>
          </table:table-cell>
          <table:table-cell office:value-type="float" office:value="2425936364.8044" calcext:value-type="float">
            <text:p>2,425,936,365</text:p>
          </table:table-cell>
          <table:table-cell office:value-type="float" office:value="2790755540.33646" calcext:value-type="float">
            <text:p>2,790,755,540</text:p>
          </table:table-cell>
          <table:table-cell office:value-type="float" office:value="2943970198.42379" calcext:value-type="float">
            <text:p>2,943,970,198</text:p>
          </table:table-cell>
          <table:table-cell office:value-type="float" office:value="3168874109.67546" calcext:value-type="float">
            <text:p>3,168,874,110</text:p>
          </table:table-cell>
          <table:table-cell office:value-type="float" office:value="3255699696.38092" calcext:value-type="float">
            <text:p>3,255,699,696</text:p>
          </table:table-cell>
          <table:table-cell office:value-type="float" office:value="3083842963.02623" calcext:value-type="float">
            <text:p>3,083,842,963</text:p>
          </table:table-cell>
          <table:table-cell office:value-type="float" office:value="3247709294.5613" calcext:value-type="float">
            <text:p>3,247,709,295</text:p>
          </table:table-cell>
          <table:table-cell office:value-type="float" office:value="3687893276.39136" calcext:value-type="float">
            <text:p>3,687,893,276</text:p>
          </table:table-cell>
          <table:table-cell office:value-type="float" office:value="4221979687.79145" calcext:value-type="float">
            <text:p>4,221,979,688</text:p>
          </table:table-cell>
          <table:table-cell office:value-type="float" office:value="4667067724.16338" calcext:value-type="float">
            <text:p>4,667,067,724</text:p>
          </table:table-cell>
          <table:table-cell office:value-type="float" office:value="4609483041.58961" calcext:value-type="float">
            <text:p>4,609,483,042</text:p>
          </table:table-cell>
          <table:table-cell office:value-type="float" office:value="4741815451.32174" calcext:value-type="float">
            <text:p>4,741,815,451</text:p>
          </table:table-cell>
          <table:table-cell office:value-type="float" office:value="5401198411.21429" calcext:value-type="float">
            <text:p>5,401,198,411</text:p>
          </table:table-cell>
          <table:table-cell office:value-type="float" office:value="6042456470.81708" calcext:value-type="float">
            <text:p>6,042,456,471</text:p>
          </table:table-cell>
          <table:table-cell office:value-type="float" office:value="6908911540.49763" calcext:value-type="float">
            <text:p>6,908,911,540</text:p>
          </table:table-cell>
          <table:table-cell office:value-type="float" office:value="6102089731.40839" calcext:value-type="float">
            <text:p>6,102,089,731</text:p>
          </table:table-cell>
          <table:table-cell office:value-type="float" office:value="4316444732.37554" calcext:value-type="float">
            <text:p>4,316,444,732</text:p>
          </table:table-cell>
          <table:table-cell office:value-type="float" office:value="3499117404.29302" calcext:value-type="float">
            <text:p>3,499,117,404</text:p>
          </table:table-cell>
          <table:table-cell office:value-type="float" office:value="3757923639.91183" calcext:value-type="float">
            <text:p>3,757,923,640</text:p>
          </table:table-cell>
          <table:table-cell office:value-type="float" office:value="3883953374.85018" calcext:value-type="float">
            <text:p>3,883,953,375</text:p>
          </table:table-cell>
          <table:table-cell office:value-type="float" office:value="6107784009.25218" calcext:value-type="float">
            <text:p>6,107,784,009</text:p>
          </table:table-cell>
          <table:table-cell office:value-type="float" office:value="7146007869.87392" calcext:value-type="float">
            <text:p>7,146,007,870</text:p>
          </table:table-cell>
          <table:table-cell office:value-type="float" office:value="7241615028.06632" calcext:value-type="float">
            <text:p>7,241,615,028</text:p>
          </table:table-cell>
          <table:table-cell office:value-type="float" office:value="7798759180.30265" calcext:value-type="float">
            <text:p>7,798,759,180</text:p>
          </table:table-cell>
          <table:table-cell office:value-type="float" office:value="7490865855.30074" calcext:value-type="float">
            <text:p>7,490,865,855</text:p>
          </table:table-cell>
          <table:table-cell office:value-type="float" office:value="7111767670.98039" calcext:value-type="float">
            <text:p>7,111,767,671</text:p>
          </table:table-cell>
          <table:table-cell office:value-type="float" office:value="6776461179.35366" calcext:value-type="float">
            <text:p>6,776,461,179</text:p>
          </table:table-cell>
          <table:table-cell office:value-type="float" office:value="7044405032.69556" calcext:value-type="float">
            <text:p>7,044,405,033</text:p>
          </table:table-cell>
          <table:table-cell office:value-type="float" office:value="7410282948.12135" calcext:value-type="float">
            <text:p>7,410,282,948</text:p>
          </table:table-cell>
          <table:table-cell office:value-type="float" office:value="7831915983.90419" calcext:value-type="float">
            <text:p>7,831,915,984</text:p>
          </table:table-cell>
          <table:table-cell office:value-type="float" office:value="9372045295.63912" calcext:value-type="float">
            <text:p>9,372,045,296</text:p>
          </table:table-cell>
          <table:table-cell office:value-type="float" office:value="11154359655.6644" calcext:value-type="float">
            <text:p>11,154,359,656</text:p>
          </table:table-cell>
          <table:table-cell office:value-type="float" office:value="12233127237.2929" calcext:value-type="float">
            <text:p>12,233,127,237</text:p>
          </table:table-cell>
          <table:table-cell office:value-type="float" office:value="15052443203.6604" calcext:value-type="float">
            <text:p>15,052,443,204</text:p>
          </table:table-cell>
          <table:table-cell office:value-type="float" office:value="18195091131.0666" calcext:value-type="float">
            <text:p>18,195,091,131</text:p>
          </table:table-cell>
          <table:table-cell office:value-type="float" office:value="19051282707.0638" calcext:value-type="float">
            <text:p>19,051,282,707</text:p>
          </table:table-cell>
          <table:table-cell office:value-type="float" office:value="19803211403.1975" calcext:value-type="float">
            <text:p>19,803,211,403</text:p>
          </table:table-cell>
          <table:table-cell office:value-type="float" office:value="21858387840.2565" calcext:value-type="float">
            <text:p>21,858,387,840</text:p>
          </table:table-cell>
          <table:table-cell office:value-type="float" office:value="24504565808.088" calcext:value-type="float">
            <text:p>24,504,565,808</text:p>
          </table:table-cell>
          <table:table-cell office:value-type="float" office:value="25808492138.2332" calcext:value-type="float">
            <text:p>25,808,492,138</text:p>
          </table:table-cell>
          <table:table-cell office:value-type="float" office:value="27948573312.7026" calcext:value-type="float">
            <text:p>27,948,573,313</text:p>
          </table:table-cell>
          <table:table-cell office:value-type="float" office:value="25207229020.2457" calcext:value-type="float">
            <text:p>25,207,229,020</text:p>
          </table:table-cell>
          <table:table-cell office:value-type="float" office:value="25307842466.5895" calcext:value-type="float">
            <text:p>25,307,842,46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93632545260.9984" calcext:value-type="float">
            <text:p>93,632,545,261</text:p>
          </table:table-cell>
          <table:table-cell office:value-type="float" office:value="88331196235.0871" calcext:value-type="float">
            <text:p>88,331,196,235</text:p>
          </table:table-cell>
          <table:table-cell office:value-type="float" office:value="81359482323.2455" calcext:value-type="float">
            <text:p>81,359,482,323</text:p>
          </table:table-cell>
          <table:table-cell office:value-type="float" office:value="71449430195.147" calcext:value-type="float">
            <text:p>71,449,430,195</text:p>
          </table:table-cell>
          <table:table-cell office:value-type="float" office:value="56235363365.7839" calcext:value-type="float">
            <text:p>56,235,363,366</text:p>
          </table:table-cell>
          <table:table-cell office:value-type="float" office:value="50378567874.2719" calcext:value-type="float">
            <text:p>50,378,567,874</text:p>
          </table:table-cell>
          <table:table-cell office:value-type="float" office:value="46146055635.3645" calcext:value-type="float">
            <text:p>46,146,055,635</text:p>
          </table:table-cell>
          <table:table-cell office:value-type="float" office:value="51937951282.3245" calcext:value-type="float">
            <text:p>51,937,951,282</text:p>
          </table:table-cell>
          <table:table-cell office:value-type="float" office:value="43374410980.9658" calcext:value-type="float">
            <text:p>43,374,410,981</text:p>
          </table:table-cell>
          <table:table-cell office:value-type="float" office:value="32705564368.8629" calcext:value-type="float">
            <text:p>32,705,564,369</text:p>
          </table:table-cell>
          <table:table-cell office:value-type="float" office:value="32375081951.1418" calcext:value-type="float">
            <text:p>32,375,081,951</text:p>
          </table:table-cell>
          <table:table-cell office:value-type="float" office:value="39309154141.9572" calcext:value-type="float">
            <text:p>39,309,154,142</text:p>
          </table:table-cell>
          <table:table-cell office:value-type="float" office:value="43956163612.0433" calcext:value-type="float">
            <text:p>43,956,163,612</text:p>
          </table:table-cell>
          <table:table-cell office:value-type="float" office:value="52010352502.0057" calcext:value-type="float">
            <text:p>52,010,352,502</text:p>
          </table:table-cell>
          <table:table-cell office:value-type="float" office:value="67217871022.9934" calcext:value-type="float">
            <text:p>67,217,871,023</text:p>
          </table:table-cell>
          <table:table-cell office:value-type="float" office:value="89238865118.5263" calcext:value-type="float">
            <text:p>89,238,865,119</text:p>
          </table:table-cell>
          <table:table-cell office:value-type="float" office:value="111884752475.248" calcext:value-type="float">
            <text:p>111,884,752,475</text:p>
          </table:table-cell>
          <table:table-cell office:value-type="float" office:value="148733861386.139" calcext:value-type="float">
            <text:p>148,733,861,386</text:p>
          </table:table-cell>
          <table:table-cell office:value-type="float" office:value="188110375778.931" calcext:value-type="float">
            <text:p>188,110,375,779</text:p>
          </table:table-cell>
          <table:table-cell office:value-type="float" office:value="121552148243.748" calcext:value-type="float">
            <text:p>121,552,148,244</text:p>
          </table:table-cell>
          <table:table-cell office:value-type="float" office:value="136012480321.765" calcext:value-type="float">
            <text:p>136,012,480,322</text:p>
          </table:table-cell>
          <table:table-cell office:value-type="float" office:value="163160432768.891" calcext:value-type="float">
            <text:p>163,160,432,769</text:p>
          </table:table-cell>
          <table:table-cell office:value-type="float" office:value="175780733796.164" calcext:value-type="float">
            <text:p>175,780,733,796</text:p>
          </table:table-cell>
          <table:table-cell office:value-type="float" office:value="183310146378.081" calcext:value-type="float">
            <text:p>183,310,146,378</text:p>
          </table:table-cell>
          <table:table-cell office:value-type="float" office:value="133503867181.971" calcext:value-type="float">
            <text:p>133,503,867,182</text:p>
          </table:table-cell>
          <table:table-cell office:value-type="float" office:value="91030968761.4155" calcext:value-type="float">
            <text:p>91,030,968,761</text:p>
          </table:table-cell>
          <table:table-cell office:value-type="float" office:value="93270354851.8624" calcext:value-type="float">
            <text:p>93,270,354,85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67266663.72352" calcext:value-type="float">
            <text:p>1,067,266,664</text:p>
          </table:table-cell>
          <table:table-cell office:value-type="float" office:value="1462298218.70191" calcext:value-type="float">
            <text:p>1,462,298,219</text:p>
          </table:table-cell>
          <table:table-cell office:value-type="float" office:value="2201609970.39721" calcext:value-type="float">
            <text:p>2,201,609,970</text:p>
          </table:table-cell>
          <table:table-cell office:value-type="float" office:value="4267682605.49052" calcext:value-type="float">
            <text:p>4,267,682,605</text:p>
          </table:table-cell>
          <table:table-cell office:value-type="float" office:value="11768960346.192" calcext:value-type="float">
            <text:p>11,768,960,346</text:p>
          </table:table-cell>
          <table:table-cell office:value-type="float" office:value="14913105617.7258" calcext:value-type="float">
            <text:p>14,913,105,618</text:p>
          </table:table-cell>
          <table:table-cell office:value-type="float" office:value="19464294994.4541" calcext:value-type="float">
            <text:p>19,464,294,994</text:p>
          </table:table-cell>
          <table:table-cell office:value-type="float" office:value="25197030752.7763" calcext:value-type="float">
            <text:p>25,197,030,753</text:p>
          </table:table-cell>
          <table:table-cell office:value-type="float" office:value="24086428985.0104" calcext:value-type="float">
            <text:p>24,086,428,985</text:p>
          </table:table-cell>
          <table:table-cell office:value-type="float" office:value="31633624905.7584" calcext:value-type="float">
            <text:p>31,633,624,906</text:p>
          </table:table-cell>
          <table:table-cell office:value-type="float" office:value="44168902930.2939" calcext:value-type="float">
            <text:p>44,168,902,930</text:p>
          </table:table-cell>
          <table:table-cell office:value-type="float" office:value="49978178963.4917" calcext:value-type="float">
            <text:p>49,978,178,963</text:p>
          </table:table-cell>
          <table:table-cell office:value-type="float" office:value="47231997233.5146" calcext:value-type="float">
            <text:p>47,231,997,234</text:p>
          </table:table-cell>
          <table:table-cell office:value-type="float" office:value="43362742846.4622" calcext:value-type="float">
            <text:p>43,362,742,846</text:p>
          </table:table-cell>
          <table:table-cell office:value-type="float" office:value="42354292119.49" calcext:value-type="float">
            <text:p>42,354,292,119</text:p>
          </table:table-cell>
          <table:table-cell office:value-type="float" office:value="41134253523.0183" calcext:value-type="float">
            <text:p>41,134,253,523</text:p>
          </table:table-cell>
          <table:table-cell office:value-type="float" office:value="34387154898.6652" calcext:value-type="float">
            <text:p>34,387,154,899</text:p>
          </table:table-cell>
          <table:table-cell office:value-type="float" office:value="36860291624.8979" calcext:value-type="float">
            <text:p>36,860,291,625</text:p>
          </table:table-cell>
          <table:table-cell office:value-type="float" office:value="36749676278.9431" calcext:value-type="float">
            <text:p>36,749,676,279</text:p>
          </table:table-cell>
          <table:table-cell office:value-type="float" office:value="42006844975.2111" calcext:value-type="float">
            <text:p>42,006,844,975</text:p>
          </table:table-cell>
          <table:table-cell office:value-type="float" office:value="51363957467.4476" calcext:value-type="float">
            <text:p>51,363,957,467</text:p>
          </table:table-cell>
          <table:table-cell office:value-type="float" office:value="52225758567.1479" calcext:value-type="float">
            <text:p>52,225,758,567</text:p>
          </table:table-cell>
          <table:table-cell office:value-type="float" office:value="54948005423.0455" calcext:value-type="float">
            <text:p>54,948,005,423</text:p>
          </table:table-cell>
          <table:table-cell office:value-type="float" office:value="56352199950.1498" calcext:value-type="float">
            <text:p>56,352,199,950</text:p>
          </table:table-cell>
          <table:table-cell office:value-type="float" office:value="60080131150.6402" calcext:value-type="float">
            <text:p>60,080,131,151</text:p>
          </table:table-cell>
          <table:table-cell office:value-type="float" office:value="66602765375.647" calcext:value-type="float">
            <text:p>66,602,765,376</text:p>
          </table:table-cell>
          <table:table-cell office:value-type="float" office:value="74532671761.6453" calcext:value-type="float">
            <text:p>74,532,671,762</text:p>
          </table:table-cell>
          <table:table-cell office:value-type="float" office:value="79866461486.8739" calcext:value-type="float">
            <text:p>79,866,461,487</text:p>
          </table:table-cell>
          <table:table-cell office:value-type="float" office:value="76663323509.0538" calcext:value-type="float">
            <text:p>76,663,323,509</text:p>
          </table:table-cell>
          <table:table-cell office:value-type="float" office:value="85548961330.4289" calcext:value-type="float">
            <text:p>85,548,961,330</text:p>
          </table:table-cell>
          <table:table-cell office:value-type="float" office:value="105700982176.447" calcext:value-type="float">
            <text:p>105,700,982,176</text:p>
          </table:table-cell>
          <table:table-cell office:value-type="float" office:value="104661744313.41" calcext:value-type="float">
            <text:p>104,661,744,313</text:p>
          </table:table-cell>
          <table:table-cell office:value-type="float" office:value="111251308555.48" calcext:value-type="float">
            <text:p>111,251,308,555</text:p>
          </table:table-cell>
          <table:table-cell office:value-type="float" office:value="125971349039.347" calcext:value-type="float">
            <text:p>125,971,349,039</text:p>
          </table:table-cell>
          <table:table-cell office:value-type="float" office:value="149756056208.305" calcext:value-type="float">
            <text:p>149,756,056,208</text:p>
          </table:table-cell>
          <table:table-cell office:value-type="float" office:value="182977708322.396" calcext:value-type="float">
            <text:p>182,977,708,322</text:p>
          </table:table-cell>
          <table:table-cell office:value-type="float" office:value="225019084677.468" calcext:value-type="float">
            <text:p>225,019,084,677</text:p>
          </table:table-cell>
          <table:table-cell office:value-type="float" office:value="261286649416.746" calcext:value-type="float">
            <text:p>261,286,649,417</text:p>
          </table:table-cell>
          <table:table-cell office:value-type="float" office:value="319597350363.785" calcext:value-type="float">
            <text:p>319,597,350,364</text:p>
          </table:table-cell>
          <table:table-cell office:value-type="float" office:value="256860757131.654" calcext:value-type="float">
            <text:p>256,860,757,132</text:p>
          </table:table-cell>
          <table:table-cell office:value-type="float" office:value="289787452661.402" calcext:value-type="float">
            <text:p>289,787,452,661</text:p>
          </table:table-cell>
          <table:table-cell office:value-type="float" office:value="350666058392.103" calcext:value-type="float">
            <text:p>350,666,058,392</text:p>
          </table:table-cell>
          <table:table-cell office:value-type="float" office:value="374590657683.322" calcext:value-type="float">
            <text:p>374,590,657,683</text:p>
          </table:table-cell>
          <table:table-cell office:value-type="float" office:value="390107528483.05" calcext:value-type="float">
            <text:p>390,107,528,483</text:p>
          </table:table-cell>
          <table:table-cell office:value-type="float" office:value="403137207534.922" calcext:value-type="float">
            <text:p>403,137,207,535</text:p>
          </table:table-cell>
          <table:table-cell office:value-type="float" office:value="358134944420.422" calcext:value-type="float">
            <text:p>358,134,944,420</text:p>
          </table:table-cell>
          <table:table-cell office:value-type="float" office:value="348743627619.878" calcext:value-type="float">
            <text:p>348,743,627,62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30682295637.119" calcext:value-type="float">
            <text:p>130,682,295,637</text:p>
          </table:table-cell>
          <table:table-cell office:value-type="float" office:value="148106601857.137" calcext:value-type="float">
            <text:p>148,106,601,857</text:p>
          </table:table-cell>
          <table:table-cell office:value-type="float" office:value="169969084028.49" calcext:value-type="float">
            <text:p>169,969,084,028</text:p>
          </table:table-cell>
          <table:table-cell office:value-type="float" office:value="192551676950.861" calcext:value-type="float">
            <text:p>192,551,676,951</text:p>
          </table:table-cell>
          <table:table-cell office:value-type="float" office:value="206152361030.543" calcext:value-type="float">
            <text:p>206,152,361,031</text:p>
          </table:table-cell>
          <table:table-cell office:value-type="float" office:value="241734621312.295" calcext:value-type="float">
            <text:p>241,734,621,312</text:p>
          </table:table-cell>
          <table:table-cell office:value-type="float" office:value="232610445456.538" calcext:value-type="float">
            <text:p>232,610,445,457</text:p>
          </table:table-cell>
          <table:table-cell office:value-type="float" office:value="263079306617.242" calcext:value-type="float">
            <text:p>263,079,306,617</text:p>
          </table:table-cell>
          <table:table-cell office:value-type="float" office:value="335880078399.848" calcext:value-type="float">
            <text:p>335,880,078,400</text:p>
          </table:table-cell>
          <table:table-cell office:value-type="float" office:value="439011580877.703" calcext:value-type="float">
            <text:p>439,011,580,878</text:p>
          </table:table-cell>
          <table:table-cell office:value-type="float" office:value="564954276868.089" calcext:value-type="float">
            <text:p>564,954,276,868</text:p>
          </table:table-cell>
          <table:table-cell office:value-type="float" office:value="540720761152.05" calcext:value-type="float">
            <text:p>540,720,761,152</text:p>
          </table:table-cell>
          <table:table-cell office:value-type="float" office:value="515006780277.423" calcext:value-type="float">
            <text:p>515,006,780,277</text:p>
          </table:table-cell>
          <table:table-cell office:value-type="float" office:value="489599764279.816" calcext:value-type="float">
            <text:p>489,599,764,280</text:p>
          </table:table-cell>
          <table:table-cell office:value-type="float" office:value="461483005638.353" calcext:value-type="float">
            <text:p>461,483,005,638</text:p>
          </table:table-cell>
          <table:table-cell office:value-type="float" office:value="489256281228.667" calcext:value-type="float">
            <text:p>489,256,281,229</text:p>
          </table:table-cell>
          <table:table-cell office:value-type="float" office:value="601455004221.652" calcext:value-type="float">
            <text:p>601,455,004,222</text:p>
          </table:table-cell>
          <table:table-cell office:value-type="float" office:value="745130338365.8" calcext:value-type="float">
            <text:p>745,130,338,366</text:p>
          </table:table-cell>
          <table:table-cell office:value-type="float" office:value="910171030657.681" calcext:value-type="float">
            <text:p>910,171,030,658</text:p>
          </table:table-cell>
          <table:table-cell office:value-type="float" office:value="926926143222.191" calcext:value-type="float">
            <text:p>926,926,143,222</text:p>
          </table:table-cell>
          <table:table-cell office:value-type="float" office:value="1093213710428.01" calcext:value-type="float">
            <text:p>1,093,213,710,428</text:p>
          </table:table-cell>
          <table:table-cell office:value-type="float" office:value="1142766274398.22" calcext:value-type="float">
            <text:p>1,142,766,274,398</text:p>
          </table:table-cell>
          <table:table-cell office:value-type="float" office:value="1179713014951.83" calcext:value-type="float">
            <text:p>1,179,713,014,952</text:p>
          </table:table-cell>
          <table:table-cell office:value-type="float" office:value="1061457883633.55" calcext:value-type="float">
            <text:p>1,061,457,883,634</text:p>
          </table:table-cell>
          <table:table-cell office:value-type="float" office:value="1140443311074.5" calcext:value-type="float">
            <text:p>1,140,443,311,075</text:p>
          </table:table-cell>
          <table:table-cell office:value-type="float" office:value="1335285732853.34" calcext:value-type="float">
            <text:p>1,335,285,732,853</text:p>
          </table:table-cell>
          <table:table-cell office:value-type="float" office:value="1408873343865.43" calcext:value-type="float">
            <text:p>1,408,873,343,865</text:p>
          </table:table-cell>
          <table:table-cell office:value-type="float" office:value="1552391841293.9" calcext:value-type="float">
            <text:p>1,552,391,841,294</text:p>
          </table:table-cell>
          <table:table-cell office:value-type="float" office:value="1638447072220.44" calcext:value-type="float">
            <text:p>1,638,447,072,220</text:p>
          </table:table-cell>
          <table:table-cell office:value-type="float" office:value="1665739985453.93" calcext:value-type="float">
            <text:p>1,665,739,985,454</text:p>
          </table:table-cell>
          <table:table-cell office:value-type="float" office:value="1647874399363.52" calcext:value-type="float">
            <text:p>1,647,874,399,364</text:p>
          </table:table-cell>
          <table:table-cell office:value-type="float" office:value="1621615046317.96" calcext:value-type="float">
            <text:p>1,621,615,046,318</text:p>
          </table:table-cell>
          <table:table-cell office:value-type="float" office:value="1768346430730.34" calcext:value-type="float">
            <text:p>1,768,346,430,730</text:p>
          </table:table-cell>
          <table:table-cell office:value-type="float" office:value="2038486625930.14" calcext:value-type="float">
            <text:p>2,038,486,625,930</text:p>
          </table:table-cell>
          <table:table-cell office:value-type="float" office:value="2398643304405.14" calcext:value-type="float">
            <text:p>2,398,643,304,405</text:p>
          </table:table-cell>
          <table:table-cell office:value-type="float" office:value="2520709456695.32" calcext:value-type="float">
            <text:p>2,520,709,456,695</text:p>
          </table:table-cell>
          <table:table-cell office:value-type="float" office:value="2692678753235.28" calcext:value-type="float">
            <text:p>2,692,678,753,235</text:p>
          </table:table-cell>
          <table:table-cell office:value-type="float" office:value="3074534037210.33" calcext:value-type="float">
            <text:p>3,074,534,037,210</text:p>
          </table:table-cell>
          <table:table-cell office:value-type="float" office:value="2890743681248.61" calcext:value-type="float">
            <text:p>2,890,743,681,249</text:p>
          </table:table-cell>
          <table:table-cell office:value-type="float" office:value="2382754478608.26" calcext:value-type="float">
            <text:p>2,382,754,478,608</text:p>
          </table:table-cell>
          <table:table-cell office:value-type="float" office:value="2441173394729.62" calcext:value-type="float">
            <text:p>2,441,173,394,730</text:p>
          </table:table-cell>
          <table:table-cell office:value-type="float" office:value="2619700404733.37" calcext:value-type="float">
            <text:p>2,619,700,404,733</text:p>
          </table:table-cell>
          <table:table-cell office:value-type="float" office:value="2662085168498.93" calcext:value-type="float">
            <text:p>2,662,085,168,499</text:p>
          </table:table-cell>
          <table:table-cell office:value-type="float" office:value="2739818680930.19" calcext:value-type="float">
            <text:p>2,739,818,680,930</text:p>
          </table:table-cell>
          <table:table-cell office:value-type="float" office:value="3022827781881.39" calcext:value-type="float">
            <text:p>3,022,827,781,881</text:p>
          </table:table-cell>
          <table:table-cell office:value-type="float" office:value="2885570309160.86" calcext:value-type="float">
            <text:p>2,885,570,309,161</text:p>
          </table:table-cell>
          <table:table-cell office:value-type="float" office:value="2647898654635.24" calcext:value-type="float">
            <text:p>2,647,898,654,6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075900000000" calcext:value-type="float">
            <text:p>1,075,900,000,000</text:p>
          </table:table-cell>
          <table:table-cell office:value-type="float" office:value="1167800000000" calcext:value-type="float">
            <text:p>1,167,800,000,000</text:p>
          </table:table-cell>
          <table:table-cell office:value-type="float" office:value="1282400000000" calcext:value-type="float">
            <text:p>1,282,400,000,000</text:p>
          </table:table-cell>
          <table:table-cell office:value-type="float" office:value="1428500000000" calcext:value-type="float">
            <text:p>1,428,500,000,000</text:p>
          </table:table-cell>
          <table:table-cell office:value-type="float" office:value="1548800000000" calcext:value-type="float">
            <text:p>1,548,800,000,000</text:p>
          </table:table-cell>
          <table:table-cell office:value-type="float" office:value="1688900000000" calcext:value-type="float">
            <text:p>1,688,900,000,000</text:p>
          </table:table-cell>
          <table:table-cell office:value-type="float" office:value="1877600000000" calcext:value-type="float">
            <text:p>1,877,600,000,000</text:p>
          </table:table-cell>
          <table:table-cell office:value-type="float" office:value="2086000000000" calcext:value-type="float">
            <text:p>2,086,000,000,000</text:p>
          </table:table-cell>
          <table:table-cell office:value-type="float" office:value="2356600000000" calcext:value-type="float">
            <text:p>2,356,600,000,000</text:p>
          </table:table-cell>
          <table:table-cell office:value-type="float" office:value="2632100000000" calcext:value-type="float">
            <text:p>2,632,100,000,000</text:p>
          </table:table-cell>
          <table:table-cell office:value-type="float" office:value="2862500000000" calcext:value-type="float">
            <text:p>2,862,500,000,000</text:p>
          </table:table-cell>
          <table:table-cell office:value-type="float" office:value="3210900000000" calcext:value-type="float">
            <text:p>3,210,900,000,000</text:p>
          </table:table-cell>
          <table:table-cell office:value-type="float" office:value="3345000000000" calcext:value-type="float">
            <text:p>3,345,000,000,000</text:p>
          </table:table-cell>
          <table:table-cell office:value-type="float" office:value="3638100000000" calcext:value-type="float">
            <text:p>3,638,100,000,000</text:p>
          </table:table-cell>
          <table:table-cell office:value-type="float" office:value="4040700000000" calcext:value-type="float">
            <text:p>4,040,700,000,000</text:p>
          </table:table-cell>
          <table:table-cell office:value-type="float" office:value="4346700000000" calcext:value-type="float">
            <text:p>4,346,700,000,000</text:p>
          </table:table-cell>
          <table:table-cell office:value-type="float" office:value="4590100000000" calcext:value-type="float">
            <text:p>4,590,100,000,000</text:p>
          </table:table-cell>
          <table:table-cell office:value-type="float" office:value="4870200000000" calcext:value-type="float">
            <text:p>4,870,200,000,000</text:p>
          </table:table-cell>
          <table:table-cell office:value-type="float" office:value="5252600000000" calcext:value-type="float">
            <text:p>5,252,600,000,000</text:p>
          </table:table-cell>
          <table:table-cell office:value-type="float" office:value="5657700000000" calcext:value-type="float">
            <text:p>5,657,700,000,000</text:p>
          </table:table-cell>
          <table:table-cell office:value-type="float" office:value="5979600000000" calcext:value-type="float">
            <text:p>5,979,600,000,000</text:p>
          </table:table-cell>
          <table:table-cell office:value-type="float" office:value="6174000000000" calcext:value-type="float">
            <text:p>6,174,000,000,000</text:p>
          </table:table-cell>
          <table:table-cell office:value-type="float" office:value="6539300000000" calcext:value-type="float">
            <text:p>6,539,300,000,000</text:p>
          </table:table-cell>
          <table:table-cell office:value-type="float" office:value="6878700000000" calcext:value-type="float">
            <text:p>6,878,700,000,000</text:p>
          </table:table-cell>
          <table:table-cell office:value-type="float" office:value="7308700000000" calcext:value-type="float">
            <text:p>7,308,700,000,000</text:p>
          </table:table-cell>
          <table:table-cell office:value-type="float" office:value="7664060000000" calcext:value-type="float">
            <text:p>7,664,060,000,000</text:p>
          </table:table-cell>
          <table:table-cell office:value-type="float" office:value="8100201000000" calcext:value-type="float">
            <text:p>8,100,201,000,000</text:p>
          </table:table-cell>
          <table:table-cell office:value-type="float" office:value="8608515000000" calcext:value-type="float">
            <text:p>8,608,515,000,000</text:p>
          </table:table-cell>
          <table:table-cell office:value-type="float" office:value="9089168000000" calcext:value-type="float">
            <text:p>9,089,168,000,000</text:p>
          </table:table-cell>
          <table:table-cell office:value-type="float" office:value="9660624000000" calcext:value-type="float">
            <text:p>9,660,624,000,000</text:p>
          </table:table-cell>
          <table:table-cell office:value-type="float" office:value="10284779000000" calcext:value-type="float">
            <text:p>10,284,779,000,000</text:p>
          </table:table-cell>
          <table:table-cell office:value-type="float" office:value="10621824000000" calcext:value-type="float">
            <text:p>10,621,824,000,000</text:p>
          </table:table-cell>
          <table:table-cell office:value-type="float" office:value="10977514000000" calcext:value-type="float">
            <text:p>10,977,514,000,000</text:p>
          </table:table-cell>
          <table:table-cell office:value-type="float" office:value="11510670000000" calcext:value-type="float">
            <text:p>11,510,670,000,000</text:p>
          </table:table-cell>
          <table:table-cell office:value-type="float" office:value="12274928000000" calcext:value-type="float">
            <text:p>12,274,928,000,000</text:p>
          </table:table-cell>
          <table:table-cell office:value-type="float" office:value="13093726000000" calcext:value-type="float">
            <text:p>13,093,726,000,000</text:p>
          </table:table-cell>
          <table:table-cell office:value-type="float" office:value="13855888000000" calcext:value-type="float">
            <text:p>13,855,888,000,000</text:p>
          </table:table-cell>
          <table:table-cell office:value-type="float" office:value="14477635000000" calcext:value-type="float">
            <text:p>14,477,635,000,000</text:p>
          </table:table-cell>
          <table:table-cell office:value-type="float" office:value="14718582000000" calcext:value-type="float">
            <text:p>14,718,582,000,000</text:p>
          </table:table-cell>
          <table:table-cell office:value-type="float" office:value="14418739000000" calcext:value-type="float">
            <text:p>14,418,739,000,000</text:p>
          </table:table-cell>
          <table:table-cell office:value-type="float" office:value="14964372000000" calcext:value-type="float">
            <text:p>14,964,372,000,000</text:p>
          </table:table-cell>
          <table:table-cell office:value-type="float" office:value="15517926000000" calcext:value-type="float">
            <text:p>15,517,926,000,000</text:p>
          </table:table-cell>
          <table:table-cell office:value-type="float" office:value="16155254800000" calcext:value-type="float">
            <text:p>16,155,254,800,000</text:p>
          </table:table-cell>
          <table:table-cell office:value-type="float" office:value="16691517000000" calcext:value-type="float">
            <text:p>16,691,517,000,000</text:p>
          </table:table-cell>
          <table:table-cell office:value-type="float" office:value="17427609000000" calcext:value-type="float">
            <text:p>17,427,609,000,000</text:p>
          </table:table-cell>
          <table:table-cell office:value-type="float" office:value="18120714000000" calcext:value-type="float">
            <text:p>18,120,714,000,000</text:p>
          </table:table-cell>
          <table:table-cell office:value-type="float" office:value="18624475000000" calcext:value-type="float">
            <text:p>18,624,475,000,00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537645161.29032" calcext:value-type="float">
            <text:p>2,537,645,161</text:p>
          </table:table-cell>
          <table:table-cell office:value-type="float" office:value="3048552419.35484" calcext:value-type="float">
            <text:p>3,048,552,419</text:p>
          </table:table-cell>
          <table:table-cell office:value-type="float" office:value="2450067269.39627" calcext:value-type="float">
            <text:p>2,450,067,269</text:p>
          </table:table-cell>
          <table:table-cell office:value-type="float" office:value="3128676885.92342" calcext:value-type="float">
            <text:p>3,128,676,886</text:p>
          </table:table-cell>
          <table:table-cell office:value-type="float" office:value="4334170818.81315" calcext:value-type="float">
            <text:p>4,334,170,819</text:p>
          </table:table-cell>
          <table:table-cell office:value-type="float" office:value="3824532836.37719" calcext:value-type="float">
            <text:p>3,824,532,836</text:p>
          </table:table-cell>
          <table:table-cell office:value-type="float" office:value="4007226949.28085" calcext:value-type="float">
            <text:p>4,007,226,949</text:p>
          </table:table-cell>
          <table:table-cell office:value-type="float" office:value="4487941893.8307" calcext:value-type="float">
            <text:p>4,487,941,894</text:p>
          </table:table-cell>
          <table:table-cell office:value-type="float" office:value="5377141228.55562" calcext:value-type="float">
            <text:p>5,377,141,229</text:p>
          </table:table-cell>
          <table:table-cell office:value-type="float" office:value="7698314224.96279" calcext:value-type="float">
            <text:p>7,698,314,225</text:p>
          </table:table-cell>
          <table:table-cell office:value-type="float" office:value="10642194984.8443" calcext:value-type="float">
            <text:p>10,642,194,985</text:p>
          </table:table-cell>
          <table:table-cell office:value-type="float" office:value="11880159357.6282" calcext:value-type="float">
            <text:p>11,880,159,358</text:p>
          </table:table-cell>
          <table:table-cell office:value-type="float" office:value="9727902141.48219" calcext:value-type="float">
            <text:p>9,727,902,141</text:p>
          </table:table-cell>
          <table:table-cell office:value-type="float" office:value="5635610957.31013" calcext:value-type="float">
            <text:p>5,635,610,957</text:p>
          </table:table-cell>
          <table:table-cell office:value-type="float" office:value="5355153238.31107" calcext:value-type="float">
            <text:p>5,355,153,238</text:p>
          </table:table-cell>
          <table:table-cell office:value-type="float" office:value="5225664527.50295" calcext:value-type="float">
            <text:p>5,225,664,528</text:p>
          </table:table-cell>
          <table:table-cell office:value-type="float" office:value="6493946628.0727" calcext:value-type="float">
            <text:p>6,493,946,628</text:p>
          </table:table-cell>
          <table:table-cell office:value-type="float" office:value="8136331258.63738" calcext:value-type="float">
            <text:p>8,136,331,259</text:p>
          </table:table-cell>
          <table:table-cell office:value-type="float" office:value="8395984290.42628" calcext:value-type="float">
            <text:p>8,395,984,290</text:p>
          </table:table-cell>
          <table:table-cell office:value-type="float" office:value="8603748975.46867" calcext:value-type="float">
            <text:p>8,603,748,975</text:p>
          </table:table-cell>
          <table:table-cell office:value-type="float" office:value="9239418919.87992" calcext:value-type="float">
            <text:p>9,239,418,920</text:p>
          </table:table-cell>
          <table:table-cell office:value-type="float" office:value="11095737334.4413" calcext:value-type="float">
            <text:p>11,095,737,334</text:p>
          </table:table-cell>
          <table:table-cell office:value-type="float" office:value="14222511105.7603" calcext:value-type="float">
            <text:p>14,222,511,106</text:p>
          </table:table-cell>
          <table:table-cell office:value-type="float" office:value="16568270579.26" calcext:value-type="float">
            <text:p>16,568,270,579</text:p>
          </table:table-cell>
          <table:table-cell office:value-type="float" office:value="19298684423.6126" calcext:value-type="float">
            <text:p>19,298,684,424</text:p>
          </table:table-cell>
          <table:table-cell office:value-type="float" office:value="21312174665.1441" calcext:value-type="float">
            <text:p>21,312,174,665</text:p>
          </table:table-cell>
          <table:table-cell office:value-type="float" office:value="22657097697.811" calcext:value-type="float">
            <text:p>22,657,097,698</text:p>
          </table:table-cell>
          <table:table-cell office:value-type="float" office:value="23969738389.2606" calcext:value-type="float">
            <text:p>23,969,738,389</text:p>
          </table:table-cell>
          <table:table-cell office:value-type="float" office:value="25385887793.2247" calcext:value-type="float">
            <text:p>25,385,887,793</text:p>
          </table:table-cell>
          <table:table-cell office:value-type="float" office:value="23983931988.7471" calcext:value-type="float">
            <text:p>23,983,931,989</text:p>
          </table:table-cell>
          <table:table-cell office:value-type="float" office:value="22823249544.9227" calcext:value-type="float">
            <text:p>22,823,249,545</text:p>
          </table:table-cell>
          <table:table-cell office:value-type="float" office:value="20898758301.0385" calcext:value-type="float">
            <text:p>20,898,758,301</text:p>
          </table:table-cell>
          <table:table-cell office:value-type="float" office:value="13606503906.9544" calcext:value-type="float">
            <text:p>13,606,503,907</text:p>
          </table:table-cell>
          <table:table-cell office:value-type="float" office:value="12045652609.3325" calcext:value-type="float">
            <text:p>12,045,652,609</text:p>
          </table:table-cell>
          <table:table-cell office:value-type="float" office:value="13686372968.9053" calcext:value-type="float">
            <text:p>13,686,372,969</text:p>
          </table:table-cell>
          <table:table-cell office:value-type="float" office:value="17362839378.069" calcext:value-type="float">
            <text:p>17,362,839,378</text:p>
          </table:table-cell>
          <table:table-cell office:value-type="float" office:value="19579486728.5862" calcext:value-type="float">
            <text:p>19,579,486,729</text:p>
          </table:table-cell>
          <table:table-cell office:value-type="float" office:value="23410566858.4989" calcext:value-type="float">
            <text:p>23,410,566,858</text:p>
          </table:table-cell>
          <table:table-cell office:value-type="float" office:value="30366193328.5016" calcext:value-type="float">
            <text:p>30,366,193,329</text:p>
          </table:table-cell>
          <table:table-cell office:value-type="float" office:value="31660914909.6914" calcext:value-type="float">
            <text:p>31,660,914,910</text:p>
          </table:table-cell>
          <table:table-cell office:value-type="float" office:value="40284556645.2427" calcext:value-type="float">
            <text:p>40,284,556,645</text:p>
          </table:table-cell>
          <table:table-cell office:value-type="float" office:value="47962411092.007" calcext:value-type="float">
            <text:p>47,962,411,092</text:p>
          </table:table-cell>
          <table:table-cell office:value-type="float" office:value="51264476756.5665" calcext:value-type="float">
            <text:p>51,264,476,757</text:p>
          </table:table-cell>
          <table:table-cell office:value-type="float" office:value="57531224151.0983" calcext:value-type="float">
            <text:p>57,531,224,151</text:p>
          </table:table-cell>
          <table:table-cell office:value-type="float" office:value="57235936036.3761" calcext:value-type="float">
            <text:p>57,235,936,036</text:p>
          </table:table-cell>
          <table:table-cell office:value-type="float" office:value="53274361110.535" calcext:value-type="float">
            <text:p>53,274,361,111</text:p>
          </table:table-cell>
          <table:table-cell office:value-type="float" office:value="52419718459.284" calcext:value-type="float">
            <text:p>52,419,718,45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USSR (Former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433412461168.889" calcext:value-type="float">
            <text:p>433,412,461,169</text:p>
          </table:table-cell>
          <table:table-cell office:value-type="float" office:value="455576460934.444" calcext:value-type="float">
            <text:p>455,576,460,934</text:p>
          </table:table-cell>
          <table:table-cell office:value-type="float" office:value="515797471199.271" calcext:value-type="float">
            <text:p>515,797,471,199</text:p>
          </table:table-cell>
          <table:table-cell office:value-type="float" office:value="617777387022.973" calcext:value-type="float">
            <text:p>617,777,387,023</text:p>
          </table:table-cell>
          <table:table-cell office:value-type="float" office:value="616593066088.083" calcext:value-type="float">
            <text:p>616,593,066,088</text:p>
          </table:table-cell>
          <table:table-cell office:value-type="float" office:value="685971572349.931" calcext:value-type="float">
            <text:p>685,971,572,350</text:p>
          </table:table-cell>
          <table:table-cell office:value-type="float" office:value="688530165752.632" calcext:value-type="float">
            <text:p>688,530,165,753</text:p>
          </table:table-cell>
          <table:table-cell office:value-type="float" office:value="738416534350.474" calcext:value-type="float">
            <text:p>738,416,534,350</text:p>
          </table:table-cell>
          <table:table-cell office:value-type="float" office:value="840138635669.591" calcext:value-type="float">
            <text:p>840,138,635,670</text:p>
          </table:table-cell>
          <table:table-cell office:value-type="float" office:value="901615848297.256" calcext:value-type="float">
            <text:p>901,615,848,297</text:p>
          </table:table-cell>
          <table:table-cell office:value-type="float" office:value="940037885448.485" calcext:value-type="float">
            <text:p>940,037,885,448</text:p>
          </table:table-cell>
          <table:table-cell office:value-type="float" office:value="906864339722.222" calcext:value-type="float">
            <text:p>906,864,339,722</text:p>
          </table:table-cell>
          <table:table-cell office:value-type="float" office:value="959947826212.329" calcext:value-type="float">
            <text:p>959,947,826,212</text:p>
          </table:table-cell>
          <table:table-cell office:value-type="float" office:value="993047901289.973" calcext:value-type="float">
            <text:p>993,047,901,290</text:p>
          </table:table-cell>
          <table:table-cell office:value-type="float" office:value="938264302955.774" calcext:value-type="float">
            <text:p>938,264,302,956</text:p>
          </table:table-cell>
          <table:table-cell office:value-type="float" office:value="914117647058.824" calcext:value-type="float">
            <text:p>914,117,647,059</text:p>
          </table:table-cell>
          <table:table-cell office:value-type="float" office:value="849836060192.954" calcext:value-type="float">
            <text:p>849,836,060,193</text:p>
          </table:table-cell>
          <table:table-cell office:value-type="float" office:value="798433776930.797" calcext:value-type="float">
            <text:p>798,433,776,931</text:p>
          </table:table-cell>
          <table:table-cell office:value-type="float" office:value="780267901444.945" calcext:value-type="float">
            <text:p>780,267,901,445</text:p>
          </table:table-cell>
          <table:table-cell office:value-type="float" office:value="776990550700.322" calcext:value-type="float">
            <text:p>776,990,550,700</text:p>
          </table:table-cell>
          <table:table-cell office:value-type="float" office:value="784004702065.827" calcext:value-type="float">
            <text:p>784,004,702,066</text:p>
          </table:table-cell>
          <table:table-cell table:number-columns-repeated="2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14742409843.2099" calcext:value-type="float">
            <text:p>14,742,409,843</text:p>
          </table:table-cell>
          <table:table-cell office:value-type="float" office:value="15157816894.8581" calcext:value-type="float">
            <text:p>15,157,816,895</text:p>
          </table:table-cell>
          <table:table-cell office:value-type="float" office:value="13767089901.5363" calcext:value-type="float">
            <text:p>13,767,089,902</text:p>
          </table:table-cell>
          <table:table-cell office:value-type="float" office:value="13771281947.9384" calcext:value-type="float">
            <text:p>13,771,281,948</text:p>
          </table:table-cell>
          <table:table-cell office:value-type="float" office:value="13333230057.9619" calcext:value-type="float">
            <text:p>13,333,230,058</text:p>
          </table:table-cell>
          <table:table-cell office:value-type="float" office:value="13474307806.5787" calcext:value-type="float">
            <text:p>13,474,307,807</text:p>
          </table:table-cell>
          <table:table-cell office:value-type="float" office:value="13953534109.817" calcext:value-type="float">
            <text:p>13,953,534,110</text:p>
          </table:table-cell>
          <table:table-cell office:value-type="float" office:value="15525774834.4371" calcext:value-type="float">
            <text:p>15,525,774,834</text:p>
          </table:table-cell>
          <table:table-cell office:value-type="float" office:value="14987113149.3077" calcext:value-type="float">
            <text:p>14,987,113,149</text:p>
          </table:table-cell>
          <table:table-cell office:value-type="float" office:value="17080519157.4724" calcext:value-type="float">
            <text:p>17,080,519,157</text:p>
          </table:table-cell>
          <table:table-cell office:value-type="float" office:value="13759307012.2918" calcext:value-type="float">
            <text:p>13,759,307,012</text:p>
          </table:table-cell>
          <table:table-cell office:value-type="float" office:value="9335524119.74144" calcext:value-type="float">
            <text:p>9,335,524,120</text:p>
          </table:table-cell>
          <table:table-cell office:value-type="float" office:value="9876887486.57714" calcext:value-type="float">
            <text:p>9,876,887,487</text:p>
          </table:table-cell>
          <table:table-cell office:value-type="float" office:value="10159057779.3831" calcext:value-type="float">
            <text:p>10,159,057,779</text:p>
          </table:table-cell>
          <table:table-cell office:value-type="float" office:value="12086650072.7013" calcext:value-type="float">
            <text:p>12,086,650,073</text:p>
          </table:table-cell>
          <table:table-cell office:value-type="float" office:value="14395942512.9057" calcext:value-type="float">
            <text:p>14,395,942,513</text:p>
          </table:table-cell>
          <table:table-cell office:value-type="float" office:value="17378238640.3366" calcext:value-type="float">
            <text:p>17,378,238,640</text:p>
          </table:table-cell>
          <table:table-cell office:value-type="float" office:value="22358228684.7323" calcext:value-type="float">
            <text:p>22,358,228,685</text:p>
          </table:table-cell>
          <table:table-cell office:value-type="float" office:value="29653620798.9854" calcext:value-type="float">
            <text:p>29,653,620,799</text:p>
          </table:table-cell>
          <table:table-cell office:value-type="float" office:value="33847883461.868" calcext:value-type="float">
            <text:p>33,847,883,462</text:p>
          </table:table-cell>
          <table:table-cell office:value-type="float" office:value="39525875085.7927" calcext:value-type="float">
            <text:p>39,525,875,086</text:p>
          </table:table-cell>
          <table:table-cell office:value-type="float" office:value="46152400794.2967" calcext:value-type="float">
            <text:p>46,152,400,794</text:p>
          </table:table-cell>
          <table:table-cell office:value-type="float" office:value="52126529439.0401" calcext:value-type="float">
            <text:p>52,126,529,439</text:p>
          </table:table-cell>
          <table:table-cell office:value-type="float" office:value="58057643809.2951" calcext:value-type="float">
            <text:p>58,057,643,809</text:p>
          </table:table-cell>
          <table:table-cell office:value-type="float" office:value="63455414237.9017" calcext:value-type="float">
            <text:p>63,455,414,238</text:p>
          </table:table-cell>
          <table:table-cell office:value-type="float" office:value="67407899774.5005" calcext:value-type="float">
            <text:p>67,407,899,775</text:p>
          </table:table-cell>
          <table:table-cell office:value-type="float" office:value="67778902435.154" calcext:value-type="float">
            <text:p>67,778,902,43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8009945.429515" calcext:value-type="float">
            <text:p>38,009,945</text:p>
          </table:table-cell>
          <table:table-cell office:value-type="float" office:value="41066477.220327" calcext:value-type="float">
            <text:p>41,066,477</text:p>
          </table:table-cell>
          <table:table-cell office:value-type="float" office:value="54568337.83139" calcext:value-type="float">
            <text:p>54,568,338</text:p>
          </table:table-cell>
          <table:table-cell office:value-type="float" office:value="66567750.5777503" calcext:value-type="float">
            <text:p>66,567,751</text:p>
          </table:table-cell>
          <table:table-cell office:value-type="float" office:value="66380250.9841372" calcext:value-type="float">
            <text:p>66,380,251</text:p>
          </table:table-cell>
          <table:table-cell office:value-type="float" office:value="80304268.7273249" calcext:value-type="float">
            <text:p>80,304,269</text:p>
          </table:table-cell>
          <table:table-cell office:value-type="float" office:value="77563534.962328" calcext:value-type="float">
            <text:p>77,563,535</text:p>
          </table:table-cell>
          <table:table-cell office:value-type="float" office:value="81253725.3645739" calcext:value-type="float">
            <text:p>81,253,725</text:p>
          </table:table-cell>
          <table:table-cell office:value-type="float" office:value="99159937.9703971" calcext:value-type="float">
            <text:p>99,159,938</text:p>
          </table:table-cell>
          <table:table-cell office:value-type="float" office:value="130491906.016088" calcext:value-type="float">
            <text:p>130,491,906</text:p>
          </table:table-cell>
          <table:table-cell office:value-type="float" office:value="124108470.019086" calcext:value-type="float">
            <text:p>124,108,470</text:p>
          </table:table-cell>
          <table:table-cell office:value-type="float" office:value="108054072.746082" calcext:value-type="float">
            <text:p>108,054,073</text:p>
          </table:table-cell>
          <table:table-cell office:value-type="float" office:value="107386477.852558" calcext:value-type="float">
            <text:p>107,386,478</text:p>
          </table:table-cell>
          <table:table-cell office:value-type="float" office:value="114552492.326949" calcext:value-type="float">
            <text:p>114,552,492</text:p>
          </table:table-cell>
          <table:table-cell office:value-type="float" office:value="139445966.312192" calcext:value-type="float">
            <text:p>139,445,966</text:p>
          </table:table-cell>
          <table:table-cell office:value-type="float" office:value="132567685.579041" calcext:value-type="float">
            <text:p>132,567,686</text:p>
          </table:table-cell>
          <table:table-cell office:value-type="float" office:value="128759342.414345" calcext:value-type="float">
            <text:p>128,759,342</text:p>
          </table:table-cell>
          <table:table-cell office:value-type="float" office:value="136842570.764457" calcext:value-type="float">
            <text:p>136,842,571</text:p>
          </table:table-cell>
          <table:table-cell office:value-type="float" office:value="161153805.067392" calcext:value-type="float">
            <text:p>161,153,805</text:p>
          </table:table-cell>
          <table:table-cell office:value-type="float" office:value="158020682.275045" calcext:value-type="float">
            <text:p>158,020,682</text:p>
          </table:table-cell>
          <table:table-cell office:value-type="float" office:value="171483936.956081" calcext:value-type="float">
            <text:p>171,483,937</text:p>
          </table:table-cell>
          <table:table-cell office:value-type="float" office:value="204237673.024401" calcext:value-type="float">
            <text:p>204,237,673</text:p>
          </table:table-cell>
          <table:table-cell office:value-type="float" office:value="213043502.694202" calcext:value-type="float">
            <text:p>213,043,503</text:p>
          </table:table-cell>
          <table:table-cell office:value-type="float" office:value="219337072.66085" calcext:value-type="float">
            <text:p>219,337,073</text:p>
          </table:table-cell>
          <table:table-cell office:value-type="float" office:value="240477205.755767" calcext:value-type="float">
            <text:p>240,477,206</text:p>
          </table:table-cell>
          <table:table-cell office:value-type="float" office:value="272633330.720859" calcext:value-type="float">
            <text:p>272,633,331</text:p>
          </table:table-cell>
          <table:table-cell office:value-type="float" office:value="283348297.507888" calcext:value-type="float">
            <text:p>283,348,298</text:p>
          </table:table-cell>
          <table:table-cell office:value-type="float" office:value="285287900.373972" calcext:value-type="float">
            <text:p>285,287,900</text:p>
          </table:table-cell>
          <table:table-cell office:value-type="float" office:value="259835075.326916" calcext:value-type="float">
            <text:p>259,835,075</text:p>
          </table:table-cell>
          <table:table-cell office:value-type="float" office:value="265005464.57486" calcext:value-type="float">
            <text:p>265,005,465</text:p>
          </table:table-cell>
          <table:table-cell office:value-type="float" office:value="264975213.239532" calcext:value-type="float">
            <text:p>264,975,213</text:p>
          </table:table-cell>
          <table:table-cell office:value-type="float" office:value="254959115.71957" calcext:value-type="float">
            <text:p>254,959,116</text:p>
          </table:table-cell>
          <table:table-cell office:value-type="float" office:value="264219503.928447" calcext:value-type="float">
            <text:p>264,219,504</text:p>
          </table:table-cell>
          <table:table-cell office:value-type="float" office:value="314455045.796477" calcext:value-type="float">
            <text:p>314,455,046</text:p>
          </table:table-cell>
          <table:table-cell office:value-type="float" office:value="364996869.129618" calcext:value-type="float">
            <text:p>364,996,869</text:p>
          </table:table-cell>
          <table:table-cell office:value-type="float" office:value="394962431.82425" calcext:value-type="float">
            <text:p>394,962,432</text:p>
          </table:table-cell>
          <table:table-cell office:value-type="float" office:value="439376661.720733" calcext:value-type="float">
            <text:p>439,376,662</text:p>
          </table:table-cell>
          <table:table-cell office:value-type="float" office:value="526428309.945089" calcext:value-type="float">
            <text:p>526,428,310</text:p>
          </table:table-cell>
          <table:table-cell office:value-type="float" office:value="607958816.128157" calcext:value-type="float">
            <text:p>607,958,816</text:p>
          </table:table-cell>
          <table:table-cell office:value-type="float" office:value="610066438.179705" calcext:value-type="float">
            <text:p>610,066,438</text:p>
          </table:table-cell>
          <table:table-cell office:value-type="float" office:value="700804045.16412" calcext:value-type="float">
            <text:p>700,804,045</text:p>
          </table:table-cell>
          <table:table-cell office:value-type="float" office:value="792149995.808612" calcext:value-type="float">
            <text:p>792,149,996</text:p>
          </table:table-cell>
          <table:table-cell office:value-type="float" office:value="781702874.106059" calcext:value-type="float">
            <text:p>781,702,874</text:p>
          </table:table-cell>
          <table:table-cell office:value-type="float" office:value="801787555.861121" calcext:value-type="float">
            <text:p>801,787,556</text:p>
          </table:table-cell>
          <table:table-cell office:value-type="float" office:value="814954586.8173" calcext:value-type="float">
            <text:p>814,954,587</text:p>
          </table:table-cell>
          <table:table-cell office:value-type="float" office:value="766993661.44953" calcext:value-type="float">
            <text:p>766,993,661</text:p>
          </table:table-cell>
          <table:table-cell office:value-type="float" office:value="837519789.813321" calcext:value-type="float">
            <text:p>837,519,79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3830145000" calcext:value-type="float">
            <text:p>13,830,145,000</text:p>
          </table:table-cell>
          <table:table-cell office:value-type="float" office:value="15190164772.7273" calcext:value-type="float">
            <text:p>15,190,164,773</text:p>
          </table:table-cell>
          <table:table-cell office:value-type="float" office:value="16729698139.5349" calcext:value-type="float">
            <text:p>16,729,698,140</text:p>
          </table:table-cell>
          <table:table-cell office:value-type="float" office:value="19926190697.6744" calcext:value-type="float">
            <text:p>19,926,190,698</text:p>
          </table:table-cell>
          <table:table-cell office:value-type="float" office:value="30529754418.6046" calcext:value-type="float">
            <text:p>30,529,754,419</text:p>
          </table:table-cell>
          <table:table-cell office:value-type="float" office:value="32124872325.5814" calcext:value-type="float">
            <text:p>32,124,872,326</text:p>
          </table:table-cell>
          <table:table-cell office:value-type="float" office:value="36750823488.3721" calcext:value-type="float">
            <text:p>36,750,823,488</text:p>
          </table:table-cell>
          <table:table-cell office:value-type="float" office:value="42354954186.0465" calcext:value-type="float">
            <text:p>42,354,954,186</text:p>
          </table:table-cell>
          <table:table-cell office:value-type="float" office:value="45987492790.6977" calcext:value-type="float">
            <text:p>45,987,492,791</text:p>
          </table:table-cell>
          <table:table-cell office:value-type="float" office:value="56508362790.6977" calcext:value-type="float">
            <text:p>56,508,362,791</text:p>
          </table:table-cell>
          <table:table-cell office:value-type="float" office:value="69147442790.6977" calcext:value-type="float">
            <text:p>69,147,442,791</text:p>
          </table:table-cell>
          <table:table-cell office:value-type="float" office:value="77581928604.6512" calcext:value-type="float">
            <text:p>77,581,928,605</text:p>
          </table:table-cell>
          <table:table-cell office:value-type="float" office:value="79230362325.5814" calcext:value-type="float">
            <text:p>79,230,362,326</text:p>
          </table:table-cell>
          <table:table-cell office:value-type="float" office:value="79019275813.9535" calcext:value-type="float">
            <text:p>79,019,275,814</text:p>
          </table:table-cell>
          <table:table-cell office:value-type="float" office:value="57933368266.0332" calcext:value-type="float">
            <text:p>57,933,368,266</text:p>
          </table:table-cell>
          <table:table-cell office:value-type="float" office:value="59963312266.6667" calcext:value-type="float">
            <text:p>59,963,312,267</text:p>
          </table:table-cell>
          <table:table-cell office:value-type="float" office:value="58560798804.1237" calcext:value-type="float">
            <text:p>58,560,798,804</text:p>
          </table:table-cell>
          <table:table-cell office:value-type="float" office:value="46477177517.2414" calcext:value-type="float">
            <text:p>46,477,177,517</text:p>
          </table:table-cell>
          <table:table-cell office:value-type="float" office:value="58280449655.1724" calcext:value-type="float">
            <text:p>58,280,449,655</text:p>
          </table:table-cell>
          <table:table-cell office:value-type="float" office:value="41437562277.2039" calcext:value-type="float">
            <text:p>41,437,562,277</text:p>
          </table:table-cell>
          <table:table-cell office:value-type="float" office:value="47036422264.0839" calcext:value-type="float">
            <text:p>47,036,422,264</text:p>
          </table:table-cell>
          <table:table-cell office:value-type="float" office:value="51726320756.7092" calcext:value-type="float">
            <text:p>51,726,320,757</text:p>
          </table:table-cell>
          <table:table-cell office:value-type="float" office:value="58464413009.9927" calcext:value-type="float">
            <text:p>58,464,413,010</text:p>
          </table:table-cell>
          <table:table-cell office:value-type="float" office:value="58097601867.7185" calcext:value-type="float">
            <text:p>58,097,601,868</text:p>
          </table:table-cell>
          <table:table-cell office:value-type="float" office:value="57163049494.4108" calcext:value-type="float">
            <text:p>57,163,049,494</text:p>
          </table:table-cell>
          <table:table-cell office:value-type="float" office:value="74888970832.6656" calcext:value-type="float">
            <text:p>74,888,970,833</text:p>
          </table:table-cell>
          <table:table-cell office:value-type="float" office:value="68255724660.357" calcext:value-type="float">
            <text:p>68,255,724,660</text:p>
          </table:table-cell>
          <table:table-cell office:value-type="float" office:value="85837778838.9386" calcext:value-type="float">
            <text:p>85,837,778,839</text:p>
          </table:table-cell>
          <table:table-cell office:value-type="float" office:value="91336823522.2499" calcext:value-type="float">
            <text:p>91,336,823,522</text:p>
          </table:table-cell>
          <table:table-cell office:value-type="float" office:value="97972842461.5131" calcext:value-type="float">
            <text:p>97,972,842,462</text:p>
          </table:table-cell>
          <table:table-cell office:value-type="float" office:value="117146477768.518" calcext:value-type="float">
            <text:p>117,146,477,769</text:p>
          </table:table-cell>
          <table:table-cell office:value-type="float" office:value="122911042273.633" calcext:value-type="float">
            <text:p>122,911,042,274</text:p>
          </table:table-cell>
          <table:table-cell office:value-type="float" office:value="92889443989.8359" calcext:value-type="float">
            <text:p>92,889,443,990</text:p>
          </table:table-cell>
          <table:table-cell office:value-type="float" office:value="83529234838.0742" calcext:value-type="float">
            <text:p>83,529,234,838</text:p>
          </table:table-cell>
          <table:table-cell office:value-type="float" office:value="112451357067.325" calcext:value-type="float">
            <text:p>112,451,357,067</text:p>
          </table:table-cell>
          <table:table-cell office:value-type="float" office:value="145513578179.208" calcext:value-type="float">
            <text:p>145,513,578,179</text:p>
          </table:table-cell>
          <table:table-cell office:value-type="float" office:value="183477410340.009" calcext:value-type="float">
            <text:p>183,477,410,340</text:p>
          </table:table-cell>
          <table:table-cell office:value-type="float" office:value="230364229156.963" calcext:value-type="float">
            <text:p>230,364,229,157</text:p>
          </table:table-cell>
          <table:table-cell office:value-type="float" office:value="315600372612.948" calcext:value-type="float">
            <text:p>315,600,372,613</text:p>
          </table:table-cell>
          <table:table-cell office:value-type="float" office:value="329419189566.837" calcext:value-type="float">
            <text:p>329,419,189,567</text:p>
          </table:table-cell>
          <table:table-cell office:value-type="float" office:value="393805672595.65" calcext:value-type="float">
            <text:p>393,805,672,596</text:p>
          </table:table-cell>
          <table:table-cell office:value-type="float" office:value="316482875993.752" calcext:value-type="float">
            <text:p>316,482,875,994</text:p>
          </table:table-cell>
          <table:table-cell office:value-type="float" office:value="381285990721.097" calcext:value-type="float">
            <text:p>381,285,990,721</text:p>
          </table:table-cell>
          <table:table-cell office:value-type="float" office:value="371338321701.63" calcext:value-type="float">
            <text:p>371,338,321,702</text:p>
          </table:table-cell>
          <table:table-cell office:value-type="float" office:value="363281664368.246" calcext:value-type="float">
            <text:p>363,281,664,368</text:p>
          </table:table-cell>
          <table:table-cell office:value-type="float" office:value="344375015181.163" calcext:value-type="float">
            <text:p>344,375,015,181</text:p>
          </table:table-cell>
          <table:table-cell office:value-type="float" office:value="291376437339.589" calcext:value-type="float">
            <text:p>291,376,437,34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775103464" calcext:value-type="float">
            <text:p>2,775,103,464</text:p>
          </table:table-cell>
          <table:table-cell office:value-type="float" office:value="3023991667" calcext:value-type="float">
            <text:p>3,023,991,667</text:p>
          </table:table-cell>
          <table:table-cell office:value-type="float" office:value="3236929352" calcext:value-type="float">
            <text:p>3,236,929,352</text:p>
          </table:table-cell>
          <table:table-cell office:value-type="float" office:value="3350311755" calcext:value-type="float">
            <text:p>3,350,311,755</text:p>
          </table:table-cell>
          <table:table-cell office:value-type="float" office:value="3604730807" calcext:value-type="float">
            <text:p>3,604,730,807</text:p>
          </table:table-cell>
          <table:table-cell office:value-type="float" office:value="3896483090" calcext:value-type="float">
            <text:p>3,896,483,090</text:p>
          </table:table-cell>
          <table:table-cell office:value-type="float" office:value="4540826993" calcext:value-type="float">
            <text:p>4,540,826,993</text:p>
          </table:table-cell>
          <table:table-cell office:value-type="float" office:value="5413318416" calcext:value-type="float">
            <text:p>5,413,318,416</text:p>
          </table:table-cell>
          <table:table-cell office:value-type="float" office:value="6531932617" calcext:value-type="float">
            <text:p>6,531,932,617</text:p>
          </table:table-cell>
          <table:table-cell office:value-type="float" office:value="7140326003" calcext:value-type="float">
            <text:p>7,140,326,003</text:p>
          </table:table-cell>
          <table:table-cell office:value-type="float" office:value="2395583100.39006" calcext:value-type="float">
            <text:p>2,395,583,100</text:p>
          </table:table-cell>
          <table:table-cell office:value-type="float" office:value="1884649558.63271" calcext:value-type="float">
            <text:p>1,884,649,559</text:p>
          </table:table-cell>
          <table:table-cell office:value-type="float" office:value="2190341259.38533" calcext:value-type="float">
            <text:p>2,190,341,259</text:p>
          </table:table-cell>
          <table:table-cell office:value-type="float" office:value="3288742278.283" calcext:value-type="float">
            <text:p>3,288,742,278</text:p>
          </table:table-cell>
          <table:table-cell office:value-type="float" office:value="5068648135.94452" calcext:value-type="float">
            <text:p>5,068,648,136</text:p>
          </table:table-cell>
          <table:table-cell office:value-type="float" office:value="4797100658.5404" calcext:value-type="float">
            <text:p>4,797,100,659</text:p>
          </table:table-cell>
          <table:table-cell office:value-type="float" office:value="5058147409.45494" calcext:value-type="float">
            <text:p>5,058,147,409</text:p>
          </table:table-cell>
          <table:table-cell office:value-type="float" office:value="5319469188.99496" calcext:value-type="float">
            <text:p>5,319,469,189</text:p>
          </table:table-cell>
          <table:table-cell office:value-type="float" office:value="5786496554.62013" calcext:value-type="float">
            <text:p>5,786,496,555</text:p>
          </table:table-cell>
          <table:table-cell office:value-type="float" office:value="6293310938.84641" calcext:value-type="float">
            <text:p>6,293,310,939</text:p>
          </table:table-cell>
          <table:table-cell office:value-type="float" office:value="6471744895.68466" calcext:value-type="float">
            <text:p>6,471,744,896</text:p>
          </table:table-cell>
          <table:table-cell office:value-type="float" office:value="7642396513.73068" calcext:value-type="float">
            <text:p>7,642,396,514</text:p>
          </table:table-cell>
          <table:table-cell office:value-type="float" office:value="9866997752.67191" calcext:value-type="float">
            <text:p>9,866,997,753</text:p>
          </table:table-cell>
          <table:table-cell office:value-type="float" office:value="13180955662.6714" calcext:value-type="float">
            <text:p>13,180,955,663</text:p>
          </table:table-cell>
          <table:table-cell office:value-type="float" office:value="16281180654.771" calcext:value-type="float">
            <text:p>16,281,180,655</text:p>
          </table:table-cell>
          <table:table-cell office:value-type="float" office:value="20736258011.9131" calcext:value-type="float">
            <text:p>20,736,258,012</text:p>
          </table:table-cell>
          <table:table-cell office:value-type="float" office:value="24657506930.2294" calcext:value-type="float">
            <text:p>24,657,506,930</text:p>
          </table:table-cell>
          <table:table-cell office:value-type="float" office:value="26843623395.1498" calcext:value-type="float">
            <text:p>26,843,623,395</text:p>
          </table:table-cell>
          <table:table-cell office:value-type="float" office:value="27209602050.0452" calcext:value-type="float">
            <text:p>27,209,602,050</text:p>
          </table:table-cell>
          <table:table-cell office:value-type="float" office:value="28683727991.0111" calcext:value-type="float">
            <text:p>28,683,727,991</text:p>
          </table:table-cell>
          <table:table-cell office:value-type="float" office:value="31172627975.5078" calcext:value-type="float">
            <text:p>31,172,627,976</text:p>
          </table:table-cell>
          <table:table-cell office:value-type="float" office:value="32685198809.2947" calcext:value-type="float">
            <text:p>32,685,198,809</text:p>
          </table:table-cell>
          <table:table-cell office:value-type="float" office:value="35064105500.8344" calcext:value-type="float">
            <text:p>35,064,105,501</text:p>
          </table:table-cell>
          <table:table-cell office:value-type="float" office:value="39552513231.0668" calcext:value-type="float">
            <text:p>39,552,513,231</text:p>
          </table:table-cell>
          <table:table-cell office:value-type="float" office:value="49494347770.8624" calcext:value-type="float">
            <text:p>49,494,347,771</text:p>
          </table:table-cell>
          <table:table-cell office:value-type="float" office:value="57633255739.4105" calcext:value-type="float">
            <text:p>57,633,255,739</text:p>
          </table:table-cell>
          <table:table-cell office:value-type="float" office:value="66371664817.0436" calcext:value-type="float">
            <text:p>66,371,664,817</text:p>
          </table:table-cell>
          <table:table-cell office:value-type="float" office:value="77414425532.2452" calcext:value-type="float">
            <text:p>77,414,425,532</text:p>
          </table:table-cell>
          <table:table-cell office:value-type="float" office:value="99130304099.1274" calcext:value-type="float">
            <text:p>99,130,304,099</text:p>
          </table:table-cell>
          <table:table-cell office:value-type="float" office:value="106014659563.143" calcext:value-type="float">
            <text:p>106,014,659,563</text:p>
          </table:table-cell>
          <table:table-cell office:value-type="float" office:value="115931749904.86" calcext:value-type="float">
            <text:p>115,931,749,905</text:p>
          </table:table-cell>
          <table:table-cell office:value-type="float" office:value="135539438559.709" calcext:value-type="float">
            <text:p>135,539,438,560</text:p>
          </table:table-cell>
          <table:table-cell office:value-type="float" office:value="155820001920.492" calcext:value-type="float">
            <text:p>155,820,001,920</text:p>
          </table:table-cell>
          <table:table-cell office:value-type="float" office:value="171222025390.026" calcext:value-type="float">
            <text:p>171,222,025,390</text:p>
          </table:table-cell>
          <table:table-cell office:value-type="float" office:value="186204652922.262" calcext:value-type="float">
            <text:p>186,204,652,922</text:p>
          </table:table-cell>
          <table:table-cell office:value-type="float" office:value="193241122948.634" calcext:value-type="float">
            <text:p>193,241,122,949</text:p>
          </table:table-cell>
          <table:table-cell office:value-type="float" office:value="205276171342.862" calcext:value-type="float">
            <text:p>205,276,171,34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Gross Domestic Product (GDP)</text:p>
          </table:table-cell>
          <table:table-cell table:number-columns-repeated="19"/>
          <table:table-cell office:value-type="float" office:value="3262137072.70476" calcext:value-type="float">
            <text:p>3,262,137,073</text:p>
          </table:table-cell>
          <table:table-cell office:value-type="float" office:value="4036181976.8573" calcext:value-type="float">
            <text:p>4,036,181,977</text:p>
          </table:table-cell>
          <table:table-cell office:value-type="float" office:value="4183404717.23024" calcext:value-type="float">
            <text:p>4,183,404,717</text:p>
          </table:table-cell>
          <table:table-cell office:value-type="float" office:value="4488432532.93791" calcext:value-type="float">
            <text:p>4,488,432,533</text:p>
          </table:table-cell>
          <table:table-cell office:value-type="float" office:value="4782199588.62123" calcext:value-type="float">
            <text:p>4,782,199,589</text:p>
          </table:table-cell>
          <table:table-cell office:value-type="float" office:value="4989679959.26278" calcext:value-type="float">
            <text:p>4,989,679,959</text:p>
          </table:table-cell>
          <table:table-cell office:value-type="float" office:value="5935683131.7113" calcext:value-type="float">
            <text:p>5,935,683,132</text:p>
          </table:table-cell>
          <table:table-cell office:value-type="float" office:value="7284603061.70218" calcext:value-type="float">
            <text:p>7,284,603,062</text:p>
          </table:table-cell>
          <table:table-cell office:value-type="float" office:value="7796848613.29792" calcext:value-type="float">
            <text:p>7,796,848,613</text:p>
          </table:table-cell>
          <table:table-cell office:value-type="float" office:value="7250960867.95864" calcext:value-type="float">
            <text:p>7,250,960,868</text:p>
          </table:table-cell>
          <table:table-cell office:value-type="float" office:value="8693539127.22116" calcext:value-type="float">
            <text:p>8,693,539,127</text:p>
          </table:table-cell>
          <table:table-cell office:value-type="float" office:value="10864562835.2568" calcext:value-type="float">
            <text:p>10,864,562,835</text:p>
          </table:table-cell>
          <table:table-cell office:value-type="float" office:value="11240446009.8969" calcext:value-type="float">
            <text:p>11,240,446,010</text:p>
          </table:table-cell>
          <table:table-cell office:value-type="float" office:value="12247088235.9004" calcext:value-type="float">
            <text:p>12,247,088,236</text:p>
          </table:table-cell>
          <table:table-cell office:value-type="float" office:value="13555490520.4099" calcext:value-type="float">
            <text:p>13,555,490,520</text:p>
          </table:table-cell>
          <table:table-cell office:value-type="float" office:value="15616652724.5013" calcext:value-type="float">
            <text:p>15,616,652,725</text:p>
          </table:table-cell>
          <table:table-cell office:value-type="float" office:value="19041162981.9634" calcext:value-type="float">
            <text:p>19,041,162,982</text:p>
          </table:table-cell>
          <table:table-cell office:value-type="float" office:value="22812476327.82" calcext:value-type="float">
            <text:p>22,812,476,328</text:p>
          </table:table-cell>
          <table:table-cell office:value-type="float" office:value="25633674769.2256" calcext:value-type="float">
            <text:p>25,633,674,769</text:p>
          </table:table-cell>
          <table:table-cell office:value-type="float" office:value="30397201234.3155" calcext:value-type="float">
            <text:p>30,397,201,234</text:p>
          </table:table-cell>
          <table:table-cell office:value-type="float" office:value="28124476954.9298" calcext:value-type="float">
            <text:p>28,124,476,955</text:p>
          </table:table-cell>
          <table:table-cell office:value-type="float" office:value="29031038811.731" calcext:value-type="float">
            <text:p>29,031,038,812</text:p>
          </table:table-cell>
          <table:table-cell office:value-type="float" office:value="31078858746.492" calcext:value-type="float">
            <text:p>31,078,858,746</text:p>
          </table:table-cell>
          <table:table-cell office:value-type="float" office:value="32074766834.7453" calcext:value-type="float">
            <text:p>32,074,766,835</text:p>
          </table:table-cell>
          <table:table-cell office:value-type="float" office:value="34755287255.0561" calcext:value-type="float">
            <text:p>34,755,287,255</text:p>
          </table:table-cell>
          <table:table-cell office:value-type="float" office:value="33399193382.5446" calcext:value-type="float">
            <text:p>33,399,193,383</text:p>
          </table:table-cell>
          <table:table-cell office:value-type="float" office:value="26899108494.09" calcext:value-type="float">
            <text:p>26,899,108,494</text:p>
          </table:table-cell>
          <table:table-cell office:value-type="float" office:value="25374086438.0008" calcext:value-type="float">
            <text:p>25,374,086,43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Yemen Arab Republic (Former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398314812.93227" calcext:value-type="float">
            <text:p>398,314,813</text:p>
          </table:table-cell>
          <table:table-cell office:value-type="float" office:value="471487494.965217" calcext:value-type="float">
            <text:p>471,487,495</text:p>
          </table:table-cell>
          <table:table-cell office:value-type="float" office:value="686981115.071851" calcext:value-type="float">
            <text:p>686,981,115</text:p>
          </table:table-cell>
          <table:table-cell office:value-type="float" office:value="624014884.277194" calcext:value-type="float">
            <text:p>624,014,884</text:p>
          </table:table-cell>
          <table:table-cell office:value-type="float" office:value="758013275.858249" calcext:value-type="float">
            <text:p>758,013,276</text:p>
          </table:table-cell>
          <table:table-cell office:value-type="float" office:value="924268791.461826" calcext:value-type="float">
            <text:p>924,268,791</text:p>
          </table:table-cell>
          <table:table-cell office:value-type="float" office:value="1016938173.63825" calcext:value-type="float">
            <text:p>1,016,938,174</text:p>
          </table:table-cell>
          <table:table-cell office:value-type="float" office:value="1172798482.59398" calcext:value-type="float">
            <text:p>1,172,798,483</text:p>
          </table:table-cell>
          <table:table-cell office:value-type="float" office:value="1301008457.15599" calcext:value-type="float">
            <text:p>1,301,008,457</text:p>
          </table:table-cell>
          <table:table-cell office:value-type="float" office:value="1440236315.4948" calcext:value-type="float">
            <text:p>1,440,236,315</text:p>
          </table:table-cell>
          <table:table-cell office:value-type="float" office:value="1620293696.31244" calcext:value-type="float">
            <text:p>1,620,293,696</text:p>
          </table:table-cell>
          <table:table-cell office:value-type="float" office:value="1781308958.54766" calcext:value-type="float">
            <text:p>1,781,308,959</text:p>
          </table:table-cell>
          <table:table-cell office:value-type="float" office:value="2024544917.18001" calcext:value-type="float">
            <text:p>2,024,544,917</text:p>
          </table:table-cell>
          <table:table-cell office:value-type="float" office:value="2119438360.69075" calcext:value-type="float">
            <text:p>2,119,438,361</text:p>
          </table:table-cell>
          <table:table-cell office:value-type="float" office:value="2187029880.28245" calcext:value-type="float">
            <text:p>2,187,029,880</text:p>
          </table:table-cell>
          <table:table-cell office:value-type="float" office:value="2324289799.31311" calcext:value-type="float">
            <text:p>2,324,289,799</text:p>
          </table:table-cell>
          <table:table-cell office:value-type="float" office:value="2441891988.29215" calcext:value-type="float">
            <text:p>2,441,891,988</text:p>
          </table:table-cell>
          <table:table-cell office:value-type="float" office:value="2571049329.11487" calcext:value-type="float">
            <text:p>2,571,049,329</text:p>
          </table:table-cell>
          <table:table-cell office:value-type="float" office:value="2708951119.87525" calcext:value-type="float">
            <text:p>2,708,951,120</text:p>
          </table:table-cell>
          <table:table-cell office:value-type="float" office:value="2871051926.39458" calcext:value-type="float">
            <text:p>2,871,051,926</text:p>
          </table:table-cell>
          <table:table-cell office:value-type="float" office:value="3601774854.65886" calcext:value-type="float">
            <text:p>3,601,774,855</text:p>
          </table:table-cell>
          <table:table-cell table:number-columns-repeated="2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Yemen Democratic (Former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53591227.742045" calcext:value-type="float">
            <text:p>153,591,228</text:p>
          </table:table-cell>
          <table:table-cell office:value-type="float" office:value="141640385.599179" calcext:value-type="float">
            <text:p>141,640,386</text:p>
          </table:table-cell>
          <table:table-cell office:value-type="float" office:value="158511866.771881" calcext:value-type="float">
            <text:p>158,511,867</text:p>
          </table:table-cell>
          <table:table-cell office:value-type="float" office:value="129732841.19254" calcext:value-type="float">
            <text:p>129,732,841</text:p>
          </table:table-cell>
          <table:table-cell office:value-type="float" office:value="137848423.370086" calcext:value-type="float">
            <text:p>137,848,423</text:p>
          </table:table-cell>
          <table:table-cell office:value-type="float" office:value="140384325.293901" calcext:value-type="float">
            <text:p>140,384,325</text:p>
          </table:table-cell>
          <table:table-cell office:value-type="float" office:value="182414765.903969" calcext:value-type="float">
            <text:p>182,414,766</text:p>
          </table:table-cell>
          <table:table-cell office:value-type="float" office:value="224670558.624452" calcext:value-type="float">
            <text:p>224,670,559</text:p>
          </table:table-cell>
          <table:table-cell office:value-type="float" office:value="271074237.595149" calcext:value-type="float">
            <text:p>271,074,238</text:p>
          </table:table-cell>
          <table:table-cell office:value-type="float" office:value="291807748.107364" calcext:value-type="float">
            <text:p>291,807,748</text:p>
          </table:table-cell>
          <table:table-cell office:value-type="float" office:value="355349104.166227" calcext:value-type="float">
            <text:p>355,349,104</text:p>
          </table:table-cell>
          <table:table-cell office:value-type="float" office:value="407919141.830017" calcext:value-type="float">
            <text:p>407,919,142</text:p>
          </table:table-cell>
          <table:table-cell office:value-type="float" office:value="486831584.858745" calcext:value-type="float">
            <text:p>486,831,585</text:p>
          </table:table-cell>
          <table:table-cell office:value-type="float" office:value="513189977.512204" calcext:value-type="float">
            <text:p>513,189,978</text:p>
          </table:table-cell>
          <table:table-cell office:value-type="float" office:value="547527876.077099" calcext:value-type="float">
            <text:p>547,527,876</text:p>
          </table:table-cell>
          <table:table-cell office:value-type="float" office:value="533552673.692465" calcext:value-type="float">
            <text:p>533,552,674</text:p>
          </table:table-cell>
          <table:table-cell office:value-type="float" office:value="463909399.375548" calcext:value-type="float">
            <text:p>463,909,399</text:p>
          </table:table-cell>
          <table:table-cell office:value-type="float" office:value="478091362.538056" calcext:value-type="float">
            <text:p>478,091,363</text:p>
          </table:table-cell>
          <table:table-cell office:value-type="float" office:value="503016252.569625" calcext:value-type="float">
            <text:p>503,016,253</text:p>
          </table:table-cell>
          <table:table-cell office:value-type="float" office:value="579244400.237752" calcext:value-type="float">
            <text:p>579,244,400</text:p>
          </table:table-cell>
          <table:table-cell office:value-type="float" office:value="698607563.935949" calcext:value-type="float">
            <text:p>698,607,564</text:p>
          </table:table-cell>
          <table:table-cell table:number-columns-repeated="2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Yugoslavia (Former)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4553599985.4464" calcext:value-type="float">
            <text:p>14,553,599,985</text:p>
          </table:table-cell>
          <table:table-cell office:value-type="float" office:value="15801743320.9768" calcext:value-type="float">
            <text:p>15,801,743,321</text:p>
          </table:table-cell>
          <table:table-cell office:value-type="float" office:value="16484705882.3529" calcext:value-type="float">
            <text:p>16,484,705,882</text:p>
          </table:table-cell>
          <table:table-cell office:value-type="float" office:value="21471934325.8459" calcext:value-type="float">
            <text:p>21,471,934,326</text:p>
          </table:table-cell>
          <table:table-cell office:value-type="float" office:value="29706205814.5958" calcext:value-type="float">
            <text:p>29,706,205,815</text:p>
          </table:table-cell>
          <table:table-cell office:value-type="float" office:value="33279200500.9669" calcext:value-type="float">
            <text:p>33,279,200,501</text:p>
          </table:table-cell>
          <table:table-cell office:value-type="float" office:value="37562748992.3521" calcext:value-type="float">
            <text:p>37,562,748,992</text:p>
          </table:table-cell>
          <table:table-cell office:value-type="float" office:value="45672886338.6859" calcext:value-type="float">
            <text:p>45,672,886,339</text:p>
          </table:table-cell>
          <table:table-cell office:value-type="float" office:value="54338002854.628" calcext:value-type="float">
            <text:p>54,338,002,855</text:p>
          </table:table-cell>
          <table:table-cell office:value-type="float" office:value="68198420579.124" calcext:value-type="float">
            <text:p>68,198,420,579</text:p>
          </table:table-cell>
          <table:table-cell office:value-type="float" office:value="69958906197.3501" calcext:value-type="float">
            <text:p>69,958,906,197</text:p>
          </table:table-cell>
          <table:table-cell office:value-type="float" office:value="68930426101.3" calcext:value-type="float">
            <text:p>68,930,426,101</text:p>
          </table:table-cell>
          <table:table-cell office:value-type="float" office:value="62827496930.5899" calcext:value-type="float">
            <text:p>62,827,496,931</text:p>
          </table:table-cell>
          <table:table-cell office:value-type="float" office:value="64392846925.9947" calcext:value-type="float">
            <text:p>64,392,846,926</text:p>
          </table:table-cell>
          <table:table-cell office:value-type="float" office:value="68994733815.5594" calcext:value-type="float">
            <text:p>68,994,733,816</text:p>
          </table:table-cell>
          <table:table-cell office:value-type="float" office:value="73311647123.5291" calcext:value-type="float">
            <text:p>73,311,647,124</text:p>
          </table:table-cell>
          <table:table-cell office:value-type="float" office:value="79370656172.2588" calcext:value-type="float">
            <text:p>79,370,656,172</text:p>
          </table:table-cell>
          <table:table-cell office:value-type="float" office:value="84555917785.3353" calcext:value-type="float">
            <text:p>84,555,917,785</text:p>
          </table:table-cell>
          <table:table-cell office:value-type="float" office:value="87612095537.8337" calcext:value-type="float">
            <text:p>87,612,095,538</text:p>
          </table:table-cell>
          <table:table-cell office:value-type="float" office:value="94180510533.5141" calcext:value-type="float">
            <text:p>94,180,510,534</text:p>
          </table:table-cell>
          <table:table-cell office:value-type="float" office:value="87994355098.2511" calcext:value-type="float">
            <text:p>87,994,355,098</text:p>
          </table:table-cell>
          <table:table-cell table:number-columns-repeated="2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1544192382.94072" calcext:value-type="float">
            <text:p>1,544,192,383</text:p>
          </table:table-cell>
          <table:table-cell office:value-type="float" office:value="1574164972.80474" calcext:value-type="float">
            <text:p>1,574,164,973</text:p>
          </table:table-cell>
          <table:table-cell office:value-type="float" office:value="1851647204.29172" calcext:value-type="float">
            <text:p>1,851,647,204</text:p>
          </table:table-cell>
          <table:table-cell office:value-type="float" office:value="2349834204.67584" calcext:value-type="float">
            <text:p>2,349,834,205</text:p>
          </table:table-cell>
          <table:table-cell office:value-type="float" office:value="2894548228.16422" calcext:value-type="float">
            <text:p>2,894,548,228</text:p>
          </table:table-cell>
          <table:table-cell office:value-type="float" office:value="2658265319.29346" calcext:value-type="float">
            <text:p>2,658,265,319</text:p>
          </table:table-cell>
          <table:table-cell office:value-type="float" office:value="2813702551.58374" calcext:value-type="float">
            <text:p>2,813,702,552</text:p>
          </table:table-cell>
          <table:table-cell office:value-type="float" office:value="2767425574.08931" calcext:value-type="float">
            <text:p>2,767,425,574</text:p>
          </table:table-cell>
          <table:table-cell office:value-type="float" office:value="3098138218.15154" calcext:value-type="float">
            <text:p>3,098,138,218</text:p>
          </table:table-cell>
          <table:table-cell office:value-type="float" office:value="3827221008.40336" calcext:value-type="float">
            <text:p>3,827,221,008</text:p>
          </table:table-cell>
          <table:table-cell office:value-type="float" office:value="4314873626.37362" calcext:value-type="float">
            <text:p>4,314,873,626</text:p>
          </table:table-cell>
          <table:table-cell office:value-type="float" office:value="4016122280.78582" calcext:value-type="float">
            <text:p>4,016,122,281</text:p>
          </table:table-cell>
          <table:table-cell office:value-type="float" office:value="4275405652.75909" calcext:value-type="float">
            <text:p>4,275,405,653</text:p>
          </table:table-cell>
          <table:table-cell office:value-type="float" office:value="3992301826.8467" calcext:value-type="float">
            <text:p>3,992,301,827</text:p>
          </table:table-cell>
          <table:table-cell office:value-type="float" office:value="3194055408.03163" calcext:value-type="float">
            <text:p>3,194,055,408</text:p>
          </table:table-cell>
          <table:table-cell office:value-type="float" office:value="2772255857.59153" calcext:value-type="float">
            <text:p>2,772,255,858</text:p>
          </table:table-cell>
          <table:table-cell office:value-type="float" office:value="2105408104.90948" calcext:value-type="float">
            <text:p>2,105,408,105</text:p>
          </table:table-cell>
          <table:table-cell office:value-type="float" office:value="2108490541.75782" calcext:value-type="float">
            <text:p>2,108,490,542</text:p>
          </table:table-cell>
          <table:table-cell office:value-type="float" office:value="3470831506.07456" calcext:value-type="float">
            <text:p>3,470,831,506</text:p>
          </table:table-cell>
          <table:table-cell office:value-type="float" office:value="3955741798.52303" calcext:value-type="float">
            <text:p>3,955,741,799</text:p>
          </table:table-cell>
          <table:table-cell office:value-type="float" office:value="3794810422.77849" calcext:value-type="float">
            <text:p>3,794,810,423</text:p>
          </table:table-cell>
          <table:table-cell office:value-type="float" office:value="3376806697.1218" calcext:value-type="float">
            <text:p>3,376,806,697</text:p>
          </table:table-cell>
          <table:table-cell office:value-type="float" office:value="3307307864.53698" calcext:value-type="float">
            <text:p>3,307,307,865</text:p>
          </table:table-cell>
          <table:table-cell office:value-type="float" office:value="3273507753.87841" calcext:value-type="float">
            <text:p>3,273,507,754</text:p>
          </table:table-cell>
          <table:table-cell office:value-type="float" office:value="3656867990.27005" calcext:value-type="float">
            <text:p>3,656,867,990</text:p>
          </table:table-cell>
          <table:table-cell office:value-type="float" office:value="3806998070.2893" calcext:value-type="float">
            <text:p>3,806,998,070</text:p>
          </table:table-cell>
          <table:table-cell office:value-type="float" office:value="3597234870.43629" calcext:value-type="float">
            <text:p>3,597,234,870</text:p>
          </table:table-cell>
          <table:table-cell office:value-type="float" office:value="4303317427.38195" calcext:value-type="float">
            <text:p>4,303,317,427</text:p>
          </table:table-cell>
          <table:table-cell office:value-type="float" office:value="3537731099.31917" calcext:value-type="float">
            <text:p>3,537,731,099</text:p>
          </table:table-cell>
          <table:table-cell office:value-type="float" office:value="3404285909.20717" calcext:value-type="float">
            <text:p>3,404,285,909</text:p>
          </table:table-cell>
          <table:table-cell office:value-type="float" office:value="3600630375.51704" calcext:value-type="float">
            <text:p>3,600,630,376</text:p>
          </table:table-cell>
          <table:table-cell office:value-type="float" office:value="4094451990.96633" calcext:value-type="float">
            <text:p>4,094,451,991</text:p>
          </table:table-cell>
          <table:table-cell office:value-type="float" office:value="4193839169.09831" calcext:value-type="float">
            <text:p>4,193,839,169</text:p>
          </table:table-cell>
          <table:table-cell office:value-type="float" office:value="4901869723.08776" calcext:value-type="float">
            <text:p>4,901,869,723</text:p>
          </table:table-cell>
          <table:table-cell office:value-type="float" office:value="6221109722.25483" calcext:value-type="float">
            <text:p>6,221,109,722</text:p>
          </table:table-cell>
          <table:table-cell office:value-type="float" office:value="8331863979.88844" calcext:value-type="float">
            <text:p>8,331,863,980</text:p>
          </table:table-cell>
          <table:table-cell office:value-type="float" office:value="12756947254.1147" calcext:value-type="float">
            <text:p>12,756,947,254</text:p>
          </table:table-cell>
          <table:table-cell office:value-type="float" office:value="14056884797.0503" calcext:value-type="float">
            <text:p>14,056,884,797</text:p>
          </table:table-cell>
          <table:table-cell office:value-type="float" office:value="17911045754.2352" calcext:value-type="float">
            <text:p>17,911,045,754</text:p>
          </table:table-cell>
          <table:table-cell office:value-type="float" office:value="15328304688.0895" calcext:value-type="float">
            <text:p>15,328,304,688</text:p>
          </table:table-cell>
          <table:table-cell office:value-type="float" office:value="20265400494.7482" calcext:value-type="float">
            <text:p>20,265,400,495</text:p>
          </table:table-cell>
          <table:table-cell office:value-type="float" office:value="23460264699.7779" calcext:value-type="float">
            <text:p>23,460,264,700</text:p>
          </table:table-cell>
          <table:table-cell office:value-type="float" office:value="25503605231.7677" calcext:value-type="float">
            <text:p>25,503,605,232</text:p>
          </table:table-cell>
          <table:table-cell office:value-type="float" office:value="28045527657.3549" calcext:value-type="float">
            <text:p>28,045,527,657</text:p>
          </table:table-cell>
          <table:table-cell office:value-type="float" office:value="27150575161.5646" calcext:value-type="float">
            <text:p>27,150,575,162</text:p>
          </table:table-cell>
          <table:table-cell office:value-type="float" office:value="21243459004.7013" calcext:value-type="float">
            <text:p>21,243,459,005</text:p>
          </table:table-cell>
          <table:table-cell office:value-type="float" office:value="21063063976.9489" calcext:value-type="float">
            <text:p>21,063,063,97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Zanzibar</text:p>
          </table:table-cell>
          <table:table-cell office:value-type="string" calcext:value-type="string">
            <text:p>Gross Domestic Product (GDP)</text:p>
          </table:table-cell>
          <table:table-cell table:number-columns-repeated="20"/>
          <table:table-cell office:value-type="float" office:value="136679752.722189" calcext:value-type="float">
            <text:p>136,679,753</text:p>
          </table:table-cell>
          <table:table-cell office:value-type="float" office:value="154481297.402286" calcext:value-type="float">
            <text:p>154,481,297</text:p>
          </table:table-cell>
          <table:table-cell office:value-type="float" office:value="154486568.547433" calcext:value-type="float">
            <text:p>154,486,569</text:p>
          </table:table-cell>
          <table:table-cell office:value-type="float" office:value="150381591.655621" calcext:value-type="float">
            <text:p>150,381,592</text:p>
          </table:table-cell>
          <table:table-cell office:value-type="float" office:value="152488689.120336" calcext:value-type="float">
            <text:p>152,488,689</text:p>
          </table:table-cell>
          <table:table-cell office:value-type="float" office:value="185901730.964493" calcext:value-type="float">
            <text:p>185,901,731</text:p>
          </table:table-cell>
          <table:table-cell office:value-type="float" office:value="240363576.969763" calcext:value-type="float">
            <text:p>240,363,577</text:p>
          </table:table-cell>
          <table:table-cell office:value-type="float" office:value="278641016.316178" calcext:value-type="float">
            <text:p>278,641,016</text:p>
          </table:table-cell>
          <table:table-cell office:value-type="float" office:value="280597559.779462" calcext:value-type="float">
            <text:p>280,597,560</text:p>
          </table:table-cell>
          <table:table-cell office:value-type="float" office:value="278755659.839392" calcext:value-type="float">
            <text:p>278,755,660</text:p>
          </table:table-cell>
          <table:table-cell office:value-type="float" office:value="297788483.289294" calcext:value-type="float">
            <text:p>297,788,483</text:p>
          </table:table-cell>
          <table:table-cell office:value-type="float" office:value="317446919.567098" calcext:value-type="float">
            <text:p>317,446,920</text:p>
          </table:table-cell>
          <table:table-cell office:value-type="float" office:value="331289043.350176" calcext:value-type="float">
            <text:p>331,289,043</text:p>
          </table:table-cell>
          <table:table-cell office:value-type="float" office:value="345333302.086315" calcext:value-type="float">
            <text:p>345,333,302</text:p>
          </table:table-cell>
          <table:table-cell office:value-type="float" office:value="395453680.244543" calcext:value-type="float">
            <text:p>395,453,680</text:p>
          </table:table-cell>
          <table:table-cell office:value-type="float" office:value="437575646.152129" calcext:value-type="float">
            <text:p>437,575,646</text:p>
          </table:table-cell>
          <table:table-cell office:value-type="float" office:value="509643859.815106" calcext:value-type="float">
            <text:p>509,643,860</text:p>
          </table:table-cell>
          <table:table-cell office:value-type="float" office:value="590183991.716217" calcext:value-type="float">
            <text:p>590,183,992</text:p>
          </table:table-cell>
          <table:table-cell office:value-type="float" office:value="711501613.624907" calcext:value-type="float">
            <text:p>711,501,614</text:p>
          </table:table-cell>
          <table:table-cell office:value-type="float" office:value="711499218.959796" calcext:value-type="float">
            <text:p>711,499,219</text:p>
          </table:table-cell>
          <table:table-cell office:value-type="float" office:value="745633094.958653" calcext:value-type="float">
            <text:p>745,633,095</text:p>
          </table:table-cell>
          <table:table-cell office:value-type="float" office:value="855019481.610535" calcext:value-type="float">
            <text:p>855,019,482</text:p>
          </table:table-cell>
          <table:table-cell office:value-type="float" office:value="988779054.897119" calcext:value-type="float">
            <text:p>988,779,055</text:p>
          </table:table-cell>
          <table:table-cell office:value-type="float" office:value="1155904007.3334" calcext:value-type="float">
            <text:p>1,155,904,007</text:p>
          </table:table-cell>
          <table:table-cell office:value-type="float" office:value="1291084749.49722" calcext:value-type="float">
            <text:p>1,291,084,749</text:p>
          </table:table-cell>
          <table:table-cell office:value-type="float" office:value="1159754540.23652" calcext:value-type="float">
            <text:p>1,159,754,540</text:p>
          </table:table-cell>
          <table:table-cell office:value-type="float" office:value="1207293515.34386" calcext:value-type="float">
            <text:p>1,207,293,5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Gross Domestic Product (GDP)</text:p>
          </table:table-cell>
          <table:table-cell office:value-type="float" office:value="2022508268" calcext:value-type="float">
            <text:p>2,022,508,268</text:p>
          </table:table-cell>
          <table:table-cell office:value-type="float" office:value="2338633665" calcext:value-type="float">
            <text:p>2,338,633,665</text:p>
          </table:table-cell>
          <table:table-cell office:value-type="float" office:value="2888075680" calcext:value-type="float">
            <text:p>2,888,075,680</text:p>
          </table:table-cell>
          <table:table-cell office:value-type="float" office:value="3552264735" calcext:value-type="float">
            <text:p>3,552,264,735</text:p>
          </table:table-cell>
          <table:table-cell office:value-type="float" office:value="4274456487" calcext:value-type="float">
            <text:p>4,274,456,487</text:p>
          </table:table-cell>
          <table:table-cell office:value-type="float" office:value="4692159286" calcext:value-type="float">
            <text:p>4,692,159,286</text:p>
          </table:table-cell>
          <table:table-cell office:value-type="float" office:value="4637294993" calcext:value-type="float">
            <text:p>4,637,294,993</text:p>
          </table:table-cell>
          <table:table-cell office:value-type="float" office:value="4683462732" calcext:value-type="float">
            <text:p>4,683,462,732</text:p>
          </table:table-cell>
          <table:table-cell office:value-type="float" office:value="4685667406" calcext:value-type="float">
            <text:p>4,685,667,406</text:p>
          </table:table-cell>
          <table:table-cell office:value-type="float" office:value="5558591590" calcext:value-type="float">
            <text:p>5,558,591,590</text:p>
          </table:table-cell>
          <table:table-cell office:value-type="float" office:value="7147652745" calcext:value-type="float">
            <text:p>7,147,652,745</text:p>
          </table:table-cell>
          <table:table-cell office:value-type="float" office:value="8599417215" calcext:value-type="float">
            <text:p>8,599,417,215</text:p>
          </table:table-cell>
          <table:table-cell office:value-type="float" office:value="9166515154" calcext:value-type="float">
            <text:p>9,166,515,154</text:p>
          </table:table-cell>
          <table:table-cell office:value-type="float" office:value="8333928987" calcext:value-type="float">
            <text:p>8,333,928,987</text:p>
          </table:table-cell>
          <table:table-cell office:value-type="float" office:value="6818383918" calcext:value-type="float">
            <text:p>6,818,383,918</text:p>
          </table:table-cell>
          <table:table-cell office:value-type="float" office:value="7547808636" calcext:value-type="float">
            <text:p>7,547,808,636</text:p>
          </table:table-cell>
          <table:table-cell office:value-type="float" office:value="8323685043" calcext:value-type="float">
            <text:p>8,323,685,043</text:p>
          </table:table-cell>
          <table:table-cell office:value-type="float" office:value="9024830893" calcext:value-type="float">
            <text:p>9,024,830,893</text:p>
          </table:table-cell>
          <table:table-cell office:value-type="float" office:value="10461540564" calcext:value-type="float">
            <text:p>10,461,540,564</text:p>
          </table:table-cell>
          <table:table-cell office:value-type="float" office:value="11063309169" calcext:value-type="float">
            <text:p>11,063,309,169</text:p>
          </table:table-cell>
          <table:table-cell office:value-type="float" office:value="11737754241" calcext:value-type="float">
            <text:p>11,737,754,241</text:p>
          </table:table-cell>
          <table:table-cell office:value-type="float" office:value="10952078269" calcext:value-type="float">
            <text:p>10,952,078,269</text:p>
          </table:table-cell>
          <table:table-cell office:value-type="float" office:value="9031463630" calcext:value-type="float">
            <text:p>9,031,463,630</text:p>
          </table:table-cell>
          <table:table-cell office:value-type="float" office:value="8773058453" calcext:value-type="float">
            <text:p>8,773,058,453</text:p>
          </table:table-cell>
          <table:table-cell office:value-type="float" office:value="9224030543" calcext:value-type="float">
            <text:p>9,224,030,543</text:p>
          </table:table-cell>
          <table:table-cell office:value-type="float" office:value="9576463535" calcext:value-type="float">
            <text:p>9,576,463,535</text:p>
          </table:table-cell>
          <table:table-cell office:value-type="float" office:value="11656610461" calcext:value-type="float">
            <text:p>11,656,610,461</text:p>
          </table:table-cell>
          <table:table-cell office:value-type="float" office:value="11992240001" calcext:value-type="float">
            <text:p>11,992,240,001</text:p>
          </table:table-cell>
          <table:table-cell office:value-type="float" office:value="8401377596" calcext:value-type="float">
            <text:p>8,401,377,596</text:p>
          </table:table-cell>
          <table:table-cell office:value-type="float" office:value="7985300000" calcext:value-type="float">
            <text:p>7,985,300,000</text:p>
          </table:table-cell>
          <table:table-cell office:value-type="float" office:value="7548600000" calcext:value-type="float">
            <text:p>7,548,600,000</text:p>
          </table:table-cell>
          <table:table-cell office:value-type="float" office:value="7495500000" calcext:value-type="float">
            <text:p>7,495,500,000</text:p>
          </table:table-cell>
          <table:table-cell office:value-type="float" office:value="7111400000" calcext:value-type="float">
            <text:p>7,111,400,000</text:p>
          </table:table-cell>
          <table:table-cell office:value-type="float" office:value="6705400000" calcext:value-type="float">
            <text:p>6,705,400,000</text:p>
          </table:table-cell>
          <table:table-cell office:value-type="float" office:value="6419600000" calcext:value-type="float">
            <text:p>6,419,600,000</text:p>
          </table:table-cell>
          <table:table-cell office:value-type="float" office:value="6222900000" calcext:value-type="float">
            <text:p>6,222,900,000</text:p>
          </table:table-cell>
          <table:table-cell office:value-type="float" office:value="6101600000" calcext:value-type="float">
            <text:p>6,101,600,000</text:p>
          </table:table-cell>
          <table:table-cell office:value-type="float" office:value="6023200000" calcext:value-type="float">
            <text:p>6,023,200,000</text:p>
          </table:table-cell>
          <table:table-cell office:value-type="float" office:value="5495000000" calcext:value-type="float">
            <text:p>5,495,000,000</text:p>
          </table:table-cell>
          <table:table-cell office:value-type="float" office:value="8366794017" calcext:value-type="float">
            <text:p>8,366,794,017</text:p>
          </table:table-cell>
          <table:table-cell office:value-type="float" office:value="10052045231" calcext:value-type="float">
            <text:p>10,052,045,231</text:p>
          </table:table-cell>
          <table:table-cell office:value-type="float" office:value="12071733548" calcext:value-type="float">
            <text:p>12,071,733,548</text:p>
          </table:table-cell>
          <table:table-cell office:value-type="float" office:value="14058378310" calcext:value-type="float">
            <text:p>14,058,378,310</text:p>
          </table:table-cell>
          <table:table-cell office:value-type="float" office:value="15223528936" calcext:value-type="float">
            <text:p>15,223,528,936</text:p>
          </table:table-cell>
          <table:table-cell office:value-type="float" office:value="15834069867" calcext:value-type="float">
            <text:p>15,834,069,867</text:p>
          </table:table-cell>
          <table:table-cell office:value-type="float" office:value="16072380218" calcext:value-type="float">
            <text:p>16,072,380,218</text:p>
          </table:table-cell>
          <table:table-cell office:value-type="float" office:value="16123763648" calcext:value-type="float">
            <text:p>16,123,763,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3:44:19.166076371</meta:creation-date>
    <dc:date>2019-01-03T23:44:59.254644558</dc:date>
    <meta:editing-duration>PT40S</meta:editing-duration>
    <meta:editing-cycles>1</meta:editing-cycles>
    <meta:document-statistic meta:table-count="1" meta:cell-count="10112" meta:object-count="0"/>
    <meta:generator>LibreOffice/5.1.6.2$Linux_X86_64 LibreOffice_project/10m0$Build-2</meta:generator>
  </office:meta>
</office:document-meta>
</file>